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56104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45000" table:formula="of:=COM.MICROSOFT.SEQUENCE(100;100;45000;1)" table:number-matrix-columns-spanned="100" table:number-matrix-rows-spanned="100" table:style-name="ce1">
            <text:p>45000</text:p>
          </table:table-cell>
          <table:table-cell office:value-type="float" office:value="45001" table:style-name="ce1">
            <text:p>45001</text:p>
          </table:table-cell>
          <table:table-cell office:value-type="float" office:value="45002" table:style-name="ce1">
            <text:p>45002</text:p>
          </table:table-cell>
          <table:table-cell office:value-type="float" office:value="45003" table:style-name="ce1">
            <text:p>45003</text:p>
          </table:table-cell>
          <table:table-cell office:value-type="float" office:value="45004" table:style-name="ce1">
            <text:p>45004</text:p>
          </table:table-cell>
          <table:table-cell office:value-type="float" office:value="45005" table:style-name="ce1">
            <text:p>45005</text:p>
          </table:table-cell>
          <table:table-cell office:value-type="float" office:value="45006" table:style-name="ce1">
            <text:p>45006</text:p>
          </table:table-cell>
          <table:table-cell office:value-type="float" office:value="45007" table:style-name="ce1">
            <text:p>45007</text:p>
          </table:table-cell>
          <table:table-cell office:value-type="float" office:value="45008" table:style-name="ce1">
            <text:p>45008</text:p>
          </table:table-cell>
          <table:table-cell office:value-type="float" office:value="45009" table:style-name="ce1">
            <text:p>45009</text:p>
          </table:table-cell>
          <table:table-cell office:value-type="float" office:value="45010" table:style-name="ce1">
            <text:p>45010</text:p>
          </table:table-cell>
          <table:table-cell office:value-type="float" office:value="45011" table:style-name="ce1">
            <text:p>45011</text:p>
          </table:table-cell>
          <table:table-cell office:value-type="float" office:value="45012" table:style-name="ce1">
            <text:p>45012</text:p>
          </table:table-cell>
          <table:table-cell office:value-type="float" office:value="45013" table:style-name="ce1">
            <text:p>45013</text:p>
          </table:table-cell>
          <table:table-cell office:value-type="float" office:value="45014" table:style-name="ce1">
            <text:p>45014</text:p>
          </table:table-cell>
          <table:table-cell office:value-type="float" office:value="45015" table:style-name="ce1">
            <text:p>45015</text:p>
          </table:table-cell>
          <table:table-cell office:value-type="float" office:value="45016" table:style-name="ce1">
            <text:p>45016</text:p>
          </table:table-cell>
          <table:table-cell office:value-type="float" office:value="45017" table:style-name="ce1">
            <text:p>45017</text:p>
          </table:table-cell>
          <table:table-cell office:value-type="float" office:value="45018" table:style-name="ce1">
            <text:p>45018</text:p>
          </table:table-cell>
          <table:table-cell office:value-type="float" office:value="45019" table:style-name="ce1">
            <text:p>45019</text:p>
          </table:table-cell>
          <table:table-cell office:value-type="float" office:value="45020" table:style-name="ce1">
            <text:p>45020</text:p>
          </table:table-cell>
          <table:table-cell office:value-type="float" office:value="45021" table:style-name="ce1">
            <text:p>45021</text:p>
          </table:table-cell>
          <table:table-cell office:value-type="float" office:value="45022" table:style-name="ce1">
            <text:p>45022</text:p>
          </table:table-cell>
          <table:table-cell office:value-type="float" office:value="45023" table:style-name="ce1">
            <text:p>45023</text:p>
          </table:table-cell>
          <table:table-cell office:value-type="float" office:value="45024" table:style-name="ce1">
            <text:p>45024</text:p>
          </table:table-cell>
          <table:table-cell office:value-type="float" office:value="45025" table:style-name="ce1">
            <text:p>45025</text:p>
          </table:table-cell>
          <table:table-cell office:value-type="float" office:value="45026" table:style-name="ce1">
            <text:p>45026</text:p>
          </table:table-cell>
          <table:table-cell office:value-type="float" office:value="45027" table:style-name="ce1">
            <text:p>45027</text:p>
          </table:table-cell>
          <table:table-cell office:value-type="float" office:value="45028" table:style-name="ce1">
            <text:p>45028</text:p>
          </table:table-cell>
          <table:table-cell office:value-type="float" office:value="45029" table:style-name="ce1">
            <text:p>45029</text:p>
          </table:table-cell>
          <table:table-cell office:value-type="float" office:value="45030" table:style-name="ce1">
            <text:p>45030</text:p>
          </table:table-cell>
          <table:table-cell office:value-type="float" office:value="45031" table:style-name="ce1">
            <text:p>45031</text:p>
          </table:table-cell>
          <table:table-cell office:value-type="float" office:value="45032" table:style-name="ce1">
            <text:p>45032</text:p>
          </table:table-cell>
          <table:table-cell office:value-type="float" office:value="45033" table:style-name="ce1">
            <text:p>45033</text:p>
          </table:table-cell>
          <table:table-cell office:value-type="float" office:value="45034" table:style-name="ce1">
            <text:p>45034</text:p>
          </table:table-cell>
          <table:table-cell office:value-type="float" office:value="45035" table:style-name="ce1">
            <text:p>45035</text:p>
          </table:table-cell>
          <table:table-cell office:value-type="float" office:value="45036" table:style-name="ce1">
            <text:p>45036</text:p>
          </table:table-cell>
          <table:table-cell office:value-type="float" office:value="45037" table:style-name="ce1">
            <text:p>45037</text:p>
          </table:table-cell>
          <table:table-cell office:value-type="float" office:value="45038" table:style-name="ce1">
            <text:p>45038</text:p>
          </table:table-cell>
          <table:table-cell office:value-type="float" office:value="45039" table:style-name="ce1">
            <text:p>45039</text:p>
          </table:table-cell>
          <table:table-cell office:value-type="float" office:value="45040" table:style-name="ce1">
            <text:p>45040</text:p>
          </table:table-cell>
          <table:table-cell office:value-type="float" office:value="45041" table:style-name="ce1">
            <text:p>45041</text:p>
          </table:table-cell>
          <table:table-cell office:value-type="float" office:value="45042" table:style-name="ce1">
            <text:p>45042</text:p>
          </table:table-cell>
          <table:table-cell office:value-type="float" office:value="45043" table:style-name="ce1">
            <text:p>45043</text:p>
          </table:table-cell>
          <table:table-cell office:value-type="float" office:value="45044" table:style-name="ce1">
            <text:p>45044</text:p>
          </table:table-cell>
          <table:table-cell office:value-type="float" office:value="45045" table:style-name="ce1">
            <text:p>45045</text:p>
          </table:table-cell>
          <table:table-cell office:value-type="float" office:value="45046" table:style-name="ce1">
            <text:p>45046</text:p>
          </table:table-cell>
          <table:table-cell office:value-type="float" office:value="45047" table:style-name="ce1">
            <text:p>45047</text:p>
          </table:table-cell>
          <table:table-cell office:value-type="float" office:value="45048" table:style-name="ce1">
            <text:p>45048</text:p>
          </table:table-cell>
          <table:table-cell office:value-type="float" office:value="45049" table:style-name="ce1">
            <text:p>45049</text:p>
          </table:table-cell>
          <table:table-cell office:value-type="float" office:value="45050" table:style-name="ce1">
            <text:p>45050</text:p>
          </table:table-cell>
          <table:table-cell office:value-type="float" office:value="45051" table:style-name="ce1">
            <text:p>45051</text:p>
          </table:table-cell>
          <table:table-cell office:value-type="float" office:value="45052" table:style-name="ce1">
            <text:p>45052</text:p>
          </table:table-cell>
          <table:table-cell office:value-type="float" office:value="45053" table:style-name="ce1">
            <text:p>45053</text:p>
          </table:table-cell>
          <table:table-cell office:value-type="float" office:value="45054" table:style-name="ce1">
            <text:p>45054</text:p>
          </table:table-cell>
          <table:table-cell office:value-type="float" office:value="45055" table:style-name="ce1">
            <text:p>45055</text:p>
          </table:table-cell>
          <table:table-cell office:value-type="float" office:value="45056" table:style-name="ce1">
            <text:p>45056</text:p>
          </table:table-cell>
          <table:table-cell office:value-type="float" office:value="45057" table:style-name="ce1">
            <text:p>45057</text:p>
          </table:table-cell>
          <table:table-cell office:value-type="float" office:value="45058" table:style-name="ce1">
            <text:p>45058</text:p>
          </table:table-cell>
          <table:table-cell office:value-type="float" office:value="45059" table:style-name="ce1">
            <text:p>45059</text:p>
          </table:table-cell>
          <table:table-cell office:value-type="float" office:value="45060" table:style-name="ce1">
            <text:p>45060</text:p>
          </table:table-cell>
          <table:table-cell office:value-type="float" office:value="45061" table:style-name="ce1">
            <text:p>45061</text:p>
          </table:table-cell>
          <table:table-cell office:value-type="float" office:value="45062" table:style-name="ce1">
            <text:p>45062</text:p>
          </table:table-cell>
          <table:table-cell office:value-type="float" office:value="45063" table:style-name="ce1">
            <text:p>45063</text:p>
          </table:table-cell>
          <table:table-cell office:value-type="float" office:value="45064" table:style-name="ce1">
            <text:p>45064</text:p>
          </table:table-cell>
          <table:table-cell office:value-type="float" office:value="45065" table:style-name="ce1">
            <text:p>45065</text:p>
          </table:table-cell>
          <table:table-cell office:value-type="float" office:value="45066" table:style-name="ce1">
            <text:p>45066</text:p>
          </table:table-cell>
          <table:table-cell office:value-type="float" office:value="45067" table:style-name="ce1">
            <text:p>45067</text:p>
          </table:table-cell>
          <table:table-cell office:value-type="float" office:value="45068" table:style-name="ce1">
            <text:p>45068</text:p>
          </table:table-cell>
          <table:table-cell office:value-type="float" office:value="45069" table:style-name="ce1">
            <text:p>45069</text:p>
          </table:table-cell>
          <table:table-cell office:value-type="float" office:value="45070" table:style-name="ce1">
            <text:p>45070</text:p>
          </table:table-cell>
          <table:table-cell office:value-type="float" office:value="45071" table:style-name="ce1">
            <text:p>45071</text:p>
          </table:table-cell>
          <table:table-cell office:value-type="float" office:value="45072" table:style-name="ce1">
            <text:p>45072</text:p>
          </table:table-cell>
          <table:table-cell office:value-type="float" office:value="45073" table:style-name="ce1">
            <text:p>45073</text:p>
          </table:table-cell>
          <table:table-cell office:value-type="float" office:value="45074" table:style-name="ce1">
            <text:p>45074</text:p>
          </table:table-cell>
          <table:table-cell office:value-type="float" office:value="45075" table:style-name="ce1">
            <text:p>45075</text:p>
          </table:table-cell>
          <table:table-cell office:value-type="float" office:value="45076" table:style-name="ce1">
            <text:p>45076</text:p>
          </table:table-cell>
          <table:table-cell office:value-type="float" office:value="45077" table:style-name="ce1">
            <text:p>45077</text:p>
          </table:table-cell>
          <table:table-cell office:value-type="float" office:value="45078" table:style-name="ce1">
            <text:p>45078</text:p>
          </table:table-cell>
          <table:table-cell office:value-type="float" office:value="45079" table:style-name="ce1">
            <text:p>45079</text:p>
          </table:table-cell>
          <table:table-cell office:value-type="float" office:value="45080" table:style-name="ce1">
            <text:p>45080</text:p>
          </table:table-cell>
          <table:table-cell office:value-type="float" office:value="45081" table:style-name="ce1">
            <text:p>45081</text:p>
          </table:table-cell>
          <table:table-cell office:value-type="float" office:value="45082" table:style-name="ce1">
            <text:p>45082</text:p>
          </table:table-cell>
          <table:table-cell office:value-type="float" office:value="45083" table:style-name="ce1">
            <text:p>45083</text:p>
          </table:table-cell>
          <table:table-cell office:value-type="float" office:value="45084" table:style-name="ce1">
            <text:p>45084</text:p>
          </table:table-cell>
          <table:table-cell office:value-type="float" office:value="45085" table:style-name="ce1">
            <text:p>45085</text:p>
          </table:table-cell>
          <table:table-cell office:value-type="float" office:value="45086" table:style-name="ce1">
            <text:p>45086</text:p>
          </table:table-cell>
          <table:table-cell office:value-type="float" office:value="45087" table:style-name="ce1">
            <text:p>45087</text:p>
          </table:table-cell>
          <table:table-cell office:value-type="float" office:value="45088" table:style-name="ce1">
            <text:p>45088</text:p>
          </table:table-cell>
          <table:table-cell office:value-type="float" office:value="45089" table:style-name="ce1">
            <text:p>45089</text:p>
          </table:table-cell>
          <table:table-cell office:value-type="float" office:value="45090" table:style-name="ce1">
            <text:p>45090</text:p>
          </table:table-cell>
          <table:table-cell office:value-type="float" office:value="45091" table:style-name="ce1">
            <text:p>45091</text:p>
          </table:table-cell>
          <table:table-cell office:value-type="float" office:value="45092" table:style-name="ce1">
            <text:p>45092</text:p>
          </table:table-cell>
          <table:table-cell office:value-type="float" office:value="45093" table:style-name="ce1">
            <text:p>45093</text:p>
          </table:table-cell>
          <table:table-cell office:value-type="float" office:value="45094" table:style-name="ce1">
            <text:p>45094</text:p>
          </table:table-cell>
          <table:table-cell office:value-type="float" office:value="45095" table:style-name="ce1">
            <text:p>45095</text:p>
          </table:table-cell>
          <table:table-cell office:value-type="float" office:value="45096" table:style-name="ce1">
            <text:p>45096</text:p>
          </table:table-cell>
          <table:table-cell office:value-type="float" office:value="45097" table:style-name="ce1">
            <text:p>45097</text:p>
          </table:table-cell>
          <table:table-cell office:value-type="float" office:value="45098" table:style-name="ce1">
            <text:p>45098</text:p>
          </table:table-cell>
          <table:table-cell office:value-type="float" office:value="45099" table:style-name="ce1">
            <text:p>45099</text:p>
          </table:table-cell>
          <table:table-cell table:number-columns-repeated="16284"/>
        </table:table-row>
        <table:table-row table:style-name="ro1">
          <table:table-cell office:value-type="float" office:value="45100" table:style-name="ce1">
            <text:p>45100</text:p>
          </table:table-cell>
          <table:table-cell office:value-type="float" office:value="45101" table:style-name="ce1">
            <text:p>45101</text:p>
          </table:table-cell>
          <table:table-cell office:value-type="float" office:value="45102" table:style-name="ce1">
            <text:p>45102</text:p>
          </table:table-cell>
          <table:table-cell office:value-type="float" office:value="45103" table:style-name="ce1">
            <text:p>45103</text:p>
          </table:table-cell>
          <table:table-cell office:value-type="float" office:value="45104" table:style-name="ce1">
            <text:p>45104</text:p>
          </table:table-cell>
          <table:table-cell office:value-type="float" office:value="45105" table:style-name="ce1">
            <text:p>45105</text:p>
          </table:table-cell>
          <table:table-cell office:value-type="float" office:value="45106" table:style-name="ce1">
            <text:p>45106</text:p>
          </table:table-cell>
          <table:table-cell office:value-type="float" office:value="45107" table:style-name="ce1">
            <text:p>45107</text:p>
          </table:table-cell>
          <table:table-cell office:value-type="float" office:value="45108" table:style-name="ce1">
            <text:p>45108</text:p>
          </table:table-cell>
          <table:table-cell office:value-type="float" office:value="45109" table:style-name="ce1">
            <text:p>45109</text:p>
          </table:table-cell>
          <table:table-cell office:value-type="float" office:value="45110" table:style-name="ce1">
            <text:p>45110</text:p>
          </table:table-cell>
          <table:table-cell office:value-type="float" office:value="45111" table:style-name="ce1">
            <text:p>45111</text:p>
          </table:table-cell>
          <table:table-cell office:value-type="float" office:value="45112" table:style-name="ce1">
            <text:p>45112</text:p>
          </table:table-cell>
          <table:table-cell office:value-type="float" office:value="45113" table:style-name="ce1">
            <text:p>45113</text:p>
          </table:table-cell>
          <table:table-cell office:value-type="float" office:value="45114" table:style-name="ce1">
            <text:p>45114</text:p>
          </table:table-cell>
          <table:table-cell office:value-type="float" office:value="45115" table:style-name="ce1">
            <text:p>45115</text:p>
          </table:table-cell>
          <table:table-cell office:value-type="float" office:value="45116" table:style-name="ce1">
            <text:p>45116</text:p>
          </table:table-cell>
          <table:table-cell office:value-type="float" office:value="45117" table:style-name="ce1">
            <text:p>45117</text:p>
          </table:table-cell>
          <table:table-cell office:value-type="float" office:value="45118" table:style-name="ce1">
            <text:p>45118</text:p>
          </table:table-cell>
          <table:table-cell office:value-type="float" office:value="45119" table:style-name="ce1">
            <text:p>45119</text:p>
          </table:table-cell>
          <table:table-cell office:value-type="float" office:value="45120" table:style-name="ce1">
            <text:p>45120</text:p>
          </table:table-cell>
          <table:table-cell office:value-type="float" office:value="45121" table:style-name="ce1">
            <text:p>45121</text:p>
          </table:table-cell>
          <table:table-cell office:value-type="float" office:value="45122" table:style-name="ce1">
            <text:p>45122</text:p>
          </table:table-cell>
          <table:table-cell office:value-type="float" office:value="45123" table:style-name="ce1">
            <text:p>45123</text:p>
          </table:table-cell>
          <table:table-cell office:value-type="float" office:value="45124" table:style-name="ce1">
            <text:p>45124</text:p>
          </table:table-cell>
          <table:table-cell office:value-type="float" office:value="45125" table:style-name="ce1">
            <text:p>45125</text:p>
          </table:table-cell>
          <table:table-cell office:value-type="float" office:value="45126" table:style-name="ce1">
            <text:p>45126</text:p>
          </table:table-cell>
          <table:table-cell office:value-type="float" office:value="45127" table:style-name="ce1">
            <text:p>45127</text:p>
          </table:table-cell>
          <table:table-cell office:value-type="float" office:value="45128" table:style-name="ce1">
            <text:p>45128</text:p>
          </table:table-cell>
          <table:table-cell office:value-type="float" office:value="45129" table:style-name="ce1">
            <text:p>45129</text:p>
          </table:table-cell>
          <table:table-cell office:value-type="float" office:value="45130" table:style-name="ce1">
            <text:p>45130</text:p>
          </table:table-cell>
          <table:table-cell office:value-type="float" office:value="45131" table:style-name="ce1">
            <text:p>45131</text:p>
          </table:table-cell>
          <table:table-cell office:value-type="float" office:value="45132" table:style-name="ce1">
            <text:p>45132</text:p>
          </table:table-cell>
          <table:table-cell office:value-type="float" office:value="45133" table:style-name="ce1">
            <text:p>45133</text:p>
          </table:table-cell>
          <table:table-cell office:value-type="float" office:value="45134" table:style-name="ce1">
            <text:p>45134</text:p>
          </table:table-cell>
          <table:table-cell office:value-type="float" office:value="45135" table:style-name="ce1">
            <text:p>45135</text:p>
          </table:table-cell>
          <table:table-cell office:value-type="float" office:value="45136" table:style-name="ce1">
            <text:p>45136</text:p>
          </table:table-cell>
          <table:table-cell office:value-type="float" office:value="45137" table:style-name="ce1">
            <text:p>45137</text:p>
          </table:table-cell>
          <table:table-cell office:value-type="float" office:value="45138" table:style-name="ce1">
            <text:p>45138</text:p>
          </table:table-cell>
          <table:table-cell office:value-type="float" office:value="45139" table:style-name="ce1">
            <text:p>45139</text:p>
          </table:table-cell>
          <table:table-cell office:value-type="float" office:value="45140" table:style-name="ce1">
            <text:p>45140</text:p>
          </table:table-cell>
          <table:table-cell office:value-type="float" office:value="45141" table:style-name="ce1">
            <text:p>45141</text:p>
          </table:table-cell>
          <table:table-cell office:value-type="float" office:value="45142" table:style-name="ce1">
            <text:p>45142</text:p>
          </table:table-cell>
          <table:table-cell office:value-type="float" office:value="45143" table:style-name="ce1">
            <text:p>45143</text:p>
          </table:table-cell>
          <table:table-cell office:value-type="float" office:value="45144" table:style-name="ce1">
            <text:p>45144</text:p>
          </table:table-cell>
          <table:table-cell office:value-type="float" office:value="45145" table:style-name="ce1">
            <text:p>45145</text:p>
          </table:table-cell>
          <table:table-cell office:value-type="float" office:value="45146" table:style-name="ce1">
            <text:p>45146</text:p>
          </table:table-cell>
          <table:table-cell office:value-type="float" office:value="45147" table:style-name="ce1">
            <text:p>45147</text:p>
          </table:table-cell>
          <table:table-cell office:value-type="float" office:value="45148" table:style-name="ce1">
            <text:p>45148</text:p>
          </table:table-cell>
          <table:table-cell office:value-type="float" office:value="45149" table:style-name="ce1">
            <text:p>45149</text:p>
          </table:table-cell>
          <table:table-cell office:value-type="float" office:value="45150" table:style-name="ce1">
            <text:p>45150</text:p>
          </table:table-cell>
          <table:table-cell office:value-type="float" office:value="45151" table:style-name="ce1">
            <text:p>45151</text:p>
          </table:table-cell>
          <table:table-cell office:value-type="float" office:value="45152" table:style-name="ce1">
            <text:p>45152</text:p>
          </table:table-cell>
          <table:table-cell office:value-type="float" office:value="45153" table:style-name="ce1">
            <text:p>45153</text:p>
          </table:table-cell>
          <table:table-cell office:value-type="float" office:value="45154" table:style-name="ce1">
            <text:p>45154</text:p>
          </table:table-cell>
          <table:table-cell office:value-type="float" office:value="45155" table:style-name="ce1">
            <text:p>45155</text:p>
          </table:table-cell>
          <table:table-cell office:value-type="float" office:value="45156" table:style-name="ce1">
            <text:p>45156</text:p>
          </table:table-cell>
          <table:table-cell office:value-type="float" office:value="45157" table:style-name="ce1">
            <text:p>45157</text:p>
          </table:table-cell>
          <table:table-cell office:value-type="float" office:value="45158" table:style-name="ce1">
            <text:p>45158</text:p>
          </table:table-cell>
          <table:table-cell office:value-type="float" office:value="45159" table:style-name="ce1">
            <text:p>45159</text:p>
          </table:table-cell>
          <table:table-cell office:value-type="float" office:value="45160" table:style-name="ce1">
            <text:p>45160</text:p>
          </table:table-cell>
          <table:table-cell office:value-type="float" office:value="45161" table:style-name="ce1">
            <text:p>45161</text:p>
          </table:table-cell>
          <table:table-cell office:value-type="float" office:value="45162" table:style-name="ce1">
            <text:p>45162</text:p>
          </table:table-cell>
          <table:table-cell office:value-type="float" office:value="45163" table:style-name="ce1">
            <text:p>45163</text:p>
          </table:table-cell>
          <table:table-cell office:value-type="float" office:value="45164" table:style-name="ce1">
            <text:p>45164</text:p>
          </table:table-cell>
          <table:table-cell office:value-type="float" office:value="45165" table:style-name="ce1">
            <text:p>45165</text:p>
          </table:table-cell>
          <table:table-cell office:value-type="float" office:value="45166" table:style-name="ce1">
            <text:p>45166</text:p>
          </table:table-cell>
          <table:table-cell office:value-type="float" office:value="45167" table:style-name="ce1">
            <text:p>45167</text:p>
          </table:table-cell>
          <table:table-cell office:value-type="float" office:value="45168" table:style-name="ce1">
            <text:p>45168</text:p>
          </table:table-cell>
          <table:table-cell office:value-type="float" office:value="45169" table:style-name="ce1">
            <text:p>45169</text:p>
          </table:table-cell>
          <table:table-cell office:value-type="float" office:value="45170" table:style-name="ce1">
            <text:p>45170</text:p>
          </table:table-cell>
          <table:table-cell office:value-type="float" office:value="45171" table:style-name="ce1">
            <text:p>45171</text:p>
          </table:table-cell>
          <table:table-cell office:value-type="float" office:value="45172" table:style-name="ce1">
            <text:p>45172</text:p>
          </table:table-cell>
          <table:table-cell office:value-type="float" office:value="45173" table:style-name="ce1">
            <text:p>45173</text:p>
          </table:table-cell>
          <table:table-cell office:value-type="float" office:value="45174" table:style-name="ce1">
            <text:p>45174</text:p>
          </table:table-cell>
          <table:table-cell office:value-type="float" office:value="45175" table:style-name="ce1">
            <text:p>45175</text:p>
          </table:table-cell>
          <table:table-cell office:value-type="float" office:value="45176" table:style-name="ce1">
            <text:p>45176</text:p>
          </table:table-cell>
          <table:table-cell office:value-type="float" office:value="45177" table:style-name="ce1">
            <text:p>45177</text:p>
          </table:table-cell>
          <table:table-cell office:value-type="float" office:value="45178" table:style-name="ce1">
            <text:p>45178</text:p>
          </table:table-cell>
          <table:table-cell office:value-type="float" office:value="45179" table:style-name="ce1">
            <text:p>45179</text:p>
          </table:table-cell>
          <table:table-cell office:value-type="float" office:value="45180" table:style-name="ce1">
            <text:p>45180</text:p>
          </table:table-cell>
          <table:table-cell office:value-type="float" office:value="45181" table:style-name="ce1">
            <text:p>45181</text:p>
          </table:table-cell>
          <table:table-cell office:value-type="float" office:value="45182" table:style-name="ce1">
            <text:p>45182</text:p>
          </table:table-cell>
          <table:table-cell office:value-type="float" office:value="45183" table:style-name="ce1">
            <text:p>45183</text:p>
          </table:table-cell>
          <table:table-cell office:value-type="float" office:value="45184" table:style-name="ce1">
            <text:p>45184</text:p>
          </table:table-cell>
          <table:table-cell office:value-type="float" office:value="45185" table:style-name="ce1">
            <text:p>45185</text:p>
          </table:table-cell>
          <table:table-cell office:value-type="float" office:value="45186" table:style-name="ce1">
            <text:p>45186</text:p>
          </table:table-cell>
          <table:table-cell office:value-type="float" office:value="45187" table:style-name="ce1">
            <text:p>45187</text:p>
          </table:table-cell>
          <table:table-cell office:value-type="float" office:value="45188" table:style-name="ce1">
            <text:p>45188</text:p>
          </table:table-cell>
          <table:table-cell office:value-type="float" office:value="45189" table:style-name="ce1">
            <text:p>45189</text:p>
          </table:table-cell>
          <table:table-cell office:value-type="float" office:value="45190" table:style-name="ce1">
            <text:p>45190</text:p>
          </table:table-cell>
          <table:table-cell office:value-type="float" office:value="45191" table:style-name="ce1">
            <text:p>45191</text:p>
          </table:table-cell>
          <table:table-cell office:value-type="float" office:value="45192" table:style-name="ce1">
            <text:p>45192</text:p>
          </table:table-cell>
          <table:table-cell office:value-type="float" office:value="45193" table:style-name="ce1">
            <text:p>45193</text:p>
          </table:table-cell>
          <table:table-cell office:value-type="float" office:value="45194" table:style-name="ce1">
            <text:p>45194</text:p>
          </table:table-cell>
          <table:table-cell office:value-type="float" office:value="45195" table:style-name="ce1">
            <text:p>45195</text:p>
          </table:table-cell>
          <table:table-cell office:value-type="float" office:value="45196" table:style-name="ce1">
            <text:p>45196</text:p>
          </table:table-cell>
          <table:table-cell office:value-type="float" office:value="45197" table:style-name="ce1">
            <text:p>45197</text:p>
          </table:table-cell>
          <table:table-cell office:value-type="float" office:value="45198" table:style-name="ce1">
            <text:p>45198</text:p>
          </table:table-cell>
          <table:table-cell office:value-type="float" office:value="45199" table:style-name="ce1">
            <text:p>45199</text:p>
          </table:table-cell>
          <table:table-cell table:number-columns-repeated="16284"/>
        </table:table-row>
        <table:table-row table:style-name="ro1">
          <table:table-cell office:value-type="float" office:value="45200" table:style-name="ce1">
            <text:p>45200</text:p>
          </table:table-cell>
          <table:table-cell office:value-type="float" office:value="45201" table:style-name="ce1">
            <text:p>45201</text:p>
          </table:table-cell>
          <table:table-cell office:value-type="float" office:value="45202" table:style-name="ce1">
            <text:p>45202</text:p>
          </table:table-cell>
          <table:table-cell office:value-type="float" office:value="45203" table:style-name="ce1">
            <text:p>45203</text:p>
          </table:table-cell>
          <table:table-cell office:value-type="float" office:value="45204" table:style-name="ce1">
            <text:p>45204</text:p>
          </table:table-cell>
          <table:table-cell office:value-type="float" office:value="45205" table:style-name="ce1">
            <text:p>45205</text:p>
          </table:table-cell>
          <table:table-cell office:value-type="float" office:value="45206" table:style-name="ce1">
            <text:p>45206</text:p>
          </table:table-cell>
          <table:table-cell office:value-type="float" office:value="45207" table:style-name="ce1">
            <text:p>45207</text:p>
          </table:table-cell>
          <table:table-cell office:value-type="float" office:value="45208" table:style-name="ce1">
            <text:p>45208</text:p>
          </table:table-cell>
          <table:table-cell office:value-type="float" office:value="45209" table:style-name="ce1">
            <text:p>45209</text:p>
          </table:table-cell>
          <table:table-cell office:value-type="float" office:value="45210" table:style-name="ce1">
            <text:p>45210</text:p>
          </table:table-cell>
          <table:table-cell office:value-type="float" office:value="45211" table:style-name="ce1">
            <text:p>45211</text:p>
          </table:table-cell>
          <table:table-cell office:value-type="float" office:value="45212" table:style-name="ce1">
            <text:p>45212</text:p>
          </table:table-cell>
          <table:table-cell office:value-type="float" office:value="45213" table:style-name="ce1">
            <text:p>45213</text:p>
          </table:table-cell>
          <table:table-cell office:value-type="float" office:value="45214" table:style-name="ce1">
            <text:p>45214</text:p>
          </table:table-cell>
          <table:table-cell office:value-type="float" office:value="45215" table:style-name="ce1">
            <text:p>45215</text:p>
          </table:table-cell>
          <table:table-cell office:value-type="float" office:value="45216" table:style-name="ce1">
            <text:p>45216</text:p>
          </table:table-cell>
          <table:table-cell office:value-type="float" office:value="45217" table:style-name="ce1">
            <text:p>45217</text:p>
          </table:table-cell>
          <table:table-cell office:value-type="float" office:value="45218" table:style-name="ce1">
            <text:p>45218</text:p>
          </table:table-cell>
          <table:table-cell office:value-type="float" office:value="45219" table:style-name="ce1">
            <text:p>45219</text:p>
          </table:table-cell>
          <table:table-cell office:value-type="float" office:value="45220" table:style-name="ce1">
            <text:p>45220</text:p>
          </table:table-cell>
          <table:table-cell office:value-type="float" office:value="45221" table:style-name="ce1">
            <text:p>45221</text:p>
          </table:table-cell>
          <table:table-cell office:value-type="float" office:value="45222" table:style-name="ce1">
            <text:p>45222</text:p>
          </table:table-cell>
          <table:table-cell office:value-type="float" office:value="45223" table:style-name="ce1">
            <text:p>45223</text:p>
          </table:table-cell>
          <table:table-cell office:value-type="float" office:value="45224" table:style-name="ce1">
            <text:p>45224</text:p>
          </table:table-cell>
          <table:table-cell office:value-type="float" office:value="45225" table:style-name="ce1">
            <text:p>45225</text:p>
          </table:table-cell>
          <table:table-cell office:value-type="float" office:value="45226" table:style-name="ce1">
            <text:p>45226</text:p>
          </table:table-cell>
          <table:table-cell office:value-type="float" office:value="45227" table:style-name="ce1">
            <text:p>45227</text:p>
          </table:table-cell>
          <table:table-cell office:value-type="float" office:value="45228" table:style-name="ce1">
            <text:p>45228</text:p>
          </table:table-cell>
          <table:table-cell office:value-type="float" office:value="45229" table:style-name="ce1">
            <text:p>45229</text:p>
          </table:table-cell>
          <table:table-cell office:value-type="float" office:value="45230" table:style-name="ce1">
            <text:p>45230</text:p>
          </table:table-cell>
          <table:table-cell office:value-type="float" office:value="45231" table:style-name="ce1">
            <text:p>45231</text:p>
          </table:table-cell>
          <table:table-cell office:value-type="float" office:value="45232" table:style-name="ce1">
            <text:p>45232</text:p>
          </table:table-cell>
          <table:table-cell office:value-type="float" office:value="45233" table:style-name="ce1">
            <text:p>45233</text:p>
          </table:table-cell>
          <table:table-cell office:value-type="float" office:value="45234" table:style-name="ce1">
            <text:p>45234</text:p>
          </table:table-cell>
          <table:table-cell office:value-type="float" office:value="45235" table:style-name="ce1">
            <text:p>45235</text:p>
          </table:table-cell>
          <table:table-cell office:value-type="float" office:value="45236" table:style-name="ce1">
            <text:p>45236</text:p>
          </table:table-cell>
          <table:table-cell office:value-type="float" office:value="45237" table:style-name="ce1">
            <text:p>45237</text:p>
          </table:table-cell>
          <table:table-cell office:value-type="float" office:value="45238" table:style-name="ce1">
            <text:p>45238</text:p>
          </table:table-cell>
          <table:table-cell office:value-type="float" office:value="45239" table:style-name="ce1">
            <text:p>45239</text:p>
          </table:table-cell>
          <table:table-cell office:value-type="float" office:value="45240" table:style-name="ce1">
            <text:p>45240</text:p>
          </table:table-cell>
          <table:table-cell office:value-type="float" office:value="45241" table:style-name="ce1">
            <text:p>45241</text:p>
          </table:table-cell>
          <table:table-cell office:value-type="float" office:value="45242" table:style-name="ce1">
            <text:p>45242</text:p>
          </table:table-cell>
          <table:table-cell office:value-type="float" office:value="45243" table:style-name="ce1">
            <text:p>45243</text:p>
          </table:table-cell>
          <table:table-cell office:value-type="float" office:value="45244" table:style-name="ce1">
            <text:p>45244</text:p>
          </table:table-cell>
          <table:table-cell office:value-type="float" office:value="45245" table:style-name="ce1">
            <text:p>45245</text:p>
          </table:table-cell>
          <table:table-cell office:value-type="float" office:value="45246" table:style-name="ce1">
            <text:p>45246</text:p>
          </table:table-cell>
          <table:table-cell office:value-type="float" office:value="45247" table:style-name="ce1">
            <text:p>45247</text:p>
          </table:table-cell>
          <table:table-cell office:value-type="float" office:value="45248" table:style-name="ce1">
            <text:p>45248</text:p>
          </table:table-cell>
          <table:table-cell office:value-type="float" office:value="45249" table:style-name="ce1">
            <text:p>45249</text:p>
          </table:table-cell>
          <table:table-cell office:value-type="float" office:value="45250" table:style-name="ce1">
            <text:p>45250</text:p>
          </table:table-cell>
          <table:table-cell office:value-type="float" office:value="45251" table:style-name="ce1">
            <text:p>45251</text:p>
          </table:table-cell>
          <table:table-cell office:value-type="float" office:value="45252" table:style-name="ce1">
            <text:p>45252</text:p>
          </table:table-cell>
          <table:table-cell office:value-type="float" office:value="45253" table:style-name="ce1">
            <text:p>45253</text:p>
          </table:table-cell>
          <table:table-cell office:value-type="float" office:value="45254" table:style-name="ce1">
            <text:p>45254</text:p>
          </table:table-cell>
          <table:table-cell office:value-type="float" office:value="45255" table:style-name="ce1">
            <text:p>45255</text:p>
          </table:table-cell>
          <table:table-cell office:value-type="float" office:value="45256" table:style-name="ce1">
            <text:p>45256</text:p>
          </table:table-cell>
          <table:table-cell office:value-type="float" office:value="45257" table:style-name="ce1">
            <text:p>45257</text:p>
          </table:table-cell>
          <table:table-cell office:value-type="float" office:value="45258" table:style-name="ce1">
            <text:p>45258</text:p>
          </table:table-cell>
          <table:table-cell office:value-type="float" office:value="45259" table:style-name="ce1">
            <text:p>45259</text:p>
          </table:table-cell>
          <table:table-cell office:value-type="float" office:value="45260" table:style-name="ce1">
            <text:p>45260</text:p>
          </table:table-cell>
          <table:table-cell office:value-type="float" office:value="45261" table:style-name="ce1">
            <text:p>45261</text:p>
          </table:table-cell>
          <table:table-cell office:value-type="float" office:value="45262" table:style-name="ce1">
            <text:p>45262</text:p>
          </table:table-cell>
          <table:table-cell office:value-type="float" office:value="45263" table:style-name="ce1">
            <text:p>45263</text:p>
          </table:table-cell>
          <table:table-cell office:value-type="float" office:value="45264" table:style-name="ce1">
            <text:p>45264</text:p>
          </table:table-cell>
          <table:table-cell office:value-type="float" office:value="45265" table:style-name="ce1">
            <text:p>45265</text:p>
          </table:table-cell>
          <table:table-cell office:value-type="float" office:value="45266" table:style-name="ce1">
            <text:p>45266</text:p>
          </table:table-cell>
          <table:table-cell office:value-type="float" office:value="45267" table:style-name="ce1">
            <text:p>45267</text:p>
          </table:table-cell>
          <table:table-cell office:value-type="float" office:value="45268" table:style-name="ce1">
            <text:p>45268</text:p>
          </table:table-cell>
          <table:table-cell office:value-type="float" office:value="45269" table:style-name="ce1">
            <text:p>45269</text:p>
          </table:table-cell>
          <table:table-cell office:value-type="float" office:value="45270" table:style-name="ce1">
            <text:p>45270</text:p>
          </table:table-cell>
          <table:table-cell office:value-type="float" office:value="45271" table:style-name="ce1">
            <text:p>45271</text:p>
          </table:table-cell>
          <table:table-cell office:value-type="float" office:value="45272" table:style-name="ce1">
            <text:p>45272</text:p>
          </table:table-cell>
          <table:table-cell office:value-type="float" office:value="45273" table:style-name="ce1">
            <text:p>45273</text:p>
          </table:table-cell>
          <table:table-cell office:value-type="float" office:value="45274" table:style-name="ce1">
            <text:p>45274</text:p>
          </table:table-cell>
          <table:table-cell office:value-type="float" office:value="45275" table:style-name="ce1">
            <text:p>45275</text:p>
          </table:table-cell>
          <table:table-cell office:value-type="float" office:value="45276" table:style-name="ce1">
            <text:p>45276</text:p>
          </table:table-cell>
          <table:table-cell office:value-type="float" office:value="45277" table:style-name="ce1">
            <text:p>45277</text:p>
          </table:table-cell>
          <table:table-cell office:value-type="float" office:value="45278" table:style-name="ce1">
            <text:p>45278</text:p>
          </table:table-cell>
          <table:table-cell office:value-type="float" office:value="45279" table:style-name="ce1">
            <text:p>45279</text:p>
          </table:table-cell>
          <table:table-cell office:value-type="float" office:value="45280" table:style-name="ce1">
            <text:p>45280</text:p>
          </table:table-cell>
          <table:table-cell office:value-type="float" office:value="45281" table:style-name="ce1">
            <text:p>45281</text:p>
          </table:table-cell>
          <table:table-cell office:value-type="float" office:value="45282" table:style-name="ce1">
            <text:p>45282</text:p>
          </table:table-cell>
          <table:table-cell office:value-type="float" office:value="45283" table:style-name="ce1">
            <text:p>45283</text:p>
          </table:table-cell>
          <table:table-cell office:value-type="float" office:value="45284" table:style-name="ce1">
            <text:p>45284</text:p>
          </table:table-cell>
          <table:table-cell office:value-type="float" office:value="45285" table:style-name="ce1">
            <text:p>45285</text:p>
          </table:table-cell>
          <table:table-cell office:value-type="float" office:value="45286" table:style-name="ce1">
            <text:p>45286</text:p>
          </table:table-cell>
          <table:table-cell office:value-type="float" office:value="45287" table:style-name="ce1">
            <text:p>45287</text:p>
          </table:table-cell>
          <table:table-cell office:value-type="float" office:value="45288" table:style-name="ce1">
            <text:p>45288</text:p>
          </table:table-cell>
          <table:table-cell office:value-type="float" office:value="45289" table:style-name="ce1">
            <text:p>45289</text:p>
          </table:table-cell>
          <table:table-cell office:value-type="float" office:value="45290" table:style-name="ce1">
            <text:p>45290</text:p>
          </table:table-cell>
          <table:table-cell office:value-type="float" office:value="45291" table:style-name="ce1">
            <text:p>45291</text:p>
          </table:table-cell>
          <table:table-cell office:value-type="float" office:value="45292" table:style-name="ce1">
            <text:p>45292</text:p>
          </table:table-cell>
          <table:table-cell office:value-type="float" office:value="45293" table:style-name="ce1">
            <text:p>45293</text:p>
          </table:table-cell>
          <table:table-cell office:value-type="float" office:value="45294" table:style-name="ce1">
            <text:p>45294</text:p>
          </table:table-cell>
          <table:table-cell office:value-type="float" office:value="45295" table:style-name="ce1">
            <text:p>45295</text:p>
          </table:table-cell>
          <table:table-cell office:value-type="float" office:value="45296" table:style-name="ce1">
            <text:p>45296</text:p>
          </table:table-cell>
          <table:table-cell office:value-type="float" office:value="45297" table:style-name="ce1">
            <text:p>45297</text:p>
          </table:table-cell>
          <table:table-cell office:value-type="float" office:value="45298" table:style-name="ce1">
            <text:p>45298</text:p>
          </table:table-cell>
          <table:table-cell office:value-type="float" office:value="45299" table:style-name="ce1">
            <text:p>45299</text:p>
          </table:table-cell>
          <table:table-cell table:number-columns-repeated="16284"/>
        </table:table-row>
        <table:table-row table:style-name="ro1">
          <table:table-cell office:value-type="float" office:value="45300" table:style-name="ce1">
            <text:p>45300</text:p>
          </table:table-cell>
          <table:table-cell office:value-type="float" office:value="45301" table:style-name="ce1">
            <text:p>45301</text:p>
          </table:table-cell>
          <table:table-cell office:value-type="float" office:value="45302" table:style-name="ce1">
            <text:p>45302</text:p>
          </table:table-cell>
          <table:table-cell office:value-type="float" office:value="45303" table:style-name="ce1">
            <text:p>45303</text:p>
          </table:table-cell>
          <table:table-cell office:value-type="float" office:value="45304" table:style-name="ce1">
            <text:p>45304</text:p>
          </table:table-cell>
          <table:table-cell office:value-type="float" office:value="45305" table:style-name="ce1">
            <text:p>45305</text:p>
          </table:table-cell>
          <table:table-cell office:value-type="float" office:value="45306" table:style-name="ce1">
            <text:p>45306</text:p>
          </table:table-cell>
          <table:table-cell office:value-type="float" office:value="45307" table:style-name="ce1">
            <text:p>45307</text:p>
          </table:table-cell>
          <table:table-cell office:value-type="float" office:value="45308" table:style-name="ce1">
            <text:p>45308</text:p>
          </table:table-cell>
          <table:table-cell office:value-type="float" office:value="45309" table:style-name="ce1">
            <text:p>45309</text:p>
          </table:table-cell>
          <table:table-cell office:value-type="float" office:value="45310" table:style-name="ce1">
            <text:p>45310</text:p>
          </table:table-cell>
          <table:table-cell office:value-type="float" office:value="45311" table:style-name="ce1">
            <text:p>45311</text:p>
          </table:table-cell>
          <table:table-cell office:value-type="float" office:value="45312" table:style-name="ce1">
            <text:p>45312</text:p>
          </table:table-cell>
          <table:table-cell office:value-type="float" office:value="45313" table:style-name="ce1">
            <text:p>45313</text:p>
          </table:table-cell>
          <table:table-cell office:value-type="float" office:value="45314" table:style-name="ce1">
            <text:p>45314</text:p>
          </table:table-cell>
          <table:table-cell office:value-type="float" office:value="45315" table:style-name="ce1">
            <text:p>45315</text:p>
          </table:table-cell>
          <table:table-cell office:value-type="float" office:value="45316" table:style-name="ce1">
            <text:p>45316</text:p>
          </table:table-cell>
          <table:table-cell office:value-type="float" office:value="45317" table:style-name="ce1">
            <text:p>45317</text:p>
          </table:table-cell>
          <table:table-cell office:value-type="float" office:value="45318" table:style-name="ce1">
            <text:p>45318</text:p>
          </table:table-cell>
          <table:table-cell office:value-type="float" office:value="45319" table:style-name="ce1">
            <text:p>45319</text:p>
          </table:table-cell>
          <table:table-cell office:value-type="float" office:value="45320" table:style-name="ce1">
            <text:p>45320</text:p>
          </table:table-cell>
          <table:table-cell office:value-type="float" office:value="45321" table:style-name="ce1">
            <text:p>45321</text:p>
          </table:table-cell>
          <table:table-cell office:value-type="float" office:value="45322" table:style-name="ce1">
            <text:p>45322</text:p>
          </table:table-cell>
          <table:table-cell office:value-type="float" office:value="45323" table:style-name="ce1">
            <text:p>45323</text:p>
          </table:table-cell>
          <table:table-cell office:value-type="float" office:value="45324" table:style-name="ce1">
            <text:p>45324</text:p>
          </table:table-cell>
          <table:table-cell office:value-type="float" office:value="45325" table:style-name="ce1">
            <text:p>45325</text:p>
          </table:table-cell>
          <table:table-cell office:value-type="float" office:value="45326" table:style-name="ce1">
            <text:p>45326</text:p>
          </table:table-cell>
          <table:table-cell office:value-type="float" office:value="45327" table:style-name="ce1">
            <text:p>45327</text:p>
          </table:table-cell>
          <table:table-cell office:value-type="float" office:value="45328" table:style-name="ce1">
            <text:p>45328</text:p>
          </table:table-cell>
          <table:table-cell office:value-type="float" office:value="45329" table:style-name="ce1">
            <text:p>45329</text:p>
          </table:table-cell>
          <table:table-cell office:value-type="float" office:value="45330" table:style-name="ce1">
            <text:p>45330</text:p>
          </table:table-cell>
          <table:table-cell office:value-type="float" office:value="45331" table:style-name="ce1">
            <text:p>45331</text:p>
          </table:table-cell>
          <table:table-cell office:value-type="float" office:value="45332" table:style-name="ce1">
            <text:p>45332</text:p>
          </table:table-cell>
          <table:table-cell office:value-type="float" office:value="45333" table:style-name="ce1">
            <text:p>45333</text:p>
          </table:table-cell>
          <table:table-cell office:value-type="float" office:value="45334" table:style-name="ce1">
            <text:p>45334</text:p>
          </table:table-cell>
          <table:table-cell office:value-type="float" office:value="45335" table:style-name="ce1">
            <text:p>45335</text:p>
          </table:table-cell>
          <table:table-cell office:value-type="float" office:value="45336" table:style-name="ce1">
            <text:p>45336</text:p>
          </table:table-cell>
          <table:table-cell office:value-type="float" office:value="45337" table:style-name="ce1">
            <text:p>45337</text:p>
          </table:table-cell>
          <table:table-cell office:value-type="float" office:value="45338" table:style-name="ce1">
            <text:p>45338</text:p>
          </table:table-cell>
          <table:table-cell office:value-type="float" office:value="45339" table:style-name="ce1">
            <text:p>45339</text:p>
          </table:table-cell>
          <table:table-cell office:value-type="float" office:value="45340" table:style-name="ce1">
            <text:p>45340</text:p>
          </table:table-cell>
          <table:table-cell office:value-type="float" office:value="45341" table:style-name="ce1">
            <text:p>45341</text:p>
          </table:table-cell>
          <table:table-cell office:value-type="float" office:value="45342" table:style-name="ce1">
            <text:p>45342</text:p>
          </table:table-cell>
          <table:table-cell office:value-type="float" office:value="45343" table:style-name="ce1">
            <text:p>45343</text:p>
          </table:table-cell>
          <table:table-cell office:value-type="float" office:value="45344" table:style-name="ce1">
            <text:p>45344</text:p>
          </table:table-cell>
          <table:table-cell office:value-type="float" office:value="45345" table:style-name="ce1">
            <text:p>45345</text:p>
          </table:table-cell>
          <table:table-cell office:value-type="float" office:value="45346" table:style-name="ce1">
            <text:p>45346</text:p>
          </table:table-cell>
          <table:table-cell office:value-type="float" office:value="45347" table:style-name="ce1">
            <text:p>45347</text:p>
          </table:table-cell>
          <table:table-cell office:value-type="float" office:value="45348" table:style-name="ce1">
            <text:p>45348</text:p>
          </table:table-cell>
          <table:table-cell office:value-type="float" office:value="45349" table:style-name="ce1">
            <text:p>45349</text:p>
          </table:table-cell>
          <table:table-cell office:value-type="float" office:value="45350" table:style-name="ce1">
            <text:p>45350</text:p>
          </table:table-cell>
          <table:table-cell office:value-type="float" office:value="45351" table:style-name="ce1">
            <text:p>45351</text:p>
          </table:table-cell>
          <table:table-cell office:value-type="float" office:value="45352" table:style-name="ce1">
            <text:p>45352</text:p>
          </table:table-cell>
          <table:table-cell office:value-type="float" office:value="45353" table:style-name="ce1">
            <text:p>45353</text:p>
          </table:table-cell>
          <table:table-cell office:value-type="float" office:value="45354" table:style-name="ce1">
            <text:p>45354</text:p>
          </table:table-cell>
          <table:table-cell office:value-type="float" office:value="45355" table:style-name="ce1">
            <text:p>45355</text:p>
          </table:table-cell>
          <table:table-cell office:value-type="float" office:value="45356" table:style-name="ce1">
            <text:p>45356</text:p>
          </table:table-cell>
          <table:table-cell office:value-type="float" office:value="45357" table:style-name="ce1">
            <text:p>45357</text:p>
          </table:table-cell>
          <table:table-cell office:value-type="float" office:value="45358" table:style-name="ce1">
            <text:p>45358</text:p>
          </table:table-cell>
          <table:table-cell office:value-type="float" office:value="45359" table:style-name="ce1">
            <text:p>45359</text:p>
          </table:table-cell>
          <table:table-cell office:value-type="float" office:value="45360" table:style-name="ce1">
            <text:p>45360</text:p>
          </table:table-cell>
          <table:table-cell office:value-type="float" office:value="45361" table:style-name="ce1">
            <text:p>45361</text:p>
          </table:table-cell>
          <table:table-cell office:value-type="float" office:value="45362" table:style-name="ce1">
            <text:p>45362</text:p>
          </table:table-cell>
          <table:table-cell office:value-type="float" office:value="45363" table:style-name="ce1">
            <text:p>45363</text:p>
          </table:table-cell>
          <table:table-cell office:value-type="float" office:value="45364" table:style-name="ce1">
            <text:p>45364</text:p>
          </table:table-cell>
          <table:table-cell office:value-type="float" office:value="45365" table:style-name="ce1">
            <text:p>45365</text:p>
          </table:table-cell>
          <table:table-cell office:value-type="float" office:value="45366" table:style-name="ce1">
            <text:p>45366</text:p>
          </table:table-cell>
          <table:table-cell office:value-type="float" office:value="45367" table:style-name="ce1">
            <text:p>45367</text:p>
          </table:table-cell>
          <table:table-cell office:value-type="float" office:value="45368" table:style-name="ce1">
            <text:p>45368</text:p>
          </table:table-cell>
          <table:table-cell office:value-type="float" office:value="45369" table:style-name="ce1">
            <text:p>45369</text:p>
          </table:table-cell>
          <table:table-cell office:value-type="float" office:value="45370" table:style-name="ce1">
            <text:p>45370</text:p>
          </table:table-cell>
          <table:table-cell office:value-type="float" office:value="45371" table:style-name="ce1">
            <text:p>45371</text:p>
          </table:table-cell>
          <table:table-cell office:value-type="float" office:value="45372" table:style-name="ce1">
            <text:p>45372</text:p>
          </table:table-cell>
          <table:table-cell office:value-type="float" office:value="45373" table:style-name="ce1">
            <text:p>45373</text:p>
          </table:table-cell>
          <table:table-cell office:value-type="float" office:value="45374" table:style-name="ce1">
            <text:p>45374</text:p>
          </table:table-cell>
          <table:table-cell office:value-type="float" office:value="45375" table:style-name="ce1">
            <text:p>45375</text:p>
          </table:table-cell>
          <table:table-cell office:value-type="float" office:value="45376" table:style-name="ce1">
            <text:p>45376</text:p>
          </table:table-cell>
          <table:table-cell office:value-type="float" office:value="45377" table:style-name="ce1">
            <text:p>45377</text:p>
          </table:table-cell>
          <table:table-cell office:value-type="float" office:value="45378" table:style-name="ce1">
            <text:p>45378</text:p>
          </table:table-cell>
          <table:table-cell office:value-type="float" office:value="45379" table:style-name="ce1">
            <text:p>45379</text:p>
          </table:table-cell>
          <table:table-cell office:value-type="float" office:value="45380" table:style-name="ce1">
            <text:p>45380</text:p>
          </table:table-cell>
          <table:table-cell office:value-type="float" office:value="45381" table:style-name="ce1">
            <text:p>45381</text:p>
          </table:table-cell>
          <table:table-cell office:value-type="float" office:value="45382" table:style-name="ce1">
            <text:p>45382</text:p>
          </table:table-cell>
          <table:table-cell office:value-type="float" office:value="45383" table:style-name="ce1">
            <text:p>45383</text:p>
          </table:table-cell>
          <table:table-cell office:value-type="float" office:value="45384" table:style-name="ce1">
            <text:p>45384</text:p>
          </table:table-cell>
          <table:table-cell office:value-type="float" office:value="45385" table:style-name="ce1">
            <text:p>45385</text:p>
          </table:table-cell>
          <table:table-cell office:value-type="float" office:value="45386" table:style-name="ce1">
            <text:p>45386</text:p>
          </table:table-cell>
          <table:table-cell office:value-type="float" office:value="45387" table:style-name="ce1">
            <text:p>45387</text:p>
          </table:table-cell>
          <table:table-cell office:value-type="float" office:value="45388" table:style-name="ce1">
            <text:p>45388</text:p>
          </table:table-cell>
          <table:table-cell office:value-type="float" office:value="45389" table:style-name="ce1">
            <text:p>45389</text:p>
          </table:table-cell>
          <table:table-cell office:value-type="float" office:value="45390" table:style-name="ce1">
            <text:p>45390</text:p>
          </table:table-cell>
          <table:table-cell office:value-type="float" office:value="45391" table:style-name="ce1">
            <text:p>45391</text:p>
          </table:table-cell>
          <table:table-cell office:value-type="float" office:value="45392" table:style-name="ce1">
            <text:p>45392</text:p>
          </table:table-cell>
          <table:table-cell office:value-type="float" office:value="45393" table:style-name="ce1">
            <text:p>45393</text:p>
          </table:table-cell>
          <table:table-cell office:value-type="float" office:value="45394" table:style-name="ce1">
            <text:p>45394</text:p>
          </table:table-cell>
          <table:table-cell office:value-type="float" office:value="45395" table:style-name="ce1">
            <text:p>45395</text:p>
          </table:table-cell>
          <table:table-cell office:value-type="float" office:value="45396" table:style-name="ce1">
            <text:p>45396</text:p>
          </table:table-cell>
          <table:table-cell office:value-type="float" office:value="45397" table:style-name="ce1">
            <text:p>45397</text:p>
          </table:table-cell>
          <table:table-cell office:value-type="float" office:value="45398" table:style-name="ce1">
            <text:p>45398</text:p>
          </table:table-cell>
          <table:table-cell office:value-type="float" office:value="45399" table:style-name="ce1">
            <text:p>45399</text:p>
          </table:table-cell>
          <table:table-cell table:number-columns-repeated="16284"/>
        </table:table-row>
        <table:table-row table:style-name="ro1">
          <table:table-cell office:value-type="float" office:value="45400" table:style-name="ce1">
            <text:p>45400</text:p>
          </table:table-cell>
          <table:table-cell office:value-type="float" office:value="45401" table:style-name="ce1">
            <text:p>45401</text:p>
          </table:table-cell>
          <table:table-cell office:value-type="float" office:value="45402" table:style-name="ce1">
            <text:p>45402</text:p>
          </table:table-cell>
          <table:table-cell office:value-type="float" office:value="45403" table:style-name="ce1">
            <text:p>45403</text:p>
          </table:table-cell>
          <table:table-cell office:value-type="float" office:value="45404" table:style-name="ce1">
            <text:p>45404</text:p>
          </table:table-cell>
          <table:table-cell office:value-type="float" office:value="45405" table:style-name="ce1">
            <text:p>45405</text:p>
          </table:table-cell>
          <table:table-cell office:value-type="float" office:value="45406" table:style-name="ce1">
            <text:p>45406</text:p>
          </table:table-cell>
          <table:table-cell office:value-type="float" office:value="45407" table:style-name="ce1">
            <text:p>45407</text:p>
          </table:table-cell>
          <table:table-cell office:value-type="float" office:value="45408" table:style-name="ce1">
            <text:p>45408</text:p>
          </table:table-cell>
          <table:table-cell office:value-type="float" office:value="45409" table:style-name="ce1">
            <text:p>45409</text:p>
          </table:table-cell>
          <table:table-cell office:value-type="float" office:value="45410" table:style-name="ce1">
            <text:p>45410</text:p>
          </table:table-cell>
          <table:table-cell office:value-type="float" office:value="45411" table:style-name="ce1">
            <text:p>45411</text:p>
          </table:table-cell>
          <table:table-cell office:value-type="float" office:value="45412" table:style-name="ce1">
            <text:p>45412</text:p>
          </table:table-cell>
          <table:table-cell office:value-type="float" office:value="45413" table:style-name="ce1">
            <text:p>45413</text:p>
          </table:table-cell>
          <table:table-cell office:value-type="float" office:value="45414" table:style-name="ce1">
            <text:p>45414</text:p>
          </table:table-cell>
          <table:table-cell office:value-type="float" office:value="45415" table:style-name="ce1">
            <text:p>45415</text:p>
          </table:table-cell>
          <table:table-cell office:value-type="float" office:value="45416" table:style-name="ce1">
            <text:p>45416</text:p>
          </table:table-cell>
          <table:table-cell office:value-type="float" office:value="45417" table:style-name="ce1">
            <text:p>45417</text:p>
          </table:table-cell>
          <table:table-cell office:value-type="float" office:value="45418" table:style-name="ce1">
            <text:p>45418</text:p>
          </table:table-cell>
          <table:table-cell office:value-type="float" office:value="45419" table:style-name="ce1">
            <text:p>45419</text:p>
          </table:table-cell>
          <table:table-cell office:value-type="float" office:value="45420" table:style-name="ce1">
            <text:p>45420</text:p>
          </table:table-cell>
          <table:table-cell office:value-type="float" office:value="45421" table:style-name="ce1">
            <text:p>45421</text:p>
          </table:table-cell>
          <table:table-cell office:value-type="float" office:value="45422" table:style-name="ce1">
            <text:p>45422</text:p>
          </table:table-cell>
          <table:table-cell office:value-type="float" office:value="45423" table:style-name="ce1">
            <text:p>45423</text:p>
          </table:table-cell>
          <table:table-cell office:value-type="float" office:value="45424" table:style-name="ce1">
            <text:p>45424</text:p>
          </table:table-cell>
          <table:table-cell office:value-type="float" office:value="45425" table:style-name="ce1">
            <text:p>45425</text:p>
          </table:table-cell>
          <table:table-cell office:value-type="float" office:value="45426" table:style-name="ce1">
            <text:p>45426</text:p>
          </table:table-cell>
          <table:table-cell office:value-type="float" office:value="45427" table:style-name="ce1">
            <text:p>45427</text:p>
          </table:table-cell>
          <table:table-cell office:value-type="float" office:value="45428" table:style-name="ce1">
            <text:p>45428</text:p>
          </table:table-cell>
          <table:table-cell office:value-type="float" office:value="45429" table:style-name="ce1">
            <text:p>45429</text:p>
          </table:table-cell>
          <table:table-cell office:value-type="float" office:value="45430" table:style-name="ce1">
            <text:p>45430</text:p>
          </table:table-cell>
          <table:table-cell office:value-type="float" office:value="45431" table:style-name="ce1">
            <text:p>45431</text:p>
          </table:table-cell>
          <table:table-cell office:value-type="float" office:value="45432" table:style-name="ce1">
            <text:p>45432</text:p>
          </table:table-cell>
          <table:table-cell office:value-type="float" office:value="45433" table:style-name="ce1">
            <text:p>45433</text:p>
          </table:table-cell>
          <table:table-cell office:value-type="float" office:value="45434" table:style-name="ce1">
            <text:p>45434</text:p>
          </table:table-cell>
          <table:table-cell office:value-type="float" office:value="45435" table:style-name="ce1">
            <text:p>45435</text:p>
          </table:table-cell>
          <table:table-cell office:value-type="float" office:value="45436" table:style-name="ce1">
            <text:p>45436</text:p>
          </table:table-cell>
          <table:table-cell office:value-type="float" office:value="45437" table:style-name="ce1">
            <text:p>45437</text:p>
          </table:table-cell>
          <table:table-cell office:value-type="float" office:value="45438" table:style-name="ce1">
            <text:p>45438</text:p>
          </table:table-cell>
          <table:table-cell office:value-type="float" office:value="45439" table:style-name="ce1">
            <text:p>45439</text:p>
          </table:table-cell>
          <table:table-cell office:value-type="float" office:value="45440" table:style-name="ce1">
            <text:p>45440</text:p>
          </table:table-cell>
          <table:table-cell office:value-type="float" office:value="45441" table:style-name="ce1">
            <text:p>45441</text:p>
          </table:table-cell>
          <table:table-cell office:value-type="float" office:value="45442" table:style-name="ce1">
            <text:p>45442</text:p>
          </table:table-cell>
          <table:table-cell office:value-type="float" office:value="45443" table:style-name="ce1">
            <text:p>45443</text:p>
          </table:table-cell>
          <table:table-cell office:value-type="float" office:value="45444" table:style-name="ce1">
            <text:p>45444</text:p>
          </table:table-cell>
          <table:table-cell office:value-type="float" office:value="45445" table:style-name="ce1">
            <text:p>45445</text:p>
          </table:table-cell>
          <table:table-cell office:value-type="float" office:value="45446" table:style-name="ce1">
            <text:p>45446</text:p>
          </table:table-cell>
          <table:table-cell office:value-type="float" office:value="45447" table:style-name="ce1">
            <text:p>45447</text:p>
          </table:table-cell>
          <table:table-cell office:value-type="float" office:value="45448" table:style-name="ce1">
            <text:p>45448</text:p>
          </table:table-cell>
          <table:table-cell office:value-type="float" office:value="45449" table:style-name="ce1">
            <text:p>45449</text:p>
          </table:table-cell>
          <table:table-cell office:value-type="float" office:value="45450" table:style-name="ce1">
            <text:p>45450</text:p>
          </table:table-cell>
          <table:table-cell office:value-type="float" office:value="45451" table:style-name="ce1">
            <text:p>45451</text:p>
          </table:table-cell>
          <table:table-cell office:value-type="float" office:value="45452" table:style-name="ce1">
            <text:p>45452</text:p>
          </table:table-cell>
          <table:table-cell office:value-type="float" office:value="45453" table:style-name="ce1">
            <text:p>45453</text:p>
          </table:table-cell>
          <table:table-cell office:value-type="float" office:value="45454" table:style-name="ce1">
            <text:p>45454</text:p>
          </table:table-cell>
          <table:table-cell office:value-type="float" office:value="45455" table:style-name="ce1">
            <text:p>45455</text:p>
          </table:table-cell>
          <table:table-cell office:value-type="float" office:value="45456" table:style-name="ce1">
            <text:p>45456</text:p>
          </table:table-cell>
          <table:table-cell office:value-type="float" office:value="45457" table:style-name="ce1">
            <text:p>45457</text:p>
          </table:table-cell>
          <table:table-cell office:value-type="float" office:value="45458" table:style-name="ce1">
            <text:p>45458</text:p>
          </table:table-cell>
          <table:table-cell office:value-type="float" office:value="45459" table:style-name="ce1">
            <text:p>45459</text:p>
          </table:table-cell>
          <table:table-cell office:value-type="float" office:value="45460" table:style-name="ce1">
            <text:p>45460</text:p>
          </table:table-cell>
          <table:table-cell office:value-type="float" office:value="45461" table:style-name="ce1">
            <text:p>45461</text:p>
          </table:table-cell>
          <table:table-cell office:value-type="float" office:value="45462" table:style-name="ce1">
            <text:p>45462</text:p>
          </table:table-cell>
          <table:table-cell office:value-type="float" office:value="45463" table:style-name="ce1">
            <text:p>45463</text:p>
          </table:table-cell>
          <table:table-cell office:value-type="float" office:value="45464" table:style-name="ce1">
            <text:p>45464</text:p>
          </table:table-cell>
          <table:table-cell office:value-type="float" office:value="45465" table:style-name="ce1">
            <text:p>45465</text:p>
          </table:table-cell>
          <table:table-cell office:value-type="float" office:value="45466" table:style-name="ce1">
            <text:p>45466</text:p>
          </table:table-cell>
          <table:table-cell office:value-type="float" office:value="45467" table:style-name="ce1">
            <text:p>45467</text:p>
          </table:table-cell>
          <table:table-cell office:value-type="float" office:value="45468" table:style-name="ce1">
            <text:p>45468</text:p>
          </table:table-cell>
          <table:table-cell office:value-type="float" office:value="45469" table:style-name="ce1">
            <text:p>45469</text:p>
          </table:table-cell>
          <table:table-cell office:value-type="float" office:value="45470" table:style-name="ce1">
            <text:p>45470</text:p>
          </table:table-cell>
          <table:table-cell office:value-type="float" office:value="45471" table:style-name="ce1">
            <text:p>45471</text:p>
          </table:table-cell>
          <table:table-cell office:value-type="float" office:value="45472" table:style-name="ce1">
            <text:p>45472</text:p>
          </table:table-cell>
          <table:table-cell office:value-type="float" office:value="45473" table:style-name="ce1">
            <text:p>45473</text:p>
          </table:table-cell>
          <table:table-cell office:value-type="float" office:value="45474" table:style-name="ce1">
            <text:p>45474</text:p>
          </table:table-cell>
          <table:table-cell office:value-type="float" office:value="45475" table:style-name="ce1">
            <text:p>45475</text:p>
          </table:table-cell>
          <table:table-cell office:value-type="float" office:value="45476" table:style-name="ce1">
            <text:p>45476</text:p>
          </table:table-cell>
          <table:table-cell office:value-type="float" office:value="45477" table:style-name="ce1">
            <text:p>45477</text:p>
          </table:table-cell>
          <table:table-cell office:value-type="float" office:value="45478" table:style-name="ce1">
            <text:p>45478</text:p>
          </table:table-cell>
          <table:table-cell office:value-type="float" office:value="45479" table:style-name="ce1">
            <text:p>45479</text:p>
          </table:table-cell>
          <table:table-cell office:value-type="float" office:value="45480" table:style-name="ce1">
            <text:p>45480</text:p>
          </table:table-cell>
          <table:table-cell office:value-type="float" office:value="45481" table:style-name="ce1">
            <text:p>45481</text:p>
          </table:table-cell>
          <table:table-cell office:value-type="float" office:value="45482" table:style-name="ce1">
            <text:p>45482</text:p>
          </table:table-cell>
          <table:table-cell office:value-type="float" office:value="45483" table:style-name="ce1">
            <text:p>45483</text:p>
          </table:table-cell>
          <table:table-cell office:value-type="float" office:value="45484" table:style-name="ce1">
            <text:p>45484</text:p>
          </table:table-cell>
          <table:table-cell office:value-type="float" office:value="45485" table:style-name="ce1">
            <text:p>45485</text:p>
          </table:table-cell>
          <table:table-cell office:value-type="float" office:value="45486" table:style-name="ce1">
            <text:p>45486</text:p>
          </table:table-cell>
          <table:table-cell office:value-type="float" office:value="45487" table:style-name="ce1">
            <text:p>45487</text:p>
          </table:table-cell>
          <table:table-cell office:value-type="float" office:value="45488" table:style-name="ce1">
            <text:p>45488</text:p>
          </table:table-cell>
          <table:table-cell office:value-type="float" office:value="45489" table:style-name="ce1">
            <text:p>45489</text:p>
          </table:table-cell>
          <table:table-cell office:value-type="float" office:value="45490" table:style-name="ce1">
            <text:p>45490</text:p>
          </table:table-cell>
          <table:table-cell office:value-type="float" office:value="45491" table:style-name="ce1">
            <text:p>45491</text:p>
          </table:table-cell>
          <table:table-cell office:value-type="float" office:value="45492" table:style-name="ce1">
            <text:p>45492</text:p>
          </table:table-cell>
          <table:table-cell office:value-type="float" office:value="45493" table:style-name="ce1">
            <text:p>45493</text:p>
          </table:table-cell>
          <table:table-cell office:value-type="float" office:value="45494" table:style-name="ce1">
            <text:p>45494</text:p>
          </table:table-cell>
          <table:table-cell office:value-type="float" office:value="45495" table:style-name="ce1">
            <text:p>45495</text:p>
          </table:table-cell>
          <table:table-cell office:value-type="float" office:value="45496" table:style-name="ce1">
            <text:p>45496</text:p>
          </table:table-cell>
          <table:table-cell office:value-type="float" office:value="45497" table:style-name="ce1">
            <text:p>45497</text:p>
          </table:table-cell>
          <table:table-cell office:value-type="float" office:value="45498" table:style-name="ce1">
            <text:p>45498</text:p>
          </table:table-cell>
          <table:table-cell office:value-type="float" office:value="45499" table:style-name="ce1">
            <text:p>45499</text:p>
          </table:table-cell>
          <table:table-cell table:number-columns-repeated="16284"/>
        </table:table-row>
        <table:table-row table:style-name="ro1">
          <table:table-cell office:value-type="float" office:value="45500" table:style-name="ce1">
            <text:p>45500</text:p>
          </table:table-cell>
          <table:table-cell office:value-type="float" office:value="45501" table:style-name="ce1">
            <text:p>45501</text:p>
          </table:table-cell>
          <table:table-cell office:value-type="float" office:value="45502" table:style-name="ce1">
            <text:p>45502</text:p>
          </table:table-cell>
          <table:table-cell office:value-type="float" office:value="45503" table:style-name="ce1">
            <text:p>45503</text:p>
          </table:table-cell>
          <table:table-cell office:value-type="float" office:value="45504" table:style-name="ce1">
            <text:p>45504</text:p>
          </table:table-cell>
          <table:table-cell office:value-type="float" office:value="45505" table:style-name="ce1">
            <text:p>45505</text:p>
          </table:table-cell>
          <table:table-cell office:value-type="float" office:value="45506" table:style-name="ce1">
            <text:p>45506</text:p>
          </table:table-cell>
          <table:table-cell office:value-type="float" office:value="45507" table:style-name="ce1">
            <text:p>45507</text:p>
          </table:table-cell>
          <table:table-cell office:value-type="float" office:value="45508" table:style-name="ce1">
            <text:p>45508</text:p>
          </table:table-cell>
          <table:table-cell office:value-type="float" office:value="45509" table:style-name="ce1">
            <text:p>45509</text:p>
          </table:table-cell>
          <table:table-cell office:value-type="float" office:value="45510" table:style-name="ce1">
            <text:p>45510</text:p>
          </table:table-cell>
          <table:table-cell office:value-type="float" office:value="45511" table:style-name="ce1">
            <text:p>45511</text:p>
          </table:table-cell>
          <table:table-cell office:value-type="float" office:value="45512" table:style-name="ce1">
            <text:p>45512</text:p>
          </table:table-cell>
          <table:table-cell office:value-type="float" office:value="45513" table:style-name="ce1">
            <text:p>45513</text:p>
          </table:table-cell>
          <table:table-cell office:value-type="float" office:value="45514" table:style-name="ce1">
            <text:p>45514</text:p>
          </table:table-cell>
          <table:table-cell office:value-type="float" office:value="45515" table:style-name="ce1">
            <text:p>45515</text:p>
          </table:table-cell>
          <table:table-cell office:value-type="float" office:value="45516" table:style-name="ce1">
            <text:p>45516</text:p>
          </table:table-cell>
          <table:table-cell office:value-type="float" office:value="45517" table:style-name="ce1">
            <text:p>45517</text:p>
          </table:table-cell>
          <table:table-cell office:value-type="float" office:value="45518" table:style-name="ce1">
            <text:p>45518</text:p>
          </table:table-cell>
          <table:table-cell office:value-type="float" office:value="45519" table:style-name="ce1">
            <text:p>45519</text:p>
          </table:table-cell>
          <table:table-cell office:value-type="float" office:value="45520" table:style-name="ce1">
            <text:p>45520</text:p>
          </table:table-cell>
          <table:table-cell office:value-type="float" office:value="45521" table:style-name="ce1">
            <text:p>45521</text:p>
          </table:table-cell>
          <table:table-cell office:value-type="float" office:value="45522" table:style-name="ce1">
            <text:p>45522</text:p>
          </table:table-cell>
          <table:table-cell office:value-type="float" office:value="45523" table:style-name="ce1">
            <text:p>45523</text:p>
          </table:table-cell>
          <table:table-cell office:value-type="float" office:value="45524" table:style-name="ce1">
            <text:p>45524</text:p>
          </table:table-cell>
          <table:table-cell office:value-type="float" office:value="45525" table:style-name="ce1">
            <text:p>45525</text:p>
          </table:table-cell>
          <table:table-cell office:value-type="float" office:value="45526" table:style-name="ce1">
            <text:p>45526</text:p>
          </table:table-cell>
          <table:table-cell office:value-type="float" office:value="45527" table:style-name="ce1">
            <text:p>45527</text:p>
          </table:table-cell>
          <table:table-cell office:value-type="float" office:value="45528" table:style-name="ce1">
            <text:p>45528</text:p>
          </table:table-cell>
          <table:table-cell office:value-type="float" office:value="45529" table:style-name="ce1">
            <text:p>45529</text:p>
          </table:table-cell>
          <table:table-cell office:value-type="float" office:value="45530" table:style-name="ce1">
            <text:p>45530</text:p>
          </table:table-cell>
          <table:table-cell office:value-type="float" office:value="45531" table:style-name="ce1">
            <text:p>45531</text:p>
          </table:table-cell>
          <table:table-cell office:value-type="float" office:value="45532" table:style-name="ce1">
            <text:p>45532</text:p>
          </table:table-cell>
          <table:table-cell office:value-type="float" office:value="45533" table:style-name="ce1">
            <text:p>45533</text:p>
          </table:table-cell>
          <table:table-cell office:value-type="float" office:value="45534" table:style-name="ce1">
            <text:p>45534</text:p>
          </table:table-cell>
          <table:table-cell office:value-type="float" office:value="45535" table:style-name="ce1">
            <text:p>45535</text:p>
          </table:table-cell>
          <table:table-cell office:value-type="float" office:value="45536" table:style-name="ce1">
            <text:p>45536</text:p>
          </table:table-cell>
          <table:table-cell office:value-type="float" office:value="45537" table:style-name="ce1">
            <text:p>45537</text:p>
          </table:table-cell>
          <table:table-cell office:value-type="float" office:value="45538" table:style-name="ce1">
            <text:p>45538</text:p>
          </table:table-cell>
          <table:table-cell office:value-type="float" office:value="45539" table:style-name="ce1">
            <text:p>45539</text:p>
          </table:table-cell>
          <table:table-cell office:value-type="float" office:value="45540" table:style-name="ce1">
            <text:p>45540</text:p>
          </table:table-cell>
          <table:table-cell office:value-type="float" office:value="45541" table:style-name="ce1">
            <text:p>45541</text:p>
          </table:table-cell>
          <table:table-cell office:value-type="float" office:value="45542" table:style-name="ce1">
            <text:p>45542</text:p>
          </table:table-cell>
          <table:table-cell office:value-type="float" office:value="45543" table:style-name="ce1">
            <text:p>45543</text:p>
          </table:table-cell>
          <table:table-cell office:value-type="float" office:value="45544" table:style-name="ce1">
            <text:p>45544</text:p>
          </table:table-cell>
          <table:table-cell office:value-type="float" office:value="45545" table:style-name="ce1">
            <text:p>45545</text:p>
          </table:table-cell>
          <table:table-cell office:value-type="float" office:value="45546" table:style-name="ce1">
            <text:p>45546</text:p>
          </table:table-cell>
          <table:table-cell office:value-type="float" office:value="45547" table:style-name="ce1">
            <text:p>45547</text:p>
          </table:table-cell>
          <table:table-cell office:value-type="float" office:value="45548" table:style-name="ce1">
            <text:p>45548</text:p>
          </table:table-cell>
          <table:table-cell office:value-type="float" office:value="45549" table:style-name="ce1">
            <text:p>45549</text:p>
          </table:table-cell>
          <table:table-cell office:value-type="float" office:value="45550" table:style-name="ce1">
            <text:p>45550</text:p>
          </table:table-cell>
          <table:table-cell office:value-type="float" office:value="45551" table:style-name="ce1">
            <text:p>45551</text:p>
          </table:table-cell>
          <table:table-cell office:value-type="float" office:value="45552" table:style-name="ce1">
            <text:p>45552</text:p>
          </table:table-cell>
          <table:table-cell office:value-type="float" office:value="45553" table:style-name="ce1">
            <text:p>45553</text:p>
          </table:table-cell>
          <table:table-cell office:value-type="float" office:value="45554" table:style-name="ce1">
            <text:p>45554</text:p>
          </table:table-cell>
          <table:table-cell office:value-type="float" office:value="45555" table:style-name="ce1">
            <text:p>45555</text:p>
          </table:table-cell>
          <table:table-cell office:value-type="float" office:value="45556" table:style-name="ce1">
            <text:p>45556</text:p>
          </table:table-cell>
          <table:table-cell office:value-type="float" office:value="45557" table:style-name="ce1">
            <text:p>45557</text:p>
          </table:table-cell>
          <table:table-cell office:value-type="float" office:value="45558" table:style-name="ce1">
            <text:p>45558</text:p>
          </table:table-cell>
          <table:table-cell office:value-type="float" office:value="45559" table:style-name="ce1">
            <text:p>45559</text:p>
          </table:table-cell>
          <table:table-cell office:value-type="float" office:value="45560" table:style-name="ce1">
            <text:p>45560</text:p>
          </table:table-cell>
          <table:table-cell office:value-type="float" office:value="45561" table:style-name="ce1">
            <text:p>45561</text:p>
          </table:table-cell>
          <table:table-cell office:value-type="float" office:value="45562" table:style-name="ce1">
            <text:p>45562</text:p>
          </table:table-cell>
          <table:table-cell office:value-type="float" office:value="45563" table:style-name="ce1">
            <text:p>45563</text:p>
          </table:table-cell>
          <table:table-cell office:value-type="float" office:value="45564" table:style-name="ce1">
            <text:p>45564</text:p>
          </table:table-cell>
          <table:table-cell office:value-type="float" office:value="45565" table:style-name="ce1">
            <text:p>45565</text:p>
          </table:table-cell>
          <table:table-cell office:value-type="float" office:value="45566" table:style-name="ce1">
            <text:p>45566</text:p>
          </table:table-cell>
          <table:table-cell office:value-type="float" office:value="45567" table:style-name="ce1">
            <text:p>45567</text:p>
          </table:table-cell>
          <table:table-cell office:value-type="float" office:value="45568" table:style-name="ce1">
            <text:p>45568</text:p>
          </table:table-cell>
          <table:table-cell office:value-type="float" office:value="45569" table:style-name="ce1">
            <text:p>45569</text:p>
          </table:table-cell>
          <table:table-cell office:value-type="float" office:value="45570" table:style-name="ce1">
            <text:p>45570</text:p>
          </table:table-cell>
          <table:table-cell office:value-type="float" office:value="45571" table:style-name="ce1">
            <text:p>45571</text:p>
          </table:table-cell>
          <table:table-cell office:value-type="float" office:value="45572" table:style-name="ce1">
            <text:p>45572</text:p>
          </table:table-cell>
          <table:table-cell office:value-type="float" office:value="45573" table:style-name="ce1">
            <text:p>45573</text:p>
          </table:table-cell>
          <table:table-cell office:value-type="float" office:value="45574" table:style-name="ce1">
            <text:p>45574</text:p>
          </table:table-cell>
          <table:table-cell office:value-type="float" office:value="45575" table:style-name="ce1">
            <text:p>45575</text:p>
          </table:table-cell>
          <table:table-cell office:value-type="float" office:value="45576" table:style-name="ce1">
            <text:p>45576</text:p>
          </table:table-cell>
          <table:table-cell office:value-type="float" office:value="45577" table:style-name="ce1">
            <text:p>45577</text:p>
          </table:table-cell>
          <table:table-cell office:value-type="float" office:value="45578" table:style-name="ce1">
            <text:p>45578</text:p>
          </table:table-cell>
          <table:table-cell office:value-type="float" office:value="45579" table:style-name="ce1">
            <text:p>45579</text:p>
          </table:table-cell>
          <table:table-cell office:value-type="float" office:value="45580" table:style-name="ce1">
            <text:p>45580</text:p>
          </table:table-cell>
          <table:table-cell office:value-type="float" office:value="45581" table:style-name="ce1">
            <text:p>45581</text:p>
          </table:table-cell>
          <table:table-cell office:value-type="float" office:value="45582" table:style-name="ce1">
            <text:p>45582</text:p>
          </table:table-cell>
          <table:table-cell office:value-type="float" office:value="45583" table:style-name="ce1">
            <text:p>45583</text:p>
          </table:table-cell>
          <table:table-cell office:value-type="float" office:value="45584" table:style-name="ce1">
            <text:p>45584</text:p>
          </table:table-cell>
          <table:table-cell office:value-type="float" office:value="45585" table:style-name="ce1">
            <text:p>45585</text:p>
          </table:table-cell>
          <table:table-cell office:value-type="float" office:value="45586" table:style-name="ce1">
            <text:p>45586</text:p>
          </table:table-cell>
          <table:table-cell office:value-type="float" office:value="45587" table:style-name="ce1">
            <text:p>45587</text:p>
          </table:table-cell>
          <table:table-cell office:value-type="float" office:value="45588" table:style-name="ce1">
            <text:p>45588</text:p>
          </table:table-cell>
          <table:table-cell office:value-type="float" office:value="45589" table:style-name="ce1">
            <text:p>45589</text:p>
          </table:table-cell>
          <table:table-cell office:value-type="float" office:value="45590" table:style-name="ce1">
            <text:p>45590</text:p>
          </table:table-cell>
          <table:table-cell office:value-type="float" office:value="45591" table:style-name="ce1">
            <text:p>45591</text:p>
          </table:table-cell>
          <table:table-cell office:value-type="float" office:value="45592" table:style-name="ce1">
            <text:p>45592</text:p>
          </table:table-cell>
          <table:table-cell office:value-type="float" office:value="45593" table:style-name="ce1">
            <text:p>45593</text:p>
          </table:table-cell>
          <table:table-cell office:value-type="float" office:value="45594" table:style-name="ce1">
            <text:p>45594</text:p>
          </table:table-cell>
          <table:table-cell office:value-type="float" office:value="45595" table:style-name="ce1">
            <text:p>45595</text:p>
          </table:table-cell>
          <table:table-cell office:value-type="float" office:value="45596" table:style-name="ce1">
            <text:p>45596</text:p>
          </table:table-cell>
          <table:table-cell office:value-type="float" office:value="45597" table:style-name="ce1">
            <text:p>45597</text:p>
          </table:table-cell>
          <table:table-cell office:value-type="float" office:value="45598" table:style-name="ce1">
            <text:p>45598</text:p>
          </table:table-cell>
          <table:table-cell office:value-type="float" office:value="45599" table:style-name="ce1">
            <text:p>45599</text:p>
          </table:table-cell>
          <table:table-cell table:number-columns-repeated="16284"/>
        </table:table-row>
        <table:table-row table:style-name="ro1">
          <table:table-cell office:value-type="float" office:value="45600" table:style-name="ce1">
            <text:p>45600</text:p>
          </table:table-cell>
          <table:table-cell office:value-type="float" office:value="45601" table:style-name="ce1">
            <text:p>45601</text:p>
          </table:table-cell>
          <table:table-cell office:value-type="float" office:value="45602" table:style-name="ce1">
            <text:p>45602</text:p>
          </table:table-cell>
          <table:table-cell office:value-type="float" office:value="45603" table:style-name="ce1">
            <text:p>45603</text:p>
          </table:table-cell>
          <table:table-cell office:value-type="float" office:value="45604" table:style-name="ce1">
            <text:p>45604</text:p>
          </table:table-cell>
          <table:table-cell office:value-type="float" office:value="45605" table:style-name="ce1">
            <text:p>45605</text:p>
          </table:table-cell>
          <table:table-cell office:value-type="float" office:value="45606" table:style-name="ce1">
            <text:p>45606</text:p>
          </table:table-cell>
          <table:table-cell office:value-type="float" office:value="45607" table:style-name="ce1">
            <text:p>45607</text:p>
          </table:table-cell>
          <table:table-cell office:value-type="float" office:value="45608" table:style-name="ce1">
            <text:p>45608</text:p>
          </table:table-cell>
          <table:table-cell office:value-type="float" office:value="45609" table:style-name="ce1">
            <text:p>45609</text:p>
          </table:table-cell>
          <table:table-cell office:value-type="float" office:value="45610" table:style-name="ce1">
            <text:p>45610</text:p>
          </table:table-cell>
          <table:table-cell office:value-type="float" office:value="45611" table:style-name="ce1">
            <text:p>45611</text:p>
          </table:table-cell>
          <table:table-cell office:value-type="float" office:value="45612" table:style-name="ce1">
            <text:p>45612</text:p>
          </table:table-cell>
          <table:table-cell office:value-type="float" office:value="45613" table:style-name="ce1">
            <text:p>45613</text:p>
          </table:table-cell>
          <table:table-cell office:value-type="float" office:value="45614" table:style-name="ce1">
            <text:p>45614</text:p>
          </table:table-cell>
          <table:table-cell office:value-type="float" office:value="45615" table:style-name="ce1">
            <text:p>45615</text:p>
          </table:table-cell>
          <table:table-cell office:value-type="float" office:value="45616" table:style-name="ce1">
            <text:p>45616</text:p>
          </table:table-cell>
          <table:table-cell office:value-type="float" office:value="45617" table:style-name="ce1">
            <text:p>45617</text:p>
          </table:table-cell>
          <table:table-cell office:value-type="float" office:value="45618" table:style-name="ce1">
            <text:p>45618</text:p>
          </table:table-cell>
          <table:table-cell office:value-type="float" office:value="45619" table:style-name="ce1">
            <text:p>45619</text:p>
          </table:table-cell>
          <table:table-cell office:value-type="float" office:value="45620" table:style-name="ce1">
            <text:p>45620</text:p>
          </table:table-cell>
          <table:table-cell office:value-type="float" office:value="45621" table:style-name="ce1">
            <text:p>45621</text:p>
          </table:table-cell>
          <table:table-cell office:value-type="float" office:value="45622" table:style-name="ce1">
            <text:p>45622</text:p>
          </table:table-cell>
          <table:table-cell office:value-type="float" office:value="45623" table:style-name="ce1">
            <text:p>45623</text:p>
          </table:table-cell>
          <table:table-cell office:value-type="float" office:value="45624" table:style-name="ce1">
            <text:p>45624</text:p>
          </table:table-cell>
          <table:table-cell office:value-type="float" office:value="45625" table:style-name="ce1">
            <text:p>45625</text:p>
          </table:table-cell>
          <table:table-cell office:value-type="float" office:value="45626" table:style-name="ce1">
            <text:p>45626</text:p>
          </table:table-cell>
          <table:table-cell office:value-type="float" office:value="45627" table:style-name="ce1">
            <text:p>45627</text:p>
          </table:table-cell>
          <table:table-cell office:value-type="float" office:value="45628" table:style-name="ce1">
            <text:p>45628</text:p>
          </table:table-cell>
          <table:table-cell office:value-type="float" office:value="45629" table:style-name="ce1">
            <text:p>45629</text:p>
          </table:table-cell>
          <table:table-cell office:value-type="float" office:value="45630" table:style-name="ce1">
            <text:p>45630</text:p>
          </table:table-cell>
          <table:table-cell office:value-type="float" office:value="45631" table:style-name="ce1">
            <text:p>45631</text:p>
          </table:table-cell>
          <table:table-cell office:value-type="float" office:value="45632" table:style-name="ce1">
            <text:p>45632</text:p>
          </table:table-cell>
          <table:table-cell office:value-type="float" office:value="45633" table:style-name="ce1">
            <text:p>45633</text:p>
          </table:table-cell>
          <table:table-cell office:value-type="float" office:value="45634" table:style-name="ce1">
            <text:p>45634</text:p>
          </table:table-cell>
          <table:table-cell office:value-type="float" office:value="45635" table:style-name="ce1">
            <text:p>45635</text:p>
          </table:table-cell>
          <table:table-cell office:value-type="float" office:value="45636" table:style-name="ce1">
            <text:p>45636</text:p>
          </table:table-cell>
          <table:table-cell office:value-type="float" office:value="45637" table:style-name="ce1">
            <text:p>45637</text:p>
          </table:table-cell>
          <table:table-cell office:value-type="float" office:value="45638" table:style-name="ce1">
            <text:p>45638</text:p>
          </table:table-cell>
          <table:table-cell office:value-type="float" office:value="45639" table:style-name="ce1">
            <text:p>45639</text:p>
          </table:table-cell>
          <table:table-cell office:value-type="float" office:value="45640" table:style-name="ce1">
            <text:p>45640</text:p>
          </table:table-cell>
          <table:table-cell office:value-type="float" office:value="45641" table:style-name="ce1">
            <text:p>45641</text:p>
          </table:table-cell>
          <table:table-cell office:value-type="float" office:value="45642" table:style-name="ce1">
            <text:p>45642</text:p>
          </table:table-cell>
          <table:table-cell office:value-type="float" office:value="45643" table:style-name="ce1">
            <text:p>45643</text:p>
          </table:table-cell>
          <table:table-cell office:value-type="float" office:value="45644" table:style-name="ce1">
            <text:p>45644</text:p>
          </table:table-cell>
          <table:table-cell office:value-type="float" office:value="45645" table:style-name="ce1">
            <text:p>45645</text:p>
          </table:table-cell>
          <table:table-cell office:value-type="float" office:value="45646" table:style-name="ce1">
            <text:p>45646</text:p>
          </table:table-cell>
          <table:table-cell office:value-type="float" office:value="45647" table:style-name="ce1">
            <text:p>45647</text:p>
          </table:table-cell>
          <table:table-cell office:value-type="float" office:value="45648" table:style-name="ce1">
            <text:p>45648</text:p>
          </table:table-cell>
          <table:table-cell office:value-type="float" office:value="45649" table:style-name="ce1">
            <text:p>45649</text:p>
          </table:table-cell>
          <table:table-cell office:value-type="float" office:value="45650" table:style-name="ce1">
            <text:p>45650</text:p>
          </table:table-cell>
          <table:table-cell office:value-type="float" office:value="45651" table:style-name="ce1">
            <text:p>45651</text:p>
          </table:table-cell>
          <table:table-cell office:value-type="float" office:value="45652" table:style-name="ce1">
            <text:p>45652</text:p>
          </table:table-cell>
          <table:table-cell office:value-type="float" office:value="45653" table:style-name="ce1">
            <text:p>45653</text:p>
          </table:table-cell>
          <table:table-cell office:value-type="float" office:value="45654" table:style-name="ce1">
            <text:p>45654</text:p>
          </table:table-cell>
          <table:table-cell office:value-type="float" office:value="45655" table:style-name="ce1">
            <text:p>45655</text:p>
          </table:table-cell>
          <table:table-cell office:value-type="float" office:value="45656" table:style-name="ce1">
            <text:p>45656</text:p>
          </table:table-cell>
          <table:table-cell office:value-type="float" office:value="45657" table:style-name="ce1">
            <text:p>45657</text:p>
          </table:table-cell>
          <table:table-cell office:value-type="float" office:value="45658" table:style-name="ce1">
            <text:p>45658</text:p>
          </table:table-cell>
          <table:table-cell office:value-type="float" office:value="45659" table:style-name="ce1">
            <text:p>45659</text:p>
          </table:table-cell>
          <table:table-cell office:value-type="float" office:value="45660" table:style-name="ce1">
            <text:p>45660</text:p>
          </table:table-cell>
          <table:table-cell office:value-type="float" office:value="45661" table:style-name="ce1">
            <text:p>45661</text:p>
          </table:table-cell>
          <table:table-cell office:value-type="float" office:value="45662" table:style-name="ce1">
            <text:p>45662</text:p>
          </table:table-cell>
          <table:table-cell office:value-type="float" office:value="45663" table:style-name="ce1">
            <text:p>45663</text:p>
          </table:table-cell>
          <table:table-cell office:value-type="float" office:value="45664" table:style-name="ce1">
            <text:p>45664</text:p>
          </table:table-cell>
          <table:table-cell office:value-type="float" office:value="45665" table:style-name="ce1">
            <text:p>45665</text:p>
          </table:table-cell>
          <table:table-cell office:value-type="float" office:value="45666" table:style-name="ce1">
            <text:p>45666</text:p>
          </table:table-cell>
          <table:table-cell office:value-type="float" office:value="45667" table:style-name="ce1">
            <text:p>45667</text:p>
          </table:table-cell>
          <table:table-cell office:value-type="float" office:value="45668" table:style-name="ce1">
            <text:p>45668</text:p>
          </table:table-cell>
          <table:table-cell office:value-type="float" office:value="45669" table:style-name="ce1">
            <text:p>45669</text:p>
          </table:table-cell>
          <table:table-cell office:value-type="float" office:value="45670" table:style-name="ce1">
            <text:p>45670</text:p>
          </table:table-cell>
          <table:table-cell office:value-type="float" office:value="45671" table:style-name="ce1">
            <text:p>45671</text:p>
          </table:table-cell>
          <table:table-cell office:value-type="float" office:value="45672" table:style-name="ce1">
            <text:p>45672</text:p>
          </table:table-cell>
          <table:table-cell office:value-type="float" office:value="45673" table:style-name="ce1">
            <text:p>45673</text:p>
          </table:table-cell>
          <table:table-cell office:value-type="float" office:value="45674" table:style-name="ce1">
            <text:p>45674</text:p>
          </table:table-cell>
          <table:table-cell office:value-type="float" office:value="45675" table:style-name="ce1">
            <text:p>45675</text:p>
          </table:table-cell>
          <table:table-cell office:value-type="float" office:value="45676" table:style-name="ce1">
            <text:p>45676</text:p>
          </table:table-cell>
          <table:table-cell office:value-type="float" office:value="45677" table:style-name="ce1">
            <text:p>45677</text:p>
          </table:table-cell>
          <table:table-cell office:value-type="float" office:value="45678" table:style-name="ce1">
            <text:p>45678</text:p>
          </table:table-cell>
          <table:table-cell office:value-type="float" office:value="45679" table:style-name="ce1">
            <text:p>45679</text:p>
          </table:table-cell>
          <table:table-cell office:value-type="float" office:value="45680" table:style-name="ce1">
            <text:p>45680</text:p>
          </table:table-cell>
          <table:table-cell office:value-type="float" office:value="45681" table:style-name="ce1">
            <text:p>45681</text:p>
          </table:table-cell>
          <table:table-cell office:value-type="float" office:value="45682" table:style-name="ce1">
            <text:p>45682</text:p>
          </table:table-cell>
          <table:table-cell office:value-type="float" office:value="45683" table:style-name="ce1">
            <text:p>45683</text:p>
          </table:table-cell>
          <table:table-cell office:value-type="float" office:value="45684" table:style-name="ce1">
            <text:p>45684</text:p>
          </table:table-cell>
          <table:table-cell office:value-type="float" office:value="45685" table:style-name="ce1">
            <text:p>45685</text:p>
          </table:table-cell>
          <table:table-cell office:value-type="float" office:value="45686" table:style-name="ce1">
            <text:p>45686</text:p>
          </table:table-cell>
          <table:table-cell office:value-type="float" office:value="45687" table:style-name="ce1">
            <text:p>45687</text:p>
          </table:table-cell>
          <table:table-cell office:value-type="float" office:value="45688" table:style-name="ce1">
            <text:p>45688</text:p>
          </table:table-cell>
          <table:table-cell office:value-type="float" office:value="45689" table:style-name="ce1">
            <text:p>45689</text:p>
          </table:table-cell>
          <table:table-cell office:value-type="float" office:value="45690" table:style-name="ce1">
            <text:p>45690</text:p>
          </table:table-cell>
          <table:table-cell office:value-type="float" office:value="45691" table:style-name="ce1">
            <text:p>45691</text:p>
          </table:table-cell>
          <table:table-cell office:value-type="float" office:value="45692" table:style-name="ce1">
            <text:p>45692</text:p>
          </table:table-cell>
          <table:table-cell office:value-type="float" office:value="45693" table:style-name="ce1">
            <text:p>45693</text:p>
          </table:table-cell>
          <table:table-cell office:value-type="float" office:value="45694" table:style-name="ce1">
            <text:p>45694</text:p>
          </table:table-cell>
          <table:table-cell office:value-type="float" office:value="45695" table:style-name="ce1">
            <text:p>45695</text:p>
          </table:table-cell>
          <table:table-cell office:value-type="float" office:value="45696" table:style-name="ce1">
            <text:p>45696</text:p>
          </table:table-cell>
          <table:table-cell office:value-type="float" office:value="45697" table:style-name="ce1">
            <text:p>45697</text:p>
          </table:table-cell>
          <table:table-cell office:value-type="float" office:value="45698" table:style-name="ce1">
            <text:p>45698</text:p>
          </table:table-cell>
          <table:table-cell office:value-type="float" office:value="45699" table:style-name="ce1">
            <text:p>45699</text:p>
          </table:table-cell>
          <table:table-cell table:number-columns-repeated="16284"/>
        </table:table-row>
        <table:table-row table:style-name="ro1">
          <table:table-cell office:value-type="float" office:value="45700" table:style-name="ce1">
            <text:p>45700</text:p>
          </table:table-cell>
          <table:table-cell office:value-type="float" office:value="45701" table:style-name="ce1">
            <text:p>45701</text:p>
          </table:table-cell>
          <table:table-cell office:value-type="float" office:value="45702" table:style-name="ce1">
            <text:p>45702</text:p>
          </table:table-cell>
          <table:table-cell office:value-type="float" office:value="45703" table:style-name="ce1">
            <text:p>45703</text:p>
          </table:table-cell>
          <table:table-cell office:value-type="float" office:value="45704" table:style-name="ce1">
            <text:p>45704</text:p>
          </table:table-cell>
          <table:table-cell office:value-type="float" office:value="45705" table:style-name="ce1">
            <text:p>45705</text:p>
          </table:table-cell>
          <table:table-cell office:value-type="float" office:value="45706" table:style-name="ce1">
            <text:p>45706</text:p>
          </table:table-cell>
          <table:table-cell office:value-type="float" office:value="45707" table:style-name="ce1">
            <text:p>45707</text:p>
          </table:table-cell>
          <table:table-cell office:value-type="float" office:value="45708" table:style-name="ce1">
            <text:p>45708</text:p>
          </table:table-cell>
          <table:table-cell office:value-type="float" office:value="45709" table:style-name="ce1">
            <text:p>45709</text:p>
          </table:table-cell>
          <table:table-cell office:value-type="float" office:value="45710" table:style-name="ce1">
            <text:p>45710</text:p>
          </table:table-cell>
          <table:table-cell office:value-type="float" office:value="45711" table:style-name="ce1">
            <text:p>45711</text:p>
          </table:table-cell>
          <table:table-cell office:value-type="float" office:value="45712" table:style-name="ce1">
            <text:p>45712</text:p>
          </table:table-cell>
          <table:table-cell office:value-type="float" office:value="45713" table:style-name="ce1">
            <text:p>45713</text:p>
          </table:table-cell>
          <table:table-cell office:value-type="float" office:value="45714" table:style-name="ce1">
            <text:p>45714</text:p>
          </table:table-cell>
          <table:table-cell office:value-type="float" office:value="45715" table:style-name="ce1">
            <text:p>45715</text:p>
          </table:table-cell>
          <table:table-cell office:value-type="float" office:value="45716" table:style-name="ce1">
            <text:p>45716</text:p>
          </table:table-cell>
          <table:table-cell office:value-type="float" office:value="45717" table:style-name="ce1">
            <text:p>45717</text:p>
          </table:table-cell>
          <table:table-cell office:value-type="float" office:value="45718" table:style-name="ce1">
            <text:p>45718</text:p>
          </table:table-cell>
          <table:table-cell office:value-type="float" office:value="45719" table:style-name="ce1">
            <text:p>45719</text:p>
          </table:table-cell>
          <table:table-cell office:value-type="float" office:value="45720" table:style-name="ce1">
            <text:p>45720</text:p>
          </table:table-cell>
          <table:table-cell office:value-type="float" office:value="45721" table:style-name="ce1">
            <text:p>45721</text:p>
          </table:table-cell>
          <table:table-cell office:value-type="float" office:value="45722" table:style-name="ce1">
            <text:p>45722</text:p>
          </table:table-cell>
          <table:table-cell office:value-type="float" office:value="45723" table:style-name="ce1">
            <text:p>45723</text:p>
          </table:table-cell>
          <table:table-cell office:value-type="float" office:value="45724" table:style-name="ce1">
            <text:p>45724</text:p>
          </table:table-cell>
          <table:table-cell office:value-type="float" office:value="45725" table:style-name="ce1">
            <text:p>45725</text:p>
          </table:table-cell>
          <table:table-cell office:value-type="float" office:value="45726" table:style-name="ce1">
            <text:p>45726</text:p>
          </table:table-cell>
          <table:table-cell office:value-type="float" office:value="45727" table:style-name="ce1">
            <text:p>45727</text:p>
          </table:table-cell>
          <table:table-cell office:value-type="float" office:value="45728" table:style-name="ce1">
            <text:p>45728</text:p>
          </table:table-cell>
          <table:table-cell office:value-type="float" office:value="45729" table:style-name="ce1">
            <text:p>45729</text:p>
          </table:table-cell>
          <table:table-cell office:value-type="float" office:value="45730" table:style-name="ce1">
            <text:p>45730</text:p>
          </table:table-cell>
          <table:table-cell office:value-type="float" office:value="45731" table:style-name="ce1">
            <text:p>45731</text:p>
          </table:table-cell>
          <table:table-cell office:value-type="float" office:value="45732" table:style-name="ce1">
            <text:p>45732</text:p>
          </table:table-cell>
          <table:table-cell office:value-type="float" office:value="45733" table:style-name="ce1">
            <text:p>45733</text:p>
          </table:table-cell>
          <table:table-cell office:value-type="float" office:value="45734" table:style-name="ce1">
            <text:p>45734</text:p>
          </table:table-cell>
          <table:table-cell office:value-type="float" office:value="45735" table:style-name="ce1">
            <text:p>45735</text:p>
          </table:table-cell>
          <table:table-cell office:value-type="float" office:value="45736" table:style-name="ce1">
            <text:p>45736</text:p>
          </table:table-cell>
          <table:table-cell office:value-type="float" office:value="45737" table:style-name="ce1">
            <text:p>45737</text:p>
          </table:table-cell>
          <table:table-cell office:value-type="float" office:value="45738" table:style-name="ce1">
            <text:p>45738</text:p>
          </table:table-cell>
          <table:table-cell office:value-type="float" office:value="45739" table:style-name="ce1">
            <text:p>45739</text:p>
          </table:table-cell>
          <table:table-cell office:value-type="float" office:value="45740" table:style-name="ce1">
            <text:p>45740</text:p>
          </table:table-cell>
          <table:table-cell office:value-type="float" office:value="45741" table:style-name="ce1">
            <text:p>45741</text:p>
          </table:table-cell>
          <table:table-cell office:value-type="float" office:value="45742" table:style-name="ce1">
            <text:p>45742</text:p>
          </table:table-cell>
          <table:table-cell office:value-type="float" office:value="45743" table:style-name="ce1">
            <text:p>45743</text:p>
          </table:table-cell>
          <table:table-cell office:value-type="float" office:value="45744" table:style-name="ce1">
            <text:p>45744</text:p>
          </table:table-cell>
          <table:table-cell office:value-type="float" office:value="45745" table:style-name="ce1">
            <text:p>45745</text:p>
          </table:table-cell>
          <table:table-cell office:value-type="float" office:value="45746" table:style-name="ce1">
            <text:p>45746</text:p>
          </table:table-cell>
          <table:table-cell office:value-type="float" office:value="45747" table:style-name="ce1">
            <text:p>45747</text:p>
          </table:table-cell>
          <table:table-cell office:value-type="float" office:value="45748" table:style-name="ce1">
            <text:p>45748</text:p>
          </table:table-cell>
          <table:table-cell office:value-type="float" office:value="45749" table:style-name="ce1">
            <text:p>45749</text:p>
          </table:table-cell>
          <table:table-cell office:value-type="float" office:value="45750" table:style-name="ce1">
            <text:p>45750</text:p>
          </table:table-cell>
          <table:table-cell office:value-type="float" office:value="45751" table:style-name="ce1">
            <text:p>45751</text:p>
          </table:table-cell>
          <table:table-cell office:value-type="float" office:value="45752" table:style-name="ce1">
            <text:p>45752</text:p>
          </table:table-cell>
          <table:table-cell office:value-type="float" office:value="45753" table:style-name="ce1">
            <text:p>45753</text:p>
          </table:table-cell>
          <table:table-cell office:value-type="float" office:value="45754" table:style-name="ce1">
            <text:p>45754</text:p>
          </table:table-cell>
          <table:table-cell office:value-type="float" office:value="45755" table:style-name="ce1">
            <text:p>45755</text:p>
          </table:table-cell>
          <table:table-cell office:value-type="float" office:value="45756" table:style-name="ce1">
            <text:p>45756</text:p>
          </table:table-cell>
          <table:table-cell office:value-type="float" office:value="45757" table:style-name="ce1">
            <text:p>45757</text:p>
          </table:table-cell>
          <table:table-cell office:value-type="float" office:value="45758" table:style-name="ce1">
            <text:p>45758</text:p>
          </table:table-cell>
          <table:table-cell office:value-type="float" office:value="45759" table:style-name="ce1">
            <text:p>45759</text:p>
          </table:table-cell>
          <table:table-cell office:value-type="float" office:value="45760" table:style-name="ce1">
            <text:p>45760</text:p>
          </table:table-cell>
          <table:table-cell office:value-type="float" office:value="45761" table:style-name="ce1">
            <text:p>45761</text:p>
          </table:table-cell>
          <table:table-cell office:value-type="float" office:value="45762" table:style-name="ce1">
            <text:p>45762</text:p>
          </table:table-cell>
          <table:table-cell office:value-type="float" office:value="45763" table:style-name="ce1">
            <text:p>45763</text:p>
          </table:table-cell>
          <table:table-cell office:value-type="float" office:value="45764" table:style-name="ce1">
            <text:p>45764</text:p>
          </table:table-cell>
          <table:table-cell office:value-type="float" office:value="45765" table:style-name="ce1">
            <text:p>45765</text:p>
          </table:table-cell>
          <table:table-cell office:value-type="float" office:value="45766" table:style-name="ce1">
            <text:p>45766</text:p>
          </table:table-cell>
          <table:table-cell office:value-type="float" office:value="45767" table:style-name="ce1">
            <text:p>45767</text:p>
          </table:table-cell>
          <table:table-cell office:value-type="float" office:value="45768" table:style-name="ce1">
            <text:p>45768</text:p>
          </table:table-cell>
          <table:table-cell office:value-type="float" office:value="45769" table:style-name="ce1">
            <text:p>45769</text:p>
          </table:table-cell>
          <table:table-cell office:value-type="float" office:value="45770" table:style-name="ce1">
            <text:p>45770</text:p>
          </table:table-cell>
          <table:table-cell office:value-type="float" office:value="45771" table:style-name="ce1">
            <text:p>45771</text:p>
          </table:table-cell>
          <table:table-cell office:value-type="float" office:value="45772" table:style-name="ce1">
            <text:p>45772</text:p>
          </table:table-cell>
          <table:table-cell office:value-type="float" office:value="45773" table:style-name="ce1">
            <text:p>45773</text:p>
          </table:table-cell>
          <table:table-cell office:value-type="float" office:value="45774" table:style-name="ce1">
            <text:p>45774</text:p>
          </table:table-cell>
          <table:table-cell office:value-type="float" office:value="45775" table:style-name="ce1">
            <text:p>45775</text:p>
          </table:table-cell>
          <table:table-cell office:value-type="float" office:value="45776" table:style-name="ce1">
            <text:p>45776</text:p>
          </table:table-cell>
          <table:table-cell office:value-type="float" office:value="45777" table:style-name="ce1">
            <text:p>45777</text:p>
          </table:table-cell>
          <table:table-cell office:value-type="float" office:value="45778" table:style-name="ce1">
            <text:p>45778</text:p>
          </table:table-cell>
          <table:table-cell office:value-type="float" office:value="45779" table:style-name="ce1">
            <text:p>45779</text:p>
          </table:table-cell>
          <table:table-cell office:value-type="float" office:value="45780" table:style-name="ce1">
            <text:p>45780</text:p>
          </table:table-cell>
          <table:table-cell office:value-type="float" office:value="45781" table:style-name="ce1">
            <text:p>45781</text:p>
          </table:table-cell>
          <table:table-cell office:value-type="float" office:value="45782" table:style-name="ce1">
            <text:p>45782</text:p>
          </table:table-cell>
          <table:table-cell office:value-type="float" office:value="45783" table:style-name="ce1">
            <text:p>45783</text:p>
          </table:table-cell>
          <table:table-cell office:value-type="float" office:value="45784" table:style-name="ce1">
            <text:p>45784</text:p>
          </table:table-cell>
          <table:table-cell office:value-type="float" office:value="45785" table:style-name="ce1">
            <text:p>45785</text:p>
          </table:table-cell>
          <table:table-cell office:value-type="float" office:value="45786" table:style-name="ce1">
            <text:p>45786</text:p>
          </table:table-cell>
          <table:table-cell office:value-type="float" office:value="45787" table:style-name="ce1">
            <text:p>45787</text:p>
          </table:table-cell>
          <table:table-cell office:value-type="float" office:value="45788" table:style-name="ce1">
            <text:p>45788</text:p>
          </table:table-cell>
          <table:table-cell office:value-type="float" office:value="45789" table:style-name="ce1">
            <text:p>45789</text:p>
          </table:table-cell>
          <table:table-cell office:value-type="float" office:value="45790" table:style-name="ce1">
            <text:p>45790</text:p>
          </table:table-cell>
          <table:table-cell office:value-type="float" office:value="45791" table:style-name="ce1">
            <text:p>45791</text:p>
          </table:table-cell>
          <table:table-cell office:value-type="float" office:value="45792" table:style-name="ce1">
            <text:p>45792</text:p>
          </table:table-cell>
          <table:table-cell office:value-type="float" office:value="45793" table:style-name="ce1">
            <text:p>45793</text:p>
          </table:table-cell>
          <table:table-cell office:value-type="float" office:value="45794" table:style-name="ce1">
            <text:p>45794</text:p>
          </table:table-cell>
          <table:table-cell office:value-type="float" office:value="45795" table:style-name="ce1">
            <text:p>45795</text:p>
          </table:table-cell>
          <table:table-cell office:value-type="float" office:value="45796" table:style-name="ce1">
            <text:p>45796</text:p>
          </table:table-cell>
          <table:table-cell office:value-type="float" office:value="45797" table:style-name="ce1">
            <text:p>45797</text:p>
          </table:table-cell>
          <table:table-cell office:value-type="float" office:value="45798" table:style-name="ce1">
            <text:p>45798</text:p>
          </table:table-cell>
          <table:table-cell office:value-type="float" office:value="45799" table:style-name="ce1">
            <text:p>45799</text:p>
          </table:table-cell>
          <table:table-cell table:number-columns-repeated="16284"/>
        </table:table-row>
        <table:table-row table:style-name="ro1">
          <table:table-cell office:value-type="float" office:value="45800" table:style-name="ce1">
            <text:p>45800</text:p>
          </table:table-cell>
          <table:table-cell office:value-type="float" office:value="45801" table:style-name="ce1">
            <text:p>45801</text:p>
          </table:table-cell>
          <table:table-cell office:value-type="float" office:value="45802" table:style-name="ce1">
            <text:p>45802</text:p>
          </table:table-cell>
          <table:table-cell office:value-type="float" office:value="45803" table:style-name="ce1">
            <text:p>45803</text:p>
          </table:table-cell>
          <table:table-cell office:value-type="float" office:value="45804" table:style-name="ce1">
            <text:p>45804</text:p>
          </table:table-cell>
          <table:table-cell office:value-type="float" office:value="45805" table:style-name="ce1">
            <text:p>45805</text:p>
          </table:table-cell>
          <table:table-cell office:value-type="float" office:value="45806" table:style-name="ce1">
            <text:p>45806</text:p>
          </table:table-cell>
          <table:table-cell office:value-type="float" office:value="45807" table:style-name="ce1">
            <text:p>45807</text:p>
          </table:table-cell>
          <table:table-cell office:value-type="float" office:value="45808" table:style-name="ce1">
            <text:p>45808</text:p>
          </table:table-cell>
          <table:table-cell office:value-type="float" office:value="45809" table:style-name="ce1">
            <text:p>45809</text:p>
          </table:table-cell>
          <table:table-cell office:value-type="float" office:value="45810" table:style-name="ce1">
            <text:p>45810</text:p>
          </table:table-cell>
          <table:table-cell office:value-type="float" office:value="45811" table:style-name="ce1">
            <text:p>45811</text:p>
          </table:table-cell>
          <table:table-cell office:value-type="float" office:value="45812" table:style-name="ce1">
            <text:p>45812</text:p>
          </table:table-cell>
          <table:table-cell office:value-type="float" office:value="45813" table:style-name="ce1">
            <text:p>45813</text:p>
          </table:table-cell>
          <table:table-cell office:value-type="float" office:value="45814" table:style-name="ce1">
            <text:p>45814</text:p>
          </table:table-cell>
          <table:table-cell office:value-type="float" office:value="45815" table:style-name="ce1">
            <text:p>45815</text:p>
          </table:table-cell>
          <table:table-cell office:value-type="float" office:value="45816" table:style-name="ce1">
            <text:p>45816</text:p>
          </table:table-cell>
          <table:table-cell office:value-type="float" office:value="45817" table:style-name="ce1">
            <text:p>45817</text:p>
          </table:table-cell>
          <table:table-cell office:value-type="float" office:value="45818" table:style-name="ce1">
            <text:p>45818</text:p>
          </table:table-cell>
          <table:table-cell office:value-type="float" office:value="45819" table:style-name="ce1">
            <text:p>45819</text:p>
          </table:table-cell>
          <table:table-cell office:value-type="float" office:value="45820" table:style-name="ce1">
            <text:p>45820</text:p>
          </table:table-cell>
          <table:table-cell office:value-type="float" office:value="45821" table:style-name="ce1">
            <text:p>45821</text:p>
          </table:table-cell>
          <table:table-cell office:value-type="float" office:value="45822" table:style-name="ce1">
            <text:p>45822</text:p>
          </table:table-cell>
          <table:table-cell office:value-type="float" office:value="45823" table:style-name="ce1">
            <text:p>45823</text:p>
          </table:table-cell>
          <table:table-cell office:value-type="float" office:value="45824" table:style-name="ce1">
            <text:p>45824</text:p>
          </table:table-cell>
          <table:table-cell office:value-type="float" office:value="45825" table:style-name="ce1">
            <text:p>45825</text:p>
          </table:table-cell>
          <table:table-cell office:value-type="float" office:value="45826" table:style-name="ce1">
            <text:p>45826</text:p>
          </table:table-cell>
          <table:table-cell office:value-type="float" office:value="45827" table:style-name="ce1">
            <text:p>45827</text:p>
          </table:table-cell>
          <table:table-cell office:value-type="float" office:value="45828" table:style-name="ce1">
            <text:p>45828</text:p>
          </table:table-cell>
          <table:table-cell office:value-type="float" office:value="45829" table:style-name="ce1">
            <text:p>45829</text:p>
          </table:table-cell>
          <table:table-cell office:value-type="float" office:value="45830" table:style-name="ce1">
            <text:p>45830</text:p>
          </table:table-cell>
          <table:table-cell office:value-type="float" office:value="45831" table:style-name="ce1">
            <text:p>45831</text:p>
          </table:table-cell>
          <table:table-cell office:value-type="float" office:value="45832" table:style-name="ce1">
            <text:p>45832</text:p>
          </table:table-cell>
          <table:table-cell office:value-type="float" office:value="45833" table:style-name="ce1">
            <text:p>45833</text:p>
          </table:table-cell>
          <table:table-cell office:value-type="float" office:value="45834" table:style-name="ce1">
            <text:p>45834</text:p>
          </table:table-cell>
          <table:table-cell office:value-type="float" office:value="45835" table:style-name="ce1">
            <text:p>45835</text:p>
          </table:table-cell>
          <table:table-cell office:value-type="float" office:value="45836" table:style-name="ce1">
            <text:p>45836</text:p>
          </table:table-cell>
          <table:table-cell office:value-type="float" office:value="45837" table:style-name="ce1">
            <text:p>45837</text:p>
          </table:table-cell>
          <table:table-cell office:value-type="float" office:value="45838" table:style-name="ce1">
            <text:p>45838</text:p>
          </table:table-cell>
          <table:table-cell office:value-type="float" office:value="45839" table:style-name="ce1">
            <text:p>45839</text:p>
          </table:table-cell>
          <table:table-cell office:value-type="float" office:value="45840" table:style-name="ce1">
            <text:p>45840</text:p>
          </table:table-cell>
          <table:table-cell office:value-type="float" office:value="45841" table:style-name="ce1">
            <text:p>45841</text:p>
          </table:table-cell>
          <table:table-cell office:value-type="float" office:value="45842" table:style-name="ce1">
            <text:p>45842</text:p>
          </table:table-cell>
          <table:table-cell office:value-type="float" office:value="45843" table:style-name="ce1">
            <text:p>45843</text:p>
          </table:table-cell>
          <table:table-cell office:value-type="float" office:value="45844" table:style-name="ce1">
            <text:p>45844</text:p>
          </table:table-cell>
          <table:table-cell office:value-type="float" office:value="45845" table:style-name="ce1">
            <text:p>45845</text:p>
          </table:table-cell>
          <table:table-cell office:value-type="float" office:value="45846" table:style-name="ce1">
            <text:p>45846</text:p>
          </table:table-cell>
          <table:table-cell office:value-type="float" office:value="45847" table:style-name="ce1">
            <text:p>45847</text:p>
          </table:table-cell>
          <table:table-cell office:value-type="float" office:value="45848" table:style-name="ce1">
            <text:p>45848</text:p>
          </table:table-cell>
          <table:table-cell office:value-type="float" office:value="45849" table:style-name="ce1">
            <text:p>45849</text:p>
          </table:table-cell>
          <table:table-cell office:value-type="float" office:value="45850" table:style-name="ce1">
            <text:p>45850</text:p>
          </table:table-cell>
          <table:table-cell office:value-type="float" office:value="45851" table:style-name="ce1">
            <text:p>45851</text:p>
          </table:table-cell>
          <table:table-cell office:value-type="float" office:value="45852" table:style-name="ce1">
            <text:p>45852</text:p>
          </table:table-cell>
          <table:table-cell office:value-type="float" office:value="45853" table:style-name="ce1">
            <text:p>45853</text:p>
          </table:table-cell>
          <table:table-cell office:value-type="float" office:value="45854" table:style-name="ce1">
            <text:p>45854</text:p>
          </table:table-cell>
          <table:table-cell office:value-type="float" office:value="45855" table:style-name="ce1">
            <text:p>45855</text:p>
          </table:table-cell>
          <table:table-cell office:value-type="float" office:value="45856" table:style-name="ce1">
            <text:p>45856</text:p>
          </table:table-cell>
          <table:table-cell office:value-type="float" office:value="45857" table:style-name="ce1">
            <text:p>45857</text:p>
          </table:table-cell>
          <table:table-cell office:value-type="float" office:value="45858" table:style-name="ce1">
            <text:p>45858</text:p>
          </table:table-cell>
          <table:table-cell office:value-type="float" office:value="45859" table:style-name="ce1">
            <text:p>45859</text:p>
          </table:table-cell>
          <table:table-cell office:value-type="float" office:value="45860" table:style-name="ce1">
            <text:p>45860</text:p>
          </table:table-cell>
          <table:table-cell office:value-type="float" office:value="45861" table:style-name="ce1">
            <text:p>45861</text:p>
          </table:table-cell>
          <table:table-cell office:value-type="float" office:value="45862" table:style-name="ce1">
            <text:p>45862</text:p>
          </table:table-cell>
          <table:table-cell office:value-type="float" office:value="45863" table:style-name="ce1">
            <text:p>45863</text:p>
          </table:table-cell>
          <table:table-cell office:value-type="float" office:value="45864" table:style-name="ce1">
            <text:p>45864</text:p>
          </table:table-cell>
          <table:table-cell office:value-type="float" office:value="45865" table:style-name="ce1">
            <text:p>45865</text:p>
          </table:table-cell>
          <table:table-cell office:value-type="float" office:value="45866" table:style-name="ce1">
            <text:p>45866</text:p>
          </table:table-cell>
          <table:table-cell office:value-type="float" office:value="45867" table:style-name="ce1">
            <text:p>45867</text:p>
          </table:table-cell>
          <table:table-cell office:value-type="float" office:value="45868" table:style-name="ce1">
            <text:p>45868</text:p>
          </table:table-cell>
          <table:table-cell office:value-type="float" office:value="45869" table:style-name="ce1">
            <text:p>45869</text:p>
          </table:table-cell>
          <table:table-cell office:value-type="float" office:value="45870" table:style-name="ce1">
            <text:p>45870</text:p>
          </table:table-cell>
          <table:table-cell office:value-type="float" office:value="45871" table:style-name="ce1">
            <text:p>45871</text:p>
          </table:table-cell>
          <table:table-cell office:value-type="float" office:value="45872" table:style-name="ce1">
            <text:p>45872</text:p>
          </table:table-cell>
          <table:table-cell office:value-type="float" office:value="45873" table:style-name="ce1">
            <text:p>45873</text:p>
          </table:table-cell>
          <table:table-cell office:value-type="float" office:value="45874" table:style-name="ce1">
            <text:p>45874</text:p>
          </table:table-cell>
          <table:table-cell office:value-type="float" office:value="45875" table:style-name="ce1">
            <text:p>45875</text:p>
          </table:table-cell>
          <table:table-cell office:value-type="float" office:value="45876" table:style-name="ce1">
            <text:p>45876</text:p>
          </table:table-cell>
          <table:table-cell office:value-type="float" office:value="45877" table:style-name="ce1">
            <text:p>45877</text:p>
          </table:table-cell>
          <table:table-cell office:value-type="float" office:value="45878" table:style-name="ce1">
            <text:p>45878</text:p>
          </table:table-cell>
          <table:table-cell office:value-type="float" office:value="45879" table:style-name="ce1">
            <text:p>45879</text:p>
          </table:table-cell>
          <table:table-cell office:value-type="float" office:value="45880" table:style-name="ce1">
            <text:p>45880</text:p>
          </table:table-cell>
          <table:table-cell office:value-type="float" office:value="45881" table:style-name="ce1">
            <text:p>45881</text:p>
          </table:table-cell>
          <table:table-cell office:value-type="float" office:value="45882" table:style-name="ce1">
            <text:p>45882</text:p>
          </table:table-cell>
          <table:table-cell office:value-type="float" office:value="45883" table:style-name="ce1">
            <text:p>45883</text:p>
          </table:table-cell>
          <table:table-cell office:value-type="float" office:value="45884" table:style-name="ce1">
            <text:p>45884</text:p>
          </table:table-cell>
          <table:table-cell office:value-type="float" office:value="45885" table:style-name="ce1">
            <text:p>45885</text:p>
          </table:table-cell>
          <table:table-cell office:value-type="float" office:value="45886" table:style-name="ce1">
            <text:p>45886</text:p>
          </table:table-cell>
          <table:table-cell office:value-type="float" office:value="45887" table:style-name="ce1">
            <text:p>45887</text:p>
          </table:table-cell>
          <table:table-cell office:value-type="float" office:value="45888" table:style-name="ce1">
            <text:p>45888</text:p>
          </table:table-cell>
          <table:table-cell office:value-type="float" office:value="45889" table:style-name="ce1">
            <text:p>45889</text:p>
          </table:table-cell>
          <table:table-cell office:value-type="float" office:value="45890" table:style-name="ce1">
            <text:p>45890</text:p>
          </table:table-cell>
          <table:table-cell office:value-type="float" office:value="45891" table:style-name="ce1">
            <text:p>45891</text:p>
          </table:table-cell>
          <table:table-cell office:value-type="float" office:value="45892" table:style-name="ce1">
            <text:p>45892</text:p>
          </table:table-cell>
          <table:table-cell office:value-type="float" office:value="45893" table:style-name="ce1">
            <text:p>45893</text:p>
          </table:table-cell>
          <table:table-cell office:value-type="float" office:value="45894" table:style-name="ce1">
            <text:p>45894</text:p>
          </table:table-cell>
          <table:table-cell office:value-type="float" office:value="45895" table:style-name="ce1">
            <text:p>45895</text:p>
          </table:table-cell>
          <table:table-cell office:value-type="float" office:value="45896" table:style-name="ce1">
            <text:p>45896</text:p>
          </table:table-cell>
          <table:table-cell office:value-type="float" office:value="45897" table:style-name="ce1">
            <text:p>45897</text:p>
          </table:table-cell>
          <table:table-cell office:value-type="float" office:value="45898" table:style-name="ce1">
            <text:p>45898</text:p>
          </table:table-cell>
          <table:table-cell office:value-type="float" office:value="45899" table:style-name="ce1">
            <text:p>45899</text:p>
          </table:table-cell>
          <table:table-cell table:number-columns-repeated="16284"/>
        </table:table-row>
        <table:table-row table:style-name="ro1">
          <table:table-cell office:value-type="float" office:value="45900" table:style-name="ce1">
            <text:p>45900</text:p>
          </table:table-cell>
          <table:table-cell office:value-type="float" office:value="45901" table:style-name="ce1">
            <text:p>45901</text:p>
          </table:table-cell>
          <table:table-cell office:value-type="float" office:value="45902" table:style-name="ce1">
            <text:p>45902</text:p>
          </table:table-cell>
          <table:table-cell office:value-type="float" office:value="45903" table:style-name="ce1">
            <text:p>45903</text:p>
          </table:table-cell>
          <table:table-cell office:value-type="float" office:value="45904" table:style-name="ce1">
            <text:p>45904</text:p>
          </table:table-cell>
          <table:table-cell office:value-type="float" office:value="45905" table:style-name="ce1">
            <text:p>45905</text:p>
          </table:table-cell>
          <table:table-cell office:value-type="float" office:value="45906" table:style-name="ce1">
            <text:p>45906</text:p>
          </table:table-cell>
          <table:table-cell office:value-type="float" office:value="45907" table:style-name="ce1">
            <text:p>45907</text:p>
          </table:table-cell>
          <table:table-cell office:value-type="float" office:value="45908" table:style-name="ce1">
            <text:p>45908</text:p>
          </table:table-cell>
          <table:table-cell office:value-type="float" office:value="45909" table:style-name="ce1">
            <text:p>45909</text:p>
          </table:table-cell>
          <table:table-cell office:value-type="float" office:value="45910" table:style-name="ce1">
            <text:p>45910</text:p>
          </table:table-cell>
          <table:table-cell office:value-type="float" office:value="45911" table:style-name="ce1">
            <text:p>45911</text:p>
          </table:table-cell>
          <table:table-cell office:value-type="float" office:value="45912" table:style-name="ce1">
            <text:p>45912</text:p>
          </table:table-cell>
          <table:table-cell office:value-type="float" office:value="45913" table:style-name="ce1">
            <text:p>45913</text:p>
          </table:table-cell>
          <table:table-cell office:value-type="float" office:value="45914" table:style-name="ce1">
            <text:p>45914</text:p>
          </table:table-cell>
          <table:table-cell office:value-type="float" office:value="45915" table:style-name="ce1">
            <text:p>45915</text:p>
          </table:table-cell>
          <table:table-cell office:value-type="float" office:value="45916" table:style-name="ce1">
            <text:p>45916</text:p>
          </table:table-cell>
          <table:table-cell office:value-type="float" office:value="45917" table:style-name="ce1">
            <text:p>45917</text:p>
          </table:table-cell>
          <table:table-cell office:value-type="float" office:value="45918" table:style-name="ce1">
            <text:p>45918</text:p>
          </table:table-cell>
          <table:table-cell office:value-type="float" office:value="45919" table:style-name="ce1">
            <text:p>45919</text:p>
          </table:table-cell>
          <table:table-cell office:value-type="float" office:value="45920" table:style-name="ce1">
            <text:p>45920</text:p>
          </table:table-cell>
          <table:table-cell office:value-type="float" office:value="45921" table:style-name="ce1">
            <text:p>45921</text:p>
          </table:table-cell>
          <table:table-cell office:value-type="float" office:value="45922" table:style-name="ce1">
            <text:p>45922</text:p>
          </table:table-cell>
          <table:table-cell office:value-type="float" office:value="45923" table:style-name="ce1">
            <text:p>45923</text:p>
          </table:table-cell>
          <table:table-cell office:value-type="float" office:value="45924" table:style-name="ce1">
            <text:p>45924</text:p>
          </table:table-cell>
          <table:table-cell office:value-type="float" office:value="45925" table:style-name="ce1">
            <text:p>45925</text:p>
          </table:table-cell>
          <table:table-cell office:value-type="float" office:value="45926" table:style-name="ce1">
            <text:p>45926</text:p>
          </table:table-cell>
          <table:table-cell office:value-type="float" office:value="45927" table:style-name="ce1">
            <text:p>45927</text:p>
          </table:table-cell>
          <table:table-cell office:value-type="float" office:value="45928" table:style-name="ce1">
            <text:p>45928</text:p>
          </table:table-cell>
          <table:table-cell office:value-type="float" office:value="45929" table:style-name="ce1">
            <text:p>45929</text:p>
          </table:table-cell>
          <table:table-cell office:value-type="float" office:value="45930" table:style-name="ce1">
            <text:p>45930</text:p>
          </table:table-cell>
          <table:table-cell office:value-type="float" office:value="45931" table:style-name="ce1">
            <text:p>45931</text:p>
          </table:table-cell>
          <table:table-cell office:value-type="float" office:value="45932" table:style-name="ce1">
            <text:p>45932</text:p>
          </table:table-cell>
          <table:table-cell office:value-type="float" office:value="45933" table:style-name="ce1">
            <text:p>45933</text:p>
          </table:table-cell>
          <table:table-cell office:value-type="float" office:value="45934" table:style-name="ce1">
            <text:p>45934</text:p>
          </table:table-cell>
          <table:table-cell office:value-type="float" office:value="45935" table:style-name="ce1">
            <text:p>45935</text:p>
          </table:table-cell>
          <table:table-cell office:value-type="float" office:value="45936" table:style-name="ce1">
            <text:p>45936</text:p>
          </table:table-cell>
          <table:table-cell office:value-type="float" office:value="45937" table:style-name="ce1">
            <text:p>45937</text:p>
          </table:table-cell>
          <table:table-cell office:value-type="float" office:value="45938" table:style-name="ce1">
            <text:p>45938</text:p>
          </table:table-cell>
          <table:table-cell office:value-type="float" office:value="45939" table:style-name="ce1">
            <text:p>45939</text:p>
          </table:table-cell>
          <table:table-cell office:value-type="float" office:value="45940" table:style-name="ce1">
            <text:p>45940</text:p>
          </table:table-cell>
          <table:table-cell office:value-type="float" office:value="45941" table:style-name="ce1">
            <text:p>45941</text:p>
          </table:table-cell>
          <table:table-cell office:value-type="float" office:value="45942" table:style-name="ce1">
            <text:p>45942</text:p>
          </table:table-cell>
          <table:table-cell office:value-type="float" office:value="45943" table:style-name="ce1">
            <text:p>45943</text:p>
          </table:table-cell>
          <table:table-cell office:value-type="float" office:value="45944" table:style-name="ce1">
            <text:p>45944</text:p>
          </table:table-cell>
          <table:table-cell office:value-type="float" office:value="45945" table:style-name="ce1">
            <text:p>45945</text:p>
          </table:table-cell>
          <table:table-cell office:value-type="float" office:value="45946" table:style-name="ce1">
            <text:p>45946</text:p>
          </table:table-cell>
          <table:table-cell office:value-type="float" office:value="45947" table:style-name="ce1">
            <text:p>45947</text:p>
          </table:table-cell>
          <table:table-cell office:value-type="float" office:value="45948" table:style-name="ce1">
            <text:p>45948</text:p>
          </table:table-cell>
          <table:table-cell office:value-type="float" office:value="45949" table:style-name="ce1">
            <text:p>45949</text:p>
          </table:table-cell>
          <table:table-cell office:value-type="float" office:value="45950" table:style-name="ce1">
            <text:p>45950</text:p>
          </table:table-cell>
          <table:table-cell office:value-type="float" office:value="45951" table:style-name="ce1">
            <text:p>45951</text:p>
          </table:table-cell>
          <table:table-cell office:value-type="float" office:value="45952" table:style-name="ce1">
            <text:p>45952</text:p>
          </table:table-cell>
          <table:table-cell office:value-type="float" office:value="45953" table:style-name="ce1">
            <text:p>45953</text:p>
          </table:table-cell>
          <table:table-cell office:value-type="float" office:value="45954" table:style-name="ce1">
            <text:p>45954</text:p>
          </table:table-cell>
          <table:table-cell office:value-type="float" office:value="45955" table:style-name="ce1">
            <text:p>45955</text:p>
          </table:table-cell>
          <table:table-cell office:value-type="float" office:value="45956" table:style-name="ce1">
            <text:p>45956</text:p>
          </table:table-cell>
          <table:table-cell office:value-type="float" office:value="45957" table:style-name="ce1">
            <text:p>45957</text:p>
          </table:table-cell>
          <table:table-cell office:value-type="float" office:value="45958" table:style-name="ce1">
            <text:p>45958</text:p>
          </table:table-cell>
          <table:table-cell office:value-type="float" office:value="45959" table:style-name="ce1">
            <text:p>45959</text:p>
          </table:table-cell>
          <table:table-cell office:value-type="float" office:value="45960" table:style-name="ce1">
            <text:p>45960</text:p>
          </table:table-cell>
          <table:table-cell office:value-type="float" office:value="45961" table:style-name="ce1">
            <text:p>45961</text:p>
          </table:table-cell>
          <table:table-cell office:value-type="float" office:value="45962" table:style-name="ce1">
            <text:p>45962</text:p>
          </table:table-cell>
          <table:table-cell office:value-type="float" office:value="45963" table:style-name="ce1">
            <text:p>45963</text:p>
          </table:table-cell>
          <table:table-cell office:value-type="float" office:value="45964" table:style-name="ce1">
            <text:p>45964</text:p>
          </table:table-cell>
          <table:table-cell office:value-type="float" office:value="45965" table:style-name="ce1">
            <text:p>45965</text:p>
          </table:table-cell>
          <table:table-cell office:value-type="float" office:value="45966" table:style-name="ce1">
            <text:p>45966</text:p>
          </table:table-cell>
          <table:table-cell office:value-type="float" office:value="45967" table:style-name="ce1">
            <text:p>45967</text:p>
          </table:table-cell>
          <table:table-cell office:value-type="float" office:value="45968" table:style-name="ce1">
            <text:p>45968</text:p>
          </table:table-cell>
          <table:table-cell office:value-type="float" office:value="45969" table:style-name="ce1">
            <text:p>45969</text:p>
          </table:table-cell>
          <table:table-cell office:value-type="float" office:value="45970" table:style-name="ce1">
            <text:p>45970</text:p>
          </table:table-cell>
          <table:table-cell office:value-type="float" office:value="45971" table:style-name="ce1">
            <text:p>45971</text:p>
          </table:table-cell>
          <table:table-cell office:value-type="float" office:value="45972" table:style-name="ce1">
            <text:p>45972</text:p>
          </table:table-cell>
          <table:table-cell office:value-type="float" office:value="45973" table:style-name="ce1">
            <text:p>45973</text:p>
          </table:table-cell>
          <table:table-cell office:value-type="float" office:value="45974" table:style-name="ce1">
            <text:p>45974</text:p>
          </table:table-cell>
          <table:table-cell office:value-type="float" office:value="45975" table:style-name="ce1">
            <text:p>45975</text:p>
          </table:table-cell>
          <table:table-cell office:value-type="float" office:value="45976" table:style-name="ce1">
            <text:p>45976</text:p>
          </table:table-cell>
          <table:table-cell office:value-type="float" office:value="45977" table:style-name="ce1">
            <text:p>45977</text:p>
          </table:table-cell>
          <table:table-cell office:value-type="float" office:value="45978" table:style-name="ce1">
            <text:p>45978</text:p>
          </table:table-cell>
          <table:table-cell office:value-type="float" office:value="45979" table:style-name="ce1">
            <text:p>45979</text:p>
          </table:table-cell>
          <table:table-cell office:value-type="float" office:value="45980" table:style-name="ce1">
            <text:p>45980</text:p>
          </table:table-cell>
          <table:table-cell office:value-type="float" office:value="45981" table:style-name="ce1">
            <text:p>45981</text:p>
          </table:table-cell>
          <table:table-cell office:value-type="float" office:value="45982" table:style-name="ce1">
            <text:p>45982</text:p>
          </table:table-cell>
          <table:table-cell office:value-type="float" office:value="45983" table:style-name="ce1">
            <text:p>45983</text:p>
          </table:table-cell>
          <table:table-cell office:value-type="float" office:value="45984" table:style-name="ce1">
            <text:p>45984</text:p>
          </table:table-cell>
          <table:table-cell office:value-type="float" office:value="45985" table:style-name="ce1">
            <text:p>45985</text:p>
          </table:table-cell>
          <table:table-cell office:value-type="float" office:value="45986" table:style-name="ce1">
            <text:p>45986</text:p>
          </table:table-cell>
          <table:table-cell office:value-type="float" office:value="45987" table:style-name="ce1">
            <text:p>45987</text:p>
          </table:table-cell>
          <table:table-cell office:value-type="float" office:value="45988" table:style-name="ce1">
            <text:p>45988</text:p>
          </table:table-cell>
          <table:table-cell office:value-type="float" office:value="45989" table:style-name="ce1">
            <text:p>45989</text:p>
          </table:table-cell>
          <table:table-cell office:value-type="float" office:value="45990" table:style-name="ce1">
            <text:p>45990</text:p>
          </table:table-cell>
          <table:table-cell office:value-type="float" office:value="45991" table:style-name="ce1">
            <text:p>45991</text:p>
          </table:table-cell>
          <table:table-cell office:value-type="float" office:value="45992" table:style-name="ce1">
            <text:p>45992</text:p>
          </table:table-cell>
          <table:table-cell office:value-type="float" office:value="45993" table:style-name="ce1">
            <text:p>45993</text:p>
          </table:table-cell>
          <table:table-cell office:value-type="float" office:value="45994" table:style-name="ce1">
            <text:p>45994</text:p>
          </table:table-cell>
          <table:table-cell office:value-type="float" office:value="45995" table:style-name="ce1">
            <text:p>45995</text:p>
          </table:table-cell>
          <table:table-cell office:value-type="float" office:value="45996" table:style-name="ce1">
            <text:p>45996</text:p>
          </table:table-cell>
          <table:table-cell office:value-type="float" office:value="45997" table:style-name="ce1">
            <text:p>45997</text:p>
          </table:table-cell>
          <table:table-cell office:value-type="float" office:value="45998" table:style-name="ce1">
            <text:p>45998</text:p>
          </table:table-cell>
          <table:table-cell office:value-type="float" office:value="45999" table:style-name="ce1">
            <text:p>45999</text:p>
          </table:table-cell>
          <table:table-cell table:number-columns-repeated="16284"/>
        </table:table-row>
        <table:table-row table:style-name="ro1">
          <table:table-cell office:value-type="float" office:value="46000" table:style-name="ce1">
            <text:p>46000</text:p>
          </table:table-cell>
          <table:table-cell office:value-type="float" office:value="46001" table:style-name="ce1">
            <text:p>46001</text:p>
          </table:table-cell>
          <table:table-cell office:value-type="float" office:value="46002" table:style-name="ce1">
            <text:p>46002</text:p>
          </table:table-cell>
          <table:table-cell office:value-type="float" office:value="46003" table:style-name="ce1">
            <text:p>46003</text:p>
          </table:table-cell>
          <table:table-cell office:value-type="float" office:value="46004" table:style-name="ce1">
            <text:p>46004</text:p>
          </table:table-cell>
          <table:table-cell office:value-type="float" office:value="46005" table:style-name="ce1">
            <text:p>46005</text:p>
          </table:table-cell>
          <table:table-cell office:value-type="float" office:value="46006" table:style-name="ce1">
            <text:p>46006</text:p>
          </table:table-cell>
          <table:table-cell office:value-type="float" office:value="46007" table:style-name="ce1">
            <text:p>46007</text:p>
          </table:table-cell>
          <table:table-cell office:value-type="float" office:value="46008" table:style-name="ce1">
            <text:p>46008</text:p>
          </table:table-cell>
          <table:table-cell office:value-type="float" office:value="46009" table:style-name="ce1">
            <text:p>46009</text:p>
          </table:table-cell>
          <table:table-cell office:value-type="float" office:value="46010" table:style-name="ce1">
            <text:p>46010</text:p>
          </table:table-cell>
          <table:table-cell office:value-type="float" office:value="46011" table:style-name="ce1">
            <text:p>46011</text:p>
          </table:table-cell>
          <table:table-cell office:value-type="float" office:value="46012" table:style-name="ce1">
            <text:p>46012</text:p>
          </table:table-cell>
          <table:table-cell office:value-type="float" office:value="46013" table:style-name="ce1">
            <text:p>46013</text:p>
          </table:table-cell>
          <table:table-cell office:value-type="float" office:value="46014" table:style-name="ce1">
            <text:p>46014</text:p>
          </table:table-cell>
          <table:table-cell office:value-type="float" office:value="46015" table:style-name="ce1">
            <text:p>46015</text:p>
          </table:table-cell>
          <table:table-cell office:value-type="float" office:value="46016" table:style-name="ce1">
            <text:p>46016</text:p>
          </table:table-cell>
          <table:table-cell office:value-type="float" office:value="46017" table:style-name="ce1">
            <text:p>46017</text:p>
          </table:table-cell>
          <table:table-cell office:value-type="float" office:value="46018" table:style-name="ce1">
            <text:p>46018</text:p>
          </table:table-cell>
          <table:table-cell office:value-type="float" office:value="46019" table:style-name="ce1">
            <text:p>46019</text:p>
          </table:table-cell>
          <table:table-cell office:value-type="float" office:value="46020" table:style-name="ce1">
            <text:p>46020</text:p>
          </table:table-cell>
          <table:table-cell office:value-type="float" office:value="46021" table:style-name="ce1">
            <text:p>46021</text:p>
          </table:table-cell>
          <table:table-cell office:value-type="float" office:value="46022" table:style-name="ce1">
            <text:p>46022</text:p>
          </table:table-cell>
          <table:table-cell office:value-type="float" office:value="46023" table:style-name="ce1">
            <text:p>46023</text:p>
          </table:table-cell>
          <table:table-cell office:value-type="float" office:value="46024" table:style-name="ce1">
            <text:p>46024</text:p>
          </table:table-cell>
          <table:table-cell office:value-type="float" office:value="46025" table:style-name="ce1">
            <text:p>46025</text:p>
          </table:table-cell>
          <table:table-cell office:value-type="float" office:value="46026" table:style-name="ce1">
            <text:p>46026</text:p>
          </table:table-cell>
          <table:table-cell office:value-type="float" office:value="46027" table:style-name="ce1">
            <text:p>46027</text:p>
          </table:table-cell>
          <table:table-cell office:value-type="float" office:value="46028" table:style-name="ce1">
            <text:p>46028</text:p>
          </table:table-cell>
          <table:table-cell office:value-type="float" office:value="46029" table:style-name="ce1">
            <text:p>46029</text:p>
          </table:table-cell>
          <table:table-cell office:value-type="float" office:value="46030" table:style-name="ce1">
            <text:p>46030</text:p>
          </table:table-cell>
          <table:table-cell office:value-type="float" office:value="46031" table:style-name="ce1">
            <text:p>46031</text:p>
          </table:table-cell>
          <table:table-cell office:value-type="float" office:value="46032" table:style-name="ce1">
            <text:p>46032</text:p>
          </table:table-cell>
          <table:table-cell office:value-type="float" office:value="46033" table:style-name="ce1">
            <text:p>46033</text:p>
          </table:table-cell>
          <table:table-cell office:value-type="float" office:value="46034" table:style-name="ce1">
            <text:p>46034</text:p>
          </table:table-cell>
          <table:table-cell office:value-type="float" office:value="46035" table:style-name="ce1">
            <text:p>46035</text:p>
          </table:table-cell>
          <table:table-cell office:value-type="float" office:value="46036" table:style-name="ce1">
            <text:p>46036</text:p>
          </table:table-cell>
          <table:table-cell office:value-type="float" office:value="46037" table:style-name="ce1">
            <text:p>46037</text:p>
          </table:table-cell>
          <table:table-cell office:value-type="float" office:value="46038" table:style-name="ce1">
            <text:p>46038</text:p>
          </table:table-cell>
          <table:table-cell office:value-type="float" office:value="46039" table:style-name="ce1">
            <text:p>46039</text:p>
          </table:table-cell>
          <table:table-cell office:value-type="float" office:value="46040" table:style-name="ce1">
            <text:p>46040</text:p>
          </table:table-cell>
          <table:table-cell office:value-type="float" office:value="46041" table:style-name="ce1">
            <text:p>46041</text:p>
          </table:table-cell>
          <table:table-cell office:value-type="float" office:value="46042" table:style-name="ce1">
            <text:p>46042</text:p>
          </table:table-cell>
          <table:table-cell office:value-type="float" office:value="46043" table:style-name="ce1">
            <text:p>46043</text:p>
          </table:table-cell>
          <table:table-cell office:value-type="float" office:value="46044" table:style-name="ce1">
            <text:p>46044</text:p>
          </table:table-cell>
          <table:table-cell office:value-type="float" office:value="46045" table:style-name="ce1">
            <text:p>46045</text:p>
          </table:table-cell>
          <table:table-cell office:value-type="float" office:value="46046" table:style-name="ce1">
            <text:p>46046</text:p>
          </table:table-cell>
          <table:table-cell office:value-type="float" office:value="46047" table:style-name="ce1">
            <text:p>46047</text:p>
          </table:table-cell>
          <table:table-cell office:value-type="float" office:value="46048" table:style-name="ce1">
            <text:p>46048</text:p>
          </table:table-cell>
          <table:table-cell office:value-type="float" office:value="46049" table:style-name="ce1">
            <text:p>46049</text:p>
          </table:table-cell>
          <table:table-cell office:value-type="float" office:value="46050" table:style-name="ce1">
            <text:p>46050</text:p>
          </table:table-cell>
          <table:table-cell office:value-type="float" office:value="46051" table:style-name="ce1">
            <text:p>46051</text:p>
          </table:table-cell>
          <table:table-cell office:value-type="float" office:value="46052" table:style-name="ce1">
            <text:p>46052</text:p>
          </table:table-cell>
          <table:table-cell office:value-type="float" office:value="46053" table:style-name="ce1">
            <text:p>46053</text:p>
          </table:table-cell>
          <table:table-cell office:value-type="float" office:value="46054" table:style-name="ce1">
            <text:p>46054</text:p>
          </table:table-cell>
          <table:table-cell office:value-type="float" office:value="46055" table:style-name="ce1">
            <text:p>46055</text:p>
          </table:table-cell>
          <table:table-cell office:value-type="float" office:value="46056" table:style-name="ce1">
            <text:p>46056</text:p>
          </table:table-cell>
          <table:table-cell office:value-type="float" office:value="46057" table:style-name="ce1">
            <text:p>46057</text:p>
          </table:table-cell>
          <table:table-cell office:value-type="float" office:value="46058" table:style-name="ce1">
            <text:p>46058</text:p>
          </table:table-cell>
          <table:table-cell office:value-type="float" office:value="46059" table:style-name="ce1">
            <text:p>46059</text:p>
          </table:table-cell>
          <table:table-cell office:value-type="float" office:value="46060" table:style-name="ce1">
            <text:p>46060</text:p>
          </table:table-cell>
          <table:table-cell office:value-type="float" office:value="46061" table:style-name="ce1">
            <text:p>46061</text:p>
          </table:table-cell>
          <table:table-cell office:value-type="float" office:value="46062" table:style-name="ce1">
            <text:p>46062</text:p>
          </table:table-cell>
          <table:table-cell office:value-type="float" office:value="46063" table:style-name="ce1">
            <text:p>46063</text:p>
          </table:table-cell>
          <table:table-cell office:value-type="float" office:value="46064" table:style-name="ce1">
            <text:p>46064</text:p>
          </table:table-cell>
          <table:table-cell office:value-type="float" office:value="46065" table:style-name="ce1">
            <text:p>46065</text:p>
          </table:table-cell>
          <table:table-cell office:value-type="float" office:value="46066" table:style-name="ce1">
            <text:p>46066</text:p>
          </table:table-cell>
          <table:table-cell office:value-type="float" office:value="46067" table:style-name="ce1">
            <text:p>46067</text:p>
          </table:table-cell>
          <table:table-cell office:value-type="float" office:value="46068" table:style-name="ce1">
            <text:p>46068</text:p>
          </table:table-cell>
          <table:table-cell office:value-type="float" office:value="46069" table:style-name="ce1">
            <text:p>46069</text:p>
          </table:table-cell>
          <table:table-cell office:value-type="float" office:value="46070" table:style-name="ce1">
            <text:p>46070</text:p>
          </table:table-cell>
          <table:table-cell office:value-type="float" office:value="46071" table:style-name="ce1">
            <text:p>46071</text:p>
          </table:table-cell>
          <table:table-cell office:value-type="float" office:value="46072" table:style-name="ce1">
            <text:p>46072</text:p>
          </table:table-cell>
          <table:table-cell office:value-type="float" office:value="46073" table:style-name="ce1">
            <text:p>46073</text:p>
          </table:table-cell>
          <table:table-cell office:value-type="float" office:value="46074" table:style-name="ce1">
            <text:p>46074</text:p>
          </table:table-cell>
          <table:table-cell office:value-type="float" office:value="46075" table:style-name="ce1">
            <text:p>46075</text:p>
          </table:table-cell>
          <table:table-cell office:value-type="float" office:value="46076" table:style-name="ce1">
            <text:p>46076</text:p>
          </table:table-cell>
          <table:table-cell office:value-type="float" office:value="46077" table:style-name="ce1">
            <text:p>46077</text:p>
          </table:table-cell>
          <table:table-cell office:value-type="float" office:value="46078" table:style-name="ce1">
            <text:p>46078</text:p>
          </table:table-cell>
          <table:table-cell office:value-type="float" office:value="46079" table:style-name="ce1">
            <text:p>46079</text:p>
          </table:table-cell>
          <table:table-cell office:value-type="float" office:value="46080" table:style-name="ce1">
            <text:p>46080</text:p>
          </table:table-cell>
          <table:table-cell office:value-type="float" office:value="46081" table:style-name="ce1">
            <text:p>46081</text:p>
          </table:table-cell>
          <table:table-cell office:value-type="float" office:value="46082" table:style-name="ce1">
            <text:p>46082</text:p>
          </table:table-cell>
          <table:table-cell office:value-type="float" office:value="46083" table:style-name="ce1">
            <text:p>46083</text:p>
          </table:table-cell>
          <table:table-cell office:value-type="float" office:value="46084" table:style-name="ce1">
            <text:p>46084</text:p>
          </table:table-cell>
          <table:table-cell office:value-type="float" office:value="46085" table:style-name="ce1">
            <text:p>46085</text:p>
          </table:table-cell>
          <table:table-cell office:value-type="float" office:value="46086" table:style-name="ce1">
            <text:p>46086</text:p>
          </table:table-cell>
          <table:table-cell office:value-type="float" office:value="46087" table:style-name="ce1">
            <text:p>46087</text:p>
          </table:table-cell>
          <table:table-cell office:value-type="float" office:value="46088" table:style-name="ce1">
            <text:p>46088</text:p>
          </table:table-cell>
          <table:table-cell office:value-type="float" office:value="46089" table:style-name="ce1">
            <text:p>46089</text:p>
          </table:table-cell>
          <table:table-cell office:value-type="float" office:value="46090" table:style-name="ce1">
            <text:p>46090</text:p>
          </table:table-cell>
          <table:table-cell office:value-type="float" office:value="46091" table:style-name="ce1">
            <text:p>46091</text:p>
          </table:table-cell>
          <table:table-cell office:value-type="float" office:value="46092" table:style-name="ce1">
            <text:p>46092</text:p>
          </table:table-cell>
          <table:table-cell office:value-type="float" office:value="46093" table:style-name="ce1">
            <text:p>46093</text:p>
          </table:table-cell>
          <table:table-cell office:value-type="float" office:value="46094" table:style-name="ce1">
            <text:p>46094</text:p>
          </table:table-cell>
          <table:table-cell office:value-type="float" office:value="46095" table:style-name="ce1">
            <text:p>46095</text:p>
          </table:table-cell>
          <table:table-cell office:value-type="float" office:value="46096" table:style-name="ce1">
            <text:p>46096</text:p>
          </table:table-cell>
          <table:table-cell office:value-type="float" office:value="46097" table:style-name="ce1">
            <text:p>46097</text:p>
          </table:table-cell>
          <table:table-cell office:value-type="float" office:value="46098" table:style-name="ce1">
            <text:p>46098</text:p>
          </table:table-cell>
          <table:table-cell office:value-type="float" office:value="46099" table:style-name="ce1">
            <text:p>46099</text:p>
          </table:table-cell>
          <table:table-cell table:number-columns-repeated="16284"/>
        </table:table-row>
        <table:table-row table:style-name="ro1">
          <table:table-cell office:value-type="float" office:value="46100" table:style-name="ce1">
            <text:p>46100</text:p>
          </table:table-cell>
          <table:table-cell office:value-type="float" office:value="46101" table:style-name="ce1">
            <text:p>46101</text:p>
          </table:table-cell>
          <table:table-cell office:value-type="float" office:value="46102" table:style-name="ce1">
            <text:p>46102</text:p>
          </table:table-cell>
          <table:table-cell office:value-type="float" office:value="46103" table:style-name="ce1">
            <text:p>46103</text:p>
          </table:table-cell>
          <table:table-cell office:value-type="float" office:value="46104" table:style-name="ce1">
            <text:p>46104</text:p>
          </table:table-cell>
          <table:table-cell office:value-type="float" office:value="46105" table:style-name="ce1">
            <text:p>46105</text:p>
          </table:table-cell>
          <table:table-cell office:value-type="float" office:value="46106" table:style-name="ce1">
            <text:p>46106</text:p>
          </table:table-cell>
          <table:table-cell office:value-type="float" office:value="46107" table:style-name="ce1">
            <text:p>46107</text:p>
          </table:table-cell>
          <table:table-cell office:value-type="float" office:value="46108" table:style-name="ce1">
            <text:p>46108</text:p>
          </table:table-cell>
          <table:table-cell office:value-type="float" office:value="46109" table:style-name="ce1">
            <text:p>46109</text:p>
          </table:table-cell>
          <table:table-cell office:value-type="float" office:value="46110" table:style-name="ce1">
            <text:p>46110</text:p>
          </table:table-cell>
          <table:table-cell office:value-type="float" office:value="46111" table:style-name="ce1">
            <text:p>46111</text:p>
          </table:table-cell>
          <table:table-cell office:value-type="float" office:value="46112" table:style-name="ce1">
            <text:p>46112</text:p>
          </table:table-cell>
          <table:table-cell office:value-type="float" office:value="46113" table:style-name="ce1">
            <text:p>46113</text:p>
          </table:table-cell>
          <table:table-cell office:value-type="float" office:value="46114" table:style-name="ce1">
            <text:p>46114</text:p>
          </table:table-cell>
          <table:table-cell office:value-type="float" office:value="46115" table:style-name="ce1">
            <text:p>46115</text:p>
          </table:table-cell>
          <table:table-cell office:value-type="float" office:value="46116" table:style-name="ce1">
            <text:p>46116</text:p>
          </table:table-cell>
          <table:table-cell office:value-type="float" office:value="46117" table:style-name="ce1">
            <text:p>46117</text:p>
          </table:table-cell>
          <table:table-cell office:value-type="float" office:value="46118" table:style-name="ce1">
            <text:p>46118</text:p>
          </table:table-cell>
          <table:table-cell office:value-type="float" office:value="46119" table:style-name="ce1">
            <text:p>46119</text:p>
          </table:table-cell>
          <table:table-cell office:value-type="float" office:value="46120" table:style-name="ce1">
            <text:p>46120</text:p>
          </table:table-cell>
          <table:table-cell office:value-type="float" office:value="46121" table:style-name="ce1">
            <text:p>46121</text:p>
          </table:table-cell>
          <table:table-cell office:value-type="float" office:value="46122" table:style-name="ce1">
            <text:p>46122</text:p>
          </table:table-cell>
          <table:table-cell office:value-type="float" office:value="46123" table:style-name="ce1">
            <text:p>46123</text:p>
          </table:table-cell>
          <table:table-cell office:value-type="float" office:value="46124" table:style-name="ce1">
            <text:p>46124</text:p>
          </table:table-cell>
          <table:table-cell office:value-type="float" office:value="46125" table:style-name="ce1">
            <text:p>46125</text:p>
          </table:table-cell>
          <table:table-cell office:value-type="float" office:value="46126" table:style-name="ce1">
            <text:p>46126</text:p>
          </table:table-cell>
          <table:table-cell office:value-type="float" office:value="46127" table:style-name="ce1">
            <text:p>46127</text:p>
          </table:table-cell>
          <table:table-cell office:value-type="float" office:value="46128" table:style-name="ce1">
            <text:p>46128</text:p>
          </table:table-cell>
          <table:table-cell office:value-type="float" office:value="46129" table:style-name="ce1">
            <text:p>46129</text:p>
          </table:table-cell>
          <table:table-cell office:value-type="float" office:value="46130" table:style-name="ce1">
            <text:p>46130</text:p>
          </table:table-cell>
          <table:table-cell office:value-type="float" office:value="46131" table:style-name="ce1">
            <text:p>46131</text:p>
          </table:table-cell>
          <table:table-cell office:value-type="float" office:value="46132" table:style-name="ce1">
            <text:p>46132</text:p>
          </table:table-cell>
          <table:table-cell office:value-type="float" office:value="46133" table:style-name="ce1">
            <text:p>46133</text:p>
          </table:table-cell>
          <table:table-cell office:value-type="float" office:value="46134" table:style-name="ce1">
            <text:p>46134</text:p>
          </table:table-cell>
          <table:table-cell office:value-type="float" office:value="46135" table:style-name="ce1">
            <text:p>46135</text:p>
          </table:table-cell>
          <table:table-cell office:value-type="float" office:value="46136" table:style-name="ce1">
            <text:p>46136</text:p>
          </table:table-cell>
          <table:table-cell office:value-type="float" office:value="46137" table:style-name="ce1">
            <text:p>46137</text:p>
          </table:table-cell>
          <table:table-cell office:value-type="float" office:value="46138" table:style-name="ce1">
            <text:p>46138</text:p>
          </table:table-cell>
          <table:table-cell office:value-type="float" office:value="46139" table:style-name="ce1">
            <text:p>46139</text:p>
          </table:table-cell>
          <table:table-cell office:value-type="float" office:value="46140" table:style-name="ce1">
            <text:p>46140</text:p>
          </table:table-cell>
          <table:table-cell office:value-type="float" office:value="46141" table:style-name="ce1">
            <text:p>46141</text:p>
          </table:table-cell>
          <table:table-cell office:value-type="float" office:value="46142" table:style-name="ce1">
            <text:p>46142</text:p>
          </table:table-cell>
          <table:table-cell office:value-type="float" office:value="46143" table:style-name="ce1">
            <text:p>46143</text:p>
          </table:table-cell>
          <table:table-cell office:value-type="float" office:value="46144" table:style-name="ce1">
            <text:p>46144</text:p>
          </table:table-cell>
          <table:table-cell office:value-type="float" office:value="46145" table:style-name="ce1">
            <text:p>46145</text:p>
          </table:table-cell>
          <table:table-cell office:value-type="float" office:value="46146" table:style-name="ce1">
            <text:p>46146</text:p>
          </table:table-cell>
          <table:table-cell office:value-type="float" office:value="46147" table:style-name="ce1">
            <text:p>46147</text:p>
          </table:table-cell>
          <table:table-cell office:value-type="float" office:value="46148" table:style-name="ce1">
            <text:p>46148</text:p>
          </table:table-cell>
          <table:table-cell office:value-type="float" office:value="46149" table:style-name="ce1">
            <text:p>46149</text:p>
          </table:table-cell>
          <table:table-cell office:value-type="float" office:value="46150" table:style-name="ce1">
            <text:p>46150</text:p>
          </table:table-cell>
          <table:table-cell office:value-type="float" office:value="46151" table:style-name="ce1">
            <text:p>46151</text:p>
          </table:table-cell>
          <table:table-cell office:value-type="float" office:value="46152" table:style-name="ce1">
            <text:p>46152</text:p>
          </table:table-cell>
          <table:table-cell office:value-type="float" office:value="46153" table:style-name="ce1">
            <text:p>46153</text:p>
          </table:table-cell>
          <table:table-cell office:value-type="float" office:value="46154" table:style-name="ce1">
            <text:p>46154</text:p>
          </table:table-cell>
          <table:table-cell office:value-type="float" office:value="46155" table:style-name="ce1">
            <text:p>46155</text:p>
          </table:table-cell>
          <table:table-cell office:value-type="float" office:value="46156" table:style-name="ce1">
            <text:p>46156</text:p>
          </table:table-cell>
          <table:table-cell office:value-type="float" office:value="46157" table:style-name="ce1">
            <text:p>46157</text:p>
          </table:table-cell>
          <table:table-cell office:value-type="float" office:value="46158" table:style-name="ce1">
            <text:p>46158</text:p>
          </table:table-cell>
          <table:table-cell office:value-type="float" office:value="46159" table:style-name="ce1">
            <text:p>46159</text:p>
          </table:table-cell>
          <table:table-cell office:value-type="float" office:value="46160" table:style-name="ce1">
            <text:p>46160</text:p>
          </table:table-cell>
          <table:table-cell office:value-type="float" office:value="46161" table:style-name="ce1">
            <text:p>46161</text:p>
          </table:table-cell>
          <table:table-cell office:value-type="float" office:value="46162" table:style-name="ce1">
            <text:p>46162</text:p>
          </table:table-cell>
          <table:table-cell office:value-type="float" office:value="46163" table:style-name="ce1">
            <text:p>46163</text:p>
          </table:table-cell>
          <table:table-cell office:value-type="float" office:value="46164" table:style-name="ce1">
            <text:p>46164</text:p>
          </table:table-cell>
          <table:table-cell office:value-type="float" office:value="46165" table:style-name="ce1">
            <text:p>46165</text:p>
          </table:table-cell>
          <table:table-cell office:value-type="float" office:value="46166" table:style-name="ce1">
            <text:p>46166</text:p>
          </table:table-cell>
          <table:table-cell office:value-type="float" office:value="46167" table:style-name="ce1">
            <text:p>46167</text:p>
          </table:table-cell>
          <table:table-cell office:value-type="float" office:value="46168" table:style-name="ce1">
            <text:p>46168</text:p>
          </table:table-cell>
          <table:table-cell office:value-type="float" office:value="46169" table:style-name="ce1">
            <text:p>46169</text:p>
          </table:table-cell>
          <table:table-cell office:value-type="float" office:value="46170" table:style-name="ce1">
            <text:p>46170</text:p>
          </table:table-cell>
          <table:table-cell office:value-type="float" office:value="46171" table:style-name="ce1">
            <text:p>46171</text:p>
          </table:table-cell>
          <table:table-cell office:value-type="float" office:value="46172" table:style-name="ce1">
            <text:p>46172</text:p>
          </table:table-cell>
          <table:table-cell office:value-type="float" office:value="46173" table:style-name="ce1">
            <text:p>46173</text:p>
          </table:table-cell>
          <table:table-cell office:value-type="float" office:value="46174" table:style-name="ce1">
            <text:p>46174</text:p>
          </table:table-cell>
          <table:table-cell office:value-type="float" office:value="46175" table:style-name="ce1">
            <text:p>46175</text:p>
          </table:table-cell>
          <table:table-cell office:value-type="float" office:value="46176" table:style-name="ce1">
            <text:p>46176</text:p>
          </table:table-cell>
          <table:table-cell office:value-type="float" office:value="46177" table:style-name="ce1">
            <text:p>46177</text:p>
          </table:table-cell>
          <table:table-cell office:value-type="float" office:value="46178" table:style-name="ce1">
            <text:p>46178</text:p>
          </table:table-cell>
          <table:table-cell office:value-type="float" office:value="46179" table:style-name="ce1">
            <text:p>46179</text:p>
          </table:table-cell>
          <table:table-cell office:value-type="float" office:value="46180" table:style-name="ce1">
            <text:p>46180</text:p>
          </table:table-cell>
          <table:table-cell office:value-type="float" office:value="46181" table:style-name="ce1">
            <text:p>46181</text:p>
          </table:table-cell>
          <table:table-cell office:value-type="float" office:value="46182" table:style-name="ce1">
            <text:p>46182</text:p>
          </table:table-cell>
          <table:table-cell office:value-type="float" office:value="46183" table:style-name="ce1">
            <text:p>46183</text:p>
          </table:table-cell>
          <table:table-cell office:value-type="float" office:value="46184" table:style-name="ce1">
            <text:p>46184</text:p>
          </table:table-cell>
          <table:table-cell office:value-type="float" office:value="46185" table:style-name="ce1">
            <text:p>46185</text:p>
          </table:table-cell>
          <table:table-cell office:value-type="float" office:value="46186" table:style-name="ce1">
            <text:p>46186</text:p>
          </table:table-cell>
          <table:table-cell office:value-type="float" office:value="46187" table:style-name="ce1">
            <text:p>46187</text:p>
          </table:table-cell>
          <table:table-cell office:value-type="float" office:value="46188" table:style-name="ce1">
            <text:p>46188</text:p>
          </table:table-cell>
          <table:table-cell office:value-type="float" office:value="46189" table:style-name="ce1">
            <text:p>46189</text:p>
          </table:table-cell>
          <table:table-cell office:value-type="float" office:value="46190" table:style-name="ce1">
            <text:p>46190</text:p>
          </table:table-cell>
          <table:table-cell office:value-type="float" office:value="46191" table:style-name="ce1">
            <text:p>46191</text:p>
          </table:table-cell>
          <table:table-cell office:value-type="float" office:value="46192" table:style-name="ce1">
            <text:p>46192</text:p>
          </table:table-cell>
          <table:table-cell office:value-type="float" office:value="46193" table:style-name="ce1">
            <text:p>46193</text:p>
          </table:table-cell>
          <table:table-cell office:value-type="float" office:value="46194" table:style-name="ce1">
            <text:p>46194</text:p>
          </table:table-cell>
          <table:table-cell office:value-type="float" office:value="46195" table:style-name="ce1">
            <text:p>46195</text:p>
          </table:table-cell>
          <table:table-cell office:value-type="float" office:value="46196" table:style-name="ce1">
            <text:p>46196</text:p>
          </table:table-cell>
          <table:table-cell office:value-type="float" office:value="46197" table:style-name="ce1">
            <text:p>46197</text:p>
          </table:table-cell>
          <table:table-cell office:value-type="float" office:value="46198" table:style-name="ce1">
            <text:p>46198</text:p>
          </table:table-cell>
          <table:table-cell office:value-type="float" office:value="46199" table:style-name="ce1">
            <text:p>46199</text:p>
          </table:table-cell>
          <table:table-cell table:number-columns-repeated="16284"/>
        </table:table-row>
        <table:table-row table:style-name="ro1">
          <table:table-cell office:value-type="float" office:value="46200" table:style-name="ce1">
            <text:p>46200</text:p>
          </table:table-cell>
          <table:table-cell office:value-type="float" office:value="46201" table:style-name="ce1">
            <text:p>46201</text:p>
          </table:table-cell>
          <table:table-cell office:value-type="float" office:value="46202" table:style-name="ce1">
            <text:p>46202</text:p>
          </table:table-cell>
          <table:table-cell office:value-type="float" office:value="46203" table:style-name="ce1">
            <text:p>46203</text:p>
          </table:table-cell>
          <table:table-cell office:value-type="float" office:value="46204" table:style-name="ce1">
            <text:p>46204</text:p>
          </table:table-cell>
          <table:table-cell office:value-type="float" office:value="46205" table:style-name="ce1">
            <text:p>46205</text:p>
          </table:table-cell>
          <table:table-cell office:value-type="float" office:value="46206" table:style-name="ce1">
            <text:p>46206</text:p>
          </table:table-cell>
          <table:table-cell office:value-type="float" office:value="46207" table:style-name="ce1">
            <text:p>46207</text:p>
          </table:table-cell>
          <table:table-cell office:value-type="float" office:value="46208" table:style-name="ce1">
            <text:p>46208</text:p>
          </table:table-cell>
          <table:table-cell office:value-type="float" office:value="46209" table:style-name="ce1">
            <text:p>46209</text:p>
          </table:table-cell>
          <table:table-cell office:value-type="float" office:value="46210" table:style-name="ce1">
            <text:p>46210</text:p>
          </table:table-cell>
          <table:table-cell office:value-type="float" office:value="46211" table:style-name="ce1">
            <text:p>46211</text:p>
          </table:table-cell>
          <table:table-cell office:value-type="float" office:value="46212" table:style-name="ce1">
            <text:p>46212</text:p>
          </table:table-cell>
          <table:table-cell office:value-type="float" office:value="46213" table:style-name="ce1">
            <text:p>46213</text:p>
          </table:table-cell>
          <table:table-cell office:value-type="float" office:value="46214" table:style-name="ce1">
            <text:p>46214</text:p>
          </table:table-cell>
          <table:table-cell office:value-type="float" office:value="46215" table:style-name="ce1">
            <text:p>46215</text:p>
          </table:table-cell>
          <table:table-cell office:value-type="float" office:value="46216" table:style-name="ce1">
            <text:p>46216</text:p>
          </table:table-cell>
          <table:table-cell office:value-type="float" office:value="46217" table:style-name="ce1">
            <text:p>46217</text:p>
          </table:table-cell>
          <table:table-cell office:value-type="float" office:value="46218" table:style-name="ce1">
            <text:p>46218</text:p>
          </table:table-cell>
          <table:table-cell office:value-type="float" office:value="46219" table:style-name="ce1">
            <text:p>46219</text:p>
          </table:table-cell>
          <table:table-cell office:value-type="float" office:value="46220" table:style-name="ce1">
            <text:p>46220</text:p>
          </table:table-cell>
          <table:table-cell office:value-type="float" office:value="46221" table:style-name="ce1">
            <text:p>46221</text:p>
          </table:table-cell>
          <table:table-cell office:value-type="float" office:value="46222" table:style-name="ce1">
            <text:p>46222</text:p>
          </table:table-cell>
          <table:table-cell office:value-type="float" office:value="46223" table:style-name="ce1">
            <text:p>46223</text:p>
          </table:table-cell>
          <table:table-cell office:value-type="float" office:value="46224" table:style-name="ce1">
            <text:p>46224</text:p>
          </table:table-cell>
          <table:table-cell office:value-type="float" office:value="46225" table:style-name="ce1">
            <text:p>46225</text:p>
          </table:table-cell>
          <table:table-cell office:value-type="float" office:value="46226" table:style-name="ce1">
            <text:p>46226</text:p>
          </table:table-cell>
          <table:table-cell office:value-type="float" office:value="46227" table:style-name="ce1">
            <text:p>46227</text:p>
          </table:table-cell>
          <table:table-cell office:value-type="float" office:value="46228" table:style-name="ce1">
            <text:p>46228</text:p>
          </table:table-cell>
          <table:table-cell office:value-type="float" office:value="46229" table:style-name="ce1">
            <text:p>46229</text:p>
          </table:table-cell>
          <table:table-cell office:value-type="float" office:value="46230" table:style-name="ce1">
            <text:p>46230</text:p>
          </table:table-cell>
          <table:table-cell office:value-type="float" office:value="46231" table:style-name="ce1">
            <text:p>46231</text:p>
          </table:table-cell>
          <table:table-cell office:value-type="float" office:value="46232" table:style-name="ce1">
            <text:p>46232</text:p>
          </table:table-cell>
          <table:table-cell office:value-type="float" office:value="46233" table:style-name="ce1">
            <text:p>46233</text:p>
          </table:table-cell>
          <table:table-cell office:value-type="float" office:value="46234" table:style-name="ce1">
            <text:p>46234</text:p>
          </table:table-cell>
          <table:table-cell office:value-type="float" office:value="46235" table:style-name="ce1">
            <text:p>46235</text:p>
          </table:table-cell>
          <table:table-cell office:value-type="float" office:value="46236" table:style-name="ce1">
            <text:p>46236</text:p>
          </table:table-cell>
          <table:table-cell office:value-type="float" office:value="46237" table:style-name="ce1">
            <text:p>46237</text:p>
          </table:table-cell>
          <table:table-cell office:value-type="float" office:value="46238" table:style-name="ce1">
            <text:p>46238</text:p>
          </table:table-cell>
          <table:table-cell office:value-type="float" office:value="46239" table:style-name="ce1">
            <text:p>46239</text:p>
          </table:table-cell>
          <table:table-cell office:value-type="float" office:value="46240" table:style-name="ce1">
            <text:p>46240</text:p>
          </table:table-cell>
          <table:table-cell office:value-type="float" office:value="46241" table:style-name="ce1">
            <text:p>46241</text:p>
          </table:table-cell>
          <table:table-cell office:value-type="float" office:value="46242" table:style-name="ce1">
            <text:p>46242</text:p>
          </table:table-cell>
          <table:table-cell office:value-type="float" office:value="46243" table:style-name="ce1">
            <text:p>46243</text:p>
          </table:table-cell>
          <table:table-cell office:value-type="float" office:value="46244" table:style-name="ce1">
            <text:p>46244</text:p>
          </table:table-cell>
          <table:table-cell office:value-type="float" office:value="46245" table:style-name="ce1">
            <text:p>46245</text:p>
          </table:table-cell>
          <table:table-cell office:value-type="float" office:value="46246" table:style-name="ce1">
            <text:p>46246</text:p>
          </table:table-cell>
          <table:table-cell office:value-type="float" office:value="46247" table:style-name="ce1">
            <text:p>46247</text:p>
          </table:table-cell>
          <table:table-cell office:value-type="float" office:value="46248" table:style-name="ce1">
            <text:p>46248</text:p>
          </table:table-cell>
          <table:table-cell office:value-type="float" office:value="46249" table:style-name="ce1">
            <text:p>46249</text:p>
          </table:table-cell>
          <table:table-cell office:value-type="float" office:value="46250" table:style-name="ce1">
            <text:p>46250</text:p>
          </table:table-cell>
          <table:table-cell office:value-type="float" office:value="46251" table:style-name="ce1">
            <text:p>46251</text:p>
          </table:table-cell>
          <table:table-cell office:value-type="float" office:value="46252" table:style-name="ce1">
            <text:p>46252</text:p>
          </table:table-cell>
          <table:table-cell office:value-type="float" office:value="46253" table:style-name="ce1">
            <text:p>46253</text:p>
          </table:table-cell>
          <table:table-cell office:value-type="float" office:value="46254" table:style-name="ce1">
            <text:p>46254</text:p>
          </table:table-cell>
          <table:table-cell office:value-type="float" office:value="46255" table:style-name="ce1">
            <text:p>46255</text:p>
          </table:table-cell>
          <table:table-cell office:value-type="float" office:value="46256" table:style-name="ce1">
            <text:p>46256</text:p>
          </table:table-cell>
          <table:table-cell office:value-type="float" office:value="46257" table:style-name="ce1">
            <text:p>46257</text:p>
          </table:table-cell>
          <table:table-cell office:value-type="float" office:value="46258" table:style-name="ce1">
            <text:p>46258</text:p>
          </table:table-cell>
          <table:table-cell office:value-type="float" office:value="46259" table:style-name="ce1">
            <text:p>46259</text:p>
          </table:table-cell>
          <table:table-cell office:value-type="float" office:value="46260" table:style-name="ce1">
            <text:p>46260</text:p>
          </table:table-cell>
          <table:table-cell office:value-type="float" office:value="46261" table:style-name="ce1">
            <text:p>46261</text:p>
          </table:table-cell>
          <table:table-cell office:value-type="float" office:value="46262" table:style-name="ce1">
            <text:p>46262</text:p>
          </table:table-cell>
          <table:table-cell office:value-type="float" office:value="46263" table:style-name="ce1">
            <text:p>46263</text:p>
          </table:table-cell>
          <table:table-cell office:value-type="float" office:value="46264" table:style-name="ce1">
            <text:p>46264</text:p>
          </table:table-cell>
          <table:table-cell office:value-type="float" office:value="46265" table:style-name="ce1">
            <text:p>46265</text:p>
          </table:table-cell>
          <table:table-cell office:value-type="float" office:value="46266" table:style-name="ce1">
            <text:p>46266</text:p>
          </table:table-cell>
          <table:table-cell office:value-type="float" office:value="46267" table:style-name="ce1">
            <text:p>46267</text:p>
          </table:table-cell>
          <table:table-cell office:value-type="float" office:value="46268" table:style-name="ce1">
            <text:p>46268</text:p>
          </table:table-cell>
          <table:table-cell office:value-type="float" office:value="46269" table:style-name="ce1">
            <text:p>46269</text:p>
          </table:table-cell>
          <table:table-cell office:value-type="float" office:value="46270" table:style-name="ce1">
            <text:p>46270</text:p>
          </table:table-cell>
          <table:table-cell office:value-type="float" office:value="46271" table:style-name="ce1">
            <text:p>46271</text:p>
          </table:table-cell>
          <table:table-cell office:value-type="float" office:value="46272" table:style-name="ce1">
            <text:p>46272</text:p>
          </table:table-cell>
          <table:table-cell office:value-type="float" office:value="46273" table:style-name="ce1">
            <text:p>46273</text:p>
          </table:table-cell>
          <table:table-cell office:value-type="float" office:value="46274" table:style-name="ce1">
            <text:p>46274</text:p>
          </table:table-cell>
          <table:table-cell office:value-type="float" office:value="46275" table:style-name="ce1">
            <text:p>46275</text:p>
          </table:table-cell>
          <table:table-cell office:value-type="float" office:value="46276" table:style-name="ce1">
            <text:p>46276</text:p>
          </table:table-cell>
          <table:table-cell office:value-type="float" office:value="46277" table:style-name="ce1">
            <text:p>46277</text:p>
          </table:table-cell>
          <table:table-cell office:value-type="float" office:value="46278" table:style-name="ce1">
            <text:p>46278</text:p>
          </table:table-cell>
          <table:table-cell office:value-type="float" office:value="46279" table:style-name="ce1">
            <text:p>46279</text:p>
          </table:table-cell>
          <table:table-cell office:value-type="float" office:value="46280" table:style-name="ce1">
            <text:p>46280</text:p>
          </table:table-cell>
          <table:table-cell office:value-type="float" office:value="46281" table:style-name="ce1">
            <text:p>46281</text:p>
          </table:table-cell>
          <table:table-cell office:value-type="float" office:value="46282" table:style-name="ce1">
            <text:p>46282</text:p>
          </table:table-cell>
          <table:table-cell office:value-type="float" office:value="46283" table:style-name="ce1">
            <text:p>46283</text:p>
          </table:table-cell>
          <table:table-cell office:value-type="float" office:value="46284" table:style-name="ce1">
            <text:p>46284</text:p>
          </table:table-cell>
          <table:table-cell office:value-type="float" office:value="46285" table:style-name="ce1">
            <text:p>46285</text:p>
          </table:table-cell>
          <table:table-cell office:value-type="float" office:value="46286" table:style-name="ce1">
            <text:p>46286</text:p>
          </table:table-cell>
          <table:table-cell office:value-type="float" office:value="46287" table:style-name="ce1">
            <text:p>46287</text:p>
          </table:table-cell>
          <table:table-cell office:value-type="float" office:value="46288" table:style-name="ce1">
            <text:p>46288</text:p>
          </table:table-cell>
          <table:table-cell office:value-type="float" office:value="46289" table:style-name="ce1">
            <text:p>46289</text:p>
          </table:table-cell>
          <table:table-cell office:value-type="float" office:value="46290" table:style-name="ce1">
            <text:p>46290</text:p>
          </table:table-cell>
          <table:table-cell office:value-type="float" office:value="46291" table:style-name="ce1">
            <text:p>46291</text:p>
          </table:table-cell>
          <table:table-cell office:value-type="float" office:value="46292" table:style-name="ce1">
            <text:p>46292</text:p>
          </table:table-cell>
          <table:table-cell office:value-type="float" office:value="46293" table:style-name="ce1">
            <text:p>46293</text:p>
          </table:table-cell>
          <table:table-cell office:value-type="float" office:value="46294" table:style-name="ce1">
            <text:p>46294</text:p>
          </table:table-cell>
          <table:table-cell office:value-type="float" office:value="46295" table:style-name="ce1">
            <text:p>46295</text:p>
          </table:table-cell>
          <table:table-cell office:value-type="float" office:value="46296" table:style-name="ce1">
            <text:p>46296</text:p>
          </table:table-cell>
          <table:table-cell office:value-type="float" office:value="46297" table:style-name="ce1">
            <text:p>46297</text:p>
          </table:table-cell>
          <table:table-cell office:value-type="float" office:value="46298" table:style-name="ce1">
            <text:p>46298</text:p>
          </table:table-cell>
          <table:table-cell office:value-type="float" office:value="46299" table:style-name="ce1">
            <text:p>46299</text:p>
          </table:table-cell>
          <table:table-cell table:number-columns-repeated="16284"/>
        </table:table-row>
        <table:table-row table:style-name="ro1">
          <table:table-cell office:value-type="float" office:value="46300" table:style-name="ce1">
            <text:p>46300</text:p>
          </table:table-cell>
          <table:table-cell office:value-type="float" office:value="46301" table:style-name="ce1">
            <text:p>46301</text:p>
          </table:table-cell>
          <table:table-cell office:value-type="float" office:value="46302" table:style-name="ce1">
            <text:p>46302</text:p>
          </table:table-cell>
          <table:table-cell office:value-type="float" office:value="46303" table:style-name="ce1">
            <text:p>46303</text:p>
          </table:table-cell>
          <table:table-cell office:value-type="float" office:value="46304" table:style-name="ce1">
            <text:p>46304</text:p>
          </table:table-cell>
          <table:table-cell office:value-type="float" office:value="46305" table:style-name="ce1">
            <text:p>46305</text:p>
          </table:table-cell>
          <table:table-cell office:value-type="float" office:value="46306" table:style-name="ce1">
            <text:p>46306</text:p>
          </table:table-cell>
          <table:table-cell office:value-type="float" office:value="46307" table:style-name="ce1">
            <text:p>46307</text:p>
          </table:table-cell>
          <table:table-cell office:value-type="float" office:value="46308" table:style-name="ce1">
            <text:p>46308</text:p>
          </table:table-cell>
          <table:table-cell office:value-type="float" office:value="46309" table:style-name="ce1">
            <text:p>46309</text:p>
          </table:table-cell>
          <table:table-cell office:value-type="float" office:value="46310" table:style-name="ce1">
            <text:p>46310</text:p>
          </table:table-cell>
          <table:table-cell office:value-type="float" office:value="46311" table:style-name="ce1">
            <text:p>46311</text:p>
          </table:table-cell>
          <table:table-cell office:value-type="float" office:value="46312" table:style-name="ce1">
            <text:p>46312</text:p>
          </table:table-cell>
          <table:table-cell office:value-type="float" office:value="46313" table:style-name="ce1">
            <text:p>46313</text:p>
          </table:table-cell>
          <table:table-cell office:value-type="float" office:value="46314" table:style-name="ce1">
            <text:p>46314</text:p>
          </table:table-cell>
          <table:table-cell office:value-type="float" office:value="46315" table:style-name="ce1">
            <text:p>46315</text:p>
          </table:table-cell>
          <table:table-cell office:value-type="float" office:value="46316" table:style-name="ce1">
            <text:p>46316</text:p>
          </table:table-cell>
          <table:table-cell office:value-type="float" office:value="46317" table:style-name="ce1">
            <text:p>46317</text:p>
          </table:table-cell>
          <table:table-cell office:value-type="float" office:value="46318" table:style-name="ce1">
            <text:p>46318</text:p>
          </table:table-cell>
          <table:table-cell office:value-type="float" office:value="46319" table:style-name="ce1">
            <text:p>46319</text:p>
          </table:table-cell>
          <table:table-cell office:value-type="float" office:value="46320" table:style-name="ce1">
            <text:p>46320</text:p>
          </table:table-cell>
          <table:table-cell office:value-type="float" office:value="46321" table:style-name="ce1">
            <text:p>46321</text:p>
          </table:table-cell>
          <table:table-cell office:value-type="float" office:value="46322" table:style-name="ce1">
            <text:p>46322</text:p>
          </table:table-cell>
          <table:table-cell office:value-type="float" office:value="46323" table:style-name="ce1">
            <text:p>46323</text:p>
          </table:table-cell>
          <table:table-cell office:value-type="float" office:value="46324" table:style-name="ce1">
            <text:p>46324</text:p>
          </table:table-cell>
          <table:table-cell office:value-type="float" office:value="46325" table:style-name="ce1">
            <text:p>46325</text:p>
          </table:table-cell>
          <table:table-cell office:value-type="float" office:value="46326" table:style-name="ce1">
            <text:p>46326</text:p>
          </table:table-cell>
          <table:table-cell office:value-type="float" office:value="46327" table:style-name="ce1">
            <text:p>46327</text:p>
          </table:table-cell>
          <table:table-cell office:value-type="float" office:value="46328" table:style-name="ce1">
            <text:p>46328</text:p>
          </table:table-cell>
          <table:table-cell office:value-type="float" office:value="46329" table:style-name="ce1">
            <text:p>46329</text:p>
          </table:table-cell>
          <table:table-cell office:value-type="float" office:value="46330" table:style-name="ce1">
            <text:p>46330</text:p>
          </table:table-cell>
          <table:table-cell office:value-type="float" office:value="46331" table:style-name="ce1">
            <text:p>46331</text:p>
          </table:table-cell>
          <table:table-cell office:value-type="float" office:value="46332" table:style-name="ce1">
            <text:p>46332</text:p>
          </table:table-cell>
          <table:table-cell office:value-type="float" office:value="46333" table:style-name="ce1">
            <text:p>46333</text:p>
          </table:table-cell>
          <table:table-cell office:value-type="float" office:value="46334" table:style-name="ce1">
            <text:p>46334</text:p>
          </table:table-cell>
          <table:table-cell office:value-type="float" office:value="46335" table:style-name="ce1">
            <text:p>46335</text:p>
          </table:table-cell>
          <table:table-cell office:value-type="float" office:value="46336" table:style-name="ce1">
            <text:p>46336</text:p>
          </table:table-cell>
          <table:table-cell office:value-type="float" office:value="46337" table:style-name="ce1">
            <text:p>46337</text:p>
          </table:table-cell>
          <table:table-cell office:value-type="float" office:value="46338" table:style-name="ce1">
            <text:p>46338</text:p>
          </table:table-cell>
          <table:table-cell office:value-type="float" office:value="46339" table:style-name="ce1">
            <text:p>46339</text:p>
          </table:table-cell>
          <table:table-cell office:value-type="float" office:value="46340" table:style-name="ce1">
            <text:p>46340</text:p>
          </table:table-cell>
          <table:table-cell office:value-type="float" office:value="46341" table:style-name="ce1">
            <text:p>46341</text:p>
          </table:table-cell>
          <table:table-cell office:value-type="float" office:value="46342" table:style-name="ce1">
            <text:p>46342</text:p>
          </table:table-cell>
          <table:table-cell office:value-type="float" office:value="46343" table:style-name="ce1">
            <text:p>46343</text:p>
          </table:table-cell>
          <table:table-cell office:value-type="float" office:value="46344" table:style-name="ce1">
            <text:p>46344</text:p>
          </table:table-cell>
          <table:table-cell office:value-type="float" office:value="46345" table:style-name="ce1">
            <text:p>46345</text:p>
          </table:table-cell>
          <table:table-cell office:value-type="float" office:value="46346" table:style-name="ce1">
            <text:p>46346</text:p>
          </table:table-cell>
          <table:table-cell office:value-type="float" office:value="46347" table:style-name="ce1">
            <text:p>46347</text:p>
          </table:table-cell>
          <table:table-cell office:value-type="float" office:value="46348" table:style-name="ce1">
            <text:p>46348</text:p>
          </table:table-cell>
          <table:table-cell office:value-type="float" office:value="46349" table:style-name="ce1">
            <text:p>46349</text:p>
          </table:table-cell>
          <table:table-cell office:value-type="float" office:value="46350" table:style-name="ce1">
            <text:p>46350</text:p>
          </table:table-cell>
          <table:table-cell office:value-type="float" office:value="46351" table:style-name="ce1">
            <text:p>46351</text:p>
          </table:table-cell>
          <table:table-cell office:value-type="float" office:value="46352" table:style-name="ce1">
            <text:p>46352</text:p>
          </table:table-cell>
          <table:table-cell office:value-type="float" office:value="46353" table:style-name="ce1">
            <text:p>46353</text:p>
          </table:table-cell>
          <table:table-cell office:value-type="float" office:value="46354" table:style-name="ce1">
            <text:p>46354</text:p>
          </table:table-cell>
          <table:table-cell office:value-type="float" office:value="46355" table:style-name="ce1">
            <text:p>46355</text:p>
          </table:table-cell>
          <table:table-cell office:value-type="float" office:value="46356" table:style-name="ce1">
            <text:p>46356</text:p>
          </table:table-cell>
          <table:table-cell office:value-type="float" office:value="46357" table:style-name="ce1">
            <text:p>46357</text:p>
          </table:table-cell>
          <table:table-cell office:value-type="float" office:value="46358" table:style-name="ce1">
            <text:p>46358</text:p>
          </table:table-cell>
          <table:table-cell office:value-type="float" office:value="46359" table:style-name="ce1">
            <text:p>46359</text:p>
          </table:table-cell>
          <table:table-cell office:value-type="float" office:value="46360" table:style-name="ce1">
            <text:p>46360</text:p>
          </table:table-cell>
          <table:table-cell office:value-type="float" office:value="46361" table:style-name="ce1">
            <text:p>46361</text:p>
          </table:table-cell>
          <table:table-cell office:value-type="float" office:value="46362" table:style-name="ce1">
            <text:p>46362</text:p>
          </table:table-cell>
          <table:table-cell office:value-type="float" office:value="46363" table:style-name="ce1">
            <text:p>46363</text:p>
          </table:table-cell>
          <table:table-cell office:value-type="float" office:value="46364" table:style-name="ce1">
            <text:p>46364</text:p>
          </table:table-cell>
          <table:table-cell office:value-type="float" office:value="46365" table:style-name="ce1">
            <text:p>46365</text:p>
          </table:table-cell>
          <table:table-cell office:value-type="float" office:value="46366" table:style-name="ce1">
            <text:p>46366</text:p>
          </table:table-cell>
          <table:table-cell office:value-type="float" office:value="46367" table:style-name="ce1">
            <text:p>46367</text:p>
          </table:table-cell>
          <table:table-cell office:value-type="float" office:value="46368" table:style-name="ce1">
            <text:p>46368</text:p>
          </table:table-cell>
          <table:table-cell office:value-type="float" office:value="46369" table:style-name="ce1">
            <text:p>46369</text:p>
          </table:table-cell>
          <table:table-cell office:value-type="float" office:value="46370" table:style-name="ce1">
            <text:p>46370</text:p>
          </table:table-cell>
          <table:table-cell office:value-type="float" office:value="46371" table:style-name="ce1">
            <text:p>46371</text:p>
          </table:table-cell>
          <table:table-cell office:value-type="float" office:value="46372" table:style-name="ce1">
            <text:p>46372</text:p>
          </table:table-cell>
          <table:table-cell office:value-type="float" office:value="46373" table:style-name="ce1">
            <text:p>46373</text:p>
          </table:table-cell>
          <table:table-cell office:value-type="float" office:value="46374" table:style-name="ce1">
            <text:p>46374</text:p>
          </table:table-cell>
          <table:table-cell office:value-type="float" office:value="46375" table:style-name="ce1">
            <text:p>46375</text:p>
          </table:table-cell>
          <table:table-cell office:value-type="float" office:value="46376" table:style-name="ce1">
            <text:p>46376</text:p>
          </table:table-cell>
          <table:table-cell office:value-type="float" office:value="46377" table:style-name="ce1">
            <text:p>46377</text:p>
          </table:table-cell>
          <table:table-cell office:value-type="float" office:value="46378" table:style-name="ce1">
            <text:p>46378</text:p>
          </table:table-cell>
          <table:table-cell office:value-type="float" office:value="46379" table:style-name="ce1">
            <text:p>46379</text:p>
          </table:table-cell>
          <table:table-cell office:value-type="float" office:value="46380" table:style-name="ce1">
            <text:p>46380</text:p>
          </table:table-cell>
          <table:table-cell office:value-type="float" office:value="46381" table:style-name="ce1">
            <text:p>46381</text:p>
          </table:table-cell>
          <table:table-cell office:value-type="float" office:value="46382" table:style-name="ce1">
            <text:p>46382</text:p>
          </table:table-cell>
          <table:table-cell office:value-type="float" office:value="46383" table:style-name="ce1">
            <text:p>46383</text:p>
          </table:table-cell>
          <table:table-cell office:value-type="float" office:value="46384" table:style-name="ce1">
            <text:p>46384</text:p>
          </table:table-cell>
          <table:table-cell office:value-type="float" office:value="46385" table:style-name="ce1">
            <text:p>46385</text:p>
          </table:table-cell>
          <table:table-cell office:value-type="float" office:value="46386" table:style-name="ce1">
            <text:p>46386</text:p>
          </table:table-cell>
          <table:table-cell office:value-type="float" office:value="46387" table:style-name="ce1">
            <text:p>46387</text:p>
          </table:table-cell>
          <table:table-cell office:value-type="float" office:value="46388" table:style-name="ce1">
            <text:p>46388</text:p>
          </table:table-cell>
          <table:table-cell office:value-type="float" office:value="46389" table:style-name="ce1">
            <text:p>46389</text:p>
          </table:table-cell>
          <table:table-cell office:value-type="float" office:value="46390" table:style-name="ce1">
            <text:p>46390</text:p>
          </table:table-cell>
          <table:table-cell office:value-type="float" office:value="46391" table:style-name="ce1">
            <text:p>46391</text:p>
          </table:table-cell>
          <table:table-cell office:value-type="float" office:value="46392" table:style-name="ce1">
            <text:p>46392</text:p>
          </table:table-cell>
          <table:table-cell office:value-type="float" office:value="46393" table:style-name="ce1">
            <text:p>46393</text:p>
          </table:table-cell>
          <table:table-cell office:value-type="float" office:value="46394" table:style-name="ce1">
            <text:p>46394</text:p>
          </table:table-cell>
          <table:table-cell office:value-type="float" office:value="46395" table:style-name="ce1">
            <text:p>46395</text:p>
          </table:table-cell>
          <table:table-cell office:value-type="float" office:value="46396" table:style-name="ce1">
            <text:p>46396</text:p>
          </table:table-cell>
          <table:table-cell office:value-type="float" office:value="46397" table:style-name="ce1">
            <text:p>46397</text:p>
          </table:table-cell>
          <table:table-cell office:value-type="float" office:value="46398" table:style-name="ce1">
            <text:p>46398</text:p>
          </table:table-cell>
          <table:table-cell office:value-type="float" office:value="46399" table:style-name="ce1">
            <text:p>46399</text:p>
          </table:table-cell>
          <table:table-cell table:number-columns-repeated="16284"/>
        </table:table-row>
        <table:table-row table:style-name="ro1">
          <table:table-cell office:value-type="float" office:value="46400" table:style-name="ce1">
            <text:p>46400</text:p>
          </table:table-cell>
          <table:table-cell office:value-type="float" office:value="46401" table:style-name="ce1">
            <text:p>46401</text:p>
          </table:table-cell>
          <table:table-cell office:value-type="float" office:value="46402" table:style-name="ce1">
            <text:p>46402</text:p>
          </table:table-cell>
          <table:table-cell office:value-type="float" office:value="46403" table:style-name="ce1">
            <text:p>46403</text:p>
          </table:table-cell>
          <table:table-cell office:value-type="float" office:value="46404" table:style-name="ce1">
            <text:p>46404</text:p>
          </table:table-cell>
          <table:table-cell office:value-type="float" office:value="46405" table:style-name="ce1">
            <text:p>46405</text:p>
          </table:table-cell>
          <table:table-cell office:value-type="float" office:value="46406" table:style-name="ce1">
            <text:p>46406</text:p>
          </table:table-cell>
          <table:table-cell office:value-type="float" office:value="46407" table:style-name="ce1">
            <text:p>46407</text:p>
          </table:table-cell>
          <table:table-cell office:value-type="float" office:value="46408" table:style-name="ce1">
            <text:p>46408</text:p>
          </table:table-cell>
          <table:table-cell office:value-type="float" office:value="46409" table:style-name="ce1">
            <text:p>46409</text:p>
          </table:table-cell>
          <table:table-cell office:value-type="float" office:value="46410" table:style-name="ce1">
            <text:p>46410</text:p>
          </table:table-cell>
          <table:table-cell office:value-type="float" office:value="46411" table:style-name="ce1">
            <text:p>46411</text:p>
          </table:table-cell>
          <table:table-cell office:value-type="float" office:value="46412" table:style-name="ce1">
            <text:p>46412</text:p>
          </table:table-cell>
          <table:table-cell office:value-type="float" office:value="46413" table:style-name="ce1">
            <text:p>46413</text:p>
          </table:table-cell>
          <table:table-cell office:value-type="float" office:value="46414" table:style-name="ce1">
            <text:p>46414</text:p>
          </table:table-cell>
          <table:table-cell office:value-type="float" office:value="46415" table:style-name="ce1">
            <text:p>46415</text:p>
          </table:table-cell>
          <table:table-cell office:value-type="float" office:value="46416" table:style-name="ce1">
            <text:p>46416</text:p>
          </table:table-cell>
          <table:table-cell office:value-type="float" office:value="46417" table:style-name="ce1">
            <text:p>46417</text:p>
          </table:table-cell>
          <table:table-cell office:value-type="float" office:value="46418" table:style-name="ce1">
            <text:p>46418</text:p>
          </table:table-cell>
          <table:table-cell office:value-type="float" office:value="46419" table:style-name="ce1">
            <text:p>46419</text:p>
          </table:table-cell>
          <table:table-cell office:value-type="float" office:value="46420" table:style-name="ce1">
            <text:p>46420</text:p>
          </table:table-cell>
          <table:table-cell office:value-type="float" office:value="46421" table:style-name="ce1">
            <text:p>46421</text:p>
          </table:table-cell>
          <table:table-cell office:value-type="float" office:value="46422" table:style-name="ce1">
            <text:p>46422</text:p>
          </table:table-cell>
          <table:table-cell office:value-type="float" office:value="46423" table:style-name="ce1">
            <text:p>46423</text:p>
          </table:table-cell>
          <table:table-cell office:value-type="float" office:value="46424" table:style-name="ce1">
            <text:p>46424</text:p>
          </table:table-cell>
          <table:table-cell office:value-type="float" office:value="46425" table:style-name="ce1">
            <text:p>46425</text:p>
          </table:table-cell>
          <table:table-cell office:value-type="float" office:value="46426" table:style-name="ce1">
            <text:p>46426</text:p>
          </table:table-cell>
          <table:table-cell office:value-type="float" office:value="46427" table:style-name="ce1">
            <text:p>46427</text:p>
          </table:table-cell>
          <table:table-cell office:value-type="float" office:value="46428" table:style-name="ce1">
            <text:p>46428</text:p>
          </table:table-cell>
          <table:table-cell office:value-type="float" office:value="46429" table:style-name="ce1">
            <text:p>46429</text:p>
          </table:table-cell>
          <table:table-cell office:value-type="float" office:value="46430" table:style-name="ce1">
            <text:p>46430</text:p>
          </table:table-cell>
          <table:table-cell office:value-type="float" office:value="46431" table:style-name="ce1">
            <text:p>46431</text:p>
          </table:table-cell>
          <table:table-cell office:value-type="float" office:value="46432" table:style-name="ce1">
            <text:p>46432</text:p>
          </table:table-cell>
          <table:table-cell office:value-type="float" office:value="46433" table:style-name="ce1">
            <text:p>46433</text:p>
          </table:table-cell>
          <table:table-cell office:value-type="float" office:value="46434" table:style-name="ce1">
            <text:p>46434</text:p>
          </table:table-cell>
          <table:table-cell office:value-type="float" office:value="46435" table:style-name="ce1">
            <text:p>46435</text:p>
          </table:table-cell>
          <table:table-cell office:value-type="float" office:value="46436" table:style-name="ce1">
            <text:p>46436</text:p>
          </table:table-cell>
          <table:table-cell office:value-type="float" office:value="46437" table:style-name="ce1">
            <text:p>46437</text:p>
          </table:table-cell>
          <table:table-cell office:value-type="float" office:value="46438" table:style-name="ce1">
            <text:p>46438</text:p>
          </table:table-cell>
          <table:table-cell office:value-type="float" office:value="46439" table:style-name="ce1">
            <text:p>46439</text:p>
          </table:table-cell>
          <table:table-cell office:value-type="float" office:value="46440" table:style-name="ce1">
            <text:p>46440</text:p>
          </table:table-cell>
          <table:table-cell office:value-type="float" office:value="46441" table:style-name="ce1">
            <text:p>46441</text:p>
          </table:table-cell>
          <table:table-cell office:value-type="float" office:value="46442" table:style-name="ce1">
            <text:p>46442</text:p>
          </table:table-cell>
          <table:table-cell office:value-type="float" office:value="46443" table:style-name="ce1">
            <text:p>46443</text:p>
          </table:table-cell>
          <table:table-cell office:value-type="float" office:value="46444" table:style-name="ce1">
            <text:p>46444</text:p>
          </table:table-cell>
          <table:table-cell office:value-type="float" office:value="46445" table:style-name="ce1">
            <text:p>46445</text:p>
          </table:table-cell>
          <table:table-cell office:value-type="float" office:value="46446" table:style-name="ce1">
            <text:p>46446</text:p>
          </table:table-cell>
          <table:table-cell office:value-type="float" office:value="46447" table:style-name="ce1">
            <text:p>46447</text:p>
          </table:table-cell>
          <table:table-cell office:value-type="float" office:value="46448" table:style-name="ce1">
            <text:p>46448</text:p>
          </table:table-cell>
          <table:table-cell office:value-type="float" office:value="46449" table:style-name="ce1">
            <text:p>46449</text:p>
          </table:table-cell>
          <table:table-cell office:value-type="float" office:value="46450" table:style-name="ce1">
            <text:p>46450</text:p>
          </table:table-cell>
          <table:table-cell office:value-type="float" office:value="46451" table:style-name="ce1">
            <text:p>46451</text:p>
          </table:table-cell>
          <table:table-cell office:value-type="float" office:value="46452" table:style-name="ce1">
            <text:p>46452</text:p>
          </table:table-cell>
          <table:table-cell office:value-type="float" office:value="46453" table:style-name="ce1">
            <text:p>46453</text:p>
          </table:table-cell>
          <table:table-cell office:value-type="float" office:value="46454" table:style-name="ce1">
            <text:p>46454</text:p>
          </table:table-cell>
          <table:table-cell office:value-type="float" office:value="46455" table:style-name="ce1">
            <text:p>46455</text:p>
          </table:table-cell>
          <table:table-cell office:value-type="float" office:value="46456" table:style-name="ce1">
            <text:p>46456</text:p>
          </table:table-cell>
          <table:table-cell office:value-type="float" office:value="46457" table:style-name="ce1">
            <text:p>46457</text:p>
          </table:table-cell>
          <table:table-cell office:value-type="float" office:value="46458" table:style-name="ce1">
            <text:p>46458</text:p>
          </table:table-cell>
          <table:table-cell office:value-type="float" office:value="46459" table:style-name="ce1">
            <text:p>46459</text:p>
          </table:table-cell>
          <table:table-cell office:value-type="float" office:value="46460" table:style-name="ce1">
            <text:p>46460</text:p>
          </table:table-cell>
          <table:table-cell office:value-type="float" office:value="46461" table:style-name="ce1">
            <text:p>46461</text:p>
          </table:table-cell>
          <table:table-cell office:value-type="float" office:value="46462" table:style-name="ce1">
            <text:p>46462</text:p>
          </table:table-cell>
          <table:table-cell office:value-type="float" office:value="46463" table:style-name="ce1">
            <text:p>46463</text:p>
          </table:table-cell>
          <table:table-cell office:value-type="float" office:value="46464" table:style-name="ce1">
            <text:p>46464</text:p>
          </table:table-cell>
          <table:table-cell office:value-type="float" office:value="46465" table:style-name="ce1">
            <text:p>46465</text:p>
          </table:table-cell>
          <table:table-cell office:value-type="float" office:value="46466" table:style-name="ce1">
            <text:p>46466</text:p>
          </table:table-cell>
          <table:table-cell office:value-type="float" office:value="46467" table:style-name="ce1">
            <text:p>46467</text:p>
          </table:table-cell>
          <table:table-cell office:value-type="float" office:value="46468" table:style-name="ce1">
            <text:p>46468</text:p>
          </table:table-cell>
          <table:table-cell office:value-type="float" office:value="46469" table:style-name="ce1">
            <text:p>46469</text:p>
          </table:table-cell>
          <table:table-cell office:value-type="float" office:value="46470" table:style-name="ce1">
            <text:p>46470</text:p>
          </table:table-cell>
          <table:table-cell office:value-type="float" office:value="46471" table:style-name="ce1">
            <text:p>46471</text:p>
          </table:table-cell>
          <table:table-cell office:value-type="float" office:value="46472" table:style-name="ce1">
            <text:p>46472</text:p>
          </table:table-cell>
          <table:table-cell office:value-type="float" office:value="46473" table:style-name="ce1">
            <text:p>46473</text:p>
          </table:table-cell>
          <table:table-cell office:value-type="float" office:value="46474" table:style-name="ce1">
            <text:p>46474</text:p>
          </table:table-cell>
          <table:table-cell office:value-type="float" office:value="46475" table:style-name="ce1">
            <text:p>46475</text:p>
          </table:table-cell>
          <table:table-cell office:value-type="float" office:value="46476" table:style-name="ce1">
            <text:p>46476</text:p>
          </table:table-cell>
          <table:table-cell office:value-type="float" office:value="46477" table:style-name="ce1">
            <text:p>46477</text:p>
          </table:table-cell>
          <table:table-cell office:value-type="float" office:value="46478" table:style-name="ce1">
            <text:p>46478</text:p>
          </table:table-cell>
          <table:table-cell office:value-type="float" office:value="46479" table:style-name="ce1">
            <text:p>46479</text:p>
          </table:table-cell>
          <table:table-cell office:value-type="float" office:value="46480" table:style-name="ce1">
            <text:p>46480</text:p>
          </table:table-cell>
          <table:table-cell office:value-type="float" office:value="46481" table:style-name="ce1">
            <text:p>46481</text:p>
          </table:table-cell>
          <table:table-cell office:value-type="float" office:value="46482" table:style-name="ce1">
            <text:p>46482</text:p>
          </table:table-cell>
          <table:table-cell office:value-type="float" office:value="46483" table:style-name="ce1">
            <text:p>46483</text:p>
          </table:table-cell>
          <table:table-cell office:value-type="float" office:value="46484" table:style-name="ce1">
            <text:p>46484</text:p>
          </table:table-cell>
          <table:table-cell office:value-type="float" office:value="46485" table:style-name="ce1">
            <text:p>46485</text:p>
          </table:table-cell>
          <table:table-cell office:value-type="float" office:value="46486" table:style-name="ce1">
            <text:p>46486</text:p>
          </table:table-cell>
          <table:table-cell office:value-type="float" office:value="46487" table:style-name="ce1">
            <text:p>46487</text:p>
          </table:table-cell>
          <table:table-cell office:value-type="float" office:value="46488" table:style-name="ce1">
            <text:p>46488</text:p>
          </table:table-cell>
          <table:table-cell office:value-type="float" office:value="46489" table:style-name="ce1">
            <text:p>46489</text:p>
          </table:table-cell>
          <table:table-cell office:value-type="float" office:value="46490" table:style-name="ce1">
            <text:p>46490</text:p>
          </table:table-cell>
          <table:table-cell office:value-type="float" office:value="46491" table:style-name="ce1">
            <text:p>46491</text:p>
          </table:table-cell>
          <table:table-cell office:value-type="float" office:value="46492" table:style-name="ce1">
            <text:p>46492</text:p>
          </table:table-cell>
          <table:table-cell office:value-type="float" office:value="46493" table:style-name="ce1">
            <text:p>46493</text:p>
          </table:table-cell>
          <table:table-cell office:value-type="float" office:value="46494" table:style-name="ce1">
            <text:p>46494</text:p>
          </table:table-cell>
          <table:table-cell office:value-type="float" office:value="46495" table:style-name="ce1">
            <text:p>46495</text:p>
          </table:table-cell>
          <table:table-cell office:value-type="float" office:value="46496" table:style-name="ce1">
            <text:p>46496</text:p>
          </table:table-cell>
          <table:table-cell office:value-type="float" office:value="46497" table:style-name="ce1">
            <text:p>46497</text:p>
          </table:table-cell>
          <table:table-cell office:value-type="float" office:value="46498" table:style-name="ce1">
            <text:p>46498</text:p>
          </table:table-cell>
          <table:table-cell office:value-type="float" office:value="46499" table:style-name="ce1">
            <text:p>46499</text:p>
          </table:table-cell>
          <table:table-cell table:number-columns-repeated="16284"/>
        </table:table-row>
        <table:table-row table:style-name="ro1">
          <table:table-cell office:value-type="float" office:value="46500" table:style-name="ce1">
            <text:p>46500</text:p>
          </table:table-cell>
          <table:table-cell office:value-type="float" office:value="46501" table:style-name="ce1">
            <text:p>46501</text:p>
          </table:table-cell>
          <table:table-cell office:value-type="float" office:value="46502" table:style-name="ce1">
            <text:p>46502</text:p>
          </table:table-cell>
          <table:table-cell office:value-type="float" office:value="46503" table:style-name="ce1">
            <text:p>46503</text:p>
          </table:table-cell>
          <table:table-cell office:value-type="float" office:value="46504" table:style-name="ce1">
            <text:p>46504</text:p>
          </table:table-cell>
          <table:table-cell office:value-type="float" office:value="46505" table:style-name="ce1">
            <text:p>46505</text:p>
          </table:table-cell>
          <table:table-cell office:value-type="float" office:value="46506" table:style-name="ce1">
            <text:p>46506</text:p>
          </table:table-cell>
          <table:table-cell office:value-type="float" office:value="46507" table:style-name="ce1">
            <text:p>46507</text:p>
          </table:table-cell>
          <table:table-cell office:value-type="float" office:value="46508" table:style-name="ce1">
            <text:p>46508</text:p>
          </table:table-cell>
          <table:table-cell office:value-type="float" office:value="46509" table:style-name="ce1">
            <text:p>46509</text:p>
          </table:table-cell>
          <table:table-cell office:value-type="float" office:value="46510" table:style-name="ce1">
            <text:p>46510</text:p>
          </table:table-cell>
          <table:table-cell office:value-type="float" office:value="46511" table:style-name="ce1">
            <text:p>46511</text:p>
          </table:table-cell>
          <table:table-cell office:value-type="float" office:value="46512" table:style-name="ce1">
            <text:p>46512</text:p>
          </table:table-cell>
          <table:table-cell office:value-type="float" office:value="46513" table:style-name="ce1">
            <text:p>46513</text:p>
          </table:table-cell>
          <table:table-cell office:value-type="float" office:value="46514" table:style-name="ce1">
            <text:p>46514</text:p>
          </table:table-cell>
          <table:table-cell office:value-type="float" office:value="46515" table:style-name="ce1">
            <text:p>46515</text:p>
          </table:table-cell>
          <table:table-cell office:value-type="float" office:value="46516" table:style-name="ce1">
            <text:p>46516</text:p>
          </table:table-cell>
          <table:table-cell office:value-type="float" office:value="46517" table:style-name="ce1">
            <text:p>46517</text:p>
          </table:table-cell>
          <table:table-cell office:value-type="float" office:value="46518" table:style-name="ce1">
            <text:p>46518</text:p>
          </table:table-cell>
          <table:table-cell office:value-type="float" office:value="46519" table:style-name="ce1">
            <text:p>46519</text:p>
          </table:table-cell>
          <table:table-cell office:value-type="float" office:value="46520" table:style-name="ce1">
            <text:p>46520</text:p>
          </table:table-cell>
          <table:table-cell office:value-type="float" office:value="46521" table:style-name="ce1">
            <text:p>46521</text:p>
          </table:table-cell>
          <table:table-cell office:value-type="float" office:value="46522" table:style-name="ce1">
            <text:p>46522</text:p>
          </table:table-cell>
          <table:table-cell office:value-type="float" office:value="46523" table:style-name="ce1">
            <text:p>46523</text:p>
          </table:table-cell>
          <table:table-cell office:value-type="float" office:value="46524" table:style-name="ce1">
            <text:p>46524</text:p>
          </table:table-cell>
          <table:table-cell office:value-type="float" office:value="46525" table:style-name="ce1">
            <text:p>46525</text:p>
          </table:table-cell>
          <table:table-cell office:value-type="float" office:value="46526" table:style-name="ce1">
            <text:p>46526</text:p>
          </table:table-cell>
          <table:table-cell office:value-type="float" office:value="46527" table:style-name="ce1">
            <text:p>46527</text:p>
          </table:table-cell>
          <table:table-cell office:value-type="float" office:value="46528" table:style-name="ce1">
            <text:p>46528</text:p>
          </table:table-cell>
          <table:table-cell office:value-type="float" office:value="46529" table:style-name="ce1">
            <text:p>46529</text:p>
          </table:table-cell>
          <table:table-cell office:value-type="float" office:value="46530" table:style-name="ce1">
            <text:p>46530</text:p>
          </table:table-cell>
          <table:table-cell office:value-type="float" office:value="46531" table:style-name="ce1">
            <text:p>46531</text:p>
          </table:table-cell>
          <table:table-cell office:value-type="float" office:value="46532" table:style-name="ce1">
            <text:p>46532</text:p>
          </table:table-cell>
          <table:table-cell office:value-type="float" office:value="46533" table:style-name="ce1">
            <text:p>46533</text:p>
          </table:table-cell>
          <table:table-cell office:value-type="float" office:value="46534" table:style-name="ce1">
            <text:p>46534</text:p>
          </table:table-cell>
          <table:table-cell office:value-type="float" office:value="46535" table:style-name="ce1">
            <text:p>46535</text:p>
          </table:table-cell>
          <table:table-cell office:value-type="float" office:value="46536" table:style-name="ce1">
            <text:p>46536</text:p>
          </table:table-cell>
          <table:table-cell office:value-type="float" office:value="46537" table:style-name="ce1">
            <text:p>46537</text:p>
          </table:table-cell>
          <table:table-cell office:value-type="float" office:value="46538" table:style-name="ce1">
            <text:p>46538</text:p>
          </table:table-cell>
          <table:table-cell office:value-type="float" office:value="46539" table:style-name="ce1">
            <text:p>46539</text:p>
          </table:table-cell>
          <table:table-cell office:value-type="float" office:value="46540" table:style-name="ce1">
            <text:p>46540</text:p>
          </table:table-cell>
          <table:table-cell office:value-type="float" office:value="46541" table:style-name="ce1">
            <text:p>46541</text:p>
          </table:table-cell>
          <table:table-cell office:value-type="float" office:value="46542" table:style-name="ce1">
            <text:p>46542</text:p>
          </table:table-cell>
          <table:table-cell office:value-type="float" office:value="46543" table:style-name="ce1">
            <text:p>46543</text:p>
          </table:table-cell>
          <table:table-cell office:value-type="float" office:value="46544" table:style-name="ce1">
            <text:p>46544</text:p>
          </table:table-cell>
          <table:table-cell office:value-type="float" office:value="46545" table:style-name="ce1">
            <text:p>46545</text:p>
          </table:table-cell>
          <table:table-cell office:value-type="float" office:value="46546" table:style-name="ce1">
            <text:p>46546</text:p>
          </table:table-cell>
          <table:table-cell office:value-type="float" office:value="46547" table:style-name="ce1">
            <text:p>46547</text:p>
          </table:table-cell>
          <table:table-cell office:value-type="float" office:value="46548" table:style-name="ce1">
            <text:p>46548</text:p>
          </table:table-cell>
          <table:table-cell office:value-type="float" office:value="46549" table:style-name="ce1">
            <text:p>46549</text:p>
          </table:table-cell>
          <table:table-cell office:value-type="float" office:value="46550" table:style-name="ce1">
            <text:p>46550</text:p>
          </table:table-cell>
          <table:table-cell office:value-type="float" office:value="46551" table:style-name="ce1">
            <text:p>46551</text:p>
          </table:table-cell>
          <table:table-cell office:value-type="float" office:value="46552" table:style-name="ce1">
            <text:p>46552</text:p>
          </table:table-cell>
          <table:table-cell office:value-type="float" office:value="46553" table:style-name="ce1">
            <text:p>46553</text:p>
          </table:table-cell>
          <table:table-cell office:value-type="float" office:value="46554" table:style-name="ce1">
            <text:p>46554</text:p>
          </table:table-cell>
          <table:table-cell office:value-type="float" office:value="46555" table:style-name="ce1">
            <text:p>46555</text:p>
          </table:table-cell>
          <table:table-cell office:value-type="float" office:value="46556" table:style-name="ce1">
            <text:p>46556</text:p>
          </table:table-cell>
          <table:table-cell office:value-type="float" office:value="46557" table:style-name="ce1">
            <text:p>46557</text:p>
          </table:table-cell>
          <table:table-cell office:value-type="float" office:value="46558" table:style-name="ce1">
            <text:p>46558</text:p>
          </table:table-cell>
          <table:table-cell office:value-type="float" office:value="46559" table:style-name="ce1">
            <text:p>46559</text:p>
          </table:table-cell>
          <table:table-cell office:value-type="float" office:value="46560" table:style-name="ce1">
            <text:p>46560</text:p>
          </table:table-cell>
          <table:table-cell office:value-type="float" office:value="46561" table:style-name="ce1">
            <text:p>46561</text:p>
          </table:table-cell>
          <table:table-cell office:value-type="float" office:value="46562" table:style-name="ce1">
            <text:p>46562</text:p>
          </table:table-cell>
          <table:table-cell office:value-type="float" office:value="46563" table:style-name="ce1">
            <text:p>46563</text:p>
          </table:table-cell>
          <table:table-cell office:value-type="float" office:value="46564" table:style-name="ce1">
            <text:p>46564</text:p>
          </table:table-cell>
          <table:table-cell office:value-type="float" office:value="46565" table:style-name="ce1">
            <text:p>46565</text:p>
          </table:table-cell>
          <table:table-cell office:value-type="float" office:value="46566" table:style-name="ce1">
            <text:p>46566</text:p>
          </table:table-cell>
          <table:table-cell office:value-type="float" office:value="46567" table:style-name="ce1">
            <text:p>46567</text:p>
          </table:table-cell>
          <table:table-cell office:value-type="float" office:value="46568" table:style-name="ce1">
            <text:p>46568</text:p>
          </table:table-cell>
          <table:table-cell office:value-type="float" office:value="46569" table:style-name="ce1">
            <text:p>46569</text:p>
          </table:table-cell>
          <table:table-cell office:value-type="float" office:value="46570" table:style-name="ce1">
            <text:p>46570</text:p>
          </table:table-cell>
          <table:table-cell office:value-type="float" office:value="46571" table:style-name="ce1">
            <text:p>46571</text:p>
          </table:table-cell>
          <table:table-cell office:value-type="float" office:value="46572" table:style-name="ce1">
            <text:p>46572</text:p>
          </table:table-cell>
          <table:table-cell office:value-type="float" office:value="46573" table:style-name="ce1">
            <text:p>46573</text:p>
          </table:table-cell>
          <table:table-cell office:value-type="float" office:value="46574" table:style-name="ce1">
            <text:p>46574</text:p>
          </table:table-cell>
          <table:table-cell office:value-type="float" office:value="46575" table:style-name="ce1">
            <text:p>46575</text:p>
          </table:table-cell>
          <table:table-cell office:value-type="float" office:value="46576" table:style-name="ce1">
            <text:p>46576</text:p>
          </table:table-cell>
          <table:table-cell office:value-type="float" office:value="46577" table:style-name="ce1">
            <text:p>46577</text:p>
          </table:table-cell>
          <table:table-cell office:value-type="float" office:value="46578" table:style-name="ce1">
            <text:p>46578</text:p>
          </table:table-cell>
          <table:table-cell office:value-type="float" office:value="46579" table:style-name="ce1">
            <text:p>46579</text:p>
          </table:table-cell>
          <table:table-cell office:value-type="float" office:value="46580" table:style-name="ce1">
            <text:p>46580</text:p>
          </table:table-cell>
          <table:table-cell office:value-type="float" office:value="46581" table:style-name="ce1">
            <text:p>46581</text:p>
          </table:table-cell>
          <table:table-cell office:value-type="float" office:value="46582" table:style-name="ce1">
            <text:p>46582</text:p>
          </table:table-cell>
          <table:table-cell office:value-type="float" office:value="46583" table:style-name="ce1">
            <text:p>46583</text:p>
          </table:table-cell>
          <table:table-cell office:value-type="float" office:value="46584" table:style-name="ce1">
            <text:p>46584</text:p>
          </table:table-cell>
          <table:table-cell office:value-type="float" office:value="46585" table:style-name="ce1">
            <text:p>46585</text:p>
          </table:table-cell>
          <table:table-cell office:value-type="float" office:value="46586" table:style-name="ce1">
            <text:p>46586</text:p>
          </table:table-cell>
          <table:table-cell office:value-type="float" office:value="46587" table:style-name="ce1">
            <text:p>46587</text:p>
          </table:table-cell>
          <table:table-cell office:value-type="float" office:value="46588" table:style-name="ce1">
            <text:p>46588</text:p>
          </table:table-cell>
          <table:table-cell office:value-type="float" office:value="46589" table:style-name="ce1">
            <text:p>46589</text:p>
          </table:table-cell>
          <table:table-cell office:value-type="float" office:value="46590" table:style-name="ce1">
            <text:p>46590</text:p>
          </table:table-cell>
          <table:table-cell office:value-type="float" office:value="46591" table:style-name="ce1">
            <text:p>46591</text:p>
          </table:table-cell>
          <table:table-cell office:value-type="float" office:value="46592" table:style-name="ce1">
            <text:p>46592</text:p>
          </table:table-cell>
          <table:table-cell office:value-type="float" office:value="46593" table:style-name="ce1">
            <text:p>46593</text:p>
          </table:table-cell>
          <table:table-cell office:value-type="float" office:value="46594" table:style-name="ce1">
            <text:p>46594</text:p>
          </table:table-cell>
          <table:table-cell office:value-type="float" office:value="46595" table:style-name="ce1">
            <text:p>46595</text:p>
          </table:table-cell>
          <table:table-cell office:value-type="float" office:value="46596" table:style-name="ce1">
            <text:p>46596</text:p>
          </table:table-cell>
          <table:table-cell office:value-type="float" office:value="46597" table:style-name="ce1">
            <text:p>46597</text:p>
          </table:table-cell>
          <table:table-cell office:value-type="float" office:value="46598" table:style-name="ce1">
            <text:p>46598</text:p>
          </table:table-cell>
          <table:table-cell office:value-type="float" office:value="46599" table:style-name="ce1">
            <text:p>46599</text:p>
          </table:table-cell>
          <table:table-cell table:number-columns-repeated="16284"/>
        </table:table-row>
        <table:table-row table:style-name="ro1">
          <table:table-cell office:value-type="float" office:value="46600" table:style-name="ce1">
            <text:p>46600</text:p>
          </table:table-cell>
          <table:table-cell office:value-type="float" office:value="46601" table:style-name="ce1">
            <text:p>46601</text:p>
          </table:table-cell>
          <table:table-cell office:value-type="float" office:value="46602" table:style-name="ce1">
            <text:p>46602</text:p>
          </table:table-cell>
          <table:table-cell office:value-type="float" office:value="46603" table:style-name="ce1">
            <text:p>46603</text:p>
          </table:table-cell>
          <table:table-cell office:value-type="float" office:value="46604" table:style-name="ce1">
            <text:p>46604</text:p>
          </table:table-cell>
          <table:table-cell office:value-type="float" office:value="46605" table:style-name="ce1">
            <text:p>46605</text:p>
          </table:table-cell>
          <table:table-cell office:value-type="float" office:value="46606" table:style-name="ce1">
            <text:p>46606</text:p>
          </table:table-cell>
          <table:table-cell office:value-type="float" office:value="46607" table:style-name="ce1">
            <text:p>46607</text:p>
          </table:table-cell>
          <table:table-cell office:value-type="float" office:value="46608" table:style-name="ce1">
            <text:p>46608</text:p>
          </table:table-cell>
          <table:table-cell office:value-type="float" office:value="46609" table:style-name="ce1">
            <text:p>46609</text:p>
          </table:table-cell>
          <table:table-cell office:value-type="float" office:value="46610" table:style-name="ce1">
            <text:p>46610</text:p>
          </table:table-cell>
          <table:table-cell office:value-type="float" office:value="46611" table:style-name="ce1">
            <text:p>46611</text:p>
          </table:table-cell>
          <table:table-cell office:value-type="float" office:value="46612" table:style-name="ce1">
            <text:p>46612</text:p>
          </table:table-cell>
          <table:table-cell office:value-type="float" office:value="46613" table:style-name="ce1">
            <text:p>46613</text:p>
          </table:table-cell>
          <table:table-cell office:value-type="float" office:value="46614" table:style-name="ce1">
            <text:p>46614</text:p>
          </table:table-cell>
          <table:table-cell office:value-type="float" office:value="46615" table:style-name="ce1">
            <text:p>46615</text:p>
          </table:table-cell>
          <table:table-cell office:value-type="float" office:value="46616" table:style-name="ce1">
            <text:p>46616</text:p>
          </table:table-cell>
          <table:table-cell office:value-type="float" office:value="46617" table:style-name="ce1">
            <text:p>46617</text:p>
          </table:table-cell>
          <table:table-cell office:value-type="float" office:value="46618" table:style-name="ce1">
            <text:p>46618</text:p>
          </table:table-cell>
          <table:table-cell office:value-type="float" office:value="46619" table:style-name="ce1">
            <text:p>46619</text:p>
          </table:table-cell>
          <table:table-cell office:value-type="float" office:value="46620" table:style-name="ce1">
            <text:p>46620</text:p>
          </table:table-cell>
          <table:table-cell office:value-type="float" office:value="46621" table:style-name="ce1">
            <text:p>46621</text:p>
          </table:table-cell>
          <table:table-cell office:value-type="float" office:value="46622" table:style-name="ce1">
            <text:p>46622</text:p>
          </table:table-cell>
          <table:table-cell office:value-type="float" office:value="46623" table:style-name="ce1">
            <text:p>46623</text:p>
          </table:table-cell>
          <table:table-cell office:value-type="float" office:value="46624" table:style-name="ce1">
            <text:p>46624</text:p>
          </table:table-cell>
          <table:table-cell office:value-type="float" office:value="46625" table:style-name="ce1">
            <text:p>46625</text:p>
          </table:table-cell>
          <table:table-cell office:value-type="float" office:value="46626" table:style-name="ce1">
            <text:p>46626</text:p>
          </table:table-cell>
          <table:table-cell office:value-type="float" office:value="46627" table:style-name="ce1">
            <text:p>46627</text:p>
          </table:table-cell>
          <table:table-cell office:value-type="float" office:value="46628" table:style-name="ce1">
            <text:p>46628</text:p>
          </table:table-cell>
          <table:table-cell office:value-type="float" office:value="46629" table:style-name="ce1">
            <text:p>46629</text:p>
          </table:table-cell>
          <table:table-cell office:value-type="float" office:value="46630" table:style-name="ce1">
            <text:p>46630</text:p>
          </table:table-cell>
          <table:table-cell office:value-type="float" office:value="46631" table:style-name="ce1">
            <text:p>46631</text:p>
          </table:table-cell>
          <table:table-cell office:value-type="float" office:value="46632" table:style-name="ce1">
            <text:p>46632</text:p>
          </table:table-cell>
          <table:table-cell office:value-type="float" office:value="46633" table:style-name="ce1">
            <text:p>46633</text:p>
          </table:table-cell>
          <table:table-cell office:value-type="float" office:value="46634" table:style-name="ce1">
            <text:p>46634</text:p>
          </table:table-cell>
          <table:table-cell office:value-type="float" office:value="46635" table:style-name="ce1">
            <text:p>46635</text:p>
          </table:table-cell>
          <table:table-cell office:value-type="float" office:value="46636" table:style-name="ce1">
            <text:p>46636</text:p>
          </table:table-cell>
          <table:table-cell office:value-type="float" office:value="46637" table:style-name="ce1">
            <text:p>46637</text:p>
          </table:table-cell>
          <table:table-cell office:value-type="float" office:value="46638" table:style-name="ce1">
            <text:p>46638</text:p>
          </table:table-cell>
          <table:table-cell office:value-type="float" office:value="46639" table:style-name="ce1">
            <text:p>46639</text:p>
          </table:table-cell>
          <table:table-cell office:value-type="float" office:value="46640" table:style-name="ce1">
            <text:p>46640</text:p>
          </table:table-cell>
          <table:table-cell office:value-type="float" office:value="46641" table:style-name="ce1">
            <text:p>46641</text:p>
          </table:table-cell>
          <table:table-cell office:value-type="float" office:value="46642" table:style-name="ce1">
            <text:p>46642</text:p>
          </table:table-cell>
          <table:table-cell office:value-type="float" office:value="46643" table:style-name="ce1">
            <text:p>46643</text:p>
          </table:table-cell>
          <table:table-cell office:value-type="float" office:value="46644" table:style-name="ce1">
            <text:p>46644</text:p>
          </table:table-cell>
          <table:table-cell office:value-type="float" office:value="46645" table:style-name="ce1">
            <text:p>46645</text:p>
          </table:table-cell>
          <table:table-cell office:value-type="float" office:value="46646" table:style-name="ce1">
            <text:p>46646</text:p>
          </table:table-cell>
          <table:table-cell office:value-type="float" office:value="46647" table:style-name="ce1">
            <text:p>46647</text:p>
          </table:table-cell>
          <table:table-cell office:value-type="float" office:value="46648" table:style-name="ce1">
            <text:p>46648</text:p>
          </table:table-cell>
          <table:table-cell office:value-type="float" office:value="46649" table:style-name="ce1">
            <text:p>46649</text:p>
          </table:table-cell>
          <table:table-cell office:value-type="float" office:value="46650" table:style-name="ce1">
            <text:p>46650</text:p>
          </table:table-cell>
          <table:table-cell office:value-type="float" office:value="46651" table:style-name="ce1">
            <text:p>46651</text:p>
          </table:table-cell>
          <table:table-cell office:value-type="float" office:value="46652" table:style-name="ce1">
            <text:p>46652</text:p>
          </table:table-cell>
          <table:table-cell office:value-type="float" office:value="46653" table:style-name="ce1">
            <text:p>46653</text:p>
          </table:table-cell>
          <table:table-cell office:value-type="float" office:value="46654" table:style-name="ce1">
            <text:p>46654</text:p>
          </table:table-cell>
          <table:table-cell office:value-type="float" office:value="46655" table:style-name="ce1">
            <text:p>46655</text:p>
          </table:table-cell>
          <table:table-cell office:value-type="float" office:value="46656" table:style-name="ce1">
            <text:p>46656</text:p>
          </table:table-cell>
          <table:table-cell office:value-type="float" office:value="46657" table:style-name="ce1">
            <text:p>46657</text:p>
          </table:table-cell>
          <table:table-cell office:value-type="float" office:value="46658" table:style-name="ce1">
            <text:p>46658</text:p>
          </table:table-cell>
          <table:table-cell office:value-type="float" office:value="46659" table:style-name="ce1">
            <text:p>46659</text:p>
          </table:table-cell>
          <table:table-cell office:value-type="float" office:value="46660" table:style-name="ce1">
            <text:p>46660</text:p>
          </table:table-cell>
          <table:table-cell office:value-type="float" office:value="46661" table:style-name="ce1">
            <text:p>46661</text:p>
          </table:table-cell>
          <table:table-cell office:value-type="float" office:value="46662" table:style-name="ce1">
            <text:p>46662</text:p>
          </table:table-cell>
          <table:table-cell office:value-type="float" office:value="46663" table:style-name="ce1">
            <text:p>46663</text:p>
          </table:table-cell>
          <table:table-cell office:value-type="float" office:value="46664" table:style-name="ce1">
            <text:p>46664</text:p>
          </table:table-cell>
          <table:table-cell office:value-type="float" office:value="46665" table:style-name="ce1">
            <text:p>46665</text:p>
          </table:table-cell>
          <table:table-cell office:value-type="float" office:value="46666" table:style-name="ce1">
            <text:p>46666</text:p>
          </table:table-cell>
          <table:table-cell office:value-type="float" office:value="46667" table:style-name="ce1">
            <text:p>46667</text:p>
          </table:table-cell>
          <table:table-cell office:value-type="float" office:value="46668" table:style-name="ce1">
            <text:p>46668</text:p>
          </table:table-cell>
          <table:table-cell office:value-type="float" office:value="46669" table:style-name="ce1">
            <text:p>46669</text:p>
          </table:table-cell>
          <table:table-cell office:value-type="float" office:value="46670" table:style-name="ce1">
            <text:p>46670</text:p>
          </table:table-cell>
          <table:table-cell office:value-type="float" office:value="46671" table:style-name="ce1">
            <text:p>46671</text:p>
          </table:table-cell>
          <table:table-cell office:value-type="float" office:value="46672" table:style-name="ce1">
            <text:p>46672</text:p>
          </table:table-cell>
          <table:table-cell office:value-type="float" office:value="46673" table:style-name="ce1">
            <text:p>46673</text:p>
          </table:table-cell>
          <table:table-cell office:value-type="float" office:value="46674" table:style-name="ce1">
            <text:p>46674</text:p>
          </table:table-cell>
          <table:table-cell office:value-type="float" office:value="46675" table:style-name="ce1">
            <text:p>46675</text:p>
          </table:table-cell>
          <table:table-cell office:value-type="float" office:value="46676" table:style-name="ce1">
            <text:p>46676</text:p>
          </table:table-cell>
          <table:table-cell office:value-type="float" office:value="46677" table:style-name="ce1">
            <text:p>46677</text:p>
          </table:table-cell>
          <table:table-cell office:value-type="float" office:value="46678" table:style-name="ce1">
            <text:p>46678</text:p>
          </table:table-cell>
          <table:table-cell office:value-type="float" office:value="46679" table:style-name="ce1">
            <text:p>46679</text:p>
          </table:table-cell>
          <table:table-cell office:value-type="float" office:value="46680" table:style-name="ce1">
            <text:p>46680</text:p>
          </table:table-cell>
          <table:table-cell office:value-type="float" office:value="46681" table:style-name="ce1">
            <text:p>46681</text:p>
          </table:table-cell>
          <table:table-cell office:value-type="float" office:value="46682" table:style-name="ce1">
            <text:p>46682</text:p>
          </table:table-cell>
          <table:table-cell office:value-type="float" office:value="46683" table:style-name="ce1">
            <text:p>46683</text:p>
          </table:table-cell>
          <table:table-cell office:value-type="float" office:value="46684" table:style-name="ce1">
            <text:p>46684</text:p>
          </table:table-cell>
          <table:table-cell office:value-type="float" office:value="46685" table:style-name="ce1">
            <text:p>46685</text:p>
          </table:table-cell>
          <table:table-cell office:value-type="float" office:value="46686" table:style-name="ce1">
            <text:p>46686</text:p>
          </table:table-cell>
          <table:table-cell office:value-type="float" office:value="46687" table:style-name="ce1">
            <text:p>46687</text:p>
          </table:table-cell>
          <table:table-cell office:value-type="float" office:value="46688" table:style-name="ce1">
            <text:p>46688</text:p>
          </table:table-cell>
          <table:table-cell office:value-type="float" office:value="46689" table:style-name="ce1">
            <text:p>46689</text:p>
          </table:table-cell>
          <table:table-cell office:value-type="float" office:value="46690" table:style-name="ce1">
            <text:p>46690</text:p>
          </table:table-cell>
          <table:table-cell office:value-type="float" office:value="46691" table:style-name="ce1">
            <text:p>46691</text:p>
          </table:table-cell>
          <table:table-cell office:value-type="float" office:value="46692" table:style-name="ce1">
            <text:p>46692</text:p>
          </table:table-cell>
          <table:table-cell office:value-type="float" office:value="46693" table:style-name="ce1">
            <text:p>46693</text:p>
          </table:table-cell>
          <table:table-cell office:value-type="float" office:value="46694" table:style-name="ce1">
            <text:p>46694</text:p>
          </table:table-cell>
          <table:table-cell office:value-type="float" office:value="46695" table:style-name="ce1">
            <text:p>46695</text:p>
          </table:table-cell>
          <table:table-cell office:value-type="float" office:value="46696" table:style-name="ce1">
            <text:p>46696</text:p>
          </table:table-cell>
          <table:table-cell office:value-type="float" office:value="46697" table:style-name="ce1">
            <text:p>46697</text:p>
          </table:table-cell>
          <table:table-cell office:value-type="float" office:value="46698" table:style-name="ce1">
            <text:p>46698</text:p>
          </table:table-cell>
          <table:table-cell office:value-type="float" office:value="46699" table:style-name="ce1">
            <text:p>46699</text:p>
          </table:table-cell>
          <table:table-cell table:number-columns-repeated="16284"/>
        </table:table-row>
        <table:table-row table:style-name="ro1">
          <table:table-cell office:value-type="float" office:value="46700" table:style-name="ce1">
            <text:p>46700</text:p>
          </table:table-cell>
          <table:table-cell office:value-type="float" office:value="46701" table:style-name="ce1">
            <text:p>46701</text:p>
          </table:table-cell>
          <table:table-cell office:value-type="float" office:value="46702" table:style-name="ce1">
            <text:p>46702</text:p>
          </table:table-cell>
          <table:table-cell office:value-type="float" office:value="46703" table:style-name="ce1">
            <text:p>46703</text:p>
          </table:table-cell>
          <table:table-cell office:value-type="float" office:value="46704" table:style-name="ce1">
            <text:p>46704</text:p>
          </table:table-cell>
          <table:table-cell office:value-type="float" office:value="46705" table:style-name="ce1">
            <text:p>46705</text:p>
          </table:table-cell>
          <table:table-cell office:value-type="float" office:value="46706" table:style-name="ce1">
            <text:p>46706</text:p>
          </table:table-cell>
          <table:table-cell office:value-type="float" office:value="46707" table:style-name="ce1">
            <text:p>46707</text:p>
          </table:table-cell>
          <table:table-cell office:value-type="float" office:value="46708" table:style-name="ce1">
            <text:p>46708</text:p>
          </table:table-cell>
          <table:table-cell office:value-type="float" office:value="46709" table:style-name="ce1">
            <text:p>46709</text:p>
          </table:table-cell>
          <table:table-cell office:value-type="float" office:value="46710" table:style-name="ce1">
            <text:p>46710</text:p>
          </table:table-cell>
          <table:table-cell office:value-type="float" office:value="46711" table:style-name="ce1">
            <text:p>46711</text:p>
          </table:table-cell>
          <table:table-cell office:value-type="float" office:value="46712" table:style-name="ce1">
            <text:p>46712</text:p>
          </table:table-cell>
          <table:table-cell office:value-type="float" office:value="46713" table:style-name="ce1">
            <text:p>46713</text:p>
          </table:table-cell>
          <table:table-cell office:value-type="float" office:value="46714" table:style-name="ce1">
            <text:p>46714</text:p>
          </table:table-cell>
          <table:table-cell office:value-type="float" office:value="46715" table:style-name="ce1">
            <text:p>46715</text:p>
          </table:table-cell>
          <table:table-cell office:value-type="float" office:value="46716" table:style-name="ce1">
            <text:p>46716</text:p>
          </table:table-cell>
          <table:table-cell office:value-type="float" office:value="46717" table:style-name="ce1">
            <text:p>46717</text:p>
          </table:table-cell>
          <table:table-cell office:value-type="float" office:value="46718" table:style-name="ce1">
            <text:p>46718</text:p>
          </table:table-cell>
          <table:table-cell office:value-type="float" office:value="46719" table:style-name="ce1">
            <text:p>46719</text:p>
          </table:table-cell>
          <table:table-cell office:value-type="float" office:value="46720" table:style-name="ce1">
            <text:p>46720</text:p>
          </table:table-cell>
          <table:table-cell office:value-type="float" office:value="46721" table:style-name="ce1">
            <text:p>46721</text:p>
          </table:table-cell>
          <table:table-cell office:value-type="float" office:value="46722" table:style-name="ce1">
            <text:p>46722</text:p>
          </table:table-cell>
          <table:table-cell office:value-type="float" office:value="46723" table:style-name="ce1">
            <text:p>46723</text:p>
          </table:table-cell>
          <table:table-cell office:value-type="float" office:value="46724" table:style-name="ce1">
            <text:p>46724</text:p>
          </table:table-cell>
          <table:table-cell office:value-type="float" office:value="46725" table:style-name="ce1">
            <text:p>46725</text:p>
          </table:table-cell>
          <table:table-cell office:value-type="float" office:value="46726" table:style-name="ce1">
            <text:p>46726</text:p>
          </table:table-cell>
          <table:table-cell office:value-type="float" office:value="46727" table:style-name="ce1">
            <text:p>46727</text:p>
          </table:table-cell>
          <table:table-cell office:value-type="float" office:value="46728" table:style-name="ce1">
            <text:p>46728</text:p>
          </table:table-cell>
          <table:table-cell office:value-type="float" office:value="46729" table:style-name="ce1">
            <text:p>46729</text:p>
          </table:table-cell>
          <table:table-cell office:value-type="float" office:value="46730" table:style-name="ce1">
            <text:p>46730</text:p>
          </table:table-cell>
          <table:table-cell office:value-type="float" office:value="46731" table:style-name="ce1">
            <text:p>46731</text:p>
          </table:table-cell>
          <table:table-cell office:value-type="float" office:value="46732" table:style-name="ce1">
            <text:p>46732</text:p>
          </table:table-cell>
          <table:table-cell office:value-type="float" office:value="46733" table:style-name="ce1">
            <text:p>46733</text:p>
          </table:table-cell>
          <table:table-cell office:value-type="float" office:value="46734" table:style-name="ce1">
            <text:p>46734</text:p>
          </table:table-cell>
          <table:table-cell office:value-type="float" office:value="46735" table:style-name="ce1">
            <text:p>46735</text:p>
          </table:table-cell>
          <table:table-cell office:value-type="float" office:value="46736" table:style-name="ce1">
            <text:p>46736</text:p>
          </table:table-cell>
          <table:table-cell office:value-type="float" office:value="46737" table:style-name="ce1">
            <text:p>46737</text:p>
          </table:table-cell>
          <table:table-cell office:value-type="float" office:value="46738" table:style-name="ce1">
            <text:p>46738</text:p>
          </table:table-cell>
          <table:table-cell office:value-type="float" office:value="46739" table:style-name="ce1">
            <text:p>46739</text:p>
          </table:table-cell>
          <table:table-cell office:value-type="float" office:value="46740" table:style-name="ce1">
            <text:p>46740</text:p>
          </table:table-cell>
          <table:table-cell office:value-type="float" office:value="46741" table:style-name="ce1">
            <text:p>46741</text:p>
          </table:table-cell>
          <table:table-cell office:value-type="float" office:value="46742" table:style-name="ce1">
            <text:p>46742</text:p>
          </table:table-cell>
          <table:table-cell office:value-type="float" office:value="46743" table:style-name="ce1">
            <text:p>46743</text:p>
          </table:table-cell>
          <table:table-cell office:value-type="float" office:value="46744" table:style-name="ce1">
            <text:p>46744</text:p>
          </table:table-cell>
          <table:table-cell office:value-type="float" office:value="46745" table:style-name="ce1">
            <text:p>46745</text:p>
          </table:table-cell>
          <table:table-cell office:value-type="float" office:value="46746" table:style-name="ce1">
            <text:p>46746</text:p>
          </table:table-cell>
          <table:table-cell office:value-type="float" office:value="46747" table:style-name="ce1">
            <text:p>46747</text:p>
          </table:table-cell>
          <table:table-cell office:value-type="float" office:value="46748" table:style-name="ce1">
            <text:p>46748</text:p>
          </table:table-cell>
          <table:table-cell office:value-type="float" office:value="46749" table:style-name="ce1">
            <text:p>46749</text:p>
          </table:table-cell>
          <table:table-cell office:value-type="float" office:value="46750" table:style-name="ce1">
            <text:p>46750</text:p>
          </table:table-cell>
          <table:table-cell office:value-type="float" office:value="46751" table:style-name="ce1">
            <text:p>46751</text:p>
          </table:table-cell>
          <table:table-cell office:value-type="float" office:value="46752" table:style-name="ce1">
            <text:p>46752</text:p>
          </table:table-cell>
          <table:table-cell office:value-type="float" office:value="46753" table:style-name="ce1">
            <text:p>46753</text:p>
          </table:table-cell>
          <table:table-cell office:value-type="float" office:value="46754" table:style-name="ce1">
            <text:p>46754</text:p>
          </table:table-cell>
          <table:table-cell office:value-type="float" office:value="46755" table:style-name="ce1">
            <text:p>46755</text:p>
          </table:table-cell>
          <table:table-cell office:value-type="float" office:value="46756" table:style-name="ce1">
            <text:p>46756</text:p>
          </table:table-cell>
          <table:table-cell office:value-type="float" office:value="46757" table:style-name="ce1">
            <text:p>46757</text:p>
          </table:table-cell>
          <table:table-cell office:value-type="float" office:value="46758" table:style-name="ce1">
            <text:p>46758</text:p>
          </table:table-cell>
          <table:table-cell office:value-type="float" office:value="46759" table:style-name="ce1">
            <text:p>46759</text:p>
          </table:table-cell>
          <table:table-cell office:value-type="float" office:value="46760" table:style-name="ce1">
            <text:p>46760</text:p>
          </table:table-cell>
          <table:table-cell office:value-type="float" office:value="46761" table:style-name="ce1">
            <text:p>46761</text:p>
          </table:table-cell>
          <table:table-cell office:value-type="float" office:value="46762" table:style-name="ce1">
            <text:p>46762</text:p>
          </table:table-cell>
          <table:table-cell office:value-type="float" office:value="46763" table:style-name="ce1">
            <text:p>46763</text:p>
          </table:table-cell>
          <table:table-cell office:value-type="float" office:value="46764" table:style-name="ce1">
            <text:p>46764</text:p>
          </table:table-cell>
          <table:table-cell office:value-type="float" office:value="46765" table:style-name="ce1">
            <text:p>46765</text:p>
          </table:table-cell>
          <table:table-cell office:value-type="float" office:value="46766" table:style-name="ce1">
            <text:p>46766</text:p>
          </table:table-cell>
          <table:table-cell office:value-type="float" office:value="46767" table:style-name="ce1">
            <text:p>46767</text:p>
          </table:table-cell>
          <table:table-cell office:value-type="float" office:value="46768" table:style-name="ce1">
            <text:p>46768</text:p>
          </table:table-cell>
          <table:table-cell office:value-type="float" office:value="46769" table:style-name="ce1">
            <text:p>46769</text:p>
          </table:table-cell>
          <table:table-cell office:value-type="float" office:value="46770" table:style-name="ce1">
            <text:p>46770</text:p>
          </table:table-cell>
          <table:table-cell office:value-type="float" office:value="46771" table:style-name="ce1">
            <text:p>46771</text:p>
          </table:table-cell>
          <table:table-cell office:value-type="float" office:value="46772" table:style-name="ce1">
            <text:p>46772</text:p>
          </table:table-cell>
          <table:table-cell office:value-type="float" office:value="46773" table:style-name="ce1">
            <text:p>46773</text:p>
          </table:table-cell>
          <table:table-cell office:value-type="float" office:value="46774" table:style-name="ce1">
            <text:p>46774</text:p>
          </table:table-cell>
          <table:table-cell office:value-type="float" office:value="46775" table:style-name="ce1">
            <text:p>46775</text:p>
          </table:table-cell>
          <table:table-cell office:value-type="float" office:value="46776" table:style-name="ce1">
            <text:p>46776</text:p>
          </table:table-cell>
          <table:table-cell office:value-type="float" office:value="46777" table:style-name="ce1">
            <text:p>46777</text:p>
          </table:table-cell>
          <table:table-cell office:value-type="float" office:value="46778" table:style-name="ce1">
            <text:p>46778</text:p>
          </table:table-cell>
          <table:table-cell office:value-type="float" office:value="46779" table:style-name="ce1">
            <text:p>46779</text:p>
          </table:table-cell>
          <table:table-cell office:value-type="float" office:value="46780" table:style-name="ce1">
            <text:p>46780</text:p>
          </table:table-cell>
          <table:table-cell office:value-type="float" office:value="46781" table:style-name="ce1">
            <text:p>46781</text:p>
          </table:table-cell>
          <table:table-cell office:value-type="float" office:value="46782" table:style-name="ce1">
            <text:p>46782</text:p>
          </table:table-cell>
          <table:table-cell office:value-type="float" office:value="46783" table:style-name="ce1">
            <text:p>46783</text:p>
          </table:table-cell>
          <table:table-cell office:value-type="float" office:value="46784" table:style-name="ce1">
            <text:p>46784</text:p>
          </table:table-cell>
          <table:table-cell office:value-type="float" office:value="46785" table:style-name="ce1">
            <text:p>46785</text:p>
          </table:table-cell>
          <table:table-cell office:value-type="float" office:value="46786" table:style-name="ce1">
            <text:p>46786</text:p>
          </table:table-cell>
          <table:table-cell office:value-type="float" office:value="46787" table:style-name="ce1">
            <text:p>46787</text:p>
          </table:table-cell>
          <table:table-cell office:value-type="float" office:value="46788" table:style-name="ce1">
            <text:p>46788</text:p>
          </table:table-cell>
          <table:table-cell office:value-type="float" office:value="46789" table:style-name="ce1">
            <text:p>46789</text:p>
          </table:table-cell>
          <table:table-cell office:value-type="float" office:value="46790" table:style-name="ce1">
            <text:p>46790</text:p>
          </table:table-cell>
          <table:table-cell office:value-type="float" office:value="46791" table:style-name="ce1">
            <text:p>46791</text:p>
          </table:table-cell>
          <table:table-cell office:value-type="float" office:value="46792" table:style-name="ce1">
            <text:p>46792</text:p>
          </table:table-cell>
          <table:table-cell office:value-type="float" office:value="46793" table:style-name="ce1">
            <text:p>46793</text:p>
          </table:table-cell>
          <table:table-cell office:value-type="float" office:value="46794" table:style-name="ce1">
            <text:p>46794</text:p>
          </table:table-cell>
          <table:table-cell office:value-type="float" office:value="46795" table:style-name="ce1">
            <text:p>46795</text:p>
          </table:table-cell>
          <table:table-cell office:value-type="float" office:value="46796" table:style-name="ce1">
            <text:p>46796</text:p>
          </table:table-cell>
          <table:table-cell office:value-type="float" office:value="46797" table:style-name="ce1">
            <text:p>46797</text:p>
          </table:table-cell>
          <table:table-cell office:value-type="float" office:value="46798" table:style-name="ce1">
            <text:p>46798</text:p>
          </table:table-cell>
          <table:table-cell office:value-type="float" office:value="46799" table:style-name="ce1">
            <text:p>46799</text:p>
          </table:table-cell>
          <table:table-cell table:number-columns-repeated="16284"/>
        </table:table-row>
        <table:table-row table:style-name="ro1">
          <table:table-cell office:value-type="float" office:value="46800" table:style-name="ce1">
            <text:p>46800</text:p>
          </table:table-cell>
          <table:table-cell office:value-type="float" office:value="46801" table:style-name="ce1">
            <text:p>46801</text:p>
          </table:table-cell>
          <table:table-cell office:value-type="float" office:value="46802" table:style-name="ce1">
            <text:p>46802</text:p>
          </table:table-cell>
          <table:table-cell office:value-type="float" office:value="46803" table:style-name="ce1">
            <text:p>46803</text:p>
          </table:table-cell>
          <table:table-cell office:value-type="float" office:value="46804" table:style-name="ce1">
            <text:p>46804</text:p>
          </table:table-cell>
          <table:table-cell office:value-type="float" office:value="46805" table:style-name="ce1">
            <text:p>46805</text:p>
          </table:table-cell>
          <table:table-cell office:value-type="float" office:value="46806" table:style-name="ce1">
            <text:p>46806</text:p>
          </table:table-cell>
          <table:table-cell office:value-type="float" office:value="46807" table:style-name="ce1">
            <text:p>46807</text:p>
          </table:table-cell>
          <table:table-cell office:value-type="float" office:value="46808" table:style-name="ce1">
            <text:p>46808</text:p>
          </table:table-cell>
          <table:table-cell office:value-type="float" office:value="46809" table:style-name="ce1">
            <text:p>46809</text:p>
          </table:table-cell>
          <table:table-cell office:value-type="float" office:value="46810" table:style-name="ce1">
            <text:p>46810</text:p>
          </table:table-cell>
          <table:table-cell office:value-type="float" office:value="46811" table:style-name="ce1">
            <text:p>46811</text:p>
          </table:table-cell>
          <table:table-cell office:value-type="float" office:value="46812" table:style-name="ce1">
            <text:p>46812</text:p>
          </table:table-cell>
          <table:table-cell office:value-type="float" office:value="46813" table:style-name="ce1">
            <text:p>46813</text:p>
          </table:table-cell>
          <table:table-cell office:value-type="float" office:value="46814" table:style-name="ce1">
            <text:p>46814</text:p>
          </table:table-cell>
          <table:table-cell office:value-type="float" office:value="46815" table:style-name="ce1">
            <text:p>46815</text:p>
          </table:table-cell>
          <table:table-cell office:value-type="float" office:value="46816" table:style-name="ce1">
            <text:p>46816</text:p>
          </table:table-cell>
          <table:table-cell office:value-type="float" office:value="46817" table:style-name="ce1">
            <text:p>46817</text:p>
          </table:table-cell>
          <table:table-cell office:value-type="float" office:value="46818" table:style-name="ce1">
            <text:p>46818</text:p>
          </table:table-cell>
          <table:table-cell office:value-type="float" office:value="46819" table:style-name="ce1">
            <text:p>46819</text:p>
          </table:table-cell>
          <table:table-cell office:value-type="float" office:value="46820" table:style-name="ce1">
            <text:p>46820</text:p>
          </table:table-cell>
          <table:table-cell office:value-type="float" office:value="46821" table:style-name="ce1">
            <text:p>46821</text:p>
          </table:table-cell>
          <table:table-cell office:value-type="float" office:value="46822" table:style-name="ce1">
            <text:p>46822</text:p>
          </table:table-cell>
          <table:table-cell office:value-type="float" office:value="46823" table:style-name="ce1">
            <text:p>46823</text:p>
          </table:table-cell>
          <table:table-cell office:value-type="float" office:value="46824" table:style-name="ce1">
            <text:p>46824</text:p>
          </table:table-cell>
          <table:table-cell office:value-type="float" office:value="46825" table:style-name="ce1">
            <text:p>46825</text:p>
          </table:table-cell>
          <table:table-cell office:value-type="float" office:value="46826" table:style-name="ce1">
            <text:p>46826</text:p>
          </table:table-cell>
          <table:table-cell office:value-type="float" office:value="46827" table:style-name="ce1">
            <text:p>46827</text:p>
          </table:table-cell>
          <table:table-cell office:value-type="float" office:value="46828" table:style-name="ce1">
            <text:p>46828</text:p>
          </table:table-cell>
          <table:table-cell office:value-type="float" office:value="46829" table:style-name="ce1">
            <text:p>46829</text:p>
          </table:table-cell>
          <table:table-cell office:value-type="float" office:value="46830" table:style-name="ce1">
            <text:p>46830</text:p>
          </table:table-cell>
          <table:table-cell office:value-type="float" office:value="46831" table:style-name="ce1">
            <text:p>46831</text:p>
          </table:table-cell>
          <table:table-cell office:value-type="float" office:value="46832" table:style-name="ce1">
            <text:p>46832</text:p>
          </table:table-cell>
          <table:table-cell office:value-type="float" office:value="46833" table:style-name="ce1">
            <text:p>46833</text:p>
          </table:table-cell>
          <table:table-cell office:value-type="float" office:value="46834" table:style-name="ce1">
            <text:p>46834</text:p>
          </table:table-cell>
          <table:table-cell office:value-type="float" office:value="46835" table:style-name="ce1">
            <text:p>46835</text:p>
          </table:table-cell>
          <table:table-cell office:value-type="float" office:value="46836" table:style-name="ce1">
            <text:p>46836</text:p>
          </table:table-cell>
          <table:table-cell office:value-type="float" office:value="46837" table:style-name="ce1">
            <text:p>46837</text:p>
          </table:table-cell>
          <table:table-cell office:value-type="float" office:value="46838" table:style-name="ce1">
            <text:p>46838</text:p>
          </table:table-cell>
          <table:table-cell office:value-type="float" office:value="46839" table:style-name="ce1">
            <text:p>46839</text:p>
          </table:table-cell>
          <table:table-cell office:value-type="float" office:value="46840" table:style-name="ce1">
            <text:p>46840</text:p>
          </table:table-cell>
          <table:table-cell office:value-type="float" office:value="46841" table:style-name="ce1">
            <text:p>46841</text:p>
          </table:table-cell>
          <table:table-cell office:value-type="float" office:value="46842" table:style-name="ce1">
            <text:p>46842</text:p>
          </table:table-cell>
          <table:table-cell office:value-type="float" office:value="46843" table:style-name="ce1">
            <text:p>46843</text:p>
          </table:table-cell>
          <table:table-cell office:value-type="float" office:value="46844" table:style-name="ce1">
            <text:p>46844</text:p>
          </table:table-cell>
          <table:table-cell office:value-type="float" office:value="46845" table:style-name="ce1">
            <text:p>46845</text:p>
          </table:table-cell>
          <table:table-cell office:value-type="float" office:value="46846" table:style-name="ce1">
            <text:p>46846</text:p>
          </table:table-cell>
          <table:table-cell office:value-type="float" office:value="46847" table:style-name="ce1">
            <text:p>46847</text:p>
          </table:table-cell>
          <table:table-cell office:value-type="float" office:value="46848" table:style-name="ce1">
            <text:p>46848</text:p>
          </table:table-cell>
          <table:table-cell office:value-type="float" office:value="46849" table:style-name="ce1">
            <text:p>46849</text:p>
          </table:table-cell>
          <table:table-cell office:value-type="float" office:value="46850" table:style-name="ce1">
            <text:p>46850</text:p>
          </table:table-cell>
          <table:table-cell office:value-type="float" office:value="46851" table:style-name="ce1">
            <text:p>46851</text:p>
          </table:table-cell>
          <table:table-cell office:value-type="float" office:value="46852" table:style-name="ce1">
            <text:p>46852</text:p>
          </table:table-cell>
          <table:table-cell office:value-type="float" office:value="46853" table:style-name="ce1">
            <text:p>46853</text:p>
          </table:table-cell>
          <table:table-cell office:value-type="float" office:value="46854" table:style-name="ce1">
            <text:p>46854</text:p>
          </table:table-cell>
          <table:table-cell office:value-type="float" office:value="46855" table:style-name="ce1">
            <text:p>46855</text:p>
          </table:table-cell>
          <table:table-cell office:value-type="float" office:value="46856" table:style-name="ce1">
            <text:p>46856</text:p>
          </table:table-cell>
          <table:table-cell office:value-type="float" office:value="46857" table:style-name="ce1">
            <text:p>46857</text:p>
          </table:table-cell>
          <table:table-cell office:value-type="float" office:value="46858" table:style-name="ce1">
            <text:p>46858</text:p>
          </table:table-cell>
          <table:table-cell office:value-type="float" office:value="46859" table:style-name="ce1">
            <text:p>46859</text:p>
          </table:table-cell>
          <table:table-cell office:value-type="float" office:value="46860" table:style-name="ce1">
            <text:p>46860</text:p>
          </table:table-cell>
          <table:table-cell office:value-type="float" office:value="46861" table:style-name="ce1">
            <text:p>46861</text:p>
          </table:table-cell>
          <table:table-cell office:value-type="float" office:value="46862" table:style-name="ce1">
            <text:p>46862</text:p>
          </table:table-cell>
          <table:table-cell office:value-type="float" office:value="46863" table:style-name="ce1">
            <text:p>46863</text:p>
          </table:table-cell>
          <table:table-cell office:value-type="float" office:value="46864" table:style-name="ce1">
            <text:p>46864</text:p>
          </table:table-cell>
          <table:table-cell office:value-type="float" office:value="46865" table:style-name="ce1">
            <text:p>46865</text:p>
          </table:table-cell>
          <table:table-cell office:value-type="float" office:value="46866" table:style-name="ce1">
            <text:p>46866</text:p>
          </table:table-cell>
          <table:table-cell office:value-type="float" office:value="46867" table:style-name="ce1">
            <text:p>46867</text:p>
          </table:table-cell>
          <table:table-cell office:value-type="float" office:value="46868" table:style-name="ce1">
            <text:p>46868</text:p>
          </table:table-cell>
          <table:table-cell office:value-type="float" office:value="46869" table:style-name="ce1">
            <text:p>46869</text:p>
          </table:table-cell>
          <table:table-cell office:value-type="float" office:value="46870" table:style-name="ce1">
            <text:p>46870</text:p>
          </table:table-cell>
          <table:table-cell office:value-type="float" office:value="46871" table:style-name="ce1">
            <text:p>46871</text:p>
          </table:table-cell>
          <table:table-cell office:value-type="float" office:value="46872" table:style-name="ce1">
            <text:p>46872</text:p>
          </table:table-cell>
          <table:table-cell office:value-type="float" office:value="46873" table:style-name="ce1">
            <text:p>46873</text:p>
          </table:table-cell>
          <table:table-cell office:value-type="float" office:value="46874" table:style-name="ce1">
            <text:p>46874</text:p>
          </table:table-cell>
          <table:table-cell office:value-type="float" office:value="46875" table:style-name="ce1">
            <text:p>46875</text:p>
          </table:table-cell>
          <table:table-cell office:value-type="float" office:value="46876" table:style-name="ce1">
            <text:p>46876</text:p>
          </table:table-cell>
          <table:table-cell office:value-type="float" office:value="46877" table:style-name="ce1">
            <text:p>46877</text:p>
          </table:table-cell>
          <table:table-cell office:value-type="float" office:value="46878" table:style-name="ce1">
            <text:p>46878</text:p>
          </table:table-cell>
          <table:table-cell office:value-type="float" office:value="46879" table:style-name="ce1">
            <text:p>46879</text:p>
          </table:table-cell>
          <table:table-cell office:value-type="float" office:value="46880" table:style-name="ce1">
            <text:p>46880</text:p>
          </table:table-cell>
          <table:table-cell office:value-type="float" office:value="46881" table:style-name="ce1">
            <text:p>46881</text:p>
          </table:table-cell>
          <table:table-cell office:value-type="float" office:value="46882" table:style-name="ce1">
            <text:p>46882</text:p>
          </table:table-cell>
          <table:table-cell office:value-type="float" office:value="46883" table:style-name="ce1">
            <text:p>46883</text:p>
          </table:table-cell>
          <table:table-cell office:value-type="float" office:value="46884" table:style-name="ce1">
            <text:p>46884</text:p>
          </table:table-cell>
          <table:table-cell office:value-type="float" office:value="46885" table:style-name="ce1">
            <text:p>46885</text:p>
          </table:table-cell>
          <table:table-cell office:value-type="float" office:value="46886" table:style-name="ce1">
            <text:p>46886</text:p>
          </table:table-cell>
          <table:table-cell office:value-type="float" office:value="46887" table:style-name="ce1">
            <text:p>46887</text:p>
          </table:table-cell>
          <table:table-cell office:value-type="float" office:value="46888" table:style-name="ce1">
            <text:p>46888</text:p>
          </table:table-cell>
          <table:table-cell office:value-type="float" office:value="46889" table:style-name="ce1">
            <text:p>46889</text:p>
          </table:table-cell>
          <table:table-cell office:value-type="float" office:value="46890" table:style-name="ce1">
            <text:p>46890</text:p>
          </table:table-cell>
          <table:table-cell office:value-type="float" office:value="46891" table:style-name="ce1">
            <text:p>46891</text:p>
          </table:table-cell>
          <table:table-cell office:value-type="float" office:value="46892" table:style-name="ce1">
            <text:p>46892</text:p>
          </table:table-cell>
          <table:table-cell office:value-type="float" office:value="46893" table:style-name="ce1">
            <text:p>46893</text:p>
          </table:table-cell>
          <table:table-cell office:value-type="float" office:value="46894" table:style-name="ce1">
            <text:p>46894</text:p>
          </table:table-cell>
          <table:table-cell office:value-type="float" office:value="46895" table:style-name="ce1">
            <text:p>46895</text:p>
          </table:table-cell>
          <table:table-cell office:value-type="float" office:value="46896" table:style-name="ce1">
            <text:p>46896</text:p>
          </table:table-cell>
          <table:table-cell office:value-type="float" office:value="46897" table:style-name="ce1">
            <text:p>46897</text:p>
          </table:table-cell>
          <table:table-cell office:value-type="float" office:value="46898" table:style-name="ce1">
            <text:p>46898</text:p>
          </table:table-cell>
          <table:table-cell office:value-type="float" office:value="46899" table:style-name="ce1">
            <text:p>46899</text:p>
          </table:table-cell>
          <table:table-cell table:number-columns-repeated="16284"/>
        </table:table-row>
        <table:table-row table:style-name="ro1">
          <table:table-cell office:value-type="float" office:value="46900" table:style-name="ce1">
            <text:p>46900</text:p>
          </table:table-cell>
          <table:table-cell office:value-type="float" office:value="46901" table:style-name="ce1">
            <text:p>46901</text:p>
          </table:table-cell>
          <table:table-cell office:value-type="float" office:value="46902" table:style-name="ce1">
            <text:p>46902</text:p>
          </table:table-cell>
          <table:table-cell office:value-type="float" office:value="46903" table:style-name="ce1">
            <text:p>46903</text:p>
          </table:table-cell>
          <table:table-cell office:value-type="float" office:value="46904" table:style-name="ce1">
            <text:p>46904</text:p>
          </table:table-cell>
          <table:table-cell office:value-type="float" office:value="46905" table:style-name="ce1">
            <text:p>46905</text:p>
          </table:table-cell>
          <table:table-cell office:value-type="float" office:value="46906" table:style-name="ce1">
            <text:p>46906</text:p>
          </table:table-cell>
          <table:table-cell office:value-type="float" office:value="46907" table:style-name="ce1">
            <text:p>46907</text:p>
          </table:table-cell>
          <table:table-cell office:value-type="float" office:value="46908" table:style-name="ce1">
            <text:p>46908</text:p>
          </table:table-cell>
          <table:table-cell office:value-type="float" office:value="46909" table:style-name="ce1">
            <text:p>46909</text:p>
          </table:table-cell>
          <table:table-cell office:value-type="float" office:value="46910" table:style-name="ce1">
            <text:p>46910</text:p>
          </table:table-cell>
          <table:table-cell office:value-type="float" office:value="46911" table:style-name="ce1">
            <text:p>46911</text:p>
          </table:table-cell>
          <table:table-cell office:value-type="float" office:value="46912" table:style-name="ce1">
            <text:p>46912</text:p>
          </table:table-cell>
          <table:table-cell office:value-type="float" office:value="46913" table:style-name="ce1">
            <text:p>46913</text:p>
          </table:table-cell>
          <table:table-cell office:value-type="float" office:value="46914" table:style-name="ce1">
            <text:p>46914</text:p>
          </table:table-cell>
          <table:table-cell office:value-type="float" office:value="46915" table:style-name="ce1">
            <text:p>46915</text:p>
          </table:table-cell>
          <table:table-cell office:value-type="float" office:value="46916" table:style-name="ce1">
            <text:p>46916</text:p>
          </table:table-cell>
          <table:table-cell office:value-type="float" office:value="46917" table:style-name="ce1">
            <text:p>46917</text:p>
          </table:table-cell>
          <table:table-cell office:value-type="float" office:value="46918" table:style-name="ce1">
            <text:p>46918</text:p>
          </table:table-cell>
          <table:table-cell office:value-type="float" office:value="46919" table:style-name="ce1">
            <text:p>46919</text:p>
          </table:table-cell>
          <table:table-cell office:value-type="float" office:value="46920" table:style-name="ce1">
            <text:p>46920</text:p>
          </table:table-cell>
          <table:table-cell office:value-type="float" office:value="46921" table:style-name="ce1">
            <text:p>46921</text:p>
          </table:table-cell>
          <table:table-cell office:value-type="float" office:value="46922" table:style-name="ce1">
            <text:p>46922</text:p>
          </table:table-cell>
          <table:table-cell office:value-type="float" office:value="46923" table:style-name="ce1">
            <text:p>46923</text:p>
          </table:table-cell>
          <table:table-cell office:value-type="float" office:value="46924" table:style-name="ce1">
            <text:p>46924</text:p>
          </table:table-cell>
          <table:table-cell office:value-type="float" office:value="46925" table:style-name="ce1">
            <text:p>46925</text:p>
          </table:table-cell>
          <table:table-cell office:value-type="float" office:value="46926" table:style-name="ce1">
            <text:p>46926</text:p>
          </table:table-cell>
          <table:table-cell office:value-type="float" office:value="46927" table:style-name="ce1">
            <text:p>46927</text:p>
          </table:table-cell>
          <table:table-cell office:value-type="float" office:value="46928" table:style-name="ce1">
            <text:p>46928</text:p>
          </table:table-cell>
          <table:table-cell office:value-type="float" office:value="46929" table:style-name="ce1">
            <text:p>46929</text:p>
          </table:table-cell>
          <table:table-cell office:value-type="float" office:value="46930" table:style-name="ce1">
            <text:p>46930</text:p>
          </table:table-cell>
          <table:table-cell office:value-type="float" office:value="46931" table:style-name="ce1">
            <text:p>46931</text:p>
          </table:table-cell>
          <table:table-cell office:value-type="float" office:value="46932" table:style-name="ce1">
            <text:p>46932</text:p>
          </table:table-cell>
          <table:table-cell office:value-type="float" office:value="46933" table:style-name="ce1">
            <text:p>46933</text:p>
          </table:table-cell>
          <table:table-cell office:value-type="float" office:value="46934" table:style-name="ce1">
            <text:p>46934</text:p>
          </table:table-cell>
          <table:table-cell office:value-type="float" office:value="46935" table:style-name="ce1">
            <text:p>46935</text:p>
          </table:table-cell>
          <table:table-cell office:value-type="float" office:value="46936" table:style-name="ce1">
            <text:p>46936</text:p>
          </table:table-cell>
          <table:table-cell office:value-type="float" office:value="46937" table:style-name="ce1">
            <text:p>46937</text:p>
          </table:table-cell>
          <table:table-cell office:value-type="float" office:value="46938" table:style-name="ce1">
            <text:p>46938</text:p>
          </table:table-cell>
          <table:table-cell office:value-type="float" office:value="46939" table:style-name="ce1">
            <text:p>46939</text:p>
          </table:table-cell>
          <table:table-cell office:value-type="float" office:value="46940" table:style-name="ce1">
            <text:p>46940</text:p>
          </table:table-cell>
          <table:table-cell office:value-type="float" office:value="46941" table:style-name="ce1">
            <text:p>46941</text:p>
          </table:table-cell>
          <table:table-cell office:value-type="float" office:value="46942" table:style-name="ce1">
            <text:p>46942</text:p>
          </table:table-cell>
          <table:table-cell office:value-type="float" office:value="46943" table:style-name="ce1">
            <text:p>46943</text:p>
          </table:table-cell>
          <table:table-cell office:value-type="float" office:value="46944" table:style-name="ce1">
            <text:p>46944</text:p>
          </table:table-cell>
          <table:table-cell office:value-type="float" office:value="46945" table:style-name="ce1">
            <text:p>46945</text:p>
          </table:table-cell>
          <table:table-cell office:value-type="float" office:value="46946" table:style-name="ce1">
            <text:p>46946</text:p>
          </table:table-cell>
          <table:table-cell office:value-type="float" office:value="46947" table:style-name="ce1">
            <text:p>46947</text:p>
          </table:table-cell>
          <table:table-cell office:value-type="float" office:value="46948" table:style-name="ce1">
            <text:p>46948</text:p>
          </table:table-cell>
          <table:table-cell office:value-type="float" office:value="46949" table:style-name="ce1">
            <text:p>46949</text:p>
          </table:table-cell>
          <table:table-cell office:value-type="float" office:value="46950" table:style-name="ce1">
            <text:p>46950</text:p>
          </table:table-cell>
          <table:table-cell office:value-type="float" office:value="46951" table:style-name="ce1">
            <text:p>46951</text:p>
          </table:table-cell>
          <table:table-cell office:value-type="float" office:value="46952" table:style-name="ce1">
            <text:p>46952</text:p>
          </table:table-cell>
          <table:table-cell office:value-type="float" office:value="46953" table:style-name="ce1">
            <text:p>46953</text:p>
          </table:table-cell>
          <table:table-cell office:value-type="float" office:value="46954" table:style-name="ce1">
            <text:p>46954</text:p>
          </table:table-cell>
          <table:table-cell office:value-type="float" office:value="46955" table:style-name="ce1">
            <text:p>46955</text:p>
          </table:table-cell>
          <table:table-cell office:value-type="float" office:value="46956" table:style-name="ce1">
            <text:p>46956</text:p>
          </table:table-cell>
          <table:table-cell office:value-type="float" office:value="46957" table:style-name="ce1">
            <text:p>46957</text:p>
          </table:table-cell>
          <table:table-cell office:value-type="float" office:value="46958" table:style-name="ce1">
            <text:p>46958</text:p>
          </table:table-cell>
          <table:table-cell office:value-type="float" office:value="46959" table:style-name="ce1">
            <text:p>46959</text:p>
          </table:table-cell>
          <table:table-cell office:value-type="float" office:value="46960" table:style-name="ce1">
            <text:p>46960</text:p>
          </table:table-cell>
          <table:table-cell office:value-type="float" office:value="46961" table:style-name="ce1">
            <text:p>46961</text:p>
          </table:table-cell>
          <table:table-cell office:value-type="float" office:value="46962" table:style-name="ce1">
            <text:p>46962</text:p>
          </table:table-cell>
          <table:table-cell office:value-type="float" office:value="46963" table:style-name="ce1">
            <text:p>46963</text:p>
          </table:table-cell>
          <table:table-cell office:value-type="float" office:value="46964" table:style-name="ce1">
            <text:p>46964</text:p>
          </table:table-cell>
          <table:table-cell office:value-type="float" office:value="46965" table:style-name="ce1">
            <text:p>46965</text:p>
          </table:table-cell>
          <table:table-cell office:value-type="float" office:value="46966" table:style-name="ce1">
            <text:p>46966</text:p>
          </table:table-cell>
          <table:table-cell office:value-type="float" office:value="46967" table:style-name="ce1">
            <text:p>46967</text:p>
          </table:table-cell>
          <table:table-cell office:value-type="float" office:value="46968" table:style-name="ce1">
            <text:p>46968</text:p>
          </table:table-cell>
          <table:table-cell office:value-type="float" office:value="46969" table:style-name="ce1">
            <text:p>46969</text:p>
          </table:table-cell>
          <table:table-cell office:value-type="float" office:value="46970" table:style-name="ce1">
            <text:p>46970</text:p>
          </table:table-cell>
          <table:table-cell office:value-type="float" office:value="46971" table:style-name="ce1">
            <text:p>46971</text:p>
          </table:table-cell>
          <table:table-cell office:value-type="float" office:value="46972" table:style-name="ce1">
            <text:p>46972</text:p>
          </table:table-cell>
          <table:table-cell office:value-type="float" office:value="46973" table:style-name="ce1">
            <text:p>46973</text:p>
          </table:table-cell>
          <table:table-cell office:value-type="float" office:value="46974" table:style-name="ce1">
            <text:p>46974</text:p>
          </table:table-cell>
          <table:table-cell office:value-type="float" office:value="46975" table:style-name="ce1">
            <text:p>46975</text:p>
          </table:table-cell>
          <table:table-cell office:value-type="float" office:value="46976" table:style-name="ce1">
            <text:p>46976</text:p>
          </table:table-cell>
          <table:table-cell office:value-type="float" office:value="46977" table:style-name="ce1">
            <text:p>46977</text:p>
          </table:table-cell>
          <table:table-cell office:value-type="float" office:value="46978" table:style-name="ce1">
            <text:p>46978</text:p>
          </table:table-cell>
          <table:table-cell office:value-type="float" office:value="46979" table:style-name="ce1">
            <text:p>46979</text:p>
          </table:table-cell>
          <table:table-cell office:value-type="float" office:value="46980" table:style-name="ce1">
            <text:p>46980</text:p>
          </table:table-cell>
          <table:table-cell office:value-type="float" office:value="46981" table:style-name="ce1">
            <text:p>46981</text:p>
          </table:table-cell>
          <table:table-cell office:value-type="float" office:value="46982" table:style-name="ce1">
            <text:p>46982</text:p>
          </table:table-cell>
          <table:table-cell office:value-type="float" office:value="46983" table:style-name="ce1">
            <text:p>46983</text:p>
          </table:table-cell>
          <table:table-cell office:value-type="float" office:value="46984" table:style-name="ce1">
            <text:p>46984</text:p>
          </table:table-cell>
          <table:table-cell office:value-type="float" office:value="46985" table:style-name="ce1">
            <text:p>46985</text:p>
          </table:table-cell>
          <table:table-cell office:value-type="float" office:value="46986" table:style-name="ce1">
            <text:p>46986</text:p>
          </table:table-cell>
          <table:table-cell office:value-type="float" office:value="46987" table:style-name="ce1">
            <text:p>46987</text:p>
          </table:table-cell>
          <table:table-cell office:value-type="float" office:value="46988" table:style-name="ce1">
            <text:p>46988</text:p>
          </table:table-cell>
          <table:table-cell office:value-type="float" office:value="46989" table:style-name="ce1">
            <text:p>46989</text:p>
          </table:table-cell>
          <table:table-cell office:value-type="float" office:value="46990" table:style-name="ce1">
            <text:p>46990</text:p>
          </table:table-cell>
          <table:table-cell office:value-type="float" office:value="46991" table:style-name="ce1">
            <text:p>46991</text:p>
          </table:table-cell>
          <table:table-cell office:value-type="float" office:value="46992" table:style-name="ce1">
            <text:p>46992</text:p>
          </table:table-cell>
          <table:table-cell office:value-type="float" office:value="46993" table:style-name="ce1">
            <text:p>46993</text:p>
          </table:table-cell>
          <table:table-cell office:value-type="float" office:value="46994" table:style-name="ce1">
            <text:p>46994</text:p>
          </table:table-cell>
          <table:table-cell office:value-type="float" office:value="46995" table:style-name="ce1">
            <text:p>46995</text:p>
          </table:table-cell>
          <table:table-cell office:value-type="float" office:value="46996" table:style-name="ce1">
            <text:p>46996</text:p>
          </table:table-cell>
          <table:table-cell office:value-type="float" office:value="46997" table:style-name="ce1">
            <text:p>46997</text:p>
          </table:table-cell>
          <table:table-cell office:value-type="float" office:value="46998" table:style-name="ce1">
            <text:p>46998</text:p>
          </table:table-cell>
          <table:table-cell office:value-type="float" office:value="46999" table:style-name="ce1">
            <text:p>46999</text:p>
          </table:table-cell>
          <table:table-cell table:number-columns-repeated="16284"/>
        </table:table-row>
        <table:table-row table:style-name="ro1">
          <table:table-cell office:value-type="float" office:value="47000" table:style-name="ce1">
            <text:p>47000</text:p>
          </table:table-cell>
          <table:table-cell office:value-type="float" office:value="47001" table:style-name="ce1">
            <text:p>47001</text:p>
          </table:table-cell>
          <table:table-cell office:value-type="float" office:value="47002" table:style-name="ce1">
            <text:p>47002</text:p>
          </table:table-cell>
          <table:table-cell office:value-type="float" office:value="47003" table:style-name="ce1">
            <text:p>47003</text:p>
          </table:table-cell>
          <table:table-cell office:value-type="float" office:value="47004" table:style-name="ce1">
            <text:p>47004</text:p>
          </table:table-cell>
          <table:table-cell office:value-type="float" office:value="47005" table:style-name="ce1">
            <text:p>47005</text:p>
          </table:table-cell>
          <table:table-cell office:value-type="float" office:value="47006" table:style-name="ce1">
            <text:p>47006</text:p>
          </table:table-cell>
          <table:table-cell office:value-type="float" office:value="47007" table:style-name="ce1">
            <text:p>47007</text:p>
          </table:table-cell>
          <table:table-cell office:value-type="float" office:value="47008" table:style-name="ce1">
            <text:p>47008</text:p>
          </table:table-cell>
          <table:table-cell office:value-type="float" office:value="47009" table:style-name="ce1">
            <text:p>47009</text:p>
          </table:table-cell>
          <table:table-cell office:value-type="float" office:value="47010" table:style-name="ce1">
            <text:p>47010</text:p>
          </table:table-cell>
          <table:table-cell office:value-type="float" office:value="47011" table:style-name="ce1">
            <text:p>47011</text:p>
          </table:table-cell>
          <table:table-cell office:value-type="float" office:value="47012" table:style-name="ce1">
            <text:p>47012</text:p>
          </table:table-cell>
          <table:table-cell office:value-type="float" office:value="47013" table:style-name="ce1">
            <text:p>47013</text:p>
          </table:table-cell>
          <table:table-cell office:value-type="float" office:value="47014" table:style-name="ce1">
            <text:p>47014</text:p>
          </table:table-cell>
          <table:table-cell office:value-type="float" office:value="47015" table:style-name="ce1">
            <text:p>47015</text:p>
          </table:table-cell>
          <table:table-cell office:value-type="float" office:value="47016" table:style-name="ce1">
            <text:p>47016</text:p>
          </table:table-cell>
          <table:table-cell office:value-type="float" office:value="47017" table:style-name="ce1">
            <text:p>47017</text:p>
          </table:table-cell>
          <table:table-cell office:value-type="float" office:value="47018" table:style-name="ce1">
            <text:p>47018</text:p>
          </table:table-cell>
          <table:table-cell office:value-type="float" office:value="47019" table:style-name="ce1">
            <text:p>47019</text:p>
          </table:table-cell>
          <table:table-cell office:value-type="float" office:value="47020" table:style-name="ce1">
            <text:p>47020</text:p>
          </table:table-cell>
          <table:table-cell office:value-type="float" office:value="47021" table:style-name="ce1">
            <text:p>47021</text:p>
          </table:table-cell>
          <table:table-cell office:value-type="float" office:value="47022" table:style-name="ce1">
            <text:p>47022</text:p>
          </table:table-cell>
          <table:table-cell office:value-type="float" office:value="47023" table:style-name="ce1">
            <text:p>47023</text:p>
          </table:table-cell>
          <table:table-cell office:value-type="float" office:value="47024" table:style-name="ce1">
            <text:p>47024</text:p>
          </table:table-cell>
          <table:table-cell office:value-type="float" office:value="47025" table:style-name="ce1">
            <text:p>47025</text:p>
          </table:table-cell>
          <table:table-cell office:value-type="float" office:value="47026" table:style-name="ce1">
            <text:p>47026</text:p>
          </table:table-cell>
          <table:table-cell office:value-type="float" office:value="47027" table:style-name="ce1">
            <text:p>47027</text:p>
          </table:table-cell>
          <table:table-cell office:value-type="float" office:value="47028" table:style-name="ce1">
            <text:p>47028</text:p>
          </table:table-cell>
          <table:table-cell office:value-type="float" office:value="47029" table:style-name="ce1">
            <text:p>47029</text:p>
          </table:table-cell>
          <table:table-cell office:value-type="float" office:value="47030" table:style-name="ce1">
            <text:p>47030</text:p>
          </table:table-cell>
          <table:table-cell office:value-type="float" office:value="47031" table:style-name="ce1">
            <text:p>47031</text:p>
          </table:table-cell>
          <table:table-cell office:value-type="float" office:value="47032" table:style-name="ce1">
            <text:p>47032</text:p>
          </table:table-cell>
          <table:table-cell office:value-type="float" office:value="47033" table:style-name="ce1">
            <text:p>47033</text:p>
          </table:table-cell>
          <table:table-cell office:value-type="float" office:value="47034" table:style-name="ce1">
            <text:p>47034</text:p>
          </table:table-cell>
          <table:table-cell office:value-type="float" office:value="47035" table:style-name="ce1">
            <text:p>47035</text:p>
          </table:table-cell>
          <table:table-cell office:value-type="float" office:value="47036" table:style-name="ce1">
            <text:p>47036</text:p>
          </table:table-cell>
          <table:table-cell office:value-type="float" office:value="47037" table:style-name="ce1">
            <text:p>47037</text:p>
          </table:table-cell>
          <table:table-cell office:value-type="float" office:value="47038" table:style-name="ce1">
            <text:p>47038</text:p>
          </table:table-cell>
          <table:table-cell office:value-type="float" office:value="47039" table:style-name="ce1">
            <text:p>47039</text:p>
          </table:table-cell>
          <table:table-cell office:value-type="float" office:value="47040" table:style-name="ce1">
            <text:p>47040</text:p>
          </table:table-cell>
          <table:table-cell office:value-type="float" office:value="47041" table:style-name="ce1">
            <text:p>47041</text:p>
          </table:table-cell>
          <table:table-cell office:value-type="float" office:value="47042" table:style-name="ce1">
            <text:p>47042</text:p>
          </table:table-cell>
          <table:table-cell office:value-type="float" office:value="47043" table:style-name="ce1">
            <text:p>47043</text:p>
          </table:table-cell>
          <table:table-cell office:value-type="float" office:value="47044" table:style-name="ce1">
            <text:p>47044</text:p>
          </table:table-cell>
          <table:table-cell office:value-type="float" office:value="47045" table:style-name="ce1">
            <text:p>47045</text:p>
          </table:table-cell>
          <table:table-cell office:value-type="float" office:value="47046" table:style-name="ce1">
            <text:p>47046</text:p>
          </table:table-cell>
          <table:table-cell office:value-type="float" office:value="47047" table:style-name="ce1">
            <text:p>47047</text:p>
          </table:table-cell>
          <table:table-cell office:value-type="float" office:value="47048" table:style-name="ce1">
            <text:p>47048</text:p>
          </table:table-cell>
          <table:table-cell office:value-type="float" office:value="47049" table:style-name="ce1">
            <text:p>47049</text:p>
          </table:table-cell>
          <table:table-cell office:value-type="float" office:value="47050" table:style-name="ce1">
            <text:p>47050</text:p>
          </table:table-cell>
          <table:table-cell office:value-type="float" office:value="47051" table:style-name="ce1">
            <text:p>47051</text:p>
          </table:table-cell>
          <table:table-cell office:value-type="float" office:value="47052" table:style-name="ce1">
            <text:p>47052</text:p>
          </table:table-cell>
          <table:table-cell office:value-type="float" office:value="47053" table:style-name="ce1">
            <text:p>47053</text:p>
          </table:table-cell>
          <table:table-cell office:value-type="float" office:value="47054" table:style-name="ce1">
            <text:p>47054</text:p>
          </table:table-cell>
          <table:table-cell office:value-type="float" office:value="47055" table:style-name="ce1">
            <text:p>47055</text:p>
          </table:table-cell>
          <table:table-cell office:value-type="float" office:value="47056" table:style-name="ce1">
            <text:p>47056</text:p>
          </table:table-cell>
          <table:table-cell office:value-type="float" office:value="47057" table:style-name="ce1">
            <text:p>47057</text:p>
          </table:table-cell>
          <table:table-cell office:value-type="float" office:value="47058" table:style-name="ce1">
            <text:p>47058</text:p>
          </table:table-cell>
          <table:table-cell office:value-type="float" office:value="47059" table:style-name="ce1">
            <text:p>47059</text:p>
          </table:table-cell>
          <table:table-cell office:value-type="float" office:value="47060" table:style-name="ce1">
            <text:p>47060</text:p>
          </table:table-cell>
          <table:table-cell office:value-type="float" office:value="47061" table:style-name="ce1">
            <text:p>47061</text:p>
          </table:table-cell>
          <table:table-cell office:value-type="float" office:value="47062" table:style-name="ce1">
            <text:p>47062</text:p>
          </table:table-cell>
          <table:table-cell office:value-type="float" office:value="47063" table:style-name="ce1">
            <text:p>47063</text:p>
          </table:table-cell>
          <table:table-cell office:value-type="float" office:value="47064" table:style-name="ce1">
            <text:p>47064</text:p>
          </table:table-cell>
          <table:table-cell office:value-type="float" office:value="47065" table:style-name="ce1">
            <text:p>47065</text:p>
          </table:table-cell>
          <table:table-cell office:value-type="float" office:value="47066" table:style-name="ce1">
            <text:p>47066</text:p>
          </table:table-cell>
          <table:table-cell office:value-type="float" office:value="47067" table:style-name="ce1">
            <text:p>47067</text:p>
          </table:table-cell>
          <table:table-cell office:value-type="float" office:value="47068" table:style-name="ce1">
            <text:p>47068</text:p>
          </table:table-cell>
          <table:table-cell office:value-type="float" office:value="47069" table:style-name="ce1">
            <text:p>47069</text:p>
          </table:table-cell>
          <table:table-cell office:value-type="float" office:value="47070" table:style-name="ce1">
            <text:p>47070</text:p>
          </table:table-cell>
          <table:table-cell office:value-type="float" office:value="47071" table:style-name="ce1">
            <text:p>47071</text:p>
          </table:table-cell>
          <table:table-cell office:value-type="float" office:value="47072" table:style-name="ce1">
            <text:p>47072</text:p>
          </table:table-cell>
          <table:table-cell office:value-type="float" office:value="47073" table:style-name="ce1">
            <text:p>47073</text:p>
          </table:table-cell>
          <table:table-cell office:value-type="float" office:value="47074" table:style-name="ce1">
            <text:p>47074</text:p>
          </table:table-cell>
          <table:table-cell office:value-type="float" office:value="47075" table:style-name="ce1">
            <text:p>47075</text:p>
          </table:table-cell>
          <table:table-cell office:value-type="float" office:value="47076" table:style-name="ce1">
            <text:p>47076</text:p>
          </table:table-cell>
          <table:table-cell office:value-type="float" office:value="47077" table:style-name="ce1">
            <text:p>47077</text:p>
          </table:table-cell>
          <table:table-cell office:value-type="float" office:value="47078" table:style-name="ce1">
            <text:p>47078</text:p>
          </table:table-cell>
          <table:table-cell office:value-type="float" office:value="47079" table:style-name="ce1">
            <text:p>47079</text:p>
          </table:table-cell>
          <table:table-cell office:value-type="float" office:value="47080" table:style-name="ce1">
            <text:p>47080</text:p>
          </table:table-cell>
          <table:table-cell office:value-type="float" office:value="47081" table:style-name="ce1">
            <text:p>47081</text:p>
          </table:table-cell>
          <table:table-cell office:value-type="float" office:value="47082" table:style-name="ce1">
            <text:p>47082</text:p>
          </table:table-cell>
          <table:table-cell office:value-type="float" office:value="47083" table:style-name="ce1">
            <text:p>47083</text:p>
          </table:table-cell>
          <table:table-cell office:value-type="float" office:value="47084" table:style-name="ce1">
            <text:p>47084</text:p>
          </table:table-cell>
          <table:table-cell office:value-type="float" office:value="47085" table:style-name="ce1">
            <text:p>47085</text:p>
          </table:table-cell>
          <table:table-cell office:value-type="float" office:value="47086" table:style-name="ce1">
            <text:p>47086</text:p>
          </table:table-cell>
          <table:table-cell office:value-type="float" office:value="47087" table:style-name="ce1">
            <text:p>47087</text:p>
          </table:table-cell>
          <table:table-cell office:value-type="float" office:value="47088" table:style-name="ce1">
            <text:p>47088</text:p>
          </table:table-cell>
          <table:table-cell office:value-type="float" office:value="47089" table:style-name="ce1">
            <text:p>47089</text:p>
          </table:table-cell>
          <table:table-cell office:value-type="float" office:value="47090" table:style-name="ce1">
            <text:p>47090</text:p>
          </table:table-cell>
          <table:table-cell office:value-type="float" office:value="47091" table:style-name="ce1">
            <text:p>47091</text:p>
          </table:table-cell>
          <table:table-cell office:value-type="float" office:value="47092" table:style-name="ce1">
            <text:p>47092</text:p>
          </table:table-cell>
          <table:table-cell office:value-type="float" office:value="47093" table:style-name="ce1">
            <text:p>47093</text:p>
          </table:table-cell>
          <table:table-cell office:value-type="float" office:value="47094" table:style-name="ce1">
            <text:p>47094</text:p>
          </table:table-cell>
          <table:table-cell office:value-type="float" office:value="47095" table:style-name="ce1">
            <text:p>47095</text:p>
          </table:table-cell>
          <table:table-cell office:value-type="float" office:value="47096" table:style-name="ce1">
            <text:p>47096</text:p>
          </table:table-cell>
          <table:table-cell office:value-type="float" office:value="47097" table:style-name="ce1">
            <text:p>47097</text:p>
          </table:table-cell>
          <table:table-cell office:value-type="float" office:value="47098" table:style-name="ce1">
            <text:p>47098</text:p>
          </table:table-cell>
          <table:table-cell office:value-type="float" office:value="47099" table:style-name="ce1">
            <text:p>47099</text:p>
          </table:table-cell>
          <table:table-cell table:number-columns-repeated="16284"/>
        </table:table-row>
        <table:table-row table:style-name="ro1">
          <table:table-cell office:value-type="float" office:value="47100" table:style-name="ce1">
            <text:p>47100</text:p>
          </table:table-cell>
          <table:table-cell office:value-type="float" office:value="47101" table:style-name="ce1">
            <text:p>47101</text:p>
          </table:table-cell>
          <table:table-cell office:value-type="float" office:value="47102" table:style-name="ce1">
            <text:p>47102</text:p>
          </table:table-cell>
          <table:table-cell office:value-type="float" office:value="47103" table:style-name="ce1">
            <text:p>47103</text:p>
          </table:table-cell>
          <table:table-cell office:value-type="float" office:value="47104" table:style-name="ce1">
            <text:p>47104</text:p>
          </table:table-cell>
          <table:table-cell office:value-type="float" office:value="47105" table:style-name="ce1">
            <text:p>47105</text:p>
          </table:table-cell>
          <table:table-cell office:value-type="float" office:value="47106" table:style-name="ce1">
            <text:p>47106</text:p>
          </table:table-cell>
          <table:table-cell office:value-type="float" office:value="47107" table:style-name="ce1">
            <text:p>47107</text:p>
          </table:table-cell>
          <table:table-cell office:value-type="float" office:value="47108" table:style-name="ce1">
            <text:p>47108</text:p>
          </table:table-cell>
          <table:table-cell office:value-type="float" office:value="47109" table:style-name="ce1">
            <text:p>47109</text:p>
          </table:table-cell>
          <table:table-cell office:value-type="float" office:value="47110" table:style-name="ce1">
            <text:p>47110</text:p>
          </table:table-cell>
          <table:table-cell office:value-type="float" office:value="47111" table:style-name="ce1">
            <text:p>47111</text:p>
          </table:table-cell>
          <table:table-cell office:value-type="float" office:value="47112" table:style-name="ce1">
            <text:p>47112</text:p>
          </table:table-cell>
          <table:table-cell office:value-type="float" office:value="47113" table:style-name="ce1">
            <text:p>47113</text:p>
          </table:table-cell>
          <table:table-cell office:value-type="float" office:value="47114" table:style-name="ce1">
            <text:p>47114</text:p>
          </table:table-cell>
          <table:table-cell office:value-type="float" office:value="47115" table:style-name="ce1">
            <text:p>47115</text:p>
          </table:table-cell>
          <table:table-cell office:value-type="float" office:value="47116" table:style-name="ce1">
            <text:p>47116</text:p>
          </table:table-cell>
          <table:table-cell office:value-type="float" office:value="47117" table:style-name="ce1">
            <text:p>47117</text:p>
          </table:table-cell>
          <table:table-cell office:value-type="float" office:value="47118" table:style-name="ce1">
            <text:p>47118</text:p>
          </table:table-cell>
          <table:table-cell office:value-type="float" office:value="47119" table:style-name="ce1">
            <text:p>47119</text:p>
          </table:table-cell>
          <table:table-cell office:value-type="float" office:value="47120" table:style-name="ce1">
            <text:p>47120</text:p>
          </table:table-cell>
          <table:table-cell office:value-type="float" office:value="47121" table:style-name="ce1">
            <text:p>47121</text:p>
          </table:table-cell>
          <table:table-cell office:value-type="float" office:value="47122" table:style-name="ce1">
            <text:p>47122</text:p>
          </table:table-cell>
          <table:table-cell office:value-type="float" office:value="47123" table:style-name="ce1">
            <text:p>47123</text:p>
          </table:table-cell>
          <table:table-cell office:value-type="float" office:value="47124" table:style-name="ce1">
            <text:p>47124</text:p>
          </table:table-cell>
          <table:table-cell office:value-type="float" office:value="47125" table:style-name="ce1">
            <text:p>47125</text:p>
          </table:table-cell>
          <table:table-cell office:value-type="float" office:value="47126" table:style-name="ce1">
            <text:p>47126</text:p>
          </table:table-cell>
          <table:table-cell office:value-type="float" office:value="47127" table:style-name="ce1">
            <text:p>47127</text:p>
          </table:table-cell>
          <table:table-cell office:value-type="float" office:value="47128" table:style-name="ce1">
            <text:p>47128</text:p>
          </table:table-cell>
          <table:table-cell office:value-type="float" office:value="47129" table:style-name="ce1">
            <text:p>47129</text:p>
          </table:table-cell>
          <table:table-cell office:value-type="float" office:value="47130" table:style-name="ce1">
            <text:p>47130</text:p>
          </table:table-cell>
          <table:table-cell office:value-type="float" office:value="47131" table:style-name="ce1">
            <text:p>47131</text:p>
          </table:table-cell>
          <table:table-cell office:value-type="float" office:value="47132" table:style-name="ce1">
            <text:p>47132</text:p>
          </table:table-cell>
          <table:table-cell office:value-type="float" office:value="47133" table:style-name="ce1">
            <text:p>47133</text:p>
          </table:table-cell>
          <table:table-cell office:value-type="float" office:value="47134" table:style-name="ce1">
            <text:p>47134</text:p>
          </table:table-cell>
          <table:table-cell office:value-type="float" office:value="47135" table:style-name="ce1">
            <text:p>47135</text:p>
          </table:table-cell>
          <table:table-cell office:value-type="float" office:value="47136" table:style-name="ce1">
            <text:p>47136</text:p>
          </table:table-cell>
          <table:table-cell office:value-type="float" office:value="47137" table:style-name="ce1">
            <text:p>47137</text:p>
          </table:table-cell>
          <table:table-cell office:value-type="float" office:value="47138" table:style-name="ce1">
            <text:p>47138</text:p>
          </table:table-cell>
          <table:table-cell office:value-type="float" office:value="47139" table:style-name="ce1">
            <text:p>47139</text:p>
          </table:table-cell>
          <table:table-cell office:value-type="float" office:value="47140" table:style-name="ce1">
            <text:p>47140</text:p>
          </table:table-cell>
          <table:table-cell office:value-type="float" office:value="47141" table:style-name="ce1">
            <text:p>47141</text:p>
          </table:table-cell>
          <table:table-cell office:value-type="float" office:value="47142" table:style-name="ce1">
            <text:p>47142</text:p>
          </table:table-cell>
          <table:table-cell office:value-type="float" office:value="47143" table:style-name="ce1">
            <text:p>47143</text:p>
          </table:table-cell>
          <table:table-cell office:value-type="float" office:value="47144" table:style-name="ce1">
            <text:p>47144</text:p>
          </table:table-cell>
          <table:table-cell office:value-type="float" office:value="47145" table:style-name="ce1">
            <text:p>47145</text:p>
          </table:table-cell>
          <table:table-cell office:value-type="float" office:value="47146" table:style-name="ce1">
            <text:p>47146</text:p>
          </table:table-cell>
          <table:table-cell office:value-type="float" office:value="47147" table:style-name="ce1">
            <text:p>47147</text:p>
          </table:table-cell>
          <table:table-cell office:value-type="float" office:value="47148" table:style-name="ce1">
            <text:p>47148</text:p>
          </table:table-cell>
          <table:table-cell office:value-type="float" office:value="47149" table:style-name="ce1">
            <text:p>47149</text:p>
          </table:table-cell>
          <table:table-cell office:value-type="float" office:value="47150" table:style-name="ce1">
            <text:p>47150</text:p>
          </table:table-cell>
          <table:table-cell office:value-type="float" office:value="47151" table:style-name="ce1">
            <text:p>47151</text:p>
          </table:table-cell>
          <table:table-cell office:value-type="float" office:value="47152" table:style-name="ce1">
            <text:p>47152</text:p>
          </table:table-cell>
          <table:table-cell office:value-type="float" office:value="47153" table:style-name="ce1">
            <text:p>47153</text:p>
          </table:table-cell>
          <table:table-cell office:value-type="float" office:value="47154" table:style-name="ce1">
            <text:p>47154</text:p>
          </table:table-cell>
          <table:table-cell office:value-type="float" office:value="47155" table:style-name="ce1">
            <text:p>47155</text:p>
          </table:table-cell>
          <table:table-cell office:value-type="float" office:value="47156" table:style-name="ce1">
            <text:p>47156</text:p>
          </table:table-cell>
          <table:table-cell office:value-type="float" office:value="47157" table:style-name="ce1">
            <text:p>47157</text:p>
          </table:table-cell>
          <table:table-cell office:value-type="float" office:value="47158" table:style-name="ce1">
            <text:p>47158</text:p>
          </table:table-cell>
          <table:table-cell office:value-type="float" office:value="47159" table:style-name="ce1">
            <text:p>47159</text:p>
          </table:table-cell>
          <table:table-cell office:value-type="float" office:value="47160" table:style-name="ce1">
            <text:p>47160</text:p>
          </table:table-cell>
          <table:table-cell office:value-type="float" office:value="47161" table:style-name="ce1">
            <text:p>47161</text:p>
          </table:table-cell>
          <table:table-cell office:value-type="float" office:value="47162" table:style-name="ce1">
            <text:p>47162</text:p>
          </table:table-cell>
          <table:table-cell office:value-type="float" office:value="47163" table:style-name="ce1">
            <text:p>47163</text:p>
          </table:table-cell>
          <table:table-cell office:value-type="float" office:value="47164" table:style-name="ce1">
            <text:p>47164</text:p>
          </table:table-cell>
          <table:table-cell office:value-type="float" office:value="47165" table:style-name="ce1">
            <text:p>47165</text:p>
          </table:table-cell>
          <table:table-cell office:value-type="float" office:value="47166" table:style-name="ce1">
            <text:p>47166</text:p>
          </table:table-cell>
          <table:table-cell office:value-type="float" office:value="47167" table:style-name="ce1">
            <text:p>47167</text:p>
          </table:table-cell>
          <table:table-cell office:value-type="float" office:value="47168" table:style-name="ce1">
            <text:p>47168</text:p>
          </table:table-cell>
          <table:table-cell office:value-type="float" office:value="47169" table:style-name="ce1">
            <text:p>47169</text:p>
          </table:table-cell>
          <table:table-cell office:value-type="float" office:value="47170" table:style-name="ce1">
            <text:p>47170</text:p>
          </table:table-cell>
          <table:table-cell office:value-type="float" office:value="47171" table:style-name="ce1">
            <text:p>47171</text:p>
          </table:table-cell>
          <table:table-cell office:value-type="float" office:value="47172" table:style-name="ce1">
            <text:p>47172</text:p>
          </table:table-cell>
          <table:table-cell office:value-type="float" office:value="47173" table:style-name="ce1">
            <text:p>47173</text:p>
          </table:table-cell>
          <table:table-cell office:value-type="float" office:value="47174" table:style-name="ce1">
            <text:p>47174</text:p>
          </table:table-cell>
          <table:table-cell office:value-type="float" office:value="47175" table:style-name="ce1">
            <text:p>47175</text:p>
          </table:table-cell>
          <table:table-cell office:value-type="float" office:value="47176" table:style-name="ce1">
            <text:p>47176</text:p>
          </table:table-cell>
          <table:table-cell office:value-type="float" office:value="47177" table:style-name="ce1">
            <text:p>47177</text:p>
          </table:table-cell>
          <table:table-cell office:value-type="float" office:value="47178" table:style-name="ce1">
            <text:p>47178</text:p>
          </table:table-cell>
          <table:table-cell office:value-type="float" office:value="47179" table:style-name="ce1">
            <text:p>47179</text:p>
          </table:table-cell>
          <table:table-cell office:value-type="float" office:value="47180" table:style-name="ce1">
            <text:p>47180</text:p>
          </table:table-cell>
          <table:table-cell office:value-type="float" office:value="47181" table:style-name="ce1">
            <text:p>47181</text:p>
          </table:table-cell>
          <table:table-cell office:value-type="float" office:value="47182" table:style-name="ce1">
            <text:p>47182</text:p>
          </table:table-cell>
          <table:table-cell office:value-type="float" office:value="47183" table:style-name="ce1">
            <text:p>47183</text:p>
          </table:table-cell>
          <table:table-cell office:value-type="float" office:value="47184" table:style-name="ce1">
            <text:p>47184</text:p>
          </table:table-cell>
          <table:table-cell office:value-type="float" office:value="47185" table:style-name="ce1">
            <text:p>47185</text:p>
          </table:table-cell>
          <table:table-cell office:value-type="float" office:value="47186" table:style-name="ce1">
            <text:p>47186</text:p>
          </table:table-cell>
          <table:table-cell office:value-type="float" office:value="47187" table:style-name="ce1">
            <text:p>47187</text:p>
          </table:table-cell>
          <table:table-cell office:value-type="float" office:value="47188" table:style-name="ce1">
            <text:p>47188</text:p>
          </table:table-cell>
          <table:table-cell office:value-type="float" office:value="47189" table:style-name="ce1">
            <text:p>47189</text:p>
          </table:table-cell>
          <table:table-cell office:value-type="float" office:value="47190" table:style-name="ce1">
            <text:p>47190</text:p>
          </table:table-cell>
          <table:table-cell office:value-type="float" office:value="47191" table:style-name="ce1">
            <text:p>47191</text:p>
          </table:table-cell>
          <table:table-cell office:value-type="float" office:value="47192" table:style-name="ce1">
            <text:p>47192</text:p>
          </table:table-cell>
          <table:table-cell office:value-type="float" office:value="47193" table:style-name="ce1">
            <text:p>47193</text:p>
          </table:table-cell>
          <table:table-cell office:value-type="float" office:value="47194" table:style-name="ce1">
            <text:p>47194</text:p>
          </table:table-cell>
          <table:table-cell office:value-type="float" office:value="47195" table:style-name="ce1">
            <text:p>47195</text:p>
          </table:table-cell>
          <table:table-cell office:value-type="float" office:value="47196" table:style-name="ce1">
            <text:p>47196</text:p>
          </table:table-cell>
          <table:table-cell office:value-type="float" office:value="47197" table:style-name="ce1">
            <text:p>47197</text:p>
          </table:table-cell>
          <table:table-cell office:value-type="float" office:value="47198" table:style-name="ce1">
            <text:p>47198</text:p>
          </table:table-cell>
          <table:table-cell office:value-type="float" office:value="47199" table:style-name="ce1">
            <text:p>47199</text:p>
          </table:table-cell>
          <table:table-cell table:number-columns-repeated="16284"/>
        </table:table-row>
        <table:table-row table:style-name="ro1">
          <table:table-cell office:value-type="float" office:value="47200" table:style-name="ce1">
            <text:p>47200</text:p>
          </table:table-cell>
          <table:table-cell office:value-type="float" office:value="47201" table:style-name="ce1">
            <text:p>47201</text:p>
          </table:table-cell>
          <table:table-cell office:value-type="float" office:value="47202" table:style-name="ce1">
            <text:p>47202</text:p>
          </table:table-cell>
          <table:table-cell office:value-type="float" office:value="47203" table:style-name="ce1">
            <text:p>47203</text:p>
          </table:table-cell>
          <table:table-cell office:value-type="float" office:value="47204" table:style-name="ce1">
            <text:p>47204</text:p>
          </table:table-cell>
          <table:table-cell office:value-type="float" office:value="47205" table:style-name="ce1">
            <text:p>47205</text:p>
          </table:table-cell>
          <table:table-cell office:value-type="float" office:value="47206" table:style-name="ce1">
            <text:p>47206</text:p>
          </table:table-cell>
          <table:table-cell office:value-type="float" office:value="47207" table:style-name="ce1">
            <text:p>47207</text:p>
          </table:table-cell>
          <table:table-cell office:value-type="float" office:value="47208" table:style-name="ce1">
            <text:p>47208</text:p>
          </table:table-cell>
          <table:table-cell office:value-type="float" office:value="47209" table:style-name="ce1">
            <text:p>47209</text:p>
          </table:table-cell>
          <table:table-cell office:value-type="float" office:value="47210" table:style-name="ce1">
            <text:p>47210</text:p>
          </table:table-cell>
          <table:table-cell office:value-type="float" office:value="47211" table:style-name="ce1">
            <text:p>47211</text:p>
          </table:table-cell>
          <table:table-cell office:value-type="float" office:value="47212" table:style-name="ce1">
            <text:p>47212</text:p>
          </table:table-cell>
          <table:table-cell office:value-type="float" office:value="47213" table:style-name="ce1">
            <text:p>47213</text:p>
          </table:table-cell>
          <table:table-cell office:value-type="float" office:value="47214" table:style-name="ce1">
            <text:p>47214</text:p>
          </table:table-cell>
          <table:table-cell office:value-type="float" office:value="47215" table:style-name="ce1">
            <text:p>47215</text:p>
          </table:table-cell>
          <table:table-cell office:value-type="float" office:value="47216" table:style-name="ce1">
            <text:p>47216</text:p>
          </table:table-cell>
          <table:table-cell office:value-type="float" office:value="47217" table:style-name="ce1">
            <text:p>47217</text:p>
          </table:table-cell>
          <table:table-cell office:value-type="float" office:value="47218" table:style-name="ce1">
            <text:p>47218</text:p>
          </table:table-cell>
          <table:table-cell office:value-type="float" office:value="47219" table:style-name="ce1">
            <text:p>47219</text:p>
          </table:table-cell>
          <table:table-cell office:value-type="float" office:value="47220" table:style-name="ce1">
            <text:p>47220</text:p>
          </table:table-cell>
          <table:table-cell office:value-type="float" office:value="47221" table:style-name="ce1">
            <text:p>47221</text:p>
          </table:table-cell>
          <table:table-cell office:value-type="float" office:value="47222" table:style-name="ce1">
            <text:p>47222</text:p>
          </table:table-cell>
          <table:table-cell office:value-type="float" office:value="47223" table:style-name="ce1">
            <text:p>47223</text:p>
          </table:table-cell>
          <table:table-cell office:value-type="float" office:value="47224" table:style-name="ce1">
            <text:p>47224</text:p>
          </table:table-cell>
          <table:table-cell office:value-type="float" office:value="47225" table:style-name="ce1">
            <text:p>47225</text:p>
          </table:table-cell>
          <table:table-cell office:value-type="float" office:value="47226" table:style-name="ce1">
            <text:p>47226</text:p>
          </table:table-cell>
          <table:table-cell office:value-type="float" office:value="47227" table:style-name="ce1">
            <text:p>47227</text:p>
          </table:table-cell>
          <table:table-cell office:value-type="float" office:value="47228" table:style-name="ce1">
            <text:p>47228</text:p>
          </table:table-cell>
          <table:table-cell office:value-type="float" office:value="47229" table:style-name="ce1">
            <text:p>47229</text:p>
          </table:table-cell>
          <table:table-cell office:value-type="float" office:value="47230" table:style-name="ce1">
            <text:p>47230</text:p>
          </table:table-cell>
          <table:table-cell office:value-type="float" office:value="47231" table:style-name="ce1">
            <text:p>47231</text:p>
          </table:table-cell>
          <table:table-cell office:value-type="float" office:value="47232" table:style-name="ce1">
            <text:p>47232</text:p>
          </table:table-cell>
          <table:table-cell office:value-type="float" office:value="47233" table:style-name="ce1">
            <text:p>47233</text:p>
          </table:table-cell>
          <table:table-cell office:value-type="float" office:value="47234" table:style-name="ce1">
            <text:p>47234</text:p>
          </table:table-cell>
          <table:table-cell office:value-type="float" office:value="47235" table:style-name="ce1">
            <text:p>47235</text:p>
          </table:table-cell>
          <table:table-cell office:value-type="float" office:value="47236" table:style-name="ce1">
            <text:p>47236</text:p>
          </table:table-cell>
          <table:table-cell office:value-type="float" office:value="47237" table:style-name="ce1">
            <text:p>47237</text:p>
          </table:table-cell>
          <table:table-cell office:value-type="float" office:value="47238" table:style-name="ce1">
            <text:p>47238</text:p>
          </table:table-cell>
          <table:table-cell office:value-type="float" office:value="47239" table:style-name="ce1">
            <text:p>47239</text:p>
          </table:table-cell>
          <table:table-cell office:value-type="float" office:value="47240" table:style-name="ce1">
            <text:p>47240</text:p>
          </table:table-cell>
          <table:table-cell office:value-type="float" office:value="47241" table:style-name="ce1">
            <text:p>47241</text:p>
          </table:table-cell>
          <table:table-cell office:value-type="float" office:value="47242" table:style-name="ce1">
            <text:p>47242</text:p>
          </table:table-cell>
          <table:table-cell office:value-type="float" office:value="47243" table:style-name="ce1">
            <text:p>47243</text:p>
          </table:table-cell>
          <table:table-cell office:value-type="float" office:value="47244" table:style-name="ce1">
            <text:p>47244</text:p>
          </table:table-cell>
          <table:table-cell office:value-type="float" office:value="47245" table:style-name="ce1">
            <text:p>47245</text:p>
          </table:table-cell>
          <table:table-cell office:value-type="float" office:value="47246" table:style-name="ce1">
            <text:p>47246</text:p>
          </table:table-cell>
          <table:table-cell office:value-type="float" office:value="47247" table:style-name="ce1">
            <text:p>47247</text:p>
          </table:table-cell>
          <table:table-cell office:value-type="float" office:value="47248" table:style-name="ce1">
            <text:p>47248</text:p>
          </table:table-cell>
          <table:table-cell office:value-type="float" office:value="47249" table:style-name="ce1">
            <text:p>47249</text:p>
          </table:table-cell>
          <table:table-cell office:value-type="float" office:value="47250" table:style-name="ce1">
            <text:p>47250</text:p>
          </table:table-cell>
          <table:table-cell office:value-type="float" office:value="47251" table:style-name="ce1">
            <text:p>47251</text:p>
          </table:table-cell>
          <table:table-cell office:value-type="float" office:value="47252" table:style-name="ce1">
            <text:p>47252</text:p>
          </table:table-cell>
          <table:table-cell office:value-type="float" office:value="47253" table:style-name="ce1">
            <text:p>47253</text:p>
          </table:table-cell>
          <table:table-cell office:value-type="float" office:value="47254" table:style-name="ce1">
            <text:p>47254</text:p>
          </table:table-cell>
          <table:table-cell office:value-type="float" office:value="47255" table:style-name="ce1">
            <text:p>47255</text:p>
          </table:table-cell>
          <table:table-cell office:value-type="float" office:value="47256" table:style-name="ce1">
            <text:p>47256</text:p>
          </table:table-cell>
          <table:table-cell office:value-type="float" office:value="47257" table:style-name="ce1">
            <text:p>47257</text:p>
          </table:table-cell>
          <table:table-cell office:value-type="float" office:value="47258" table:style-name="ce1">
            <text:p>47258</text:p>
          </table:table-cell>
          <table:table-cell office:value-type="float" office:value="47259" table:style-name="ce1">
            <text:p>47259</text:p>
          </table:table-cell>
          <table:table-cell office:value-type="float" office:value="47260" table:style-name="ce1">
            <text:p>47260</text:p>
          </table:table-cell>
          <table:table-cell office:value-type="float" office:value="47261" table:style-name="ce1">
            <text:p>47261</text:p>
          </table:table-cell>
          <table:table-cell office:value-type="float" office:value="47262" table:style-name="ce1">
            <text:p>47262</text:p>
          </table:table-cell>
          <table:table-cell office:value-type="float" office:value="47263" table:style-name="ce1">
            <text:p>47263</text:p>
          </table:table-cell>
          <table:table-cell office:value-type="float" office:value="47264" table:style-name="ce1">
            <text:p>47264</text:p>
          </table:table-cell>
          <table:table-cell office:value-type="float" office:value="47265" table:style-name="ce1">
            <text:p>47265</text:p>
          </table:table-cell>
          <table:table-cell office:value-type="float" office:value="47266" table:style-name="ce1">
            <text:p>47266</text:p>
          </table:table-cell>
          <table:table-cell office:value-type="float" office:value="47267" table:style-name="ce1">
            <text:p>47267</text:p>
          </table:table-cell>
          <table:table-cell office:value-type="float" office:value="47268" table:style-name="ce1">
            <text:p>47268</text:p>
          </table:table-cell>
          <table:table-cell office:value-type="float" office:value="47269" table:style-name="ce1">
            <text:p>47269</text:p>
          </table:table-cell>
          <table:table-cell office:value-type="float" office:value="47270" table:style-name="ce1">
            <text:p>47270</text:p>
          </table:table-cell>
          <table:table-cell office:value-type="float" office:value="47271" table:style-name="ce1">
            <text:p>47271</text:p>
          </table:table-cell>
          <table:table-cell office:value-type="float" office:value="47272" table:style-name="ce1">
            <text:p>47272</text:p>
          </table:table-cell>
          <table:table-cell office:value-type="float" office:value="47273" table:style-name="ce1">
            <text:p>47273</text:p>
          </table:table-cell>
          <table:table-cell office:value-type="float" office:value="47274" table:style-name="ce1">
            <text:p>47274</text:p>
          </table:table-cell>
          <table:table-cell office:value-type="float" office:value="47275" table:style-name="ce1">
            <text:p>47275</text:p>
          </table:table-cell>
          <table:table-cell office:value-type="float" office:value="47276" table:style-name="ce1">
            <text:p>47276</text:p>
          </table:table-cell>
          <table:table-cell office:value-type="float" office:value="47277" table:style-name="ce1">
            <text:p>47277</text:p>
          </table:table-cell>
          <table:table-cell office:value-type="float" office:value="47278" table:style-name="ce1">
            <text:p>47278</text:p>
          </table:table-cell>
          <table:table-cell office:value-type="float" office:value="47279" table:style-name="ce1">
            <text:p>47279</text:p>
          </table:table-cell>
          <table:table-cell office:value-type="float" office:value="47280" table:style-name="ce1">
            <text:p>47280</text:p>
          </table:table-cell>
          <table:table-cell office:value-type="float" office:value="47281" table:style-name="ce1">
            <text:p>47281</text:p>
          </table:table-cell>
          <table:table-cell office:value-type="float" office:value="47282" table:style-name="ce1">
            <text:p>47282</text:p>
          </table:table-cell>
          <table:table-cell office:value-type="float" office:value="47283" table:style-name="ce1">
            <text:p>47283</text:p>
          </table:table-cell>
          <table:table-cell office:value-type="float" office:value="47284" table:style-name="ce1">
            <text:p>47284</text:p>
          </table:table-cell>
          <table:table-cell office:value-type="float" office:value="47285" table:style-name="ce1">
            <text:p>47285</text:p>
          </table:table-cell>
          <table:table-cell office:value-type="float" office:value="47286" table:style-name="ce1">
            <text:p>47286</text:p>
          </table:table-cell>
          <table:table-cell office:value-type="float" office:value="47287" table:style-name="ce1">
            <text:p>47287</text:p>
          </table:table-cell>
          <table:table-cell office:value-type="float" office:value="47288" table:style-name="ce1">
            <text:p>47288</text:p>
          </table:table-cell>
          <table:table-cell office:value-type="float" office:value="47289" table:style-name="ce1">
            <text:p>47289</text:p>
          </table:table-cell>
          <table:table-cell office:value-type="float" office:value="47290" table:style-name="ce1">
            <text:p>47290</text:p>
          </table:table-cell>
          <table:table-cell office:value-type="float" office:value="47291" table:style-name="ce1">
            <text:p>47291</text:p>
          </table:table-cell>
          <table:table-cell office:value-type="float" office:value="47292" table:style-name="ce1">
            <text:p>47292</text:p>
          </table:table-cell>
          <table:table-cell office:value-type="float" office:value="47293" table:style-name="ce1">
            <text:p>47293</text:p>
          </table:table-cell>
          <table:table-cell office:value-type="float" office:value="47294" table:style-name="ce1">
            <text:p>47294</text:p>
          </table:table-cell>
          <table:table-cell office:value-type="float" office:value="47295" table:style-name="ce1">
            <text:p>47295</text:p>
          </table:table-cell>
          <table:table-cell office:value-type="float" office:value="47296" table:style-name="ce1">
            <text:p>47296</text:p>
          </table:table-cell>
          <table:table-cell office:value-type="float" office:value="47297" table:style-name="ce1">
            <text:p>47297</text:p>
          </table:table-cell>
          <table:table-cell office:value-type="float" office:value="47298" table:style-name="ce1">
            <text:p>47298</text:p>
          </table:table-cell>
          <table:table-cell office:value-type="float" office:value="47299" table:style-name="ce1">
            <text:p>47299</text:p>
          </table:table-cell>
          <table:table-cell table:number-columns-repeated="16284"/>
        </table:table-row>
        <table:table-row table:style-name="ro1">
          <table:table-cell office:value-type="float" office:value="47300" table:style-name="ce1">
            <text:p>47300</text:p>
          </table:table-cell>
          <table:table-cell office:value-type="float" office:value="47301" table:style-name="ce1">
            <text:p>47301</text:p>
          </table:table-cell>
          <table:table-cell office:value-type="float" office:value="47302" table:style-name="ce1">
            <text:p>47302</text:p>
          </table:table-cell>
          <table:table-cell office:value-type="float" office:value="47303" table:style-name="ce1">
            <text:p>47303</text:p>
          </table:table-cell>
          <table:table-cell office:value-type="float" office:value="47304" table:style-name="ce1">
            <text:p>47304</text:p>
          </table:table-cell>
          <table:table-cell office:value-type="float" office:value="47305" table:style-name="ce1">
            <text:p>47305</text:p>
          </table:table-cell>
          <table:table-cell office:value-type="float" office:value="47306" table:style-name="ce1">
            <text:p>47306</text:p>
          </table:table-cell>
          <table:table-cell office:value-type="float" office:value="47307" table:style-name="ce1">
            <text:p>47307</text:p>
          </table:table-cell>
          <table:table-cell office:value-type="float" office:value="47308" table:style-name="ce1">
            <text:p>47308</text:p>
          </table:table-cell>
          <table:table-cell office:value-type="float" office:value="47309" table:style-name="ce1">
            <text:p>47309</text:p>
          </table:table-cell>
          <table:table-cell office:value-type="float" office:value="47310" table:style-name="ce1">
            <text:p>47310</text:p>
          </table:table-cell>
          <table:table-cell office:value-type="float" office:value="47311" table:style-name="ce1">
            <text:p>47311</text:p>
          </table:table-cell>
          <table:table-cell office:value-type="float" office:value="47312" table:style-name="ce1">
            <text:p>47312</text:p>
          </table:table-cell>
          <table:table-cell office:value-type="float" office:value="47313" table:style-name="ce1">
            <text:p>47313</text:p>
          </table:table-cell>
          <table:table-cell office:value-type="float" office:value="47314" table:style-name="ce1">
            <text:p>47314</text:p>
          </table:table-cell>
          <table:table-cell office:value-type="float" office:value="47315" table:style-name="ce1">
            <text:p>47315</text:p>
          </table:table-cell>
          <table:table-cell office:value-type="float" office:value="47316" table:style-name="ce1">
            <text:p>47316</text:p>
          </table:table-cell>
          <table:table-cell office:value-type="float" office:value="47317" table:style-name="ce1">
            <text:p>47317</text:p>
          </table:table-cell>
          <table:table-cell office:value-type="float" office:value="47318" table:style-name="ce1">
            <text:p>47318</text:p>
          </table:table-cell>
          <table:table-cell office:value-type="float" office:value="47319" table:style-name="ce1">
            <text:p>47319</text:p>
          </table:table-cell>
          <table:table-cell office:value-type="float" office:value="47320" table:style-name="ce1">
            <text:p>47320</text:p>
          </table:table-cell>
          <table:table-cell office:value-type="float" office:value="47321" table:style-name="ce1">
            <text:p>47321</text:p>
          </table:table-cell>
          <table:table-cell office:value-type="float" office:value="47322" table:style-name="ce1">
            <text:p>47322</text:p>
          </table:table-cell>
          <table:table-cell office:value-type="float" office:value="47323" table:style-name="ce1">
            <text:p>47323</text:p>
          </table:table-cell>
          <table:table-cell office:value-type="float" office:value="47324" table:style-name="ce1">
            <text:p>47324</text:p>
          </table:table-cell>
          <table:table-cell office:value-type="float" office:value="47325" table:style-name="ce1">
            <text:p>47325</text:p>
          </table:table-cell>
          <table:table-cell office:value-type="float" office:value="47326" table:style-name="ce1">
            <text:p>47326</text:p>
          </table:table-cell>
          <table:table-cell office:value-type="float" office:value="47327" table:style-name="ce1">
            <text:p>47327</text:p>
          </table:table-cell>
          <table:table-cell office:value-type="float" office:value="47328" table:style-name="ce1">
            <text:p>47328</text:p>
          </table:table-cell>
          <table:table-cell office:value-type="float" office:value="47329" table:style-name="ce1">
            <text:p>47329</text:p>
          </table:table-cell>
          <table:table-cell office:value-type="float" office:value="47330" table:style-name="ce1">
            <text:p>47330</text:p>
          </table:table-cell>
          <table:table-cell office:value-type="float" office:value="47331" table:style-name="ce1">
            <text:p>47331</text:p>
          </table:table-cell>
          <table:table-cell office:value-type="float" office:value="47332" table:style-name="ce1">
            <text:p>47332</text:p>
          </table:table-cell>
          <table:table-cell office:value-type="float" office:value="47333" table:style-name="ce1">
            <text:p>47333</text:p>
          </table:table-cell>
          <table:table-cell office:value-type="float" office:value="47334" table:style-name="ce1">
            <text:p>47334</text:p>
          </table:table-cell>
          <table:table-cell office:value-type="float" office:value="47335" table:style-name="ce1">
            <text:p>47335</text:p>
          </table:table-cell>
          <table:table-cell office:value-type="float" office:value="47336" table:style-name="ce1">
            <text:p>47336</text:p>
          </table:table-cell>
          <table:table-cell office:value-type="float" office:value="47337" table:style-name="ce1">
            <text:p>47337</text:p>
          </table:table-cell>
          <table:table-cell office:value-type="float" office:value="47338" table:style-name="ce1">
            <text:p>47338</text:p>
          </table:table-cell>
          <table:table-cell office:value-type="float" office:value="47339" table:style-name="ce1">
            <text:p>47339</text:p>
          </table:table-cell>
          <table:table-cell office:value-type="float" office:value="47340" table:style-name="ce1">
            <text:p>47340</text:p>
          </table:table-cell>
          <table:table-cell office:value-type="float" office:value="47341" table:style-name="ce1">
            <text:p>47341</text:p>
          </table:table-cell>
          <table:table-cell office:value-type="float" office:value="47342" table:style-name="ce1">
            <text:p>47342</text:p>
          </table:table-cell>
          <table:table-cell office:value-type="float" office:value="47343" table:style-name="ce1">
            <text:p>47343</text:p>
          </table:table-cell>
          <table:table-cell office:value-type="float" office:value="47344" table:style-name="ce1">
            <text:p>47344</text:p>
          </table:table-cell>
          <table:table-cell office:value-type="float" office:value="47345" table:style-name="ce1">
            <text:p>47345</text:p>
          </table:table-cell>
          <table:table-cell office:value-type="float" office:value="47346" table:style-name="ce1">
            <text:p>47346</text:p>
          </table:table-cell>
          <table:table-cell office:value-type="float" office:value="47347" table:style-name="ce1">
            <text:p>47347</text:p>
          </table:table-cell>
          <table:table-cell office:value-type="float" office:value="47348" table:style-name="ce1">
            <text:p>47348</text:p>
          </table:table-cell>
          <table:table-cell office:value-type="float" office:value="47349" table:style-name="ce1">
            <text:p>47349</text:p>
          </table:table-cell>
          <table:table-cell office:value-type="float" office:value="47350" table:style-name="ce1">
            <text:p>47350</text:p>
          </table:table-cell>
          <table:table-cell office:value-type="float" office:value="47351" table:style-name="ce1">
            <text:p>47351</text:p>
          </table:table-cell>
          <table:table-cell office:value-type="float" office:value="47352" table:style-name="ce1">
            <text:p>47352</text:p>
          </table:table-cell>
          <table:table-cell office:value-type="float" office:value="47353" table:style-name="ce1">
            <text:p>47353</text:p>
          </table:table-cell>
          <table:table-cell office:value-type="float" office:value="47354" table:style-name="ce1">
            <text:p>47354</text:p>
          </table:table-cell>
          <table:table-cell office:value-type="float" office:value="47355" table:style-name="ce1">
            <text:p>47355</text:p>
          </table:table-cell>
          <table:table-cell office:value-type="float" office:value="47356" table:style-name="ce1">
            <text:p>47356</text:p>
          </table:table-cell>
          <table:table-cell office:value-type="float" office:value="47357" table:style-name="ce1">
            <text:p>47357</text:p>
          </table:table-cell>
          <table:table-cell office:value-type="float" office:value="47358" table:style-name="ce1">
            <text:p>47358</text:p>
          </table:table-cell>
          <table:table-cell office:value-type="float" office:value="47359" table:style-name="ce1">
            <text:p>47359</text:p>
          </table:table-cell>
          <table:table-cell office:value-type="float" office:value="47360" table:style-name="ce1">
            <text:p>47360</text:p>
          </table:table-cell>
          <table:table-cell office:value-type="float" office:value="47361" table:style-name="ce1">
            <text:p>47361</text:p>
          </table:table-cell>
          <table:table-cell office:value-type="float" office:value="47362" table:style-name="ce1">
            <text:p>47362</text:p>
          </table:table-cell>
          <table:table-cell office:value-type="float" office:value="47363" table:style-name="ce1">
            <text:p>47363</text:p>
          </table:table-cell>
          <table:table-cell office:value-type="float" office:value="47364" table:style-name="ce1">
            <text:p>47364</text:p>
          </table:table-cell>
          <table:table-cell office:value-type="float" office:value="47365" table:style-name="ce1">
            <text:p>47365</text:p>
          </table:table-cell>
          <table:table-cell office:value-type="float" office:value="47366" table:style-name="ce1">
            <text:p>47366</text:p>
          </table:table-cell>
          <table:table-cell office:value-type="float" office:value="47367" table:style-name="ce1">
            <text:p>47367</text:p>
          </table:table-cell>
          <table:table-cell office:value-type="float" office:value="47368" table:style-name="ce1">
            <text:p>47368</text:p>
          </table:table-cell>
          <table:table-cell office:value-type="float" office:value="47369" table:style-name="ce1">
            <text:p>47369</text:p>
          </table:table-cell>
          <table:table-cell office:value-type="float" office:value="47370" table:style-name="ce1">
            <text:p>47370</text:p>
          </table:table-cell>
          <table:table-cell office:value-type="float" office:value="47371" table:style-name="ce1">
            <text:p>47371</text:p>
          </table:table-cell>
          <table:table-cell office:value-type="float" office:value="47372" table:style-name="ce1">
            <text:p>47372</text:p>
          </table:table-cell>
          <table:table-cell office:value-type="float" office:value="47373" table:style-name="ce1">
            <text:p>47373</text:p>
          </table:table-cell>
          <table:table-cell office:value-type="float" office:value="47374" table:style-name="ce1">
            <text:p>47374</text:p>
          </table:table-cell>
          <table:table-cell office:value-type="float" office:value="47375" table:style-name="ce1">
            <text:p>47375</text:p>
          </table:table-cell>
          <table:table-cell office:value-type="float" office:value="47376" table:style-name="ce1">
            <text:p>47376</text:p>
          </table:table-cell>
          <table:table-cell office:value-type="float" office:value="47377" table:style-name="ce1">
            <text:p>47377</text:p>
          </table:table-cell>
          <table:table-cell office:value-type="float" office:value="47378" table:style-name="ce1">
            <text:p>47378</text:p>
          </table:table-cell>
          <table:table-cell office:value-type="float" office:value="47379" table:style-name="ce1">
            <text:p>47379</text:p>
          </table:table-cell>
          <table:table-cell office:value-type="float" office:value="47380" table:style-name="ce1">
            <text:p>47380</text:p>
          </table:table-cell>
          <table:table-cell office:value-type="float" office:value="47381" table:style-name="ce1">
            <text:p>47381</text:p>
          </table:table-cell>
          <table:table-cell office:value-type="float" office:value="47382" table:style-name="ce1">
            <text:p>47382</text:p>
          </table:table-cell>
          <table:table-cell office:value-type="float" office:value="47383" table:style-name="ce1">
            <text:p>47383</text:p>
          </table:table-cell>
          <table:table-cell office:value-type="float" office:value="47384" table:style-name="ce1">
            <text:p>47384</text:p>
          </table:table-cell>
          <table:table-cell office:value-type="float" office:value="47385" table:style-name="ce1">
            <text:p>47385</text:p>
          </table:table-cell>
          <table:table-cell office:value-type="float" office:value="47386" table:style-name="ce1">
            <text:p>47386</text:p>
          </table:table-cell>
          <table:table-cell office:value-type="float" office:value="47387" table:style-name="ce1">
            <text:p>47387</text:p>
          </table:table-cell>
          <table:table-cell office:value-type="float" office:value="47388" table:style-name="ce1">
            <text:p>47388</text:p>
          </table:table-cell>
          <table:table-cell office:value-type="float" office:value="47389" table:style-name="ce1">
            <text:p>47389</text:p>
          </table:table-cell>
          <table:table-cell office:value-type="float" office:value="47390" table:style-name="ce1">
            <text:p>47390</text:p>
          </table:table-cell>
          <table:table-cell office:value-type="float" office:value="47391" table:style-name="ce1">
            <text:p>47391</text:p>
          </table:table-cell>
          <table:table-cell office:value-type="float" office:value="47392" table:style-name="ce1">
            <text:p>47392</text:p>
          </table:table-cell>
          <table:table-cell office:value-type="float" office:value="47393" table:style-name="ce1">
            <text:p>47393</text:p>
          </table:table-cell>
          <table:table-cell office:value-type="float" office:value="47394" table:style-name="ce1">
            <text:p>47394</text:p>
          </table:table-cell>
          <table:table-cell office:value-type="float" office:value="47395" table:style-name="ce1">
            <text:p>47395</text:p>
          </table:table-cell>
          <table:table-cell office:value-type="float" office:value="47396" table:style-name="ce1">
            <text:p>47396</text:p>
          </table:table-cell>
          <table:table-cell office:value-type="float" office:value="47397" table:style-name="ce1">
            <text:p>47397</text:p>
          </table:table-cell>
          <table:table-cell office:value-type="float" office:value="47398" table:style-name="ce1">
            <text:p>47398</text:p>
          </table:table-cell>
          <table:table-cell office:value-type="float" office:value="47399" table:style-name="ce1">
            <text:p>47399</text:p>
          </table:table-cell>
          <table:table-cell table:number-columns-repeated="16284"/>
        </table:table-row>
        <table:table-row table:style-name="ro1">
          <table:table-cell office:value-type="float" office:value="47400" table:style-name="ce1">
            <text:p>47400</text:p>
          </table:table-cell>
          <table:table-cell office:value-type="float" office:value="47401" table:style-name="ce1">
            <text:p>47401</text:p>
          </table:table-cell>
          <table:table-cell office:value-type="float" office:value="47402" table:style-name="ce1">
            <text:p>47402</text:p>
          </table:table-cell>
          <table:table-cell office:value-type="float" office:value="47403" table:style-name="ce1">
            <text:p>47403</text:p>
          </table:table-cell>
          <table:table-cell office:value-type="float" office:value="47404" table:style-name="ce1">
            <text:p>47404</text:p>
          </table:table-cell>
          <table:table-cell office:value-type="float" office:value="47405" table:style-name="ce1">
            <text:p>47405</text:p>
          </table:table-cell>
          <table:table-cell office:value-type="float" office:value="47406" table:style-name="ce1">
            <text:p>47406</text:p>
          </table:table-cell>
          <table:table-cell office:value-type="float" office:value="47407" table:style-name="ce1">
            <text:p>47407</text:p>
          </table:table-cell>
          <table:table-cell office:value-type="float" office:value="47408" table:style-name="ce1">
            <text:p>47408</text:p>
          </table:table-cell>
          <table:table-cell office:value-type="float" office:value="47409" table:style-name="ce1">
            <text:p>47409</text:p>
          </table:table-cell>
          <table:table-cell office:value-type="float" office:value="47410" table:style-name="ce1">
            <text:p>47410</text:p>
          </table:table-cell>
          <table:table-cell office:value-type="float" office:value="47411" table:style-name="ce1">
            <text:p>47411</text:p>
          </table:table-cell>
          <table:table-cell office:value-type="float" office:value="47412" table:style-name="ce1">
            <text:p>47412</text:p>
          </table:table-cell>
          <table:table-cell office:value-type="float" office:value="47413" table:style-name="ce1">
            <text:p>47413</text:p>
          </table:table-cell>
          <table:table-cell office:value-type="float" office:value="47414" table:style-name="ce1">
            <text:p>47414</text:p>
          </table:table-cell>
          <table:table-cell office:value-type="float" office:value="47415" table:style-name="ce1">
            <text:p>47415</text:p>
          </table:table-cell>
          <table:table-cell office:value-type="float" office:value="47416" table:style-name="ce1">
            <text:p>47416</text:p>
          </table:table-cell>
          <table:table-cell office:value-type="float" office:value="47417" table:style-name="ce1">
            <text:p>47417</text:p>
          </table:table-cell>
          <table:table-cell office:value-type="float" office:value="47418" table:style-name="ce1">
            <text:p>47418</text:p>
          </table:table-cell>
          <table:table-cell office:value-type="float" office:value="47419" table:style-name="ce1">
            <text:p>47419</text:p>
          </table:table-cell>
          <table:table-cell office:value-type="float" office:value="47420" table:style-name="ce1">
            <text:p>47420</text:p>
          </table:table-cell>
          <table:table-cell office:value-type="float" office:value="47421" table:style-name="ce1">
            <text:p>47421</text:p>
          </table:table-cell>
          <table:table-cell office:value-type="float" office:value="47422" table:style-name="ce1">
            <text:p>47422</text:p>
          </table:table-cell>
          <table:table-cell office:value-type="float" office:value="47423" table:style-name="ce1">
            <text:p>47423</text:p>
          </table:table-cell>
          <table:table-cell office:value-type="float" office:value="47424" table:style-name="ce1">
            <text:p>47424</text:p>
          </table:table-cell>
          <table:table-cell office:value-type="float" office:value="47425" table:style-name="ce1">
            <text:p>47425</text:p>
          </table:table-cell>
          <table:table-cell office:value-type="float" office:value="47426" table:style-name="ce1">
            <text:p>47426</text:p>
          </table:table-cell>
          <table:table-cell office:value-type="float" office:value="47427" table:style-name="ce1">
            <text:p>47427</text:p>
          </table:table-cell>
          <table:table-cell office:value-type="float" office:value="47428" table:style-name="ce1">
            <text:p>47428</text:p>
          </table:table-cell>
          <table:table-cell office:value-type="float" office:value="47429" table:style-name="ce1">
            <text:p>47429</text:p>
          </table:table-cell>
          <table:table-cell office:value-type="float" office:value="47430" table:style-name="ce1">
            <text:p>47430</text:p>
          </table:table-cell>
          <table:table-cell office:value-type="float" office:value="47431" table:style-name="ce1">
            <text:p>47431</text:p>
          </table:table-cell>
          <table:table-cell office:value-type="float" office:value="47432" table:style-name="ce1">
            <text:p>47432</text:p>
          </table:table-cell>
          <table:table-cell office:value-type="float" office:value="47433" table:style-name="ce1">
            <text:p>47433</text:p>
          </table:table-cell>
          <table:table-cell office:value-type="float" office:value="47434" table:style-name="ce1">
            <text:p>47434</text:p>
          </table:table-cell>
          <table:table-cell office:value-type="float" office:value="47435" table:style-name="ce1">
            <text:p>47435</text:p>
          </table:table-cell>
          <table:table-cell office:value-type="float" office:value="47436" table:style-name="ce1">
            <text:p>47436</text:p>
          </table:table-cell>
          <table:table-cell office:value-type="float" office:value="47437" table:style-name="ce1">
            <text:p>47437</text:p>
          </table:table-cell>
          <table:table-cell office:value-type="float" office:value="47438" table:style-name="ce1">
            <text:p>47438</text:p>
          </table:table-cell>
          <table:table-cell office:value-type="float" office:value="47439" table:style-name="ce1">
            <text:p>47439</text:p>
          </table:table-cell>
          <table:table-cell office:value-type="float" office:value="47440" table:style-name="ce1">
            <text:p>47440</text:p>
          </table:table-cell>
          <table:table-cell office:value-type="float" office:value="47441" table:style-name="ce1">
            <text:p>47441</text:p>
          </table:table-cell>
          <table:table-cell office:value-type="float" office:value="47442" table:style-name="ce1">
            <text:p>47442</text:p>
          </table:table-cell>
          <table:table-cell office:value-type="float" office:value="47443" table:style-name="ce1">
            <text:p>47443</text:p>
          </table:table-cell>
          <table:table-cell office:value-type="float" office:value="47444" table:style-name="ce1">
            <text:p>47444</text:p>
          </table:table-cell>
          <table:table-cell office:value-type="float" office:value="47445" table:style-name="ce1">
            <text:p>47445</text:p>
          </table:table-cell>
          <table:table-cell office:value-type="float" office:value="47446" table:style-name="ce1">
            <text:p>47446</text:p>
          </table:table-cell>
          <table:table-cell office:value-type="float" office:value="47447" table:style-name="ce1">
            <text:p>47447</text:p>
          </table:table-cell>
          <table:table-cell office:value-type="float" office:value="47448" table:style-name="ce1">
            <text:p>47448</text:p>
          </table:table-cell>
          <table:table-cell office:value-type="float" office:value="47449" table:style-name="ce1">
            <text:p>47449</text:p>
          </table:table-cell>
          <table:table-cell office:value-type="float" office:value="47450" table:style-name="ce1">
            <text:p>47450</text:p>
          </table:table-cell>
          <table:table-cell office:value-type="float" office:value="47451" table:style-name="ce1">
            <text:p>47451</text:p>
          </table:table-cell>
          <table:table-cell office:value-type="float" office:value="47452" table:style-name="ce1">
            <text:p>47452</text:p>
          </table:table-cell>
          <table:table-cell office:value-type="float" office:value="47453" table:style-name="ce1">
            <text:p>47453</text:p>
          </table:table-cell>
          <table:table-cell office:value-type="float" office:value="47454" table:style-name="ce1">
            <text:p>47454</text:p>
          </table:table-cell>
          <table:table-cell office:value-type="float" office:value="47455" table:style-name="ce1">
            <text:p>47455</text:p>
          </table:table-cell>
          <table:table-cell office:value-type="float" office:value="47456" table:style-name="ce1">
            <text:p>47456</text:p>
          </table:table-cell>
          <table:table-cell office:value-type="float" office:value="47457" table:style-name="ce1">
            <text:p>47457</text:p>
          </table:table-cell>
          <table:table-cell office:value-type="float" office:value="47458" table:style-name="ce1">
            <text:p>47458</text:p>
          </table:table-cell>
          <table:table-cell office:value-type="float" office:value="47459" table:style-name="ce1">
            <text:p>47459</text:p>
          </table:table-cell>
          <table:table-cell office:value-type="float" office:value="47460" table:style-name="ce1">
            <text:p>47460</text:p>
          </table:table-cell>
          <table:table-cell office:value-type="float" office:value="47461" table:style-name="ce1">
            <text:p>47461</text:p>
          </table:table-cell>
          <table:table-cell office:value-type="float" office:value="47462" table:style-name="ce1">
            <text:p>47462</text:p>
          </table:table-cell>
          <table:table-cell office:value-type="float" office:value="47463" table:style-name="ce1">
            <text:p>47463</text:p>
          </table:table-cell>
          <table:table-cell office:value-type="float" office:value="47464" table:style-name="ce1">
            <text:p>47464</text:p>
          </table:table-cell>
          <table:table-cell office:value-type="float" office:value="47465" table:style-name="ce1">
            <text:p>47465</text:p>
          </table:table-cell>
          <table:table-cell office:value-type="float" office:value="47466" table:style-name="ce1">
            <text:p>47466</text:p>
          </table:table-cell>
          <table:table-cell office:value-type="float" office:value="47467" table:style-name="ce1">
            <text:p>47467</text:p>
          </table:table-cell>
          <table:table-cell office:value-type="float" office:value="47468" table:style-name="ce1">
            <text:p>47468</text:p>
          </table:table-cell>
          <table:table-cell office:value-type="float" office:value="47469" table:style-name="ce1">
            <text:p>47469</text:p>
          </table:table-cell>
          <table:table-cell office:value-type="float" office:value="47470" table:style-name="ce1">
            <text:p>47470</text:p>
          </table:table-cell>
          <table:table-cell office:value-type="float" office:value="47471" table:style-name="ce1">
            <text:p>47471</text:p>
          </table:table-cell>
          <table:table-cell office:value-type="float" office:value="47472" table:style-name="ce1">
            <text:p>47472</text:p>
          </table:table-cell>
          <table:table-cell office:value-type="float" office:value="47473" table:style-name="ce1">
            <text:p>47473</text:p>
          </table:table-cell>
          <table:table-cell office:value-type="float" office:value="47474" table:style-name="ce1">
            <text:p>47474</text:p>
          </table:table-cell>
          <table:table-cell office:value-type="float" office:value="47475" table:style-name="ce1">
            <text:p>47475</text:p>
          </table:table-cell>
          <table:table-cell office:value-type="float" office:value="47476" table:style-name="ce1">
            <text:p>47476</text:p>
          </table:table-cell>
          <table:table-cell office:value-type="float" office:value="47477" table:style-name="ce1">
            <text:p>47477</text:p>
          </table:table-cell>
          <table:table-cell office:value-type="float" office:value="47478" table:style-name="ce1">
            <text:p>47478</text:p>
          </table:table-cell>
          <table:table-cell office:value-type="float" office:value="47479" table:style-name="ce1">
            <text:p>47479</text:p>
          </table:table-cell>
          <table:table-cell office:value-type="float" office:value="47480" table:style-name="ce1">
            <text:p>47480</text:p>
          </table:table-cell>
          <table:table-cell office:value-type="float" office:value="47481" table:style-name="ce1">
            <text:p>47481</text:p>
          </table:table-cell>
          <table:table-cell office:value-type="float" office:value="47482" table:style-name="ce1">
            <text:p>47482</text:p>
          </table:table-cell>
          <table:table-cell office:value-type="float" office:value="47483" table:style-name="ce1">
            <text:p>47483</text:p>
          </table:table-cell>
          <table:table-cell office:value-type="float" office:value="47484" table:style-name="ce1">
            <text:p>47484</text:p>
          </table:table-cell>
          <table:table-cell office:value-type="float" office:value="47485" table:style-name="ce1">
            <text:p>47485</text:p>
          </table:table-cell>
          <table:table-cell office:value-type="float" office:value="47486" table:style-name="ce1">
            <text:p>47486</text:p>
          </table:table-cell>
          <table:table-cell office:value-type="float" office:value="47487" table:style-name="ce1">
            <text:p>47487</text:p>
          </table:table-cell>
          <table:table-cell office:value-type="float" office:value="47488" table:style-name="ce1">
            <text:p>47488</text:p>
          </table:table-cell>
          <table:table-cell office:value-type="float" office:value="47489" table:style-name="ce1">
            <text:p>47489</text:p>
          </table:table-cell>
          <table:table-cell office:value-type="float" office:value="47490" table:style-name="ce1">
            <text:p>47490</text:p>
          </table:table-cell>
          <table:table-cell office:value-type="float" office:value="47491" table:style-name="ce1">
            <text:p>47491</text:p>
          </table:table-cell>
          <table:table-cell office:value-type="float" office:value="47492" table:style-name="ce1">
            <text:p>47492</text:p>
          </table:table-cell>
          <table:table-cell office:value-type="float" office:value="47493" table:style-name="ce1">
            <text:p>47493</text:p>
          </table:table-cell>
          <table:table-cell office:value-type="float" office:value="47494" table:style-name="ce1">
            <text:p>47494</text:p>
          </table:table-cell>
          <table:table-cell office:value-type="float" office:value="47495" table:style-name="ce1">
            <text:p>47495</text:p>
          </table:table-cell>
          <table:table-cell office:value-type="float" office:value="47496" table:style-name="ce1">
            <text:p>47496</text:p>
          </table:table-cell>
          <table:table-cell office:value-type="float" office:value="47497" table:style-name="ce1">
            <text:p>47497</text:p>
          </table:table-cell>
          <table:table-cell office:value-type="float" office:value="47498" table:style-name="ce1">
            <text:p>47498</text:p>
          </table:table-cell>
          <table:table-cell office:value-type="float" office:value="47499" table:style-name="ce1">
            <text:p>47499</text:p>
          </table:table-cell>
          <table:table-cell table:number-columns-repeated="16284"/>
        </table:table-row>
        <table:table-row table:style-name="ro1">
          <table:table-cell office:value-type="float" office:value="47500" table:style-name="ce1">
            <text:p>47500</text:p>
          </table:table-cell>
          <table:table-cell office:value-type="float" office:value="47501" table:style-name="ce1">
            <text:p>47501</text:p>
          </table:table-cell>
          <table:table-cell office:value-type="float" office:value="47502" table:style-name="ce1">
            <text:p>47502</text:p>
          </table:table-cell>
          <table:table-cell office:value-type="float" office:value="47503" table:style-name="ce1">
            <text:p>47503</text:p>
          </table:table-cell>
          <table:table-cell office:value-type="float" office:value="47504" table:style-name="ce1">
            <text:p>47504</text:p>
          </table:table-cell>
          <table:table-cell office:value-type="float" office:value="47505" table:style-name="ce1">
            <text:p>47505</text:p>
          </table:table-cell>
          <table:table-cell office:value-type="float" office:value="47506" table:style-name="ce1">
            <text:p>47506</text:p>
          </table:table-cell>
          <table:table-cell office:value-type="float" office:value="47507" table:style-name="ce1">
            <text:p>47507</text:p>
          </table:table-cell>
          <table:table-cell office:value-type="float" office:value="47508" table:style-name="ce1">
            <text:p>47508</text:p>
          </table:table-cell>
          <table:table-cell office:value-type="float" office:value="47509" table:style-name="ce1">
            <text:p>47509</text:p>
          </table:table-cell>
          <table:table-cell office:value-type="float" office:value="47510" table:style-name="ce1">
            <text:p>47510</text:p>
          </table:table-cell>
          <table:table-cell office:value-type="float" office:value="47511" table:style-name="ce1">
            <text:p>47511</text:p>
          </table:table-cell>
          <table:table-cell office:value-type="float" office:value="47512" table:style-name="ce1">
            <text:p>47512</text:p>
          </table:table-cell>
          <table:table-cell office:value-type="float" office:value="47513" table:style-name="ce1">
            <text:p>47513</text:p>
          </table:table-cell>
          <table:table-cell office:value-type="float" office:value="47514" table:style-name="ce1">
            <text:p>47514</text:p>
          </table:table-cell>
          <table:table-cell office:value-type="float" office:value="47515" table:style-name="ce1">
            <text:p>47515</text:p>
          </table:table-cell>
          <table:table-cell office:value-type="float" office:value="47516" table:style-name="ce1">
            <text:p>47516</text:p>
          </table:table-cell>
          <table:table-cell office:value-type="float" office:value="47517" table:style-name="ce1">
            <text:p>47517</text:p>
          </table:table-cell>
          <table:table-cell office:value-type="float" office:value="47518" table:style-name="ce1">
            <text:p>47518</text:p>
          </table:table-cell>
          <table:table-cell office:value-type="float" office:value="47519" table:style-name="ce1">
            <text:p>47519</text:p>
          </table:table-cell>
          <table:table-cell office:value-type="float" office:value="47520" table:style-name="ce1">
            <text:p>47520</text:p>
          </table:table-cell>
          <table:table-cell office:value-type="float" office:value="47521" table:style-name="ce1">
            <text:p>47521</text:p>
          </table:table-cell>
          <table:table-cell office:value-type="float" office:value="47522" table:style-name="ce1">
            <text:p>47522</text:p>
          </table:table-cell>
          <table:table-cell office:value-type="float" office:value="47523" table:style-name="ce1">
            <text:p>47523</text:p>
          </table:table-cell>
          <table:table-cell office:value-type="float" office:value="47524" table:style-name="ce1">
            <text:p>47524</text:p>
          </table:table-cell>
          <table:table-cell office:value-type="float" office:value="47525" table:style-name="ce1">
            <text:p>47525</text:p>
          </table:table-cell>
          <table:table-cell office:value-type="float" office:value="47526" table:style-name="ce1">
            <text:p>47526</text:p>
          </table:table-cell>
          <table:table-cell office:value-type="float" office:value="47527" table:style-name="ce1">
            <text:p>47527</text:p>
          </table:table-cell>
          <table:table-cell office:value-type="float" office:value="47528" table:style-name="ce1">
            <text:p>47528</text:p>
          </table:table-cell>
          <table:table-cell office:value-type="float" office:value="47529" table:style-name="ce1">
            <text:p>47529</text:p>
          </table:table-cell>
          <table:table-cell office:value-type="float" office:value="47530" table:style-name="ce1">
            <text:p>47530</text:p>
          </table:table-cell>
          <table:table-cell office:value-type="float" office:value="47531" table:style-name="ce1">
            <text:p>47531</text:p>
          </table:table-cell>
          <table:table-cell office:value-type="float" office:value="47532" table:style-name="ce1">
            <text:p>47532</text:p>
          </table:table-cell>
          <table:table-cell office:value-type="float" office:value="47533" table:style-name="ce1">
            <text:p>47533</text:p>
          </table:table-cell>
          <table:table-cell office:value-type="float" office:value="47534" table:style-name="ce1">
            <text:p>47534</text:p>
          </table:table-cell>
          <table:table-cell office:value-type="float" office:value="47535" table:style-name="ce1">
            <text:p>47535</text:p>
          </table:table-cell>
          <table:table-cell office:value-type="float" office:value="47536" table:style-name="ce1">
            <text:p>47536</text:p>
          </table:table-cell>
          <table:table-cell office:value-type="float" office:value="47537" table:style-name="ce1">
            <text:p>47537</text:p>
          </table:table-cell>
          <table:table-cell office:value-type="float" office:value="47538" table:style-name="ce1">
            <text:p>47538</text:p>
          </table:table-cell>
          <table:table-cell office:value-type="float" office:value="47539" table:style-name="ce1">
            <text:p>47539</text:p>
          </table:table-cell>
          <table:table-cell office:value-type="float" office:value="47540" table:style-name="ce1">
            <text:p>47540</text:p>
          </table:table-cell>
          <table:table-cell office:value-type="float" office:value="47541" table:style-name="ce1">
            <text:p>47541</text:p>
          </table:table-cell>
          <table:table-cell office:value-type="float" office:value="47542" table:style-name="ce1">
            <text:p>47542</text:p>
          </table:table-cell>
          <table:table-cell office:value-type="float" office:value="47543" table:style-name="ce1">
            <text:p>47543</text:p>
          </table:table-cell>
          <table:table-cell office:value-type="float" office:value="47544" table:style-name="ce1">
            <text:p>47544</text:p>
          </table:table-cell>
          <table:table-cell office:value-type="float" office:value="47545" table:style-name="ce1">
            <text:p>47545</text:p>
          </table:table-cell>
          <table:table-cell office:value-type="float" office:value="47546" table:style-name="ce1">
            <text:p>47546</text:p>
          </table:table-cell>
          <table:table-cell office:value-type="float" office:value="47547" table:style-name="ce1">
            <text:p>47547</text:p>
          </table:table-cell>
          <table:table-cell office:value-type="float" office:value="47548" table:style-name="ce1">
            <text:p>47548</text:p>
          </table:table-cell>
          <table:table-cell office:value-type="float" office:value="47549" table:style-name="ce1">
            <text:p>47549</text:p>
          </table:table-cell>
          <table:table-cell office:value-type="float" office:value="47550" table:style-name="ce1">
            <text:p>47550</text:p>
          </table:table-cell>
          <table:table-cell office:value-type="float" office:value="47551" table:style-name="ce1">
            <text:p>47551</text:p>
          </table:table-cell>
          <table:table-cell office:value-type="float" office:value="47552" table:style-name="ce1">
            <text:p>47552</text:p>
          </table:table-cell>
          <table:table-cell office:value-type="float" office:value="47553" table:style-name="ce1">
            <text:p>47553</text:p>
          </table:table-cell>
          <table:table-cell office:value-type="float" office:value="47554" table:style-name="ce1">
            <text:p>47554</text:p>
          </table:table-cell>
          <table:table-cell office:value-type="float" office:value="47555" table:style-name="ce1">
            <text:p>47555</text:p>
          </table:table-cell>
          <table:table-cell office:value-type="float" office:value="47556" table:style-name="ce1">
            <text:p>47556</text:p>
          </table:table-cell>
          <table:table-cell office:value-type="float" office:value="47557" table:style-name="ce1">
            <text:p>47557</text:p>
          </table:table-cell>
          <table:table-cell office:value-type="float" office:value="47558" table:style-name="ce1">
            <text:p>47558</text:p>
          </table:table-cell>
          <table:table-cell office:value-type="float" office:value="47559" table:style-name="ce1">
            <text:p>47559</text:p>
          </table:table-cell>
          <table:table-cell office:value-type="float" office:value="47560" table:style-name="ce1">
            <text:p>47560</text:p>
          </table:table-cell>
          <table:table-cell office:value-type="float" office:value="47561" table:style-name="ce1">
            <text:p>47561</text:p>
          </table:table-cell>
          <table:table-cell office:value-type="float" office:value="47562" table:style-name="ce1">
            <text:p>47562</text:p>
          </table:table-cell>
          <table:table-cell office:value-type="float" office:value="47563" table:style-name="ce1">
            <text:p>47563</text:p>
          </table:table-cell>
          <table:table-cell office:value-type="float" office:value="47564" table:style-name="ce1">
            <text:p>47564</text:p>
          </table:table-cell>
          <table:table-cell office:value-type="float" office:value="47565" table:style-name="ce1">
            <text:p>47565</text:p>
          </table:table-cell>
          <table:table-cell office:value-type="float" office:value="47566" table:style-name="ce1">
            <text:p>47566</text:p>
          </table:table-cell>
          <table:table-cell office:value-type="float" office:value="47567" table:style-name="ce1">
            <text:p>47567</text:p>
          </table:table-cell>
          <table:table-cell office:value-type="float" office:value="47568" table:style-name="ce1">
            <text:p>47568</text:p>
          </table:table-cell>
          <table:table-cell office:value-type="float" office:value="47569" table:style-name="ce1">
            <text:p>47569</text:p>
          </table:table-cell>
          <table:table-cell office:value-type="float" office:value="47570" table:style-name="ce1">
            <text:p>47570</text:p>
          </table:table-cell>
          <table:table-cell office:value-type="float" office:value="47571" table:style-name="ce1">
            <text:p>47571</text:p>
          </table:table-cell>
          <table:table-cell office:value-type="float" office:value="47572" table:style-name="ce1">
            <text:p>47572</text:p>
          </table:table-cell>
          <table:table-cell office:value-type="float" office:value="47573" table:style-name="ce1">
            <text:p>47573</text:p>
          </table:table-cell>
          <table:table-cell office:value-type="float" office:value="47574" table:style-name="ce1">
            <text:p>47574</text:p>
          </table:table-cell>
          <table:table-cell office:value-type="float" office:value="47575" table:style-name="ce1">
            <text:p>47575</text:p>
          </table:table-cell>
          <table:table-cell office:value-type="float" office:value="47576" table:style-name="ce1">
            <text:p>47576</text:p>
          </table:table-cell>
          <table:table-cell office:value-type="float" office:value="47577" table:style-name="ce1">
            <text:p>47577</text:p>
          </table:table-cell>
          <table:table-cell office:value-type="float" office:value="47578" table:style-name="ce1">
            <text:p>47578</text:p>
          </table:table-cell>
          <table:table-cell office:value-type="float" office:value="47579" table:style-name="ce1">
            <text:p>47579</text:p>
          </table:table-cell>
          <table:table-cell office:value-type="float" office:value="47580" table:style-name="ce1">
            <text:p>47580</text:p>
          </table:table-cell>
          <table:table-cell office:value-type="float" office:value="47581" table:style-name="ce1">
            <text:p>47581</text:p>
          </table:table-cell>
          <table:table-cell office:value-type="float" office:value="47582" table:style-name="ce1">
            <text:p>47582</text:p>
          </table:table-cell>
          <table:table-cell office:value-type="float" office:value="47583" table:style-name="ce1">
            <text:p>47583</text:p>
          </table:table-cell>
          <table:table-cell office:value-type="float" office:value="47584" table:style-name="ce1">
            <text:p>47584</text:p>
          </table:table-cell>
          <table:table-cell office:value-type="float" office:value="47585" table:style-name="ce1">
            <text:p>47585</text:p>
          </table:table-cell>
          <table:table-cell office:value-type="float" office:value="47586" table:style-name="ce1">
            <text:p>47586</text:p>
          </table:table-cell>
          <table:table-cell office:value-type="float" office:value="47587" table:style-name="ce1">
            <text:p>47587</text:p>
          </table:table-cell>
          <table:table-cell office:value-type="float" office:value="47588" table:style-name="ce1">
            <text:p>47588</text:p>
          </table:table-cell>
          <table:table-cell office:value-type="float" office:value="47589" table:style-name="ce1">
            <text:p>47589</text:p>
          </table:table-cell>
          <table:table-cell office:value-type="float" office:value="47590" table:style-name="ce1">
            <text:p>47590</text:p>
          </table:table-cell>
          <table:table-cell office:value-type="float" office:value="47591" table:style-name="ce1">
            <text:p>47591</text:p>
          </table:table-cell>
          <table:table-cell office:value-type="float" office:value="47592" table:style-name="ce1">
            <text:p>47592</text:p>
          </table:table-cell>
          <table:table-cell office:value-type="float" office:value="47593" table:style-name="ce1">
            <text:p>47593</text:p>
          </table:table-cell>
          <table:table-cell office:value-type="float" office:value="47594" table:style-name="ce1">
            <text:p>47594</text:p>
          </table:table-cell>
          <table:table-cell office:value-type="float" office:value="47595" table:style-name="ce1">
            <text:p>47595</text:p>
          </table:table-cell>
          <table:table-cell office:value-type="float" office:value="47596" table:style-name="ce1">
            <text:p>47596</text:p>
          </table:table-cell>
          <table:table-cell office:value-type="float" office:value="47597" table:style-name="ce1">
            <text:p>47597</text:p>
          </table:table-cell>
          <table:table-cell office:value-type="float" office:value="47598" table:style-name="ce1">
            <text:p>47598</text:p>
          </table:table-cell>
          <table:table-cell office:value-type="float" office:value="47599" table:style-name="ce1">
            <text:p>47599</text:p>
          </table:table-cell>
          <table:table-cell table:number-columns-repeated="16284"/>
        </table:table-row>
        <table:table-row table:style-name="ro1">
          <table:table-cell office:value-type="float" office:value="47600" table:style-name="ce1">
            <text:p>47600</text:p>
          </table:table-cell>
          <table:table-cell office:value-type="float" office:value="47601" table:style-name="ce1">
            <text:p>47601</text:p>
          </table:table-cell>
          <table:table-cell office:value-type="float" office:value="47602" table:style-name="ce1">
            <text:p>47602</text:p>
          </table:table-cell>
          <table:table-cell office:value-type="float" office:value="47603" table:style-name="ce1">
            <text:p>47603</text:p>
          </table:table-cell>
          <table:table-cell office:value-type="float" office:value="47604" table:style-name="ce1">
            <text:p>47604</text:p>
          </table:table-cell>
          <table:table-cell office:value-type="float" office:value="47605" table:style-name="ce1">
            <text:p>47605</text:p>
          </table:table-cell>
          <table:table-cell office:value-type="float" office:value="47606" table:style-name="ce1">
            <text:p>47606</text:p>
          </table:table-cell>
          <table:table-cell office:value-type="float" office:value="47607" table:style-name="ce1">
            <text:p>47607</text:p>
          </table:table-cell>
          <table:table-cell office:value-type="float" office:value="47608" table:style-name="ce1">
            <text:p>47608</text:p>
          </table:table-cell>
          <table:table-cell office:value-type="float" office:value="47609" table:style-name="ce1">
            <text:p>47609</text:p>
          </table:table-cell>
          <table:table-cell office:value-type="float" office:value="47610" table:style-name="ce1">
            <text:p>47610</text:p>
          </table:table-cell>
          <table:table-cell office:value-type="float" office:value="47611" table:style-name="ce1">
            <text:p>47611</text:p>
          </table:table-cell>
          <table:table-cell office:value-type="float" office:value="47612" table:style-name="ce1">
            <text:p>47612</text:p>
          </table:table-cell>
          <table:table-cell office:value-type="float" office:value="47613" table:style-name="ce1">
            <text:p>47613</text:p>
          </table:table-cell>
          <table:table-cell office:value-type="float" office:value="47614" table:style-name="ce1">
            <text:p>47614</text:p>
          </table:table-cell>
          <table:table-cell office:value-type="float" office:value="47615" table:style-name="ce1">
            <text:p>47615</text:p>
          </table:table-cell>
          <table:table-cell office:value-type="float" office:value="47616" table:style-name="ce1">
            <text:p>47616</text:p>
          </table:table-cell>
          <table:table-cell office:value-type="float" office:value="47617" table:style-name="ce1">
            <text:p>47617</text:p>
          </table:table-cell>
          <table:table-cell office:value-type="float" office:value="47618" table:style-name="ce1">
            <text:p>47618</text:p>
          </table:table-cell>
          <table:table-cell office:value-type="float" office:value="47619" table:style-name="ce1">
            <text:p>47619</text:p>
          </table:table-cell>
          <table:table-cell office:value-type="float" office:value="47620" table:style-name="ce1">
            <text:p>47620</text:p>
          </table:table-cell>
          <table:table-cell office:value-type="float" office:value="47621" table:style-name="ce1">
            <text:p>47621</text:p>
          </table:table-cell>
          <table:table-cell office:value-type="float" office:value="47622" table:style-name="ce1">
            <text:p>47622</text:p>
          </table:table-cell>
          <table:table-cell office:value-type="float" office:value="47623" table:style-name="ce1">
            <text:p>47623</text:p>
          </table:table-cell>
          <table:table-cell office:value-type="float" office:value="47624" table:style-name="ce1">
            <text:p>47624</text:p>
          </table:table-cell>
          <table:table-cell office:value-type="float" office:value="47625" table:style-name="ce1">
            <text:p>47625</text:p>
          </table:table-cell>
          <table:table-cell office:value-type="float" office:value="47626" table:style-name="ce1">
            <text:p>47626</text:p>
          </table:table-cell>
          <table:table-cell office:value-type="float" office:value="47627" table:style-name="ce1">
            <text:p>47627</text:p>
          </table:table-cell>
          <table:table-cell office:value-type="float" office:value="47628" table:style-name="ce1">
            <text:p>47628</text:p>
          </table:table-cell>
          <table:table-cell office:value-type="float" office:value="47629" table:style-name="ce1">
            <text:p>47629</text:p>
          </table:table-cell>
          <table:table-cell office:value-type="float" office:value="47630" table:style-name="ce1">
            <text:p>47630</text:p>
          </table:table-cell>
          <table:table-cell office:value-type="float" office:value="47631" table:style-name="ce1">
            <text:p>47631</text:p>
          </table:table-cell>
          <table:table-cell office:value-type="float" office:value="47632" table:style-name="ce1">
            <text:p>47632</text:p>
          </table:table-cell>
          <table:table-cell office:value-type="float" office:value="47633" table:style-name="ce1">
            <text:p>47633</text:p>
          </table:table-cell>
          <table:table-cell office:value-type="float" office:value="47634" table:style-name="ce1">
            <text:p>47634</text:p>
          </table:table-cell>
          <table:table-cell office:value-type="float" office:value="47635" table:style-name="ce1">
            <text:p>47635</text:p>
          </table:table-cell>
          <table:table-cell office:value-type="float" office:value="47636" table:style-name="ce1">
            <text:p>47636</text:p>
          </table:table-cell>
          <table:table-cell office:value-type="float" office:value="47637" table:style-name="ce1">
            <text:p>47637</text:p>
          </table:table-cell>
          <table:table-cell office:value-type="float" office:value="47638" table:style-name="ce1">
            <text:p>47638</text:p>
          </table:table-cell>
          <table:table-cell office:value-type="float" office:value="47639" table:style-name="ce1">
            <text:p>47639</text:p>
          </table:table-cell>
          <table:table-cell office:value-type="float" office:value="47640" table:style-name="ce1">
            <text:p>47640</text:p>
          </table:table-cell>
          <table:table-cell office:value-type="float" office:value="47641" table:style-name="ce1">
            <text:p>47641</text:p>
          </table:table-cell>
          <table:table-cell office:value-type="float" office:value="47642" table:style-name="ce1">
            <text:p>47642</text:p>
          </table:table-cell>
          <table:table-cell office:value-type="float" office:value="47643" table:style-name="ce1">
            <text:p>47643</text:p>
          </table:table-cell>
          <table:table-cell office:value-type="float" office:value="47644" table:style-name="ce1">
            <text:p>47644</text:p>
          </table:table-cell>
          <table:table-cell office:value-type="float" office:value="47645" table:style-name="ce1">
            <text:p>47645</text:p>
          </table:table-cell>
          <table:table-cell office:value-type="float" office:value="47646" table:style-name="ce1">
            <text:p>47646</text:p>
          </table:table-cell>
          <table:table-cell office:value-type="float" office:value="47647" table:style-name="ce1">
            <text:p>47647</text:p>
          </table:table-cell>
          <table:table-cell office:value-type="float" office:value="47648" table:style-name="ce1">
            <text:p>47648</text:p>
          </table:table-cell>
          <table:table-cell office:value-type="float" office:value="47649" table:style-name="ce1">
            <text:p>47649</text:p>
          </table:table-cell>
          <table:table-cell office:value-type="float" office:value="47650" table:style-name="ce1">
            <text:p>47650</text:p>
          </table:table-cell>
          <table:table-cell office:value-type="float" office:value="47651" table:style-name="ce1">
            <text:p>47651</text:p>
          </table:table-cell>
          <table:table-cell office:value-type="float" office:value="47652" table:style-name="ce1">
            <text:p>47652</text:p>
          </table:table-cell>
          <table:table-cell office:value-type="float" office:value="47653" table:style-name="ce1">
            <text:p>47653</text:p>
          </table:table-cell>
          <table:table-cell office:value-type="float" office:value="47654" table:style-name="ce1">
            <text:p>47654</text:p>
          </table:table-cell>
          <table:table-cell office:value-type="float" office:value="47655" table:style-name="ce1">
            <text:p>47655</text:p>
          </table:table-cell>
          <table:table-cell office:value-type="float" office:value="47656" table:style-name="ce1">
            <text:p>47656</text:p>
          </table:table-cell>
          <table:table-cell office:value-type="float" office:value="47657" table:style-name="ce1">
            <text:p>47657</text:p>
          </table:table-cell>
          <table:table-cell office:value-type="float" office:value="47658" table:style-name="ce1">
            <text:p>47658</text:p>
          </table:table-cell>
          <table:table-cell office:value-type="float" office:value="47659" table:style-name="ce1">
            <text:p>47659</text:p>
          </table:table-cell>
          <table:table-cell office:value-type="float" office:value="47660" table:style-name="ce1">
            <text:p>47660</text:p>
          </table:table-cell>
          <table:table-cell office:value-type="float" office:value="47661" table:style-name="ce1">
            <text:p>47661</text:p>
          </table:table-cell>
          <table:table-cell office:value-type="float" office:value="47662" table:style-name="ce1">
            <text:p>47662</text:p>
          </table:table-cell>
          <table:table-cell office:value-type="float" office:value="47663" table:style-name="ce1">
            <text:p>47663</text:p>
          </table:table-cell>
          <table:table-cell office:value-type="float" office:value="47664" table:style-name="ce1">
            <text:p>47664</text:p>
          </table:table-cell>
          <table:table-cell office:value-type="float" office:value="47665" table:style-name="ce1">
            <text:p>47665</text:p>
          </table:table-cell>
          <table:table-cell office:value-type="float" office:value="47666" table:style-name="ce1">
            <text:p>47666</text:p>
          </table:table-cell>
          <table:table-cell office:value-type="float" office:value="47667" table:style-name="ce1">
            <text:p>47667</text:p>
          </table:table-cell>
          <table:table-cell office:value-type="float" office:value="47668" table:style-name="ce1">
            <text:p>47668</text:p>
          </table:table-cell>
          <table:table-cell office:value-type="float" office:value="47669" table:style-name="ce1">
            <text:p>47669</text:p>
          </table:table-cell>
          <table:table-cell office:value-type="float" office:value="47670" table:style-name="ce1">
            <text:p>47670</text:p>
          </table:table-cell>
          <table:table-cell office:value-type="float" office:value="47671" table:style-name="ce1">
            <text:p>47671</text:p>
          </table:table-cell>
          <table:table-cell office:value-type="float" office:value="47672" table:style-name="ce1">
            <text:p>47672</text:p>
          </table:table-cell>
          <table:table-cell office:value-type="float" office:value="47673" table:style-name="ce1">
            <text:p>47673</text:p>
          </table:table-cell>
          <table:table-cell office:value-type="float" office:value="47674" table:style-name="ce1">
            <text:p>47674</text:p>
          </table:table-cell>
          <table:table-cell office:value-type="float" office:value="47675" table:style-name="ce1">
            <text:p>47675</text:p>
          </table:table-cell>
          <table:table-cell office:value-type="float" office:value="47676" table:style-name="ce1">
            <text:p>47676</text:p>
          </table:table-cell>
          <table:table-cell office:value-type="float" office:value="47677" table:style-name="ce1">
            <text:p>47677</text:p>
          </table:table-cell>
          <table:table-cell office:value-type="float" office:value="47678" table:style-name="ce1">
            <text:p>47678</text:p>
          </table:table-cell>
          <table:table-cell office:value-type="float" office:value="47679" table:style-name="ce1">
            <text:p>47679</text:p>
          </table:table-cell>
          <table:table-cell office:value-type="float" office:value="47680" table:style-name="ce1">
            <text:p>47680</text:p>
          </table:table-cell>
          <table:table-cell office:value-type="float" office:value="47681" table:style-name="ce1">
            <text:p>47681</text:p>
          </table:table-cell>
          <table:table-cell office:value-type="float" office:value="47682" table:style-name="ce1">
            <text:p>47682</text:p>
          </table:table-cell>
          <table:table-cell office:value-type="float" office:value="47683" table:style-name="ce1">
            <text:p>47683</text:p>
          </table:table-cell>
          <table:table-cell office:value-type="float" office:value="47684" table:style-name="ce1">
            <text:p>47684</text:p>
          </table:table-cell>
          <table:table-cell office:value-type="float" office:value="47685" table:style-name="ce1">
            <text:p>47685</text:p>
          </table:table-cell>
          <table:table-cell office:value-type="float" office:value="47686" table:style-name="ce1">
            <text:p>47686</text:p>
          </table:table-cell>
          <table:table-cell office:value-type="float" office:value="47687" table:style-name="ce1">
            <text:p>47687</text:p>
          </table:table-cell>
          <table:table-cell office:value-type="float" office:value="47688" table:style-name="ce1">
            <text:p>47688</text:p>
          </table:table-cell>
          <table:table-cell office:value-type="float" office:value="47689" table:style-name="ce1">
            <text:p>47689</text:p>
          </table:table-cell>
          <table:table-cell office:value-type="float" office:value="47690" table:style-name="ce1">
            <text:p>47690</text:p>
          </table:table-cell>
          <table:table-cell office:value-type="float" office:value="47691" table:style-name="ce1">
            <text:p>47691</text:p>
          </table:table-cell>
          <table:table-cell office:value-type="float" office:value="47692" table:style-name="ce1">
            <text:p>47692</text:p>
          </table:table-cell>
          <table:table-cell office:value-type="float" office:value="47693" table:style-name="ce1">
            <text:p>47693</text:p>
          </table:table-cell>
          <table:table-cell office:value-type="float" office:value="47694" table:style-name="ce1">
            <text:p>47694</text:p>
          </table:table-cell>
          <table:table-cell office:value-type="float" office:value="47695" table:style-name="ce1">
            <text:p>47695</text:p>
          </table:table-cell>
          <table:table-cell office:value-type="float" office:value="47696" table:style-name="ce1">
            <text:p>47696</text:p>
          </table:table-cell>
          <table:table-cell office:value-type="float" office:value="47697" table:style-name="ce1">
            <text:p>47697</text:p>
          </table:table-cell>
          <table:table-cell office:value-type="float" office:value="47698" table:style-name="ce1">
            <text:p>47698</text:p>
          </table:table-cell>
          <table:table-cell office:value-type="float" office:value="47699" table:style-name="ce1">
            <text:p>47699</text:p>
          </table:table-cell>
          <table:table-cell table:number-columns-repeated="16284"/>
        </table:table-row>
        <table:table-row table:style-name="ro1">
          <table:table-cell office:value-type="float" office:value="47700" table:style-name="ce1">
            <text:p>47700</text:p>
          </table:table-cell>
          <table:table-cell office:value-type="float" office:value="47701" table:style-name="ce1">
            <text:p>47701</text:p>
          </table:table-cell>
          <table:table-cell office:value-type="float" office:value="47702" table:style-name="ce1">
            <text:p>47702</text:p>
          </table:table-cell>
          <table:table-cell office:value-type="float" office:value="47703" table:style-name="ce1">
            <text:p>47703</text:p>
          </table:table-cell>
          <table:table-cell office:value-type="float" office:value="47704" table:style-name="ce1">
            <text:p>47704</text:p>
          </table:table-cell>
          <table:table-cell office:value-type="float" office:value="47705" table:style-name="ce1">
            <text:p>47705</text:p>
          </table:table-cell>
          <table:table-cell office:value-type="float" office:value="47706" table:style-name="ce1">
            <text:p>47706</text:p>
          </table:table-cell>
          <table:table-cell office:value-type="float" office:value="47707" table:style-name="ce1">
            <text:p>47707</text:p>
          </table:table-cell>
          <table:table-cell office:value-type="float" office:value="47708" table:style-name="ce1">
            <text:p>47708</text:p>
          </table:table-cell>
          <table:table-cell office:value-type="float" office:value="47709" table:style-name="ce1">
            <text:p>47709</text:p>
          </table:table-cell>
          <table:table-cell office:value-type="float" office:value="47710" table:style-name="ce1">
            <text:p>47710</text:p>
          </table:table-cell>
          <table:table-cell office:value-type="float" office:value="47711" table:style-name="ce1">
            <text:p>47711</text:p>
          </table:table-cell>
          <table:table-cell office:value-type="float" office:value="47712" table:style-name="ce1">
            <text:p>47712</text:p>
          </table:table-cell>
          <table:table-cell office:value-type="float" office:value="47713" table:style-name="ce1">
            <text:p>47713</text:p>
          </table:table-cell>
          <table:table-cell office:value-type="float" office:value="47714" table:style-name="ce1">
            <text:p>47714</text:p>
          </table:table-cell>
          <table:table-cell office:value-type="float" office:value="47715" table:style-name="ce1">
            <text:p>47715</text:p>
          </table:table-cell>
          <table:table-cell office:value-type="float" office:value="47716" table:style-name="ce1">
            <text:p>47716</text:p>
          </table:table-cell>
          <table:table-cell office:value-type="float" office:value="47717" table:style-name="ce1">
            <text:p>47717</text:p>
          </table:table-cell>
          <table:table-cell office:value-type="float" office:value="47718" table:style-name="ce1">
            <text:p>47718</text:p>
          </table:table-cell>
          <table:table-cell office:value-type="float" office:value="47719" table:style-name="ce1">
            <text:p>47719</text:p>
          </table:table-cell>
          <table:table-cell office:value-type="float" office:value="47720" table:style-name="ce1">
            <text:p>47720</text:p>
          </table:table-cell>
          <table:table-cell office:value-type="float" office:value="47721" table:style-name="ce1">
            <text:p>47721</text:p>
          </table:table-cell>
          <table:table-cell office:value-type="float" office:value="47722" table:style-name="ce1">
            <text:p>47722</text:p>
          </table:table-cell>
          <table:table-cell office:value-type="float" office:value="47723" table:style-name="ce1">
            <text:p>47723</text:p>
          </table:table-cell>
          <table:table-cell office:value-type="float" office:value="47724" table:style-name="ce1">
            <text:p>47724</text:p>
          </table:table-cell>
          <table:table-cell office:value-type="float" office:value="47725" table:style-name="ce1">
            <text:p>47725</text:p>
          </table:table-cell>
          <table:table-cell office:value-type="float" office:value="47726" table:style-name="ce1">
            <text:p>47726</text:p>
          </table:table-cell>
          <table:table-cell office:value-type="float" office:value="47727" table:style-name="ce1">
            <text:p>47727</text:p>
          </table:table-cell>
          <table:table-cell office:value-type="float" office:value="47728" table:style-name="ce1">
            <text:p>47728</text:p>
          </table:table-cell>
          <table:table-cell office:value-type="float" office:value="47729" table:style-name="ce1">
            <text:p>47729</text:p>
          </table:table-cell>
          <table:table-cell office:value-type="float" office:value="47730" table:style-name="ce1">
            <text:p>47730</text:p>
          </table:table-cell>
          <table:table-cell office:value-type="float" office:value="47731" table:style-name="ce1">
            <text:p>47731</text:p>
          </table:table-cell>
          <table:table-cell office:value-type="float" office:value="47732" table:style-name="ce1">
            <text:p>47732</text:p>
          </table:table-cell>
          <table:table-cell office:value-type="float" office:value="47733" table:style-name="ce1">
            <text:p>47733</text:p>
          </table:table-cell>
          <table:table-cell office:value-type="float" office:value="47734" table:style-name="ce1">
            <text:p>47734</text:p>
          </table:table-cell>
          <table:table-cell office:value-type="float" office:value="47735" table:style-name="ce1">
            <text:p>47735</text:p>
          </table:table-cell>
          <table:table-cell office:value-type="float" office:value="47736" table:style-name="ce1">
            <text:p>47736</text:p>
          </table:table-cell>
          <table:table-cell office:value-type="float" office:value="47737" table:style-name="ce1">
            <text:p>47737</text:p>
          </table:table-cell>
          <table:table-cell office:value-type="float" office:value="47738" table:style-name="ce1">
            <text:p>47738</text:p>
          </table:table-cell>
          <table:table-cell office:value-type="float" office:value="47739" table:style-name="ce1">
            <text:p>47739</text:p>
          </table:table-cell>
          <table:table-cell office:value-type="float" office:value="47740" table:style-name="ce1">
            <text:p>47740</text:p>
          </table:table-cell>
          <table:table-cell office:value-type="float" office:value="47741" table:style-name="ce1">
            <text:p>47741</text:p>
          </table:table-cell>
          <table:table-cell office:value-type="float" office:value="47742" table:style-name="ce1">
            <text:p>47742</text:p>
          </table:table-cell>
          <table:table-cell office:value-type="float" office:value="47743" table:style-name="ce1">
            <text:p>47743</text:p>
          </table:table-cell>
          <table:table-cell office:value-type="float" office:value="47744" table:style-name="ce1">
            <text:p>47744</text:p>
          </table:table-cell>
          <table:table-cell office:value-type="float" office:value="47745" table:style-name="ce1">
            <text:p>47745</text:p>
          </table:table-cell>
          <table:table-cell office:value-type="float" office:value="47746" table:style-name="ce1">
            <text:p>47746</text:p>
          </table:table-cell>
          <table:table-cell office:value-type="float" office:value="47747" table:style-name="ce1">
            <text:p>47747</text:p>
          </table:table-cell>
          <table:table-cell office:value-type="float" office:value="47748" table:style-name="ce1">
            <text:p>47748</text:p>
          </table:table-cell>
          <table:table-cell office:value-type="float" office:value="47749" table:style-name="ce1">
            <text:p>47749</text:p>
          </table:table-cell>
          <table:table-cell office:value-type="float" office:value="47750" table:style-name="ce1">
            <text:p>47750</text:p>
          </table:table-cell>
          <table:table-cell office:value-type="float" office:value="47751" table:style-name="ce1">
            <text:p>47751</text:p>
          </table:table-cell>
          <table:table-cell office:value-type="float" office:value="47752" table:style-name="ce1">
            <text:p>47752</text:p>
          </table:table-cell>
          <table:table-cell office:value-type="float" office:value="47753" table:style-name="ce1">
            <text:p>47753</text:p>
          </table:table-cell>
          <table:table-cell office:value-type="float" office:value="47754" table:style-name="ce1">
            <text:p>47754</text:p>
          </table:table-cell>
          <table:table-cell office:value-type="float" office:value="47755" table:style-name="ce1">
            <text:p>47755</text:p>
          </table:table-cell>
          <table:table-cell office:value-type="float" office:value="47756" table:style-name="ce1">
            <text:p>47756</text:p>
          </table:table-cell>
          <table:table-cell office:value-type="float" office:value="47757" table:style-name="ce1">
            <text:p>47757</text:p>
          </table:table-cell>
          <table:table-cell office:value-type="float" office:value="47758" table:style-name="ce1">
            <text:p>47758</text:p>
          </table:table-cell>
          <table:table-cell office:value-type="float" office:value="47759" table:style-name="ce1">
            <text:p>47759</text:p>
          </table:table-cell>
          <table:table-cell office:value-type="float" office:value="47760" table:style-name="ce1">
            <text:p>47760</text:p>
          </table:table-cell>
          <table:table-cell office:value-type="float" office:value="47761" table:style-name="ce1">
            <text:p>47761</text:p>
          </table:table-cell>
          <table:table-cell office:value-type="float" office:value="47762" table:style-name="ce1">
            <text:p>47762</text:p>
          </table:table-cell>
          <table:table-cell office:value-type="float" office:value="47763" table:style-name="ce1">
            <text:p>47763</text:p>
          </table:table-cell>
          <table:table-cell office:value-type="float" office:value="47764" table:style-name="ce1">
            <text:p>47764</text:p>
          </table:table-cell>
          <table:table-cell office:value-type="float" office:value="47765" table:style-name="ce1">
            <text:p>47765</text:p>
          </table:table-cell>
          <table:table-cell office:value-type="float" office:value="47766" table:style-name="ce1">
            <text:p>47766</text:p>
          </table:table-cell>
          <table:table-cell office:value-type="float" office:value="47767" table:style-name="ce1">
            <text:p>47767</text:p>
          </table:table-cell>
          <table:table-cell office:value-type="float" office:value="47768" table:style-name="ce1">
            <text:p>47768</text:p>
          </table:table-cell>
          <table:table-cell office:value-type="float" office:value="47769" table:style-name="ce1">
            <text:p>47769</text:p>
          </table:table-cell>
          <table:table-cell office:value-type="float" office:value="47770" table:style-name="ce1">
            <text:p>47770</text:p>
          </table:table-cell>
          <table:table-cell office:value-type="float" office:value="47771" table:style-name="ce1">
            <text:p>47771</text:p>
          </table:table-cell>
          <table:table-cell office:value-type="float" office:value="47772" table:style-name="ce1">
            <text:p>47772</text:p>
          </table:table-cell>
          <table:table-cell office:value-type="float" office:value="47773" table:style-name="ce1">
            <text:p>47773</text:p>
          </table:table-cell>
          <table:table-cell office:value-type="float" office:value="47774" table:style-name="ce1">
            <text:p>47774</text:p>
          </table:table-cell>
          <table:table-cell office:value-type="float" office:value="47775" table:style-name="ce1">
            <text:p>47775</text:p>
          </table:table-cell>
          <table:table-cell office:value-type="float" office:value="47776" table:style-name="ce1">
            <text:p>47776</text:p>
          </table:table-cell>
          <table:table-cell office:value-type="float" office:value="47777" table:style-name="ce1">
            <text:p>47777</text:p>
          </table:table-cell>
          <table:table-cell office:value-type="float" office:value="47778" table:style-name="ce1">
            <text:p>47778</text:p>
          </table:table-cell>
          <table:table-cell office:value-type="float" office:value="47779" table:style-name="ce1">
            <text:p>47779</text:p>
          </table:table-cell>
          <table:table-cell office:value-type="float" office:value="47780" table:style-name="ce1">
            <text:p>47780</text:p>
          </table:table-cell>
          <table:table-cell office:value-type="float" office:value="47781" table:style-name="ce1">
            <text:p>47781</text:p>
          </table:table-cell>
          <table:table-cell office:value-type="float" office:value="47782" table:style-name="ce1">
            <text:p>47782</text:p>
          </table:table-cell>
          <table:table-cell office:value-type="float" office:value="47783" table:style-name="ce1">
            <text:p>47783</text:p>
          </table:table-cell>
          <table:table-cell office:value-type="float" office:value="47784" table:style-name="ce1">
            <text:p>47784</text:p>
          </table:table-cell>
          <table:table-cell office:value-type="float" office:value="47785" table:style-name="ce1">
            <text:p>47785</text:p>
          </table:table-cell>
          <table:table-cell office:value-type="float" office:value="47786" table:style-name="ce1">
            <text:p>47786</text:p>
          </table:table-cell>
          <table:table-cell office:value-type="float" office:value="47787" table:style-name="ce1">
            <text:p>47787</text:p>
          </table:table-cell>
          <table:table-cell office:value-type="float" office:value="47788" table:style-name="ce1">
            <text:p>47788</text:p>
          </table:table-cell>
          <table:table-cell office:value-type="float" office:value="47789" table:style-name="ce1">
            <text:p>47789</text:p>
          </table:table-cell>
          <table:table-cell office:value-type="float" office:value="47790" table:style-name="ce1">
            <text:p>47790</text:p>
          </table:table-cell>
          <table:table-cell office:value-type="float" office:value="47791" table:style-name="ce1">
            <text:p>47791</text:p>
          </table:table-cell>
          <table:table-cell office:value-type="float" office:value="47792" table:style-name="ce1">
            <text:p>47792</text:p>
          </table:table-cell>
          <table:table-cell office:value-type="float" office:value="47793" table:style-name="ce1">
            <text:p>47793</text:p>
          </table:table-cell>
          <table:table-cell office:value-type="float" office:value="47794" table:style-name="ce1">
            <text:p>47794</text:p>
          </table:table-cell>
          <table:table-cell office:value-type="float" office:value="47795" table:style-name="ce1">
            <text:p>47795</text:p>
          </table:table-cell>
          <table:table-cell office:value-type="float" office:value="47796" table:style-name="ce1">
            <text:p>47796</text:p>
          </table:table-cell>
          <table:table-cell office:value-type="float" office:value="47797" table:style-name="ce1">
            <text:p>47797</text:p>
          </table:table-cell>
          <table:table-cell office:value-type="float" office:value="47798" table:style-name="ce1">
            <text:p>47798</text:p>
          </table:table-cell>
          <table:table-cell office:value-type="float" office:value="47799" table:style-name="ce1">
            <text:p>47799</text:p>
          </table:table-cell>
          <table:table-cell table:number-columns-repeated="16284"/>
        </table:table-row>
        <table:table-row table:style-name="ro1">
          <table:table-cell office:value-type="float" office:value="47800" table:style-name="ce1">
            <text:p>47800</text:p>
          </table:table-cell>
          <table:table-cell office:value-type="float" office:value="47801" table:style-name="ce1">
            <text:p>47801</text:p>
          </table:table-cell>
          <table:table-cell office:value-type="float" office:value="47802" table:style-name="ce1">
            <text:p>47802</text:p>
          </table:table-cell>
          <table:table-cell office:value-type="float" office:value="47803" table:style-name="ce1">
            <text:p>47803</text:p>
          </table:table-cell>
          <table:table-cell office:value-type="float" office:value="47804" table:style-name="ce1">
            <text:p>47804</text:p>
          </table:table-cell>
          <table:table-cell office:value-type="float" office:value="47805" table:style-name="ce1">
            <text:p>47805</text:p>
          </table:table-cell>
          <table:table-cell office:value-type="float" office:value="47806" table:style-name="ce1">
            <text:p>47806</text:p>
          </table:table-cell>
          <table:table-cell office:value-type="float" office:value="47807" table:style-name="ce1">
            <text:p>47807</text:p>
          </table:table-cell>
          <table:table-cell office:value-type="float" office:value="47808" table:style-name="ce1">
            <text:p>47808</text:p>
          </table:table-cell>
          <table:table-cell office:value-type="float" office:value="47809" table:style-name="ce1">
            <text:p>47809</text:p>
          </table:table-cell>
          <table:table-cell office:value-type="float" office:value="47810" table:style-name="ce1">
            <text:p>47810</text:p>
          </table:table-cell>
          <table:table-cell office:value-type="float" office:value="47811" table:style-name="ce1">
            <text:p>47811</text:p>
          </table:table-cell>
          <table:table-cell office:value-type="float" office:value="47812" table:style-name="ce1">
            <text:p>47812</text:p>
          </table:table-cell>
          <table:table-cell office:value-type="float" office:value="47813" table:style-name="ce1">
            <text:p>47813</text:p>
          </table:table-cell>
          <table:table-cell office:value-type="float" office:value="47814" table:style-name="ce1">
            <text:p>47814</text:p>
          </table:table-cell>
          <table:table-cell office:value-type="float" office:value="47815" table:style-name="ce1">
            <text:p>47815</text:p>
          </table:table-cell>
          <table:table-cell office:value-type="float" office:value="47816" table:style-name="ce1">
            <text:p>47816</text:p>
          </table:table-cell>
          <table:table-cell office:value-type="float" office:value="47817" table:style-name="ce1">
            <text:p>47817</text:p>
          </table:table-cell>
          <table:table-cell office:value-type="float" office:value="47818" table:style-name="ce1">
            <text:p>47818</text:p>
          </table:table-cell>
          <table:table-cell office:value-type="float" office:value="47819" table:style-name="ce1">
            <text:p>47819</text:p>
          </table:table-cell>
          <table:table-cell office:value-type="float" office:value="47820" table:style-name="ce1">
            <text:p>47820</text:p>
          </table:table-cell>
          <table:table-cell office:value-type="float" office:value="47821" table:style-name="ce1">
            <text:p>47821</text:p>
          </table:table-cell>
          <table:table-cell office:value-type="float" office:value="47822" table:style-name="ce1">
            <text:p>47822</text:p>
          </table:table-cell>
          <table:table-cell office:value-type="float" office:value="47823" table:style-name="ce1">
            <text:p>47823</text:p>
          </table:table-cell>
          <table:table-cell office:value-type="float" office:value="47824" table:style-name="ce1">
            <text:p>47824</text:p>
          </table:table-cell>
          <table:table-cell office:value-type="float" office:value="47825" table:style-name="ce1">
            <text:p>47825</text:p>
          </table:table-cell>
          <table:table-cell office:value-type="float" office:value="47826" table:style-name="ce1">
            <text:p>47826</text:p>
          </table:table-cell>
          <table:table-cell office:value-type="float" office:value="47827" table:style-name="ce1">
            <text:p>47827</text:p>
          </table:table-cell>
          <table:table-cell office:value-type="float" office:value="47828" table:style-name="ce1">
            <text:p>47828</text:p>
          </table:table-cell>
          <table:table-cell office:value-type="float" office:value="47829" table:style-name="ce1">
            <text:p>47829</text:p>
          </table:table-cell>
          <table:table-cell office:value-type="float" office:value="47830" table:style-name="ce1">
            <text:p>47830</text:p>
          </table:table-cell>
          <table:table-cell office:value-type="float" office:value="47831" table:style-name="ce1">
            <text:p>47831</text:p>
          </table:table-cell>
          <table:table-cell office:value-type="float" office:value="47832" table:style-name="ce1">
            <text:p>47832</text:p>
          </table:table-cell>
          <table:table-cell office:value-type="float" office:value="47833" table:style-name="ce1">
            <text:p>47833</text:p>
          </table:table-cell>
          <table:table-cell office:value-type="float" office:value="47834" table:style-name="ce1">
            <text:p>47834</text:p>
          </table:table-cell>
          <table:table-cell office:value-type="float" office:value="47835" table:style-name="ce1">
            <text:p>47835</text:p>
          </table:table-cell>
          <table:table-cell office:value-type="float" office:value="47836" table:style-name="ce1">
            <text:p>47836</text:p>
          </table:table-cell>
          <table:table-cell office:value-type="float" office:value="47837" table:style-name="ce1">
            <text:p>47837</text:p>
          </table:table-cell>
          <table:table-cell office:value-type="float" office:value="47838" table:style-name="ce1">
            <text:p>47838</text:p>
          </table:table-cell>
          <table:table-cell office:value-type="float" office:value="47839" table:style-name="ce1">
            <text:p>47839</text:p>
          </table:table-cell>
          <table:table-cell office:value-type="float" office:value="47840" table:style-name="ce1">
            <text:p>47840</text:p>
          </table:table-cell>
          <table:table-cell office:value-type="float" office:value="47841" table:style-name="ce1">
            <text:p>47841</text:p>
          </table:table-cell>
          <table:table-cell office:value-type="float" office:value="47842" table:style-name="ce1">
            <text:p>47842</text:p>
          </table:table-cell>
          <table:table-cell office:value-type="float" office:value="47843" table:style-name="ce1">
            <text:p>47843</text:p>
          </table:table-cell>
          <table:table-cell office:value-type="float" office:value="47844" table:style-name="ce1">
            <text:p>47844</text:p>
          </table:table-cell>
          <table:table-cell office:value-type="float" office:value="47845" table:style-name="ce1">
            <text:p>47845</text:p>
          </table:table-cell>
          <table:table-cell office:value-type="float" office:value="47846" table:style-name="ce1">
            <text:p>47846</text:p>
          </table:table-cell>
          <table:table-cell office:value-type="float" office:value="47847" table:style-name="ce1">
            <text:p>47847</text:p>
          </table:table-cell>
          <table:table-cell office:value-type="float" office:value="47848" table:style-name="ce1">
            <text:p>47848</text:p>
          </table:table-cell>
          <table:table-cell office:value-type="float" office:value="47849" table:style-name="ce1">
            <text:p>47849</text:p>
          </table:table-cell>
          <table:table-cell office:value-type="float" office:value="47850" table:style-name="ce1">
            <text:p>47850</text:p>
          </table:table-cell>
          <table:table-cell office:value-type="float" office:value="47851" table:style-name="ce1">
            <text:p>47851</text:p>
          </table:table-cell>
          <table:table-cell office:value-type="float" office:value="47852" table:style-name="ce1">
            <text:p>47852</text:p>
          </table:table-cell>
          <table:table-cell office:value-type="float" office:value="47853" table:style-name="ce1">
            <text:p>47853</text:p>
          </table:table-cell>
          <table:table-cell office:value-type="float" office:value="47854" table:style-name="ce1">
            <text:p>47854</text:p>
          </table:table-cell>
          <table:table-cell office:value-type="float" office:value="47855" table:style-name="ce1">
            <text:p>47855</text:p>
          </table:table-cell>
          <table:table-cell office:value-type="float" office:value="47856" table:style-name="ce1">
            <text:p>47856</text:p>
          </table:table-cell>
          <table:table-cell office:value-type="float" office:value="47857" table:style-name="ce1">
            <text:p>47857</text:p>
          </table:table-cell>
          <table:table-cell office:value-type="float" office:value="47858" table:style-name="ce1">
            <text:p>47858</text:p>
          </table:table-cell>
          <table:table-cell office:value-type="float" office:value="47859" table:style-name="ce1">
            <text:p>47859</text:p>
          </table:table-cell>
          <table:table-cell office:value-type="float" office:value="47860" table:style-name="ce1">
            <text:p>47860</text:p>
          </table:table-cell>
          <table:table-cell office:value-type="float" office:value="47861" table:style-name="ce1">
            <text:p>47861</text:p>
          </table:table-cell>
          <table:table-cell office:value-type="float" office:value="47862" table:style-name="ce1">
            <text:p>47862</text:p>
          </table:table-cell>
          <table:table-cell office:value-type="float" office:value="47863" table:style-name="ce1">
            <text:p>47863</text:p>
          </table:table-cell>
          <table:table-cell office:value-type="float" office:value="47864" table:style-name="ce1">
            <text:p>47864</text:p>
          </table:table-cell>
          <table:table-cell office:value-type="float" office:value="47865" table:style-name="ce1">
            <text:p>47865</text:p>
          </table:table-cell>
          <table:table-cell office:value-type="float" office:value="47866" table:style-name="ce1">
            <text:p>47866</text:p>
          </table:table-cell>
          <table:table-cell office:value-type="float" office:value="47867" table:style-name="ce1">
            <text:p>47867</text:p>
          </table:table-cell>
          <table:table-cell office:value-type="float" office:value="47868" table:style-name="ce1">
            <text:p>47868</text:p>
          </table:table-cell>
          <table:table-cell office:value-type="float" office:value="47869" table:style-name="ce1">
            <text:p>47869</text:p>
          </table:table-cell>
          <table:table-cell office:value-type="float" office:value="47870" table:style-name="ce1">
            <text:p>47870</text:p>
          </table:table-cell>
          <table:table-cell office:value-type="float" office:value="47871" table:style-name="ce1">
            <text:p>47871</text:p>
          </table:table-cell>
          <table:table-cell office:value-type="float" office:value="47872" table:style-name="ce1">
            <text:p>47872</text:p>
          </table:table-cell>
          <table:table-cell office:value-type="float" office:value="47873" table:style-name="ce1">
            <text:p>47873</text:p>
          </table:table-cell>
          <table:table-cell office:value-type="float" office:value="47874" table:style-name="ce1">
            <text:p>47874</text:p>
          </table:table-cell>
          <table:table-cell office:value-type="float" office:value="47875" table:style-name="ce1">
            <text:p>47875</text:p>
          </table:table-cell>
          <table:table-cell office:value-type="float" office:value="47876" table:style-name="ce1">
            <text:p>47876</text:p>
          </table:table-cell>
          <table:table-cell office:value-type="float" office:value="47877" table:style-name="ce1">
            <text:p>47877</text:p>
          </table:table-cell>
          <table:table-cell office:value-type="float" office:value="47878" table:style-name="ce1">
            <text:p>47878</text:p>
          </table:table-cell>
          <table:table-cell office:value-type="float" office:value="47879" table:style-name="ce1">
            <text:p>47879</text:p>
          </table:table-cell>
          <table:table-cell office:value-type="float" office:value="47880" table:style-name="ce1">
            <text:p>47880</text:p>
          </table:table-cell>
          <table:table-cell office:value-type="float" office:value="47881" table:style-name="ce1">
            <text:p>47881</text:p>
          </table:table-cell>
          <table:table-cell office:value-type="float" office:value="47882" table:style-name="ce1">
            <text:p>47882</text:p>
          </table:table-cell>
          <table:table-cell office:value-type="float" office:value="47883" table:style-name="ce1">
            <text:p>47883</text:p>
          </table:table-cell>
          <table:table-cell office:value-type="float" office:value="47884" table:style-name="ce1">
            <text:p>47884</text:p>
          </table:table-cell>
          <table:table-cell office:value-type="float" office:value="47885" table:style-name="ce1">
            <text:p>47885</text:p>
          </table:table-cell>
          <table:table-cell office:value-type="float" office:value="47886" table:style-name="ce1">
            <text:p>47886</text:p>
          </table:table-cell>
          <table:table-cell office:value-type="float" office:value="47887" table:style-name="ce1">
            <text:p>47887</text:p>
          </table:table-cell>
          <table:table-cell office:value-type="float" office:value="47888" table:style-name="ce1">
            <text:p>47888</text:p>
          </table:table-cell>
          <table:table-cell office:value-type="float" office:value="47889" table:style-name="ce1">
            <text:p>47889</text:p>
          </table:table-cell>
          <table:table-cell office:value-type="float" office:value="47890" table:style-name="ce1">
            <text:p>47890</text:p>
          </table:table-cell>
          <table:table-cell office:value-type="float" office:value="47891" table:style-name="ce1">
            <text:p>47891</text:p>
          </table:table-cell>
          <table:table-cell office:value-type="float" office:value="47892" table:style-name="ce1">
            <text:p>47892</text:p>
          </table:table-cell>
          <table:table-cell office:value-type="float" office:value="47893" table:style-name="ce1">
            <text:p>47893</text:p>
          </table:table-cell>
          <table:table-cell office:value-type="float" office:value="47894" table:style-name="ce1">
            <text:p>47894</text:p>
          </table:table-cell>
          <table:table-cell office:value-type="float" office:value="47895" table:style-name="ce1">
            <text:p>47895</text:p>
          </table:table-cell>
          <table:table-cell office:value-type="float" office:value="47896" table:style-name="ce1">
            <text:p>47896</text:p>
          </table:table-cell>
          <table:table-cell office:value-type="float" office:value="47897" table:style-name="ce1">
            <text:p>47897</text:p>
          </table:table-cell>
          <table:table-cell office:value-type="float" office:value="47898" table:style-name="ce1">
            <text:p>47898</text:p>
          </table:table-cell>
          <table:table-cell office:value-type="float" office:value="47899" table:style-name="ce1">
            <text:p>47899</text:p>
          </table:table-cell>
          <table:table-cell table:number-columns-repeated="16284"/>
        </table:table-row>
        <table:table-row table:style-name="ro1">
          <table:table-cell office:value-type="float" office:value="47900" table:style-name="ce1">
            <text:p>47900</text:p>
          </table:table-cell>
          <table:table-cell office:value-type="float" office:value="47901" table:style-name="ce1">
            <text:p>47901</text:p>
          </table:table-cell>
          <table:table-cell office:value-type="float" office:value="47902" table:style-name="ce1">
            <text:p>47902</text:p>
          </table:table-cell>
          <table:table-cell office:value-type="float" office:value="47903" table:style-name="ce1">
            <text:p>47903</text:p>
          </table:table-cell>
          <table:table-cell office:value-type="float" office:value="47904" table:style-name="ce1">
            <text:p>47904</text:p>
          </table:table-cell>
          <table:table-cell office:value-type="float" office:value="47905" table:style-name="ce1">
            <text:p>47905</text:p>
          </table:table-cell>
          <table:table-cell office:value-type="float" office:value="47906" table:style-name="ce1">
            <text:p>47906</text:p>
          </table:table-cell>
          <table:table-cell office:value-type="float" office:value="47907" table:style-name="ce1">
            <text:p>47907</text:p>
          </table:table-cell>
          <table:table-cell office:value-type="float" office:value="47908" table:style-name="ce1">
            <text:p>47908</text:p>
          </table:table-cell>
          <table:table-cell office:value-type="float" office:value="47909" table:style-name="ce1">
            <text:p>47909</text:p>
          </table:table-cell>
          <table:table-cell office:value-type="float" office:value="47910" table:style-name="ce1">
            <text:p>47910</text:p>
          </table:table-cell>
          <table:table-cell office:value-type="float" office:value="47911" table:style-name="ce1">
            <text:p>47911</text:p>
          </table:table-cell>
          <table:table-cell office:value-type="float" office:value="47912" table:style-name="ce1">
            <text:p>47912</text:p>
          </table:table-cell>
          <table:table-cell office:value-type="float" office:value="47913" table:style-name="ce1">
            <text:p>47913</text:p>
          </table:table-cell>
          <table:table-cell office:value-type="float" office:value="47914" table:style-name="ce1">
            <text:p>47914</text:p>
          </table:table-cell>
          <table:table-cell office:value-type="float" office:value="47915" table:style-name="ce1">
            <text:p>47915</text:p>
          </table:table-cell>
          <table:table-cell office:value-type="float" office:value="47916" table:style-name="ce1">
            <text:p>47916</text:p>
          </table:table-cell>
          <table:table-cell office:value-type="float" office:value="47917" table:style-name="ce1">
            <text:p>47917</text:p>
          </table:table-cell>
          <table:table-cell office:value-type="float" office:value="47918" table:style-name="ce1">
            <text:p>47918</text:p>
          </table:table-cell>
          <table:table-cell office:value-type="float" office:value="47919" table:style-name="ce1">
            <text:p>47919</text:p>
          </table:table-cell>
          <table:table-cell office:value-type="float" office:value="47920" table:style-name="ce1">
            <text:p>47920</text:p>
          </table:table-cell>
          <table:table-cell office:value-type="float" office:value="47921" table:style-name="ce1">
            <text:p>47921</text:p>
          </table:table-cell>
          <table:table-cell office:value-type="float" office:value="47922" table:style-name="ce1">
            <text:p>47922</text:p>
          </table:table-cell>
          <table:table-cell office:value-type="float" office:value="47923" table:style-name="ce1">
            <text:p>47923</text:p>
          </table:table-cell>
          <table:table-cell office:value-type="float" office:value="47924" table:style-name="ce1">
            <text:p>47924</text:p>
          </table:table-cell>
          <table:table-cell office:value-type="float" office:value="47925" table:style-name="ce1">
            <text:p>47925</text:p>
          </table:table-cell>
          <table:table-cell office:value-type="float" office:value="47926" table:style-name="ce1">
            <text:p>47926</text:p>
          </table:table-cell>
          <table:table-cell office:value-type="float" office:value="47927" table:style-name="ce1">
            <text:p>47927</text:p>
          </table:table-cell>
          <table:table-cell office:value-type="float" office:value="47928" table:style-name="ce1">
            <text:p>47928</text:p>
          </table:table-cell>
          <table:table-cell office:value-type="float" office:value="47929" table:style-name="ce1">
            <text:p>47929</text:p>
          </table:table-cell>
          <table:table-cell office:value-type="float" office:value="47930" table:style-name="ce1">
            <text:p>47930</text:p>
          </table:table-cell>
          <table:table-cell office:value-type="float" office:value="47931" table:style-name="ce1">
            <text:p>47931</text:p>
          </table:table-cell>
          <table:table-cell office:value-type="float" office:value="47932" table:style-name="ce1">
            <text:p>47932</text:p>
          </table:table-cell>
          <table:table-cell office:value-type="float" office:value="47933" table:style-name="ce1">
            <text:p>47933</text:p>
          </table:table-cell>
          <table:table-cell office:value-type="float" office:value="47934" table:style-name="ce1">
            <text:p>47934</text:p>
          </table:table-cell>
          <table:table-cell office:value-type="float" office:value="47935" table:style-name="ce1">
            <text:p>47935</text:p>
          </table:table-cell>
          <table:table-cell office:value-type="float" office:value="47936" table:style-name="ce1">
            <text:p>47936</text:p>
          </table:table-cell>
          <table:table-cell office:value-type="float" office:value="47937" table:style-name="ce1">
            <text:p>47937</text:p>
          </table:table-cell>
          <table:table-cell office:value-type="float" office:value="47938" table:style-name="ce1">
            <text:p>47938</text:p>
          </table:table-cell>
          <table:table-cell office:value-type="float" office:value="47939" table:style-name="ce1">
            <text:p>47939</text:p>
          </table:table-cell>
          <table:table-cell office:value-type="float" office:value="47940" table:style-name="ce1">
            <text:p>47940</text:p>
          </table:table-cell>
          <table:table-cell office:value-type="float" office:value="47941" table:style-name="ce1">
            <text:p>47941</text:p>
          </table:table-cell>
          <table:table-cell office:value-type="float" office:value="47942" table:style-name="ce1">
            <text:p>47942</text:p>
          </table:table-cell>
          <table:table-cell office:value-type="float" office:value="47943" table:style-name="ce1">
            <text:p>47943</text:p>
          </table:table-cell>
          <table:table-cell office:value-type="float" office:value="47944" table:style-name="ce1">
            <text:p>47944</text:p>
          </table:table-cell>
          <table:table-cell office:value-type="float" office:value="47945" table:style-name="ce1">
            <text:p>47945</text:p>
          </table:table-cell>
          <table:table-cell office:value-type="float" office:value="47946" table:style-name="ce1">
            <text:p>47946</text:p>
          </table:table-cell>
          <table:table-cell office:value-type="float" office:value="47947" table:style-name="ce1">
            <text:p>47947</text:p>
          </table:table-cell>
          <table:table-cell office:value-type="float" office:value="47948" table:style-name="ce1">
            <text:p>47948</text:p>
          </table:table-cell>
          <table:table-cell office:value-type="float" office:value="47949" table:style-name="ce1">
            <text:p>47949</text:p>
          </table:table-cell>
          <table:table-cell office:value-type="float" office:value="47950" table:style-name="ce1">
            <text:p>47950</text:p>
          </table:table-cell>
          <table:table-cell office:value-type="float" office:value="47951" table:style-name="ce1">
            <text:p>47951</text:p>
          </table:table-cell>
          <table:table-cell office:value-type="float" office:value="47952" table:style-name="ce1">
            <text:p>47952</text:p>
          </table:table-cell>
          <table:table-cell office:value-type="float" office:value="47953" table:style-name="ce1">
            <text:p>47953</text:p>
          </table:table-cell>
          <table:table-cell office:value-type="float" office:value="47954" table:style-name="ce1">
            <text:p>47954</text:p>
          </table:table-cell>
          <table:table-cell office:value-type="float" office:value="47955" table:style-name="ce1">
            <text:p>47955</text:p>
          </table:table-cell>
          <table:table-cell office:value-type="float" office:value="47956" table:style-name="ce1">
            <text:p>47956</text:p>
          </table:table-cell>
          <table:table-cell office:value-type="float" office:value="47957" table:style-name="ce1">
            <text:p>47957</text:p>
          </table:table-cell>
          <table:table-cell office:value-type="float" office:value="47958" table:style-name="ce1">
            <text:p>47958</text:p>
          </table:table-cell>
          <table:table-cell office:value-type="float" office:value="47959" table:style-name="ce1">
            <text:p>47959</text:p>
          </table:table-cell>
          <table:table-cell office:value-type="float" office:value="47960" table:style-name="ce1">
            <text:p>47960</text:p>
          </table:table-cell>
          <table:table-cell office:value-type="float" office:value="47961" table:style-name="ce1">
            <text:p>47961</text:p>
          </table:table-cell>
          <table:table-cell office:value-type="float" office:value="47962" table:style-name="ce1">
            <text:p>47962</text:p>
          </table:table-cell>
          <table:table-cell office:value-type="float" office:value="47963" table:style-name="ce1">
            <text:p>47963</text:p>
          </table:table-cell>
          <table:table-cell office:value-type="float" office:value="47964" table:style-name="ce1">
            <text:p>47964</text:p>
          </table:table-cell>
          <table:table-cell office:value-type="float" office:value="47965" table:style-name="ce1">
            <text:p>47965</text:p>
          </table:table-cell>
          <table:table-cell office:value-type="float" office:value="47966" table:style-name="ce1">
            <text:p>47966</text:p>
          </table:table-cell>
          <table:table-cell office:value-type="float" office:value="47967" table:style-name="ce1">
            <text:p>47967</text:p>
          </table:table-cell>
          <table:table-cell office:value-type="float" office:value="47968" table:style-name="ce1">
            <text:p>47968</text:p>
          </table:table-cell>
          <table:table-cell office:value-type="float" office:value="47969" table:style-name="ce1">
            <text:p>47969</text:p>
          </table:table-cell>
          <table:table-cell office:value-type="float" office:value="47970" table:style-name="ce1">
            <text:p>47970</text:p>
          </table:table-cell>
          <table:table-cell office:value-type="float" office:value="47971" table:style-name="ce1">
            <text:p>47971</text:p>
          </table:table-cell>
          <table:table-cell office:value-type="float" office:value="47972" table:style-name="ce1">
            <text:p>47972</text:p>
          </table:table-cell>
          <table:table-cell office:value-type="float" office:value="47973" table:style-name="ce1">
            <text:p>47973</text:p>
          </table:table-cell>
          <table:table-cell office:value-type="float" office:value="47974" table:style-name="ce1">
            <text:p>47974</text:p>
          </table:table-cell>
          <table:table-cell office:value-type="float" office:value="47975" table:style-name="ce1">
            <text:p>47975</text:p>
          </table:table-cell>
          <table:table-cell office:value-type="float" office:value="47976" table:style-name="ce1">
            <text:p>47976</text:p>
          </table:table-cell>
          <table:table-cell office:value-type="float" office:value="47977" table:style-name="ce1">
            <text:p>47977</text:p>
          </table:table-cell>
          <table:table-cell office:value-type="float" office:value="47978" table:style-name="ce1">
            <text:p>47978</text:p>
          </table:table-cell>
          <table:table-cell office:value-type="float" office:value="47979" table:style-name="ce1">
            <text:p>47979</text:p>
          </table:table-cell>
          <table:table-cell office:value-type="float" office:value="47980" table:style-name="ce1">
            <text:p>47980</text:p>
          </table:table-cell>
          <table:table-cell office:value-type="float" office:value="47981" table:style-name="ce1">
            <text:p>47981</text:p>
          </table:table-cell>
          <table:table-cell office:value-type="float" office:value="47982" table:style-name="ce1">
            <text:p>47982</text:p>
          </table:table-cell>
          <table:table-cell office:value-type="float" office:value="47983" table:style-name="ce1">
            <text:p>47983</text:p>
          </table:table-cell>
          <table:table-cell office:value-type="float" office:value="47984" table:style-name="ce1">
            <text:p>47984</text:p>
          </table:table-cell>
          <table:table-cell office:value-type="float" office:value="47985" table:style-name="ce1">
            <text:p>47985</text:p>
          </table:table-cell>
          <table:table-cell office:value-type="float" office:value="47986" table:style-name="ce1">
            <text:p>47986</text:p>
          </table:table-cell>
          <table:table-cell office:value-type="float" office:value="47987" table:style-name="ce1">
            <text:p>47987</text:p>
          </table:table-cell>
          <table:table-cell office:value-type="float" office:value="47988" table:style-name="ce1">
            <text:p>47988</text:p>
          </table:table-cell>
          <table:table-cell office:value-type="float" office:value="47989" table:style-name="ce1">
            <text:p>47989</text:p>
          </table:table-cell>
          <table:table-cell office:value-type="float" office:value="47990" table:style-name="ce1">
            <text:p>47990</text:p>
          </table:table-cell>
          <table:table-cell office:value-type="float" office:value="47991" table:style-name="ce1">
            <text:p>47991</text:p>
          </table:table-cell>
          <table:table-cell office:value-type="float" office:value="47992" table:style-name="ce1">
            <text:p>47992</text:p>
          </table:table-cell>
          <table:table-cell office:value-type="float" office:value="47993" table:style-name="ce1">
            <text:p>47993</text:p>
          </table:table-cell>
          <table:table-cell office:value-type="float" office:value="47994" table:style-name="ce1">
            <text:p>47994</text:p>
          </table:table-cell>
          <table:table-cell office:value-type="float" office:value="47995" table:style-name="ce1">
            <text:p>47995</text:p>
          </table:table-cell>
          <table:table-cell office:value-type="float" office:value="47996" table:style-name="ce1">
            <text:p>47996</text:p>
          </table:table-cell>
          <table:table-cell office:value-type="float" office:value="47997" table:style-name="ce1">
            <text:p>47997</text:p>
          </table:table-cell>
          <table:table-cell office:value-type="float" office:value="47998" table:style-name="ce1">
            <text:p>47998</text:p>
          </table:table-cell>
          <table:table-cell office:value-type="float" office:value="47999" table:style-name="ce1">
            <text:p>47999</text:p>
          </table:table-cell>
          <table:table-cell table:number-columns-repeated="16284"/>
        </table:table-row>
        <table:table-row table:style-name="ro1">
          <table:table-cell office:value-type="float" office:value="48000" table:style-name="ce1">
            <text:p>48000</text:p>
          </table:table-cell>
          <table:table-cell office:value-type="float" office:value="48001" table:style-name="ce1">
            <text:p>48001</text:p>
          </table:table-cell>
          <table:table-cell office:value-type="float" office:value="48002" table:style-name="ce1">
            <text:p>48002</text:p>
          </table:table-cell>
          <table:table-cell office:value-type="float" office:value="48003" table:style-name="ce1">
            <text:p>48003</text:p>
          </table:table-cell>
          <table:table-cell office:value-type="float" office:value="48004" table:style-name="ce1">
            <text:p>48004</text:p>
          </table:table-cell>
          <table:table-cell office:value-type="float" office:value="48005" table:style-name="ce1">
            <text:p>48005</text:p>
          </table:table-cell>
          <table:table-cell office:value-type="float" office:value="48006" table:style-name="ce1">
            <text:p>48006</text:p>
          </table:table-cell>
          <table:table-cell office:value-type="float" office:value="48007" table:style-name="ce1">
            <text:p>48007</text:p>
          </table:table-cell>
          <table:table-cell office:value-type="float" office:value="48008" table:style-name="ce1">
            <text:p>48008</text:p>
          </table:table-cell>
          <table:table-cell office:value-type="float" office:value="48009" table:style-name="ce1">
            <text:p>48009</text:p>
          </table:table-cell>
          <table:table-cell office:value-type="float" office:value="48010" table:style-name="ce1">
            <text:p>48010</text:p>
          </table:table-cell>
          <table:table-cell office:value-type="float" office:value="48011" table:style-name="ce1">
            <text:p>48011</text:p>
          </table:table-cell>
          <table:table-cell office:value-type="float" office:value="48012" table:style-name="ce1">
            <text:p>48012</text:p>
          </table:table-cell>
          <table:table-cell office:value-type="float" office:value="48013" table:style-name="ce1">
            <text:p>48013</text:p>
          </table:table-cell>
          <table:table-cell office:value-type="float" office:value="48014" table:style-name="ce1">
            <text:p>48014</text:p>
          </table:table-cell>
          <table:table-cell office:value-type="float" office:value="48015" table:style-name="ce1">
            <text:p>48015</text:p>
          </table:table-cell>
          <table:table-cell office:value-type="float" office:value="48016" table:style-name="ce1">
            <text:p>48016</text:p>
          </table:table-cell>
          <table:table-cell office:value-type="float" office:value="48017" table:style-name="ce1">
            <text:p>48017</text:p>
          </table:table-cell>
          <table:table-cell office:value-type="float" office:value="48018" table:style-name="ce1">
            <text:p>48018</text:p>
          </table:table-cell>
          <table:table-cell office:value-type="float" office:value="48019" table:style-name="ce1">
            <text:p>48019</text:p>
          </table:table-cell>
          <table:table-cell office:value-type="float" office:value="48020" table:style-name="ce1">
            <text:p>48020</text:p>
          </table:table-cell>
          <table:table-cell office:value-type="float" office:value="48021" table:style-name="ce1">
            <text:p>48021</text:p>
          </table:table-cell>
          <table:table-cell office:value-type="float" office:value="48022" table:style-name="ce1">
            <text:p>48022</text:p>
          </table:table-cell>
          <table:table-cell office:value-type="float" office:value="48023" table:style-name="ce1">
            <text:p>48023</text:p>
          </table:table-cell>
          <table:table-cell office:value-type="float" office:value="48024" table:style-name="ce1">
            <text:p>48024</text:p>
          </table:table-cell>
          <table:table-cell office:value-type="float" office:value="48025" table:style-name="ce1">
            <text:p>48025</text:p>
          </table:table-cell>
          <table:table-cell office:value-type="float" office:value="48026" table:style-name="ce1">
            <text:p>48026</text:p>
          </table:table-cell>
          <table:table-cell office:value-type="float" office:value="48027" table:style-name="ce1">
            <text:p>48027</text:p>
          </table:table-cell>
          <table:table-cell office:value-type="float" office:value="48028" table:style-name="ce1">
            <text:p>48028</text:p>
          </table:table-cell>
          <table:table-cell office:value-type="float" office:value="48029" table:style-name="ce1">
            <text:p>48029</text:p>
          </table:table-cell>
          <table:table-cell office:value-type="float" office:value="48030" table:style-name="ce1">
            <text:p>48030</text:p>
          </table:table-cell>
          <table:table-cell office:value-type="float" office:value="48031" table:style-name="ce1">
            <text:p>48031</text:p>
          </table:table-cell>
          <table:table-cell office:value-type="float" office:value="48032" table:style-name="ce1">
            <text:p>48032</text:p>
          </table:table-cell>
          <table:table-cell office:value-type="float" office:value="48033" table:style-name="ce1">
            <text:p>48033</text:p>
          </table:table-cell>
          <table:table-cell office:value-type="float" office:value="48034" table:style-name="ce1">
            <text:p>48034</text:p>
          </table:table-cell>
          <table:table-cell office:value-type="float" office:value="48035" table:style-name="ce1">
            <text:p>48035</text:p>
          </table:table-cell>
          <table:table-cell office:value-type="float" office:value="48036" table:style-name="ce1">
            <text:p>48036</text:p>
          </table:table-cell>
          <table:table-cell office:value-type="float" office:value="48037" table:style-name="ce1">
            <text:p>48037</text:p>
          </table:table-cell>
          <table:table-cell office:value-type="float" office:value="48038" table:style-name="ce1">
            <text:p>48038</text:p>
          </table:table-cell>
          <table:table-cell office:value-type="float" office:value="48039" table:style-name="ce1">
            <text:p>48039</text:p>
          </table:table-cell>
          <table:table-cell office:value-type="float" office:value="48040" table:style-name="ce1">
            <text:p>48040</text:p>
          </table:table-cell>
          <table:table-cell office:value-type="float" office:value="48041" table:style-name="ce1">
            <text:p>48041</text:p>
          </table:table-cell>
          <table:table-cell office:value-type="float" office:value="48042" table:style-name="ce1">
            <text:p>48042</text:p>
          </table:table-cell>
          <table:table-cell office:value-type="float" office:value="48043" table:style-name="ce1">
            <text:p>48043</text:p>
          </table:table-cell>
          <table:table-cell office:value-type="float" office:value="48044" table:style-name="ce1">
            <text:p>48044</text:p>
          </table:table-cell>
          <table:table-cell office:value-type="float" office:value="48045" table:style-name="ce1">
            <text:p>48045</text:p>
          </table:table-cell>
          <table:table-cell office:value-type="float" office:value="48046" table:style-name="ce1">
            <text:p>48046</text:p>
          </table:table-cell>
          <table:table-cell office:value-type="float" office:value="48047" table:style-name="ce1">
            <text:p>48047</text:p>
          </table:table-cell>
          <table:table-cell office:value-type="float" office:value="48048" table:style-name="ce1">
            <text:p>48048</text:p>
          </table:table-cell>
          <table:table-cell office:value-type="float" office:value="48049" table:style-name="ce1">
            <text:p>48049</text:p>
          </table:table-cell>
          <table:table-cell office:value-type="float" office:value="48050" table:style-name="ce1">
            <text:p>48050</text:p>
          </table:table-cell>
          <table:table-cell office:value-type="float" office:value="48051" table:style-name="ce1">
            <text:p>48051</text:p>
          </table:table-cell>
          <table:table-cell office:value-type="float" office:value="48052" table:style-name="ce1">
            <text:p>48052</text:p>
          </table:table-cell>
          <table:table-cell office:value-type="float" office:value="48053" table:style-name="ce1">
            <text:p>48053</text:p>
          </table:table-cell>
          <table:table-cell office:value-type="float" office:value="48054" table:style-name="ce1">
            <text:p>48054</text:p>
          </table:table-cell>
          <table:table-cell office:value-type="float" office:value="48055" table:style-name="ce1">
            <text:p>48055</text:p>
          </table:table-cell>
          <table:table-cell office:value-type="float" office:value="48056" table:style-name="ce1">
            <text:p>48056</text:p>
          </table:table-cell>
          <table:table-cell office:value-type="float" office:value="48057" table:style-name="ce1">
            <text:p>48057</text:p>
          </table:table-cell>
          <table:table-cell office:value-type="float" office:value="48058" table:style-name="ce1">
            <text:p>48058</text:p>
          </table:table-cell>
          <table:table-cell office:value-type="float" office:value="48059" table:style-name="ce1">
            <text:p>48059</text:p>
          </table:table-cell>
          <table:table-cell office:value-type="float" office:value="48060" table:style-name="ce1">
            <text:p>48060</text:p>
          </table:table-cell>
          <table:table-cell office:value-type="float" office:value="48061" table:style-name="ce1">
            <text:p>48061</text:p>
          </table:table-cell>
          <table:table-cell office:value-type="float" office:value="48062" table:style-name="ce1">
            <text:p>48062</text:p>
          </table:table-cell>
          <table:table-cell office:value-type="float" office:value="48063" table:style-name="ce1">
            <text:p>48063</text:p>
          </table:table-cell>
          <table:table-cell office:value-type="float" office:value="48064" table:style-name="ce1">
            <text:p>48064</text:p>
          </table:table-cell>
          <table:table-cell office:value-type="float" office:value="48065" table:style-name="ce1">
            <text:p>48065</text:p>
          </table:table-cell>
          <table:table-cell office:value-type="float" office:value="48066" table:style-name="ce1">
            <text:p>48066</text:p>
          </table:table-cell>
          <table:table-cell office:value-type="float" office:value="48067" table:style-name="ce1">
            <text:p>48067</text:p>
          </table:table-cell>
          <table:table-cell office:value-type="float" office:value="48068" table:style-name="ce1">
            <text:p>48068</text:p>
          </table:table-cell>
          <table:table-cell office:value-type="float" office:value="48069" table:style-name="ce1">
            <text:p>48069</text:p>
          </table:table-cell>
          <table:table-cell office:value-type="float" office:value="48070" table:style-name="ce1">
            <text:p>48070</text:p>
          </table:table-cell>
          <table:table-cell office:value-type="float" office:value="48071" table:style-name="ce1">
            <text:p>48071</text:p>
          </table:table-cell>
          <table:table-cell office:value-type="float" office:value="48072" table:style-name="ce1">
            <text:p>48072</text:p>
          </table:table-cell>
          <table:table-cell office:value-type="float" office:value="48073" table:style-name="ce1">
            <text:p>48073</text:p>
          </table:table-cell>
          <table:table-cell office:value-type="float" office:value="48074" table:style-name="ce1">
            <text:p>48074</text:p>
          </table:table-cell>
          <table:table-cell office:value-type="float" office:value="48075" table:style-name="ce1">
            <text:p>48075</text:p>
          </table:table-cell>
          <table:table-cell office:value-type="float" office:value="48076" table:style-name="ce1">
            <text:p>48076</text:p>
          </table:table-cell>
          <table:table-cell office:value-type="float" office:value="48077" table:style-name="ce1">
            <text:p>48077</text:p>
          </table:table-cell>
          <table:table-cell office:value-type="float" office:value="48078" table:style-name="ce1">
            <text:p>48078</text:p>
          </table:table-cell>
          <table:table-cell office:value-type="float" office:value="48079" table:style-name="ce1">
            <text:p>48079</text:p>
          </table:table-cell>
          <table:table-cell office:value-type="float" office:value="48080" table:style-name="ce1">
            <text:p>48080</text:p>
          </table:table-cell>
          <table:table-cell office:value-type="float" office:value="48081" table:style-name="ce1">
            <text:p>48081</text:p>
          </table:table-cell>
          <table:table-cell office:value-type="float" office:value="48082" table:style-name="ce1">
            <text:p>48082</text:p>
          </table:table-cell>
          <table:table-cell office:value-type="float" office:value="48083" table:style-name="ce1">
            <text:p>48083</text:p>
          </table:table-cell>
          <table:table-cell office:value-type="float" office:value="48084" table:style-name="ce1">
            <text:p>48084</text:p>
          </table:table-cell>
          <table:table-cell office:value-type="float" office:value="48085" table:style-name="ce1">
            <text:p>48085</text:p>
          </table:table-cell>
          <table:table-cell office:value-type="float" office:value="48086" table:style-name="ce1">
            <text:p>48086</text:p>
          </table:table-cell>
          <table:table-cell office:value-type="float" office:value="48087" table:style-name="ce1">
            <text:p>48087</text:p>
          </table:table-cell>
          <table:table-cell office:value-type="float" office:value="48088" table:style-name="ce1">
            <text:p>48088</text:p>
          </table:table-cell>
          <table:table-cell office:value-type="float" office:value="48089" table:style-name="ce1">
            <text:p>48089</text:p>
          </table:table-cell>
          <table:table-cell office:value-type="float" office:value="48090" table:style-name="ce1">
            <text:p>48090</text:p>
          </table:table-cell>
          <table:table-cell office:value-type="float" office:value="48091" table:style-name="ce1">
            <text:p>48091</text:p>
          </table:table-cell>
          <table:table-cell office:value-type="float" office:value="48092" table:style-name="ce1">
            <text:p>48092</text:p>
          </table:table-cell>
          <table:table-cell office:value-type="float" office:value="48093" table:style-name="ce1">
            <text:p>48093</text:p>
          </table:table-cell>
          <table:table-cell office:value-type="float" office:value="48094" table:style-name="ce1">
            <text:p>48094</text:p>
          </table:table-cell>
          <table:table-cell office:value-type="float" office:value="48095" table:style-name="ce1">
            <text:p>48095</text:p>
          </table:table-cell>
          <table:table-cell office:value-type="float" office:value="48096" table:style-name="ce1">
            <text:p>48096</text:p>
          </table:table-cell>
          <table:table-cell office:value-type="float" office:value="48097" table:style-name="ce1">
            <text:p>48097</text:p>
          </table:table-cell>
          <table:table-cell office:value-type="float" office:value="48098" table:style-name="ce1">
            <text:p>48098</text:p>
          </table:table-cell>
          <table:table-cell office:value-type="float" office:value="48099" table:style-name="ce1">
            <text:p>48099</text:p>
          </table:table-cell>
          <table:table-cell table:number-columns-repeated="16284"/>
        </table:table-row>
        <table:table-row table:style-name="ro1">
          <table:table-cell office:value-type="float" office:value="48100" table:style-name="ce1">
            <text:p>48100</text:p>
          </table:table-cell>
          <table:table-cell office:value-type="float" office:value="48101" table:style-name="ce1">
            <text:p>48101</text:p>
          </table:table-cell>
          <table:table-cell office:value-type="float" office:value="48102" table:style-name="ce1">
            <text:p>48102</text:p>
          </table:table-cell>
          <table:table-cell office:value-type="float" office:value="48103" table:style-name="ce1">
            <text:p>48103</text:p>
          </table:table-cell>
          <table:table-cell office:value-type="float" office:value="48104" table:style-name="ce1">
            <text:p>48104</text:p>
          </table:table-cell>
          <table:table-cell office:value-type="float" office:value="48105" table:style-name="ce1">
            <text:p>48105</text:p>
          </table:table-cell>
          <table:table-cell office:value-type="float" office:value="48106" table:style-name="ce1">
            <text:p>48106</text:p>
          </table:table-cell>
          <table:table-cell office:value-type="float" office:value="48107" table:style-name="ce1">
            <text:p>48107</text:p>
          </table:table-cell>
          <table:table-cell office:value-type="float" office:value="48108" table:style-name="ce1">
            <text:p>48108</text:p>
          </table:table-cell>
          <table:table-cell office:value-type="float" office:value="48109" table:style-name="ce1">
            <text:p>48109</text:p>
          </table:table-cell>
          <table:table-cell office:value-type="float" office:value="48110" table:style-name="ce1">
            <text:p>48110</text:p>
          </table:table-cell>
          <table:table-cell office:value-type="float" office:value="48111" table:style-name="ce1">
            <text:p>48111</text:p>
          </table:table-cell>
          <table:table-cell office:value-type="float" office:value="48112" table:style-name="ce1">
            <text:p>48112</text:p>
          </table:table-cell>
          <table:table-cell office:value-type="float" office:value="48113" table:style-name="ce1">
            <text:p>48113</text:p>
          </table:table-cell>
          <table:table-cell office:value-type="float" office:value="48114" table:style-name="ce1">
            <text:p>48114</text:p>
          </table:table-cell>
          <table:table-cell office:value-type="float" office:value="48115" table:style-name="ce1">
            <text:p>48115</text:p>
          </table:table-cell>
          <table:table-cell office:value-type="float" office:value="48116" table:style-name="ce1">
            <text:p>48116</text:p>
          </table:table-cell>
          <table:table-cell office:value-type="float" office:value="48117" table:style-name="ce1">
            <text:p>48117</text:p>
          </table:table-cell>
          <table:table-cell office:value-type="float" office:value="48118" table:style-name="ce1">
            <text:p>48118</text:p>
          </table:table-cell>
          <table:table-cell office:value-type="float" office:value="48119" table:style-name="ce1">
            <text:p>48119</text:p>
          </table:table-cell>
          <table:table-cell office:value-type="float" office:value="48120" table:style-name="ce1">
            <text:p>48120</text:p>
          </table:table-cell>
          <table:table-cell office:value-type="float" office:value="48121" table:style-name="ce1">
            <text:p>48121</text:p>
          </table:table-cell>
          <table:table-cell office:value-type="float" office:value="48122" table:style-name="ce1">
            <text:p>48122</text:p>
          </table:table-cell>
          <table:table-cell office:value-type="float" office:value="48123" table:style-name="ce1">
            <text:p>48123</text:p>
          </table:table-cell>
          <table:table-cell office:value-type="float" office:value="48124" table:style-name="ce1">
            <text:p>48124</text:p>
          </table:table-cell>
          <table:table-cell office:value-type="float" office:value="48125" table:style-name="ce1">
            <text:p>48125</text:p>
          </table:table-cell>
          <table:table-cell office:value-type="float" office:value="48126" table:style-name="ce1">
            <text:p>48126</text:p>
          </table:table-cell>
          <table:table-cell office:value-type="float" office:value="48127" table:style-name="ce1">
            <text:p>48127</text:p>
          </table:table-cell>
          <table:table-cell office:value-type="float" office:value="48128" table:style-name="ce1">
            <text:p>48128</text:p>
          </table:table-cell>
          <table:table-cell office:value-type="float" office:value="48129" table:style-name="ce1">
            <text:p>48129</text:p>
          </table:table-cell>
          <table:table-cell office:value-type="float" office:value="48130" table:style-name="ce1">
            <text:p>48130</text:p>
          </table:table-cell>
          <table:table-cell office:value-type="float" office:value="48131" table:style-name="ce1">
            <text:p>48131</text:p>
          </table:table-cell>
          <table:table-cell office:value-type="float" office:value="48132" table:style-name="ce1">
            <text:p>48132</text:p>
          </table:table-cell>
          <table:table-cell office:value-type="float" office:value="48133" table:style-name="ce1">
            <text:p>48133</text:p>
          </table:table-cell>
          <table:table-cell office:value-type="float" office:value="48134" table:style-name="ce1">
            <text:p>48134</text:p>
          </table:table-cell>
          <table:table-cell office:value-type="float" office:value="48135" table:style-name="ce1">
            <text:p>48135</text:p>
          </table:table-cell>
          <table:table-cell office:value-type="float" office:value="48136" table:style-name="ce1">
            <text:p>48136</text:p>
          </table:table-cell>
          <table:table-cell office:value-type="float" office:value="48137" table:style-name="ce1">
            <text:p>48137</text:p>
          </table:table-cell>
          <table:table-cell office:value-type="float" office:value="48138" table:style-name="ce1">
            <text:p>48138</text:p>
          </table:table-cell>
          <table:table-cell office:value-type="float" office:value="48139" table:style-name="ce1">
            <text:p>48139</text:p>
          </table:table-cell>
          <table:table-cell office:value-type="float" office:value="48140" table:style-name="ce1">
            <text:p>48140</text:p>
          </table:table-cell>
          <table:table-cell office:value-type="float" office:value="48141" table:style-name="ce1">
            <text:p>48141</text:p>
          </table:table-cell>
          <table:table-cell office:value-type="float" office:value="48142" table:style-name="ce1">
            <text:p>48142</text:p>
          </table:table-cell>
          <table:table-cell office:value-type="float" office:value="48143" table:style-name="ce1">
            <text:p>48143</text:p>
          </table:table-cell>
          <table:table-cell office:value-type="float" office:value="48144" table:style-name="ce1">
            <text:p>48144</text:p>
          </table:table-cell>
          <table:table-cell office:value-type="float" office:value="48145" table:style-name="ce1">
            <text:p>48145</text:p>
          </table:table-cell>
          <table:table-cell office:value-type="float" office:value="48146" table:style-name="ce1">
            <text:p>48146</text:p>
          </table:table-cell>
          <table:table-cell office:value-type="float" office:value="48147" table:style-name="ce1">
            <text:p>48147</text:p>
          </table:table-cell>
          <table:table-cell office:value-type="float" office:value="48148" table:style-name="ce1">
            <text:p>48148</text:p>
          </table:table-cell>
          <table:table-cell office:value-type="float" office:value="48149" table:style-name="ce1">
            <text:p>48149</text:p>
          </table:table-cell>
          <table:table-cell office:value-type="float" office:value="48150" table:style-name="ce1">
            <text:p>48150</text:p>
          </table:table-cell>
          <table:table-cell office:value-type="float" office:value="48151" table:style-name="ce1">
            <text:p>48151</text:p>
          </table:table-cell>
          <table:table-cell office:value-type="float" office:value="48152" table:style-name="ce1">
            <text:p>48152</text:p>
          </table:table-cell>
          <table:table-cell office:value-type="float" office:value="48153" table:style-name="ce1">
            <text:p>48153</text:p>
          </table:table-cell>
          <table:table-cell office:value-type="float" office:value="48154" table:style-name="ce1">
            <text:p>48154</text:p>
          </table:table-cell>
          <table:table-cell office:value-type="float" office:value="48155" table:style-name="ce1">
            <text:p>48155</text:p>
          </table:table-cell>
          <table:table-cell office:value-type="float" office:value="48156" table:style-name="ce1">
            <text:p>48156</text:p>
          </table:table-cell>
          <table:table-cell office:value-type="float" office:value="48157" table:style-name="ce1">
            <text:p>48157</text:p>
          </table:table-cell>
          <table:table-cell office:value-type="float" office:value="48158" table:style-name="ce1">
            <text:p>48158</text:p>
          </table:table-cell>
          <table:table-cell office:value-type="float" office:value="48159" table:style-name="ce1">
            <text:p>48159</text:p>
          </table:table-cell>
          <table:table-cell office:value-type="float" office:value="48160" table:style-name="ce1">
            <text:p>48160</text:p>
          </table:table-cell>
          <table:table-cell office:value-type="float" office:value="48161" table:style-name="ce1">
            <text:p>48161</text:p>
          </table:table-cell>
          <table:table-cell office:value-type="float" office:value="48162" table:style-name="ce1">
            <text:p>48162</text:p>
          </table:table-cell>
          <table:table-cell office:value-type="float" office:value="48163" table:style-name="ce1">
            <text:p>48163</text:p>
          </table:table-cell>
          <table:table-cell office:value-type="float" office:value="48164" table:style-name="ce1">
            <text:p>48164</text:p>
          </table:table-cell>
          <table:table-cell office:value-type="float" office:value="48165" table:style-name="ce1">
            <text:p>48165</text:p>
          </table:table-cell>
          <table:table-cell office:value-type="float" office:value="48166" table:style-name="ce1">
            <text:p>48166</text:p>
          </table:table-cell>
          <table:table-cell office:value-type="float" office:value="48167" table:style-name="ce1">
            <text:p>48167</text:p>
          </table:table-cell>
          <table:table-cell office:value-type="float" office:value="48168" table:style-name="ce1">
            <text:p>48168</text:p>
          </table:table-cell>
          <table:table-cell office:value-type="float" office:value="48169" table:style-name="ce1">
            <text:p>48169</text:p>
          </table:table-cell>
          <table:table-cell office:value-type="float" office:value="48170" table:style-name="ce1">
            <text:p>48170</text:p>
          </table:table-cell>
          <table:table-cell office:value-type="float" office:value="48171" table:style-name="ce1">
            <text:p>48171</text:p>
          </table:table-cell>
          <table:table-cell office:value-type="float" office:value="48172" table:style-name="ce1">
            <text:p>48172</text:p>
          </table:table-cell>
          <table:table-cell office:value-type="float" office:value="48173" table:style-name="ce1">
            <text:p>48173</text:p>
          </table:table-cell>
          <table:table-cell office:value-type="float" office:value="48174" table:style-name="ce1">
            <text:p>48174</text:p>
          </table:table-cell>
          <table:table-cell office:value-type="float" office:value="48175" table:style-name="ce1">
            <text:p>48175</text:p>
          </table:table-cell>
          <table:table-cell office:value-type="float" office:value="48176" table:style-name="ce1">
            <text:p>48176</text:p>
          </table:table-cell>
          <table:table-cell office:value-type="float" office:value="48177" table:style-name="ce1">
            <text:p>48177</text:p>
          </table:table-cell>
          <table:table-cell office:value-type="float" office:value="48178" table:style-name="ce1">
            <text:p>48178</text:p>
          </table:table-cell>
          <table:table-cell office:value-type="float" office:value="48179" table:style-name="ce1">
            <text:p>48179</text:p>
          </table:table-cell>
          <table:table-cell office:value-type="float" office:value="48180" table:style-name="ce1">
            <text:p>48180</text:p>
          </table:table-cell>
          <table:table-cell office:value-type="float" office:value="48181" table:style-name="ce1">
            <text:p>48181</text:p>
          </table:table-cell>
          <table:table-cell office:value-type="float" office:value="48182" table:style-name="ce1">
            <text:p>48182</text:p>
          </table:table-cell>
          <table:table-cell office:value-type="float" office:value="48183" table:style-name="ce1">
            <text:p>48183</text:p>
          </table:table-cell>
          <table:table-cell office:value-type="float" office:value="48184" table:style-name="ce1">
            <text:p>48184</text:p>
          </table:table-cell>
          <table:table-cell office:value-type="float" office:value="48185" table:style-name="ce1">
            <text:p>48185</text:p>
          </table:table-cell>
          <table:table-cell office:value-type="float" office:value="48186" table:style-name="ce1">
            <text:p>48186</text:p>
          </table:table-cell>
          <table:table-cell office:value-type="float" office:value="48187" table:style-name="ce1">
            <text:p>48187</text:p>
          </table:table-cell>
          <table:table-cell office:value-type="float" office:value="48188" table:style-name="ce1">
            <text:p>48188</text:p>
          </table:table-cell>
          <table:table-cell office:value-type="float" office:value="48189" table:style-name="ce1">
            <text:p>48189</text:p>
          </table:table-cell>
          <table:table-cell office:value-type="float" office:value="48190" table:style-name="ce1">
            <text:p>48190</text:p>
          </table:table-cell>
          <table:table-cell office:value-type="float" office:value="48191" table:style-name="ce1">
            <text:p>48191</text:p>
          </table:table-cell>
          <table:table-cell office:value-type="float" office:value="48192" table:style-name="ce1">
            <text:p>48192</text:p>
          </table:table-cell>
          <table:table-cell office:value-type="float" office:value="48193" table:style-name="ce1">
            <text:p>48193</text:p>
          </table:table-cell>
          <table:table-cell office:value-type="float" office:value="48194" table:style-name="ce1">
            <text:p>48194</text:p>
          </table:table-cell>
          <table:table-cell office:value-type="float" office:value="48195" table:style-name="ce1">
            <text:p>48195</text:p>
          </table:table-cell>
          <table:table-cell office:value-type="float" office:value="48196" table:style-name="ce1">
            <text:p>48196</text:p>
          </table:table-cell>
          <table:table-cell office:value-type="float" office:value="48197" table:style-name="ce1">
            <text:p>48197</text:p>
          </table:table-cell>
          <table:table-cell office:value-type="float" office:value="48198" table:style-name="ce1">
            <text:p>48198</text:p>
          </table:table-cell>
          <table:table-cell office:value-type="float" office:value="48199" table:style-name="ce1">
            <text:p>48199</text:p>
          </table:table-cell>
          <table:table-cell table:number-columns-repeated="16284"/>
        </table:table-row>
        <table:table-row table:style-name="ro1">
          <table:table-cell office:value-type="float" office:value="48200" table:style-name="ce1">
            <text:p>48200</text:p>
          </table:table-cell>
          <table:table-cell office:value-type="float" office:value="48201" table:style-name="ce1">
            <text:p>48201</text:p>
          </table:table-cell>
          <table:table-cell office:value-type="float" office:value="48202" table:style-name="ce1">
            <text:p>48202</text:p>
          </table:table-cell>
          <table:table-cell office:value-type="float" office:value="48203" table:style-name="ce1">
            <text:p>48203</text:p>
          </table:table-cell>
          <table:table-cell office:value-type="float" office:value="48204" table:style-name="ce1">
            <text:p>48204</text:p>
          </table:table-cell>
          <table:table-cell office:value-type="float" office:value="48205" table:style-name="ce1">
            <text:p>48205</text:p>
          </table:table-cell>
          <table:table-cell office:value-type="float" office:value="48206" table:style-name="ce1">
            <text:p>48206</text:p>
          </table:table-cell>
          <table:table-cell office:value-type="float" office:value="48207" table:style-name="ce1">
            <text:p>48207</text:p>
          </table:table-cell>
          <table:table-cell office:value-type="float" office:value="48208" table:style-name="ce1">
            <text:p>48208</text:p>
          </table:table-cell>
          <table:table-cell office:value-type="float" office:value="48209" table:style-name="ce1">
            <text:p>48209</text:p>
          </table:table-cell>
          <table:table-cell office:value-type="float" office:value="48210" table:style-name="ce1">
            <text:p>48210</text:p>
          </table:table-cell>
          <table:table-cell office:value-type="float" office:value="48211" table:style-name="ce1">
            <text:p>48211</text:p>
          </table:table-cell>
          <table:table-cell office:value-type="float" office:value="48212" table:style-name="ce1">
            <text:p>48212</text:p>
          </table:table-cell>
          <table:table-cell office:value-type="float" office:value="48213" table:style-name="ce1">
            <text:p>48213</text:p>
          </table:table-cell>
          <table:table-cell office:value-type="float" office:value="48214" table:style-name="ce1">
            <text:p>48214</text:p>
          </table:table-cell>
          <table:table-cell office:value-type="float" office:value="48215" table:style-name="ce1">
            <text:p>48215</text:p>
          </table:table-cell>
          <table:table-cell office:value-type="float" office:value="48216" table:style-name="ce1">
            <text:p>48216</text:p>
          </table:table-cell>
          <table:table-cell office:value-type="float" office:value="48217" table:style-name="ce1">
            <text:p>48217</text:p>
          </table:table-cell>
          <table:table-cell office:value-type="float" office:value="48218" table:style-name="ce1">
            <text:p>48218</text:p>
          </table:table-cell>
          <table:table-cell office:value-type="float" office:value="48219" table:style-name="ce1">
            <text:p>48219</text:p>
          </table:table-cell>
          <table:table-cell office:value-type="float" office:value="48220" table:style-name="ce1">
            <text:p>48220</text:p>
          </table:table-cell>
          <table:table-cell office:value-type="float" office:value="48221" table:style-name="ce1">
            <text:p>48221</text:p>
          </table:table-cell>
          <table:table-cell office:value-type="float" office:value="48222" table:style-name="ce1">
            <text:p>48222</text:p>
          </table:table-cell>
          <table:table-cell office:value-type="float" office:value="48223" table:style-name="ce1">
            <text:p>48223</text:p>
          </table:table-cell>
          <table:table-cell office:value-type="float" office:value="48224" table:style-name="ce1">
            <text:p>48224</text:p>
          </table:table-cell>
          <table:table-cell office:value-type="float" office:value="48225" table:style-name="ce1">
            <text:p>48225</text:p>
          </table:table-cell>
          <table:table-cell office:value-type="float" office:value="48226" table:style-name="ce1">
            <text:p>48226</text:p>
          </table:table-cell>
          <table:table-cell office:value-type="float" office:value="48227" table:style-name="ce1">
            <text:p>48227</text:p>
          </table:table-cell>
          <table:table-cell office:value-type="float" office:value="48228" table:style-name="ce1">
            <text:p>48228</text:p>
          </table:table-cell>
          <table:table-cell office:value-type="float" office:value="48229" table:style-name="ce1">
            <text:p>48229</text:p>
          </table:table-cell>
          <table:table-cell office:value-type="float" office:value="48230" table:style-name="ce1">
            <text:p>48230</text:p>
          </table:table-cell>
          <table:table-cell office:value-type="float" office:value="48231" table:style-name="ce1">
            <text:p>48231</text:p>
          </table:table-cell>
          <table:table-cell office:value-type="float" office:value="48232" table:style-name="ce1">
            <text:p>48232</text:p>
          </table:table-cell>
          <table:table-cell office:value-type="float" office:value="48233" table:style-name="ce1">
            <text:p>48233</text:p>
          </table:table-cell>
          <table:table-cell office:value-type="float" office:value="48234" table:style-name="ce1">
            <text:p>48234</text:p>
          </table:table-cell>
          <table:table-cell office:value-type="float" office:value="48235" table:style-name="ce1">
            <text:p>48235</text:p>
          </table:table-cell>
          <table:table-cell office:value-type="float" office:value="48236" table:style-name="ce1">
            <text:p>48236</text:p>
          </table:table-cell>
          <table:table-cell office:value-type="float" office:value="48237" table:style-name="ce1">
            <text:p>48237</text:p>
          </table:table-cell>
          <table:table-cell office:value-type="float" office:value="48238" table:style-name="ce1">
            <text:p>48238</text:p>
          </table:table-cell>
          <table:table-cell office:value-type="float" office:value="48239" table:style-name="ce1">
            <text:p>48239</text:p>
          </table:table-cell>
          <table:table-cell office:value-type="float" office:value="48240" table:style-name="ce1">
            <text:p>48240</text:p>
          </table:table-cell>
          <table:table-cell office:value-type="float" office:value="48241" table:style-name="ce1">
            <text:p>48241</text:p>
          </table:table-cell>
          <table:table-cell office:value-type="float" office:value="48242" table:style-name="ce1">
            <text:p>48242</text:p>
          </table:table-cell>
          <table:table-cell office:value-type="float" office:value="48243" table:style-name="ce1">
            <text:p>48243</text:p>
          </table:table-cell>
          <table:table-cell office:value-type="float" office:value="48244" table:style-name="ce1">
            <text:p>48244</text:p>
          </table:table-cell>
          <table:table-cell office:value-type="float" office:value="48245" table:style-name="ce1">
            <text:p>48245</text:p>
          </table:table-cell>
          <table:table-cell office:value-type="float" office:value="48246" table:style-name="ce1">
            <text:p>48246</text:p>
          </table:table-cell>
          <table:table-cell office:value-type="float" office:value="48247" table:style-name="ce1">
            <text:p>48247</text:p>
          </table:table-cell>
          <table:table-cell office:value-type="float" office:value="48248" table:style-name="ce1">
            <text:p>48248</text:p>
          </table:table-cell>
          <table:table-cell office:value-type="float" office:value="48249" table:style-name="ce1">
            <text:p>48249</text:p>
          </table:table-cell>
          <table:table-cell office:value-type="float" office:value="48250" table:style-name="ce1">
            <text:p>48250</text:p>
          </table:table-cell>
          <table:table-cell office:value-type="float" office:value="48251" table:style-name="ce1">
            <text:p>48251</text:p>
          </table:table-cell>
          <table:table-cell office:value-type="float" office:value="48252" table:style-name="ce1">
            <text:p>48252</text:p>
          </table:table-cell>
          <table:table-cell office:value-type="float" office:value="48253" table:style-name="ce1">
            <text:p>48253</text:p>
          </table:table-cell>
          <table:table-cell office:value-type="float" office:value="48254" table:style-name="ce1">
            <text:p>48254</text:p>
          </table:table-cell>
          <table:table-cell office:value-type="float" office:value="48255" table:style-name="ce1">
            <text:p>48255</text:p>
          </table:table-cell>
          <table:table-cell office:value-type="float" office:value="48256" table:style-name="ce1">
            <text:p>48256</text:p>
          </table:table-cell>
          <table:table-cell office:value-type="float" office:value="48257" table:style-name="ce1">
            <text:p>48257</text:p>
          </table:table-cell>
          <table:table-cell office:value-type="float" office:value="48258" table:style-name="ce1">
            <text:p>48258</text:p>
          </table:table-cell>
          <table:table-cell office:value-type="float" office:value="48259" table:style-name="ce1">
            <text:p>48259</text:p>
          </table:table-cell>
          <table:table-cell office:value-type="float" office:value="48260" table:style-name="ce1">
            <text:p>48260</text:p>
          </table:table-cell>
          <table:table-cell office:value-type="float" office:value="48261" table:style-name="ce1">
            <text:p>48261</text:p>
          </table:table-cell>
          <table:table-cell office:value-type="float" office:value="48262" table:style-name="ce1">
            <text:p>48262</text:p>
          </table:table-cell>
          <table:table-cell office:value-type="float" office:value="48263" table:style-name="ce1">
            <text:p>48263</text:p>
          </table:table-cell>
          <table:table-cell office:value-type="float" office:value="48264" table:style-name="ce1">
            <text:p>48264</text:p>
          </table:table-cell>
          <table:table-cell office:value-type="float" office:value="48265" table:style-name="ce1">
            <text:p>48265</text:p>
          </table:table-cell>
          <table:table-cell office:value-type="float" office:value="48266" table:style-name="ce1">
            <text:p>48266</text:p>
          </table:table-cell>
          <table:table-cell office:value-type="float" office:value="48267" table:style-name="ce1">
            <text:p>48267</text:p>
          </table:table-cell>
          <table:table-cell office:value-type="float" office:value="48268" table:style-name="ce1">
            <text:p>48268</text:p>
          </table:table-cell>
          <table:table-cell office:value-type="float" office:value="48269" table:style-name="ce1">
            <text:p>48269</text:p>
          </table:table-cell>
          <table:table-cell office:value-type="float" office:value="48270" table:style-name="ce1">
            <text:p>48270</text:p>
          </table:table-cell>
          <table:table-cell office:value-type="float" office:value="48271" table:style-name="ce1">
            <text:p>48271</text:p>
          </table:table-cell>
          <table:table-cell office:value-type="float" office:value="48272" table:style-name="ce1">
            <text:p>48272</text:p>
          </table:table-cell>
          <table:table-cell office:value-type="float" office:value="48273" table:style-name="ce1">
            <text:p>48273</text:p>
          </table:table-cell>
          <table:table-cell office:value-type="float" office:value="48274" table:style-name="ce1">
            <text:p>48274</text:p>
          </table:table-cell>
          <table:table-cell office:value-type="float" office:value="48275" table:style-name="ce1">
            <text:p>48275</text:p>
          </table:table-cell>
          <table:table-cell office:value-type="float" office:value="48276" table:style-name="ce1">
            <text:p>48276</text:p>
          </table:table-cell>
          <table:table-cell office:value-type="float" office:value="48277" table:style-name="ce1">
            <text:p>48277</text:p>
          </table:table-cell>
          <table:table-cell office:value-type="float" office:value="48278" table:style-name="ce1">
            <text:p>48278</text:p>
          </table:table-cell>
          <table:table-cell office:value-type="float" office:value="48279" table:style-name="ce1">
            <text:p>48279</text:p>
          </table:table-cell>
          <table:table-cell office:value-type="float" office:value="48280" table:style-name="ce1">
            <text:p>48280</text:p>
          </table:table-cell>
          <table:table-cell office:value-type="float" office:value="48281" table:style-name="ce1">
            <text:p>48281</text:p>
          </table:table-cell>
          <table:table-cell office:value-type="float" office:value="48282" table:style-name="ce1">
            <text:p>48282</text:p>
          </table:table-cell>
          <table:table-cell office:value-type="float" office:value="48283" table:style-name="ce1">
            <text:p>48283</text:p>
          </table:table-cell>
          <table:table-cell office:value-type="float" office:value="48284" table:style-name="ce1">
            <text:p>48284</text:p>
          </table:table-cell>
          <table:table-cell office:value-type="float" office:value="48285" table:style-name="ce1">
            <text:p>48285</text:p>
          </table:table-cell>
          <table:table-cell office:value-type="float" office:value="48286" table:style-name="ce1">
            <text:p>48286</text:p>
          </table:table-cell>
          <table:table-cell office:value-type="float" office:value="48287" table:style-name="ce1">
            <text:p>48287</text:p>
          </table:table-cell>
          <table:table-cell office:value-type="float" office:value="48288" table:style-name="ce1">
            <text:p>48288</text:p>
          </table:table-cell>
          <table:table-cell office:value-type="float" office:value="48289" table:style-name="ce1">
            <text:p>48289</text:p>
          </table:table-cell>
          <table:table-cell office:value-type="float" office:value="48290" table:style-name="ce1">
            <text:p>48290</text:p>
          </table:table-cell>
          <table:table-cell office:value-type="float" office:value="48291" table:style-name="ce1">
            <text:p>48291</text:p>
          </table:table-cell>
          <table:table-cell office:value-type="float" office:value="48292" table:style-name="ce1">
            <text:p>48292</text:p>
          </table:table-cell>
          <table:table-cell office:value-type="float" office:value="48293" table:style-name="ce1">
            <text:p>48293</text:p>
          </table:table-cell>
          <table:table-cell office:value-type="float" office:value="48294" table:style-name="ce1">
            <text:p>48294</text:p>
          </table:table-cell>
          <table:table-cell office:value-type="float" office:value="48295" table:style-name="ce1">
            <text:p>48295</text:p>
          </table:table-cell>
          <table:table-cell office:value-type="float" office:value="48296" table:style-name="ce1">
            <text:p>48296</text:p>
          </table:table-cell>
          <table:table-cell office:value-type="float" office:value="48297" table:style-name="ce1">
            <text:p>48297</text:p>
          </table:table-cell>
          <table:table-cell office:value-type="float" office:value="48298" table:style-name="ce1">
            <text:p>48298</text:p>
          </table:table-cell>
          <table:table-cell office:value-type="float" office:value="48299" table:style-name="ce1">
            <text:p>48299</text:p>
          </table:table-cell>
          <table:table-cell table:number-columns-repeated="16284"/>
        </table:table-row>
        <table:table-row table:style-name="ro1">
          <table:table-cell office:value-type="float" office:value="48300" table:style-name="ce1">
            <text:p>48300</text:p>
          </table:table-cell>
          <table:table-cell office:value-type="float" office:value="48301" table:style-name="ce1">
            <text:p>48301</text:p>
          </table:table-cell>
          <table:table-cell office:value-type="float" office:value="48302" table:style-name="ce1">
            <text:p>48302</text:p>
          </table:table-cell>
          <table:table-cell office:value-type="float" office:value="48303" table:style-name="ce1">
            <text:p>48303</text:p>
          </table:table-cell>
          <table:table-cell office:value-type="float" office:value="48304" table:style-name="ce1">
            <text:p>48304</text:p>
          </table:table-cell>
          <table:table-cell office:value-type="float" office:value="48305" table:style-name="ce1">
            <text:p>48305</text:p>
          </table:table-cell>
          <table:table-cell office:value-type="float" office:value="48306" table:style-name="ce1">
            <text:p>48306</text:p>
          </table:table-cell>
          <table:table-cell office:value-type="float" office:value="48307" table:style-name="ce1">
            <text:p>48307</text:p>
          </table:table-cell>
          <table:table-cell office:value-type="float" office:value="48308" table:style-name="ce1">
            <text:p>48308</text:p>
          </table:table-cell>
          <table:table-cell office:value-type="float" office:value="48309" table:style-name="ce1">
            <text:p>48309</text:p>
          </table:table-cell>
          <table:table-cell office:value-type="float" office:value="48310" table:style-name="ce1">
            <text:p>48310</text:p>
          </table:table-cell>
          <table:table-cell office:value-type="float" office:value="48311" table:style-name="ce1">
            <text:p>48311</text:p>
          </table:table-cell>
          <table:table-cell office:value-type="float" office:value="48312" table:style-name="ce1">
            <text:p>48312</text:p>
          </table:table-cell>
          <table:table-cell office:value-type="float" office:value="48313" table:style-name="ce1">
            <text:p>48313</text:p>
          </table:table-cell>
          <table:table-cell office:value-type="float" office:value="48314" table:style-name="ce1">
            <text:p>48314</text:p>
          </table:table-cell>
          <table:table-cell office:value-type="float" office:value="48315" table:style-name="ce1">
            <text:p>48315</text:p>
          </table:table-cell>
          <table:table-cell office:value-type="float" office:value="48316" table:style-name="ce1">
            <text:p>48316</text:p>
          </table:table-cell>
          <table:table-cell office:value-type="float" office:value="48317" table:style-name="ce1">
            <text:p>48317</text:p>
          </table:table-cell>
          <table:table-cell office:value-type="float" office:value="48318" table:style-name="ce1">
            <text:p>48318</text:p>
          </table:table-cell>
          <table:table-cell office:value-type="float" office:value="48319" table:style-name="ce1">
            <text:p>48319</text:p>
          </table:table-cell>
          <table:table-cell office:value-type="float" office:value="48320" table:style-name="ce1">
            <text:p>48320</text:p>
          </table:table-cell>
          <table:table-cell office:value-type="float" office:value="48321" table:style-name="ce1">
            <text:p>48321</text:p>
          </table:table-cell>
          <table:table-cell office:value-type="float" office:value="48322" table:style-name="ce1">
            <text:p>48322</text:p>
          </table:table-cell>
          <table:table-cell office:value-type="float" office:value="48323" table:style-name="ce1">
            <text:p>48323</text:p>
          </table:table-cell>
          <table:table-cell office:value-type="float" office:value="48324" table:style-name="ce1">
            <text:p>48324</text:p>
          </table:table-cell>
          <table:table-cell office:value-type="float" office:value="48325" table:style-name="ce1">
            <text:p>48325</text:p>
          </table:table-cell>
          <table:table-cell office:value-type="float" office:value="48326" table:style-name="ce1">
            <text:p>48326</text:p>
          </table:table-cell>
          <table:table-cell office:value-type="float" office:value="48327" table:style-name="ce1">
            <text:p>48327</text:p>
          </table:table-cell>
          <table:table-cell office:value-type="float" office:value="48328" table:style-name="ce1">
            <text:p>48328</text:p>
          </table:table-cell>
          <table:table-cell office:value-type="float" office:value="48329" table:style-name="ce1">
            <text:p>48329</text:p>
          </table:table-cell>
          <table:table-cell office:value-type="float" office:value="48330" table:style-name="ce1">
            <text:p>48330</text:p>
          </table:table-cell>
          <table:table-cell office:value-type="float" office:value="48331" table:style-name="ce1">
            <text:p>48331</text:p>
          </table:table-cell>
          <table:table-cell office:value-type="float" office:value="48332" table:style-name="ce1">
            <text:p>48332</text:p>
          </table:table-cell>
          <table:table-cell office:value-type="float" office:value="48333" table:style-name="ce1">
            <text:p>48333</text:p>
          </table:table-cell>
          <table:table-cell office:value-type="float" office:value="48334" table:style-name="ce1">
            <text:p>48334</text:p>
          </table:table-cell>
          <table:table-cell office:value-type="float" office:value="48335" table:style-name="ce1">
            <text:p>48335</text:p>
          </table:table-cell>
          <table:table-cell office:value-type="float" office:value="48336" table:style-name="ce1">
            <text:p>48336</text:p>
          </table:table-cell>
          <table:table-cell office:value-type="float" office:value="48337" table:style-name="ce1">
            <text:p>48337</text:p>
          </table:table-cell>
          <table:table-cell office:value-type="float" office:value="48338" table:style-name="ce1">
            <text:p>48338</text:p>
          </table:table-cell>
          <table:table-cell office:value-type="float" office:value="48339" table:style-name="ce1">
            <text:p>48339</text:p>
          </table:table-cell>
          <table:table-cell office:value-type="float" office:value="48340" table:style-name="ce1">
            <text:p>48340</text:p>
          </table:table-cell>
          <table:table-cell office:value-type="float" office:value="48341" table:style-name="ce1">
            <text:p>48341</text:p>
          </table:table-cell>
          <table:table-cell office:value-type="float" office:value="48342" table:style-name="ce1">
            <text:p>48342</text:p>
          </table:table-cell>
          <table:table-cell office:value-type="float" office:value="48343" table:style-name="ce1">
            <text:p>48343</text:p>
          </table:table-cell>
          <table:table-cell office:value-type="float" office:value="48344" table:style-name="ce1">
            <text:p>48344</text:p>
          </table:table-cell>
          <table:table-cell office:value-type="float" office:value="48345" table:style-name="ce1">
            <text:p>48345</text:p>
          </table:table-cell>
          <table:table-cell office:value-type="float" office:value="48346" table:style-name="ce1">
            <text:p>48346</text:p>
          </table:table-cell>
          <table:table-cell office:value-type="float" office:value="48347" table:style-name="ce1">
            <text:p>48347</text:p>
          </table:table-cell>
          <table:table-cell office:value-type="float" office:value="48348" table:style-name="ce1">
            <text:p>48348</text:p>
          </table:table-cell>
          <table:table-cell office:value-type="float" office:value="48349" table:style-name="ce1">
            <text:p>48349</text:p>
          </table:table-cell>
          <table:table-cell office:value-type="float" office:value="48350" table:style-name="ce1">
            <text:p>48350</text:p>
          </table:table-cell>
          <table:table-cell office:value-type="float" office:value="48351" table:style-name="ce1">
            <text:p>48351</text:p>
          </table:table-cell>
          <table:table-cell office:value-type="float" office:value="48352" table:style-name="ce1">
            <text:p>48352</text:p>
          </table:table-cell>
          <table:table-cell office:value-type="float" office:value="48353" table:style-name="ce1">
            <text:p>48353</text:p>
          </table:table-cell>
          <table:table-cell office:value-type="float" office:value="48354" table:style-name="ce1">
            <text:p>48354</text:p>
          </table:table-cell>
          <table:table-cell office:value-type="float" office:value="48355" table:style-name="ce1">
            <text:p>48355</text:p>
          </table:table-cell>
          <table:table-cell office:value-type="float" office:value="48356" table:style-name="ce1">
            <text:p>48356</text:p>
          </table:table-cell>
          <table:table-cell office:value-type="float" office:value="48357" table:style-name="ce1">
            <text:p>48357</text:p>
          </table:table-cell>
          <table:table-cell office:value-type="float" office:value="48358" table:style-name="ce1">
            <text:p>48358</text:p>
          </table:table-cell>
          <table:table-cell office:value-type="float" office:value="48359" table:style-name="ce1">
            <text:p>48359</text:p>
          </table:table-cell>
          <table:table-cell office:value-type="float" office:value="48360" table:style-name="ce1">
            <text:p>48360</text:p>
          </table:table-cell>
          <table:table-cell office:value-type="float" office:value="48361" table:style-name="ce1">
            <text:p>48361</text:p>
          </table:table-cell>
          <table:table-cell office:value-type="float" office:value="48362" table:style-name="ce1">
            <text:p>48362</text:p>
          </table:table-cell>
          <table:table-cell office:value-type="float" office:value="48363" table:style-name="ce1">
            <text:p>48363</text:p>
          </table:table-cell>
          <table:table-cell office:value-type="float" office:value="48364" table:style-name="ce1">
            <text:p>48364</text:p>
          </table:table-cell>
          <table:table-cell office:value-type="float" office:value="48365" table:style-name="ce1">
            <text:p>48365</text:p>
          </table:table-cell>
          <table:table-cell office:value-type="float" office:value="48366" table:style-name="ce1">
            <text:p>48366</text:p>
          </table:table-cell>
          <table:table-cell office:value-type="float" office:value="48367" table:style-name="ce1">
            <text:p>48367</text:p>
          </table:table-cell>
          <table:table-cell office:value-type="float" office:value="48368" table:style-name="ce1">
            <text:p>48368</text:p>
          </table:table-cell>
          <table:table-cell office:value-type="float" office:value="48369" table:style-name="ce1">
            <text:p>48369</text:p>
          </table:table-cell>
          <table:table-cell office:value-type="float" office:value="48370" table:style-name="ce1">
            <text:p>48370</text:p>
          </table:table-cell>
          <table:table-cell office:value-type="float" office:value="48371" table:style-name="ce1">
            <text:p>48371</text:p>
          </table:table-cell>
          <table:table-cell office:value-type="float" office:value="48372" table:style-name="ce1">
            <text:p>48372</text:p>
          </table:table-cell>
          <table:table-cell office:value-type="float" office:value="48373" table:style-name="ce1">
            <text:p>48373</text:p>
          </table:table-cell>
          <table:table-cell office:value-type="float" office:value="48374" table:style-name="ce1">
            <text:p>48374</text:p>
          </table:table-cell>
          <table:table-cell office:value-type="float" office:value="48375" table:style-name="ce1">
            <text:p>48375</text:p>
          </table:table-cell>
          <table:table-cell office:value-type="float" office:value="48376" table:style-name="ce1">
            <text:p>48376</text:p>
          </table:table-cell>
          <table:table-cell office:value-type="float" office:value="48377" table:style-name="ce1">
            <text:p>48377</text:p>
          </table:table-cell>
          <table:table-cell office:value-type="float" office:value="48378" table:style-name="ce1">
            <text:p>48378</text:p>
          </table:table-cell>
          <table:table-cell office:value-type="float" office:value="48379" table:style-name="ce1">
            <text:p>48379</text:p>
          </table:table-cell>
          <table:table-cell office:value-type="float" office:value="48380" table:style-name="ce1">
            <text:p>48380</text:p>
          </table:table-cell>
          <table:table-cell office:value-type="float" office:value="48381" table:style-name="ce1">
            <text:p>48381</text:p>
          </table:table-cell>
          <table:table-cell office:value-type="float" office:value="48382" table:style-name="ce1">
            <text:p>48382</text:p>
          </table:table-cell>
          <table:table-cell office:value-type="float" office:value="48383" table:style-name="ce1">
            <text:p>48383</text:p>
          </table:table-cell>
          <table:table-cell office:value-type="float" office:value="48384" table:style-name="ce1">
            <text:p>48384</text:p>
          </table:table-cell>
          <table:table-cell office:value-type="float" office:value="48385" table:style-name="ce1">
            <text:p>48385</text:p>
          </table:table-cell>
          <table:table-cell office:value-type="float" office:value="48386" table:style-name="ce1">
            <text:p>48386</text:p>
          </table:table-cell>
          <table:table-cell office:value-type="float" office:value="48387" table:style-name="ce1">
            <text:p>48387</text:p>
          </table:table-cell>
          <table:table-cell office:value-type="float" office:value="48388" table:style-name="ce1">
            <text:p>48388</text:p>
          </table:table-cell>
          <table:table-cell office:value-type="float" office:value="48389" table:style-name="ce1">
            <text:p>48389</text:p>
          </table:table-cell>
          <table:table-cell office:value-type="float" office:value="48390" table:style-name="ce1">
            <text:p>48390</text:p>
          </table:table-cell>
          <table:table-cell office:value-type="float" office:value="48391" table:style-name="ce1">
            <text:p>48391</text:p>
          </table:table-cell>
          <table:table-cell office:value-type="float" office:value="48392" table:style-name="ce1">
            <text:p>48392</text:p>
          </table:table-cell>
          <table:table-cell office:value-type="float" office:value="48393" table:style-name="ce1">
            <text:p>48393</text:p>
          </table:table-cell>
          <table:table-cell office:value-type="float" office:value="48394" table:style-name="ce1">
            <text:p>48394</text:p>
          </table:table-cell>
          <table:table-cell office:value-type="float" office:value="48395" table:style-name="ce1">
            <text:p>48395</text:p>
          </table:table-cell>
          <table:table-cell office:value-type="float" office:value="48396" table:style-name="ce1">
            <text:p>48396</text:p>
          </table:table-cell>
          <table:table-cell office:value-type="float" office:value="48397" table:style-name="ce1">
            <text:p>48397</text:p>
          </table:table-cell>
          <table:table-cell office:value-type="float" office:value="48398" table:style-name="ce1">
            <text:p>48398</text:p>
          </table:table-cell>
          <table:table-cell office:value-type="float" office:value="48399" table:style-name="ce1">
            <text:p>48399</text:p>
          </table:table-cell>
          <table:table-cell table:number-columns-repeated="16284"/>
        </table:table-row>
        <table:table-row table:style-name="ro1">
          <table:table-cell office:value-type="float" office:value="48400" table:style-name="ce1">
            <text:p>48400</text:p>
          </table:table-cell>
          <table:table-cell office:value-type="float" office:value="48401" table:style-name="ce1">
            <text:p>48401</text:p>
          </table:table-cell>
          <table:table-cell office:value-type="float" office:value="48402" table:style-name="ce1">
            <text:p>48402</text:p>
          </table:table-cell>
          <table:table-cell office:value-type="float" office:value="48403" table:style-name="ce1">
            <text:p>48403</text:p>
          </table:table-cell>
          <table:table-cell office:value-type="float" office:value="48404" table:style-name="ce1">
            <text:p>48404</text:p>
          </table:table-cell>
          <table:table-cell office:value-type="float" office:value="48405" table:style-name="ce1">
            <text:p>48405</text:p>
          </table:table-cell>
          <table:table-cell office:value-type="float" office:value="48406" table:style-name="ce1">
            <text:p>48406</text:p>
          </table:table-cell>
          <table:table-cell office:value-type="float" office:value="48407" table:style-name="ce1">
            <text:p>48407</text:p>
          </table:table-cell>
          <table:table-cell office:value-type="float" office:value="48408" table:style-name="ce1">
            <text:p>48408</text:p>
          </table:table-cell>
          <table:table-cell office:value-type="float" office:value="48409" table:style-name="ce1">
            <text:p>48409</text:p>
          </table:table-cell>
          <table:table-cell office:value-type="float" office:value="48410" table:style-name="ce1">
            <text:p>48410</text:p>
          </table:table-cell>
          <table:table-cell office:value-type="float" office:value="48411" table:style-name="ce1">
            <text:p>48411</text:p>
          </table:table-cell>
          <table:table-cell office:value-type="float" office:value="48412" table:style-name="ce1">
            <text:p>48412</text:p>
          </table:table-cell>
          <table:table-cell office:value-type="float" office:value="48413" table:style-name="ce1">
            <text:p>48413</text:p>
          </table:table-cell>
          <table:table-cell office:value-type="float" office:value="48414" table:style-name="ce1">
            <text:p>48414</text:p>
          </table:table-cell>
          <table:table-cell office:value-type="float" office:value="48415" table:style-name="ce1">
            <text:p>48415</text:p>
          </table:table-cell>
          <table:table-cell office:value-type="float" office:value="48416" table:style-name="ce1">
            <text:p>48416</text:p>
          </table:table-cell>
          <table:table-cell office:value-type="float" office:value="48417" table:style-name="ce1">
            <text:p>48417</text:p>
          </table:table-cell>
          <table:table-cell office:value-type="float" office:value="48418" table:style-name="ce1">
            <text:p>48418</text:p>
          </table:table-cell>
          <table:table-cell office:value-type="float" office:value="48419" table:style-name="ce1">
            <text:p>48419</text:p>
          </table:table-cell>
          <table:table-cell office:value-type="float" office:value="48420" table:style-name="ce1">
            <text:p>48420</text:p>
          </table:table-cell>
          <table:table-cell office:value-type="float" office:value="48421" table:style-name="ce1">
            <text:p>48421</text:p>
          </table:table-cell>
          <table:table-cell office:value-type="float" office:value="48422" table:style-name="ce1">
            <text:p>48422</text:p>
          </table:table-cell>
          <table:table-cell office:value-type="float" office:value="48423" table:style-name="ce1">
            <text:p>48423</text:p>
          </table:table-cell>
          <table:table-cell office:value-type="float" office:value="48424" table:style-name="ce1">
            <text:p>48424</text:p>
          </table:table-cell>
          <table:table-cell office:value-type="float" office:value="48425" table:style-name="ce1">
            <text:p>48425</text:p>
          </table:table-cell>
          <table:table-cell office:value-type="float" office:value="48426" table:style-name="ce1">
            <text:p>48426</text:p>
          </table:table-cell>
          <table:table-cell office:value-type="float" office:value="48427" table:style-name="ce1">
            <text:p>48427</text:p>
          </table:table-cell>
          <table:table-cell office:value-type="float" office:value="48428" table:style-name="ce1">
            <text:p>48428</text:p>
          </table:table-cell>
          <table:table-cell office:value-type="float" office:value="48429" table:style-name="ce1">
            <text:p>48429</text:p>
          </table:table-cell>
          <table:table-cell office:value-type="float" office:value="48430" table:style-name="ce1">
            <text:p>48430</text:p>
          </table:table-cell>
          <table:table-cell office:value-type="float" office:value="48431" table:style-name="ce1">
            <text:p>48431</text:p>
          </table:table-cell>
          <table:table-cell office:value-type="float" office:value="48432" table:style-name="ce1">
            <text:p>48432</text:p>
          </table:table-cell>
          <table:table-cell office:value-type="float" office:value="48433" table:style-name="ce1">
            <text:p>48433</text:p>
          </table:table-cell>
          <table:table-cell office:value-type="float" office:value="48434" table:style-name="ce1">
            <text:p>48434</text:p>
          </table:table-cell>
          <table:table-cell office:value-type="float" office:value="48435" table:style-name="ce1">
            <text:p>48435</text:p>
          </table:table-cell>
          <table:table-cell office:value-type="float" office:value="48436" table:style-name="ce1">
            <text:p>48436</text:p>
          </table:table-cell>
          <table:table-cell office:value-type="float" office:value="48437" table:style-name="ce1">
            <text:p>48437</text:p>
          </table:table-cell>
          <table:table-cell office:value-type="float" office:value="48438" table:style-name="ce1">
            <text:p>48438</text:p>
          </table:table-cell>
          <table:table-cell office:value-type="float" office:value="48439" table:style-name="ce1">
            <text:p>48439</text:p>
          </table:table-cell>
          <table:table-cell office:value-type="float" office:value="48440" table:style-name="ce1">
            <text:p>48440</text:p>
          </table:table-cell>
          <table:table-cell office:value-type="float" office:value="48441" table:style-name="ce1">
            <text:p>48441</text:p>
          </table:table-cell>
          <table:table-cell office:value-type="float" office:value="48442" table:style-name="ce1">
            <text:p>48442</text:p>
          </table:table-cell>
          <table:table-cell office:value-type="float" office:value="48443" table:style-name="ce1">
            <text:p>48443</text:p>
          </table:table-cell>
          <table:table-cell office:value-type="float" office:value="48444" table:style-name="ce1">
            <text:p>48444</text:p>
          </table:table-cell>
          <table:table-cell office:value-type="float" office:value="48445" table:style-name="ce1">
            <text:p>48445</text:p>
          </table:table-cell>
          <table:table-cell office:value-type="float" office:value="48446" table:style-name="ce1">
            <text:p>48446</text:p>
          </table:table-cell>
          <table:table-cell office:value-type="float" office:value="48447" table:style-name="ce1">
            <text:p>48447</text:p>
          </table:table-cell>
          <table:table-cell office:value-type="float" office:value="48448" table:style-name="ce1">
            <text:p>48448</text:p>
          </table:table-cell>
          <table:table-cell office:value-type="float" office:value="48449" table:style-name="ce1">
            <text:p>48449</text:p>
          </table:table-cell>
          <table:table-cell office:value-type="float" office:value="48450" table:style-name="ce1">
            <text:p>48450</text:p>
          </table:table-cell>
          <table:table-cell office:value-type="float" office:value="48451" table:style-name="ce1">
            <text:p>48451</text:p>
          </table:table-cell>
          <table:table-cell office:value-type="float" office:value="48452" table:style-name="ce1">
            <text:p>48452</text:p>
          </table:table-cell>
          <table:table-cell office:value-type="float" office:value="48453" table:style-name="ce1">
            <text:p>48453</text:p>
          </table:table-cell>
          <table:table-cell office:value-type="float" office:value="48454" table:style-name="ce1">
            <text:p>48454</text:p>
          </table:table-cell>
          <table:table-cell office:value-type="float" office:value="48455" table:style-name="ce1">
            <text:p>48455</text:p>
          </table:table-cell>
          <table:table-cell office:value-type="float" office:value="48456" table:style-name="ce1">
            <text:p>48456</text:p>
          </table:table-cell>
          <table:table-cell office:value-type="float" office:value="48457" table:style-name="ce1">
            <text:p>48457</text:p>
          </table:table-cell>
          <table:table-cell office:value-type="float" office:value="48458" table:style-name="ce1">
            <text:p>48458</text:p>
          </table:table-cell>
          <table:table-cell office:value-type="float" office:value="48459" table:style-name="ce1">
            <text:p>48459</text:p>
          </table:table-cell>
          <table:table-cell office:value-type="float" office:value="48460" table:style-name="ce1">
            <text:p>48460</text:p>
          </table:table-cell>
          <table:table-cell office:value-type="float" office:value="48461" table:style-name="ce1">
            <text:p>48461</text:p>
          </table:table-cell>
          <table:table-cell office:value-type="float" office:value="48462" table:style-name="ce1">
            <text:p>48462</text:p>
          </table:table-cell>
          <table:table-cell office:value-type="float" office:value="48463" table:style-name="ce1">
            <text:p>48463</text:p>
          </table:table-cell>
          <table:table-cell office:value-type="float" office:value="48464" table:style-name="ce1">
            <text:p>48464</text:p>
          </table:table-cell>
          <table:table-cell office:value-type="float" office:value="48465" table:style-name="ce1">
            <text:p>48465</text:p>
          </table:table-cell>
          <table:table-cell office:value-type="float" office:value="48466" table:style-name="ce1">
            <text:p>48466</text:p>
          </table:table-cell>
          <table:table-cell office:value-type="float" office:value="48467" table:style-name="ce1">
            <text:p>48467</text:p>
          </table:table-cell>
          <table:table-cell office:value-type="float" office:value="48468" table:style-name="ce1">
            <text:p>48468</text:p>
          </table:table-cell>
          <table:table-cell office:value-type="float" office:value="48469" table:style-name="ce1">
            <text:p>48469</text:p>
          </table:table-cell>
          <table:table-cell office:value-type="float" office:value="48470" table:style-name="ce1">
            <text:p>48470</text:p>
          </table:table-cell>
          <table:table-cell office:value-type="float" office:value="48471" table:style-name="ce1">
            <text:p>48471</text:p>
          </table:table-cell>
          <table:table-cell office:value-type="float" office:value="48472" table:style-name="ce1">
            <text:p>48472</text:p>
          </table:table-cell>
          <table:table-cell office:value-type="float" office:value="48473" table:style-name="ce1">
            <text:p>48473</text:p>
          </table:table-cell>
          <table:table-cell office:value-type="float" office:value="48474" table:style-name="ce1">
            <text:p>48474</text:p>
          </table:table-cell>
          <table:table-cell office:value-type="float" office:value="48475" table:style-name="ce1">
            <text:p>48475</text:p>
          </table:table-cell>
          <table:table-cell office:value-type="float" office:value="48476" table:style-name="ce1">
            <text:p>48476</text:p>
          </table:table-cell>
          <table:table-cell office:value-type="float" office:value="48477" table:style-name="ce1">
            <text:p>48477</text:p>
          </table:table-cell>
          <table:table-cell office:value-type="float" office:value="48478" table:style-name="ce1">
            <text:p>48478</text:p>
          </table:table-cell>
          <table:table-cell office:value-type="float" office:value="48479" table:style-name="ce1">
            <text:p>48479</text:p>
          </table:table-cell>
          <table:table-cell office:value-type="float" office:value="48480" table:style-name="ce1">
            <text:p>48480</text:p>
          </table:table-cell>
          <table:table-cell office:value-type="float" office:value="48481" table:style-name="ce1">
            <text:p>48481</text:p>
          </table:table-cell>
          <table:table-cell office:value-type="float" office:value="48482" table:style-name="ce1">
            <text:p>48482</text:p>
          </table:table-cell>
          <table:table-cell office:value-type="float" office:value="48483" table:style-name="ce1">
            <text:p>48483</text:p>
          </table:table-cell>
          <table:table-cell office:value-type="float" office:value="48484" table:style-name="ce1">
            <text:p>48484</text:p>
          </table:table-cell>
          <table:table-cell office:value-type="float" office:value="48485" table:style-name="ce1">
            <text:p>48485</text:p>
          </table:table-cell>
          <table:table-cell office:value-type="float" office:value="48486" table:style-name="ce1">
            <text:p>48486</text:p>
          </table:table-cell>
          <table:table-cell office:value-type="float" office:value="48487" table:style-name="ce1">
            <text:p>48487</text:p>
          </table:table-cell>
          <table:table-cell office:value-type="float" office:value="48488" table:style-name="ce1">
            <text:p>48488</text:p>
          </table:table-cell>
          <table:table-cell office:value-type="float" office:value="48489" table:style-name="ce1">
            <text:p>48489</text:p>
          </table:table-cell>
          <table:table-cell office:value-type="float" office:value="48490" table:style-name="ce1">
            <text:p>48490</text:p>
          </table:table-cell>
          <table:table-cell office:value-type="float" office:value="48491" table:style-name="ce1">
            <text:p>48491</text:p>
          </table:table-cell>
          <table:table-cell office:value-type="float" office:value="48492" table:style-name="ce1">
            <text:p>48492</text:p>
          </table:table-cell>
          <table:table-cell office:value-type="float" office:value="48493" table:style-name="ce1">
            <text:p>48493</text:p>
          </table:table-cell>
          <table:table-cell office:value-type="float" office:value="48494" table:style-name="ce1">
            <text:p>48494</text:p>
          </table:table-cell>
          <table:table-cell office:value-type="float" office:value="48495" table:style-name="ce1">
            <text:p>48495</text:p>
          </table:table-cell>
          <table:table-cell office:value-type="float" office:value="48496" table:style-name="ce1">
            <text:p>48496</text:p>
          </table:table-cell>
          <table:table-cell office:value-type="float" office:value="48497" table:style-name="ce1">
            <text:p>48497</text:p>
          </table:table-cell>
          <table:table-cell office:value-type="float" office:value="48498" table:style-name="ce1">
            <text:p>48498</text:p>
          </table:table-cell>
          <table:table-cell office:value-type="float" office:value="48499" table:style-name="ce1">
            <text:p>48499</text:p>
          </table:table-cell>
          <table:table-cell table:number-columns-repeated="16284"/>
        </table:table-row>
        <table:table-row table:style-name="ro1">
          <table:table-cell office:value-type="float" office:value="48500" table:style-name="ce1">
            <text:p>48500</text:p>
          </table:table-cell>
          <table:table-cell office:value-type="float" office:value="48501" table:style-name="ce1">
            <text:p>48501</text:p>
          </table:table-cell>
          <table:table-cell office:value-type="float" office:value="48502" table:style-name="ce1">
            <text:p>48502</text:p>
          </table:table-cell>
          <table:table-cell office:value-type="float" office:value="48503" table:style-name="ce1">
            <text:p>48503</text:p>
          </table:table-cell>
          <table:table-cell office:value-type="float" office:value="48504" table:style-name="ce1">
            <text:p>48504</text:p>
          </table:table-cell>
          <table:table-cell office:value-type="float" office:value="48505" table:style-name="ce1">
            <text:p>48505</text:p>
          </table:table-cell>
          <table:table-cell office:value-type="float" office:value="48506" table:style-name="ce1">
            <text:p>48506</text:p>
          </table:table-cell>
          <table:table-cell office:value-type="float" office:value="48507" table:style-name="ce1">
            <text:p>48507</text:p>
          </table:table-cell>
          <table:table-cell office:value-type="float" office:value="48508" table:style-name="ce1">
            <text:p>48508</text:p>
          </table:table-cell>
          <table:table-cell office:value-type="float" office:value="48509" table:style-name="ce1">
            <text:p>48509</text:p>
          </table:table-cell>
          <table:table-cell office:value-type="float" office:value="48510" table:style-name="ce1">
            <text:p>48510</text:p>
          </table:table-cell>
          <table:table-cell office:value-type="float" office:value="48511" table:style-name="ce1">
            <text:p>48511</text:p>
          </table:table-cell>
          <table:table-cell office:value-type="float" office:value="48512" table:style-name="ce1">
            <text:p>48512</text:p>
          </table:table-cell>
          <table:table-cell office:value-type="float" office:value="48513" table:style-name="ce1">
            <text:p>48513</text:p>
          </table:table-cell>
          <table:table-cell office:value-type="float" office:value="48514" table:style-name="ce1">
            <text:p>48514</text:p>
          </table:table-cell>
          <table:table-cell office:value-type="float" office:value="48515" table:style-name="ce1">
            <text:p>48515</text:p>
          </table:table-cell>
          <table:table-cell office:value-type="float" office:value="48516" table:style-name="ce1">
            <text:p>48516</text:p>
          </table:table-cell>
          <table:table-cell office:value-type="float" office:value="48517" table:style-name="ce1">
            <text:p>48517</text:p>
          </table:table-cell>
          <table:table-cell office:value-type="float" office:value="48518" table:style-name="ce1">
            <text:p>48518</text:p>
          </table:table-cell>
          <table:table-cell office:value-type="float" office:value="48519" table:style-name="ce1">
            <text:p>48519</text:p>
          </table:table-cell>
          <table:table-cell office:value-type="float" office:value="48520" table:style-name="ce1">
            <text:p>48520</text:p>
          </table:table-cell>
          <table:table-cell office:value-type="float" office:value="48521" table:style-name="ce1">
            <text:p>48521</text:p>
          </table:table-cell>
          <table:table-cell office:value-type="float" office:value="48522" table:style-name="ce1">
            <text:p>48522</text:p>
          </table:table-cell>
          <table:table-cell office:value-type="float" office:value="48523" table:style-name="ce1">
            <text:p>48523</text:p>
          </table:table-cell>
          <table:table-cell office:value-type="float" office:value="48524" table:style-name="ce1">
            <text:p>48524</text:p>
          </table:table-cell>
          <table:table-cell office:value-type="float" office:value="48525" table:style-name="ce1">
            <text:p>48525</text:p>
          </table:table-cell>
          <table:table-cell office:value-type="float" office:value="48526" table:style-name="ce1">
            <text:p>48526</text:p>
          </table:table-cell>
          <table:table-cell office:value-type="float" office:value="48527" table:style-name="ce1">
            <text:p>48527</text:p>
          </table:table-cell>
          <table:table-cell office:value-type="float" office:value="48528" table:style-name="ce1">
            <text:p>48528</text:p>
          </table:table-cell>
          <table:table-cell office:value-type="float" office:value="48529" table:style-name="ce1">
            <text:p>48529</text:p>
          </table:table-cell>
          <table:table-cell office:value-type="float" office:value="48530" table:style-name="ce1">
            <text:p>48530</text:p>
          </table:table-cell>
          <table:table-cell office:value-type="float" office:value="48531" table:style-name="ce1">
            <text:p>48531</text:p>
          </table:table-cell>
          <table:table-cell office:value-type="float" office:value="48532" table:style-name="ce1">
            <text:p>48532</text:p>
          </table:table-cell>
          <table:table-cell office:value-type="float" office:value="48533" table:style-name="ce1">
            <text:p>48533</text:p>
          </table:table-cell>
          <table:table-cell office:value-type="float" office:value="48534" table:style-name="ce1">
            <text:p>48534</text:p>
          </table:table-cell>
          <table:table-cell office:value-type="float" office:value="48535" table:style-name="ce1">
            <text:p>48535</text:p>
          </table:table-cell>
          <table:table-cell office:value-type="float" office:value="48536" table:style-name="ce1">
            <text:p>48536</text:p>
          </table:table-cell>
          <table:table-cell office:value-type="float" office:value="48537" table:style-name="ce1">
            <text:p>48537</text:p>
          </table:table-cell>
          <table:table-cell office:value-type="float" office:value="48538" table:style-name="ce1">
            <text:p>48538</text:p>
          </table:table-cell>
          <table:table-cell office:value-type="float" office:value="48539" table:style-name="ce1">
            <text:p>48539</text:p>
          </table:table-cell>
          <table:table-cell office:value-type="float" office:value="48540" table:style-name="ce1">
            <text:p>48540</text:p>
          </table:table-cell>
          <table:table-cell office:value-type="float" office:value="48541" table:style-name="ce1">
            <text:p>48541</text:p>
          </table:table-cell>
          <table:table-cell office:value-type="float" office:value="48542" table:style-name="ce1">
            <text:p>48542</text:p>
          </table:table-cell>
          <table:table-cell office:value-type="float" office:value="48543" table:style-name="ce1">
            <text:p>48543</text:p>
          </table:table-cell>
          <table:table-cell office:value-type="float" office:value="48544" table:style-name="ce1">
            <text:p>48544</text:p>
          </table:table-cell>
          <table:table-cell office:value-type="float" office:value="48545" table:style-name="ce1">
            <text:p>48545</text:p>
          </table:table-cell>
          <table:table-cell office:value-type="float" office:value="48546" table:style-name="ce1">
            <text:p>48546</text:p>
          </table:table-cell>
          <table:table-cell office:value-type="float" office:value="48547" table:style-name="ce1">
            <text:p>48547</text:p>
          </table:table-cell>
          <table:table-cell office:value-type="float" office:value="48548" table:style-name="ce1">
            <text:p>48548</text:p>
          </table:table-cell>
          <table:table-cell office:value-type="float" office:value="48549" table:style-name="ce1">
            <text:p>48549</text:p>
          </table:table-cell>
          <table:table-cell office:value-type="float" office:value="48550" table:style-name="ce1">
            <text:p>48550</text:p>
          </table:table-cell>
          <table:table-cell office:value-type="float" office:value="48551" table:style-name="ce1">
            <text:p>48551</text:p>
          </table:table-cell>
          <table:table-cell office:value-type="float" office:value="48552" table:style-name="ce1">
            <text:p>48552</text:p>
          </table:table-cell>
          <table:table-cell office:value-type="float" office:value="48553" table:style-name="ce1">
            <text:p>48553</text:p>
          </table:table-cell>
          <table:table-cell office:value-type="float" office:value="48554" table:style-name="ce1">
            <text:p>48554</text:p>
          </table:table-cell>
          <table:table-cell office:value-type="float" office:value="48555" table:style-name="ce1">
            <text:p>48555</text:p>
          </table:table-cell>
          <table:table-cell office:value-type="float" office:value="48556" table:style-name="ce1">
            <text:p>48556</text:p>
          </table:table-cell>
          <table:table-cell office:value-type="float" office:value="48557" table:style-name="ce1">
            <text:p>48557</text:p>
          </table:table-cell>
          <table:table-cell office:value-type="float" office:value="48558" table:style-name="ce1">
            <text:p>48558</text:p>
          </table:table-cell>
          <table:table-cell office:value-type="float" office:value="48559" table:style-name="ce1">
            <text:p>48559</text:p>
          </table:table-cell>
          <table:table-cell office:value-type="float" office:value="48560" table:style-name="ce1">
            <text:p>48560</text:p>
          </table:table-cell>
          <table:table-cell office:value-type="float" office:value="48561" table:style-name="ce1">
            <text:p>48561</text:p>
          </table:table-cell>
          <table:table-cell office:value-type="float" office:value="48562" table:style-name="ce1">
            <text:p>48562</text:p>
          </table:table-cell>
          <table:table-cell office:value-type="float" office:value="48563" table:style-name="ce1">
            <text:p>48563</text:p>
          </table:table-cell>
          <table:table-cell office:value-type="float" office:value="48564" table:style-name="ce1">
            <text:p>48564</text:p>
          </table:table-cell>
          <table:table-cell office:value-type="float" office:value="48565" table:style-name="ce1">
            <text:p>48565</text:p>
          </table:table-cell>
          <table:table-cell office:value-type="float" office:value="48566" table:style-name="ce1">
            <text:p>48566</text:p>
          </table:table-cell>
          <table:table-cell office:value-type="float" office:value="48567" table:style-name="ce1">
            <text:p>48567</text:p>
          </table:table-cell>
          <table:table-cell office:value-type="float" office:value="48568" table:style-name="ce1">
            <text:p>48568</text:p>
          </table:table-cell>
          <table:table-cell office:value-type="float" office:value="48569" table:style-name="ce1">
            <text:p>48569</text:p>
          </table:table-cell>
          <table:table-cell office:value-type="float" office:value="48570" table:style-name="ce1">
            <text:p>48570</text:p>
          </table:table-cell>
          <table:table-cell office:value-type="float" office:value="48571" table:style-name="ce1">
            <text:p>48571</text:p>
          </table:table-cell>
          <table:table-cell office:value-type="float" office:value="48572" table:style-name="ce1">
            <text:p>48572</text:p>
          </table:table-cell>
          <table:table-cell office:value-type="float" office:value="48573" table:style-name="ce1">
            <text:p>48573</text:p>
          </table:table-cell>
          <table:table-cell office:value-type="float" office:value="48574" table:style-name="ce1">
            <text:p>48574</text:p>
          </table:table-cell>
          <table:table-cell office:value-type="float" office:value="48575" table:style-name="ce1">
            <text:p>48575</text:p>
          </table:table-cell>
          <table:table-cell office:value-type="float" office:value="48576" table:style-name="ce1">
            <text:p>48576</text:p>
          </table:table-cell>
          <table:table-cell office:value-type="float" office:value="48577" table:style-name="ce1">
            <text:p>48577</text:p>
          </table:table-cell>
          <table:table-cell office:value-type="float" office:value="48578" table:style-name="ce1">
            <text:p>48578</text:p>
          </table:table-cell>
          <table:table-cell office:value-type="float" office:value="48579" table:style-name="ce1">
            <text:p>48579</text:p>
          </table:table-cell>
          <table:table-cell office:value-type="float" office:value="48580" table:style-name="ce1">
            <text:p>48580</text:p>
          </table:table-cell>
          <table:table-cell office:value-type="float" office:value="48581" table:style-name="ce1">
            <text:p>48581</text:p>
          </table:table-cell>
          <table:table-cell office:value-type="float" office:value="48582" table:style-name="ce1">
            <text:p>48582</text:p>
          </table:table-cell>
          <table:table-cell office:value-type="float" office:value="48583" table:style-name="ce1">
            <text:p>48583</text:p>
          </table:table-cell>
          <table:table-cell office:value-type="float" office:value="48584" table:style-name="ce1">
            <text:p>48584</text:p>
          </table:table-cell>
          <table:table-cell office:value-type="float" office:value="48585" table:style-name="ce1">
            <text:p>48585</text:p>
          </table:table-cell>
          <table:table-cell office:value-type="float" office:value="48586" table:style-name="ce1">
            <text:p>48586</text:p>
          </table:table-cell>
          <table:table-cell office:value-type="float" office:value="48587" table:style-name="ce1">
            <text:p>48587</text:p>
          </table:table-cell>
          <table:table-cell office:value-type="float" office:value="48588" table:style-name="ce1">
            <text:p>48588</text:p>
          </table:table-cell>
          <table:table-cell office:value-type="float" office:value="48589" table:style-name="ce1">
            <text:p>48589</text:p>
          </table:table-cell>
          <table:table-cell office:value-type="float" office:value="48590" table:style-name="ce1">
            <text:p>48590</text:p>
          </table:table-cell>
          <table:table-cell office:value-type="float" office:value="48591" table:style-name="ce1">
            <text:p>48591</text:p>
          </table:table-cell>
          <table:table-cell office:value-type="float" office:value="48592" table:style-name="ce1">
            <text:p>48592</text:p>
          </table:table-cell>
          <table:table-cell office:value-type="float" office:value="48593" table:style-name="ce1">
            <text:p>48593</text:p>
          </table:table-cell>
          <table:table-cell office:value-type="float" office:value="48594" table:style-name="ce1">
            <text:p>48594</text:p>
          </table:table-cell>
          <table:table-cell office:value-type="float" office:value="48595" table:style-name="ce1">
            <text:p>48595</text:p>
          </table:table-cell>
          <table:table-cell office:value-type="float" office:value="48596" table:style-name="ce1">
            <text:p>48596</text:p>
          </table:table-cell>
          <table:table-cell office:value-type="float" office:value="48597" table:style-name="ce1">
            <text:p>48597</text:p>
          </table:table-cell>
          <table:table-cell office:value-type="float" office:value="48598" table:style-name="ce1">
            <text:p>48598</text:p>
          </table:table-cell>
          <table:table-cell office:value-type="float" office:value="48599" table:style-name="ce1">
            <text:p>48599</text:p>
          </table:table-cell>
          <table:table-cell table:number-columns-repeated="16284"/>
        </table:table-row>
        <table:table-row table:style-name="ro1">
          <table:table-cell office:value-type="float" office:value="48600" table:style-name="ce1">
            <text:p>48600</text:p>
          </table:table-cell>
          <table:table-cell office:value-type="float" office:value="48601" table:style-name="ce1">
            <text:p>48601</text:p>
          </table:table-cell>
          <table:table-cell office:value-type="float" office:value="48602" table:style-name="ce1">
            <text:p>48602</text:p>
          </table:table-cell>
          <table:table-cell office:value-type="float" office:value="48603" table:style-name="ce1">
            <text:p>48603</text:p>
          </table:table-cell>
          <table:table-cell office:value-type="float" office:value="48604" table:style-name="ce1">
            <text:p>48604</text:p>
          </table:table-cell>
          <table:table-cell office:value-type="float" office:value="48605" table:style-name="ce1">
            <text:p>48605</text:p>
          </table:table-cell>
          <table:table-cell office:value-type="float" office:value="48606" table:style-name="ce1">
            <text:p>48606</text:p>
          </table:table-cell>
          <table:table-cell office:value-type="float" office:value="48607" table:style-name="ce1">
            <text:p>48607</text:p>
          </table:table-cell>
          <table:table-cell office:value-type="float" office:value="48608" table:style-name="ce1">
            <text:p>48608</text:p>
          </table:table-cell>
          <table:table-cell office:value-type="float" office:value="48609" table:style-name="ce1">
            <text:p>48609</text:p>
          </table:table-cell>
          <table:table-cell office:value-type="float" office:value="48610" table:style-name="ce1">
            <text:p>48610</text:p>
          </table:table-cell>
          <table:table-cell office:value-type="float" office:value="48611" table:style-name="ce1">
            <text:p>48611</text:p>
          </table:table-cell>
          <table:table-cell office:value-type="float" office:value="48612" table:style-name="ce1">
            <text:p>48612</text:p>
          </table:table-cell>
          <table:table-cell office:value-type="float" office:value="48613" table:style-name="ce1">
            <text:p>48613</text:p>
          </table:table-cell>
          <table:table-cell office:value-type="float" office:value="48614" table:style-name="ce1">
            <text:p>48614</text:p>
          </table:table-cell>
          <table:table-cell office:value-type="float" office:value="48615" table:style-name="ce1">
            <text:p>48615</text:p>
          </table:table-cell>
          <table:table-cell office:value-type="float" office:value="48616" table:style-name="ce1">
            <text:p>48616</text:p>
          </table:table-cell>
          <table:table-cell office:value-type="float" office:value="48617" table:style-name="ce1">
            <text:p>48617</text:p>
          </table:table-cell>
          <table:table-cell office:value-type="float" office:value="48618" table:style-name="ce1">
            <text:p>48618</text:p>
          </table:table-cell>
          <table:table-cell office:value-type="float" office:value="48619" table:style-name="ce1">
            <text:p>48619</text:p>
          </table:table-cell>
          <table:table-cell office:value-type="float" office:value="48620" table:style-name="ce1">
            <text:p>48620</text:p>
          </table:table-cell>
          <table:table-cell office:value-type="float" office:value="48621" table:style-name="ce1">
            <text:p>48621</text:p>
          </table:table-cell>
          <table:table-cell office:value-type="float" office:value="48622" table:style-name="ce1">
            <text:p>48622</text:p>
          </table:table-cell>
          <table:table-cell office:value-type="float" office:value="48623" table:style-name="ce1">
            <text:p>48623</text:p>
          </table:table-cell>
          <table:table-cell office:value-type="float" office:value="48624" table:style-name="ce1">
            <text:p>48624</text:p>
          </table:table-cell>
          <table:table-cell office:value-type="float" office:value="48625" table:style-name="ce1">
            <text:p>48625</text:p>
          </table:table-cell>
          <table:table-cell office:value-type="float" office:value="48626" table:style-name="ce1">
            <text:p>48626</text:p>
          </table:table-cell>
          <table:table-cell office:value-type="float" office:value="48627" table:style-name="ce1">
            <text:p>48627</text:p>
          </table:table-cell>
          <table:table-cell office:value-type="float" office:value="48628" table:style-name="ce1">
            <text:p>48628</text:p>
          </table:table-cell>
          <table:table-cell office:value-type="float" office:value="48629" table:style-name="ce1">
            <text:p>48629</text:p>
          </table:table-cell>
          <table:table-cell office:value-type="float" office:value="48630" table:style-name="ce1">
            <text:p>48630</text:p>
          </table:table-cell>
          <table:table-cell office:value-type="float" office:value="48631" table:style-name="ce1">
            <text:p>48631</text:p>
          </table:table-cell>
          <table:table-cell office:value-type="float" office:value="48632" table:style-name="ce1">
            <text:p>48632</text:p>
          </table:table-cell>
          <table:table-cell office:value-type="float" office:value="48633" table:style-name="ce1">
            <text:p>48633</text:p>
          </table:table-cell>
          <table:table-cell office:value-type="float" office:value="48634" table:style-name="ce1">
            <text:p>48634</text:p>
          </table:table-cell>
          <table:table-cell office:value-type="float" office:value="48635" table:style-name="ce1">
            <text:p>48635</text:p>
          </table:table-cell>
          <table:table-cell office:value-type="float" office:value="48636" table:style-name="ce1">
            <text:p>48636</text:p>
          </table:table-cell>
          <table:table-cell office:value-type="float" office:value="48637" table:style-name="ce1">
            <text:p>48637</text:p>
          </table:table-cell>
          <table:table-cell office:value-type="float" office:value="48638" table:style-name="ce1">
            <text:p>48638</text:p>
          </table:table-cell>
          <table:table-cell office:value-type="float" office:value="48639" table:style-name="ce1">
            <text:p>48639</text:p>
          </table:table-cell>
          <table:table-cell office:value-type="float" office:value="48640" table:style-name="ce1">
            <text:p>48640</text:p>
          </table:table-cell>
          <table:table-cell office:value-type="float" office:value="48641" table:style-name="ce1">
            <text:p>48641</text:p>
          </table:table-cell>
          <table:table-cell office:value-type="float" office:value="48642" table:style-name="ce1">
            <text:p>48642</text:p>
          </table:table-cell>
          <table:table-cell office:value-type="float" office:value="48643" table:style-name="ce1">
            <text:p>48643</text:p>
          </table:table-cell>
          <table:table-cell office:value-type="float" office:value="48644" table:style-name="ce1">
            <text:p>48644</text:p>
          </table:table-cell>
          <table:table-cell office:value-type="float" office:value="48645" table:style-name="ce1">
            <text:p>48645</text:p>
          </table:table-cell>
          <table:table-cell office:value-type="float" office:value="48646" table:style-name="ce1">
            <text:p>48646</text:p>
          </table:table-cell>
          <table:table-cell office:value-type="float" office:value="48647" table:style-name="ce1">
            <text:p>48647</text:p>
          </table:table-cell>
          <table:table-cell office:value-type="float" office:value="48648" table:style-name="ce1">
            <text:p>48648</text:p>
          </table:table-cell>
          <table:table-cell office:value-type="float" office:value="48649" table:style-name="ce1">
            <text:p>48649</text:p>
          </table:table-cell>
          <table:table-cell office:value-type="float" office:value="48650" table:style-name="ce1">
            <text:p>48650</text:p>
          </table:table-cell>
          <table:table-cell office:value-type="float" office:value="48651" table:style-name="ce1">
            <text:p>48651</text:p>
          </table:table-cell>
          <table:table-cell office:value-type="float" office:value="48652" table:style-name="ce1">
            <text:p>48652</text:p>
          </table:table-cell>
          <table:table-cell office:value-type="float" office:value="48653" table:style-name="ce1">
            <text:p>48653</text:p>
          </table:table-cell>
          <table:table-cell office:value-type="float" office:value="48654" table:style-name="ce1">
            <text:p>48654</text:p>
          </table:table-cell>
          <table:table-cell office:value-type="float" office:value="48655" table:style-name="ce1">
            <text:p>48655</text:p>
          </table:table-cell>
          <table:table-cell office:value-type="float" office:value="48656" table:style-name="ce1">
            <text:p>48656</text:p>
          </table:table-cell>
          <table:table-cell office:value-type="float" office:value="48657" table:style-name="ce1">
            <text:p>48657</text:p>
          </table:table-cell>
          <table:table-cell office:value-type="float" office:value="48658" table:style-name="ce1">
            <text:p>48658</text:p>
          </table:table-cell>
          <table:table-cell office:value-type="float" office:value="48659" table:style-name="ce1">
            <text:p>48659</text:p>
          </table:table-cell>
          <table:table-cell office:value-type="float" office:value="48660" table:style-name="ce1">
            <text:p>48660</text:p>
          </table:table-cell>
          <table:table-cell office:value-type="float" office:value="48661" table:style-name="ce1">
            <text:p>48661</text:p>
          </table:table-cell>
          <table:table-cell office:value-type="float" office:value="48662" table:style-name="ce1">
            <text:p>48662</text:p>
          </table:table-cell>
          <table:table-cell office:value-type="float" office:value="48663" table:style-name="ce1">
            <text:p>48663</text:p>
          </table:table-cell>
          <table:table-cell office:value-type="float" office:value="48664" table:style-name="ce1">
            <text:p>48664</text:p>
          </table:table-cell>
          <table:table-cell office:value-type="float" office:value="48665" table:style-name="ce1">
            <text:p>48665</text:p>
          </table:table-cell>
          <table:table-cell office:value-type="float" office:value="48666" table:style-name="ce1">
            <text:p>48666</text:p>
          </table:table-cell>
          <table:table-cell office:value-type="float" office:value="48667" table:style-name="ce1">
            <text:p>48667</text:p>
          </table:table-cell>
          <table:table-cell office:value-type="float" office:value="48668" table:style-name="ce1">
            <text:p>48668</text:p>
          </table:table-cell>
          <table:table-cell office:value-type="float" office:value="48669" table:style-name="ce1">
            <text:p>48669</text:p>
          </table:table-cell>
          <table:table-cell office:value-type="float" office:value="48670" table:style-name="ce1">
            <text:p>48670</text:p>
          </table:table-cell>
          <table:table-cell office:value-type="float" office:value="48671" table:style-name="ce1">
            <text:p>48671</text:p>
          </table:table-cell>
          <table:table-cell office:value-type="float" office:value="48672" table:style-name="ce1">
            <text:p>48672</text:p>
          </table:table-cell>
          <table:table-cell office:value-type="float" office:value="48673" table:style-name="ce1">
            <text:p>48673</text:p>
          </table:table-cell>
          <table:table-cell office:value-type="float" office:value="48674" table:style-name="ce1">
            <text:p>48674</text:p>
          </table:table-cell>
          <table:table-cell office:value-type="float" office:value="48675" table:style-name="ce1">
            <text:p>48675</text:p>
          </table:table-cell>
          <table:table-cell office:value-type="float" office:value="48676" table:style-name="ce1">
            <text:p>48676</text:p>
          </table:table-cell>
          <table:table-cell office:value-type="float" office:value="48677" table:style-name="ce1">
            <text:p>48677</text:p>
          </table:table-cell>
          <table:table-cell office:value-type="float" office:value="48678" table:style-name="ce1">
            <text:p>48678</text:p>
          </table:table-cell>
          <table:table-cell office:value-type="float" office:value="48679" table:style-name="ce1">
            <text:p>48679</text:p>
          </table:table-cell>
          <table:table-cell office:value-type="float" office:value="48680" table:style-name="ce1">
            <text:p>48680</text:p>
          </table:table-cell>
          <table:table-cell office:value-type="float" office:value="48681" table:style-name="ce1">
            <text:p>48681</text:p>
          </table:table-cell>
          <table:table-cell office:value-type="float" office:value="48682" table:style-name="ce1">
            <text:p>48682</text:p>
          </table:table-cell>
          <table:table-cell office:value-type="float" office:value="48683" table:style-name="ce1">
            <text:p>48683</text:p>
          </table:table-cell>
          <table:table-cell office:value-type="float" office:value="48684" table:style-name="ce1">
            <text:p>48684</text:p>
          </table:table-cell>
          <table:table-cell office:value-type="float" office:value="48685" table:style-name="ce1">
            <text:p>48685</text:p>
          </table:table-cell>
          <table:table-cell office:value-type="float" office:value="48686" table:style-name="ce1">
            <text:p>48686</text:p>
          </table:table-cell>
          <table:table-cell office:value-type="float" office:value="48687" table:style-name="ce1">
            <text:p>48687</text:p>
          </table:table-cell>
          <table:table-cell office:value-type="float" office:value="48688" table:style-name="ce1">
            <text:p>48688</text:p>
          </table:table-cell>
          <table:table-cell office:value-type="float" office:value="48689" table:style-name="ce1">
            <text:p>48689</text:p>
          </table:table-cell>
          <table:table-cell office:value-type="float" office:value="48690" table:style-name="ce1">
            <text:p>48690</text:p>
          </table:table-cell>
          <table:table-cell office:value-type="float" office:value="48691" table:style-name="ce1">
            <text:p>48691</text:p>
          </table:table-cell>
          <table:table-cell office:value-type="float" office:value="48692" table:style-name="ce1">
            <text:p>48692</text:p>
          </table:table-cell>
          <table:table-cell office:value-type="float" office:value="48693" table:style-name="ce1">
            <text:p>48693</text:p>
          </table:table-cell>
          <table:table-cell office:value-type="float" office:value="48694" table:style-name="ce1">
            <text:p>48694</text:p>
          </table:table-cell>
          <table:table-cell office:value-type="float" office:value="48695" table:style-name="ce1">
            <text:p>48695</text:p>
          </table:table-cell>
          <table:table-cell office:value-type="float" office:value="48696" table:style-name="ce1">
            <text:p>48696</text:p>
          </table:table-cell>
          <table:table-cell office:value-type="float" office:value="48697" table:style-name="ce1">
            <text:p>48697</text:p>
          </table:table-cell>
          <table:table-cell office:value-type="float" office:value="48698" table:style-name="ce1">
            <text:p>48698</text:p>
          </table:table-cell>
          <table:table-cell office:value-type="float" office:value="48699" table:style-name="ce1">
            <text:p>48699</text:p>
          </table:table-cell>
          <table:table-cell table:number-columns-repeated="16284"/>
        </table:table-row>
        <table:table-row table:style-name="ro1">
          <table:table-cell office:value-type="float" office:value="48700" table:style-name="ce1">
            <text:p>48700</text:p>
          </table:table-cell>
          <table:table-cell office:value-type="float" office:value="48701" table:style-name="ce1">
            <text:p>48701</text:p>
          </table:table-cell>
          <table:table-cell office:value-type="float" office:value="48702" table:style-name="ce1">
            <text:p>48702</text:p>
          </table:table-cell>
          <table:table-cell office:value-type="float" office:value="48703" table:style-name="ce1">
            <text:p>48703</text:p>
          </table:table-cell>
          <table:table-cell office:value-type="float" office:value="48704" table:style-name="ce1">
            <text:p>48704</text:p>
          </table:table-cell>
          <table:table-cell office:value-type="float" office:value="48705" table:style-name="ce1">
            <text:p>48705</text:p>
          </table:table-cell>
          <table:table-cell office:value-type="float" office:value="48706" table:style-name="ce1">
            <text:p>48706</text:p>
          </table:table-cell>
          <table:table-cell office:value-type="float" office:value="48707" table:style-name="ce1">
            <text:p>48707</text:p>
          </table:table-cell>
          <table:table-cell office:value-type="float" office:value="48708" table:style-name="ce1">
            <text:p>48708</text:p>
          </table:table-cell>
          <table:table-cell office:value-type="float" office:value="48709" table:style-name="ce1">
            <text:p>48709</text:p>
          </table:table-cell>
          <table:table-cell office:value-type="float" office:value="48710" table:style-name="ce1">
            <text:p>48710</text:p>
          </table:table-cell>
          <table:table-cell office:value-type="float" office:value="48711" table:style-name="ce1">
            <text:p>48711</text:p>
          </table:table-cell>
          <table:table-cell office:value-type="float" office:value="48712" table:style-name="ce1">
            <text:p>48712</text:p>
          </table:table-cell>
          <table:table-cell office:value-type="float" office:value="48713" table:style-name="ce1">
            <text:p>48713</text:p>
          </table:table-cell>
          <table:table-cell office:value-type="float" office:value="48714" table:style-name="ce1">
            <text:p>48714</text:p>
          </table:table-cell>
          <table:table-cell office:value-type="float" office:value="48715" table:style-name="ce1">
            <text:p>48715</text:p>
          </table:table-cell>
          <table:table-cell office:value-type="float" office:value="48716" table:style-name="ce1">
            <text:p>48716</text:p>
          </table:table-cell>
          <table:table-cell office:value-type="float" office:value="48717" table:style-name="ce1">
            <text:p>48717</text:p>
          </table:table-cell>
          <table:table-cell office:value-type="float" office:value="48718" table:style-name="ce1">
            <text:p>48718</text:p>
          </table:table-cell>
          <table:table-cell office:value-type="float" office:value="48719" table:style-name="ce1">
            <text:p>48719</text:p>
          </table:table-cell>
          <table:table-cell office:value-type="float" office:value="48720" table:style-name="ce1">
            <text:p>48720</text:p>
          </table:table-cell>
          <table:table-cell office:value-type="float" office:value="48721" table:style-name="ce1">
            <text:p>48721</text:p>
          </table:table-cell>
          <table:table-cell office:value-type="float" office:value="48722" table:style-name="ce1">
            <text:p>48722</text:p>
          </table:table-cell>
          <table:table-cell office:value-type="float" office:value="48723" table:style-name="ce1">
            <text:p>48723</text:p>
          </table:table-cell>
          <table:table-cell office:value-type="float" office:value="48724" table:style-name="ce1">
            <text:p>48724</text:p>
          </table:table-cell>
          <table:table-cell office:value-type="float" office:value="48725" table:style-name="ce1">
            <text:p>48725</text:p>
          </table:table-cell>
          <table:table-cell office:value-type="float" office:value="48726" table:style-name="ce1">
            <text:p>48726</text:p>
          </table:table-cell>
          <table:table-cell office:value-type="float" office:value="48727" table:style-name="ce1">
            <text:p>48727</text:p>
          </table:table-cell>
          <table:table-cell office:value-type="float" office:value="48728" table:style-name="ce1">
            <text:p>48728</text:p>
          </table:table-cell>
          <table:table-cell office:value-type="float" office:value="48729" table:style-name="ce1">
            <text:p>48729</text:p>
          </table:table-cell>
          <table:table-cell office:value-type="float" office:value="48730" table:style-name="ce1">
            <text:p>48730</text:p>
          </table:table-cell>
          <table:table-cell office:value-type="float" office:value="48731" table:style-name="ce1">
            <text:p>48731</text:p>
          </table:table-cell>
          <table:table-cell office:value-type="float" office:value="48732" table:style-name="ce1">
            <text:p>48732</text:p>
          </table:table-cell>
          <table:table-cell office:value-type="float" office:value="48733" table:style-name="ce1">
            <text:p>48733</text:p>
          </table:table-cell>
          <table:table-cell office:value-type="float" office:value="48734" table:style-name="ce1">
            <text:p>48734</text:p>
          </table:table-cell>
          <table:table-cell office:value-type="float" office:value="48735" table:style-name="ce1">
            <text:p>48735</text:p>
          </table:table-cell>
          <table:table-cell office:value-type="float" office:value="48736" table:style-name="ce1">
            <text:p>48736</text:p>
          </table:table-cell>
          <table:table-cell office:value-type="float" office:value="48737" table:style-name="ce1">
            <text:p>48737</text:p>
          </table:table-cell>
          <table:table-cell office:value-type="float" office:value="48738" table:style-name="ce1">
            <text:p>48738</text:p>
          </table:table-cell>
          <table:table-cell office:value-type="float" office:value="48739" table:style-name="ce1">
            <text:p>48739</text:p>
          </table:table-cell>
          <table:table-cell office:value-type="float" office:value="48740" table:style-name="ce1">
            <text:p>48740</text:p>
          </table:table-cell>
          <table:table-cell office:value-type="float" office:value="48741" table:style-name="ce1">
            <text:p>48741</text:p>
          </table:table-cell>
          <table:table-cell office:value-type="float" office:value="48742" table:style-name="ce1">
            <text:p>48742</text:p>
          </table:table-cell>
          <table:table-cell office:value-type="float" office:value="48743" table:style-name="ce1">
            <text:p>48743</text:p>
          </table:table-cell>
          <table:table-cell office:value-type="float" office:value="48744" table:style-name="ce1">
            <text:p>48744</text:p>
          </table:table-cell>
          <table:table-cell office:value-type="float" office:value="48745" table:style-name="ce1">
            <text:p>48745</text:p>
          </table:table-cell>
          <table:table-cell office:value-type="float" office:value="48746" table:style-name="ce1">
            <text:p>48746</text:p>
          </table:table-cell>
          <table:table-cell office:value-type="float" office:value="48747" table:style-name="ce1">
            <text:p>48747</text:p>
          </table:table-cell>
          <table:table-cell office:value-type="float" office:value="48748" table:style-name="ce1">
            <text:p>48748</text:p>
          </table:table-cell>
          <table:table-cell office:value-type="float" office:value="48749" table:style-name="ce1">
            <text:p>48749</text:p>
          </table:table-cell>
          <table:table-cell office:value-type="float" office:value="48750" table:style-name="ce1">
            <text:p>48750</text:p>
          </table:table-cell>
          <table:table-cell office:value-type="float" office:value="48751" table:style-name="ce1">
            <text:p>48751</text:p>
          </table:table-cell>
          <table:table-cell office:value-type="float" office:value="48752" table:style-name="ce1">
            <text:p>48752</text:p>
          </table:table-cell>
          <table:table-cell office:value-type="float" office:value="48753" table:style-name="ce1">
            <text:p>48753</text:p>
          </table:table-cell>
          <table:table-cell office:value-type="float" office:value="48754" table:style-name="ce1">
            <text:p>48754</text:p>
          </table:table-cell>
          <table:table-cell office:value-type="float" office:value="48755" table:style-name="ce1">
            <text:p>48755</text:p>
          </table:table-cell>
          <table:table-cell office:value-type="float" office:value="48756" table:style-name="ce1">
            <text:p>48756</text:p>
          </table:table-cell>
          <table:table-cell office:value-type="float" office:value="48757" table:style-name="ce1">
            <text:p>48757</text:p>
          </table:table-cell>
          <table:table-cell office:value-type="float" office:value="48758" table:style-name="ce1">
            <text:p>48758</text:p>
          </table:table-cell>
          <table:table-cell office:value-type="float" office:value="48759" table:style-name="ce1">
            <text:p>48759</text:p>
          </table:table-cell>
          <table:table-cell office:value-type="float" office:value="48760" table:style-name="ce1">
            <text:p>48760</text:p>
          </table:table-cell>
          <table:table-cell office:value-type="float" office:value="48761" table:style-name="ce1">
            <text:p>48761</text:p>
          </table:table-cell>
          <table:table-cell office:value-type="float" office:value="48762" table:style-name="ce1">
            <text:p>48762</text:p>
          </table:table-cell>
          <table:table-cell office:value-type="float" office:value="48763" table:style-name="ce1">
            <text:p>48763</text:p>
          </table:table-cell>
          <table:table-cell office:value-type="float" office:value="48764" table:style-name="ce1">
            <text:p>48764</text:p>
          </table:table-cell>
          <table:table-cell office:value-type="float" office:value="48765" table:style-name="ce1">
            <text:p>48765</text:p>
          </table:table-cell>
          <table:table-cell office:value-type="float" office:value="48766" table:style-name="ce1">
            <text:p>48766</text:p>
          </table:table-cell>
          <table:table-cell office:value-type="float" office:value="48767" table:style-name="ce1">
            <text:p>48767</text:p>
          </table:table-cell>
          <table:table-cell office:value-type="float" office:value="48768" table:style-name="ce1">
            <text:p>48768</text:p>
          </table:table-cell>
          <table:table-cell office:value-type="float" office:value="48769" table:style-name="ce1">
            <text:p>48769</text:p>
          </table:table-cell>
          <table:table-cell office:value-type="float" office:value="48770" table:style-name="ce1">
            <text:p>48770</text:p>
          </table:table-cell>
          <table:table-cell office:value-type="float" office:value="48771" table:style-name="ce1">
            <text:p>48771</text:p>
          </table:table-cell>
          <table:table-cell office:value-type="float" office:value="48772" table:style-name="ce1">
            <text:p>48772</text:p>
          </table:table-cell>
          <table:table-cell office:value-type="float" office:value="48773" table:style-name="ce1">
            <text:p>48773</text:p>
          </table:table-cell>
          <table:table-cell office:value-type="float" office:value="48774" table:style-name="ce1">
            <text:p>48774</text:p>
          </table:table-cell>
          <table:table-cell office:value-type="float" office:value="48775" table:style-name="ce1">
            <text:p>48775</text:p>
          </table:table-cell>
          <table:table-cell office:value-type="float" office:value="48776" table:style-name="ce1">
            <text:p>48776</text:p>
          </table:table-cell>
          <table:table-cell office:value-type="float" office:value="48777" table:style-name="ce1">
            <text:p>48777</text:p>
          </table:table-cell>
          <table:table-cell office:value-type="float" office:value="48778" table:style-name="ce1">
            <text:p>48778</text:p>
          </table:table-cell>
          <table:table-cell office:value-type="float" office:value="48779" table:style-name="ce1">
            <text:p>48779</text:p>
          </table:table-cell>
          <table:table-cell office:value-type="float" office:value="48780" table:style-name="ce1">
            <text:p>48780</text:p>
          </table:table-cell>
          <table:table-cell office:value-type="float" office:value="48781" table:style-name="ce1">
            <text:p>48781</text:p>
          </table:table-cell>
          <table:table-cell office:value-type="float" office:value="48782" table:style-name="ce1">
            <text:p>48782</text:p>
          </table:table-cell>
          <table:table-cell office:value-type="float" office:value="48783" table:style-name="ce1">
            <text:p>48783</text:p>
          </table:table-cell>
          <table:table-cell office:value-type="float" office:value="48784" table:style-name="ce1">
            <text:p>48784</text:p>
          </table:table-cell>
          <table:table-cell office:value-type="float" office:value="48785" table:style-name="ce1">
            <text:p>48785</text:p>
          </table:table-cell>
          <table:table-cell office:value-type="float" office:value="48786" table:style-name="ce1">
            <text:p>48786</text:p>
          </table:table-cell>
          <table:table-cell office:value-type="float" office:value="48787" table:style-name="ce1">
            <text:p>48787</text:p>
          </table:table-cell>
          <table:table-cell office:value-type="float" office:value="48788" table:style-name="ce1">
            <text:p>48788</text:p>
          </table:table-cell>
          <table:table-cell office:value-type="float" office:value="48789" table:style-name="ce1">
            <text:p>48789</text:p>
          </table:table-cell>
          <table:table-cell office:value-type="float" office:value="48790" table:style-name="ce1">
            <text:p>48790</text:p>
          </table:table-cell>
          <table:table-cell office:value-type="float" office:value="48791" table:style-name="ce1">
            <text:p>48791</text:p>
          </table:table-cell>
          <table:table-cell office:value-type="float" office:value="48792" table:style-name="ce1">
            <text:p>48792</text:p>
          </table:table-cell>
          <table:table-cell office:value-type="float" office:value="48793" table:style-name="ce1">
            <text:p>48793</text:p>
          </table:table-cell>
          <table:table-cell office:value-type="float" office:value="48794" table:style-name="ce1">
            <text:p>48794</text:p>
          </table:table-cell>
          <table:table-cell office:value-type="float" office:value="48795" table:style-name="ce1">
            <text:p>48795</text:p>
          </table:table-cell>
          <table:table-cell office:value-type="float" office:value="48796" table:style-name="ce1">
            <text:p>48796</text:p>
          </table:table-cell>
          <table:table-cell office:value-type="float" office:value="48797" table:style-name="ce1">
            <text:p>48797</text:p>
          </table:table-cell>
          <table:table-cell office:value-type="float" office:value="48798" table:style-name="ce1">
            <text:p>48798</text:p>
          </table:table-cell>
          <table:table-cell office:value-type="float" office:value="48799" table:style-name="ce1">
            <text:p>48799</text:p>
          </table:table-cell>
          <table:table-cell table:number-columns-repeated="16284"/>
        </table:table-row>
        <table:table-row table:style-name="ro1">
          <table:table-cell office:value-type="float" office:value="48800" table:style-name="ce1">
            <text:p>48800</text:p>
          </table:table-cell>
          <table:table-cell office:value-type="float" office:value="48801" table:style-name="ce1">
            <text:p>48801</text:p>
          </table:table-cell>
          <table:table-cell office:value-type="float" office:value="48802" table:style-name="ce1">
            <text:p>48802</text:p>
          </table:table-cell>
          <table:table-cell office:value-type="float" office:value="48803" table:style-name="ce1">
            <text:p>48803</text:p>
          </table:table-cell>
          <table:table-cell office:value-type="float" office:value="48804" table:style-name="ce1">
            <text:p>48804</text:p>
          </table:table-cell>
          <table:table-cell office:value-type="float" office:value="48805" table:style-name="ce1">
            <text:p>48805</text:p>
          </table:table-cell>
          <table:table-cell office:value-type="float" office:value="48806" table:style-name="ce1">
            <text:p>48806</text:p>
          </table:table-cell>
          <table:table-cell office:value-type="float" office:value="48807" table:style-name="ce1">
            <text:p>48807</text:p>
          </table:table-cell>
          <table:table-cell office:value-type="float" office:value="48808" table:style-name="ce1">
            <text:p>48808</text:p>
          </table:table-cell>
          <table:table-cell office:value-type="float" office:value="48809" table:style-name="ce1">
            <text:p>48809</text:p>
          </table:table-cell>
          <table:table-cell office:value-type="float" office:value="48810" table:style-name="ce1">
            <text:p>48810</text:p>
          </table:table-cell>
          <table:table-cell office:value-type="float" office:value="48811" table:style-name="ce1">
            <text:p>48811</text:p>
          </table:table-cell>
          <table:table-cell office:value-type="float" office:value="48812" table:style-name="ce1">
            <text:p>48812</text:p>
          </table:table-cell>
          <table:table-cell office:value-type="float" office:value="48813" table:style-name="ce1">
            <text:p>48813</text:p>
          </table:table-cell>
          <table:table-cell office:value-type="float" office:value="48814" table:style-name="ce1">
            <text:p>48814</text:p>
          </table:table-cell>
          <table:table-cell office:value-type="float" office:value="48815" table:style-name="ce1">
            <text:p>48815</text:p>
          </table:table-cell>
          <table:table-cell office:value-type="float" office:value="48816" table:style-name="ce1">
            <text:p>48816</text:p>
          </table:table-cell>
          <table:table-cell office:value-type="float" office:value="48817" table:style-name="ce1">
            <text:p>48817</text:p>
          </table:table-cell>
          <table:table-cell office:value-type="float" office:value="48818" table:style-name="ce1">
            <text:p>48818</text:p>
          </table:table-cell>
          <table:table-cell office:value-type="float" office:value="48819" table:style-name="ce1">
            <text:p>48819</text:p>
          </table:table-cell>
          <table:table-cell office:value-type="float" office:value="48820" table:style-name="ce1">
            <text:p>48820</text:p>
          </table:table-cell>
          <table:table-cell office:value-type="float" office:value="48821" table:style-name="ce1">
            <text:p>48821</text:p>
          </table:table-cell>
          <table:table-cell office:value-type="float" office:value="48822" table:style-name="ce1">
            <text:p>48822</text:p>
          </table:table-cell>
          <table:table-cell office:value-type="float" office:value="48823" table:style-name="ce1">
            <text:p>48823</text:p>
          </table:table-cell>
          <table:table-cell office:value-type="float" office:value="48824" table:style-name="ce1">
            <text:p>48824</text:p>
          </table:table-cell>
          <table:table-cell office:value-type="float" office:value="48825" table:style-name="ce1">
            <text:p>48825</text:p>
          </table:table-cell>
          <table:table-cell office:value-type="float" office:value="48826" table:style-name="ce1">
            <text:p>48826</text:p>
          </table:table-cell>
          <table:table-cell office:value-type="float" office:value="48827" table:style-name="ce1">
            <text:p>48827</text:p>
          </table:table-cell>
          <table:table-cell office:value-type="float" office:value="48828" table:style-name="ce1">
            <text:p>48828</text:p>
          </table:table-cell>
          <table:table-cell office:value-type="float" office:value="48829" table:style-name="ce1">
            <text:p>48829</text:p>
          </table:table-cell>
          <table:table-cell office:value-type="float" office:value="48830" table:style-name="ce1">
            <text:p>48830</text:p>
          </table:table-cell>
          <table:table-cell office:value-type="float" office:value="48831" table:style-name="ce1">
            <text:p>48831</text:p>
          </table:table-cell>
          <table:table-cell office:value-type="float" office:value="48832" table:style-name="ce1">
            <text:p>48832</text:p>
          </table:table-cell>
          <table:table-cell office:value-type="float" office:value="48833" table:style-name="ce1">
            <text:p>48833</text:p>
          </table:table-cell>
          <table:table-cell office:value-type="float" office:value="48834" table:style-name="ce1">
            <text:p>48834</text:p>
          </table:table-cell>
          <table:table-cell office:value-type="float" office:value="48835" table:style-name="ce1">
            <text:p>48835</text:p>
          </table:table-cell>
          <table:table-cell office:value-type="float" office:value="48836" table:style-name="ce1">
            <text:p>48836</text:p>
          </table:table-cell>
          <table:table-cell office:value-type="float" office:value="48837" table:style-name="ce1">
            <text:p>48837</text:p>
          </table:table-cell>
          <table:table-cell office:value-type="float" office:value="48838" table:style-name="ce1">
            <text:p>48838</text:p>
          </table:table-cell>
          <table:table-cell office:value-type="float" office:value="48839" table:style-name="ce1">
            <text:p>48839</text:p>
          </table:table-cell>
          <table:table-cell office:value-type="float" office:value="48840" table:style-name="ce1">
            <text:p>48840</text:p>
          </table:table-cell>
          <table:table-cell office:value-type="float" office:value="48841" table:style-name="ce1">
            <text:p>48841</text:p>
          </table:table-cell>
          <table:table-cell office:value-type="float" office:value="48842" table:style-name="ce1">
            <text:p>48842</text:p>
          </table:table-cell>
          <table:table-cell office:value-type="float" office:value="48843" table:style-name="ce1">
            <text:p>48843</text:p>
          </table:table-cell>
          <table:table-cell office:value-type="float" office:value="48844" table:style-name="ce1">
            <text:p>48844</text:p>
          </table:table-cell>
          <table:table-cell office:value-type="float" office:value="48845" table:style-name="ce1">
            <text:p>48845</text:p>
          </table:table-cell>
          <table:table-cell office:value-type="float" office:value="48846" table:style-name="ce1">
            <text:p>48846</text:p>
          </table:table-cell>
          <table:table-cell office:value-type="float" office:value="48847" table:style-name="ce1">
            <text:p>48847</text:p>
          </table:table-cell>
          <table:table-cell office:value-type="float" office:value="48848" table:style-name="ce1">
            <text:p>48848</text:p>
          </table:table-cell>
          <table:table-cell office:value-type="float" office:value="48849" table:style-name="ce1">
            <text:p>48849</text:p>
          </table:table-cell>
          <table:table-cell office:value-type="float" office:value="48850" table:style-name="ce1">
            <text:p>48850</text:p>
          </table:table-cell>
          <table:table-cell office:value-type="float" office:value="48851" table:style-name="ce1">
            <text:p>48851</text:p>
          </table:table-cell>
          <table:table-cell office:value-type="float" office:value="48852" table:style-name="ce1">
            <text:p>48852</text:p>
          </table:table-cell>
          <table:table-cell office:value-type="float" office:value="48853" table:style-name="ce1">
            <text:p>48853</text:p>
          </table:table-cell>
          <table:table-cell office:value-type="float" office:value="48854" table:style-name="ce1">
            <text:p>48854</text:p>
          </table:table-cell>
          <table:table-cell office:value-type="float" office:value="48855" table:style-name="ce1">
            <text:p>48855</text:p>
          </table:table-cell>
          <table:table-cell office:value-type="float" office:value="48856" table:style-name="ce1">
            <text:p>48856</text:p>
          </table:table-cell>
          <table:table-cell office:value-type="float" office:value="48857" table:style-name="ce1">
            <text:p>48857</text:p>
          </table:table-cell>
          <table:table-cell office:value-type="float" office:value="48858" table:style-name="ce1">
            <text:p>48858</text:p>
          </table:table-cell>
          <table:table-cell office:value-type="float" office:value="48859" table:style-name="ce1">
            <text:p>48859</text:p>
          </table:table-cell>
          <table:table-cell office:value-type="float" office:value="48860" table:style-name="ce1">
            <text:p>48860</text:p>
          </table:table-cell>
          <table:table-cell office:value-type="float" office:value="48861" table:style-name="ce1">
            <text:p>48861</text:p>
          </table:table-cell>
          <table:table-cell office:value-type="float" office:value="48862" table:style-name="ce1">
            <text:p>48862</text:p>
          </table:table-cell>
          <table:table-cell office:value-type="float" office:value="48863" table:style-name="ce1">
            <text:p>48863</text:p>
          </table:table-cell>
          <table:table-cell office:value-type="float" office:value="48864" table:style-name="ce1">
            <text:p>48864</text:p>
          </table:table-cell>
          <table:table-cell office:value-type="float" office:value="48865" table:style-name="ce1">
            <text:p>48865</text:p>
          </table:table-cell>
          <table:table-cell office:value-type="float" office:value="48866" table:style-name="ce1">
            <text:p>48866</text:p>
          </table:table-cell>
          <table:table-cell office:value-type="float" office:value="48867" table:style-name="ce1">
            <text:p>48867</text:p>
          </table:table-cell>
          <table:table-cell office:value-type="float" office:value="48868" table:style-name="ce1">
            <text:p>48868</text:p>
          </table:table-cell>
          <table:table-cell office:value-type="float" office:value="48869" table:style-name="ce1">
            <text:p>48869</text:p>
          </table:table-cell>
          <table:table-cell office:value-type="float" office:value="48870" table:style-name="ce1">
            <text:p>48870</text:p>
          </table:table-cell>
          <table:table-cell office:value-type="float" office:value="48871" table:style-name="ce1">
            <text:p>48871</text:p>
          </table:table-cell>
          <table:table-cell office:value-type="float" office:value="48872" table:style-name="ce1">
            <text:p>48872</text:p>
          </table:table-cell>
          <table:table-cell office:value-type="float" office:value="48873" table:style-name="ce1">
            <text:p>48873</text:p>
          </table:table-cell>
          <table:table-cell office:value-type="float" office:value="48874" table:style-name="ce1">
            <text:p>48874</text:p>
          </table:table-cell>
          <table:table-cell office:value-type="float" office:value="48875" table:style-name="ce1">
            <text:p>48875</text:p>
          </table:table-cell>
          <table:table-cell office:value-type="float" office:value="48876" table:style-name="ce1">
            <text:p>48876</text:p>
          </table:table-cell>
          <table:table-cell office:value-type="float" office:value="48877" table:style-name="ce1">
            <text:p>48877</text:p>
          </table:table-cell>
          <table:table-cell office:value-type="float" office:value="48878" table:style-name="ce1">
            <text:p>48878</text:p>
          </table:table-cell>
          <table:table-cell office:value-type="float" office:value="48879" table:style-name="ce1">
            <text:p>48879</text:p>
          </table:table-cell>
          <table:table-cell office:value-type="float" office:value="48880" table:style-name="ce1">
            <text:p>48880</text:p>
          </table:table-cell>
          <table:table-cell office:value-type="float" office:value="48881" table:style-name="ce1">
            <text:p>48881</text:p>
          </table:table-cell>
          <table:table-cell office:value-type="float" office:value="48882" table:style-name="ce1">
            <text:p>48882</text:p>
          </table:table-cell>
          <table:table-cell office:value-type="float" office:value="48883" table:style-name="ce1">
            <text:p>48883</text:p>
          </table:table-cell>
          <table:table-cell office:value-type="float" office:value="48884" table:style-name="ce1">
            <text:p>48884</text:p>
          </table:table-cell>
          <table:table-cell office:value-type="float" office:value="48885" table:style-name="ce1">
            <text:p>48885</text:p>
          </table:table-cell>
          <table:table-cell office:value-type="float" office:value="48886" table:style-name="ce1">
            <text:p>48886</text:p>
          </table:table-cell>
          <table:table-cell office:value-type="float" office:value="48887" table:style-name="ce1">
            <text:p>48887</text:p>
          </table:table-cell>
          <table:table-cell office:value-type="float" office:value="48888" table:style-name="ce1">
            <text:p>48888</text:p>
          </table:table-cell>
          <table:table-cell office:value-type="float" office:value="48889" table:style-name="ce1">
            <text:p>48889</text:p>
          </table:table-cell>
          <table:table-cell office:value-type="float" office:value="48890" table:style-name="ce1">
            <text:p>48890</text:p>
          </table:table-cell>
          <table:table-cell office:value-type="float" office:value="48891" table:style-name="ce1">
            <text:p>48891</text:p>
          </table:table-cell>
          <table:table-cell office:value-type="float" office:value="48892" table:style-name="ce1">
            <text:p>48892</text:p>
          </table:table-cell>
          <table:table-cell office:value-type="float" office:value="48893" table:style-name="ce1">
            <text:p>48893</text:p>
          </table:table-cell>
          <table:table-cell office:value-type="float" office:value="48894" table:style-name="ce1">
            <text:p>48894</text:p>
          </table:table-cell>
          <table:table-cell office:value-type="float" office:value="48895" table:style-name="ce1">
            <text:p>48895</text:p>
          </table:table-cell>
          <table:table-cell office:value-type="float" office:value="48896" table:style-name="ce1">
            <text:p>48896</text:p>
          </table:table-cell>
          <table:table-cell office:value-type="float" office:value="48897" table:style-name="ce1">
            <text:p>48897</text:p>
          </table:table-cell>
          <table:table-cell office:value-type="float" office:value="48898" table:style-name="ce1">
            <text:p>48898</text:p>
          </table:table-cell>
          <table:table-cell office:value-type="float" office:value="48899" table:style-name="ce1">
            <text:p>48899</text:p>
          </table:table-cell>
          <table:table-cell table:number-columns-repeated="16284"/>
        </table:table-row>
        <table:table-row table:style-name="ro1">
          <table:table-cell office:value-type="float" office:value="48900" table:style-name="ce1">
            <text:p>48900</text:p>
          </table:table-cell>
          <table:table-cell office:value-type="float" office:value="48901" table:style-name="ce1">
            <text:p>48901</text:p>
          </table:table-cell>
          <table:table-cell office:value-type="float" office:value="48902" table:style-name="ce1">
            <text:p>48902</text:p>
          </table:table-cell>
          <table:table-cell office:value-type="float" office:value="48903" table:style-name="ce1">
            <text:p>48903</text:p>
          </table:table-cell>
          <table:table-cell office:value-type="float" office:value="48904" table:style-name="ce1">
            <text:p>48904</text:p>
          </table:table-cell>
          <table:table-cell office:value-type="float" office:value="48905" table:style-name="ce1">
            <text:p>48905</text:p>
          </table:table-cell>
          <table:table-cell office:value-type="float" office:value="48906" table:style-name="ce1">
            <text:p>48906</text:p>
          </table:table-cell>
          <table:table-cell office:value-type="float" office:value="48907" table:style-name="ce1">
            <text:p>48907</text:p>
          </table:table-cell>
          <table:table-cell office:value-type="float" office:value="48908" table:style-name="ce1">
            <text:p>48908</text:p>
          </table:table-cell>
          <table:table-cell office:value-type="float" office:value="48909" table:style-name="ce1">
            <text:p>48909</text:p>
          </table:table-cell>
          <table:table-cell office:value-type="float" office:value="48910" table:style-name="ce1">
            <text:p>48910</text:p>
          </table:table-cell>
          <table:table-cell office:value-type="float" office:value="48911" table:style-name="ce1">
            <text:p>48911</text:p>
          </table:table-cell>
          <table:table-cell office:value-type="float" office:value="48912" table:style-name="ce1">
            <text:p>48912</text:p>
          </table:table-cell>
          <table:table-cell office:value-type="float" office:value="48913" table:style-name="ce1">
            <text:p>48913</text:p>
          </table:table-cell>
          <table:table-cell office:value-type="float" office:value="48914" table:style-name="ce1">
            <text:p>48914</text:p>
          </table:table-cell>
          <table:table-cell office:value-type="float" office:value="48915" table:style-name="ce1">
            <text:p>48915</text:p>
          </table:table-cell>
          <table:table-cell office:value-type="float" office:value="48916" table:style-name="ce1">
            <text:p>48916</text:p>
          </table:table-cell>
          <table:table-cell office:value-type="float" office:value="48917" table:style-name="ce1">
            <text:p>48917</text:p>
          </table:table-cell>
          <table:table-cell office:value-type="float" office:value="48918" table:style-name="ce1">
            <text:p>48918</text:p>
          </table:table-cell>
          <table:table-cell office:value-type="float" office:value="48919" table:style-name="ce1">
            <text:p>48919</text:p>
          </table:table-cell>
          <table:table-cell office:value-type="float" office:value="48920" table:style-name="ce1">
            <text:p>48920</text:p>
          </table:table-cell>
          <table:table-cell office:value-type="float" office:value="48921" table:style-name="ce1">
            <text:p>48921</text:p>
          </table:table-cell>
          <table:table-cell office:value-type="float" office:value="48922" table:style-name="ce1">
            <text:p>48922</text:p>
          </table:table-cell>
          <table:table-cell office:value-type="float" office:value="48923" table:style-name="ce1">
            <text:p>48923</text:p>
          </table:table-cell>
          <table:table-cell office:value-type="float" office:value="48924" table:style-name="ce1">
            <text:p>48924</text:p>
          </table:table-cell>
          <table:table-cell office:value-type="float" office:value="48925" table:style-name="ce1">
            <text:p>48925</text:p>
          </table:table-cell>
          <table:table-cell office:value-type="float" office:value="48926" table:style-name="ce1">
            <text:p>48926</text:p>
          </table:table-cell>
          <table:table-cell office:value-type="float" office:value="48927" table:style-name="ce1">
            <text:p>48927</text:p>
          </table:table-cell>
          <table:table-cell office:value-type="float" office:value="48928" table:style-name="ce1">
            <text:p>48928</text:p>
          </table:table-cell>
          <table:table-cell office:value-type="float" office:value="48929" table:style-name="ce1">
            <text:p>48929</text:p>
          </table:table-cell>
          <table:table-cell office:value-type="float" office:value="48930" table:style-name="ce1">
            <text:p>48930</text:p>
          </table:table-cell>
          <table:table-cell office:value-type="float" office:value="48931" table:style-name="ce1">
            <text:p>48931</text:p>
          </table:table-cell>
          <table:table-cell office:value-type="float" office:value="48932" table:style-name="ce1">
            <text:p>48932</text:p>
          </table:table-cell>
          <table:table-cell office:value-type="float" office:value="48933" table:style-name="ce1">
            <text:p>48933</text:p>
          </table:table-cell>
          <table:table-cell office:value-type="float" office:value="48934" table:style-name="ce1">
            <text:p>48934</text:p>
          </table:table-cell>
          <table:table-cell office:value-type="float" office:value="48935" table:style-name="ce1">
            <text:p>48935</text:p>
          </table:table-cell>
          <table:table-cell office:value-type="float" office:value="48936" table:style-name="ce1">
            <text:p>48936</text:p>
          </table:table-cell>
          <table:table-cell office:value-type="float" office:value="48937" table:style-name="ce1">
            <text:p>48937</text:p>
          </table:table-cell>
          <table:table-cell office:value-type="float" office:value="48938" table:style-name="ce1">
            <text:p>48938</text:p>
          </table:table-cell>
          <table:table-cell office:value-type="float" office:value="48939" table:style-name="ce1">
            <text:p>48939</text:p>
          </table:table-cell>
          <table:table-cell office:value-type="float" office:value="48940" table:style-name="ce1">
            <text:p>48940</text:p>
          </table:table-cell>
          <table:table-cell office:value-type="float" office:value="48941" table:style-name="ce1">
            <text:p>48941</text:p>
          </table:table-cell>
          <table:table-cell office:value-type="float" office:value="48942" table:style-name="ce1">
            <text:p>48942</text:p>
          </table:table-cell>
          <table:table-cell office:value-type="float" office:value="48943" table:style-name="ce1">
            <text:p>48943</text:p>
          </table:table-cell>
          <table:table-cell office:value-type="float" office:value="48944" table:style-name="ce1">
            <text:p>48944</text:p>
          </table:table-cell>
          <table:table-cell office:value-type="float" office:value="48945" table:style-name="ce1">
            <text:p>48945</text:p>
          </table:table-cell>
          <table:table-cell office:value-type="float" office:value="48946" table:style-name="ce1">
            <text:p>48946</text:p>
          </table:table-cell>
          <table:table-cell office:value-type="float" office:value="48947" table:style-name="ce1">
            <text:p>48947</text:p>
          </table:table-cell>
          <table:table-cell office:value-type="float" office:value="48948" table:style-name="ce1">
            <text:p>48948</text:p>
          </table:table-cell>
          <table:table-cell office:value-type="float" office:value="48949" table:style-name="ce1">
            <text:p>48949</text:p>
          </table:table-cell>
          <table:table-cell office:value-type="float" office:value="48950" table:style-name="ce1">
            <text:p>48950</text:p>
          </table:table-cell>
          <table:table-cell office:value-type="float" office:value="48951" table:style-name="ce1">
            <text:p>48951</text:p>
          </table:table-cell>
          <table:table-cell office:value-type="float" office:value="48952" table:style-name="ce1">
            <text:p>48952</text:p>
          </table:table-cell>
          <table:table-cell office:value-type="float" office:value="48953" table:style-name="ce1">
            <text:p>48953</text:p>
          </table:table-cell>
          <table:table-cell office:value-type="float" office:value="48954" table:style-name="ce1">
            <text:p>48954</text:p>
          </table:table-cell>
          <table:table-cell office:value-type="float" office:value="48955" table:style-name="ce1">
            <text:p>48955</text:p>
          </table:table-cell>
          <table:table-cell office:value-type="float" office:value="48956" table:style-name="ce1">
            <text:p>48956</text:p>
          </table:table-cell>
          <table:table-cell office:value-type="float" office:value="48957" table:style-name="ce1">
            <text:p>48957</text:p>
          </table:table-cell>
          <table:table-cell office:value-type="float" office:value="48958" table:style-name="ce1">
            <text:p>48958</text:p>
          </table:table-cell>
          <table:table-cell office:value-type="float" office:value="48959" table:style-name="ce1">
            <text:p>48959</text:p>
          </table:table-cell>
          <table:table-cell office:value-type="float" office:value="48960" table:style-name="ce1">
            <text:p>48960</text:p>
          </table:table-cell>
          <table:table-cell office:value-type="float" office:value="48961" table:style-name="ce1">
            <text:p>48961</text:p>
          </table:table-cell>
          <table:table-cell office:value-type="float" office:value="48962" table:style-name="ce1">
            <text:p>48962</text:p>
          </table:table-cell>
          <table:table-cell office:value-type="float" office:value="48963" table:style-name="ce1">
            <text:p>48963</text:p>
          </table:table-cell>
          <table:table-cell office:value-type="float" office:value="48964" table:style-name="ce1">
            <text:p>48964</text:p>
          </table:table-cell>
          <table:table-cell office:value-type="float" office:value="48965" table:style-name="ce1">
            <text:p>48965</text:p>
          </table:table-cell>
          <table:table-cell office:value-type="float" office:value="48966" table:style-name="ce1">
            <text:p>48966</text:p>
          </table:table-cell>
          <table:table-cell office:value-type="float" office:value="48967" table:style-name="ce1">
            <text:p>48967</text:p>
          </table:table-cell>
          <table:table-cell office:value-type="float" office:value="48968" table:style-name="ce1">
            <text:p>48968</text:p>
          </table:table-cell>
          <table:table-cell office:value-type="float" office:value="48969" table:style-name="ce1">
            <text:p>48969</text:p>
          </table:table-cell>
          <table:table-cell office:value-type="float" office:value="48970" table:style-name="ce1">
            <text:p>48970</text:p>
          </table:table-cell>
          <table:table-cell office:value-type="float" office:value="48971" table:style-name="ce1">
            <text:p>48971</text:p>
          </table:table-cell>
          <table:table-cell office:value-type="float" office:value="48972" table:style-name="ce1">
            <text:p>48972</text:p>
          </table:table-cell>
          <table:table-cell office:value-type="float" office:value="48973" table:style-name="ce1">
            <text:p>48973</text:p>
          </table:table-cell>
          <table:table-cell office:value-type="float" office:value="48974" table:style-name="ce1">
            <text:p>48974</text:p>
          </table:table-cell>
          <table:table-cell office:value-type="float" office:value="48975" table:style-name="ce1">
            <text:p>48975</text:p>
          </table:table-cell>
          <table:table-cell office:value-type="float" office:value="48976" table:style-name="ce1">
            <text:p>48976</text:p>
          </table:table-cell>
          <table:table-cell office:value-type="float" office:value="48977" table:style-name="ce1">
            <text:p>48977</text:p>
          </table:table-cell>
          <table:table-cell office:value-type="float" office:value="48978" table:style-name="ce1">
            <text:p>48978</text:p>
          </table:table-cell>
          <table:table-cell office:value-type="float" office:value="48979" table:style-name="ce1">
            <text:p>48979</text:p>
          </table:table-cell>
          <table:table-cell office:value-type="float" office:value="48980" table:style-name="ce1">
            <text:p>48980</text:p>
          </table:table-cell>
          <table:table-cell office:value-type="float" office:value="48981" table:style-name="ce1">
            <text:p>48981</text:p>
          </table:table-cell>
          <table:table-cell office:value-type="float" office:value="48982" table:style-name="ce1">
            <text:p>48982</text:p>
          </table:table-cell>
          <table:table-cell office:value-type="float" office:value="48983" table:style-name="ce1">
            <text:p>48983</text:p>
          </table:table-cell>
          <table:table-cell office:value-type="float" office:value="48984" table:style-name="ce1">
            <text:p>48984</text:p>
          </table:table-cell>
          <table:table-cell office:value-type="float" office:value="48985" table:style-name="ce1">
            <text:p>48985</text:p>
          </table:table-cell>
          <table:table-cell office:value-type="float" office:value="48986" table:style-name="ce1">
            <text:p>48986</text:p>
          </table:table-cell>
          <table:table-cell office:value-type="float" office:value="48987" table:style-name="ce1">
            <text:p>48987</text:p>
          </table:table-cell>
          <table:table-cell office:value-type="float" office:value="48988" table:style-name="ce1">
            <text:p>48988</text:p>
          </table:table-cell>
          <table:table-cell office:value-type="float" office:value="48989" table:style-name="ce1">
            <text:p>48989</text:p>
          </table:table-cell>
          <table:table-cell office:value-type="float" office:value="48990" table:style-name="ce1">
            <text:p>48990</text:p>
          </table:table-cell>
          <table:table-cell office:value-type="float" office:value="48991" table:style-name="ce1">
            <text:p>48991</text:p>
          </table:table-cell>
          <table:table-cell office:value-type="float" office:value="48992" table:style-name="ce1">
            <text:p>48992</text:p>
          </table:table-cell>
          <table:table-cell office:value-type="float" office:value="48993" table:style-name="ce1">
            <text:p>48993</text:p>
          </table:table-cell>
          <table:table-cell office:value-type="float" office:value="48994" table:style-name="ce1">
            <text:p>48994</text:p>
          </table:table-cell>
          <table:table-cell office:value-type="float" office:value="48995" table:style-name="ce1">
            <text:p>48995</text:p>
          </table:table-cell>
          <table:table-cell office:value-type="float" office:value="48996" table:style-name="ce1">
            <text:p>48996</text:p>
          </table:table-cell>
          <table:table-cell office:value-type="float" office:value="48997" table:style-name="ce1">
            <text:p>48997</text:p>
          </table:table-cell>
          <table:table-cell office:value-type="float" office:value="48998" table:style-name="ce1">
            <text:p>48998</text:p>
          </table:table-cell>
          <table:table-cell office:value-type="float" office:value="48999" table:style-name="ce1">
            <text:p>48999</text:p>
          </table:table-cell>
          <table:table-cell table:number-columns-repeated="16284"/>
        </table:table-row>
        <table:table-row table:style-name="ro1">
          <table:table-cell office:value-type="float" office:value="49000" table:style-name="ce1">
            <text:p>49000</text:p>
          </table:table-cell>
          <table:table-cell office:value-type="float" office:value="49001" table:style-name="ce1">
            <text:p>49001</text:p>
          </table:table-cell>
          <table:table-cell office:value-type="float" office:value="49002" table:style-name="ce1">
            <text:p>49002</text:p>
          </table:table-cell>
          <table:table-cell office:value-type="float" office:value="49003" table:style-name="ce1">
            <text:p>49003</text:p>
          </table:table-cell>
          <table:table-cell office:value-type="float" office:value="49004" table:style-name="ce1">
            <text:p>49004</text:p>
          </table:table-cell>
          <table:table-cell office:value-type="float" office:value="49005" table:style-name="ce1">
            <text:p>49005</text:p>
          </table:table-cell>
          <table:table-cell office:value-type="float" office:value="49006" table:style-name="ce1">
            <text:p>49006</text:p>
          </table:table-cell>
          <table:table-cell office:value-type="float" office:value="49007" table:style-name="ce1">
            <text:p>49007</text:p>
          </table:table-cell>
          <table:table-cell office:value-type="float" office:value="49008" table:style-name="ce1">
            <text:p>49008</text:p>
          </table:table-cell>
          <table:table-cell office:value-type="float" office:value="49009" table:style-name="ce1">
            <text:p>49009</text:p>
          </table:table-cell>
          <table:table-cell office:value-type="float" office:value="49010" table:style-name="ce1">
            <text:p>49010</text:p>
          </table:table-cell>
          <table:table-cell office:value-type="float" office:value="49011" table:style-name="ce1">
            <text:p>49011</text:p>
          </table:table-cell>
          <table:table-cell office:value-type="float" office:value="49012" table:style-name="ce1">
            <text:p>49012</text:p>
          </table:table-cell>
          <table:table-cell office:value-type="float" office:value="49013" table:style-name="ce1">
            <text:p>49013</text:p>
          </table:table-cell>
          <table:table-cell office:value-type="float" office:value="49014" table:style-name="ce1">
            <text:p>49014</text:p>
          </table:table-cell>
          <table:table-cell office:value-type="float" office:value="49015" table:style-name="ce1">
            <text:p>49015</text:p>
          </table:table-cell>
          <table:table-cell office:value-type="float" office:value="49016" table:style-name="ce1">
            <text:p>49016</text:p>
          </table:table-cell>
          <table:table-cell office:value-type="float" office:value="49017" table:style-name="ce1">
            <text:p>49017</text:p>
          </table:table-cell>
          <table:table-cell office:value-type="float" office:value="49018" table:style-name="ce1">
            <text:p>49018</text:p>
          </table:table-cell>
          <table:table-cell office:value-type="float" office:value="49019" table:style-name="ce1">
            <text:p>49019</text:p>
          </table:table-cell>
          <table:table-cell office:value-type="float" office:value="49020" table:style-name="ce1">
            <text:p>49020</text:p>
          </table:table-cell>
          <table:table-cell office:value-type="float" office:value="49021" table:style-name="ce1">
            <text:p>49021</text:p>
          </table:table-cell>
          <table:table-cell office:value-type="float" office:value="49022" table:style-name="ce1">
            <text:p>49022</text:p>
          </table:table-cell>
          <table:table-cell office:value-type="float" office:value="49023" table:style-name="ce1">
            <text:p>49023</text:p>
          </table:table-cell>
          <table:table-cell office:value-type="float" office:value="49024" table:style-name="ce1">
            <text:p>49024</text:p>
          </table:table-cell>
          <table:table-cell office:value-type="float" office:value="49025" table:style-name="ce1">
            <text:p>49025</text:p>
          </table:table-cell>
          <table:table-cell office:value-type="float" office:value="49026" table:style-name="ce1">
            <text:p>49026</text:p>
          </table:table-cell>
          <table:table-cell office:value-type="float" office:value="49027" table:style-name="ce1">
            <text:p>49027</text:p>
          </table:table-cell>
          <table:table-cell office:value-type="float" office:value="49028" table:style-name="ce1">
            <text:p>49028</text:p>
          </table:table-cell>
          <table:table-cell office:value-type="float" office:value="49029" table:style-name="ce1">
            <text:p>49029</text:p>
          </table:table-cell>
          <table:table-cell office:value-type="float" office:value="49030" table:style-name="ce1">
            <text:p>49030</text:p>
          </table:table-cell>
          <table:table-cell office:value-type="float" office:value="49031" table:style-name="ce1">
            <text:p>49031</text:p>
          </table:table-cell>
          <table:table-cell office:value-type="float" office:value="49032" table:style-name="ce1">
            <text:p>49032</text:p>
          </table:table-cell>
          <table:table-cell office:value-type="float" office:value="49033" table:style-name="ce1">
            <text:p>49033</text:p>
          </table:table-cell>
          <table:table-cell office:value-type="float" office:value="49034" table:style-name="ce1">
            <text:p>49034</text:p>
          </table:table-cell>
          <table:table-cell office:value-type="float" office:value="49035" table:style-name="ce1">
            <text:p>49035</text:p>
          </table:table-cell>
          <table:table-cell office:value-type="float" office:value="49036" table:style-name="ce1">
            <text:p>49036</text:p>
          </table:table-cell>
          <table:table-cell office:value-type="float" office:value="49037" table:style-name="ce1">
            <text:p>49037</text:p>
          </table:table-cell>
          <table:table-cell office:value-type="float" office:value="49038" table:style-name="ce1">
            <text:p>49038</text:p>
          </table:table-cell>
          <table:table-cell office:value-type="float" office:value="49039" table:style-name="ce1">
            <text:p>49039</text:p>
          </table:table-cell>
          <table:table-cell office:value-type="float" office:value="49040" table:style-name="ce1">
            <text:p>49040</text:p>
          </table:table-cell>
          <table:table-cell office:value-type="float" office:value="49041" table:style-name="ce1">
            <text:p>49041</text:p>
          </table:table-cell>
          <table:table-cell office:value-type="float" office:value="49042" table:style-name="ce1">
            <text:p>49042</text:p>
          </table:table-cell>
          <table:table-cell office:value-type="float" office:value="49043" table:style-name="ce1">
            <text:p>49043</text:p>
          </table:table-cell>
          <table:table-cell office:value-type="float" office:value="49044" table:style-name="ce1">
            <text:p>49044</text:p>
          </table:table-cell>
          <table:table-cell office:value-type="float" office:value="49045" table:style-name="ce1">
            <text:p>49045</text:p>
          </table:table-cell>
          <table:table-cell office:value-type="float" office:value="49046" table:style-name="ce1">
            <text:p>49046</text:p>
          </table:table-cell>
          <table:table-cell office:value-type="float" office:value="49047" table:style-name="ce1">
            <text:p>49047</text:p>
          </table:table-cell>
          <table:table-cell office:value-type="float" office:value="49048" table:style-name="ce1">
            <text:p>49048</text:p>
          </table:table-cell>
          <table:table-cell office:value-type="float" office:value="49049" table:style-name="ce1">
            <text:p>49049</text:p>
          </table:table-cell>
          <table:table-cell office:value-type="float" office:value="49050" table:style-name="ce1">
            <text:p>49050</text:p>
          </table:table-cell>
          <table:table-cell office:value-type="float" office:value="49051" table:style-name="ce1">
            <text:p>49051</text:p>
          </table:table-cell>
          <table:table-cell office:value-type="float" office:value="49052" table:style-name="ce1">
            <text:p>49052</text:p>
          </table:table-cell>
          <table:table-cell office:value-type="float" office:value="49053" table:style-name="ce1">
            <text:p>49053</text:p>
          </table:table-cell>
          <table:table-cell office:value-type="float" office:value="49054" table:style-name="ce1">
            <text:p>49054</text:p>
          </table:table-cell>
          <table:table-cell office:value-type="float" office:value="49055" table:style-name="ce1">
            <text:p>49055</text:p>
          </table:table-cell>
          <table:table-cell office:value-type="float" office:value="49056" table:style-name="ce1">
            <text:p>49056</text:p>
          </table:table-cell>
          <table:table-cell office:value-type="float" office:value="49057" table:style-name="ce1">
            <text:p>49057</text:p>
          </table:table-cell>
          <table:table-cell office:value-type="float" office:value="49058" table:style-name="ce1">
            <text:p>49058</text:p>
          </table:table-cell>
          <table:table-cell office:value-type="float" office:value="49059" table:style-name="ce1">
            <text:p>49059</text:p>
          </table:table-cell>
          <table:table-cell office:value-type="float" office:value="49060" table:style-name="ce1">
            <text:p>49060</text:p>
          </table:table-cell>
          <table:table-cell office:value-type="float" office:value="49061" table:style-name="ce1">
            <text:p>49061</text:p>
          </table:table-cell>
          <table:table-cell office:value-type="float" office:value="49062" table:style-name="ce1">
            <text:p>49062</text:p>
          </table:table-cell>
          <table:table-cell office:value-type="float" office:value="49063" table:style-name="ce1">
            <text:p>49063</text:p>
          </table:table-cell>
          <table:table-cell office:value-type="float" office:value="49064" table:style-name="ce1">
            <text:p>49064</text:p>
          </table:table-cell>
          <table:table-cell office:value-type="float" office:value="49065" table:style-name="ce1">
            <text:p>49065</text:p>
          </table:table-cell>
          <table:table-cell office:value-type="float" office:value="49066" table:style-name="ce1">
            <text:p>49066</text:p>
          </table:table-cell>
          <table:table-cell office:value-type="float" office:value="49067" table:style-name="ce1">
            <text:p>49067</text:p>
          </table:table-cell>
          <table:table-cell office:value-type="float" office:value="49068" table:style-name="ce1">
            <text:p>49068</text:p>
          </table:table-cell>
          <table:table-cell office:value-type="float" office:value="49069" table:style-name="ce1">
            <text:p>49069</text:p>
          </table:table-cell>
          <table:table-cell office:value-type="float" office:value="49070" table:style-name="ce1">
            <text:p>49070</text:p>
          </table:table-cell>
          <table:table-cell office:value-type="float" office:value="49071" table:style-name="ce1">
            <text:p>49071</text:p>
          </table:table-cell>
          <table:table-cell office:value-type="float" office:value="49072" table:style-name="ce1">
            <text:p>49072</text:p>
          </table:table-cell>
          <table:table-cell office:value-type="float" office:value="49073" table:style-name="ce1">
            <text:p>49073</text:p>
          </table:table-cell>
          <table:table-cell office:value-type="float" office:value="49074" table:style-name="ce1">
            <text:p>49074</text:p>
          </table:table-cell>
          <table:table-cell office:value-type="float" office:value="49075" table:style-name="ce1">
            <text:p>49075</text:p>
          </table:table-cell>
          <table:table-cell office:value-type="float" office:value="49076" table:style-name="ce1">
            <text:p>49076</text:p>
          </table:table-cell>
          <table:table-cell office:value-type="float" office:value="49077" table:style-name="ce1">
            <text:p>49077</text:p>
          </table:table-cell>
          <table:table-cell office:value-type="float" office:value="49078" table:style-name="ce1">
            <text:p>49078</text:p>
          </table:table-cell>
          <table:table-cell office:value-type="float" office:value="49079" table:style-name="ce1">
            <text:p>49079</text:p>
          </table:table-cell>
          <table:table-cell office:value-type="float" office:value="49080" table:style-name="ce1">
            <text:p>49080</text:p>
          </table:table-cell>
          <table:table-cell office:value-type="float" office:value="49081" table:style-name="ce1">
            <text:p>49081</text:p>
          </table:table-cell>
          <table:table-cell office:value-type="float" office:value="49082" table:style-name="ce1">
            <text:p>49082</text:p>
          </table:table-cell>
          <table:table-cell office:value-type="float" office:value="49083" table:style-name="ce1">
            <text:p>49083</text:p>
          </table:table-cell>
          <table:table-cell office:value-type="float" office:value="49084" table:style-name="ce1">
            <text:p>49084</text:p>
          </table:table-cell>
          <table:table-cell office:value-type="float" office:value="49085" table:style-name="ce1">
            <text:p>49085</text:p>
          </table:table-cell>
          <table:table-cell office:value-type="float" office:value="49086" table:style-name="ce1">
            <text:p>49086</text:p>
          </table:table-cell>
          <table:table-cell office:value-type="float" office:value="49087" table:style-name="ce1">
            <text:p>49087</text:p>
          </table:table-cell>
          <table:table-cell office:value-type="float" office:value="49088" table:style-name="ce1">
            <text:p>49088</text:p>
          </table:table-cell>
          <table:table-cell office:value-type="float" office:value="49089" table:style-name="ce1">
            <text:p>49089</text:p>
          </table:table-cell>
          <table:table-cell office:value-type="float" office:value="49090" table:style-name="ce1">
            <text:p>49090</text:p>
          </table:table-cell>
          <table:table-cell office:value-type="float" office:value="49091" table:style-name="ce1">
            <text:p>49091</text:p>
          </table:table-cell>
          <table:table-cell office:value-type="float" office:value="49092" table:style-name="ce1">
            <text:p>49092</text:p>
          </table:table-cell>
          <table:table-cell office:value-type="float" office:value="49093" table:style-name="ce1">
            <text:p>49093</text:p>
          </table:table-cell>
          <table:table-cell office:value-type="float" office:value="49094" table:style-name="ce1">
            <text:p>49094</text:p>
          </table:table-cell>
          <table:table-cell office:value-type="float" office:value="49095" table:style-name="ce1">
            <text:p>49095</text:p>
          </table:table-cell>
          <table:table-cell office:value-type="float" office:value="49096" table:style-name="ce1">
            <text:p>49096</text:p>
          </table:table-cell>
          <table:table-cell office:value-type="float" office:value="49097" table:style-name="ce1">
            <text:p>49097</text:p>
          </table:table-cell>
          <table:table-cell office:value-type="float" office:value="49098" table:style-name="ce1">
            <text:p>49098</text:p>
          </table:table-cell>
          <table:table-cell office:value-type="float" office:value="49099" table:style-name="ce1">
            <text:p>49099</text:p>
          </table:table-cell>
          <table:table-cell table:number-columns-repeated="16284"/>
        </table:table-row>
        <table:table-row table:style-name="ro1">
          <table:table-cell office:value-type="float" office:value="49100" table:style-name="ce1">
            <text:p>49100</text:p>
          </table:table-cell>
          <table:table-cell office:value-type="float" office:value="49101" table:style-name="ce1">
            <text:p>49101</text:p>
          </table:table-cell>
          <table:table-cell office:value-type="float" office:value="49102" table:style-name="ce1">
            <text:p>49102</text:p>
          </table:table-cell>
          <table:table-cell office:value-type="float" office:value="49103" table:style-name="ce1">
            <text:p>49103</text:p>
          </table:table-cell>
          <table:table-cell office:value-type="float" office:value="49104" table:style-name="ce1">
            <text:p>49104</text:p>
          </table:table-cell>
          <table:table-cell office:value-type="float" office:value="49105" table:style-name="ce1">
            <text:p>49105</text:p>
          </table:table-cell>
          <table:table-cell office:value-type="float" office:value="49106" table:style-name="ce1">
            <text:p>49106</text:p>
          </table:table-cell>
          <table:table-cell office:value-type="float" office:value="49107" table:style-name="ce1">
            <text:p>49107</text:p>
          </table:table-cell>
          <table:table-cell office:value-type="float" office:value="49108" table:style-name="ce1">
            <text:p>49108</text:p>
          </table:table-cell>
          <table:table-cell office:value-type="float" office:value="49109" table:style-name="ce1">
            <text:p>49109</text:p>
          </table:table-cell>
          <table:table-cell office:value-type="float" office:value="49110" table:style-name="ce1">
            <text:p>49110</text:p>
          </table:table-cell>
          <table:table-cell office:value-type="float" office:value="49111" table:style-name="ce1">
            <text:p>49111</text:p>
          </table:table-cell>
          <table:table-cell office:value-type="float" office:value="49112" table:style-name="ce1">
            <text:p>49112</text:p>
          </table:table-cell>
          <table:table-cell office:value-type="float" office:value="49113" table:style-name="ce1">
            <text:p>49113</text:p>
          </table:table-cell>
          <table:table-cell office:value-type="float" office:value="49114" table:style-name="ce1">
            <text:p>49114</text:p>
          </table:table-cell>
          <table:table-cell office:value-type="float" office:value="49115" table:style-name="ce1">
            <text:p>49115</text:p>
          </table:table-cell>
          <table:table-cell office:value-type="float" office:value="49116" table:style-name="ce1">
            <text:p>49116</text:p>
          </table:table-cell>
          <table:table-cell office:value-type="float" office:value="49117" table:style-name="ce1">
            <text:p>49117</text:p>
          </table:table-cell>
          <table:table-cell office:value-type="float" office:value="49118" table:style-name="ce1">
            <text:p>49118</text:p>
          </table:table-cell>
          <table:table-cell office:value-type="float" office:value="49119" table:style-name="ce1">
            <text:p>49119</text:p>
          </table:table-cell>
          <table:table-cell office:value-type="float" office:value="49120" table:style-name="ce1">
            <text:p>49120</text:p>
          </table:table-cell>
          <table:table-cell office:value-type="float" office:value="49121" table:style-name="ce1">
            <text:p>49121</text:p>
          </table:table-cell>
          <table:table-cell office:value-type="float" office:value="49122" table:style-name="ce1">
            <text:p>49122</text:p>
          </table:table-cell>
          <table:table-cell office:value-type="float" office:value="49123" table:style-name="ce1">
            <text:p>49123</text:p>
          </table:table-cell>
          <table:table-cell office:value-type="float" office:value="49124" table:style-name="ce1">
            <text:p>49124</text:p>
          </table:table-cell>
          <table:table-cell office:value-type="float" office:value="49125" table:style-name="ce1">
            <text:p>49125</text:p>
          </table:table-cell>
          <table:table-cell office:value-type="float" office:value="49126" table:style-name="ce1">
            <text:p>49126</text:p>
          </table:table-cell>
          <table:table-cell office:value-type="float" office:value="49127" table:style-name="ce1">
            <text:p>49127</text:p>
          </table:table-cell>
          <table:table-cell office:value-type="float" office:value="49128" table:style-name="ce1">
            <text:p>49128</text:p>
          </table:table-cell>
          <table:table-cell office:value-type="float" office:value="49129" table:style-name="ce1">
            <text:p>49129</text:p>
          </table:table-cell>
          <table:table-cell office:value-type="float" office:value="49130" table:style-name="ce1">
            <text:p>49130</text:p>
          </table:table-cell>
          <table:table-cell office:value-type="float" office:value="49131" table:style-name="ce1">
            <text:p>49131</text:p>
          </table:table-cell>
          <table:table-cell office:value-type="float" office:value="49132" table:style-name="ce1">
            <text:p>49132</text:p>
          </table:table-cell>
          <table:table-cell office:value-type="float" office:value="49133" table:style-name="ce1">
            <text:p>49133</text:p>
          </table:table-cell>
          <table:table-cell office:value-type="float" office:value="49134" table:style-name="ce1">
            <text:p>49134</text:p>
          </table:table-cell>
          <table:table-cell office:value-type="float" office:value="49135" table:style-name="ce1">
            <text:p>49135</text:p>
          </table:table-cell>
          <table:table-cell office:value-type="float" office:value="49136" table:style-name="ce1">
            <text:p>49136</text:p>
          </table:table-cell>
          <table:table-cell office:value-type="float" office:value="49137" table:style-name="ce1">
            <text:p>49137</text:p>
          </table:table-cell>
          <table:table-cell office:value-type="float" office:value="49138" table:style-name="ce1">
            <text:p>49138</text:p>
          </table:table-cell>
          <table:table-cell office:value-type="float" office:value="49139" table:style-name="ce1">
            <text:p>49139</text:p>
          </table:table-cell>
          <table:table-cell office:value-type="float" office:value="49140" table:style-name="ce1">
            <text:p>49140</text:p>
          </table:table-cell>
          <table:table-cell office:value-type="float" office:value="49141" table:style-name="ce1">
            <text:p>49141</text:p>
          </table:table-cell>
          <table:table-cell office:value-type="float" office:value="49142" table:style-name="ce1">
            <text:p>49142</text:p>
          </table:table-cell>
          <table:table-cell office:value-type="float" office:value="49143" table:style-name="ce1">
            <text:p>49143</text:p>
          </table:table-cell>
          <table:table-cell office:value-type="float" office:value="49144" table:style-name="ce1">
            <text:p>49144</text:p>
          </table:table-cell>
          <table:table-cell office:value-type="float" office:value="49145" table:style-name="ce1">
            <text:p>49145</text:p>
          </table:table-cell>
          <table:table-cell office:value-type="float" office:value="49146" table:style-name="ce1">
            <text:p>49146</text:p>
          </table:table-cell>
          <table:table-cell office:value-type="float" office:value="49147" table:style-name="ce1">
            <text:p>49147</text:p>
          </table:table-cell>
          <table:table-cell office:value-type="float" office:value="49148" table:style-name="ce1">
            <text:p>49148</text:p>
          </table:table-cell>
          <table:table-cell office:value-type="float" office:value="49149" table:style-name="ce1">
            <text:p>49149</text:p>
          </table:table-cell>
          <table:table-cell office:value-type="float" office:value="49150" table:style-name="ce1">
            <text:p>49150</text:p>
          </table:table-cell>
          <table:table-cell office:value-type="float" office:value="49151" table:style-name="ce1">
            <text:p>49151</text:p>
          </table:table-cell>
          <table:table-cell office:value-type="float" office:value="49152" table:style-name="ce1">
            <text:p>49152</text:p>
          </table:table-cell>
          <table:table-cell office:value-type="float" office:value="49153" table:style-name="ce1">
            <text:p>49153</text:p>
          </table:table-cell>
          <table:table-cell office:value-type="float" office:value="49154" table:style-name="ce1">
            <text:p>49154</text:p>
          </table:table-cell>
          <table:table-cell office:value-type="float" office:value="49155" table:style-name="ce1">
            <text:p>49155</text:p>
          </table:table-cell>
          <table:table-cell office:value-type="float" office:value="49156" table:style-name="ce1">
            <text:p>49156</text:p>
          </table:table-cell>
          <table:table-cell office:value-type="float" office:value="49157" table:style-name="ce1">
            <text:p>49157</text:p>
          </table:table-cell>
          <table:table-cell office:value-type="float" office:value="49158" table:style-name="ce1">
            <text:p>49158</text:p>
          </table:table-cell>
          <table:table-cell office:value-type="float" office:value="49159" table:style-name="ce1">
            <text:p>49159</text:p>
          </table:table-cell>
          <table:table-cell office:value-type="float" office:value="49160" table:style-name="ce1">
            <text:p>49160</text:p>
          </table:table-cell>
          <table:table-cell office:value-type="float" office:value="49161" table:style-name="ce1">
            <text:p>49161</text:p>
          </table:table-cell>
          <table:table-cell office:value-type="float" office:value="49162" table:style-name="ce1">
            <text:p>49162</text:p>
          </table:table-cell>
          <table:table-cell office:value-type="float" office:value="49163" table:style-name="ce1">
            <text:p>49163</text:p>
          </table:table-cell>
          <table:table-cell office:value-type="float" office:value="49164" table:style-name="ce1">
            <text:p>49164</text:p>
          </table:table-cell>
          <table:table-cell office:value-type="float" office:value="49165" table:style-name="ce1">
            <text:p>49165</text:p>
          </table:table-cell>
          <table:table-cell office:value-type="float" office:value="49166" table:style-name="ce1">
            <text:p>49166</text:p>
          </table:table-cell>
          <table:table-cell office:value-type="float" office:value="49167" table:style-name="ce1">
            <text:p>49167</text:p>
          </table:table-cell>
          <table:table-cell office:value-type="float" office:value="49168" table:style-name="ce1">
            <text:p>49168</text:p>
          </table:table-cell>
          <table:table-cell office:value-type="float" office:value="49169" table:style-name="ce1">
            <text:p>49169</text:p>
          </table:table-cell>
          <table:table-cell office:value-type="float" office:value="49170" table:style-name="ce1">
            <text:p>49170</text:p>
          </table:table-cell>
          <table:table-cell office:value-type="float" office:value="49171" table:style-name="ce1">
            <text:p>49171</text:p>
          </table:table-cell>
          <table:table-cell office:value-type="float" office:value="49172" table:style-name="ce1">
            <text:p>49172</text:p>
          </table:table-cell>
          <table:table-cell office:value-type="float" office:value="49173" table:style-name="ce1">
            <text:p>49173</text:p>
          </table:table-cell>
          <table:table-cell office:value-type="float" office:value="49174" table:style-name="ce1">
            <text:p>49174</text:p>
          </table:table-cell>
          <table:table-cell office:value-type="float" office:value="49175" table:style-name="ce1">
            <text:p>49175</text:p>
          </table:table-cell>
          <table:table-cell office:value-type="float" office:value="49176" table:style-name="ce1">
            <text:p>49176</text:p>
          </table:table-cell>
          <table:table-cell office:value-type="float" office:value="49177" table:style-name="ce1">
            <text:p>49177</text:p>
          </table:table-cell>
          <table:table-cell office:value-type="float" office:value="49178" table:style-name="ce1">
            <text:p>49178</text:p>
          </table:table-cell>
          <table:table-cell office:value-type="float" office:value="49179" table:style-name="ce1">
            <text:p>49179</text:p>
          </table:table-cell>
          <table:table-cell office:value-type="float" office:value="49180" table:style-name="ce1">
            <text:p>49180</text:p>
          </table:table-cell>
          <table:table-cell office:value-type="float" office:value="49181" table:style-name="ce1">
            <text:p>49181</text:p>
          </table:table-cell>
          <table:table-cell office:value-type="float" office:value="49182" table:style-name="ce1">
            <text:p>49182</text:p>
          </table:table-cell>
          <table:table-cell office:value-type="float" office:value="49183" table:style-name="ce1">
            <text:p>49183</text:p>
          </table:table-cell>
          <table:table-cell office:value-type="float" office:value="49184" table:style-name="ce1">
            <text:p>49184</text:p>
          </table:table-cell>
          <table:table-cell office:value-type="float" office:value="49185" table:style-name="ce1">
            <text:p>49185</text:p>
          </table:table-cell>
          <table:table-cell office:value-type="float" office:value="49186" table:style-name="ce1">
            <text:p>49186</text:p>
          </table:table-cell>
          <table:table-cell office:value-type="float" office:value="49187" table:style-name="ce1">
            <text:p>49187</text:p>
          </table:table-cell>
          <table:table-cell office:value-type="float" office:value="49188" table:style-name="ce1">
            <text:p>49188</text:p>
          </table:table-cell>
          <table:table-cell office:value-type="float" office:value="49189" table:style-name="ce1">
            <text:p>49189</text:p>
          </table:table-cell>
          <table:table-cell office:value-type="float" office:value="49190" table:style-name="ce1">
            <text:p>49190</text:p>
          </table:table-cell>
          <table:table-cell office:value-type="float" office:value="49191" table:style-name="ce1">
            <text:p>49191</text:p>
          </table:table-cell>
          <table:table-cell office:value-type="float" office:value="49192" table:style-name="ce1">
            <text:p>49192</text:p>
          </table:table-cell>
          <table:table-cell office:value-type="float" office:value="49193" table:style-name="ce1">
            <text:p>49193</text:p>
          </table:table-cell>
          <table:table-cell office:value-type="float" office:value="49194" table:style-name="ce1">
            <text:p>49194</text:p>
          </table:table-cell>
          <table:table-cell office:value-type="float" office:value="49195" table:style-name="ce1">
            <text:p>49195</text:p>
          </table:table-cell>
          <table:table-cell office:value-type="float" office:value="49196" table:style-name="ce1">
            <text:p>49196</text:p>
          </table:table-cell>
          <table:table-cell office:value-type="float" office:value="49197" table:style-name="ce1">
            <text:p>49197</text:p>
          </table:table-cell>
          <table:table-cell office:value-type="float" office:value="49198" table:style-name="ce1">
            <text:p>49198</text:p>
          </table:table-cell>
          <table:table-cell office:value-type="float" office:value="49199" table:style-name="ce1">
            <text:p>49199</text:p>
          </table:table-cell>
          <table:table-cell table:number-columns-repeated="16284"/>
        </table:table-row>
        <table:table-row table:style-name="ro1">
          <table:table-cell office:value-type="float" office:value="49200" table:style-name="ce1">
            <text:p>49200</text:p>
          </table:table-cell>
          <table:table-cell office:value-type="float" office:value="49201" table:style-name="ce1">
            <text:p>49201</text:p>
          </table:table-cell>
          <table:table-cell office:value-type="float" office:value="49202" table:style-name="ce1">
            <text:p>49202</text:p>
          </table:table-cell>
          <table:table-cell office:value-type="float" office:value="49203" table:style-name="ce1">
            <text:p>49203</text:p>
          </table:table-cell>
          <table:table-cell office:value-type="float" office:value="49204" table:style-name="ce1">
            <text:p>49204</text:p>
          </table:table-cell>
          <table:table-cell office:value-type="float" office:value="49205" table:style-name="ce1">
            <text:p>49205</text:p>
          </table:table-cell>
          <table:table-cell office:value-type="float" office:value="49206" table:style-name="ce1">
            <text:p>49206</text:p>
          </table:table-cell>
          <table:table-cell office:value-type="float" office:value="49207" table:style-name="ce1">
            <text:p>49207</text:p>
          </table:table-cell>
          <table:table-cell office:value-type="float" office:value="49208" table:style-name="ce1">
            <text:p>49208</text:p>
          </table:table-cell>
          <table:table-cell office:value-type="float" office:value="49209" table:style-name="ce1">
            <text:p>49209</text:p>
          </table:table-cell>
          <table:table-cell office:value-type="float" office:value="49210" table:style-name="ce1">
            <text:p>49210</text:p>
          </table:table-cell>
          <table:table-cell office:value-type="float" office:value="49211" table:style-name="ce1">
            <text:p>49211</text:p>
          </table:table-cell>
          <table:table-cell office:value-type="float" office:value="49212" table:style-name="ce1">
            <text:p>49212</text:p>
          </table:table-cell>
          <table:table-cell office:value-type="float" office:value="49213" table:style-name="ce1">
            <text:p>49213</text:p>
          </table:table-cell>
          <table:table-cell office:value-type="float" office:value="49214" table:style-name="ce1">
            <text:p>49214</text:p>
          </table:table-cell>
          <table:table-cell office:value-type="float" office:value="49215" table:style-name="ce1">
            <text:p>49215</text:p>
          </table:table-cell>
          <table:table-cell office:value-type="float" office:value="49216" table:style-name="ce1">
            <text:p>49216</text:p>
          </table:table-cell>
          <table:table-cell office:value-type="float" office:value="49217" table:style-name="ce1">
            <text:p>49217</text:p>
          </table:table-cell>
          <table:table-cell office:value-type="float" office:value="49218" table:style-name="ce1">
            <text:p>49218</text:p>
          </table:table-cell>
          <table:table-cell office:value-type="float" office:value="49219" table:style-name="ce1">
            <text:p>49219</text:p>
          </table:table-cell>
          <table:table-cell office:value-type="float" office:value="49220" table:style-name="ce1">
            <text:p>49220</text:p>
          </table:table-cell>
          <table:table-cell office:value-type="float" office:value="49221" table:style-name="ce1">
            <text:p>49221</text:p>
          </table:table-cell>
          <table:table-cell office:value-type="float" office:value="49222" table:style-name="ce1">
            <text:p>49222</text:p>
          </table:table-cell>
          <table:table-cell office:value-type="float" office:value="49223" table:style-name="ce1">
            <text:p>49223</text:p>
          </table:table-cell>
          <table:table-cell office:value-type="float" office:value="49224" table:style-name="ce1">
            <text:p>49224</text:p>
          </table:table-cell>
          <table:table-cell office:value-type="float" office:value="49225" table:style-name="ce1">
            <text:p>49225</text:p>
          </table:table-cell>
          <table:table-cell office:value-type="float" office:value="49226" table:style-name="ce1">
            <text:p>49226</text:p>
          </table:table-cell>
          <table:table-cell office:value-type="float" office:value="49227" table:style-name="ce1">
            <text:p>49227</text:p>
          </table:table-cell>
          <table:table-cell office:value-type="float" office:value="49228" table:style-name="ce1">
            <text:p>49228</text:p>
          </table:table-cell>
          <table:table-cell office:value-type="float" office:value="49229" table:style-name="ce1">
            <text:p>49229</text:p>
          </table:table-cell>
          <table:table-cell office:value-type="float" office:value="49230" table:style-name="ce1">
            <text:p>49230</text:p>
          </table:table-cell>
          <table:table-cell office:value-type="float" office:value="49231" table:style-name="ce1">
            <text:p>49231</text:p>
          </table:table-cell>
          <table:table-cell office:value-type="float" office:value="49232" table:style-name="ce1">
            <text:p>49232</text:p>
          </table:table-cell>
          <table:table-cell office:value-type="float" office:value="49233" table:style-name="ce1">
            <text:p>49233</text:p>
          </table:table-cell>
          <table:table-cell office:value-type="float" office:value="49234" table:style-name="ce1">
            <text:p>49234</text:p>
          </table:table-cell>
          <table:table-cell office:value-type="float" office:value="49235" table:style-name="ce1">
            <text:p>49235</text:p>
          </table:table-cell>
          <table:table-cell office:value-type="float" office:value="49236" table:style-name="ce1">
            <text:p>49236</text:p>
          </table:table-cell>
          <table:table-cell office:value-type="float" office:value="49237" table:style-name="ce1">
            <text:p>49237</text:p>
          </table:table-cell>
          <table:table-cell office:value-type="float" office:value="49238" table:style-name="ce1">
            <text:p>49238</text:p>
          </table:table-cell>
          <table:table-cell office:value-type="float" office:value="49239" table:style-name="ce1">
            <text:p>49239</text:p>
          </table:table-cell>
          <table:table-cell office:value-type="float" office:value="49240" table:style-name="ce1">
            <text:p>49240</text:p>
          </table:table-cell>
          <table:table-cell office:value-type="float" office:value="49241" table:style-name="ce1">
            <text:p>49241</text:p>
          </table:table-cell>
          <table:table-cell office:value-type="float" office:value="49242" table:style-name="ce1">
            <text:p>49242</text:p>
          </table:table-cell>
          <table:table-cell office:value-type="float" office:value="49243" table:style-name="ce1">
            <text:p>49243</text:p>
          </table:table-cell>
          <table:table-cell office:value-type="float" office:value="49244" table:style-name="ce1">
            <text:p>49244</text:p>
          </table:table-cell>
          <table:table-cell office:value-type="float" office:value="49245" table:style-name="ce1">
            <text:p>49245</text:p>
          </table:table-cell>
          <table:table-cell office:value-type="float" office:value="49246" table:style-name="ce1">
            <text:p>49246</text:p>
          </table:table-cell>
          <table:table-cell office:value-type="float" office:value="49247" table:style-name="ce1">
            <text:p>49247</text:p>
          </table:table-cell>
          <table:table-cell office:value-type="float" office:value="49248" table:style-name="ce1">
            <text:p>49248</text:p>
          </table:table-cell>
          <table:table-cell office:value-type="float" office:value="49249" table:style-name="ce1">
            <text:p>49249</text:p>
          </table:table-cell>
          <table:table-cell office:value-type="float" office:value="49250" table:style-name="ce1">
            <text:p>49250</text:p>
          </table:table-cell>
          <table:table-cell office:value-type="float" office:value="49251" table:style-name="ce1">
            <text:p>49251</text:p>
          </table:table-cell>
          <table:table-cell office:value-type="float" office:value="49252" table:style-name="ce1">
            <text:p>49252</text:p>
          </table:table-cell>
          <table:table-cell office:value-type="float" office:value="49253" table:style-name="ce1">
            <text:p>49253</text:p>
          </table:table-cell>
          <table:table-cell office:value-type="float" office:value="49254" table:style-name="ce1">
            <text:p>49254</text:p>
          </table:table-cell>
          <table:table-cell office:value-type="float" office:value="49255" table:style-name="ce1">
            <text:p>49255</text:p>
          </table:table-cell>
          <table:table-cell office:value-type="float" office:value="49256" table:style-name="ce1">
            <text:p>49256</text:p>
          </table:table-cell>
          <table:table-cell office:value-type="float" office:value="49257" table:style-name="ce1">
            <text:p>49257</text:p>
          </table:table-cell>
          <table:table-cell office:value-type="float" office:value="49258" table:style-name="ce1">
            <text:p>49258</text:p>
          </table:table-cell>
          <table:table-cell office:value-type="float" office:value="49259" table:style-name="ce1">
            <text:p>49259</text:p>
          </table:table-cell>
          <table:table-cell office:value-type="float" office:value="49260" table:style-name="ce1">
            <text:p>49260</text:p>
          </table:table-cell>
          <table:table-cell office:value-type="float" office:value="49261" table:style-name="ce1">
            <text:p>49261</text:p>
          </table:table-cell>
          <table:table-cell office:value-type="float" office:value="49262" table:style-name="ce1">
            <text:p>49262</text:p>
          </table:table-cell>
          <table:table-cell office:value-type="float" office:value="49263" table:style-name="ce1">
            <text:p>49263</text:p>
          </table:table-cell>
          <table:table-cell office:value-type="float" office:value="49264" table:style-name="ce1">
            <text:p>49264</text:p>
          </table:table-cell>
          <table:table-cell office:value-type="float" office:value="49265" table:style-name="ce1">
            <text:p>49265</text:p>
          </table:table-cell>
          <table:table-cell office:value-type="float" office:value="49266" table:style-name="ce1">
            <text:p>49266</text:p>
          </table:table-cell>
          <table:table-cell office:value-type="float" office:value="49267" table:style-name="ce1">
            <text:p>49267</text:p>
          </table:table-cell>
          <table:table-cell office:value-type="float" office:value="49268" table:style-name="ce1">
            <text:p>49268</text:p>
          </table:table-cell>
          <table:table-cell office:value-type="float" office:value="49269" table:style-name="ce1">
            <text:p>49269</text:p>
          </table:table-cell>
          <table:table-cell office:value-type="float" office:value="49270" table:style-name="ce1">
            <text:p>49270</text:p>
          </table:table-cell>
          <table:table-cell office:value-type="float" office:value="49271" table:style-name="ce1">
            <text:p>49271</text:p>
          </table:table-cell>
          <table:table-cell office:value-type="float" office:value="49272" table:style-name="ce1">
            <text:p>49272</text:p>
          </table:table-cell>
          <table:table-cell office:value-type="float" office:value="49273" table:style-name="ce1">
            <text:p>49273</text:p>
          </table:table-cell>
          <table:table-cell office:value-type="float" office:value="49274" table:style-name="ce1">
            <text:p>49274</text:p>
          </table:table-cell>
          <table:table-cell office:value-type="float" office:value="49275" table:style-name="ce1">
            <text:p>49275</text:p>
          </table:table-cell>
          <table:table-cell office:value-type="float" office:value="49276" table:style-name="ce1">
            <text:p>49276</text:p>
          </table:table-cell>
          <table:table-cell office:value-type="float" office:value="49277" table:style-name="ce1">
            <text:p>49277</text:p>
          </table:table-cell>
          <table:table-cell office:value-type="float" office:value="49278" table:style-name="ce1">
            <text:p>49278</text:p>
          </table:table-cell>
          <table:table-cell office:value-type="float" office:value="49279" table:style-name="ce1">
            <text:p>49279</text:p>
          </table:table-cell>
          <table:table-cell office:value-type="float" office:value="49280" table:style-name="ce1">
            <text:p>49280</text:p>
          </table:table-cell>
          <table:table-cell office:value-type="float" office:value="49281" table:style-name="ce1">
            <text:p>49281</text:p>
          </table:table-cell>
          <table:table-cell office:value-type="float" office:value="49282" table:style-name="ce1">
            <text:p>49282</text:p>
          </table:table-cell>
          <table:table-cell office:value-type="float" office:value="49283" table:style-name="ce1">
            <text:p>49283</text:p>
          </table:table-cell>
          <table:table-cell office:value-type="float" office:value="49284" table:style-name="ce1">
            <text:p>49284</text:p>
          </table:table-cell>
          <table:table-cell office:value-type="float" office:value="49285" table:style-name="ce1">
            <text:p>49285</text:p>
          </table:table-cell>
          <table:table-cell office:value-type="float" office:value="49286" table:style-name="ce1">
            <text:p>49286</text:p>
          </table:table-cell>
          <table:table-cell office:value-type="float" office:value="49287" table:style-name="ce1">
            <text:p>49287</text:p>
          </table:table-cell>
          <table:table-cell office:value-type="float" office:value="49288" table:style-name="ce1">
            <text:p>49288</text:p>
          </table:table-cell>
          <table:table-cell office:value-type="float" office:value="49289" table:style-name="ce1">
            <text:p>49289</text:p>
          </table:table-cell>
          <table:table-cell office:value-type="float" office:value="49290" table:style-name="ce1">
            <text:p>49290</text:p>
          </table:table-cell>
          <table:table-cell office:value-type="float" office:value="49291" table:style-name="ce1">
            <text:p>49291</text:p>
          </table:table-cell>
          <table:table-cell office:value-type="float" office:value="49292" table:style-name="ce1">
            <text:p>49292</text:p>
          </table:table-cell>
          <table:table-cell office:value-type="float" office:value="49293" table:style-name="ce1">
            <text:p>49293</text:p>
          </table:table-cell>
          <table:table-cell office:value-type="float" office:value="49294" table:style-name="ce1">
            <text:p>49294</text:p>
          </table:table-cell>
          <table:table-cell office:value-type="float" office:value="49295" table:style-name="ce1">
            <text:p>49295</text:p>
          </table:table-cell>
          <table:table-cell office:value-type="float" office:value="49296" table:style-name="ce1">
            <text:p>49296</text:p>
          </table:table-cell>
          <table:table-cell office:value-type="float" office:value="49297" table:style-name="ce1">
            <text:p>49297</text:p>
          </table:table-cell>
          <table:table-cell office:value-type="float" office:value="49298" table:style-name="ce1">
            <text:p>49298</text:p>
          </table:table-cell>
          <table:table-cell office:value-type="float" office:value="49299" table:style-name="ce1">
            <text:p>49299</text:p>
          </table:table-cell>
          <table:table-cell table:number-columns-repeated="16284"/>
        </table:table-row>
        <table:table-row table:style-name="ro1">
          <table:table-cell office:value-type="float" office:value="49300" table:style-name="ce1">
            <text:p>49300</text:p>
          </table:table-cell>
          <table:table-cell office:value-type="float" office:value="49301" table:style-name="ce1">
            <text:p>49301</text:p>
          </table:table-cell>
          <table:table-cell office:value-type="float" office:value="49302" table:style-name="ce1">
            <text:p>49302</text:p>
          </table:table-cell>
          <table:table-cell office:value-type="float" office:value="49303" table:style-name="ce1">
            <text:p>49303</text:p>
          </table:table-cell>
          <table:table-cell office:value-type="float" office:value="49304" table:style-name="ce1">
            <text:p>49304</text:p>
          </table:table-cell>
          <table:table-cell office:value-type="float" office:value="49305" table:style-name="ce1">
            <text:p>49305</text:p>
          </table:table-cell>
          <table:table-cell office:value-type="float" office:value="49306" table:style-name="ce1">
            <text:p>49306</text:p>
          </table:table-cell>
          <table:table-cell office:value-type="float" office:value="49307" table:style-name="ce1">
            <text:p>49307</text:p>
          </table:table-cell>
          <table:table-cell office:value-type="float" office:value="49308" table:style-name="ce1">
            <text:p>49308</text:p>
          </table:table-cell>
          <table:table-cell office:value-type="float" office:value="49309" table:style-name="ce1">
            <text:p>49309</text:p>
          </table:table-cell>
          <table:table-cell office:value-type="float" office:value="49310" table:style-name="ce1">
            <text:p>49310</text:p>
          </table:table-cell>
          <table:table-cell office:value-type="float" office:value="49311" table:style-name="ce1">
            <text:p>49311</text:p>
          </table:table-cell>
          <table:table-cell office:value-type="float" office:value="49312" table:style-name="ce1">
            <text:p>49312</text:p>
          </table:table-cell>
          <table:table-cell office:value-type="float" office:value="49313" table:style-name="ce1">
            <text:p>49313</text:p>
          </table:table-cell>
          <table:table-cell office:value-type="float" office:value="49314" table:style-name="ce1">
            <text:p>49314</text:p>
          </table:table-cell>
          <table:table-cell office:value-type="float" office:value="49315" table:style-name="ce1">
            <text:p>49315</text:p>
          </table:table-cell>
          <table:table-cell office:value-type="float" office:value="49316" table:style-name="ce1">
            <text:p>49316</text:p>
          </table:table-cell>
          <table:table-cell office:value-type="float" office:value="49317" table:style-name="ce1">
            <text:p>49317</text:p>
          </table:table-cell>
          <table:table-cell office:value-type="float" office:value="49318" table:style-name="ce1">
            <text:p>49318</text:p>
          </table:table-cell>
          <table:table-cell office:value-type="float" office:value="49319" table:style-name="ce1">
            <text:p>49319</text:p>
          </table:table-cell>
          <table:table-cell office:value-type="float" office:value="49320" table:style-name="ce1">
            <text:p>49320</text:p>
          </table:table-cell>
          <table:table-cell office:value-type="float" office:value="49321" table:style-name="ce1">
            <text:p>49321</text:p>
          </table:table-cell>
          <table:table-cell office:value-type="float" office:value="49322" table:style-name="ce1">
            <text:p>49322</text:p>
          </table:table-cell>
          <table:table-cell office:value-type="float" office:value="49323" table:style-name="ce1">
            <text:p>49323</text:p>
          </table:table-cell>
          <table:table-cell office:value-type="float" office:value="49324" table:style-name="ce1">
            <text:p>49324</text:p>
          </table:table-cell>
          <table:table-cell office:value-type="float" office:value="49325" table:style-name="ce1">
            <text:p>49325</text:p>
          </table:table-cell>
          <table:table-cell office:value-type="float" office:value="49326" table:style-name="ce1">
            <text:p>49326</text:p>
          </table:table-cell>
          <table:table-cell office:value-type="float" office:value="49327" table:style-name="ce1">
            <text:p>49327</text:p>
          </table:table-cell>
          <table:table-cell office:value-type="float" office:value="49328" table:style-name="ce1">
            <text:p>49328</text:p>
          </table:table-cell>
          <table:table-cell office:value-type="float" office:value="49329" table:style-name="ce1">
            <text:p>49329</text:p>
          </table:table-cell>
          <table:table-cell office:value-type="float" office:value="49330" table:style-name="ce1">
            <text:p>49330</text:p>
          </table:table-cell>
          <table:table-cell office:value-type="float" office:value="49331" table:style-name="ce1">
            <text:p>49331</text:p>
          </table:table-cell>
          <table:table-cell office:value-type="float" office:value="49332" table:style-name="ce1">
            <text:p>49332</text:p>
          </table:table-cell>
          <table:table-cell office:value-type="float" office:value="49333" table:style-name="ce1">
            <text:p>49333</text:p>
          </table:table-cell>
          <table:table-cell office:value-type="float" office:value="49334" table:style-name="ce1">
            <text:p>49334</text:p>
          </table:table-cell>
          <table:table-cell office:value-type="float" office:value="49335" table:style-name="ce1">
            <text:p>49335</text:p>
          </table:table-cell>
          <table:table-cell office:value-type="float" office:value="49336" table:style-name="ce1">
            <text:p>49336</text:p>
          </table:table-cell>
          <table:table-cell office:value-type="float" office:value="49337" table:style-name="ce1">
            <text:p>49337</text:p>
          </table:table-cell>
          <table:table-cell office:value-type="float" office:value="49338" table:style-name="ce1">
            <text:p>49338</text:p>
          </table:table-cell>
          <table:table-cell office:value-type="float" office:value="49339" table:style-name="ce1">
            <text:p>49339</text:p>
          </table:table-cell>
          <table:table-cell office:value-type="float" office:value="49340" table:style-name="ce1">
            <text:p>49340</text:p>
          </table:table-cell>
          <table:table-cell office:value-type="float" office:value="49341" table:style-name="ce1">
            <text:p>49341</text:p>
          </table:table-cell>
          <table:table-cell office:value-type="float" office:value="49342" table:style-name="ce1">
            <text:p>49342</text:p>
          </table:table-cell>
          <table:table-cell office:value-type="float" office:value="49343" table:style-name="ce1">
            <text:p>49343</text:p>
          </table:table-cell>
          <table:table-cell office:value-type="float" office:value="49344" table:style-name="ce1">
            <text:p>49344</text:p>
          </table:table-cell>
          <table:table-cell office:value-type="float" office:value="49345" table:style-name="ce1">
            <text:p>49345</text:p>
          </table:table-cell>
          <table:table-cell office:value-type="float" office:value="49346" table:style-name="ce1">
            <text:p>49346</text:p>
          </table:table-cell>
          <table:table-cell office:value-type="float" office:value="49347" table:style-name="ce1">
            <text:p>49347</text:p>
          </table:table-cell>
          <table:table-cell office:value-type="float" office:value="49348" table:style-name="ce1">
            <text:p>49348</text:p>
          </table:table-cell>
          <table:table-cell office:value-type="float" office:value="49349" table:style-name="ce1">
            <text:p>49349</text:p>
          </table:table-cell>
          <table:table-cell office:value-type="float" office:value="49350" table:style-name="ce1">
            <text:p>49350</text:p>
          </table:table-cell>
          <table:table-cell office:value-type="float" office:value="49351" table:style-name="ce1">
            <text:p>49351</text:p>
          </table:table-cell>
          <table:table-cell office:value-type="float" office:value="49352" table:style-name="ce1">
            <text:p>49352</text:p>
          </table:table-cell>
          <table:table-cell office:value-type="float" office:value="49353" table:style-name="ce1">
            <text:p>49353</text:p>
          </table:table-cell>
          <table:table-cell office:value-type="float" office:value="49354" table:style-name="ce1">
            <text:p>49354</text:p>
          </table:table-cell>
          <table:table-cell office:value-type="float" office:value="49355" table:style-name="ce1">
            <text:p>49355</text:p>
          </table:table-cell>
          <table:table-cell office:value-type="float" office:value="49356" table:style-name="ce1">
            <text:p>49356</text:p>
          </table:table-cell>
          <table:table-cell office:value-type="float" office:value="49357" table:style-name="ce1">
            <text:p>49357</text:p>
          </table:table-cell>
          <table:table-cell office:value-type="float" office:value="49358" table:style-name="ce1">
            <text:p>49358</text:p>
          </table:table-cell>
          <table:table-cell office:value-type="float" office:value="49359" table:style-name="ce1">
            <text:p>49359</text:p>
          </table:table-cell>
          <table:table-cell office:value-type="float" office:value="49360" table:style-name="ce1">
            <text:p>49360</text:p>
          </table:table-cell>
          <table:table-cell office:value-type="float" office:value="49361" table:style-name="ce1">
            <text:p>49361</text:p>
          </table:table-cell>
          <table:table-cell office:value-type="float" office:value="49362" table:style-name="ce1">
            <text:p>49362</text:p>
          </table:table-cell>
          <table:table-cell office:value-type="float" office:value="49363" table:style-name="ce1">
            <text:p>49363</text:p>
          </table:table-cell>
          <table:table-cell office:value-type="float" office:value="49364" table:style-name="ce1">
            <text:p>49364</text:p>
          </table:table-cell>
          <table:table-cell office:value-type="float" office:value="49365" table:style-name="ce1">
            <text:p>49365</text:p>
          </table:table-cell>
          <table:table-cell office:value-type="float" office:value="49366" table:style-name="ce1">
            <text:p>49366</text:p>
          </table:table-cell>
          <table:table-cell office:value-type="float" office:value="49367" table:style-name="ce1">
            <text:p>49367</text:p>
          </table:table-cell>
          <table:table-cell office:value-type="float" office:value="49368" table:style-name="ce1">
            <text:p>49368</text:p>
          </table:table-cell>
          <table:table-cell office:value-type="float" office:value="49369" table:style-name="ce1">
            <text:p>49369</text:p>
          </table:table-cell>
          <table:table-cell office:value-type="float" office:value="49370" table:style-name="ce1">
            <text:p>49370</text:p>
          </table:table-cell>
          <table:table-cell office:value-type="float" office:value="49371" table:style-name="ce1">
            <text:p>49371</text:p>
          </table:table-cell>
          <table:table-cell office:value-type="float" office:value="49372" table:style-name="ce1">
            <text:p>49372</text:p>
          </table:table-cell>
          <table:table-cell office:value-type="float" office:value="49373" table:style-name="ce1">
            <text:p>49373</text:p>
          </table:table-cell>
          <table:table-cell office:value-type="float" office:value="49374" table:style-name="ce1">
            <text:p>49374</text:p>
          </table:table-cell>
          <table:table-cell office:value-type="float" office:value="49375" table:style-name="ce1">
            <text:p>49375</text:p>
          </table:table-cell>
          <table:table-cell office:value-type="float" office:value="49376" table:style-name="ce1">
            <text:p>49376</text:p>
          </table:table-cell>
          <table:table-cell office:value-type="float" office:value="49377" table:style-name="ce1">
            <text:p>49377</text:p>
          </table:table-cell>
          <table:table-cell office:value-type="float" office:value="49378" table:style-name="ce1">
            <text:p>49378</text:p>
          </table:table-cell>
          <table:table-cell office:value-type="float" office:value="49379" table:style-name="ce1">
            <text:p>49379</text:p>
          </table:table-cell>
          <table:table-cell office:value-type="float" office:value="49380" table:style-name="ce1">
            <text:p>49380</text:p>
          </table:table-cell>
          <table:table-cell office:value-type="float" office:value="49381" table:style-name="ce1">
            <text:p>49381</text:p>
          </table:table-cell>
          <table:table-cell office:value-type="float" office:value="49382" table:style-name="ce1">
            <text:p>49382</text:p>
          </table:table-cell>
          <table:table-cell office:value-type="float" office:value="49383" table:style-name="ce1">
            <text:p>49383</text:p>
          </table:table-cell>
          <table:table-cell office:value-type="float" office:value="49384" table:style-name="ce1">
            <text:p>49384</text:p>
          </table:table-cell>
          <table:table-cell office:value-type="float" office:value="49385" table:style-name="ce1">
            <text:p>49385</text:p>
          </table:table-cell>
          <table:table-cell office:value-type="float" office:value="49386" table:style-name="ce1">
            <text:p>49386</text:p>
          </table:table-cell>
          <table:table-cell office:value-type="float" office:value="49387" table:style-name="ce1">
            <text:p>49387</text:p>
          </table:table-cell>
          <table:table-cell office:value-type="float" office:value="49388" table:style-name="ce1">
            <text:p>49388</text:p>
          </table:table-cell>
          <table:table-cell office:value-type="float" office:value="49389" table:style-name="ce1">
            <text:p>49389</text:p>
          </table:table-cell>
          <table:table-cell office:value-type="float" office:value="49390" table:style-name="ce1">
            <text:p>49390</text:p>
          </table:table-cell>
          <table:table-cell office:value-type="float" office:value="49391" table:style-name="ce1">
            <text:p>49391</text:p>
          </table:table-cell>
          <table:table-cell office:value-type="float" office:value="49392" table:style-name="ce1">
            <text:p>49392</text:p>
          </table:table-cell>
          <table:table-cell office:value-type="float" office:value="49393" table:style-name="ce1">
            <text:p>49393</text:p>
          </table:table-cell>
          <table:table-cell office:value-type="float" office:value="49394" table:style-name="ce1">
            <text:p>49394</text:p>
          </table:table-cell>
          <table:table-cell office:value-type="float" office:value="49395" table:style-name="ce1">
            <text:p>49395</text:p>
          </table:table-cell>
          <table:table-cell office:value-type="float" office:value="49396" table:style-name="ce1">
            <text:p>49396</text:p>
          </table:table-cell>
          <table:table-cell office:value-type="float" office:value="49397" table:style-name="ce1">
            <text:p>49397</text:p>
          </table:table-cell>
          <table:table-cell office:value-type="float" office:value="49398" table:style-name="ce1">
            <text:p>49398</text:p>
          </table:table-cell>
          <table:table-cell office:value-type="float" office:value="49399" table:style-name="ce1">
            <text:p>49399</text:p>
          </table:table-cell>
          <table:table-cell table:number-columns-repeated="16284"/>
        </table:table-row>
        <table:table-row table:style-name="ro1">
          <table:table-cell office:value-type="float" office:value="49400" table:style-name="ce1">
            <text:p>49400</text:p>
          </table:table-cell>
          <table:table-cell office:value-type="float" office:value="49401" table:style-name="ce1">
            <text:p>49401</text:p>
          </table:table-cell>
          <table:table-cell office:value-type="float" office:value="49402" table:style-name="ce1">
            <text:p>49402</text:p>
          </table:table-cell>
          <table:table-cell office:value-type="float" office:value="49403" table:style-name="ce1">
            <text:p>49403</text:p>
          </table:table-cell>
          <table:table-cell office:value-type="float" office:value="49404" table:style-name="ce1">
            <text:p>49404</text:p>
          </table:table-cell>
          <table:table-cell office:value-type="float" office:value="49405" table:style-name="ce1">
            <text:p>49405</text:p>
          </table:table-cell>
          <table:table-cell office:value-type="float" office:value="49406" table:style-name="ce1">
            <text:p>49406</text:p>
          </table:table-cell>
          <table:table-cell office:value-type="float" office:value="49407" table:style-name="ce1">
            <text:p>49407</text:p>
          </table:table-cell>
          <table:table-cell office:value-type="float" office:value="49408" table:style-name="ce1">
            <text:p>49408</text:p>
          </table:table-cell>
          <table:table-cell office:value-type="float" office:value="49409" table:style-name="ce1">
            <text:p>49409</text:p>
          </table:table-cell>
          <table:table-cell office:value-type="float" office:value="49410" table:style-name="ce1">
            <text:p>49410</text:p>
          </table:table-cell>
          <table:table-cell office:value-type="float" office:value="49411" table:style-name="ce1">
            <text:p>49411</text:p>
          </table:table-cell>
          <table:table-cell office:value-type="float" office:value="49412" table:style-name="ce1">
            <text:p>49412</text:p>
          </table:table-cell>
          <table:table-cell office:value-type="float" office:value="49413" table:style-name="ce1">
            <text:p>49413</text:p>
          </table:table-cell>
          <table:table-cell office:value-type="float" office:value="49414" table:style-name="ce1">
            <text:p>49414</text:p>
          </table:table-cell>
          <table:table-cell office:value-type="float" office:value="49415" table:style-name="ce1">
            <text:p>49415</text:p>
          </table:table-cell>
          <table:table-cell office:value-type="float" office:value="49416" table:style-name="ce1">
            <text:p>49416</text:p>
          </table:table-cell>
          <table:table-cell office:value-type="float" office:value="49417" table:style-name="ce1">
            <text:p>49417</text:p>
          </table:table-cell>
          <table:table-cell office:value-type="float" office:value="49418" table:style-name="ce1">
            <text:p>49418</text:p>
          </table:table-cell>
          <table:table-cell office:value-type="float" office:value="49419" table:style-name="ce1">
            <text:p>49419</text:p>
          </table:table-cell>
          <table:table-cell office:value-type="float" office:value="49420" table:style-name="ce1">
            <text:p>49420</text:p>
          </table:table-cell>
          <table:table-cell office:value-type="float" office:value="49421" table:style-name="ce1">
            <text:p>49421</text:p>
          </table:table-cell>
          <table:table-cell office:value-type="float" office:value="49422" table:style-name="ce1">
            <text:p>49422</text:p>
          </table:table-cell>
          <table:table-cell office:value-type="float" office:value="49423" table:style-name="ce1">
            <text:p>49423</text:p>
          </table:table-cell>
          <table:table-cell office:value-type="float" office:value="49424" table:style-name="ce1">
            <text:p>49424</text:p>
          </table:table-cell>
          <table:table-cell office:value-type="float" office:value="49425" table:style-name="ce1">
            <text:p>49425</text:p>
          </table:table-cell>
          <table:table-cell office:value-type="float" office:value="49426" table:style-name="ce1">
            <text:p>49426</text:p>
          </table:table-cell>
          <table:table-cell office:value-type="float" office:value="49427" table:style-name="ce1">
            <text:p>49427</text:p>
          </table:table-cell>
          <table:table-cell office:value-type="float" office:value="49428" table:style-name="ce1">
            <text:p>49428</text:p>
          </table:table-cell>
          <table:table-cell office:value-type="float" office:value="49429" table:style-name="ce1">
            <text:p>49429</text:p>
          </table:table-cell>
          <table:table-cell office:value-type="float" office:value="49430" table:style-name="ce1">
            <text:p>49430</text:p>
          </table:table-cell>
          <table:table-cell office:value-type="float" office:value="49431" table:style-name="ce1">
            <text:p>49431</text:p>
          </table:table-cell>
          <table:table-cell office:value-type="float" office:value="49432" table:style-name="ce1">
            <text:p>49432</text:p>
          </table:table-cell>
          <table:table-cell office:value-type="float" office:value="49433" table:style-name="ce1">
            <text:p>49433</text:p>
          </table:table-cell>
          <table:table-cell office:value-type="float" office:value="49434" table:style-name="ce1">
            <text:p>49434</text:p>
          </table:table-cell>
          <table:table-cell office:value-type="float" office:value="49435" table:style-name="ce1">
            <text:p>49435</text:p>
          </table:table-cell>
          <table:table-cell office:value-type="float" office:value="49436" table:style-name="ce1">
            <text:p>49436</text:p>
          </table:table-cell>
          <table:table-cell office:value-type="float" office:value="49437" table:style-name="ce1">
            <text:p>49437</text:p>
          </table:table-cell>
          <table:table-cell office:value-type="float" office:value="49438" table:style-name="ce1">
            <text:p>49438</text:p>
          </table:table-cell>
          <table:table-cell office:value-type="float" office:value="49439" table:style-name="ce1">
            <text:p>49439</text:p>
          </table:table-cell>
          <table:table-cell office:value-type="float" office:value="49440" table:style-name="ce1">
            <text:p>49440</text:p>
          </table:table-cell>
          <table:table-cell office:value-type="float" office:value="49441" table:style-name="ce1">
            <text:p>49441</text:p>
          </table:table-cell>
          <table:table-cell office:value-type="float" office:value="49442" table:style-name="ce1">
            <text:p>49442</text:p>
          </table:table-cell>
          <table:table-cell office:value-type="float" office:value="49443" table:style-name="ce1">
            <text:p>49443</text:p>
          </table:table-cell>
          <table:table-cell office:value-type="float" office:value="49444" table:style-name="ce1">
            <text:p>49444</text:p>
          </table:table-cell>
          <table:table-cell office:value-type="float" office:value="49445" table:style-name="ce1">
            <text:p>49445</text:p>
          </table:table-cell>
          <table:table-cell office:value-type="float" office:value="49446" table:style-name="ce1">
            <text:p>49446</text:p>
          </table:table-cell>
          <table:table-cell office:value-type="float" office:value="49447" table:style-name="ce1">
            <text:p>49447</text:p>
          </table:table-cell>
          <table:table-cell office:value-type="float" office:value="49448" table:style-name="ce1">
            <text:p>49448</text:p>
          </table:table-cell>
          <table:table-cell office:value-type="float" office:value="49449" table:style-name="ce1">
            <text:p>49449</text:p>
          </table:table-cell>
          <table:table-cell office:value-type="float" office:value="49450" table:style-name="ce1">
            <text:p>49450</text:p>
          </table:table-cell>
          <table:table-cell office:value-type="float" office:value="49451" table:style-name="ce1">
            <text:p>49451</text:p>
          </table:table-cell>
          <table:table-cell office:value-type="float" office:value="49452" table:style-name="ce1">
            <text:p>49452</text:p>
          </table:table-cell>
          <table:table-cell office:value-type="float" office:value="49453" table:style-name="ce1">
            <text:p>49453</text:p>
          </table:table-cell>
          <table:table-cell office:value-type="float" office:value="49454" table:style-name="ce1">
            <text:p>49454</text:p>
          </table:table-cell>
          <table:table-cell office:value-type="float" office:value="49455" table:style-name="ce1">
            <text:p>49455</text:p>
          </table:table-cell>
          <table:table-cell office:value-type="float" office:value="49456" table:style-name="ce1">
            <text:p>49456</text:p>
          </table:table-cell>
          <table:table-cell office:value-type="float" office:value="49457" table:style-name="ce1">
            <text:p>49457</text:p>
          </table:table-cell>
          <table:table-cell office:value-type="float" office:value="49458" table:style-name="ce1">
            <text:p>49458</text:p>
          </table:table-cell>
          <table:table-cell office:value-type="float" office:value="49459" table:style-name="ce1">
            <text:p>49459</text:p>
          </table:table-cell>
          <table:table-cell office:value-type="float" office:value="49460" table:style-name="ce1">
            <text:p>49460</text:p>
          </table:table-cell>
          <table:table-cell office:value-type="float" office:value="49461" table:style-name="ce1">
            <text:p>49461</text:p>
          </table:table-cell>
          <table:table-cell office:value-type="float" office:value="49462" table:style-name="ce1">
            <text:p>49462</text:p>
          </table:table-cell>
          <table:table-cell office:value-type="float" office:value="49463" table:style-name="ce1">
            <text:p>49463</text:p>
          </table:table-cell>
          <table:table-cell office:value-type="float" office:value="49464" table:style-name="ce1">
            <text:p>49464</text:p>
          </table:table-cell>
          <table:table-cell office:value-type="float" office:value="49465" table:style-name="ce1">
            <text:p>49465</text:p>
          </table:table-cell>
          <table:table-cell office:value-type="float" office:value="49466" table:style-name="ce1">
            <text:p>49466</text:p>
          </table:table-cell>
          <table:table-cell office:value-type="float" office:value="49467" table:style-name="ce1">
            <text:p>49467</text:p>
          </table:table-cell>
          <table:table-cell office:value-type="float" office:value="49468" table:style-name="ce1">
            <text:p>49468</text:p>
          </table:table-cell>
          <table:table-cell office:value-type="float" office:value="49469" table:style-name="ce1">
            <text:p>49469</text:p>
          </table:table-cell>
          <table:table-cell office:value-type="float" office:value="49470" table:style-name="ce1">
            <text:p>49470</text:p>
          </table:table-cell>
          <table:table-cell office:value-type="float" office:value="49471" table:style-name="ce1">
            <text:p>49471</text:p>
          </table:table-cell>
          <table:table-cell office:value-type="float" office:value="49472" table:style-name="ce1">
            <text:p>49472</text:p>
          </table:table-cell>
          <table:table-cell office:value-type="float" office:value="49473" table:style-name="ce1">
            <text:p>49473</text:p>
          </table:table-cell>
          <table:table-cell office:value-type="float" office:value="49474" table:style-name="ce1">
            <text:p>49474</text:p>
          </table:table-cell>
          <table:table-cell office:value-type="float" office:value="49475" table:style-name="ce1">
            <text:p>49475</text:p>
          </table:table-cell>
          <table:table-cell office:value-type="float" office:value="49476" table:style-name="ce1">
            <text:p>49476</text:p>
          </table:table-cell>
          <table:table-cell office:value-type="float" office:value="49477" table:style-name="ce1">
            <text:p>49477</text:p>
          </table:table-cell>
          <table:table-cell office:value-type="float" office:value="49478" table:style-name="ce1">
            <text:p>49478</text:p>
          </table:table-cell>
          <table:table-cell office:value-type="float" office:value="49479" table:style-name="ce1">
            <text:p>49479</text:p>
          </table:table-cell>
          <table:table-cell office:value-type="float" office:value="49480" table:style-name="ce1">
            <text:p>49480</text:p>
          </table:table-cell>
          <table:table-cell office:value-type="float" office:value="49481" table:style-name="ce1">
            <text:p>49481</text:p>
          </table:table-cell>
          <table:table-cell office:value-type="float" office:value="49482" table:style-name="ce1">
            <text:p>49482</text:p>
          </table:table-cell>
          <table:table-cell office:value-type="float" office:value="49483" table:style-name="ce1">
            <text:p>49483</text:p>
          </table:table-cell>
          <table:table-cell office:value-type="float" office:value="49484" table:style-name="ce1">
            <text:p>49484</text:p>
          </table:table-cell>
          <table:table-cell office:value-type="float" office:value="49485" table:style-name="ce1">
            <text:p>49485</text:p>
          </table:table-cell>
          <table:table-cell office:value-type="float" office:value="49486" table:style-name="ce1">
            <text:p>49486</text:p>
          </table:table-cell>
          <table:table-cell office:value-type="float" office:value="49487" table:style-name="ce1">
            <text:p>49487</text:p>
          </table:table-cell>
          <table:table-cell office:value-type="float" office:value="49488" table:style-name="ce1">
            <text:p>49488</text:p>
          </table:table-cell>
          <table:table-cell office:value-type="float" office:value="49489" table:style-name="ce1">
            <text:p>49489</text:p>
          </table:table-cell>
          <table:table-cell office:value-type="float" office:value="49490" table:style-name="ce1">
            <text:p>49490</text:p>
          </table:table-cell>
          <table:table-cell office:value-type="float" office:value="49491" table:style-name="ce1">
            <text:p>49491</text:p>
          </table:table-cell>
          <table:table-cell office:value-type="float" office:value="49492" table:style-name="ce1">
            <text:p>49492</text:p>
          </table:table-cell>
          <table:table-cell office:value-type="float" office:value="49493" table:style-name="ce1">
            <text:p>49493</text:p>
          </table:table-cell>
          <table:table-cell office:value-type="float" office:value="49494" table:style-name="ce1">
            <text:p>49494</text:p>
          </table:table-cell>
          <table:table-cell office:value-type="float" office:value="49495" table:style-name="ce1">
            <text:p>49495</text:p>
          </table:table-cell>
          <table:table-cell office:value-type="float" office:value="49496" table:style-name="ce1">
            <text:p>49496</text:p>
          </table:table-cell>
          <table:table-cell office:value-type="float" office:value="49497" table:style-name="ce1">
            <text:p>49497</text:p>
          </table:table-cell>
          <table:table-cell office:value-type="float" office:value="49498" table:style-name="ce1">
            <text:p>49498</text:p>
          </table:table-cell>
          <table:table-cell office:value-type="float" office:value="49499" table:style-name="ce1">
            <text:p>49499</text:p>
          </table:table-cell>
          <table:table-cell table:number-columns-repeated="16284"/>
        </table:table-row>
        <table:table-row table:style-name="ro1">
          <table:table-cell office:value-type="float" office:value="49500" table:style-name="ce1">
            <text:p>49500</text:p>
          </table:table-cell>
          <table:table-cell office:value-type="float" office:value="49501" table:style-name="ce1">
            <text:p>49501</text:p>
          </table:table-cell>
          <table:table-cell office:value-type="float" office:value="49502" table:style-name="ce1">
            <text:p>49502</text:p>
          </table:table-cell>
          <table:table-cell office:value-type="float" office:value="49503" table:style-name="ce1">
            <text:p>49503</text:p>
          </table:table-cell>
          <table:table-cell office:value-type="float" office:value="49504" table:style-name="ce1">
            <text:p>49504</text:p>
          </table:table-cell>
          <table:table-cell office:value-type="float" office:value="49505" table:style-name="ce1">
            <text:p>49505</text:p>
          </table:table-cell>
          <table:table-cell office:value-type="float" office:value="49506" table:style-name="ce1">
            <text:p>49506</text:p>
          </table:table-cell>
          <table:table-cell office:value-type="float" office:value="49507" table:style-name="ce1">
            <text:p>49507</text:p>
          </table:table-cell>
          <table:table-cell office:value-type="float" office:value="49508" table:style-name="ce1">
            <text:p>49508</text:p>
          </table:table-cell>
          <table:table-cell office:value-type="float" office:value="49509" table:style-name="ce1">
            <text:p>49509</text:p>
          </table:table-cell>
          <table:table-cell office:value-type="float" office:value="49510" table:style-name="ce1">
            <text:p>49510</text:p>
          </table:table-cell>
          <table:table-cell office:value-type="float" office:value="49511" table:style-name="ce1">
            <text:p>49511</text:p>
          </table:table-cell>
          <table:table-cell office:value-type="float" office:value="49512" table:style-name="ce1">
            <text:p>49512</text:p>
          </table:table-cell>
          <table:table-cell office:value-type="float" office:value="49513" table:style-name="ce1">
            <text:p>49513</text:p>
          </table:table-cell>
          <table:table-cell office:value-type="float" office:value="49514" table:style-name="ce1">
            <text:p>49514</text:p>
          </table:table-cell>
          <table:table-cell office:value-type="float" office:value="49515" table:style-name="ce1">
            <text:p>49515</text:p>
          </table:table-cell>
          <table:table-cell office:value-type="float" office:value="49516" table:style-name="ce1">
            <text:p>49516</text:p>
          </table:table-cell>
          <table:table-cell office:value-type="float" office:value="49517" table:style-name="ce1">
            <text:p>49517</text:p>
          </table:table-cell>
          <table:table-cell office:value-type="float" office:value="49518" table:style-name="ce1">
            <text:p>49518</text:p>
          </table:table-cell>
          <table:table-cell office:value-type="float" office:value="49519" table:style-name="ce1">
            <text:p>49519</text:p>
          </table:table-cell>
          <table:table-cell office:value-type="float" office:value="49520" table:style-name="ce1">
            <text:p>49520</text:p>
          </table:table-cell>
          <table:table-cell office:value-type="float" office:value="49521" table:style-name="ce1">
            <text:p>49521</text:p>
          </table:table-cell>
          <table:table-cell office:value-type="float" office:value="49522" table:style-name="ce1">
            <text:p>49522</text:p>
          </table:table-cell>
          <table:table-cell office:value-type="float" office:value="49523" table:style-name="ce1">
            <text:p>49523</text:p>
          </table:table-cell>
          <table:table-cell office:value-type="float" office:value="49524" table:style-name="ce1">
            <text:p>49524</text:p>
          </table:table-cell>
          <table:table-cell office:value-type="float" office:value="49525" table:style-name="ce1">
            <text:p>49525</text:p>
          </table:table-cell>
          <table:table-cell office:value-type="float" office:value="49526" table:style-name="ce1">
            <text:p>49526</text:p>
          </table:table-cell>
          <table:table-cell office:value-type="float" office:value="49527" table:style-name="ce1">
            <text:p>49527</text:p>
          </table:table-cell>
          <table:table-cell office:value-type="float" office:value="49528" table:style-name="ce1">
            <text:p>49528</text:p>
          </table:table-cell>
          <table:table-cell office:value-type="float" office:value="49529" table:style-name="ce1">
            <text:p>49529</text:p>
          </table:table-cell>
          <table:table-cell office:value-type="float" office:value="49530" table:style-name="ce1">
            <text:p>49530</text:p>
          </table:table-cell>
          <table:table-cell office:value-type="float" office:value="49531" table:style-name="ce1">
            <text:p>49531</text:p>
          </table:table-cell>
          <table:table-cell office:value-type="float" office:value="49532" table:style-name="ce1">
            <text:p>49532</text:p>
          </table:table-cell>
          <table:table-cell office:value-type="float" office:value="49533" table:style-name="ce1">
            <text:p>49533</text:p>
          </table:table-cell>
          <table:table-cell office:value-type="float" office:value="49534" table:style-name="ce1">
            <text:p>49534</text:p>
          </table:table-cell>
          <table:table-cell office:value-type="float" office:value="49535" table:style-name="ce1">
            <text:p>49535</text:p>
          </table:table-cell>
          <table:table-cell office:value-type="float" office:value="49536" table:style-name="ce1">
            <text:p>49536</text:p>
          </table:table-cell>
          <table:table-cell office:value-type="float" office:value="49537" table:style-name="ce1">
            <text:p>49537</text:p>
          </table:table-cell>
          <table:table-cell office:value-type="float" office:value="49538" table:style-name="ce1">
            <text:p>49538</text:p>
          </table:table-cell>
          <table:table-cell office:value-type="float" office:value="49539" table:style-name="ce1">
            <text:p>49539</text:p>
          </table:table-cell>
          <table:table-cell office:value-type="float" office:value="49540" table:style-name="ce1">
            <text:p>49540</text:p>
          </table:table-cell>
          <table:table-cell office:value-type="float" office:value="49541" table:style-name="ce1">
            <text:p>49541</text:p>
          </table:table-cell>
          <table:table-cell office:value-type="float" office:value="49542" table:style-name="ce1">
            <text:p>49542</text:p>
          </table:table-cell>
          <table:table-cell office:value-type="float" office:value="49543" table:style-name="ce1">
            <text:p>49543</text:p>
          </table:table-cell>
          <table:table-cell office:value-type="float" office:value="49544" table:style-name="ce1">
            <text:p>49544</text:p>
          </table:table-cell>
          <table:table-cell office:value-type="float" office:value="49545" table:style-name="ce1">
            <text:p>49545</text:p>
          </table:table-cell>
          <table:table-cell office:value-type="float" office:value="49546" table:style-name="ce1">
            <text:p>49546</text:p>
          </table:table-cell>
          <table:table-cell office:value-type="float" office:value="49547" table:style-name="ce1">
            <text:p>49547</text:p>
          </table:table-cell>
          <table:table-cell office:value-type="float" office:value="49548" table:style-name="ce1">
            <text:p>49548</text:p>
          </table:table-cell>
          <table:table-cell office:value-type="float" office:value="49549" table:style-name="ce1">
            <text:p>49549</text:p>
          </table:table-cell>
          <table:table-cell office:value-type="float" office:value="49550" table:style-name="ce1">
            <text:p>49550</text:p>
          </table:table-cell>
          <table:table-cell office:value-type="float" office:value="49551" table:style-name="ce1">
            <text:p>49551</text:p>
          </table:table-cell>
          <table:table-cell office:value-type="float" office:value="49552" table:style-name="ce1">
            <text:p>49552</text:p>
          </table:table-cell>
          <table:table-cell office:value-type="float" office:value="49553" table:style-name="ce1">
            <text:p>49553</text:p>
          </table:table-cell>
          <table:table-cell office:value-type="float" office:value="49554" table:style-name="ce1">
            <text:p>49554</text:p>
          </table:table-cell>
          <table:table-cell office:value-type="float" office:value="49555" table:style-name="ce1">
            <text:p>49555</text:p>
          </table:table-cell>
          <table:table-cell office:value-type="float" office:value="49556" table:style-name="ce1">
            <text:p>49556</text:p>
          </table:table-cell>
          <table:table-cell office:value-type="float" office:value="49557" table:style-name="ce1">
            <text:p>49557</text:p>
          </table:table-cell>
          <table:table-cell office:value-type="float" office:value="49558" table:style-name="ce1">
            <text:p>49558</text:p>
          </table:table-cell>
          <table:table-cell office:value-type="float" office:value="49559" table:style-name="ce1">
            <text:p>49559</text:p>
          </table:table-cell>
          <table:table-cell office:value-type="float" office:value="49560" table:style-name="ce1">
            <text:p>49560</text:p>
          </table:table-cell>
          <table:table-cell office:value-type="float" office:value="49561" table:style-name="ce1">
            <text:p>49561</text:p>
          </table:table-cell>
          <table:table-cell office:value-type="float" office:value="49562" table:style-name="ce1">
            <text:p>49562</text:p>
          </table:table-cell>
          <table:table-cell office:value-type="float" office:value="49563" table:style-name="ce1">
            <text:p>49563</text:p>
          </table:table-cell>
          <table:table-cell office:value-type="float" office:value="49564" table:style-name="ce1">
            <text:p>49564</text:p>
          </table:table-cell>
          <table:table-cell office:value-type="float" office:value="49565" table:style-name="ce1">
            <text:p>49565</text:p>
          </table:table-cell>
          <table:table-cell office:value-type="float" office:value="49566" table:style-name="ce1">
            <text:p>49566</text:p>
          </table:table-cell>
          <table:table-cell office:value-type="float" office:value="49567" table:style-name="ce1">
            <text:p>49567</text:p>
          </table:table-cell>
          <table:table-cell office:value-type="float" office:value="49568" table:style-name="ce1">
            <text:p>49568</text:p>
          </table:table-cell>
          <table:table-cell office:value-type="float" office:value="49569" table:style-name="ce1">
            <text:p>49569</text:p>
          </table:table-cell>
          <table:table-cell office:value-type="float" office:value="49570" table:style-name="ce1">
            <text:p>49570</text:p>
          </table:table-cell>
          <table:table-cell office:value-type="float" office:value="49571" table:style-name="ce1">
            <text:p>49571</text:p>
          </table:table-cell>
          <table:table-cell office:value-type="float" office:value="49572" table:style-name="ce1">
            <text:p>49572</text:p>
          </table:table-cell>
          <table:table-cell office:value-type="float" office:value="49573" table:style-name="ce1">
            <text:p>49573</text:p>
          </table:table-cell>
          <table:table-cell office:value-type="float" office:value="49574" table:style-name="ce1">
            <text:p>49574</text:p>
          </table:table-cell>
          <table:table-cell office:value-type="float" office:value="49575" table:style-name="ce1">
            <text:p>49575</text:p>
          </table:table-cell>
          <table:table-cell office:value-type="float" office:value="49576" table:style-name="ce1">
            <text:p>49576</text:p>
          </table:table-cell>
          <table:table-cell office:value-type="float" office:value="49577" table:style-name="ce1">
            <text:p>49577</text:p>
          </table:table-cell>
          <table:table-cell office:value-type="float" office:value="49578" table:style-name="ce1">
            <text:p>49578</text:p>
          </table:table-cell>
          <table:table-cell office:value-type="float" office:value="49579" table:style-name="ce1">
            <text:p>49579</text:p>
          </table:table-cell>
          <table:table-cell office:value-type="float" office:value="49580" table:style-name="ce1">
            <text:p>49580</text:p>
          </table:table-cell>
          <table:table-cell office:value-type="float" office:value="49581" table:style-name="ce1">
            <text:p>49581</text:p>
          </table:table-cell>
          <table:table-cell office:value-type="float" office:value="49582" table:style-name="ce1">
            <text:p>49582</text:p>
          </table:table-cell>
          <table:table-cell office:value-type="float" office:value="49583" table:style-name="ce1">
            <text:p>49583</text:p>
          </table:table-cell>
          <table:table-cell office:value-type="float" office:value="49584" table:style-name="ce1">
            <text:p>49584</text:p>
          </table:table-cell>
          <table:table-cell office:value-type="float" office:value="49585" table:style-name="ce1">
            <text:p>49585</text:p>
          </table:table-cell>
          <table:table-cell office:value-type="float" office:value="49586" table:style-name="ce1">
            <text:p>49586</text:p>
          </table:table-cell>
          <table:table-cell office:value-type="float" office:value="49587" table:style-name="ce1">
            <text:p>49587</text:p>
          </table:table-cell>
          <table:table-cell office:value-type="float" office:value="49588" table:style-name="ce1">
            <text:p>49588</text:p>
          </table:table-cell>
          <table:table-cell office:value-type="float" office:value="49589" table:style-name="ce1">
            <text:p>49589</text:p>
          </table:table-cell>
          <table:table-cell office:value-type="float" office:value="49590" table:style-name="ce1">
            <text:p>49590</text:p>
          </table:table-cell>
          <table:table-cell office:value-type="float" office:value="49591" table:style-name="ce1">
            <text:p>49591</text:p>
          </table:table-cell>
          <table:table-cell office:value-type="float" office:value="49592" table:style-name="ce1">
            <text:p>49592</text:p>
          </table:table-cell>
          <table:table-cell office:value-type="float" office:value="49593" table:style-name="ce1">
            <text:p>49593</text:p>
          </table:table-cell>
          <table:table-cell office:value-type="float" office:value="49594" table:style-name="ce1">
            <text:p>49594</text:p>
          </table:table-cell>
          <table:table-cell office:value-type="float" office:value="49595" table:style-name="ce1">
            <text:p>49595</text:p>
          </table:table-cell>
          <table:table-cell office:value-type="float" office:value="49596" table:style-name="ce1">
            <text:p>49596</text:p>
          </table:table-cell>
          <table:table-cell office:value-type="float" office:value="49597" table:style-name="ce1">
            <text:p>49597</text:p>
          </table:table-cell>
          <table:table-cell office:value-type="float" office:value="49598" table:style-name="ce1">
            <text:p>49598</text:p>
          </table:table-cell>
          <table:table-cell office:value-type="float" office:value="49599" table:style-name="ce1">
            <text:p>49599</text:p>
          </table:table-cell>
          <table:table-cell table:number-columns-repeated="16284"/>
        </table:table-row>
        <table:table-row table:style-name="ro1">
          <table:table-cell office:value-type="float" office:value="49600" table:style-name="ce1">
            <text:p>49600</text:p>
          </table:table-cell>
          <table:table-cell office:value-type="float" office:value="49601" table:style-name="ce1">
            <text:p>49601</text:p>
          </table:table-cell>
          <table:table-cell office:value-type="float" office:value="49602" table:style-name="ce1">
            <text:p>49602</text:p>
          </table:table-cell>
          <table:table-cell office:value-type="float" office:value="49603" table:style-name="ce1">
            <text:p>49603</text:p>
          </table:table-cell>
          <table:table-cell office:value-type="float" office:value="49604" table:style-name="ce1">
            <text:p>49604</text:p>
          </table:table-cell>
          <table:table-cell office:value-type="float" office:value="49605" table:style-name="ce1">
            <text:p>49605</text:p>
          </table:table-cell>
          <table:table-cell office:value-type="float" office:value="49606" table:style-name="ce1">
            <text:p>49606</text:p>
          </table:table-cell>
          <table:table-cell office:value-type="float" office:value="49607" table:style-name="ce1">
            <text:p>49607</text:p>
          </table:table-cell>
          <table:table-cell office:value-type="float" office:value="49608" table:style-name="ce1">
            <text:p>49608</text:p>
          </table:table-cell>
          <table:table-cell office:value-type="float" office:value="49609" table:style-name="ce1">
            <text:p>49609</text:p>
          </table:table-cell>
          <table:table-cell office:value-type="float" office:value="49610" table:style-name="ce1">
            <text:p>49610</text:p>
          </table:table-cell>
          <table:table-cell office:value-type="float" office:value="49611" table:style-name="ce1">
            <text:p>49611</text:p>
          </table:table-cell>
          <table:table-cell office:value-type="float" office:value="49612" table:style-name="ce1">
            <text:p>49612</text:p>
          </table:table-cell>
          <table:table-cell office:value-type="float" office:value="49613" table:style-name="ce1">
            <text:p>49613</text:p>
          </table:table-cell>
          <table:table-cell office:value-type="float" office:value="49614" table:style-name="ce1">
            <text:p>49614</text:p>
          </table:table-cell>
          <table:table-cell office:value-type="float" office:value="49615" table:style-name="ce1">
            <text:p>49615</text:p>
          </table:table-cell>
          <table:table-cell office:value-type="float" office:value="49616" table:style-name="ce1">
            <text:p>49616</text:p>
          </table:table-cell>
          <table:table-cell office:value-type="float" office:value="49617" table:style-name="ce1">
            <text:p>49617</text:p>
          </table:table-cell>
          <table:table-cell office:value-type="float" office:value="49618" table:style-name="ce1">
            <text:p>49618</text:p>
          </table:table-cell>
          <table:table-cell office:value-type="float" office:value="49619" table:style-name="ce1">
            <text:p>49619</text:p>
          </table:table-cell>
          <table:table-cell office:value-type="float" office:value="49620" table:style-name="ce1">
            <text:p>49620</text:p>
          </table:table-cell>
          <table:table-cell office:value-type="float" office:value="49621" table:style-name="ce1">
            <text:p>49621</text:p>
          </table:table-cell>
          <table:table-cell office:value-type="float" office:value="49622" table:style-name="ce1">
            <text:p>49622</text:p>
          </table:table-cell>
          <table:table-cell office:value-type="float" office:value="49623" table:style-name="ce1">
            <text:p>49623</text:p>
          </table:table-cell>
          <table:table-cell office:value-type="float" office:value="49624" table:style-name="ce1">
            <text:p>49624</text:p>
          </table:table-cell>
          <table:table-cell office:value-type="float" office:value="49625" table:style-name="ce1">
            <text:p>49625</text:p>
          </table:table-cell>
          <table:table-cell office:value-type="float" office:value="49626" table:style-name="ce1">
            <text:p>49626</text:p>
          </table:table-cell>
          <table:table-cell office:value-type="float" office:value="49627" table:style-name="ce1">
            <text:p>49627</text:p>
          </table:table-cell>
          <table:table-cell office:value-type="float" office:value="49628" table:style-name="ce1">
            <text:p>49628</text:p>
          </table:table-cell>
          <table:table-cell office:value-type="float" office:value="49629" table:style-name="ce1">
            <text:p>49629</text:p>
          </table:table-cell>
          <table:table-cell office:value-type="float" office:value="49630" table:style-name="ce1">
            <text:p>49630</text:p>
          </table:table-cell>
          <table:table-cell office:value-type="float" office:value="49631" table:style-name="ce1">
            <text:p>49631</text:p>
          </table:table-cell>
          <table:table-cell office:value-type="float" office:value="49632" table:style-name="ce1">
            <text:p>49632</text:p>
          </table:table-cell>
          <table:table-cell office:value-type="float" office:value="49633" table:style-name="ce1">
            <text:p>49633</text:p>
          </table:table-cell>
          <table:table-cell office:value-type="float" office:value="49634" table:style-name="ce1">
            <text:p>49634</text:p>
          </table:table-cell>
          <table:table-cell office:value-type="float" office:value="49635" table:style-name="ce1">
            <text:p>49635</text:p>
          </table:table-cell>
          <table:table-cell office:value-type="float" office:value="49636" table:style-name="ce1">
            <text:p>49636</text:p>
          </table:table-cell>
          <table:table-cell office:value-type="float" office:value="49637" table:style-name="ce1">
            <text:p>49637</text:p>
          </table:table-cell>
          <table:table-cell office:value-type="float" office:value="49638" table:style-name="ce1">
            <text:p>49638</text:p>
          </table:table-cell>
          <table:table-cell office:value-type="float" office:value="49639" table:style-name="ce1">
            <text:p>49639</text:p>
          </table:table-cell>
          <table:table-cell office:value-type="float" office:value="49640" table:style-name="ce1">
            <text:p>49640</text:p>
          </table:table-cell>
          <table:table-cell office:value-type="float" office:value="49641" table:style-name="ce1">
            <text:p>49641</text:p>
          </table:table-cell>
          <table:table-cell office:value-type="float" office:value="49642" table:style-name="ce1">
            <text:p>49642</text:p>
          </table:table-cell>
          <table:table-cell office:value-type="float" office:value="49643" table:style-name="ce1">
            <text:p>49643</text:p>
          </table:table-cell>
          <table:table-cell office:value-type="float" office:value="49644" table:style-name="ce1">
            <text:p>49644</text:p>
          </table:table-cell>
          <table:table-cell office:value-type="float" office:value="49645" table:style-name="ce1">
            <text:p>49645</text:p>
          </table:table-cell>
          <table:table-cell office:value-type="float" office:value="49646" table:style-name="ce1">
            <text:p>49646</text:p>
          </table:table-cell>
          <table:table-cell office:value-type="float" office:value="49647" table:style-name="ce1">
            <text:p>49647</text:p>
          </table:table-cell>
          <table:table-cell office:value-type="float" office:value="49648" table:style-name="ce1">
            <text:p>49648</text:p>
          </table:table-cell>
          <table:table-cell office:value-type="float" office:value="49649" table:style-name="ce1">
            <text:p>49649</text:p>
          </table:table-cell>
          <table:table-cell office:value-type="float" office:value="49650" table:style-name="ce1">
            <text:p>49650</text:p>
          </table:table-cell>
          <table:table-cell office:value-type="float" office:value="49651" table:style-name="ce1">
            <text:p>49651</text:p>
          </table:table-cell>
          <table:table-cell office:value-type="float" office:value="49652" table:style-name="ce1">
            <text:p>49652</text:p>
          </table:table-cell>
          <table:table-cell office:value-type="float" office:value="49653" table:style-name="ce1">
            <text:p>49653</text:p>
          </table:table-cell>
          <table:table-cell office:value-type="float" office:value="49654" table:style-name="ce1">
            <text:p>49654</text:p>
          </table:table-cell>
          <table:table-cell office:value-type="float" office:value="49655" table:style-name="ce1">
            <text:p>49655</text:p>
          </table:table-cell>
          <table:table-cell office:value-type="float" office:value="49656" table:style-name="ce1">
            <text:p>49656</text:p>
          </table:table-cell>
          <table:table-cell office:value-type="float" office:value="49657" table:style-name="ce1">
            <text:p>49657</text:p>
          </table:table-cell>
          <table:table-cell office:value-type="float" office:value="49658" table:style-name="ce1">
            <text:p>49658</text:p>
          </table:table-cell>
          <table:table-cell office:value-type="float" office:value="49659" table:style-name="ce1">
            <text:p>49659</text:p>
          </table:table-cell>
          <table:table-cell office:value-type="float" office:value="49660" table:style-name="ce1">
            <text:p>49660</text:p>
          </table:table-cell>
          <table:table-cell office:value-type="float" office:value="49661" table:style-name="ce1">
            <text:p>49661</text:p>
          </table:table-cell>
          <table:table-cell office:value-type="float" office:value="49662" table:style-name="ce1">
            <text:p>49662</text:p>
          </table:table-cell>
          <table:table-cell office:value-type="float" office:value="49663" table:style-name="ce1">
            <text:p>49663</text:p>
          </table:table-cell>
          <table:table-cell office:value-type="float" office:value="49664" table:style-name="ce1">
            <text:p>49664</text:p>
          </table:table-cell>
          <table:table-cell office:value-type="float" office:value="49665" table:style-name="ce1">
            <text:p>49665</text:p>
          </table:table-cell>
          <table:table-cell office:value-type="float" office:value="49666" table:style-name="ce1">
            <text:p>49666</text:p>
          </table:table-cell>
          <table:table-cell office:value-type="float" office:value="49667" table:style-name="ce1">
            <text:p>49667</text:p>
          </table:table-cell>
          <table:table-cell office:value-type="float" office:value="49668" table:style-name="ce1">
            <text:p>49668</text:p>
          </table:table-cell>
          <table:table-cell office:value-type="float" office:value="49669" table:style-name="ce1">
            <text:p>49669</text:p>
          </table:table-cell>
          <table:table-cell office:value-type="float" office:value="49670" table:style-name="ce1">
            <text:p>49670</text:p>
          </table:table-cell>
          <table:table-cell office:value-type="float" office:value="49671" table:style-name="ce1">
            <text:p>49671</text:p>
          </table:table-cell>
          <table:table-cell office:value-type="float" office:value="49672" table:style-name="ce1">
            <text:p>49672</text:p>
          </table:table-cell>
          <table:table-cell office:value-type="float" office:value="49673" table:style-name="ce1">
            <text:p>49673</text:p>
          </table:table-cell>
          <table:table-cell office:value-type="float" office:value="49674" table:style-name="ce1">
            <text:p>49674</text:p>
          </table:table-cell>
          <table:table-cell office:value-type="float" office:value="49675" table:style-name="ce1">
            <text:p>49675</text:p>
          </table:table-cell>
          <table:table-cell office:value-type="float" office:value="49676" table:style-name="ce1">
            <text:p>49676</text:p>
          </table:table-cell>
          <table:table-cell office:value-type="float" office:value="49677" table:style-name="ce1">
            <text:p>49677</text:p>
          </table:table-cell>
          <table:table-cell office:value-type="float" office:value="49678" table:style-name="ce1">
            <text:p>49678</text:p>
          </table:table-cell>
          <table:table-cell office:value-type="float" office:value="49679" table:style-name="ce1">
            <text:p>49679</text:p>
          </table:table-cell>
          <table:table-cell office:value-type="float" office:value="49680" table:style-name="ce1">
            <text:p>49680</text:p>
          </table:table-cell>
          <table:table-cell office:value-type="float" office:value="49681" table:style-name="ce1">
            <text:p>49681</text:p>
          </table:table-cell>
          <table:table-cell office:value-type="float" office:value="49682" table:style-name="ce1">
            <text:p>49682</text:p>
          </table:table-cell>
          <table:table-cell office:value-type="float" office:value="49683" table:style-name="ce1">
            <text:p>49683</text:p>
          </table:table-cell>
          <table:table-cell office:value-type="float" office:value="49684" table:style-name="ce1">
            <text:p>49684</text:p>
          </table:table-cell>
          <table:table-cell office:value-type="float" office:value="49685" table:style-name="ce1">
            <text:p>49685</text:p>
          </table:table-cell>
          <table:table-cell office:value-type="float" office:value="49686" table:style-name="ce1">
            <text:p>49686</text:p>
          </table:table-cell>
          <table:table-cell office:value-type="float" office:value="49687" table:style-name="ce1">
            <text:p>49687</text:p>
          </table:table-cell>
          <table:table-cell office:value-type="float" office:value="49688" table:style-name="ce1">
            <text:p>49688</text:p>
          </table:table-cell>
          <table:table-cell office:value-type="float" office:value="49689" table:style-name="ce1">
            <text:p>49689</text:p>
          </table:table-cell>
          <table:table-cell office:value-type="float" office:value="49690" table:style-name="ce1">
            <text:p>49690</text:p>
          </table:table-cell>
          <table:table-cell office:value-type="float" office:value="49691" table:style-name="ce1">
            <text:p>49691</text:p>
          </table:table-cell>
          <table:table-cell office:value-type="float" office:value="49692" table:style-name="ce1">
            <text:p>49692</text:p>
          </table:table-cell>
          <table:table-cell office:value-type="float" office:value="49693" table:style-name="ce1">
            <text:p>49693</text:p>
          </table:table-cell>
          <table:table-cell office:value-type="float" office:value="49694" table:style-name="ce1">
            <text:p>49694</text:p>
          </table:table-cell>
          <table:table-cell office:value-type="float" office:value="49695" table:style-name="ce1">
            <text:p>49695</text:p>
          </table:table-cell>
          <table:table-cell office:value-type="float" office:value="49696" table:style-name="ce1">
            <text:p>49696</text:p>
          </table:table-cell>
          <table:table-cell office:value-type="float" office:value="49697" table:style-name="ce1">
            <text:p>49697</text:p>
          </table:table-cell>
          <table:table-cell office:value-type="float" office:value="49698" table:style-name="ce1">
            <text:p>49698</text:p>
          </table:table-cell>
          <table:table-cell office:value-type="float" office:value="49699" table:style-name="ce1">
            <text:p>49699</text:p>
          </table:table-cell>
          <table:table-cell table:number-columns-repeated="16284"/>
        </table:table-row>
        <table:table-row table:style-name="ro1">
          <table:table-cell office:value-type="float" office:value="49700" table:style-name="ce1">
            <text:p>49700</text:p>
          </table:table-cell>
          <table:table-cell office:value-type="float" office:value="49701" table:style-name="ce1">
            <text:p>49701</text:p>
          </table:table-cell>
          <table:table-cell office:value-type="float" office:value="49702" table:style-name="ce1">
            <text:p>49702</text:p>
          </table:table-cell>
          <table:table-cell office:value-type="float" office:value="49703" table:style-name="ce1">
            <text:p>49703</text:p>
          </table:table-cell>
          <table:table-cell office:value-type="float" office:value="49704" table:style-name="ce1">
            <text:p>49704</text:p>
          </table:table-cell>
          <table:table-cell office:value-type="float" office:value="49705" table:style-name="ce1">
            <text:p>49705</text:p>
          </table:table-cell>
          <table:table-cell office:value-type="float" office:value="49706" table:style-name="ce1">
            <text:p>49706</text:p>
          </table:table-cell>
          <table:table-cell office:value-type="float" office:value="49707" table:style-name="ce1">
            <text:p>49707</text:p>
          </table:table-cell>
          <table:table-cell office:value-type="float" office:value="49708" table:style-name="ce1">
            <text:p>49708</text:p>
          </table:table-cell>
          <table:table-cell office:value-type="float" office:value="49709" table:style-name="ce1">
            <text:p>49709</text:p>
          </table:table-cell>
          <table:table-cell office:value-type="float" office:value="49710" table:style-name="ce1">
            <text:p>49710</text:p>
          </table:table-cell>
          <table:table-cell office:value-type="float" office:value="49711" table:style-name="ce1">
            <text:p>49711</text:p>
          </table:table-cell>
          <table:table-cell office:value-type="float" office:value="49712" table:style-name="ce1">
            <text:p>49712</text:p>
          </table:table-cell>
          <table:table-cell office:value-type="float" office:value="49713" table:style-name="ce1">
            <text:p>49713</text:p>
          </table:table-cell>
          <table:table-cell office:value-type="float" office:value="49714" table:style-name="ce1">
            <text:p>49714</text:p>
          </table:table-cell>
          <table:table-cell office:value-type="float" office:value="49715" table:style-name="ce1">
            <text:p>49715</text:p>
          </table:table-cell>
          <table:table-cell office:value-type="float" office:value="49716" table:style-name="ce1">
            <text:p>49716</text:p>
          </table:table-cell>
          <table:table-cell office:value-type="float" office:value="49717" table:style-name="ce1">
            <text:p>49717</text:p>
          </table:table-cell>
          <table:table-cell office:value-type="float" office:value="49718" table:style-name="ce1">
            <text:p>49718</text:p>
          </table:table-cell>
          <table:table-cell office:value-type="float" office:value="49719" table:style-name="ce1">
            <text:p>49719</text:p>
          </table:table-cell>
          <table:table-cell office:value-type="float" office:value="49720" table:style-name="ce1">
            <text:p>49720</text:p>
          </table:table-cell>
          <table:table-cell office:value-type="float" office:value="49721" table:style-name="ce1">
            <text:p>49721</text:p>
          </table:table-cell>
          <table:table-cell office:value-type="float" office:value="49722" table:style-name="ce1">
            <text:p>49722</text:p>
          </table:table-cell>
          <table:table-cell office:value-type="float" office:value="49723" table:style-name="ce1">
            <text:p>49723</text:p>
          </table:table-cell>
          <table:table-cell office:value-type="float" office:value="49724" table:style-name="ce1">
            <text:p>49724</text:p>
          </table:table-cell>
          <table:table-cell office:value-type="float" office:value="49725" table:style-name="ce1">
            <text:p>49725</text:p>
          </table:table-cell>
          <table:table-cell office:value-type="float" office:value="49726" table:style-name="ce1">
            <text:p>49726</text:p>
          </table:table-cell>
          <table:table-cell office:value-type="float" office:value="49727" table:style-name="ce1">
            <text:p>49727</text:p>
          </table:table-cell>
          <table:table-cell office:value-type="float" office:value="49728" table:style-name="ce1">
            <text:p>49728</text:p>
          </table:table-cell>
          <table:table-cell office:value-type="float" office:value="49729" table:style-name="ce1">
            <text:p>49729</text:p>
          </table:table-cell>
          <table:table-cell office:value-type="float" office:value="49730" table:style-name="ce1">
            <text:p>49730</text:p>
          </table:table-cell>
          <table:table-cell office:value-type="float" office:value="49731" table:style-name="ce1">
            <text:p>49731</text:p>
          </table:table-cell>
          <table:table-cell office:value-type="float" office:value="49732" table:style-name="ce1">
            <text:p>49732</text:p>
          </table:table-cell>
          <table:table-cell office:value-type="float" office:value="49733" table:style-name="ce1">
            <text:p>49733</text:p>
          </table:table-cell>
          <table:table-cell office:value-type="float" office:value="49734" table:style-name="ce1">
            <text:p>49734</text:p>
          </table:table-cell>
          <table:table-cell office:value-type="float" office:value="49735" table:style-name="ce1">
            <text:p>49735</text:p>
          </table:table-cell>
          <table:table-cell office:value-type="float" office:value="49736" table:style-name="ce1">
            <text:p>49736</text:p>
          </table:table-cell>
          <table:table-cell office:value-type="float" office:value="49737" table:style-name="ce1">
            <text:p>49737</text:p>
          </table:table-cell>
          <table:table-cell office:value-type="float" office:value="49738" table:style-name="ce1">
            <text:p>49738</text:p>
          </table:table-cell>
          <table:table-cell office:value-type="float" office:value="49739" table:style-name="ce1">
            <text:p>49739</text:p>
          </table:table-cell>
          <table:table-cell office:value-type="float" office:value="49740" table:style-name="ce1">
            <text:p>49740</text:p>
          </table:table-cell>
          <table:table-cell office:value-type="float" office:value="49741" table:style-name="ce1">
            <text:p>49741</text:p>
          </table:table-cell>
          <table:table-cell office:value-type="float" office:value="49742" table:style-name="ce1">
            <text:p>49742</text:p>
          </table:table-cell>
          <table:table-cell office:value-type="float" office:value="49743" table:style-name="ce1">
            <text:p>49743</text:p>
          </table:table-cell>
          <table:table-cell office:value-type="float" office:value="49744" table:style-name="ce1">
            <text:p>49744</text:p>
          </table:table-cell>
          <table:table-cell office:value-type="float" office:value="49745" table:style-name="ce1">
            <text:p>49745</text:p>
          </table:table-cell>
          <table:table-cell office:value-type="float" office:value="49746" table:style-name="ce1">
            <text:p>49746</text:p>
          </table:table-cell>
          <table:table-cell office:value-type="float" office:value="49747" table:style-name="ce1">
            <text:p>49747</text:p>
          </table:table-cell>
          <table:table-cell office:value-type="float" office:value="49748" table:style-name="ce1">
            <text:p>49748</text:p>
          </table:table-cell>
          <table:table-cell office:value-type="float" office:value="49749" table:style-name="ce1">
            <text:p>49749</text:p>
          </table:table-cell>
          <table:table-cell office:value-type="float" office:value="49750" table:style-name="ce1">
            <text:p>49750</text:p>
          </table:table-cell>
          <table:table-cell office:value-type="float" office:value="49751" table:style-name="ce1">
            <text:p>49751</text:p>
          </table:table-cell>
          <table:table-cell office:value-type="float" office:value="49752" table:style-name="ce1">
            <text:p>49752</text:p>
          </table:table-cell>
          <table:table-cell office:value-type="float" office:value="49753" table:style-name="ce1">
            <text:p>49753</text:p>
          </table:table-cell>
          <table:table-cell office:value-type="float" office:value="49754" table:style-name="ce1">
            <text:p>49754</text:p>
          </table:table-cell>
          <table:table-cell office:value-type="float" office:value="49755" table:style-name="ce1">
            <text:p>49755</text:p>
          </table:table-cell>
          <table:table-cell office:value-type="float" office:value="49756" table:style-name="ce1">
            <text:p>49756</text:p>
          </table:table-cell>
          <table:table-cell office:value-type="float" office:value="49757" table:style-name="ce1">
            <text:p>49757</text:p>
          </table:table-cell>
          <table:table-cell office:value-type="float" office:value="49758" table:style-name="ce1">
            <text:p>49758</text:p>
          </table:table-cell>
          <table:table-cell office:value-type="float" office:value="49759" table:style-name="ce1">
            <text:p>49759</text:p>
          </table:table-cell>
          <table:table-cell office:value-type="float" office:value="49760" table:style-name="ce1">
            <text:p>49760</text:p>
          </table:table-cell>
          <table:table-cell office:value-type="float" office:value="49761" table:style-name="ce1">
            <text:p>49761</text:p>
          </table:table-cell>
          <table:table-cell office:value-type="float" office:value="49762" table:style-name="ce1">
            <text:p>49762</text:p>
          </table:table-cell>
          <table:table-cell office:value-type="float" office:value="49763" table:style-name="ce1">
            <text:p>49763</text:p>
          </table:table-cell>
          <table:table-cell office:value-type="float" office:value="49764" table:style-name="ce1">
            <text:p>49764</text:p>
          </table:table-cell>
          <table:table-cell office:value-type="float" office:value="49765" table:style-name="ce1">
            <text:p>49765</text:p>
          </table:table-cell>
          <table:table-cell office:value-type="float" office:value="49766" table:style-name="ce1">
            <text:p>49766</text:p>
          </table:table-cell>
          <table:table-cell office:value-type="float" office:value="49767" table:style-name="ce1">
            <text:p>49767</text:p>
          </table:table-cell>
          <table:table-cell office:value-type="float" office:value="49768" table:style-name="ce1">
            <text:p>49768</text:p>
          </table:table-cell>
          <table:table-cell office:value-type="float" office:value="49769" table:style-name="ce1">
            <text:p>49769</text:p>
          </table:table-cell>
          <table:table-cell office:value-type="float" office:value="49770" table:style-name="ce1">
            <text:p>49770</text:p>
          </table:table-cell>
          <table:table-cell office:value-type="float" office:value="49771" table:style-name="ce1">
            <text:p>49771</text:p>
          </table:table-cell>
          <table:table-cell office:value-type="float" office:value="49772" table:style-name="ce1">
            <text:p>49772</text:p>
          </table:table-cell>
          <table:table-cell office:value-type="float" office:value="49773" table:style-name="ce1">
            <text:p>49773</text:p>
          </table:table-cell>
          <table:table-cell office:value-type="float" office:value="49774" table:style-name="ce1">
            <text:p>49774</text:p>
          </table:table-cell>
          <table:table-cell office:value-type="float" office:value="49775" table:style-name="ce1">
            <text:p>49775</text:p>
          </table:table-cell>
          <table:table-cell office:value-type="float" office:value="49776" table:style-name="ce1">
            <text:p>49776</text:p>
          </table:table-cell>
          <table:table-cell office:value-type="float" office:value="49777" table:style-name="ce1">
            <text:p>49777</text:p>
          </table:table-cell>
          <table:table-cell office:value-type="float" office:value="49778" table:style-name="ce1">
            <text:p>49778</text:p>
          </table:table-cell>
          <table:table-cell office:value-type="float" office:value="49779" table:style-name="ce1">
            <text:p>49779</text:p>
          </table:table-cell>
          <table:table-cell office:value-type="float" office:value="49780" table:style-name="ce1">
            <text:p>49780</text:p>
          </table:table-cell>
          <table:table-cell office:value-type="float" office:value="49781" table:style-name="ce1">
            <text:p>49781</text:p>
          </table:table-cell>
          <table:table-cell office:value-type="float" office:value="49782" table:style-name="ce1">
            <text:p>49782</text:p>
          </table:table-cell>
          <table:table-cell office:value-type="float" office:value="49783" table:style-name="ce1">
            <text:p>49783</text:p>
          </table:table-cell>
          <table:table-cell office:value-type="float" office:value="49784" table:style-name="ce1">
            <text:p>49784</text:p>
          </table:table-cell>
          <table:table-cell office:value-type="float" office:value="49785" table:style-name="ce1">
            <text:p>49785</text:p>
          </table:table-cell>
          <table:table-cell office:value-type="float" office:value="49786" table:style-name="ce1">
            <text:p>49786</text:p>
          </table:table-cell>
          <table:table-cell office:value-type="float" office:value="49787" table:style-name="ce1">
            <text:p>49787</text:p>
          </table:table-cell>
          <table:table-cell office:value-type="float" office:value="49788" table:style-name="ce1">
            <text:p>49788</text:p>
          </table:table-cell>
          <table:table-cell office:value-type="float" office:value="49789" table:style-name="ce1">
            <text:p>49789</text:p>
          </table:table-cell>
          <table:table-cell office:value-type="float" office:value="49790" table:style-name="ce1">
            <text:p>49790</text:p>
          </table:table-cell>
          <table:table-cell office:value-type="float" office:value="49791" table:style-name="ce1">
            <text:p>49791</text:p>
          </table:table-cell>
          <table:table-cell office:value-type="float" office:value="49792" table:style-name="ce1">
            <text:p>49792</text:p>
          </table:table-cell>
          <table:table-cell office:value-type="float" office:value="49793" table:style-name="ce1">
            <text:p>49793</text:p>
          </table:table-cell>
          <table:table-cell office:value-type="float" office:value="49794" table:style-name="ce1">
            <text:p>49794</text:p>
          </table:table-cell>
          <table:table-cell office:value-type="float" office:value="49795" table:style-name="ce1">
            <text:p>49795</text:p>
          </table:table-cell>
          <table:table-cell office:value-type="float" office:value="49796" table:style-name="ce1">
            <text:p>49796</text:p>
          </table:table-cell>
          <table:table-cell office:value-type="float" office:value="49797" table:style-name="ce1">
            <text:p>49797</text:p>
          </table:table-cell>
          <table:table-cell office:value-type="float" office:value="49798" table:style-name="ce1">
            <text:p>49798</text:p>
          </table:table-cell>
          <table:table-cell office:value-type="float" office:value="49799" table:style-name="ce1">
            <text:p>49799</text:p>
          </table:table-cell>
          <table:table-cell table:number-columns-repeated="16284"/>
        </table:table-row>
        <table:table-row table:style-name="ro1">
          <table:table-cell office:value-type="float" office:value="49800" table:style-name="ce1">
            <text:p>49800</text:p>
          </table:table-cell>
          <table:table-cell office:value-type="float" office:value="49801" table:style-name="ce1">
            <text:p>49801</text:p>
          </table:table-cell>
          <table:table-cell office:value-type="float" office:value="49802" table:style-name="ce1">
            <text:p>49802</text:p>
          </table:table-cell>
          <table:table-cell office:value-type="float" office:value="49803" table:style-name="ce1">
            <text:p>49803</text:p>
          </table:table-cell>
          <table:table-cell office:value-type="float" office:value="49804" table:style-name="ce1">
            <text:p>49804</text:p>
          </table:table-cell>
          <table:table-cell office:value-type="float" office:value="49805" table:style-name="ce1">
            <text:p>49805</text:p>
          </table:table-cell>
          <table:table-cell office:value-type="float" office:value="49806" table:style-name="ce1">
            <text:p>49806</text:p>
          </table:table-cell>
          <table:table-cell office:value-type="float" office:value="49807" table:style-name="ce1">
            <text:p>49807</text:p>
          </table:table-cell>
          <table:table-cell office:value-type="float" office:value="49808" table:style-name="ce1">
            <text:p>49808</text:p>
          </table:table-cell>
          <table:table-cell office:value-type="float" office:value="49809" table:style-name="ce1">
            <text:p>49809</text:p>
          </table:table-cell>
          <table:table-cell office:value-type="float" office:value="49810" table:style-name="ce1">
            <text:p>49810</text:p>
          </table:table-cell>
          <table:table-cell office:value-type="float" office:value="49811" table:style-name="ce1">
            <text:p>49811</text:p>
          </table:table-cell>
          <table:table-cell office:value-type="float" office:value="49812" table:style-name="ce1">
            <text:p>49812</text:p>
          </table:table-cell>
          <table:table-cell office:value-type="float" office:value="49813" table:style-name="ce1">
            <text:p>49813</text:p>
          </table:table-cell>
          <table:table-cell office:value-type="float" office:value="49814" table:style-name="ce1">
            <text:p>49814</text:p>
          </table:table-cell>
          <table:table-cell office:value-type="float" office:value="49815" table:style-name="ce1">
            <text:p>49815</text:p>
          </table:table-cell>
          <table:table-cell office:value-type="float" office:value="49816" table:style-name="ce1">
            <text:p>49816</text:p>
          </table:table-cell>
          <table:table-cell office:value-type="float" office:value="49817" table:style-name="ce1">
            <text:p>49817</text:p>
          </table:table-cell>
          <table:table-cell office:value-type="float" office:value="49818" table:style-name="ce1">
            <text:p>49818</text:p>
          </table:table-cell>
          <table:table-cell office:value-type="float" office:value="49819" table:style-name="ce1">
            <text:p>49819</text:p>
          </table:table-cell>
          <table:table-cell office:value-type="float" office:value="49820" table:style-name="ce1">
            <text:p>49820</text:p>
          </table:table-cell>
          <table:table-cell office:value-type="float" office:value="49821" table:style-name="ce1">
            <text:p>49821</text:p>
          </table:table-cell>
          <table:table-cell office:value-type="float" office:value="49822" table:style-name="ce1">
            <text:p>49822</text:p>
          </table:table-cell>
          <table:table-cell office:value-type="float" office:value="49823" table:style-name="ce1">
            <text:p>49823</text:p>
          </table:table-cell>
          <table:table-cell office:value-type="float" office:value="49824" table:style-name="ce1">
            <text:p>49824</text:p>
          </table:table-cell>
          <table:table-cell office:value-type="float" office:value="49825" table:style-name="ce1">
            <text:p>49825</text:p>
          </table:table-cell>
          <table:table-cell office:value-type="float" office:value="49826" table:style-name="ce1">
            <text:p>49826</text:p>
          </table:table-cell>
          <table:table-cell office:value-type="float" office:value="49827" table:style-name="ce1">
            <text:p>49827</text:p>
          </table:table-cell>
          <table:table-cell office:value-type="float" office:value="49828" table:style-name="ce1">
            <text:p>49828</text:p>
          </table:table-cell>
          <table:table-cell office:value-type="float" office:value="49829" table:style-name="ce1">
            <text:p>49829</text:p>
          </table:table-cell>
          <table:table-cell office:value-type="float" office:value="49830" table:style-name="ce1">
            <text:p>49830</text:p>
          </table:table-cell>
          <table:table-cell office:value-type="float" office:value="49831" table:style-name="ce1">
            <text:p>49831</text:p>
          </table:table-cell>
          <table:table-cell office:value-type="float" office:value="49832" table:style-name="ce1">
            <text:p>49832</text:p>
          </table:table-cell>
          <table:table-cell office:value-type="float" office:value="49833" table:style-name="ce1">
            <text:p>49833</text:p>
          </table:table-cell>
          <table:table-cell office:value-type="float" office:value="49834" table:style-name="ce1">
            <text:p>49834</text:p>
          </table:table-cell>
          <table:table-cell office:value-type="float" office:value="49835" table:style-name="ce1">
            <text:p>49835</text:p>
          </table:table-cell>
          <table:table-cell office:value-type="float" office:value="49836" table:style-name="ce1">
            <text:p>49836</text:p>
          </table:table-cell>
          <table:table-cell office:value-type="float" office:value="49837" table:style-name="ce1">
            <text:p>49837</text:p>
          </table:table-cell>
          <table:table-cell office:value-type="float" office:value="49838" table:style-name="ce1">
            <text:p>49838</text:p>
          </table:table-cell>
          <table:table-cell office:value-type="float" office:value="49839" table:style-name="ce1">
            <text:p>49839</text:p>
          </table:table-cell>
          <table:table-cell office:value-type="float" office:value="49840" table:style-name="ce1">
            <text:p>49840</text:p>
          </table:table-cell>
          <table:table-cell office:value-type="float" office:value="49841" table:style-name="ce1">
            <text:p>49841</text:p>
          </table:table-cell>
          <table:table-cell office:value-type="float" office:value="49842" table:style-name="ce1">
            <text:p>49842</text:p>
          </table:table-cell>
          <table:table-cell office:value-type="float" office:value="49843" table:style-name="ce1">
            <text:p>49843</text:p>
          </table:table-cell>
          <table:table-cell office:value-type="float" office:value="49844" table:style-name="ce1">
            <text:p>49844</text:p>
          </table:table-cell>
          <table:table-cell office:value-type="float" office:value="49845" table:style-name="ce1">
            <text:p>49845</text:p>
          </table:table-cell>
          <table:table-cell office:value-type="float" office:value="49846" table:style-name="ce1">
            <text:p>49846</text:p>
          </table:table-cell>
          <table:table-cell office:value-type="float" office:value="49847" table:style-name="ce1">
            <text:p>49847</text:p>
          </table:table-cell>
          <table:table-cell office:value-type="float" office:value="49848" table:style-name="ce1">
            <text:p>49848</text:p>
          </table:table-cell>
          <table:table-cell office:value-type="float" office:value="49849" table:style-name="ce1">
            <text:p>49849</text:p>
          </table:table-cell>
          <table:table-cell office:value-type="float" office:value="49850" table:style-name="ce1">
            <text:p>49850</text:p>
          </table:table-cell>
          <table:table-cell office:value-type="float" office:value="49851" table:style-name="ce1">
            <text:p>49851</text:p>
          </table:table-cell>
          <table:table-cell office:value-type="float" office:value="49852" table:style-name="ce1">
            <text:p>49852</text:p>
          </table:table-cell>
          <table:table-cell office:value-type="float" office:value="49853" table:style-name="ce1">
            <text:p>49853</text:p>
          </table:table-cell>
          <table:table-cell office:value-type="float" office:value="49854" table:style-name="ce1">
            <text:p>49854</text:p>
          </table:table-cell>
          <table:table-cell office:value-type="float" office:value="49855" table:style-name="ce1">
            <text:p>49855</text:p>
          </table:table-cell>
          <table:table-cell office:value-type="float" office:value="49856" table:style-name="ce1">
            <text:p>49856</text:p>
          </table:table-cell>
          <table:table-cell office:value-type="float" office:value="49857" table:style-name="ce1">
            <text:p>49857</text:p>
          </table:table-cell>
          <table:table-cell office:value-type="float" office:value="49858" table:style-name="ce1">
            <text:p>49858</text:p>
          </table:table-cell>
          <table:table-cell office:value-type="float" office:value="49859" table:style-name="ce1">
            <text:p>49859</text:p>
          </table:table-cell>
          <table:table-cell office:value-type="float" office:value="49860" table:style-name="ce1">
            <text:p>49860</text:p>
          </table:table-cell>
          <table:table-cell office:value-type="float" office:value="49861" table:style-name="ce1">
            <text:p>49861</text:p>
          </table:table-cell>
          <table:table-cell office:value-type="float" office:value="49862" table:style-name="ce1">
            <text:p>49862</text:p>
          </table:table-cell>
          <table:table-cell office:value-type="float" office:value="49863" table:style-name="ce1">
            <text:p>49863</text:p>
          </table:table-cell>
          <table:table-cell office:value-type="float" office:value="49864" table:style-name="ce1">
            <text:p>49864</text:p>
          </table:table-cell>
          <table:table-cell office:value-type="float" office:value="49865" table:style-name="ce1">
            <text:p>49865</text:p>
          </table:table-cell>
          <table:table-cell office:value-type="float" office:value="49866" table:style-name="ce1">
            <text:p>49866</text:p>
          </table:table-cell>
          <table:table-cell office:value-type="float" office:value="49867" table:style-name="ce1">
            <text:p>49867</text:p>
          </table:table-cell>
          <table:table-cell office:value-type="float" office:value="49868" table:style-name="ce1">
            <text:p>49868</text:p>
          </table:table-cell>
          <table:table-cell office:value-type="float" office:value="49869" table:style-name="ce1">
            <text:p>49869</text:p>
          </table:table-cell>
          <table:table-cell office:value-type="float" office:value="49870" table:style-name="ce1">
            <text:p>49870</text:p>
          </table:table-cell>
          <table:table-cell office:value-type="float" office:value="49871" table:style-name="ce1">
            <text:p>49871</text:p>
          </table:table-cell>
          <table:table-cell office:value-type="float" office:value="49872" table:style-name="ce1">
            <text:p>49872</text:p>
          </table:table-cell>
          <table:table-cell office:value-type="float" office:value="49873" table:style-name="ce1">
            <text:p>49873</text:p>
          </table:table-cell>
          <table:table-cell office:value-type="float" office:value="49874" table:style-name="ce1">
            <text:p>49874</text:p>
          </table:table-cell>
          <table:table-cell office:value-type="float" office:value="49875" table:style-name="ce1">
            <text:p>49875</text:p>
          </table:table-cell>
          <table:table-cell office:value-type="float" office:value="49876" table:style-name="ce1">
            <text:p>49876</text:p>
          </table:table-cell>
          <table:table-cell office:value-type="float" office:value="49877" table:style-name="ce1">
            <text:p>49877</text:p>
          </table:table-cell>
          <table:table-cell office:value-type="float" office:value="49878" table:style-name="ce1">
            <text:p>49878</text:p>
          </table:table-cell>
          <table:table-cell office:value-type="float" office:value="49879" table:style-name="ce1">
            <text:p>49879</text:p>
          </table:table-cell>
          <table:table-cell office:value-type="float" office:value="49880" table:style-name="ce1">
            <text:p>49880</text:p>
          </table:table-cell>
          <table:table-cell office:value-type="float" office:value="49881" table:style-name="ce1">
            <text:p>49881</text:p>
          </table:table-cell>
          <table:table-cell office:value-type="float" office:value="49882" table:style-name="ce1">
            <text:p>49882</text:p>
          </table:table-cell>
          <table:table-cell office:value-type="float" office:value="49883" table:style-name="ce1">
            <text:p>49883</text:p>
          </table:table-cell>
          <table:table-cell office:value-type="float" office:value="49884" table:style-name="ce1">
            <text:p>49884</text:p>
          </table:table-cell>
          <table:table-cell office:value-type="float" office:value="49885" table:style-name="ce1">
            <text:p>49885</text:p>
          </table:table-cell>
          <table:table-cell office:value-type="float" office:value="49886" table:style-name="ce1">
            <text:p>49886</text:p>
          </table:table-cell>
          <table:table-cell office:value-type="float" office:value="49887" table:style-name="ce1">
            <text:p>49887</text:p>
          </table:table-cell>
          <table:table-cell office:value-type="float" office:value="49888" table:style-name="ce1">
            <text:p>49888</text:p>
          </table:table-cell>
          <table:table-cell office:value-type="float" office:value="49889" table:style-name="ce1">
            <text:p>49889</text:p>
          </table:table-cell>
          <table:table-cell office:value-type="float" office:value="49890" table:style-name="ce1">
            <text:p>49890</text:p>
          </table:table-cell>
          <table:table-cell office:value-type="float" office:value="49891" table:style-name="ce1">
            <text:p>49891</text:p>
          </table:table-cell>
          <table:table-cell office:value-type="float" office:value="49892" table:style-name="ce1">
            <text:p>49892</text:p>
          </table:table-cell>
          <table:table-cell office:value-type="float" office:value="49893" table:style-name="ce1">
            <text:p>49893</text:p>
          </table:table-cell>
          <table:table-cell office:value-type="float" office:value="49894" table:style-name="ce1">
            <text:p>49894</text:p>
          </table:table-cell>
          <table:table-cell office:value-type="float" office:value="49895" table:style-name="ce1">
            <text:p>49895</text:p>
          </table:table-cell>
          <table:table-cell office:value-type="float" office:value="49896" table:style-name="ce1">
            <text:p>49896</text:p>
          </table:table-cell>
          <table:table-cell office:value-type="float" office:value="49897" table:style-name="ce1">
            <text:p>49897</text:p>
          </table:table-cell>
          <table:table-cell office:value-type="float" office:value="49898" table:style-name="ce1">
            <text:p>49898</text:p>
          </table:table-cell>
          <table:table-cell office:value-type="float" office:value="49899" table:style-name="ce1">
            <text:p>49899</text:p>
          </table:table-cell>
          <table:table-cell table:number-columns-repeated="16284"/>
        </table:table-row>
        <table:table-row table:style-name="ro1">
          <table:table-cell office:value-type="float" office:value="49900" table:style-name="ce1">
            <text:p>49900</text:p>
          </table:table-cell>
          <table:table-cell office:value-type="float" office:value="49901" table:style-name="ce1">
            <text:p>49901</text:p>
          </table:table-cell>
          <table:table-cell office:value-type="float" office:value="49902" table:style-name="ce1">
            <text:p>49902</text:p>
          </table:table-cell>
          <table:table-cell office:value-type="float" office:value="49903" table:style-name="ce1">
            <text:p>49903</text:p>
          </table:table-cell>
          <table:table-cell office:value-type="float" office:value="49904" table:style-name="ce1">
            <text:p>49904</text:p>
          </table:table-cell>
          <table:table-cell office:value-type="float" office:value="49905" table:style-name="ce1">
            <text:p>49905</text:p>
          </table:table-cell>
          <table:table-cell office:value-type="float" office:value="49906" table:style-name="ce1">
            <text:p>49906</text:p>
          </table:table-cell>
          <table:table-cell office:value-type="float" office:value="49907" table:style-name="ce1">
            <text:p>49907</text:p>
          </table:table-cell>
          <table:table-cell office:value-type="float" office:value="49908" table:style-name="ce1">
            <text:p>49908</text:p>
          </table:table-cell>
          <table:table-cell office:value-type="float" office:value="49909" table:style-name="ce1">
            <text:p>49909</text:p>
          </table:table-cell>
          <table:table-cell office:value-type="float" office:value="49910" table:style-name="ce1">
            <text:p>49910</text:p>
          </table:table-cell>
          <table:table-cell office:value-type="float" office:value="49911" table:style-name="ce1">
            <text:p>49911</text:p>
          </table:table-cell>
          <table:table-cell office:value-type="float" office:value="49912" table:style-name="ce1">
            <text:p>49912</text:p>
          </table:table-cell>
          <table:table-cell office:value-type="float" office:value="49913" table:style-name="ce1">
            <text:p>49913</text:p>
          </table:table-cell>
          <table:table-cell office:value-type="float" office:value="49914" table:style-name="ce1">
            <text:p>49914</text:p>
          </table:table-cell>
          <table:table-cell office:value-type="float" office:value="49915" table:style-name="ce1">
            <text:p>49915</text:p>
          </table:table-cell>
          <table:table-cell office:value-type="float" office:value="49916" table:style-name="ce1">
            <text:p>49916</text:p>
          </table:table-cell>
          <table:table-cell office:value-type="float" office:value="49917" table:style-name="ce1">
            <text:p>49917</text:p>
          </table:table-cell>
          <table:table-cell office:value-type="float" office:value="49918" table:style-name="ce1">
            <text:p>49918</text:p>
          </table:table-cell>
          <table:table-cell office:value-type="float" office:value="49919" table:style-name="ce1">
            <text:p>49919</text:p>
          </table:table-cell>
          <table:table-cell office:value-type="float" office:value="49920" table:style-name="ce1">
            <text:p>49920</text:p>
          </table:table-cell>
          <table:table-cell office:value-type="float" office:value="49921" table:style-name="ce1">
            <text:p>49921</text:p>
          </table:table-cell>
          <table:table-cell office:value-type="float" office:value="49922" table:style-name="ce1">
            <text:p>49922</text:p>
          </table:table-cell>
          <table:table-cell office:value-type="float" office:value="49923" table:style-name="ce1">
            <text:p>49923</text:p>
          </table:table-cell>
          <table:table-cell office:value-type="float" office:value="49924" table:style-name="ce1">
            <text:p>49924</text:p>
          </table:table-cell>
          <table:table-cell office:value-type="float" office:value="49925" table:style-name="ce1">
            <text:p>49925</text:p>
          </table:table-cell>
          <table:table-cell office:value-type="float" office:value="49926" table:style-name="ce1">
            <text:p>49926</text:p>
          </table:table-cell>
          <table:table-cell office:value-type="float" office:value="49927" table:style-name="ce1">
            <text:p>49927</text:p>
          </table:table-cell>
          <table:table-cell office:value-type="float" office:value="49928" table:style-name="ce1">
            <text:p>49928</text:p>
          </table:table-cell>
          <table:table-cell office:value-type="float" office:value="49929" table:style-name="ce1">
            <text:p>49929</text:p>
          </table:table-cell>
          <table:table-cell office:value-type="float" office:value="49930" table:style-name="ce1">
            <text:p>49930</text:p>
          </table:table-cell>
          <table:table-cell office:value-type="float" office:value="49931" table:style-name="ce1">
            <text:p>49931</text:p>
          </table:table-cell>
          <table:table-cell office:value-type="float" office:value="49932" table:style-name="ce1">
            <text:p>49932</text:p>
          </table:table-cell>
          <table:table-cell office:value-type="float" office:value="49933" table:style-name="ce1">
            <text:p>49933</text:p>
          </table:table-cell>
          <table:table-cell office:value-type="float" office:value="49934" table:style-name="ce1">
            <text:p>49934</text:p>
          </table:table-cell>
          <table:table-cell office:value-type="float" office:value="49935" table:style-name="ce1">
            <text:p>49935</text:p>
          </table:table-cell>
          <table:table-cell office:value-type="float" office:value="49936" table:style-name="ce1">
            <text:p>49936</text:p>
          </table:table-cell>
          <table:table-cell office:value-type="float" office:value="49937" table:style-name="ce1">
            <text:p>49937</text:p>
          </table:table-cell>
          <table:table-cell office:value-type="float" office:value="49938" table:style-name="ce1">
            <text:p>49938</text:p>
          </table:table-cell>
          <table:table-cell office:value-type="float" office:value="49939" table:style-name="ce1">
            <text:p>49939</text:p>
          </table:table-cell>
          <table:table-cell office:value-type="float" office:value="49940" table:style-name="ce1">
            <text:p>49940</text:p>
          </table:table-cell>
          <table:table-cell office:value-type="float" office:value="49941" table:style-name="ce1">
            <text:p>49941</text:p>
          </table:table-cell>
          <table:table-cell office:value-type="float" office:value="49942" table:style-name="ce1">
            <text:p>49942</text:p>
          </table:table-cell>
          <table:table-cell office:value-type="float" office:value="49943" table:style-name="ce1">
            <text:p>49943</text:p>
          </table:table-cell>
          <table:table-cell office:value-type="float" office:value="49944" table:style-name="ce1">
            <text:p>49944</text:p>
          </table:table-cell>
          <table:table-cell office:value-type="float" office:value="49945" table:style-name="ce1">
            <text:p>49945</text:p>
          </table:table-cell>
          <table:table-cell office:value-type="float" office:value="49946" table:style-name="ce1">
            <text:p>49946</text:p>
          </table:table-cell>
          <table:table-cell office:value-type="float" office:value="49947" table:style-name="ce1">
            <text:p>49947</text:p>
          </table:table-cell>
          <table:table-cell office:value-type="float" office:value="49948" table:style-name="ce1">
            <text:p>49948</text:p>
          </table:table-cell>
          <table:table-cell office:value-type="float" office:value="49949" table:style-name="ce1">
            <text:p>49949</text:p>
          </table:table-cell>
          <table:table-cell office:value-type="float" office:value="49950" table:style-name="ce1">
            <text:p>49950</text:p>
          </table:table-cell>
          <table:table-cell office:value-type="float" office:value="49951" table:style-name="ce1">
            <text:p>49951</text:p>
          </table:table-cell>
          <table:table-cell office:value-type="float" office:value="49952" table:style-name="ce1">
            <text:p>49952</text:p>
          </table:table-cell>
          <table:table-cell office:value-type="float" office:value="49953" table:style-name="ce1">
            <text:p>49953</text:p>
          </table:table-cell>
          <table:table-cell office:value-type="float" office:value="49954" table:style-name="ce1">
            <text:p>49954</text:p>
          </table:table-cell>
          <table:table-cell office:value-type="float" office:value="49955" table:style-name="ce1">
            <text:p>49955</text:p>
          </table:table-cell>
          <table:table-cell office:value-type="float" office:value="49956" table:style-name="ce1">
            <text:p>49956</text:p>
          </table:table-cell>
          <table:table-cell office:value-type="float" office:value="49957" table:style-name="ce1">
            <text:p>49957</text:p>
          </table:table-cell>
          <table:table-cell office:value-type="float" office:value="49958" table:style-name="ce1">
            <text:p>49958</text:p>
          </table:table-cell>
          <table:table-cell office:value-type="float" office:value="49959" table:style-name="ce1">
            <text:p>49959</text:p>
          </table:table-cell>
          <table:table-cell office:value-type="float" office:value="49960" table:style-name="ce1">
            <text:p>49960</text:p>
          </table:table-cell>
          <table:table-cell office:value-type="float" office:value="49961" table:style-name="ce1">
            <text:p>49961</text:p>
          </table:table-cell>
          <table:table-cell office:value-type="float" office:value="49962" table:style-name="ce1">
            <text:p>49962</text:p>
          </table:table-cell>
          <table:table-cell office:value-type="float" office:value="49963" table:style-name="ce1">
            <text:p>49963</text:p>
          </table:table-cell>
          <table:table-cell office:value-type="float" office:value="49964" table:style-name="ce1">
            <text:p>49964</text:p>
          </table:table-cell>
          <table:table-cell office:value-type="float" office:value="49965" table:style-name="ce1">
            <text:p>49965</text:p>
          </table:table-cell>
          <table:table-cell office:value-type="float" office:value="49966" table:style-name="ce1">
            <text:p>49966</text:p>
          </table:table-cell>
          <table:table-cell office:value-type="float" office:value="49967" table:style-name="ce1">
            <text:p>49967</text:p>
          </table:table-cell>
          <table:table-cell office:value-type="float" office:value="49968" table:style-name="ce1">
            <text:p>49968</text:p>
          </table:table-cell>
          <table:table-cell office:value-type="float" office:value="49969" table:style-name="ce1">
            <text:p>49969</text:p>
          </table:table-cell>
          <table:table-cell office:value-type="float" office:value="49970" table:style-name="ce1">
            <text:p>49970</text:p>
          </table:table-cell>
          <table:table-cell office:value-type="float" office:value="49971" table:style-name="ce1">
            <text:p>49971</text:p>
          </table:table-cell>
          <table:table-cell office:value-type="float" office:value="49972" table:style-name="ce1">
            <text:p>49972</text:p>
          </table:table-cell>
          <table:table-cell office:value-type="float" office:value="49973" table:style-name="ce1">
            <text:p>49973</text:p>
          </table:table-cell>
          <table:table-cell office:value-type="float" office:value="49974" table:style-name="ce1">
            <text:p>49974</text:p>
          </table:table-cell>
          <table:table-cell office:value-type="float" office:value="49975" table:style-name="ce1">
            <text:p>49975</text:p>
          </table:table-cell>
          <table:table-cell office:value-type="float" office:value="49976" table:style-name="ce1">
            <text:p>49976</text:p>
          </table:table-cell>
          <table:table-cell office:value-type="float" office:value="49977" table:style-name="ce1">
            <text:p>49977</text:p>
          </table:table-cell>
          <table:table-cell office:value-type="float" office:value="49978" table:style-name="ce1">
            <text:p>49978</text:p>
          </table:table-cell>
          <table:table-cell office:value-type="float" office:value="49979" table:style-name="ce1">
            <text:p>49979</text:p>
          </table:table-cell>
          <table:table-cell office:value-type="float" office:value="49980" table:style-name="ce1">
            <text:p>49980</text:p>
          </table:table-cell>
          <table:table-cell office:value-type="float" office:value="49981" table:style-name="ce1">
            <text:p>49981</text:p>
          </table:table-cell>
          <table:table-cell office:value-type="float" office:value="49982" table:style-name="ce1">
            <text:p>49982</text:p>
          </table:table-cell>
          <table:table-cell office:value-type="float" office:value="49983" table:style-name="ce1">
            <text:p>49983</text:p>
          </table:table-cell>
          <table:table-cell office:value-type="float" office:value="49984" table:style-name="ce1">
            <text:p>49984</text:p>
          </table:table-cell>
          <table:table-cell office:value-type="float" office:value="49985" table:style-name="ce1">
            <text:p>49985</text:p>
          </table:table-cell>
          <table:table-cell office:value-type="float" office:value="49986" table:style-name="ce1">
            <text:p>49986</text:p>
          </table:table-cell>
          <table:table-cell office:value-type="float" office:value="49987" table:style-name="ce1">
            <text:p>49987</text:p>
          </table:table-cell>
          <table:table-cell office:value-type="float" office:value="49988" table:style-name="ce1">
            <text:p>49988</text:p>
          </table:table-cell>
          <table:table-cell office:value-type="float" office:value="49989" table:style-name="ce1">
            <text:p>49989</text:p>
          </table:table-cell>
          <table:table-cell office:value-type="float" office:value="49990" table:style-name="ce1">
            <text:p>49990</text:p>
          </table:table-cell>
          <table:table-cell office:value-type="float" office:value="49991" table:style-name="ce1">
            <text:p>49991</text:p>
          </table:table-cell>
          <table:table-cell office:value-type="float" office:value="49992" table:style-name="ce1">
            <text:p>49992</text:p>
          </table:table-cell>
          <table:table-cell office:value-type="float" office:value="49993" table:style-name="ce1">
            <text:p>49993</text:p>
          </table:table-cell>
          <table:table-cell office:value-type="float" office:value="49994" table:style-name="ce1">
            <text:p>49994</text:p>
          </table:table-cell>
          <table:table-cell office:value-type="float" office:value="49995" table:style-name="ce1">
            <text:p>49995</text:p>
          </table:table-cell>
          <table:table-cell office:value-type="float" office:value="49996" table:style-name="ce1">
            <text:p>49996</text:p>
          </table:table-cell>
          <table:table-cell office:value-type="float" office:value="49997" table:style-name="ce1">
            <text:p>49997</text:p>
          </table:table-cell>
          <table:table-cell office:value-type="float" office:value="49998" table:style-name="ce1">
            <text:p>49998</text:p>
          </table:table-cell>
          <table:table-cell office:value-type="float" office:value="49999" table:style-name="ce1">
            <text:p>49999</text:p>
          </table:table-cell>
          <table:table-cell table:number-columns-repeated="16284"/>
        </table:table-row>
        <table:table-row table:style-name="ro1">
          <table:table-cell office:value-type="float" office:value="50000" table:style-name="ce1">
            <text:p>50000</text:p>
          </table:table-cell>
          <table:table-cell office:value-type="float" office:value="50001" table:style-name="ce1">
            <text:p>50001</text:p>
          </table:table-cell>
          <table:table-cell office:value-type="float" office:value="50002" table:style-name="ce1">
            <text:p>50002</text:p>
          </table:table-cell>
          <table:table-cell office:value-type="float" office:value="50003" table:style-name="ce1">
            <text:p>50003</text:p>
          </table:table-cell>
          <table:table-cell office:value-type="float" office:value="50004" table:style-name="ce1">
            <text:p>50004</text:p>
          </table:table-cell>
          <table:table-cell office:value-type="float" office:value="50005" table:style-name="ce1">
            <text:p>50005</text:p>
          </table:table-cell>
          <table:table-cell office:value-type="float" office:value="50006" table:style-name="ce1">
            <text:p>50006</text:p>
          </table:table-cell>
          <table:table-cell office:value-type="float" office:value="50007" table:style-name="ce1">
            <text:p>50007</text:p>
          </table:table-cell>
          <table:table-cell office:value-type="float" office:value="50008" table:style-name="ce1">
            <text:p>50008</text:p>
          </table:table-cell>
          <table:table-cell office:value-type="float" office:value="50009" table:style-name="ce1">
            <text:p>50009</text:p>
          </table:table-cell>
          <table:table-cell office:value-type="float" office:value="50010" table:style-name="ce1">
            <text:p>50010</text:p>
          </table:table-cell>
          <table:table-cell office:value-type="float" office:value="50011" table:style-name="ce1">
            <text:p>50011</text:p>
          </table:table-cell>
          <table:table-cell office:value-type="float" office:value="50012" table:style-name="ce1">
            <text:p>50012</text:p>
          </table:table-cell>
          <table:table-cell office:value-type="float" office:value="50013" table:style-name="ce1">
            <text:p>50013</text:p>
          </table:table-cell>
          <table:table-cell office:value-type="float" office:value="50014" table:style-name="ce1">
            <text:p>50014</text:p>
          </table:table-cell>
          <table:table-cell office:value-type="float" office:value="50015" table:style-name="ce1">
            <text:p>50015</text:p>
          </table:table-cell>
          <table:table-cell office:value-type="float" office:value="50016" table:style-name="ce1">
            <text:p>50016</text:p>
          </table:table-cell>
          <table:table-cell office:value-type="float" office:value="50017" table:style-name="ce1">
            <text:p>50017</text:p>
          </table:table-cell>
          <table:table-cell office:value-type="float" office:value="50018" table:style-name="ce1">
            <text:p>50018</text:p>
          </table:table-cell>
          <table:table-cell office:value-type="float" office:value="50019" table:style-name="ce1">
            <text:p>50019</text:p>
          </table:table-cell>
          <table:table-cell office:value-type="float" office:value="50020" table:style-name="ce1">
            <text:p>50020</text:p>
          </table:table-cell>
          <table:table-cell office:value-type="float" office:value="50021" table:style-name="ce1">
            <text:p>50021</text:p>
          </table:table-cell>
          <table:table-cell office:value-type="float" office:value="50022" table:style-name="ce1">
            <text:p>50022</text:p>
          </table:table-cell>
          <table:table-cell office:value-type="float" office:value="50023" table:style-name="ce1">
            <text:p>50023</text:p>
          </table:table-cell>
          <table:table-cell office:value-type="float" office:value="50024" table:style-name="ce1">
            <text:p>50024</text:p>
          </table:table-cell>
          <table:table-cell office:value-type="float" office:value="50025" table:style-name="ce1">
            <text:p>50025</text:p>
          </table:table-cell>
          <table:table-cell office:value-type="float" office:value="50026" table:style-name="ce1">
            <text:p>50026</text:p>
          </table:table-cell>
          <table:table-cell office:value-type="float" office:value="50027" table:style-name="ce1">
            <text:p>50027</text:p>
          </table:table-cell>
          <table:table-cell office:value-type="float" office:value="50028" table:style-name="ce1">
            <text:p>50028</text:p>
          </table:table-cell>
          <table:table-cell office:value-type="float" office:value="50029" table:style-name="ce1">
            <text:p>50029</text:p>
          </table:table-cell>
          <table:table-cell office:value-type="float" office:value="50030" table:style-name="ce1">
            <text:p>50030</text:p>
          </table:table-cell>
          <table:table-cell office:value-type="float" office:value="50031" table:style-name="ce1">
            <text:p>50031</text:p>
          </table:table-cell>
          <table:table-cell office:value-type="float" office:value="50032" table:style-name="ce1">
            <text:p>50032</text:p>
          </table:table-cell>
          <table:table-cell office:value-type="float" office:value="50033" table:style-name="ce1">
            <text:p>50033</text:p>
          </table:table-cell>
          <table:table-cell office:value-type="float" office:value="50034" table:style-name="ce1">
            <text:p>50034</text:p>
          </table:table-cell>
          <table:table-cell office:value-type="float" office:value="50035" table:style-name="ce1">
            <text:p>50035</text:p>
          </table:table-cell>
          <table:table-cell office:value-type="float" office:value="50036" table:style-name="ce1">
            <text:p>50036</text:p>
          </table:table-cell>
          <table:table-cell office:value-type="float" office:value="50037" table:style-name="ce1">
            <text:p>50037</text:p>
          </table:table-cell>
          <table:table-cell office:value-type="float" office:value="50038" table:style-name="ce1">
            <text:p>50038</text:p>
          </table:table-cell>
          <table:table-cell office:value-type="float" office:value="50039" table:style-name="ce1">
            <text:p>50039</text:p>
          </table:table-cell>
          <table:table-cell office:value-type="float" office:value="50040" table:style-name="ce1">
            <text:p>50040</text:p>
          </table:table-cell>
          <table:table-cell office:value-type="float" office:value="50041" table:style-name="ce1">
            <text:p>50041</text:p>
          </table:table-cell>
          <table:table-cell office:value-type="float" office:value="50042" table:style-name="ce1">
            <text:p>50042</text:p>
          </table:table-cell>
          <table:table-cell office:value-type="float" office:value="50043" table:style-name="ce1">
            <text:p>50043</text:p>
          </table:table-cell>
          <table:table-cell office:value-type="float" office:value="50044" table:style-name="ce1">
            <text:p>50044</text:p>
          </table:table-cell>
          <table:table-cell office:value-type="float" office:value="50045" table:style-name="ce1">
            <text:p>50045</text:p>
          </table:table-cell>
          <table:table-cell office:value-type="float" office:value="50046" table:style-name="ce1">
            <text:p>50046</text:p>
          </table:table-cell>
          <table:table-cell office:value-type="float" office:value="50047" table:style-name="ce1">
            <text:p>50047</text:p>
          </table:table-cell>
          <table:table-cell office:value-type="float" office:value="50048" table:style-name="ce1">
            <text:p>50048</text:p>
          </table:table-cell>
          <table:table-cell office:value-type="float" office:value="50049" table:style-name="ce1">
            <text:p>50049</text:p>
          </table:table-cell>
          <table:table-cell office:value-type="float" office:value="50050" table:style-name="ce1">
            <text:p>50050</text:p>
          </table:table-cell>
          <table:table-cell office:value-type="float" office:value="50051" table:style-name="ce1">
            <text:p>50051</text:p>
          </table:table-cell>
          <table:table-cell office:value-type="float" office:value="50052" table:style-name="ce1">
            <text:p>50052</text:p>
          </table:table-cell>
          <table:table-cell office:value-type="float" office:value="50053" table:style-name="ce1">
            <text:p>50053</text:p>
          </table:table-cell>
          <table:table-cell office:value-type="float" office:value="50054" table:style-name="ce1">
            <text:p>50054</text:p>
          </table:table-cell>
          <table:table-cell office:value-type="float" office:value="50055" table:style-name="ce1">
            <text:p>50055</text:p>
          </table:table-cell>
          <table:table-cell office:value-type="float" office:value="50056" table:style-name="ce1">
            <text:p>50056</text:p>
          </table:table-cell>
          <table:table-cell office:value-type="float" office:value="50057" table:style-name="ce1">
            <text:p>50057</text:p>
          </table:table-cell>
          <table:table-cell office:value-type="float" office:value="50058" table:style-name="ce1">
            <text:p>50058</text:p>
          </table:table-cell>
          <table:table-cell office:value-type="float" office:value="50059" table:style-name="ce1">
            <text:p>50059</text:p>
          </table:table-cell>
          <table:table-cell office:value-type="float" office:value="50060" table:style-name="ce1">
            <text:p>50060</text:p>
          </table:table-cell>
          <table:table-cell office:value-type="float" office:value="50061" table:style-name="ce1">
            <text:p>50061</text:p>
          </table:table-cell>
          <table:table-cell office:value-type="float" office:value="50062" table:style-name="ce1">
            <text:p>50062</text:p>
          </table:table-cell>
          <table:table-cell office:value-type="float" office:value="50063" table:style-name="ce1">
            <text:p>50063</text:p>
          </table:table-cell>
          <table:table-cell office:value-type="float" office:value="50064" table:style-name="ce1">
            <text:p>50064</text:p>
          </table:table-cell>
          <table:table-cell office:value-type="float" office:value="50065" table:style-name="ce1">
            <text:p>50065</text:p>
          </table:table-cell>
          <table:table-cell office:value-type="float" office:value="50066" table:style-name="ce1">
            <text:p>50066</text:p>
          </table:table-cell>
          <table:table-cell office:value-type="float" office:value="50067" table:style-name="ce1">
            <text:p>50067</text:p>
          </table:table-cell>
          <table:table-cell office:value-type="float" office:value="50068" table:style-name="ce1">
            <text:p>50068</text:p>
          </table:table-cell>
          <table:table-cell office:value-type="float" office:value="50069" table:style-name="ce1">
            <text:p>50069</text:p>
          </table:table-cell>
          <table:table-cell office:value-type="float" office:value="50070" table:style-name="ce1">
            <text:p>50070</text:p>
          </table:table-cell>
          <table:table-cell office:value-type="float" office:value="50071" table:style-name="ce1">
            <text:p>50071</text:p>
          </table:table-cell>
          <table:table-cell office:value-type="float" office:value="50072" table:style-name="ce1">
            <text:p>50072</text:p>
          </table:table-cell>
          <table:table-cell office:value-type="float" office:value="50073" table:style-name="ce1">
            <text:p>50073</text:p>
          </table:table-cell>
          <table:table-cell office:value-type="float" office:value="50074" table:style-name="ce1">
            <text:p>50074</text:p>
          </table:table-cell>
          <table:table-cell office:value-type="float" office:value="50075" table:style-name="ce1">
            <text:p>50075</text:p>
          </table:table-cell>
          <table:table-cell office:value-type="float" office:value="50076" table:style-name="ce1">
            <text:p>50076</text:p>
          </table:table-cell>
          <table:table-cell office:value-type="float" office:value="50077" table:style-name="ce1">
            <text:p>50077</text:p>
          </table:table-cell>
          <table:table-cell office:value-type="float" office:value="50078" table:style-name="ce1">
            <text:p>50078</text:p>
          </table:table-cell>
          <table:table-cell office:value-type="float" office:value="50079" table:style-name="ce1">
            <text:p>50079</text:p>
          </table:table-cell>
          <table:table-cell office:value-type="float" office:value="50080" table:style-name="ce1">
            <text:p>50080</text:p>
          </table:table-cell>
          <table:table-cell office:value-type="float" office:value="50081" table:style-name="ce1">
            <text:p>50081</text:p>
          </table:table-cell>
          <table:table-cell office:value-type="float" office:value="50082" table:style-name="ce1">
            <text:p>50082</text:p>
          </table:table-cell>
          <table:table-cell office:value-type="float" office:value="50083" table:style-name="ce1">
            <text:p>50083</text:p>
          </table:table-cell>
          <table:table-cell office:value-type="float" office:value="50084" table:style-name="ce1">
            <text:p>50084</text:p>
          </table:table-cell>
          <table:table-cell office:value-type="float" office:value="50085" table:style-name="ce1">
            <text:p>50085</text:p>
          </table:table-cell>
          <table:table-cell office:value-type="float" office:value="50086" table:style-name="ce1">
            <text:p>50086</text:p>
          </table:table-cell>
          <table:table-cell office:value-type="float" office:value="50087" table:style-name="ce1">
            <text:p>50087</text:p>
          </table:table-cell>
          <table:table-cell office:value-type="float" office:value="50088" table:style-name="ce1">
            <text:p>50088</text:p>
          </table:table-cell>
          <table:table-cell office:value-type="float" office:value="50089" table:style-name="ce1">
            <text:p>50089</text:p>
          </table:table-cell>
          <table:table-cell office:value-type="float" office:value="50090" table:style-name="ce1">
            <text:p>50090</text:p>
          </table:table-cell>
          <table:table-cell office:value-type="float" office:value="50091" table:style-name="ce1">
            <text:p>50091</text:p>
          </table:table-cell>
          <table:table-cell office:value-type="float" office:value="50092" table:style-name="ce1">
            <text:p>50092</text:p>
          </table:table-cell>
          <table:table-cell office:value-type="float" office:value="50093" table:style-name="ce1">
            <text:p>50093</text:p>
          </table:table-cell>
          <table:table-cell office:value-type="float" office:value="50094" table:style-name="ce1">
            <text:p>50094</text:p>
          </table:table-cell>
          <table:table-cell office:value-type="float" office:value="50095" table:style-name="ce1">
            <text:p>50095</text:p>
          </table:table-cell>
          <table:table-cell office:value-type="float" office:value="50096" table:style-name="ce1">
            <text:p>50096</text:p>
          </table:table-cell>
          <table:table-cell office:value-type="float" office:value="50097" table:style-name="ce1">
            <text:p>50097</text:p>
          </table:table-cell>
          <table:table-cell office:value-type="float" office:value="50098" table:style-name="ce1">
            <text:p>50098</text:p>
          </table:table-cell>
          <table:table-cell office:value-type="float" office:value="50099" table:style-name="ce1">
            <text:p>50099</text:p>
          </table:table-cell>
          <table:table-cell table:number-columns-repeated="16284"/>
        </table:table-row>
        <table:table-row table:style-name="ro1">
          <table:table-cell office:value-type="float" office:value="50100" table:style-name="ce1">
            <text:p>50100</text:p>
          </table:table-cell>
          <table:table-cell office:value-type="float" office:value="50101" table:style-name="ce1">
            <text:p>50101</text:p>
          </table:table-cell>
          <table:table-cell office:value-type="float" office:value="50102" table:style-name="ce1">
            <text:p>50102</text:p>
          </table:table-cell>
          <table:table-cell office:value-type="float" office:value="50103" table:style-name="ce1">
            <text:p>50103</text:p>
          </table:table-cell>
          <table:table-cell office:value-type="float" office:value="50104" table:style-name="ce1">
            <text:p>50104</text:p>
          </table:table-cell>
          <table:table-cell office:value-type="float" office:value="50105" table:style-name="ce1">
            <text:p>50105</text:p>
          </table:table-cell>
          <table:table-cell office:value-type="float" office:value="50106" table:style-name="ce1">
            <text:p>50106</text:p>
          </table:table-cell>
          <table:table-cell office:value-type="float" office:value="50107" table:style-name="ce1">
            <text:p>50107</text:p>
          </table:table-cell>
          <table:table-cell office:value-type="float" office:value="50108" table:style-name="ce1">
            <text:p>50108</text:p>
          </table:table-cell>
          <table:table-cell office:value-type="float" office:value="50109" table:style-name="ce1">
            <text:p>50109</text:p>
          </table:table-cell>
          <table:table-cell office:value-type="float" office:value="50110" table:style-name="ce1">
            <text:p>50110</text:p>
          </table:table-cell>
          <table:table-cell office:value-type="float" office:value="50111" table:style-name="ce1">
            <text:p>50111</text:p>
          </table:table-cell>
          <table:table-cell office:value-type="float" office:value="50112" table:style-name="ce1">
            <text:p>50112</text:p>
          </table:table-cell>
          <table:table-cell office:value-type="float" office:value="50113" table:style-name="ce1">
            <text:p>50113</text:p>
          </table:table-cell>
          <table:table-cell office:value-type="float" office:value="50114" table:style-name="ce1">
            <text:p>50114</text:p>
          </table:table-cell>
          <table:table-cell office:value-type="float" office:value="50115" table:style-name="ce1">
            <text:p>50115</text:p>
          </table:table-cell>
          <table:table-cell office:value-type="float" office:value="50116" table:style-name="ce1">
            <text:p>50116</text:p>
          </table:table-cell>
          <table:table-cell office:value-type="float" office:value="50117" table:style-name="ce1">
            <text:p>50117</text:p>
          </table:table-cell>
          <table:table-cell office:value-type="float" office:value="50118" table:style-name="ce1">
            <text:p>50118</text:p>
          </table:table-cell>
          <table:table-cell office:value-type="float" office:value="50119" table:style-name="ce1">
            <text:p>50119</text:p>
          </table:table-cell>
          <table:table-cell office:value-type="float" office:value="50120" table:style-name="ce1">
            <text:p>50120</text:p>
          </table:table-cell>
          <table:table-cell office:value-type="float" office:value="50121" table:style-name="ce1">
            <text:p>50121</text:p>
          </table:table-cell>
          <table:table-cell office:value-type="float" office:value="50122" table:style-name="ce1">
            <text:p>50122</text:p>
          </table:table-cell>
          <table:table-cell office:value-type="float" office:value="50123" table:style-name="ce1">
            <text:p>50123</text:p>
          </table:table-cell>
          <table:table-cell office:value-type="float" office:value="50124" table:style-name="ce1">
            <text:p>50124</text:p>
          </table:table-cell>
          <table:table-cell office:value-type="float" office:value="50125" table:style-name="ce1">
            <text:p>50125</text:p>
          </table:table-cell>
          <table:table-cell office:value-type="float" office:value="50126" table:style-name="ce1">
            <text:p>50126</text:p>
          </table:table-cell>
          <table:table-cell office:value-type="float" office:value="50127" table:style-name="ce1">
            <text:p>50127</text:p>
          </table:table-cell>
          <table:table-cell office:value-type="float" office:value="50128" table:style-name="ce1">
            <text:p>50128</text:p>
          </table:table-cell>
          <table:table-cell office:value-type="float" office:value="50129" table:style-name="ce1">
            <text:p>50129</text:p>
          </table:table-cell>
          <table:table-cell office:value-type="float" office:value="50130" table:style-name="ce1">
            <text:p>50130</text:p>
          </table:table-cell>
          <table:table-cell office:value-type="float" office:value="50131" table:style-name="ce1">
            <text:p>50131</text:p>
          </table:table-cell>
          <table:table-cell office:value-type="float" office:value="50132" table:style-name="ce1">
            <text:p>50132</text:p>
          </table:table-cell>
          <table:table-cell office:value-type="float" office:value="50133" table:style-name="ce1">
            <text:p>50133</text:p>
          </table:table-cell>
          <table:table-cell office:value-type="float" office:value="50134" table:style-name="ce1">
            <text:p>50134</text:p>
          </table:table-cell>
          <table:table-cell office:value-type="float" office:value="50135" table:style-name="ce1">
            <text:p>50135</text:p>
          </table:table-cell>
          <table:table-cell office:value-type="float" office:value="50136" table:style-name="ce1">
            <text:p>50136</text:p>
          </table:table-cell>
          <table:table-cell office:value-type="float" office:value="50137" table:style-name="ce1">
            <text:p>50137</text:p>
          </table:table-cell>
          <table:table-cell office:value-type="float" office:value="50138" table:style-name="ce1">
            <text:p>50138</text:p>
          </table:table-cell>
          <table:table-cell office:value-type="float" office:value="50139" table:style-name="ce1">
            <text:p>50139</text:p>
          </table:table-cell>
          <table:table-cell office:value-type="float" office:value="50140" table:style-name="ce1">
            <text:p>50140</text:p>
          </table:table-cell>
          <table:table-cell office:value-type="float" office:value="50141" table:style-name="ce1">
            <text:p>50141</text:p>
          </table:table-cell>
          <table:table-cell office:value-type="float" office:value="50142" table:style-name="ce1">
            <text:p>50142</text:p>
          </table:table-cell>
          <table:table-cell office:value-type="float" office:value="50143" table:style-name="ce1">
            <text:p>50143</text:p>
          </table:table-cell>
          <table:table-cell office:value-type="float" office:value="50144" table:style-name="ce1">
            <text:p>50144</text:p>
          </table:table-cell>
          <table:table-cell office:value-type="float" office:value="50145" table:style-name="ce1">
            <text:p>50145</text:p>
          </table:table-cell>
          <table:table-cell office:value-type="float" office:value="50146" table:style-name="ce1">
            <text:p>50146</text:p>
          </table:table-cell>
          <table:table-cell office:value-type="float" office:value="50147" table:style-name="ce1">
            <text:p>50147</text:p>
          </table:table-cell>
          <table:table-cell office:value-type="float" office:value="50148" table:style-name="ce1">
            <text:p>50148</text:p>
          </table:table-cell>
          <table:table-cell office:value-type="float" office:value="50149" table:style-name="ce1">
            <text:p>50149</text:p>
          </table:table-cell>
          <table:table-cell office:value-type="float" office:value="50150" table:style-name="ce1">
            <text:p>50150</text:p>
          </table:table-cell>
          <table:table-cell office:value-type="float" office:value="50151" table:style-name="ce1">
            <text:p>50151</text:p>
          </table:table-cell>
          <table:table-cell office:value-type="float" office:value="50152" table:style-name="ce1">
            <text:p>50152</text:p>
          </table:table-cell>
          <table:table-cell office:value-type="float" office:value="50153" table:style-name="ce1">
            <text:p>50153</text:p>
          </table:table-cell>
          <table:table-cell office:value-type="float" office:value="50154" table:style-name="ce1">
            <text:p>50154</text:p>
          </table:table-cell>
          <table:table-cell office:value-type="float" office:value="50155" table:style-name="ce1">
            <text:p>50155</text:p>
          </table:table-cell>
          <table:table-cell office:value-type="float" office:value="50156" table:style-name="ce1">
            <text:p>50156</text:p>
          </table:table-cell>
          <table:table-cell office:value-type="float" office:value="50157" table:style-name="ce1">
            <text:p>50157</text:p>
          </table:table-cell>
          <table:table-cell office:value-type="float" office:value="50158" table:style-name="ce1">
            <text:p>50158</text:p>
          </table:table-cell>
          <table:table-cell office:value-type="float" office:value="50159" table:style-name="ce1">
            <text:p>50159</text:p>
          </table:table-cell>
          <table:table-cell office:value-type="float" office:value="50160" table:style-name="ce1">
            <text:p>50160</text:p>
          </table:table-cell>
          <table:table-cell office:value-type="float" office:value="50161" table:style-name="ce1">
            <text:p>50161</text:p>
          </table:table-cell>
          <table:table-cell office:value-type="float" office:value="50162" table:style-name="ce1">
            <text:p>50162</text:p>
          </table:table-cell>
          <table:table-cell office:value-type="float" office:value="50163" table:style-name="ce1">
            <text:p>50163</text:p>
          </table:table-cell>
          <table:table-cell office:value-type="float" office:value="50164" table:style-name="ce1">
            <text:p>50164</text:p>
          </table:table-cell>
          <table:table-cell office:value-type="float" office:value="50165" table:style-name="ce1">
            <text:p>50165</text:p>
          </table:table-cell>
          <table:table-cell office:value-type="float" office:value="50166" table:style-name="ce1">
            <text:p>50166</text:p>
          </table:table-cell>
          <table:table-cell office:value-type="float" office:value="50167" table:style-name="ce1">
            <text:p>50167</text:p>
          </table:table-cell>
          <table:table-cell office:value-type="float" office:value="50168" table:style-name="ce1">
            <text:p>50168</text:p>
          </table:table-cell>
          <table:table-cell office:value-type="float" office:value="50169" table:style-name="ce1">
            <text:p>50169</text:p>
          </table:table-cell>
          <table:table-cell office:value-type="float" office:value="50170" table:style-name="ce1">
            <text:p>50170</text:p>
          </table:table-cell>
          <table:table-cell office:value-type="float" office:value="50171" table:style-name="ce1">
            <text:p>50171</text:p>
          </table:table-cell>
          <table:table-cell office:value-type="float" office:value="50172" table:style-name="ce1">
            <text:p>50172</text:p>
          </table:table-cell>
          <table:table-cell office:value-type="float" office:value="50173" table:style-name="ce1">
            <text:p>50173</text:p>
          </table:table-cell>
          <table:table-cell office:value-type="float" office:value="50174" table:style-name="ce1">
            <text:p>50174</text:p>
          </table:table-cell>
          <table:table-cell office:value-type="float" office:value="50175" table:style-name="ce1">
            <text:p>50175</text:p>
          </table:table-cell>
          <table:table-cell office:value-type="float" office:value="50176" table:style-name="ce1">
            <text:p>50176</text:p>
          </table:table-cell>
          <table:table-cell office:value-type="float" office:value="50177" table:style-name="ce1">
            <text:p>50177</text:p>
          </table:table-cell>
          <table:table-cell office:value-type="float" office:value="50178" table:style-name="ce1">
            <text:p>50178</text:p>
          </table:table-cell>
          <table:table-cell office:value-type="float" office:value="50179" table:style-name="ce1">
            <text:p>50179</text:p>
          </table:table-cell>
          <table:table-cell office:value-type="float" office:value="50180" table:style-name="ce1">
            <text:p>50180</text:p>
          </table:table-cell>
          <table:table-cell office:value-type="float" office:value="50181" table:style-name="ce1">
            <text:p>50181</text:p>
          </table:table-cell>
          <table:table-cell office:value-type="float" office:value="50182" table:style-name="ce1">
            <text:p>50182</text:p>
          </table:table-cell>
          <table:table-cell office:value-type="float" office:value="50183" table:style-name="ce1">
            <text:p>50183</text:p>
          </table:table-cell>
          <table:table-cell office:value-type="float" office:value="50184" table:style-name="ce1">
            <text:p>50184</text:p>
          </table:table-cell>
          <table:table-cell office:value-type="float" office:value="50185" table:style-name="ce1">
            <text:p>50185</text:p>
          </table:table-cell>
          <table:table-cell office:value-type="float" office:value="50186" table:style-name="ce1">
            <text:p>50186</text:p>
          </table:table-cell>
          <table:table-cell office:value-type="float" office:value="50187" table:style-name="ce1">
            <text:p>50187</text:p>
          </table:table-cell>
          <table:table-cell office:value-type="float" office:value="50188" table:style-name="ce1">
            <text:p>50188</text:p>
          </table:table-cell>
          <table:table-cell office:value-type="float" office:value="50189" table:style-name="ce1">
            <text:p>50189</text:p>
          </table:table-cell>
          <table:table-cell office:value-type="float" office:value="50190" table:style-name="ce1">
            <text:p>50190</text:p>
          </table:table-cell>
          <table:table-cell office:value-type="float" office:value="50191" table:style-name="ce1">
            <text:p>50191</text:p>
          </table:table-cell>
          <table:table-cell office:value-type="float" office:value="50192" table:style-name="ce1">
            <text:p>50192</text:p>
          </table:table-cell>
          <table:table-cell office:value-type="float" office:value="50193" table:style-name="ce1">
            <text:p>50193</text:p>
          </table:table-cell>
          <table:table-cell office:value-type="float" office:value="50194" table:style-name="ce1">
            <text:p>50194</text:p>
          </table:table-cell>
          <table:table-cell office:value-type="float" office:value="50195" table:style-name="ce1">
            <text:p>50195</text:p>
          </table:table-cell>
          <table:table-cell office:value-type="float" office:value="50196" table:style-name="ce1">
            <text:p>50196</text:p>
          </table:table-cell>
          <table:table-cell office:value-type="float" office:value="50197" table:style-name="ce1">
            <text:p>50197</text:p>
          </table:table-cell>
          <table:table-cell office:value-type="float" office:value="50198" table:style-name="ce1">
            <text:p>50198</text:p>
          </table:table-cell>
          <table:table-cell office:value-type="float" office:value="50199" table:style-name="ce1">
            <text:p>50199</text:p>
          </table:table-cell>
          <table:table-cell table:number-columns-repeated="16284"/>
        </table:table-row>
        <table:table-row table:style-name="ro1">
          <table:table-cell office:value-type="float" office:value="50200" table:style-name="ce1">
            <text:p>50200</text:p>
          </table:table-cell>
          <table:table-cell office:value-type="float" office:value="50201" table:style-name="ce1">
            <text:p>50201</text:p>
          </table:table-cell>
          <table:table-cell office:value-type="float" office:value="50202" table:style-name="ce1">
            <text:p>50202</text:p>
          </table:table-cell>
          <table:table-cell office:value-type="float" office:value="50203" table:style-name="ce1">
            <text:p>50203</text:p>
          </table:table-cell>
          <table:table-cell office:value-type="float" office:value="50204" table:style-name="ce1">
            <text:p>50204</text:p>
          </table:table-cell>
          <table:table-cell office:value-type="float" office:value="50205" table:style-name="ce1">
            <text:p>50205</text:p>
          </table:table-cell>
          <table:table-cell office:value-type="float" office:value="50206" table:style-name="ce1">
            <text:p>50206</text:p>
          </table:table-cell>
          <table:table-cell office:value-type="float" office:value="50207" table:style-name="ce1">
            <text:p>50207</text:p>
          </table:table-cell>
          <table:table-cell office:value-type="float" office:value="50208" table:style-name="ce1">
            <text:p>50208</text:p>
          </table:table-cell>
          <table:table-cell office:value-type="float" office:value="50209" table:style-name="ce1">
            <text:p>50209</text:p>
          </table:table-cell>
          <table:table-cell office:value-type="float" office:value="50210" table:style-name="ce1">
            <text:p>50210</text:p>
          </table:table-cell>
          <table:table-cell office:value-type="float" office:value="50211" table:style-name="ce1">
            <text:p>50211</text:p>
          </table:table-cell>
          <table:table-cell office:value-type="float" office:value="50212" table:style-name="ce1">
            <text:p>50212</text:p>
          </table:table-cell>
          <table:table-cell office:value-type="float" office:value="50213" table:style-name="ce1">
            <text:p>50213</text:p>
          </table:table-cell>
          <table:table-cell office:value-type="float" office:value="50214" table:style-name="ce1">
            <text:p>50214</text:p>
          </table:table-cell>
          <table:table-cell office:value-type="float" office:value="50215" table:style-name="ce1">
            <text:p>50215</text:p>
          </table:table-cell>
          <table:table-cell office:value-type="float" office:value="50216" table:style-name="ce1">
            <text:p>50216</text:p>
          </table:table-cell>
          <table:table-cell office:value-type="float" office:value="50217" table:style-name="ce1">
            <text:p>50217</text:p>
          </table:table-cell>
          <table:table-cell office:value-type="float" office:value="50218" table:style-name="ce1">
            <text:p>50218</text:p>
          </table:table-cell>
          <table:table-cell office:value-type="float" office:value="50219" table:style-name="ce1">
            <text:p>50219</text:p>
          </table:table-cell>
          <table:table-cell office:value-type="float" office:value="50220" table:style-name="ce1">
            <text:p>50220</text:p>
          </table:table-cell>
          <table:table-cell office:value-type="float" office:value="50221" table:style-name="ce1">
            <text:p>50221</text:p>
          </table:table-cell>
          <table:table-cell office:value-type="float" office:value="50222" table:style-name="ce1">
            <text:p>50222</text:p>
          </table:table-cell>
          <table:table-cell office:value-type="float" office:value="50223" table:style-name="ce1">
            <text:p>50223</text:p>
          </table:table-cell>
          <table:table-cell office:value-type="float" office:value="50224" table:style-name="ce1">
            <text:p>50224</text:p>
          </table:table-cell>
          <table:table-cell office:value-type="float" office:value="50225" table:style-name="ce1">
            <text:p>50225</text:p>
          </table:table-cell>
          <table:table-cell office:value-type="float" office:value="50226" table:style-name="ce1">
            <text:p>50226</text:p>
          </table:table-cell>
          <table:table-cell office:value-type="float" office:value="50227" table:style-name="ce1">
            <text:p>50227</text:p>
          </table:table-cell>
          <table:table-cell office:value-type="float" office:value="50228" table:style-name="ce1">
            <text:p>50228</text:p>
          </table:table-cell>
          <table:table-cell office:value-type="float" office:value="50229" table:style-name="ce1">
            <text:p>50229</text:p>
          </table:table-cell>
          <table:table-cell office:value-type="float" office:value="50230" table:style-name="ce1">
            <text:p>50230</text:p>
          </table:table-cell>
          <table:table-cell office:value-type="float" office:value="50231" table:style-name="ce1">
            <text:p>50231</text:p>
          </table:table-cell>
          <table:table-cell office:value-type="float" office:value="50232" table:style-name="ce1">
            <text:p>50232</text:p>
          </table:table-cell>
          <table:table-cell office:value-type="float" office:value="50233" table:style-name="ce1">
            <text:p>50233</text:p>
          </table:table-cell>
          <table:table-cell office:value-type="float" office:value="50234" table:style-name="ce1">
            <text:p>50234</text:p>
          </table:table-cell>
          <table:table-cell office:value-type="float" office:value="50235" table:style-name="ce1">
            <text:p>50235</text:p>
          </table:table-cell>
          <table:table-cell office:value-type="float" office:value="50236" table:style-name="ce1">
            <text:p>50236</text:p>
          </table:table-cell>
          <table:table-cell office:value-type="float" office:value="50237" table:style-name="ce1">
            <text:p>50237</text:p>
          </table:table-cell>
          <table:table-cell office:value-type="float" office:value="50238" table:style-name="ce1">
            <text:p>50238</text:p>
          </table:table-cell>
          <table:table-cell office:value-type="float" office:value="50239" table:style-name="ce1">
            <text:p>50239</text:p>
          </table:table-cell>
          <table:table-cell office:value-type="float" office:value="50240" table:style-name="ce1">
            <text:p>50240</text:p>
          </table:table-cell>
          <table:table-cell office:value-type="float" office:value="50241" table:style-name="ce1">
            <text:p>50241</text:p>
          </table:table-cell>
          <table:table-cell office:value-type="float" office:value="50242" table:style-name="ce1">
            <text:p>50242</text:p>
          </table:table-cell>
          <table:table-cell office:value-type="float" office:value="50243" table:style-name="ce1">
            <text:p>50243</text:p>
          </table:table-cell>
          <table:table-cell office:value-type="float" office:value="50244" table:style-name="ce1">
            <text:p>50244</text:p>
          </table:table-cell>
          <table:table-cell office:value-type="float" office:value="50245" table:style-name="ce1">
            <text:p>50245</text:p>
          </table:table-cell>
          <table:table-cell office:value-type="float" office:value="50246" table:style-name="ce1">
            <text:p>50246</text:p>
          </table:table-cell>
          <table:table-cell office:value-type="float" office:value="50247" table:style-name="ce1">
            <text:p>50247</text:p>
          </table:table-cell>
          <table:table-cell office:value-type="float" office:value="50248" table:style-name="ce1">
            <text:p>50248</text:p>
          </table:table-cell>
          <table:table-cell office:value-type="float" office:value="50249" table:style-name="ce1">
            <text:p>50249</text:p>
          </table:table-cell>
          <table:table-cell office:value-type="float" office:value="50250" table:style-name="ce1">
            <text:p>50250</text:p>
          </table:table-cell>
          <table:table-cell office:value-type="float" office:value="50251" table:style-name="ce1">
            <text:p>50251</text:p>
          </table:table-cell>
          <table:table-cell office:value-type="float" office:value="50252" table:style-name="ce1">
            <text:p>50252</text:p>
          </table:table-cell>
          <table:table-cell office:value-type="float" office:value="50253" table:style-name="ce1">
            <text:p>50253</text:p>
          </table:table-cell>
          <table:table-cell office:value-type="float" office:value="50254" table:style-name="ce1">
            <text:p>50254</text:p>
          </table:table-cell>
          <table:table-cell office:value-type="float" office:value="50255" table:style-name="ce1">
            <text:p>50255</text:p>
          </table:table-cell>
          <table:table-cell office:value-type="float" office:value="50256" table:style-name="ce1">
            <text:p>50256</text:p>
          </table:table-cell>
          <table:table-cell office:value-type="float" office:value="50257" table:style-name="ce1">
            <text:p>50257</text:p>
          </table:table-cell>
          <table:table-cell office:value-type="float" office:value="50258" table:style-name="ce1">
            <text:p>50258</text:p>
          </table:table-cell>
          <table:table-cell office:value-type="float" office:value="50259" table:style-name="ce1">
            <text:p>50259</text:p>
          </table:table-cell>
          <table:table-cell office:value-type="float" office:value="50260" table:style-name="ce1">
            <text:p>50260</text:p>
          </table:table-cell>
          <table:table-cell office:value-type="float" office:value="50261" table:style-name="ce1">
            <text:p>50261</text:p>
          </table:table-cell>
          <table:table-cell office:value-type="float" office:value="50262" table:style-name="ce1">
            <text:p>50262</text:p>
          </table:table-cell>
          <table:table-cell office:value-type="float" office:value="50263" table:style-name="ce1">
            <text:p>50263</text:p>
          </table:table-cell>
          <table:table-cell office:value-type="float" office:value="50264" table:style-name="ce1">
            <text:p>50264</text:p>
          </table:table-cell>
          <table:table-cell office:value-type="float" office:value="50265" table:style-name="ce1">
            <text:p>50265</text:p>
          </table:table-cell>
          <table:table-cell office:value-type="float" office:value="50266" table:style-name="ce1">
            <text:p>50266</text:p>
          </table:table-cell>
          <table:table-cell office:value-type="float" office:value="50267" table:style-name="ce1">
            <text:p>50267</text:p>
          </table:table-cell>
          <table:table-cell office:value-type="float" office:value="50268" table:style-name="ce1">
            <text:p>50268</text:p>
          </table:table-cell>
          <table:table-cell office:value-type="float" office:value="50269" table:style-name="ce1">
            <text:p>50269</text:p>
          </table:table-cell>
          <table:table-cell office:value-type="float" office:value="50270" table:style-name="ce1">
            <text:p>50270</text:p>
          </table:table-cell>
          <table:table-cell office:value-type="float" office:value="50271" table:style-name="ce1">
            <text:p>50271</text:p>
          </table:table-cell>
          <table:table-cell office:value-type="float" office:value="50272" table:style-name="ce1">
            <text:p>50272</text:p>
          </table:table-cell>
          <table:table-cell office:value-type="float" office:value="50273" table:style-name="ce1">
            <text:p>50273</text:p>
          </table:table-cell>
          <table:table-cell office:value-type="float" office:value="50274" table:style-name="ce1">
            <text:p>50274</text:p>
          </table:table-cell>
          <table:table-cell office:value-type="float" office:value="50275" table:style-name="ce1">
            <text:p>50275</text:p>
          </table:table-cell>
          <table:table-cell office:value-type="float" office:value="50276" table:style-name="ce1">
            <text:p>50276</text:p>
          </table:table-cell>
          <table:table-cell office:value-type="float" office:value="50277" table:style-name="ce1">
            <text:p>50277</text:p>
          </table:table-cell>
          <table:table-cell office:value-type="float" office:value="50278" table:style-name="ce1">
            <text:p>50278</text:p>
          </table:table-cell>
          <table:table-cell office:value-type="float" office:value="50279" table:style-name="ce1">
            <text:p>50279</text:p>
          </table:table-cell>
          <table:table-cell office:value-type="float" office:value="50280" table:style-name="ce1">
            <text:p>50280</text:p>
          </table:table-cell>
          <table:table-cell office:value-type="float" office:value="50281" table:style-name="ce1">
            <text:p>50281</text:p>
          </table:table-cell>
          <table:table-cell office:value-type="float" office:value="50282" table:style-name="ce1">
            <text:p>50282</text:p>
          </table:table-cell>
          <table:table-cell office:value-type="float" office:value="50283" table:style-name="ce1">
            <text:p>50283</text:p>
          </table:table-cell>
          <table:table-cell office:value-type="float" office:value="50284" table:style-name="ce1">
            <text:p>50284</text:p>
          </table:table-cell>
          <table:table-cell office:value-type="float" office:value="50285" table:style-name="ce1">
            <text:p>50285</text:p>
          </table:table-cell>
          <table:table-cell office:value-type="float" office:value="50286" table:style-name="ce1">
            <text:p>50286</text:p>
          </table:table-cell>
          <table:table-cell office:value-type="float" office:value="50287" table:style-name="ce1">
            <text:p>50287</text:p>
          </table:table-cell>
          <table:table-cell office:value-type="float" office:value="50288" table:style-name="ce1">
            <text:p>50288</text:p>
          </table:table-cell>
          <table:table-cell office:value-type="float" office:value="50289" table:style-name="ce1">
            <text:p>50289</text:p>
          </table:table-cell>
          <table:table-cell office:value-type="float" office:value="50290" table:style-name="ce1">
            <text:p>50290</text:p>
          </table:table-cell>
          <table:table-cell office:value-type="float" office:value="50291" table:style-name="ce1">
            <text:p>50291</text:p>
          </table:table-cell>
          <table:table-cell office:value-type="float" office:value="50292" table:style-name="ce1">
            <text:p>50292</text:p>
          </table:table-cell>
          <table:table-cell office:value-type="float" office:value="50293" table:style-name="ce1">
            <text:p>50293</text:p>
          </table:table-cell>
          <table:table-cell office:value-type="float" office:value="50294" table:style-name="ce1">
            <text:p>50294</text:p>
          </table:table-cell>
          <table:table-cell office:value-type="float" office:value="50295" table:style-name="ce1">
            <text:p>50295</text:p>
          </table:table-cell>
          <table:table-cell office:value-type="float" office:value="50296" table:style-name="ce1">
            <text:p>50296</text:p>
          </table:table-cell>
          <table:table-cell office:value-type="float" office:value="50297" table:style-name="ce1">
            <text:p>50297</text:p>
          </table:table-cell>
          <table:table-cell office:value-type="float" office:value="50298" table:style-name="ce1">
            <text:p>50298</text:p>
          </table:table-cell>
          <table:table-cell office:value-type="float" office:value="50299" table:style-name="ce1">
            <text:p>50299</text:p>
          </table:table-cell>
          <table:table-cell table:number-columns-repeated="16284"/>
        </table:table-row>
        <table:table-row table:style-name="ro1">
          <table:table-cell office:value-type="float" office:value="50300" table:style-name="ce1">
            <text:p>50300</text:p>
          </table:table-cell>
          <table:table-cell office:value-type="float" office:value="50301" table:style-name="ce1">
            <text:p>50301</text:p>
          </table:table-cell>
          <table:table-cell office:value-type="float" office:value="50302" table:style-name="ce1">
            <text:p>50302</text:p>
          </table:table-cell>
          <table:table-cell office:value-type="float" office:value="50303" table:style-name="ce1">
            <text:p>50303</text:p>
          </table:table-cell>
          <table:table-cell office:value-type="float" office:value="50304" table:style-name="ce1">
            <text:p>50304</text:p>
          </table:table-cell>
          <table:table-cell office:value-type="float" office:value="50305" table:style-name="ce1">
            <text:p>50305</text:p>
          </table:table-cell>
          <table:table-cell office:value-type="float" office:value="50306" table:style-name="ce1">
            <text:p>50306</text:p>
          </table:table-cell>
          <table:table-cell office:value-type="float" office:value="50307" table:style-name="ce1">
            <text:p>50307</text:p>
          </table:table-cell>
          <table:table-cell office:value-type="float" office:value="50308" table:style-name="ce1">
            <text:p>50308</text:p>
          </table:table-cell>
          <table:table-cell office:value-type="float" office:value="50309" table:style-name="ce1">
            <text:p>50309</text:p>
          </table:table-cell>
          <table:table-cell office:value-type="float" office:value="50310" table:style-name="ce1">
            <text:p>50310</text:p>
          </table:table-cell>
          <table:table-cell office:value-type="float" office:value="50311" table:style-name="ce1">
            <text:p>50311</text:p>
          </table:table-cell>
          <table:table-cell office:value-type="float" office:value="50312" table:style-name="ce1">
            <text:p>50312</text:p>
          </table:table-cell>
          <table:table-cell office:value-type="float" office:value="50313" table:style-name="ce1">
            <text:p>50313</text:p>
          </table:table-cell>
          <table:table-cell office:value-type="float" office:value="50314" table:style-name="ce1">
            <text:p>50314</text:p>
          </table:table-cell>
          <table:table-cell office:value-type="float" office:value="50315" table:style-name="ce1">
            <text:p>50315</text:p>
          </table:table-cell>
          <table:table-cell office:value-type="float" office:value="50316" table:style-name="ce1">
            <text:p>50316</text:p>
          </table:table-cell>
          <table:table-cell office:value-type="float" office:value="50317" table:style-name="ce1">
            <text:p>50317</text:p>
          </table:table-cell>
          <table:table-cell office:value-type="float" office:value="50318" table:style-name="ce1">
            <text:p>50318</text:p>
          </table:table-cell>
          <table:table-cell office:value-type="float" office:value="50319" table:style-name="ce1">
            <text:p>50319</text:p>
          </table:table-cell>
          <table:table-cell office:value-type="float" office:value="50320" table:style-name="ce1">
            <text:p>50320</text:p>
          </table:table-cell>
          <table:table-cell office:value-type="float" office:value="50321" table:style-name="ce1">
            <text:p>50321</text:p>
          </table:table-cell>
          <table:table-cell office:value-type="float" office:value="50322" table:style-name="ce1">
            <text:p>50322</text:p>
          </table:table-cell>
          <table:table-cell office:value-type="float" office:value="50323" table:style-name="ce1">
            <text:p>50323</text:p>
          </table:table-cell>
          <table:table-cell office:value-type="float" office:value="50324" table:style-name="ce1">
            <text:p>50324</text:p>
          </table:table-cell>
          <table:table-cell office:value-type="float" office:value="50325" table:style-name="ce1">
            <text:p>50325</text:p>
          </table:table-cell>
          <table:table-cell office:value-type="float" office:value="50326" table:style-name="ce1">
            <text:p>50326</text:p>
          </table:table-cell>
          <table:table-cell office:value-type="float" office:value="50327" table:style-name="ce1">
            <text:p>50327</text:p>
          </table:table-cell>
          <table:table-cell office:value-type="float" office:value="50328" table:style-name="ce1">
            <text:p>50328</text:p>
          </table:table-cell>
          <table:table-cell office:value-type="float" office:value="50329" table:style-name="ce1">
            <text:p>50329</text:p>
          </table:table-cell>
          <table:table-cell office:value-type="float" office:value="50330" table:style-name="ce1">
            <text:p>50330</text:p>
          </table:table-cell>
          <table:table-cell office:value-type="float" office:value="50331" table:style-name="ce1">
            <text:p>50331</text:p>
          </table:table-cell>
          <table:table-cell office:value-type="float" office:value="50332" table:style-name="ce1">
            <text:p>50332</text:p>
          </table:table-cell>
          <table:table-cell office:value-type="float" office:value="50333" table:style-name="ce1">
            <text:p>50333</text:p>
          </table:table-cell>
          <table:table-cell office:value-type="float" office:value="50334" table:style-name="ce1">
            <text:p>50334</text:p>
          </table:table-cell>
          <table:table-cell office:value-type="float" office:value="50335" table:style-name="ce1">
            <text:p>50335</text:p>
          </table:table-cell>
          <table:table-cell office:value-type="float" office:value="50336" table:style-name="ce1">
            <text:p>50336</text:p>
          </table:table-cell>
          <table:table-cell office:value-type="float" office:value="50337" table:style-name="ce1">
            <text:p>50337</text:p>
          </table:table-cell>
          <table:table-cell office:value-type="float" office:value="50338" table:style-name="ce1">
            <text:p>50338</text:p>
          </table:table-cell>
          <table:table-cell office:value-type="float" office:value="50339" table:style-name="ce1">
            <text:p>50339</text:p>
          </table:table-cell>
          <table:table-cell office:value-type="float" office:value="50340" table:style-name="ce1">
            <text:p>50340</text:p>
          </table:table-cell>
          <table:table-cell office:value-type="float" office:value="50341" table:style-name="ce1">
            <text:p>50341</text:p>
          </table:table-cell>
          <table:table-cell office:value-type="float" office:value="50342" table:style-name="ce1">
            <text:p>50342</text:p>
          </table:table-cell>
          <table:table-cell office:value-type="float" office:value="50343" table:style-name="ce1">
            <text:p>50343</text:p>
          </table:table-cell>
          <table:table-cell office:value-type="float" office:value="50344" table:style-name="ce1">
            <text:p>50344</text:p>
          </table:table-cell>
          <table:table-cell office:value-type="float" office:value="50345" table:style-name="ce1">
            <text:p>50345</text:p>
          </table:table-cell>
          <table:table-cell office:value-type="float" office:value="50346" table:style-name="ce1">
            <text:p>50346</text:p>
          </table:table-cell>
          <table:table-cell office:value-type="float" office:value="50347" table:style-name="ce1">
            <text:p>50347</text:p>
          </table:table-cell>
          <table:table-cell office:value-type="float" office:value="50348" table:style-name="ce1">
            <text:p>50348</text:p>
          </table:table-cell>
          <table:table-cell office:value-type="float" office:value="50349" table:style-name="ce1">
            <text:p>50349</text:p>
          </table:table-cell>
          <table:table-cell office:value-type="float" office:value="50350" table:style-name="ce1">
            <text:p>50350</text:p>
          </table:table-cell>
          <table:table-cell office:value-type="float" office:value="50351" table:style-name="ce1">
            <text:p>50351</text:p>
          </table:table-cell>
          <table:table-cell office:value-type="float" office:value="50352" table:style-name="ce1">
            <text:p>50352</text:p>
          </table:table-cell>
          <table:table-cell office:value-type="float" office:value="50353" table:style-name="ce1">
            <text:p>50353</text:p>
          </table:table-cell>
          <table:table-cell office:value-type="float" office:value="50354" table:style-name="ce1">
            <text:p>50354</text:p>
          </table:table-cell>
          <table:table-cell office:value-type="float" office:value="50355" table:style-name="ce1">
            <text:p>50355</text:p>
          </table:table-cell>
          <table:table-cell office:value-type="float" office:value="50356" table:style-name="ce1">
            <text:p>50356</text:p>
          </table:table-cell>
          <table:table-cell office:value-type="float" office:value="50357" table:style-name="ce1">
            <text:p>50357</text:p>
          </table:table-cell>
          <table:table-cell office:value-type="float" office:value="50358" table:style-name="ce1">
            <text:p>50358</text:p>
          </table:table-cell>
          <table:table-cell office:value-type="float" office:value="50359" table:style-name="ce1">
            <text:p>50359</text:p>
          </table:table-cell>
          <table:table-cell office:value-type="float" office:value="50360" table:style-name="ce1">
            <text:p>50360</text:p>
          </table:table-cell>
          <table:table-cell office:value-type="float" office:value="50361" table:style-name="ce1">
            <text:p>50361</text:p>
          </table:table-cell>
          <table:table-cell office:value-type="float" office:value="50362" table:style-name="ce1">
            <text:p>50362</text:p>
          </table:table-cell>
          <table:table-cell office:value-type="float" office:value="50363" table:style-name="ce1">
            <text:p>50363</text:p>
          </table:table-cell>
          <table:table-cell office:value-type="float" office:value="50364" table:style-name="ce1">
            <text:p>50364</text:p>
          </table:table-cell>
          <table:table-cell office:value-type="float" office:value="50365" table:style-name="ce1">
            <text:p>50365</text:p>
          </table:table-cell>
          <table:table-cell office:value-type="float" office:value="50366" table:style-name="ce1">
            <text:p>50366</text:p>
          </table:table-cell>
          <table:table-cell office:value-type="float" office:value="50367" table:style-name="ce1">
            <text:p>50367</text:p>
          </table:table-cell>
          <table:table-cell office:value-type="float" office:value="50368" table:style-name="ce1">
            <text:p>50368</text:p>
          </table:table-cell>
          <table:table-cell office:value-type="float" office:value="50369" table:style-name="ce1">
            <text:p>50369</text:p>
          </table:table-cell>
          <table:table-cell office:value-type="float" office:value="50370" table:style-name="ce1">
            <text:p>50370</text:p>
          </table:table-cell>
          <table:table-cell office:value-type="float" office:value="50371" table:style-name="ce1">
            <text:p>50371</text:p>
          </table:table-cell>
          <table:table-cell office:value-type="float" office:value="50372" table:style-name="ce1">
            <text:p>50372</text:p>
          </table:table-cell>
          <table:table-cell office:value-type="float" office:value="50373" table:style-name="ce1">
            <text:p>50373</text:p>
          </table:table-cell>
          <table:table-cell office:value-type="float" office:value="50374" table:style-name="ce1">
            <text:p>50374</text:p>
          </table:table-cell>
          <table:table-cell office:value-type="float" office:value="50375" table:style-name="ce1">
            <text:p>50375</text:p>
          </table:table-cell>
          <table:table-cell office:value-type="float" office:value="50376" table:style-name="ce1">
            <text:p>50376</text:p>
          </table:table-cell>
          <table:table-cell office:value-type="float" office:value="50377" table:style-name="ce1">
            <text:p>50377</text:p>
          </table:table-cell>
          <table:table-cell office:value-type="float" office:value="50378" table:style-name="ce1">
            <text:p>50378</text:p>
          </table:table-cell>
          <table:table-cell office:value-type="float" office:value="50379" table:style-name="ce1">
            <text:p>50379</text:p>
          </table:table-cell>
          <table:table-cell office:value-type="float" office:value="50380" table:style-name="ce1">
            <text:p>50380</text:p>
          </table:table-cell>
          <table:table-cell office:value-type="float" office:value="50381" table:style-name="ce1">
            <text:p>50381</text:p>
          </table:table-cell>
          <table:table-cell office:value-type="float" office:value="50382" table:style-name="ce1">
            <text:p>50382</text:p>
          </table:table-cell>
          <table:table-cell office:value-type="float" office:value="50383" table:style-name="ce1">
            <text:p>50383</text:p>
          </table:table-cell>
          <table:table-cell office:value-type="float" office:value="50384" table:style-name="ce1">
            <text:p>50384</text:p>
          </table:table-cell>
          <table:table-cell office:value-type="float" office:value="50385" table:style-name="ce1">
            <text:p>50385</text:p>
          </table:table-cell>
          <table:table-cell office:value-type="float" office:value="50386" table:style-name="ce1">
            <text:p>50386</text:p>
          </table:table-cell>
          <table:table-cell office:value-type="float" office:value="50387" table:style-name="ce1">
            <text:p>50387</text:p>
          </table:table-cell>
          <table:table-cell office:value-type="float" office:value="50388" table:style-name="ce1">
            <text:p>50388</text:p>
          </table:table-cell>
          <table:table-cell office:value-type="float" office:value="50389" table:style-name="ce1">
            <text:p>50389</text:p>
          </table:table-cell>
          <table:table-cell office:value-type="float" office:value="50390" table:style-name="ce1">
            <text:p>50390</text:p>
          </table:table-cell>
          <table:table-cell office:value-type="float" office:value="50391" table:style-name="ce1">
            <text:p>50391</text:p>
          </table:table-cell>
          <table:table-cell office:value-type="float" office:value="50392" table:style-name="ce1">
            <text:p>50392</text:p>
          </table:table-cell>
          <table:table-cell office:value-type="float" office:value="50393" table:style-name="ce1">
            <text:p>50393</text:p>
          </table:table-cell>
          <table:table-cell office:value-type="float" office:value="50394" table:style-name="ce1">
            <text:p>50394</text:p>
          </table:table-cell>
          <table:table-cell office:value-type="float" office:value="50395" table:style-name="ce1">
            <text:p>50395</text:p>
          </table:table-cell>
          <table:table-cell office:value-type="float" office:value="50396" table:style-name="ce1">
            <text:p>50396</text:p>
          </table:table-cell>
          <table:table-cell office:value-type="float" office:value="50397" table:style-name="ce1">
            <text:p>50397</text:p>
          </table:table-cell>
          <table:table-cell office:value-type="float" office:value="50398" table:style-name="ce1">
            <text:p>50398</text:p>
          </table:table-cell>
          <table:table-cell office:value-type="float" office:value="50399" table:style-name="ce1">
            <text:p>50399</text:p>
          </table:table-cell>
          <table:table-cell table:number-columns-repeated="16284"/>
        </table:table-row>
        <table:table-row table:style-name="ro1">
          <table:table-cell office:value-type="float" office:value="50400" table:style-name="ce1">
            <text:p>50400</text:p>
          </table:table-cell>
          <table:table-cell office:value-type="float" office:value="50401" table:style-name="ce1">
            <text:p>50401</text:p>
          </table:table-cell>
          <table:table-cell office:value-type="float" office:value="50402" table:style-name="ce1">
            <text:p>50402</text:p>
          </table:table-cell>
          <table:table-cell office:value-type="float" office:value="50403" table:style-name="ce1">
            <text:p>50403</text:p>
          </table:table-cell>
          <table:table-cell office:value-type="float" office:value="50404" table:style-name="ce1">
            <text:p>50404</text:p>
          </table:table-cell>
          <table:table-cell office:value-type="float" office:value="50405" table:style-name="ce1">
            <text:p>50405</text:p>
          </table:table-cell>
          <table:table-cell office:value-type="float" office:value="50406" table:style-name="ce1">
            <text:p>50406</text:p>
          </table:table-cell>
          <table:table-cell office:value-type="float" office:value="50407" table:style-name="ce1">
            <text:p>50407</text:p>
          </table:table-cell>
          <table:table-cell office:value-type="float" office:value="50408" table:style-name="ce1">
            <text:p>50408</text:p>
          </table:table-cell>
          <table:table-cell office:value-type="float" office:value="50409" table:style-name="ce1">
            <text:p>50409</text:p>
          </table:table-cell>
          <table:table-cell office:value-type="float" office:value="50410" table:style-name="ce1">
            <text:p>50410</text:p>
          </table:table-cell>
          <table:table-cell office:value-type="float" office:value="50411" table:style-name="ce1">
            <text:p>50411</text:p>
          </table:table-cell>
          <table:table-cell office:value-type="float" office:value="50412" table:style-name="ce1">
            <text:p>50412</text:p>
          </table:table-cell>
          <table:table-cell office:value-type="float" office:value="50413" table:style-name="ce1">
            <text:p>50413</text:p>
          </table:table-cell>
          <table:table-cell office:value-type="float" office:value="50414" table:style-name="ce1">
            <text:p>50414</text:p>
          </table:table-cell>
          <table:table-cell office:value-type="float" office:value="50415" table:style-name="ce1">
            <text:p>50415</text:p>
          </table:table-cell>
          <table:table-cell office:value-type="float" office:value="50416" table:style-name="ce1">
            <text:p>50416</text:p>
          </table:table-cell>
          <table:table-cell office:value-type="float" office:value="50417" table:style-name="ce1">
            <text:p>50417</text:p>
          </table:table-cell>
          <table:table-cell office:value-type="float" office:value="50418" table:style-name="ce1">
            <text:p>50418</text:p>
          </table:table-cell>
          <table:table-cell office:value-type="float" office:value="50419" table:style-name="ce1">
            <text:p>50419</text:p>
          </table:table-cell>
          <table:table-cell office:value-type="float" office:value="50420" table:style-name="ce1">
            <text:p>50420</text:p>
          </table:table-cell>
          <table:table-cell office:value-type="float" office:value="50421" table:style-name="ce1">
            <text:p>50421</text:p>
          </table:table-cell>
          <table:table-cell office:value-type="float" office:value="50422" table:style-name="ce1">
            <text:p>50422</text:p>
          </table:table-cell>
          <table:table-cell office:value-type="float" office:value="50423" table:style-name="ce1">
            <text:p>50423</text:p>
          </table:table-cell>
          <table:table-cell office:value-type="float" office:value="50424" table:style-name="ce1">
            <text:p>50424</text:p>
          </table:table-cell>
          <table:table-cell office:value-type="float" office:value="50425" table:style-name="ce1">
            <text:p>50425</text:p>
          </table:table-cell>
          <table:table-cell office:value-type="float" office:value="50426" table:style-name="ce1">
            <text:p>50426</text:p>
          </table:table-cell>
          <table:table-cell office:value-type="float" office:value="50427" table:style-name="ce1">
            <text:p>50427</text:p>
          </table:table-cell>
          <table:table-cell office:value-type="float" office:value="50428" table:style-name="ce1">
            <text:p>50428</text:p>
          </table:table-cell>
          <table:table-cell office:value-type="float" office:value="50429" table:style-name="ce1">
            <text:p>50429</text:p>
          </table:table-cell>
          <table:table-cell office:value-type="float" office:value="50430" table:style-name="ce1">
            <text:p>50430</text:p>
          </table:table-cell>
          <table:table-cell office:value-type="float" office:value="50431" table:style-name="ce1">
            <text:p>50431</text:p>
          </table:table-cell>
          <table:table-cell office:value-type="float" office:value="50432" table:style-name="ce1">
            <text:p>50432</text:p>
          </table:table-cell>
          <table:table-cell office:value-type="float" office:value="50433" table:style-name="ce1">
            <text:p>50433</text:p>
          </table:table-cell>
          <table:table-cell office:value-type="float" office:value="50434" table:style-name="ce1">
            <text:p>50434</text:p>
          </table:table-cell>
          <table:table-cell office:value-type="float" office:value="50435" table:style-name="ce1">
            <text:p>50435</text:p>
          </table:table-cell>
          <table:table-cell office:value-type="float" office:value="50436" table:style-name="ce1">
            <text:p>50436</text:p>
          </table:table-cell>
          <table:table-cell office:value-type="float" office:value="50437" table:style-name="ce1">
            <text:p>50437</text:p>
          </table:table-cell>
          <table:table-cell office:value-type="float" office:value="50438" table:style-name="ce1">
            <text:p>50438</text:p>
          </table:table-cell>
          <table:table-cell office:value-type="float" office:value="50439" table:style-name="ce1">
            <text:p>50439</text:p>
          </table:table-cell>
          <table:table-cell office:value-type="float" office:value="50440" table:style-name="ce1">
            <text:p>50440</text:p>
          </table:table-cell>
          <table:table-cell office:value-type="float" office:value="50441" table:style-name="ce1">
            <text:p>50441</text:p>
          </table:table-cell>
          <table:table-cell office:value-type="float" office:value="50442" table:style-name="ce1">
            <text:p>50442</text:p>
          </table:table-cell>
          <table:table-cell office:value-type="float" office:value="50443" table:style-name="ce1">
            <text:p>50443</text:p>
          </table:table-cell>
          <table:table-cell office:value-type="float" office:value="50444" table:style-name="ce1">
            <text:p>50444</text:p>
          </table:table-cell>
          <table:table-cell office:value-type="float" office:value="50445" table:style-name="ce1">
            <text:p>50445</text:p>
          </table:table-cell>
          <table:table-cell office:value-type="float" office:value="50446" table:style-name="ce1">
            <text:p>50446</text:p>
          </table:table-cell>
          <table:table-cell office:value-type="float" office:value="50447" table:style-name="ce1">
            <text:p>50447</text:p>
          </table:table-cell>
          <table:table-cell office:value-type="float" office:value="50448" table:style-name="ce1">
            <text:p>50448</text:p>
          </table:table-cell>
          <table:table-cell office:value-type="float" office:value="50449" table:style-name="ce1">
            <text:p>50449</text:p>
          </table:table-cell>
          <table:table-cell office:value-type="float" office:value="50450" table:style-name="ce1">
            <text:p>50450</text:p>
          </table:table-cell>
          <table:table-cell office:value-type="float" office:value="50451" table:style-name="ce1">
            <text:p>50451</text:p>
          </table:table-cell>
          <table:table-cell office:value-type="float" office:value="50452" table:style-name="ce1">
            <text:p>50452</text:p>
          </table:table-cell>
          <table:table-cell office:value-type="float" office:value="50453" table:style-name="ce1">
            <text:p>50453</text:p>
          </table:table-cell>
          <table:table-cell office:value-type="float" office:value="50454" table:style-name="ce1">
            <text:p>50454</text:p>
          </table:table-cell>
          <table:table-cell office:value-type="float" office:value="50455" table:style-name="ce1">
            <text:p>50455</text:p>
          </table:table-cell>
          <table:table-cell office:value-type="float" office:value="50456" table:style-name="ce1">
            <text:p>50456</text:p>
          </table:table-cell>
          <table:table-cell office:value-type="float" office:value="50457" table:style-name="ce1">
            <text:p>50457</text:p>
          </table:table-cell>
          <table:table-cell office:value-type="float" office:value="50458" table:style-name="ce1">
            <text:p>50458</text:p>
          </table:table-cell>
          <table:table-cell office:value-type="float" office:value="50459" table:style-name="ce1">
            <text:p>50459</text:p>
          </table:table-cell>
          <table:table-cell office:value-type="float" office:value="50460" table:style-name="ce1">
            <text:p>50460</text:p>
          </table:table-cell>
          <table:table-cell office:value-type="float" office:value="50461" table:style-name="ce1">
            <text:p>50461</text:p>
          </table:table-cell>
          <table:table-cell office:value-type="float" office:value="50462" table:style-name="ce1">
            <text:p>50462</text:p>
          </table:table-cell>
          <table:table-cell office:value-type="float" office:value="50463" table:style-name="ce1">
            <text:p>50463</text:p>
          </table:table-cell>
          <table:table-cell office:value-type="float" office:value="50464" table:style-name="ce1">
            <text:p>50464</text:p>
          </table:table-cell>
          <table:table-cell office:value-type="float" office:value="50465" table:style-name="ce1">
            <text:p>50465</text:p>
          </table:table-cell>
          <table:table-cell office:value-type="float" office:value="50466" table:style-name="ce1">
            <text:p>50466</text:p>
          </table:table-cell>
          <table:table-cell office:value-type="float" office:value="50467" table:style-name="ce1">
            <text:p>50467</text:p>
          </table:table-cell>
          <table:table-cell office:value-type="float" office:value="50468" table:style-name="ce1">
            <text:p>50468</text:p>
          </table:table-cell>
          <table:table-cell office:value-type="float" office:value="50469" table:style-name="ce1">
            <text:p>50469</text:p>
          </table:table-cell>
          <table:table-cell office:value-type="float" office:value="50470" table:style-name="ce1">
            <text:p>50470</text:p>
          </table:table-cell>
          <table:table-cell office:value-type="float" office:value="50471" table:style-name="ce1">
            <text:p>50471</text:p>
          </table:table-cell>
          <table:table-cell office:value-type="float" office:value="50472" table:style-name="ce1">
            <text:p>50472</text:p>
          </table:table-cell>
          <table:table-cell office:value-type="float" office:value="50473" table:style-name="ce1">
            <text:p>50473</text:p>
          </table:table-cell>
          <table:table-cell office:value-type="float" office:value="50474" table:style-name="ce1">
            <text:p>50474</text:p>
          </table:table-cell>
          <table:table-cell office:value-type="float" office:value="50475" table:style-name="ce1">
            <text:p>50475</text:p>
          </table:table-cell>
          <table:table-cell office:value-type="float" office:value="50476" table:style-name="ce1">
            <text:p>50476</text:p>
          </table:table-cell>
          <table:table-cell office:value-type="float" office:value="50477" table:style-name="ce1">
            <text:p>50477</text:p>
          </table:table-cell>
          <table:table-cell office:value-type="float" office:value="50478" table:style-name="ce1">
            <text:p>50478</text:p>
          </table:table-cell>
          <table:table-cell office:value-type="float" office:value="50479" table:style-name="ce1">
            <text:p>50479</text:p>
          </table:table-cell>
          <table:table-cell office:value-type="float" office:value="50480" table:style-name="ce1">
            <text:p>50480</text:p>
          </table:table-cell>
          <table:table-cell office:value-type="float" office:value="50481" table:style-name="ce1">
            <text:p>50481</text:p>
          </table:table-cell>
          <table:table-cell office:value-type="float" office:value="50482" table:style-name="ce1">
            <text:p>50482</text:p>
          </table:table-cell>
          <table:table-cell office:value-type="float" office:value="50483" table:style-name="ce1">
            <text:p>50483</text:p>
          </table:table-cell>
          <table:table-cell office:value-type="float" office:value="50484" table:style-name="ce1">
            <text:p>50484</text:p>
          </table:table-cell>
          <table:table-cell office:value-type="float" office:value="50485" table:style-name="ce1">
            <text:p>50485</text:p>
          </table:table-cell>
          <table:table-cell office:value-type="float" office:value="50486" table:style-name="ce1">
            <text:p>50486</text:p>
          </table:table-cell>
          <table:table-cell office:value-type="float" office:value="50487" table:style-name="ce1">
            <text:p>50487</text:p>
          </table:table-cell>
          <table:table-cell office:value-type="float" office:value="50488" table:style-name="ce1">
            <text:p>50488</text:p>
          </table:table-cell>
          <table:table-cell office:value-type="float" office:value="50489" table:style-name="ce1">
            <text:p>50489</text:p>
          </table:table-cell>
          <table:table-cell office:value-type="float" office:value="50490" table:style-name="ce1">
            <text:p>50490</text:p>
          </table:table-cell>
          <table:table-cell office:value-type="float" office:value="50491" table:style-name="ce1">
            <text:p>50491</text:p>
          </table:table-cell>
          <table:table-cell office:value-type="float" office:value="50492" table:style-name="ce1">
            <text:p>50492</text:p>
          </table:table-cell>
          <table:table-cell office:value-type="float" office:value="50493" table:style-name="ce1">
            <text:p>50493</text:p>
          </table:table-cell>
          <table:table-cell office:value-type="float" office:value="50494" table:style-name="ce1">
            <text:p>50494</text:p>
          </table:table-cell>
          <table:table-cell office:value-type="float" office:value="50495" table:style-name="ce1">
            <text:p>50495</text:p>
          </table:table-cell>
          <table:table-cell office:value-type="float" office:value="50496" table:style-name="ce1">
            <text:p>50496</text:p>
          </table:table-cell>
          <table:table-cell office:value-type="float" office:value="50497" table:style-name="ce1">
            <text:p>50497</text:p>
          </table:table-cell>
          <table:table-cell office:value-type="float" office:value="50498" table:style-name="ce1">
            <text:p>50498</text:p>
          </table:table-cell>
          <table:table-cell office:value-type="float" office:value="50499" table:style-name="ce1">
            <text:p>50499</text:p>
          </table:table-cell>
          <table:table-cell table:number-columns-repeated="16284"/>
        </table:table-row>
        <table:table-row table:style-name="ro1">
          <table:table-cell office:value-type="float" office:value="50500" table:style-name="ce1">
            <text:p>50500</text:p>
          </table:table-cell>
          <table:table-cell office:value-type="float" office:value="50501" table:style-name="ce1">
            <text:p>50501</text:p>
          </table:table-cell>
          <table:table-cell office:value-type="float" office:value="50502" table:style-name="ce1">
            <text:p>50502</text:p>
          </table:table-cell>
          <table:table-cell office:value-type="float" office:value="50503" table:style-name="ce1">
            <text:p>50503</text:p>
          </table:table-cell>
          <table:table-cell office:value-type="float" office:value="50504" table:style-name="ce1">
            <text:p>50504</text:p>
          </table:table-cell>
          <table:table-cell office:value-type="float" office:value="50505" table:style-name="ce1">
            <text:p>50505</text:p>
          </table:table-cell>
          <table:table-cell office:value-type="float" office:value="50506" table:style-name="ce1">
            <text:p>50506</text:p>
          </table:table-cell>
          <table:table-cell office:value-type="float" office:value="50507" table:style-name="ce1">
            <text:p>50507</text:p>
          </table:table-cell>
          <table:table-cell office:value-type="float" office:value="50508" table:style-name="ce1">
            <text:p>50508</text:p>
          </table:table-cell>
          <table:table-cell office:value-type="float" office:value="50509" table:style-name="ce1">
            <text:p>50509</text:p>
          </table:table-cell>
          <table:table-cell office:value-type="float" office:value="50510" table:style-name="ce1">
            <text:p>50510</text:p>
          </table:table-cell>
          <table:table-cell office:value-type="float" office:value="50511" table:style-name="ce1">
            <text:p>50511</text:p>
          </table:table-cell>
          <table:table-cell office:value-type="float" office:value="50512" table:style-name="ce1">
            <text:p>50512</text:p>
          </table:table-cell>
          <table:table-cell office:value-type="float" office:value="50513" table:style-name="ce1">
            <text:p>50513</text:p>
          </table:table-cell>
          <table:table-cell office:value-type="float" office:value="50514" table:style-name="ce1">
            <text:p>50514</text:p>
          </table:table-cell>
          <table:table-cell office:value-type="float" office:value="50515" table:style-name="ce1">
            <text:p>50515</text:p>
          </table:table-cell>
          <table:table-cell office:value-type="float" office:value="50516" table:style-name="ce1">
            <text:p>50516</text:p>
          </table:table-cell>
          <table:table-cell office:value-type="float" office:value="50517" table:style-name="ce1">
            <text:p>50517</text:p>
          </table:table-cell>
          <table:table-cell office:value-type="float" office:value="50518" table:style-name="ce1">
            <text:p>50518</text:p>
          </table:table-cell>
          <table:table-cell office:value-type="float" office:value="50519" table:style-name="ce1">
            <text:p>50519</text:p>
          </table:table-cell>
          <table:table-cell office:value-type="float" office:value="50520" table:style-name="ce1">
            <text:p>50520</text:p>
          </table:table-cell>
          <table:table-cell office:value-type="float" office:value="50521" table:style-name="ce1">
            <text:p>50521</text:p>
          </table:table-cell>
          <table:table-cell office:value-type="float" office:value="50522" table:style-name="ce1">
            <text:p>50522</text:p>
          </table:table-cell>
          <table:table-cell office:value-type="float" office:value="50523" table:style-name="ce1">
            <text:p>50523</text:p>
          </table:table-cell>
          <table:table-cell office:value-type="float" office:value="50524" table:style-name="ce1">
            <text:p>50524</text:p>
          </table:table-cell>
          <table:table-cell office:value-type="float" office:value="50525" table:style-name="ce1">
            <text:p>50525</text:p>
          </table:table-cell>
          <table:table-cell office:value-type="float" office:value="50526" table:style-name="ce1">
            <text:p>50526</text:p>
          </table:table-cell>
          <table:table-cell office:value-type="float" office:value="50527" table:style-name="ce1">
            <text:p>50527</text:p>
          </table:table-cell>
          <table:table-cell office:value-type="float" office:value="50528" table:style-name="ce1">
            <text:p>50528</text:p>
          </table:table-cell>
          <table:table-cell office:value-type="float" office:value="50529" table:style-name="ce1">
            <text:p>50529</text:p>
          </table:table-cell>
          <table:table-cell office:value-type="float" office:value="50530" table:style-name="ce1">
            <text:p>50530</text:p>
          </table:table-cell>
          <table:table-cell office:value-type="float" office:value="50531" table:style-name="ce1">
            <text:p>50531</text:p>
          </table:table-cell>
          <table:table-cell office:value-type="float" office:value="50532" table:style-name="ce1">
            <text:p>50532</text:p>
          </table:table-cell>
          <table:table-cell office:value-type="float" office:value="50533" table:style-name="ce1">
            <text:p>50533</text:p>
          </table:table-cell>
          <table:table-cell office:value-type="float" office:value="50534" table:style-name="ce1">
            <text:p>50534</text:p>
          </table:table-cell>
          <table:table-cell office:value-type="float" office:value="50535" table:style-name="ce1">
            <text:p>50535</text:p>
          </table:table-cell>
          <table:table-cell office:value-type="float" office:value="50536" table:style-name="ce1">
            <text:p>50536</text:p>
          </table:table-cell>
          <table:table-cell office:value-type="float" office:value="50537" table:style-name="ce1">
            <text:p>50537</text:p>
          </table:table-cell>
          <table:table-cell office:value-type="float" office:value="50538" table:style-name="ce1">
            <text:p>50538</text:p>
          </table:table-cell>
          <table:table-cell office:value-type="float" office:value="50539" table:style-name="ce1">
            <text:p>50539</text:p>
          </table:table-cell>
          <table:table-cell office:value-type="float" office:value="50540" table:style-name="ce1">
            <text:p>50540</text:p>
          </table:table-cell>
          <table:table-cell office:value-type="float" office:value="50541" table:style-name="ce1">
            <text:p>50541</text:p>
          </table:table-cell>
          <table:table-cell office:value-type="float" office:value="50542" table:style-name="ce1">
            <text:p>50542</text:p>
          </table:table-cell>
          <table:table-cell office:value-type="float" office:value="50543" table:style-name="ce1">
            <text:p>50543</text:p>
          </table:table-cell>
          <table:table-cell office:value-type="float" office:value="50544" table:style-name="ce1">
            <text:p>50544</text:p>
          </table:table-cell>
          <table:table-cell office:value-type="float" office:value="50545" table:style-name="ce1">
            <text:p>50545</text:p>
          </table:table-cell>
          <table:table-cell office:value-type="float" office:value="50546" table:style-name="ce1">
            <text:p>50546</text:p>
          </table:table-cell>
          <table:table-cell office:value-type="float" office:value="50547" table:style-name="ce1">
            <text:p>50547</text:p>
          </table:table-cell>
          <table:table-cell office:value-type="float" office:value="50548" table:style-name="ce1">
            <text:p>50548</text:p>
          </table:table-cell>
          <table:table-cell office:value-type="float" office:value="50549" table:style-name="ce1">
            <text:p>50549</text:p>
          </table:table-cell>
          <table:table-cell office:value-type="float" office:value="50550" table:style-name="ce1">
            <text:p>50550</text:p>
          </table:table-cell>
          <table:table-cell office:value-type="float" office:value="50551" table:style-name="ce1">
            <text:p>50551</text:p>
          </table:table-cell>
          <table:table-cell office:value-type="float" office:value="50552" table:style-name="ce1">
            <text:p>50552</text:p>
          </table:table-cell>
          <table:table-cell office:value-type="float" office:value="50553" table:style-name="ce1">
            <text:p>50553</text:p>
          </table:table-cell>
          <table:table-cell office:value-type="float" office:value="50554" table:style-name="ce1">
            <text:p>50554</text:p>
          </table:table-cell>
          <table:table-cell office:value-type="float" office:value="50555" table:style-name="ce1">
            <text:p>50555</text:p>
          </table:table-cell>
          <table:table-cell office:value-type="float" office:value="50556" table:style-name="ce1">
            <text:p>50556</text:p>
          </table:table-cell>
          <table:table-cell office:value-type="float" office:value="50557" table:style-name="ce1">
            <text:p>50557</text:p>
          </table:table-cell>
          <table:table-cell office:value-type="float" office:value="50558" table:style-name="ce1">
            <text:p>50558</text:p>
          </table:table-cell>
          <table:table-cell office:value-type="float" office:value="50559" table:style-name="ce1">
            <text:p>50559</text:p>
          </table:table-cell>
          <table:table-cell office:value-type="float" office:value="50560" table:style-name="ce1">
            <text:p>50560</text:p>
          </table:table-cell>
          <table:table-cell office:value-type="float" office:value="50561" table:style-name="ce1">
            <text:p>50561</text:p>
          </table:table-cell>
          <table:table-cell office:value-type="float" office:value="50562" table:style-name="ce1">
            <text:p>50562</text:p>
          </table:table-cell>
          <table:table-cell office:value-type="float" office:value="50563" table:style-name="ce1">
            <text:p>50563</text:p>
          </table:table-cell>
          <table:table-cell office:value-type="float" office:value="50564" table:style-name="ce1">
            <text:p>50564</text:p>
          </table:table-cell>
          <table:table-cell office:value-type="float" office:value="50565" table:style-name="ce1">
            <text:p>50565</text:p>
          </table:table-cell>
          <table:table-cell office:value-type="float" office:value="50566" table:style-name="ce1">
            <text:p>50566</text:p>
          </table:table-cell>
          <table:table-cell office:value-type="float" office:value="50567" table:style-name="ce1">
            <text:p>50567</text:p>
          </table:table-cell>
          <table:table-cell office:value-type="float" office:value="50568" table:style-name="ce1">
            <text:p>50568</text:p>
          </table:table-cell>
          <table:table-cell office:value-type="float" office:value="50569" table:style-name="ce1">
            <text:p>50569</text:p>
          </table:table-cell>
          <table:table-cell office:value-type="float" office:value="50570" table:style-name="ce1">
            <text:p>50570</text:p>
          </table:table-cell>
          <table:table-cell office:value-type="float" office:value="50571" table:style-name="ce1">
            <text:p>50571</text:p>
          </table:table-cell>
          <table:table-cell office:value-type="float" office:value="50572" table:style-name="ce1">
            <text:p>50572</text:p>
          </table:table-cell>
          <table:table-cell office:value-type="float" office:value="50573" table:style-name="ce1">
            <text:p>50573</text:p>
          </table:table-cell>
          <table:table-cell office:value-type="float" office:value="50574" table:style-name="ce1">
            <text:p>50574</text:p>
          </table:table-cell>
          <table:table-cell office:value-type="float" office:value="50575" table:style-name="ce1">
            <text:p>50575</text:p>
          </table:table-cell>
          <table:table-cell office:value-type="float" office:value="50576" table:style-name="ce1">
            <text:p>50576</text:p>
          </table:table-cell>
          <table:table-cell office:value-type="float" office:value="50577" table:style-name="ce1">
            <text:p>50577</text:p>
          </table:table-cell>
          <table:table-cell office:value-type="float" office:value="50578" table:style-name="ce1">
            <text:p>50578</text:p>
          </table:table-cell>
          <table:table-cell office:value-type="float" office:value="50579" table:style-name="ce1">
            <text:p>50579</text:p>
          </table:table-cell>
          <table:table-cell office:value-type="float" office:value="50580" table:style-name="ce1">
            <text:p>50580</text:p>
          </table:table-cell>
          <table:table-cell office:value-type="float" office:value="50581" table:style-name="ce1">
            <text:p>50581</text:p>
          </table:table-cell>
          <table:table-cell office:value-type="float" office:value="50582" table:style-name="ce1">
            <text:p>50582</text:p>
          </table:table-cell>
          <table:table-cell office:value-type="float" office:value="50583" table:style-name="ce1">
            <text:p>50583</text:p>
          </table:table-cell>
          <table:table-cell office:value-type="float" office:value="50584" table:style-name="ce1">
            <text:p>50584</text:p>
          </table:table-cell>
          <table:table-cell office:value-type="float" office:value="50585" table:style-name="ce1">
            <text:p>50585</text:p>
          </table:table-cell>
          <table:table-cell office:value-type="float" office:value="50586" table:style-name="ce1">
            <text:p>50586</text:p>
          </table:table-cell>
          <table:table-cell office:value-type="float" office:value="50587" table:style-name="ce1">
            <text:p>50587</text:p>
          </table:table-cell>
          <table:table-cell office:value-type="float" office:value="50588" table:style-name="ce1">
            <text:p>50588</text:p>
          </table:table-cell>
          <table:table-cell office:value-type="float" office:value="50589" table:style-name="ce1">
            <text:p>50589</text:p>
          </table:table-cell>
          <table:table-cell office:value-type="float" office:value="50590" table:style-name="ce1">
            <text:p>50590</text:p>
          </table:table-cell>
          <table:table-cell office:value-type="float" office:value="50591" table:style-name="ce1">
            <text:p>50591</text:p>
          </table:table-cell>
          <table:table-cell office:value-type="float" office:value="50592" table:style-name="ce1">
            <text:p>50592</text:p>
          </table:table-cell>
          <table:table-cell office:value-type="float" office:value="50593" table:style-name="ce1">
            <text:p>50593</text:p>
          </table:table-cell>
          <table:table-cell office:value-type="float" office:value="50594" table:style-name="ce1">
            <text:p>50594</text:p>
          </table:table-cell>
          <table:table-cell office:value-type="float" office:value="50595" table:style-name="ce1">
            <text:p>50595</text:p>
          </table:table-cell>
          <table:table-cell office:value-type="float" office:value="50596" table:style-name="ce1">
            <text:p>50596</text:p>
          </table:table-cell>
          <table:table-cell office:value-type="float" office:value="50597" table:style-name="ce1">
            <text:p>50597</text:p>
          </table:table-cell>
          <table:table-cell office:value-type="float" office:value="50598" table:style-name="ce1">
            <text:p>50598</text:p>
          </table:table-cell>
          <table:table-cell office:value-type="float" office:value="50599" table:style-name="ce1">
            <text:p>50599</text:p>
          </table:table-cell>
          <table:table-cell table:number-columns-repeated="16284"/>
        </table:table-row>
        <table:table-row table:style-name="ro1">
          <table:table-cell office:value-type="float" office:value="50600" table:style-name="ce1">
            <text:p>50600</text:p>
          </table:table-cell>
          <table:table-cell office:value-type="float" office:value="50601" table:style-name="ce1">
            <text:p>50601</text:p>
          </table:table-cell>
          <table:table-cell office:value-type="float" office:value="50602" table:style-name="ce1">
            <text:p>50602</text:p>
          </table:table-cell>
          <table:table-cell office:value-type="float" office:value="50603" table:style-name="ce1">
            <text:p>50603</text:p>
          </table:table-cell>
          <table:table-cell office:value-type="float" office:value="50604" table:style-name="ce1">
            <text:p>50604</text:p>
          </table:table-cell>
          <table:table-cell office:value-type="float" office:value="50605" table:style-name="ce1">
            <text:p>50605</text:p>
          </table:table-cell>
          <table:table-cell office:value-type="float" office:value="50606" table:style-name="ce1">
            <text:p>50606</text:p>
          </table:table-cell>
          <table:table-cell office:value-type="float" office:value="50607" table:style-name="ce1">
            <text:p>50607</text:p>
          </table:table-cell>
          <table:table-cell office:value-type="float" office:value="50608" table:style-name="ce1">
            <text:p>50608</text:p>
          </table:table-cell>
          <table:table-cell office:value-type="float" office:value="50609" table:style-name="ce1">
            <text:p>50609</text:p>
          </table:table-cell>
          <table:table-cell office:value-type="float" office:value="50610" table:style-name="ce1">
            <text:p>50610</text:p>
          </table:table-cell>
          <table:table-cell office:value-type="float" office:value="50611" table:style-name="ce1">
            <text:p>50611</text:p>
          </table:table-cell>
          <table:table-cell office:value-type="float" office:value="50612" table:style-name="ce1">
            <text:p>50612</text:p>
          </table:table-cell>
          <table:table-cell office:value-type="float" office:value="50613" table:style-name="ce1">
            <text:p>50613</text:p>
          </table:table-cell>
          <table:table-cell office:value-type="float" office:value="50614" table:style-name="ce1">
            <text:p>50614</text:p>
          </table:table-cell>
          <table:table-cell office:value-type="float" office:value="50615" table:style-name="ce1">
            <text:p>50615</text:p>
          </table:table-cell>
          <table:table-cell office:value-type="float" office:value="50616" table:style-name="ce1">
            <text:p>50616</text:p>
          </table:table-cell>
          <table:table-cell office:value-type="float" office:value="50617" table:style-name="ce1">
            <text:p>50617</text:p>
          </table:table-cell>
          <table:table-cell office:value-type="float" office:value="50618" table:style-name="ce1">
            <text:p>50618</text:p>
          </table:table-cell>
          <table:table-cell office:value-type="float" office:value="50619" table:style-name="ce1">
            <text:p>50619</text:p>
          </table:table-cell>
          <table:table-cell office:value-type="float" office:value="50620" table:style-name="ce1">
            <text:p>50620</text:p>
          </table:table-cell>
          <table:table-cell office:value-type="float" office:value="50621" table:style-name="ce1">
            <text:p>50621</text:p>
          </table:table-cell>
          <table:table-cell office:value-type="float" office:value="50622" table:style-name="ce1">
            <text:p>50622</text:p>
          </table:table-cell>
          <table:table-cell office:value-type="float" office:value="50623" table:style-name="ce1">
            <text:p>50623</text:p>
          </table:table-cell>
          <table:table-cell office:value-type="float" office:value="50624" table:style-name="ce1">
            <text:p>50624</text:p>
          </table:table-cell>
          <table:table-cell office:value-type="float" office:value="50625" table:style-name="ce1">
            <text:p>50625</text:p>
          </table:table-cell>
          <table:table-cell office:value-type="float" office:value="50626" table:style-name="ce1">
            <text:p>50626</text:p>
          </table:table-cell>
          <table:table-cell office:value-type="float" office:value="50627" table:style-name="ce1">
            <text:p>50627</text:p>
          </table:table-cell>
          <table:table-cell office:value-type="float" office:value="50628" table:style-name="ce1">
            <text:p>50628</text:p>
          </table:table-cell>
          <table:table-cell office:value-type="float" office:value="50629" table:style-name="ce1">
            <text:p>50629</text:p>
          </table:table-cell>
          <table:table-cell office:value-type="float" office:value="50630" table:style-name="ce1">
            <text:p>50630</text:p>
          </table:table-cell>
          <table:table-cell office:value-type="float" office:value="50631" table:style-name="ce1">
            <text:p>50631</text:p>
          </table:table-cell>
          <table:table-cell office:value-type="float" office:value="50632" table:style-name="ce1">
            <text:p>50632</text:p>
          </table:table-cell>
          <table:table-cell office:value-type="float" office:value="50633" table:style-name="ce1">
            <text:p>50633</text:p>
          </table:table-cell>
          <table:table-cell office:value-type="float" office:value="50634" table:style-name="ce1">
            <text:p>50634</text:p>
          </table:table-cell>
          <table:table-cell office:value-type="float" office:value="50635" table:style-name="ce1">
            <text:p>50635</text:p>
          </table:table-cell>
          <table:table-cell office:value-type="float" office:value="50636" table:style-name="ce1">
            <text:p>50636</text:p>
          </table:table-cell>
          <table:table-cell office:value-type="float" office:value="50637" table:style-name="ce1">
            <text:p>50637</text:p>
          </table:table-cell>
          <table:table-cell office:value-type="float" office:value="50638" table:style-name="ce1">
            <text:p>50638</text:p>
          </table:table-cell>
          <table:table-cell office:value-type="float" office:value="50639" table:style-name="ce1">
            <text:p>50639</text:p>
          </table:table-cell>
          <table:table-cell office:value-type="float" office:value="50640" table:style-name="ce1">
            <text:p>50640</text:p>
          </table:table-cell>
          <table:table-cell office:value-type="float" office:value="50641" table:style-name="ce1">
            <text:p>50641</text:p>
          </table:table-cell>
          <table:table-cell office:value-type="float" office:value="50642" table:style-name="ce1">
            <text:p>50642</text:p>
          </table:table-cell>
          <table:table-cell office:value-type="float" office:value="50643" table:style-name="ce1">
            <text:p>50643</text:p>
          </table:table-cell>
          <table:table-cell office:value-type="float" office:value="50644" table:style-name="ce1">
            <text:p>50644</text:p>
          </table:table-cell>
          <table:table-cell office:value-type="float" office:value="50645" table:style-name="ce1">
            <text:p>50645</text:p>
          </table:table-cell>
          <table:table-cell office:value-type="float" office:value="50646" table:style-name="ce1">
            <text:p>50646</text:p>
          </table:table-cell>
          <table:table-cell office:value-type="float" office:value="50647" table:style-name="ce1">
            <text:p>50647</text:p>
          </table:table-cell>
          <table:table-cell office:value-type="float" office:value="50648" table:style-name="ce1">
            <text:p>50648</text:p>
          </table:table-cell>
          <table:table-cell office:value-type="float" office:value="50649" table:style-name="ce1">
            <text:p>50649</text:p>
          </table:table-cell>
          <table:table-cell office:value-type="float" office:value="50650" table:style-name="ce1">
            <text:p>50650</text:p>
          </table:table-cell>
          <table:table-cell office:value-type="float" office:value="50651" table:style-name="ce1">
            <text:p>50651</text:p>
          </table:table-cell>
          <table:table-cell office:value-type="float" office:value="50652" table:style-name="ce1">
            <text:p>50652</text:p>
          </table:table-cell>
          <table:table-cell office:value-type="float" office:value="50653" table:style-name="ce1">
            <text:p>50653</text:p>
          </table:table-cell>
          <table:table-cell office:value-type="float" office:value="50654" table:style-name="ce1">
            <text:p>50654</text:p>
          </table:table-cell>
          <table:table-cell office:value-type="float" office:value="50655" table:style-name="ce1">
            <text:p>50655</text:p>
          </table:table-cell>
          <table:table-cell office:value-type="float" office:value="50656" table:style-name="ce1">
            <text:p>50656</text:p>
          </table:table-cell>
          <table:table-cell office:value-type="float" office:value="50657" table:style-name="ce1">
            <text:p>50657</text:p>
          </table:table-cell>
          <table:table-cell office:value-type="float" office:value="50658" table:style-name="ce1">
            <text:p>50658</text:p>
          </table:table-cell>
          <table:table-cell office:value-type="float" office:value="50659" table:style-name="ce1">
            <text:p>50659</text:p>
          </table:table-cell>
          <table:table-cell office:value-type="float" office:value="50660" table:style-name="ce1">
            <text:p>50660</text:p>
          </table:table-cell>
          <table:table-cell office:value-type="float" office:value="50661" table:style-name="ce1">
            <text:p>50661</text:p>
          </table:table-cell>
          <table:table-cell office:value-type="float" office:value="50662" table:style-name="ce1">
            <text:p>50662</text:p>
          </table:table-cell>
          <table:table-cell office:value-type="float" office:value="50663" table:style-name="ce1">
            <text:p>50663</text:p>
          </table:table-cell>
          <table:table-cell office:value-type="float" office:value="50664" table:style-name="ce1">
            <text:p>50664</text:p>
          </table:table-cell>
          <table:table-cell office:value-type="float" office:value="50665" table:style-name="ce1">
            <text:p>50665</text:p>
          </table:table-cell>
          <table:table-cell office:value-type="float" office:value="50666" table:style-name="ce1">
            <text:p>50666</text:p>
          </table:table-cell>
          <table:table-cell office:value-type="float" office:value="50667" table:style-name="ce1">
            <text:p>50667</text:p>
          </table:table-cell>
          <table:table-cell office:value-type="float" office:value="50668" table:style-name="ce1">
            <text:p>50668</text:p>
          </table:table-cell>
          <table:table-cell office:value-type="float" office:value="50669" table:style-name="ce1">
            <text:p>50669</text:p>
          </table:table-cell>
          <table:table-cell office:value-type="float" office:value="50670" table:style-name="ce1">
            <text:p>50670</text:p>
          </table:table-cell>
          <table:table-cell office:value-type="float" office:value="50671" table:style-name="ce1">
            <text:p>50671</text:p>
          </table:table-cell>
          <table:table-cell office:value-type="float" office:value="50672" table:style-name="ce1">
            <text:p>50672</text:p>
          </table:table-cell>
          <table:table-cell office:value-type="float" office:value="50673" table:style-name="ce1">
            <text:p>50673</text:p>
          </table:table-cell>
          <table:table-cell office:value-type="float" office:value="50674" table:style-name="ce1">
            <text:p>50674</text:p>
          </table:table-cell>
          <table:table-cell office:value-type="float" office:value="50675" table:style-name="ce1">
            <text:p>50675</text:p>
          </table:table-cell>
          <table:table-cell office:value-type="float" office:value="50676" table:style-name="ce1">
            <text:p>50676</text:p>
          </table:table-cell>
          <table:table-cell office:value-type="float" office:value="50677" table:style-name="ce1">
            <text:p>50677</text:p>
          </table:table-cell>
          <table:table-cell office:value-type="float" office:value="50678" table:style-name="ce1">
            <text:p>50678</text:p>
          </table:table-cell>
          <table:table-cell office:value-type="float" office:value="50679" table:style-name="ce1">
            <text:p>50679</text:p>
          </table:table-cell>
          <table:table-cell office:value-type="float" office:value="50680" table:style-name="ce1">
            <text:p>50680</text:p>
          </table:table-cell>
          <table:table-cell office:value-type="float" office:value="50681" table:style-name="ce1">
            <text:p>50681</text:p>
          </table:table-cell>
          <table:table-cell office:value-type="float" office:value="50682" table:style-name="ce1">
            <text:p>50682</text:p>
          </table:table-cell>
          <table:table-cell office:value-type="float" office:value="50683" table:style-name="ce1">
            <text:p>50683</text:p>
          </table:table-cell>
          <table:table-cell office:value-type="float" office:value="50684" table:style-name="ce1">
            <text:p>50684</text:p>
          </table:table-cell>
          <table:table-cell office:value-type="float" office:value="50685" table:style-name="ce1">
            <text:p>50685</text:p>
          </table:table-cell>
          <table:table-cell office:value-type="float" office:value="50686" table:style-name="ce1">
            <text:p>50686</text:p>
          </table:table-cell>
          <table:table-cell office:value-type="float" office:value="50687" table:style-name="ce1">
            <text:p>50687</text:p>
          </table:table-cell>
          <table:table-cell office:value-type="float" office:value="50688" table:style-name="ce1">
            <text:p>50688</text:p>
          </table:table-cell>
          <table:table-cell office:value-type="float" office:value="50689" table:style-name="ce1">
            <text:p>50689</text:p>
          </table:table-cell>
          <table:table-cell office:value-type="float" office:value="50690" table:style-name="ce1">
            <text:p>50690</text:p>
          </table:table-cell>
          <table:table-cell office:value-type="float" office:value="50691" table:style-name="ce1">
            <text:p>50691</text:p>
          </table:table-cell>
          <table:table-cell office:value-type="float" office:value="50692" table:style-name="ce1">
            <text:p>50692</text:p>
          </table:table-cell>
          <table:table-cell office:value-type="float" office:value="50693" table:style-name="ce1">
            <text:p>50693</text:p>
          </table:table-cell>
          <table:table-cell office:value-type="float" office:value="50694" table:style-name="ce1">
            <text:p>50694</text:p>
          </table:table-cell>
          <table:table-cell office:value-type="float" office:value="50695" table:style-name="ce1">
            <text:p>50695</text:p>
          </table:table-cell>
          <table:table-cell office:value-type="float" office:value="50696" table:style-name="ce1">
            <text:p>50696</text:p>
          </table:table-cell>
          <table:table-cell office:value-type="float" office:value="50697" table:style-name="ce1">
            <text:p>50697</text:p>
          </table:table-cell>
          <table:table-cell office:value-type="float" office:value="50698" table:style-name="ce1">
            <text:p>50698</text:p>
          </table:table-cell>
          <table:table-cell office:value-type="float" office:value="50699" table:style-name="ce1">
            <text:p>50699</text:p>
          </table:table-cell>
          <table:table-cell table:number-columns-repeated="16284"/>
        </table:table-row>
        <table:table-row table:style-name="ro1">
          <table:table-cell office:value-type="float" office:value="50700" table:style-name="ce1">
            <text:p>50700</text:p>
          </table:table-cell>
          <table:table-cell office:value-type="float" office:value="50701" table:style-name="ce1">
            <text:p>50701</text:p>
          </table:table-cell>
          <table:table-cell office:value-type="float" office:value="50702" table:style-name="ce1">
            <text:p>50702</text:p>
          </table:table-cell>
          <table:table-cell office:value-type="float" office:value="50703" table:style-name="ce1">
            <text:p>50703</text:p>
          </table:table-cell>
          <table:table-cell office:value-type="float" office:value="50704" table:style-name="ce1">
            <text:p>50704</text:p>
          </table:table-cell>
          <table:table-cell office:value-type="float" office:value="50705" table:style-name="ce1">
            <text:p>50705</text:p>
          </table:table-cell>
          <table:table-cell office:value-type="float" office:value="50706" table:style-name="ce1">
            <text:p>50706</text:p>
          </table:table-cell>
          <table:table-cell office:value-type="float" office:value="50707" table:style-name="ce1">
            <text:p>50707</text:p>
          </table:table-cell>
          <table:table-cell office:value-type="float" office:value="50708" table:style-name="ce1">
            <text:p>50708</text:p>
          </table:table-cell>
          <table:table-cell office:value-type="float" office:value="50709" table:style-name="ce1">
            <text:p>50709</text:p>
          </table:table-cell>
          <table:table-cell office:value-type="float" office:value="50710" table:style-name="ce1">
            <text:p>50710</text:p>
          </table:table-cell>
          <table:table-cell office:value-type="float" office:value="50711" table:style-name="ce1">
            <text:p>50711</text:p>
          </table:table-cell>
          <table:table-cell office:value-type="float" office:value="50712" table:style-name="ce1">
            <text:p>50712</text:p>
          </table:table-cell>
          <table:table-cell office:value-type="float" office:value="50713" table:style-name="ce1">
            <text:p>50713</text:p>
          </table:table-cell>
          <table:table-cell office:value-type="float" office:value="50714" table:style-name="ce1">
            <text:p>50714</text:p>
          </table:table-cell>
          <table:table-cell office:value-type="float" office:value="50715" table:style-name="ce1">
            <text:p>50715</text:p>
          </table:table-cell>
          <table:table-cell office:value-type="float" office:value="50716" table:style-name="ce1">
            <text:p>50716</text:p>
          </table:table-cell>
          <table:table-cell office:value-type="float" office:value="50717" table:style-name="ce1">
            <text:p>50717</text:p>
          </table:table-cell>
          <table:table-cell office:value-type="float" office:value="50718" table:style-name="ce1">
            <text:p>50718</text:p>
          </table:table-cell>
          <table:table-cell office:value-type="float" office:value="50719" table:style-name="ce1">
            <text:p>50719</text:p>
          </table:table-cell>
          <table:table-cell office:value-type="float" office:value="50720" table:style-name="ce1">
            <text:p>50720</text:p>
          </table:table-cell>
          <table:table-cell office:value-type="float" office:value="50721" table:style-name="ce1">
            <text:p>50721</text:p>
          </table:table-cell>
          <table:table-cell office:value-type="float" office:value="50722" table:style-name="ce1">
            <text:p>50722</text:p>
          </table:table-cell>
          <table:table-cell office:value-type="float" office:value="50723" table:style-name="ce1">
            <text:p>50723</text:p>
          </table:table-cell>
          <table:table-cell office:value-type="float" office:value="50724" table:style-name="ce1">
            <text:p>50724</text:p>
          </table:table-cell>
          <table:table-cell office:value-type="float" office:value="50725" table:style-name="ce1">
            <text:p>50725</text:p>
          </table:table-cell>
          <table:table-cell office:value-type="float" office:value="50726" table:style-name="ce1">
            <text:p>50726</text:p>
          </table:table-cell>
          <table:table-cell office:value-type="float" office:value="50727" table:style-name="ce1">
            <text:p>50727</text:p>
          </table:table-cell>
          <table:table-cell office:value-type="float" office:value="50728" table:style-name="ce1">
            <text:p>50728</text:p>
          </table:table-cell>
          <table:table-cell office:value-type="float" office:value="50729" table:style-name="ce1">
            <text:p>50729</text:p>
          </table:table-cell>
          <table:table-cell office:value-type="float" office:value="50730" table:style-name="ce1">
            <text:p>50730</text:p>
          </table:table-cell>
          <table:table-cell office:value-type="float" office:value="50731" table:style-name="ce1">
            <text:p>50731</text:p>
          </table:table-cell>
          <table:table-cell office:value-type="float" office:value="50732" table:style-name="ce1">
            <text:p>50732</text:p>
          </table:table-cell>
          <table:table-cell office:value-type="float" office:value="50733" table:style-name="ce1">
            <text:p>50733</text:p>
          </table:table-cell>
          <table:table-cell office:value-type="float" office:value="50734" table:style-name="ce1">
            <text:p>50734</text:p>
          </table:table-cell>
          <table:table-cell office:value-type="float" office:value="50735" table:style-name="ce1">
            <text:p>50735</text:p>
          </table:table-cell>
          <table:table-cell office:value-type="float" office:value="50736" table:style-name="ce1">
            <text:p>50736</text:p>
          </table:table-cell>
          <table:table-cell office:value-type="float" office:value="50737" table:style-name="ce1">
            <text:p>50737</text:p>
          </table:table-cell>
          <table:table-cell office:value-type="float" office:value="50738" table:style-name="ce1">
            <text:p>50738</text:p>
          </table:table-cell>
          <table:table-cell office:value-type="float" office:value="50739" table:style-name="ce1">
            <text:p>50739</text:p>
          </table:table-cell>
          <table:table-cell office:value-type="float" office:value="50740" table:style-name="ce1">
            <text:p>50740</text:p>
          </table:table-cell>
          <table:table-cell office:value-type="float" office:value="50741" table:style-name="ce1">
            <text:p>50741</text:p>
          </table:table-cell>
          <table:table-cell office:value-type="float" office:value="50742" table:style-name="ce1">
            <text:p>50742</text:p>
          </table:table-cell>
          <table:table-cell office:value-type="float" office:value="50743" table:style-name="ce1">
            <text:p>50743</text:p>
          </table:table-cell>
          <table:table-cell office:value-type="float" office:value="50744" table:style-name="ce1">
            <text:p>50744</text:p>
          </table:table-cell>
          <table:table-cell office:value-type="float" office:value="50745" table:style-name="ce1">
            <text:p>50745</text:p>
          </table:table-cell>
          <table:table-cell office:value-type="float" office:value="50746" table:style-name="ce1">
            <text:p>50746</text:p>
          </table:table-cell>
          <table:table-cell office:value-type="float" office:value="50747" table:style-name="ce1">
            <text:p>50747</text:p>
          </table:table-cell>
          <table:table-cell office:value-type="float" office:value="50748" table:style-name="ce1">
            <text:p>50748</text:p>
          </table:table-cell>
          <table:table-cell office:value-type="float" office:value="50749" table:style-name="ce1">
            <text:p>50749</text:p>
          </table:table-cell>
          <table:table-cell office:value-type="float" office:value="50750" table:style-name="ce1">
            <text:p>50750</text:p>
          </table:table-cell>
          <table:table-cell office:value-type="float" office:value="50751" table:style-name="ce1">
            <text:p>50751</text:p>
          </table:table-cell>
          <table:table-cell office:value-type="float" office:value="50752" table:style-name="ce1">
            <text:p>50752</text:p>
          </table:table-cell>
          <table:table-cell office:value-type="float" office:value="50753" table:style-name="ce1">
            <text:p>50753</text:p>
          </table:table-cell>
          <table:table-cell office:value-type="float" office:value="50754" table:style-name="ce1">
            <text:p>50754</text:p>
          </table:table-cell>
          <table:table-cell office:value-type="float" office:value="50755" table:style-name="ce1">
            <text:p>50755</text:p>
          </table:table-cell>
          <table:table-cell office:value-type="float" office:value="50756" table:style-name="ce1">
            <text:p>50756</text:p>
          </table:table-cell>
          <table:table-cell office:value-type="float" office:value="50757" table:style-name="ce1">
            <text:p>50757</text:p>
          </table:table-cell>
          <table:table-cell office:value-type="float" office:value="50758" table:style-name="ce1">
            <text:p>50758</text:p>
          </table:table-cell>
          <table:table-cell office:value-type="float" office:value="50759" table:style-name="ce1">
            <text:p>50759</text:p>
          </table:table-cell>
          <table:table-cell office:value-type="float" office:value="50760" table:style-name="ce1">
            <text:p>50760</text:p>
          </table:table-cell>
          <table:table-cell office:value-type="float" office:value="50761" table:style-name="ce1">
            <text:p>50761</text:p>
          </table:table-cell>
          <table:table-cell office:value-type="float" office:value="50762" table:style-name="ce1">
            <text:p>50762</text:p>
          </table:table-cell>
          <table:table-cell office:value-type="float" office:value="50763" table:style-name="ce1">
            <text:p>50763</text:p>
          </table:table-cell>
          <table:table-cell office:value-type="float" office:value="50764" table:style-name="ce1">
            <text:p>50764</text:p>
          </table:table-cell>
          <table:table-cell office:value-type="float" office:value="50765" table:style-name="ce1">
            <text:p>50765</text:p>
          </table:table-cell>
          <table:table-cell office:value-type="float" office:value="50766" table:style-name="ce1">
            <text:p>50766</text:p>
          </table:table-cell>
          <table:table-cell office:value-type="float" office:value="50767" table:style-name="ce1">
            <text:p>50767</text:p>
          </table:table-cell>
          <table:table-cell office:value-type="float" office:value="50768" table:style-name="ce1">
            <text:p>50768</text:p>
          </table:table-cell>
          <table:table-cell office:value-type="float" office:value="50769" table:style-name="ce1">
            <text:p>50769</text:p>
          </table:table-cell>
          <table:table-cell office:value-type="float" office:value="50770" table:style-name="ce1">
            <text:p>50770</text:p>
          </table:table-cell>
          <table:table-cell office:value-type="float" office:value="50771" table:style-name="ce1">
            <text:p>50771</text:p>
          </table:table-cell>
          <table:table-cell office:value-type="float" office:value="50772" table:style-name="ce1">
            <text:p>50772</text:p>
          </table:table-cell>
          <table:table-cell office:value-type="float" office:value="50773" table:style-name="ce1">
            <text:p>50773</text:p>
          </table:table-cell>
          <table:table-cell office:value-type="float" office:value="50774" table:style-name="ce1">
            <text:p>50774</text:p>
          </table:table-cell>
          <table:table-cell office:value-type="float" office:value="50775" table:style-name="ce1">
            <text:p>50775</text:p>
          </table:table-cell>
          <table:table-cell office:value-type="float" office:value="50776" table:style-name="ce1">
            <text:p>50776</text:p>
          </table:table-cell>
          <table:table-cell office:value-type="float" office:value="50777" table:style-name="ce1">
            <text:p>50777</text:p>
          </table:table-cell>
          <table:table-cell office:value-type="float" office:value="50778" table:style-name="ce1">
            <text:p>50778</text:p>
          </table:table-cell>
          <table:table-cell office:value-type="float" office:value="50779" table:style-name="ce1">
            <text:p>50779</text:p>
          </table:table-cell>
          <table:table-cell office:value-type="float" office:value="50780" table:style-name="ce1">
            <text:p>50780</text:p>
          </table:table-cell>
          <table:table-cell office:value-type="float" office:value="50781" table:style-name="ce1">
            <text:p>50781</text:p>
          </table:table-cell>
          <table:table-cell office:value-type="float" office:value="50782" table:style-name="ce1">
            <text:p>50782</text:p>
          </table:table-cell>
          <table:table-cell office:value-type="float" office:value="50783" table:style-name="ce1">
            <text:p>50783</text:p>
          </table:table-cell>
          <table:table-cell office:value-type="float" office:value="50784" table:style-name="ce1">
            <text:p>50784</text:p>
          </table:table-cell>
          <table:table-cell office:value-type="float" office:value="50785" table:style-name="ce1">
            <text:p>50785</text:p>
          </table:table-cell>
          <table:table-cell office:value-type="float" office:value="50786" table:style-name="ce1">
            <text:p>50786</text:p>
          </table:table-cell>
          <table:table-cell office:value-type="float" office:value="50787" table:style-name="ce1">
            <text:p>50787</text:p>
          </table:table-cell>
          <table:table-cell office:value-type="float" office:value="50788" table:style-name="ce1">
            <text:p>50788</text:p>
          </table:table-cell>
          <table:table-cell office:value-type="float" office:value="50789" table:style-name="ce1">
            <text:p>50789</text:p>
          </table:table-cell>
          <table:table-cell office:value-type="float" office:value="50790" table:style-name="ce1">
            <text:p>50790</text:p>
          </table:table-cell>
          <table:table-cell office:value-type="float" office:value="50791" table:style-name="ce1">
            <text:p>50791</text:p>
          </table:table-cell>
          <table:table-cell office:value-type="float" office:value="50792" table:style-name="ce1">
            <text:p>50792</text:p>
          </table:table-cell>
          <table:table-cell office:value-type="float" office:value="50793" table:style-name="ce1">
            <text:p>50793</text:p>
          </table:table-cell>
          <table:table-cell office:value-type="float" office:value="50794" table:style-name="ce1">
            <text:p>50794</text:p>
          </table:table-cell>
          <table:table-cell office:value-type="float" office:value="50795" table:style-name="ce1">
            <text:p>50795</text:p>
          </table:table-cell>
          <table:table-cell office:value-type="float" office:value="50796" table:style-name="ce1">
            <text:p>50796</text:p>
          </table:table-cell>
          <table:table-cell office:value-type="float" office:value="50797" table:style-name="ce1">
            <text:p>50797</text:p>
          </table:table-cell>
          <table:table-cell office:value-type="float" office:value="50798" table:style-name="ce1">
            <text:p>50798</text:p>
          </table:table-cell>
          <table:table-cell office:value-type="float" office:value="50799" table:style-name="ce1">
            <text:p>50799</text:p>
          </table:table-cell>
          <table:table-cell table:number-columns-repeated="16284"/>
        </table:table-row>
        <table:table-row table:style-name="ro1">
          <table:table-cell office:value-type="float" office:value="50800" table:style-name="ce1">
            <text:p>50800</text:p>
          </table:table-cell>
          <table:table-cell office:value-type="float" office:value="50801" table:style-name="ce1">
            <text:p>50801</text:p>
          </table:table-cell>
          <table:table-cell office:value-type="float" office:value="50802" table:style-name="ce1">
            <text:p>50802</text:p>
          </table:table-cell>
          <table:table-cell office:value-type="float" office:value="50803" table:style-name="ce1">
            <text:p>50803</text:p>
          </table:table-cell>
          <table:table-cell office:value-type="float" office:value="50804" table:style-name="ce1">
            <text:p>50804</text:p>
          </table:table-cell>
          <table:table-cell office:value-type="float" office:value="50805" table:style-name="ce1">
            <text:p>50805</text:p>
          </table:table-cell>
          <table:table-cell office:value-type="float" office:value="50806" table:style-name="ce1">
            <text:p>50806</text:p>
          </table:table-cell>
          <table:table-cell office:value-type="float" office:value="50807" table:style-name="ce1">
            <text:p>50807</text:p>
          </table:table-cell>
          <table:table-cell office:value-type="float" office:value="50808" table:style-name="ce1">
            <text:p>50808</text:p>
          </table:table-cell>
          <table:table-cell office:value-type="float" office:value="50809" table:style-name="ce1">
            <text:p>50809</text:p>
          </table:table-cell>
          <table:table-cell office:value-type="float" office:value="50810" table:style-name="ce1">
            <text:p>50810</text:p>
          </table:table-cell>
          <table:table-cell office:value-type="float" office:value="50811" table:style-name="ce1">
            <text:p>50811</text:p>
          </table:table-cell>
          <table:table-cell office:value-type="float" office:value="50812" table:style-name="ce1">
            <text:p>50812</text:p>
          </table:table-cell>
          <table:table-cell office:value-type="float" office:value="50813" table:style-name="ce1">
            <text:p>50813</text:p>
          </table:table-cell>
          <table:table-cell office:value-type="float" office:value="50814" table:style-name="ce1">
            <text:p>50814</text:p>
          </table:table-cell>
          <table:table-cell office:value-type="float" office:value="50815" table:style-name="ce1">
            <text:p>50815</text:p>
          </table:table-cell>
          <table:table-cell office:value-type="float" office:value="50816" table:style-name="ce1">
            <text:p>50816</text:p>
          </table:table-cell>
          <table:table-cell office:value-type="float" office:value="50817" table:style-name="ce1">
            <text:p>50817</text:p>
          </table:table-cell>
          <table:table-cell office:value-type="float" office:value="50818" table:style-name="ce1">
            <text:p>50818</text:p>
          </table:table-cell>
          <table:table-cell office:value-type="float" office:value="50819" table:style-name="ce1">
            <text:p>50819</text:p>
          </table:table-cell>
          <table:table-cell office:value-type="float" office:value="50820" table:style-name="ce1">
            <text:p>50820</text:p>
          </table:table-cell>
          <table:table-cell office:value-type="float" office:value="50821" table:style-name="ce1">
            <text:p>50821</text:p>
          </table:table-cell>
          <table:table-cell office:value-type="float" office:value="50822" table:style-name="ce1">
            <text:p>50822</text:p>
          </table:table-cell>
          <table:table-cell office:value-type="float" office:value="50823" table:style-name="ce1">
            <text:p>50823</text:p>
          </table:table-cell>
          <table:table-cell office:value-type="float" office:value="50824" table:style-name="ce1">
            <text:p>50824</text:p>
          </table:table-cell>
          <table:table-cell office:value-type="float" office:value="50825" table:style-name="ce1">
            <text:p>50825</text:p>
          </table:table-cell>
          <table:table-cell office:value-type="float" office:value="50826" table:style-name="ce1">
            <text:p>50826</text:p>
          </table:table-cell>
          <table:table-cell office:value-type="float" office:value="50827" table:style-name="ce1">
            <text:p>50827</text:p>
          </table:table-cell>
          <table:table-cell office:value-type="float" office:value="50828" table:style-name="ce1">
            <text:p>50828</text:p>
          </table:table-cell>
          <table:table-cell office:value-type="float" office:value="50829" table:style-name="ce1">
            <text:p>50829</text:p>
          </table:table-cell>
          <table:table-cell office:value-type="float" office:value="50830" table:style-name="ce1">
            <text:p>50830</text:p>
          </table:table-cell>
          <table:table-cell office:value-type="float" office:value="50831" table:style-name="ce1">
            <text:p>50831</text:p>
          </table:table-cell>
          <table:table-cell office:value-type="float" office:value="50832" table:style-name="ce1">
            <text:p>50832</text:p>
          </table:table-cell>
          <table:table-cell office:value-type="float" office:value="50833" table:style-name="ce1">
            <text:p>50833</text:p>
          </table:table-cell>
          <table:table-cell office:value-type="float" office:value="50834" table:style-name="ce1">
            <text:p>50834</text:p>
          </table:table-cell>
          <table:table-cell office:value-type="float" office:value="50835" table:style-name="ce1">
            <text:p>50835</text:p>
          </table:table-cell>
          <table:table-cell office:value-type="float" office:value="50836" table:style-name="ce1">
            <text:p>50836</text:p>
          </table:table-cell>
          <table:table-cell office:value-type="float" office:value="50837" table:style-name="ce1">
            <text:p>50837</text:p>
          </table:table-cell>
          <table:table-cell office:value-type="float" office:value="50838" table:style-name="ce1">
            <text:p>50838</text:p>
          </table:table-cell>
          <table:table-cell office:value-type="float" office:value="50839" table:style-name="ce1">
            <text:p>50839</text:p>
          </table:table-cell>
          <table:table-cell office:value-type="float" office:value="50840" table:style-name="ce1">
            <text:p>50840</text:p>
          </table:table-cell>
          <table:table-cell office:value-type="float" office:value="50841" table:style-name="ce1">
            <text:p>50841</text:p>
          </table:table-cell>
          <table:table-cell office:value-type="float" office:value="50842" table:style-name="ce1">
            <text:p>50842</text:p>
          </table:table-cell>
          <table:table-cell office:value-type="float" office:value="50843" table:style-name="ce1">
            <text:p>50843</text:p>
          </table:table-cell>
          <table:table-cell office:value-type="float" office:value="50844" table:style-name="ce1">
            <text:p>50844</text:p>
          </table:table-cell>
          <table:table-cell office:value-type="float" office:value="50845" table:style-name="ce1">
            <text:p>50845</text:p>
          </table:table-cell>
          <table:table-cell office:value-type="float" office:value="50846" table:style-name="ce1">
            <text:p>50846</text:p>
          </table:table-cell>
          <table:table-cell office:value-type="float" office:value="50847" table:style-name="ce1">
            <text:p>50847</text:p>
          </table:table-cell>
          <table:table-cell office:value-type="float" office:value="50848" table:style-name="ce1">
            <text:p>50848</text:p>
          </table:table-cell>
          <table:table-cell office:value-type="float" office:value="50849" table:style-name="ce1">
            <text:p>50849</text:p>
          </table:table-cell>
          <table:table-cell office:value-type="float" office:value="50850" table:style-name="ce1">
            <text:p>50850</text:p>
          </table:table-cell>
          <table:table-cell office:value-type="float" office:value="50851" table:style-name="ce1">
            <text:p>50851</text:p>
          </table:table-cell>
          <table:table-cell office:value-type="float" office:value="50852" table:style-name="ce1">
            <text:p>50852</text:p>
          </table:table-cell>
          <table:table-cell office:value-type="float" office:value="50853" table:style-name="ce1">
            <text:p>50853</text:p>
          </table:table-cell>
          <table:table-cell office:value-type="float" office:value="50854" table:style-name="ce1">
            <text:p>50854</text:p>
          </table:table-cell>
          <table:table-cell office:value-type="float" office:value="50855" table:style-name="ce1">
            <text:p>50855</text:p>
          </table:table-cell>
          <table:table-cell office:value-type="float" office:value="50856" table:style-name="ce1">
            <text:p>50856</text:p>
          </table:table-cell>
          <table:table-cell office:value-type="float" office:value="50857" table:style-name="ce1">
            <text:p>50857</text:p>
          </table:table-cell>
          <table:table-cell office:value-type="float" office:value="50858" table:style-name="ce1">
            <text:p>50858</text:p>
          </table:table-cell>
          <table:table-cell office:value-type="float" office:value="50859" table:style-name="ce1">
            <text:p>50859</text:p>
          </table:table-cell>
          <table:table-cell office:value-type="float" office:value="50860" table:style-name="ce1">
            <text:p>50860</text:p>
          </table:table-cell>
          <table:table-cell office:value-type="float" office:value="50861" table:style-name="ce1">
            <text:p>50861</text:p>
          </table:table-cell>
          <table:table-cell office:value-type="float" office:value="50862" table:style-name="ce1">
            <text:p>50862</text:p>
          </table:table-cell>
          <table:table-cell office:value-type="float" office:value="50863" table:style-name="ce1">
            <text:p>50863</text:p>
          </table:table-cell>
          <table:table-cell office:value-type="float" office:value="50864" table:style-name="ce1">
            <text:p>50864</text:p>
          </table:table-cell>
          <table:table-cell office:value-type="float" office:value="50865" table:style-name="ce1">
            <text:p>50865</text:p>
          </table:table-cell>
          <table:table-cell office:value-type="float" office:value="50866" table:style-name="ce1">
            <text:p>50866</text:p>
          </table:table-cell>
          <table:table-cell office:value-type="float" office:value="50867" table:style-name="ce1">
            <text:p>50867</text:p>
          </table:table-cell>
          <table:table-cell office:value-type="float" office:value="50868" table:style-name="ce1">
            <text:p>50868</text:p>
          </table:table-cell>
          <table:table-cell office:value-type="float" office:value="50869" table:style-name="ce1">
            <text:p>50869</text:p>
          </table:table-cell>
          <table:table-cell office:value-type="float" office:value="50870" table:style-name="ce1">
            <text:p>50870</text:p>
          </table:table-cell>
          <table:table-cell office:value-type="float" office:value="50871" table:style-name="ce1">
            <text:p>50871</text:p>
          </table:table-cell>
          <table:table-cell office:value-type="float" office:value="50872" table:style-name="ce1">
            <text:p>50872</text:p>
          </table:table-cell>
          <table:table-cell office:value-type="float" office:value="50873" table:style-name="ce1">
            <text:p>50873</text:p>
          </table:table-cell>
          <table:table-cell office:value-type="float" office:value="50874" table:style-name="ce1">
            <text:p>50874</text:p>
          </table:table-cell>
          <table:table-cell office:value-type="float" office:value="50875" table:style-name="ce1">
            <text:p>50875</text:p>
          </table:table-cell>
          <table:table-cell office:value-type="float" office:value="50876" table:style-name="ce1">
            <text:p>50876</text:p>
          </table:table-cell>
          <table:table-cell office:value-type="float" office:value="50877" table:style-name="ce1">
            <text:p>50877</text:p>
          </table:table-cell>
          <table:table-cell office:value-type="float" office:value="50878" table:style-name="ce1">
            <text:p>50878</text:p>
          </table:table-cell>
          <table:table-cell office:value-type="float" office:value="50879" table:style-name="ce1">
            <text:p>50879</text:p>
          </table:table-cell>
          <table:table-cell office:value-type="float" office:value="50880" table:style-name="ce1">
            <text:p>50880</text:p>
          </table:table-cell>
          <table:table-cell office:value-type="float" office:value="50881" table:style-name="ce1">
            <text:p>50881</text:p>
          </table:table-cell>
          <table:table-cell office:value-type="float" office:value="50882" table:style-name="ce1">
            <text:p>50882</text:p>
          </table:table-cell>
          <table:table-cell office:value-type="float" office:value="50883" table:style-name="ce1">
            <text:p>50883</text:p>
          </table:table-cell>
          <table:table-cell office:value-type="float" office:value="50884" table:style-name="ce1">
            <text:p>50884</text:p>
          </table:table-cell>
          <table:table-cell office:value-type="float" office:value="50885" table:style-name="ce1">
            <text:p>50885</text:p>
          </table:table-cell>
          <table:table-cell office:value-type="float" office:value="50886" table:style-name="ce1">
            <text:p>50886</text:p>
          </table:table-cell>
          <table:table-cell office:value-type="float" office:value="50887" table:style-name="ce1">
            <text:p>50887</text:p>
          </table:table-cell>
          <table:table-cell office:value-type="float" office:value="50888" table:style-name="ce1">
            <text:p>50888</text:p>
          </table:table-cell>
          <table:table-cell office:value-type="float" office:value="50889" table:style-name="ce1">
            <text:p>50889</text:p>
          </table:table-cell>
          <table:table-cell office:value-type="float" office:value="50890" table:style-name="ce1">
            <text:p>50890</text:p>
          </table:table-cell>
          <table:table-cell office:value-type="float" office:value="50891" table:style-name="ce1">
            <text:p>50891</text:p>
          </table:table-cell>
          <table:table-cell office:value-type="float" office:value="50892" table:style-name="ce1">
            <text:p>50892</text:p>
          </table:table-cell>
          <table:table-cell office:value-type="float" office:value="50893" table:style-name="ce1">
            <text:p>50893</text:p>
          </table:table-cell>
          <table:table-cell office:value-type="float" office:value="50894" table:style-name="ce1">
            <text:p>50894</text:p>
          </table:table-cell>
          <table:table-cell office:value-type="float" office:value="50895" table:style-name="ce1">
            <text:p>50895</text:p>
          </table:table-cell>
          <table:table-cell office:value-type="float" office:value="50896" table:style-name="ce1">
            <text:p>50896</text:p>
          </table:table-cell>
          <table:table-cell office:value-type="float" office:value="50897" table:style-name="ce1">
            <text:p>50897</text:p>
          </table:table-cell>
          <table:table-cell office:value-type="float" office:value="50898" table:style-name="ce1">
            <text:p>50898</text:p>
          </table:table-cell>
          <table:table-cell office:value-type="float" office:value="50899" table:style-name="ce1">
            <text:p>50899</text:p>
          </table:table-cell>
          <table:table-cell table:number-columns-repeated="16284"/>
        </table:table-row>
        <table:table-row table:style-name="ro1">
          <table:table-cell office:value-type="float" office:value="50900" table:style-name="ce1">
            <text:p>50900</text:p>
          </table:table-cell>
          <table:table-cell office:value-type="float" office:value="50901" table:style-name="ce1">
            <text:p>50901</text:p>
          </table:table-cell>
          <table:table-cell office:value-type="float" office:value="50902" table:style-name="ce1">
            <text:p>50902</text:p>
          </table:table-cell>
          <table:table-cell office:value-type="float" office:value="50903" table:style-name="ce1">
            <text:p>50903</text:p>
          </table:table-cell>
          <table:table-cell office:value-type="float" office:value="50904" table:style-name="ce1">
            <text:p>50904</text:p>
          </table:table-cell>
          <table:table-cell office:value-type="float" office:value="50905" table:style-name="ce1">
            <text:p>50905</text:p>
          </table:table-cell>
          <table:table-cell office:value-type="float" office:value="50906" table:style-name="ce1">
            <text:p>50906</text:p>
          </table:table-cell>
          <table:table-cell office:value-type="float" office:value="50907" table:style-name="ce1">
            <text:p>50907</text:p>
          </table:table-cell>
          <table:table-cell office:value-type="float" office:value="50908" table:style-name="ce1">
            <text:p>50908</text:p>
          </table:table-cell>
          <table:table-cell office:value-type="float" office:value="50909" table:style-name="ce1">
            <text:p>50909</text:p>
          </table:table-cell>
          <table:table-cell office:value-type="float" office:value="50910" table:style-name="ce1">
            <text:p>50910</text:p>
          </table:table-cell>
          <table:table-cell office:value-type="float" office:value="50911" table:style-name="ce1">
            <text:p>50911</text:p>
          </table:table-cell>
          <table:table-cell office:value-type="float" office:value="50912" table:style-name="ce1">
            <text:p>50912</text:p>
          </table:table-cell>
          <table:table-cell office:value-type="float" office:value="50913" table:style-name="ce1">
            <text:p>50913</text:p>
          </table:table-cell>
          <table:table-cell office:value-type="float" office:value="50914" table:style-name="ce1">
            <text:p>50914</text:p>
          </table:table-cell>
          <table:table-cell office:value-type="float" office:value="50915" table:style-name="ce1">
            <text:p>50915</text:p>
          </table:table-cell>
          <table:table-cell office:value-type="float" office:value="50916" table:style-name="ce1">
            <text:p>50916</text:p>
          </table:table-cell>
          <table:table-cell office:value-type="float" office:value="50917" table:style-name="ce1">
            <text:p>50917</text:p>
          </table:table-cell>
          <table:table-cell office:value-type="float" office:value="50918" table:style-name="ce1">
            <text:p>50918</text:p>
          </table:table-cell>
          <table:table-cell office:value-type="float" office:value="50919" table:style-name="ce1">
            <text:p>50919</text:p>
          </table:table-cell>
          <table:table-cell office:value-type="float" office:value="50920" table:style-name="ce1">
            <text:p>50920</text:p>
          </table:table-cell>
          <table:table-cell office:value-type="float" office:value="50921" table:style-name="ce1">
            <text:p>50921</text:p>
          </table:table-cell>
          <table:table-cell office:value-type="float" office:value="50922" table:style-name="ce1">
            <text:p>50922</text:p>
          </table:table-cell>
          <table:table-cell office:value-type="float" office:value="50923" table:style-name="ce1">
            <text:p>50923</text:p>
          </table:table-cell>
          <table:table-cell office:value-type="float" office:value="50924" table:style-name="ce1">
            <text:p>50924</text:p>
          </table:table-cell>
          <table:table-cell office:value-type="float" office:value="50925" table:style-name="ce1">
            <text:p>50925</text:p>
          </table:table-cell>
          <table:table-cell office:value-type="float" office:value="50926" table:style-name="ce1">
            <text:p>50926</text:p>
          </table:table-cell>
          <table:table-cell office:value-type="float" office:value="50927" table:style-name="ce1">
            <text:p>50927</text:p>
          </table:table-cell>
          <table:table-cell office:value-type="float" office:value="50928" table:style-name="ce1">
            <text:p>50928</text:p>
          </table:table-cell>
          <table:table-cell office:value-type="float" office:value="50929" table:style-name="ce1">
            <text:p>50929</text:p>
          </table:table-cell>
          <table:table-cell office:value-type="float" office:value="50930" table:style-name="ce1">
            <text:p>50930</text:p>
          </table:table-cell>
          <table:table-cell office:value-type="float" office:value="50931" table:style-name="ce1">
            <text:p>50931</text:p>
          </table:table-cell>
          <table:table-cell office:value-type="float" office:value="50932" table:style-name="ce1">
            <text:p>50932</text:p>
          </table:table-cell>
          <table:table-cell office:value-type="float" office:value="50933" table:style-name="ce1">
            <text:p>50933</text:p>
          </table:table-cell>
          <table:table-cell office:value-type="float" office:value="50934" table:style-name="ce1">
            <text:p>50934</text:p>
          </table:table-cell>
          <table:table-cell office:value-type="float" office:value="50935" table:style-name="ce1">
            <text:p>50935</text:p>
          </table:table-cell>
          <table:table-cell office:value-type="float" office:value="50936" table:style-name="ce1">
            <text:p>50936</text:p>
          </table:table-cell>
          <table:table-cell office:value-type="float" office:value="50937" table:style-name="ce1">
            <text:p>50937</text:p>
          </table:table-cell>
          <table:table-cell office:value-type="float" office:value="50938" table:style-name="ce1">
            <text:p>50938</text:p>
          </table:table-cell>
          <table:table-cell office:value-type="float" office:value="50939" table:style-name="ce1">
            <text:p>50939</text:p>
          </table:table-cell>
          <table:table-cell office:value-type="float" office:value="50940" table:style-name="ce1">
            <text:p>50940</text:p>
          </table:table-cell>
          <table:table-cell office:value-type="float" office:value="50941" table:style-name="ce1">
            <text:p>50941</text:p>
          </table:table-cell>
          <table:table-cell office:value-type="float" office:value="50942" table:style-name="ce1">
            <text:p>50942</text:p>
          </table:table-cell>
          <table:table-cell office:value-type="float" office:value="50943" table:style-name="ce1">
            <text:p>50943</text:p>
          </table:table-cell>
          <table:table-cell office:value-type="float" office:value="50944" table:style-name="ce1">
            <text:p>50944</text:p>
          </table:table-cell>
          <table:table-cell office:value-type="float" office:value="50945" table:style-name="ce1">
            <text:p>50945</text:p>
          </table:table-cell>
          <table:table-cell office:value-type="float" office:value="50946" table:style-name="ce1">
            <text:p>50946</text:p>
          </table:table-cell>
          <table:table-cell office:value-type="float" office:value="50947" table:style-name="ce1">
            <text:p>50947</text:p>
          </table:table-cell>
          <table:table-cell office:value-type="float" office:value="50948" table:style-name="ce1">
            <text:p>50948</text:p>
          </table:table-cell>
          <table:table-cell office:value-type="float" office:value="50949" table:style-name="ce1">
            <text:p>50949</text:p>
          </table:table-cell>
          <table:table-cell office:value-type="float" office:value="50950" table:style-name="ce1">
            <text:p>50950</text:p>
          </table:table-cell>
          <table:table-cell office:value-type="float" office:value="50951" table:style-name="ce1">
            <text:p>50951</text:p>
          </table:table-cell>
          <table:table-cell office:value-type="float" office:value="50952" table:style-name="ce1">
            <text:p>50952</text:p>
          </table:table-cell>
          <table:table-cell office:value-type="float" office:value="50953" table:style-name="ce1">
            <text:p>50953</text:p>
          </table:table-cell>
          <table:table-cell office:value-type="float" office:value="50954" table:style-name="ce1">
            <text:p>50954</text:p>
          </table:table-cell>
          <table:table-cell office:value-type="float" office:value="50955" table:style-name="ce1">
            <text:p>50955</text:p>
          </table:table-cell>
          <table:table-cell office:value-type="float" office:value="50956" table:style-name="ce1">
            <text:p>50956</text:p>
          </table:table-cell>
          <table:table-cell office:value-type="float" office:value="50957" table:style-name="ce1">
            <text:p>50957</text:p>
          </table:table-cell>
          <table:table-cell office:value-type="float" office:value="50958" table:style-name="ce1">
            <text:p>50958</text:p>
          </table:table-cell>
          <table:table-cell office:value-type="float" office:value="50959" table:style-name="ce1">
            <text:p>50959</text:p>
          </table:table-cell>
          <table:table-cell office:value-type="float" office:value="50960" table:style-name="ce1">
            <text:p>50960</text:p>
          </table:table-cell>
          <table:table-cell office:value-type="float" office:value="50961" table:style-name="ce1">
            <text:p>50961</text:p>
          </table:table-cell>
          <table:table-cell office:value-type="float" office:value="50962" table:style-name="ce1">
            <text:p>50962</text:p>
          </table:table-cell>
          <table:table-cell office:value-type="float" office:value="50963" table:style-name="ce1">
            <text:p>50963</text:p>
          </table:table-cell>
          <table:table-cell office:value-type="float" office:value="50964" table:style-name="ce1">
            <text:p>50964</text:p>
          </table:table-cell>
          <table:table-cell office:value-type="float" office:value="50965" table:style-name="ce1">
            <text:p>50965</text:p>
          </table:table-cell>
          <table:table-cell office:value-type="float" office:value="50966" table:style-name="ce1">
            <text:p>50966</text:p>
          </table:table-cell>
          <table:table-cell office:value-type="float" office:value="50967" table:style-name="ce1">
            <text:p>50967</text:p>
          </table:table-cell>
          <table:table-cell office:value-type="float" office:value="50968" table:style-name="ce1">
            <text:p>50968</text:p>
          </table:table-cell>
          <table:table-cell office:value-type="float" office:value="50969" table:style-name="ce1">
            <text:p>50969</text:p>
          </table:table-cell>
          <table:table-cell office:value-type="float" office:value="50970" table:style-name="ce1">
            <text:p>50970</text:p>
          </table:table-cell>
          <table:table-cell office:value-type="float" office:value="50971" table:style-name="ce1">
            <text:p>50971</text:p>
          </table:table-cell>
          <table:table-cell office:value-type="float" office:value="50972" table:style-name="ce1">
            <text:p>50972</text:p>
          </table:table-cell>
          <table:table-cell office:value-type="float" office:value="50973" table:style-name="ce1">
            <text:p>50973</text:p>
          </table:table-cell>
          <table:table-cell office:value-type="float" office:value="50974" table:style-name="ce1">
            <text:p>50974</text:p>
          </table:table-cell>
          <table:table-cell office:value-type="float" office:value="50975" table:style-name="ce1">
            <text:p>50975</text:p>
          </table:table-cell>
          <table:table-cell office:value-type="float" office:value="50976" table:style-name="ce1">
            <text:p>50976</text:p>
          </table:table-cell>
          <table:table-cell office:value-type="float" office:value="50977" table:style-name="ce1">
            <text:p>50977</text:p>
          </table:table-cell>
          <table:table-cell office:value-type="float" office:value="50978" table:style-name="ce1">
            <text:p>50978</text:p>
          </table:table-cell>
          <table:table-cell office:value-type="float" office:value="50979" table:style-name="ce1">
            <text:p>50979</text:p>
          </table:table-cell>
          <table:table-cell office:value-type="float" office:value="50980" table:style-name="ce1">
            <text:p>50980</text:p>
          </table:table-cell>
          <table:table-cell office:value-type="float" office:value="50981" table:style-name="ce1">
            <text:p>50981</text:p>
          </table:table-cell>
          <table:table-cell office:value-type="float" office:value="50982" table:style-name="ce1">
            <text:p>50982</text:p>
          </table:table-cell>
          <table:table-cell office:value-type="float" office:value="50983" table:style-name="ce1">
            <text:p>50983</text:p>
          </table:table-cell>
          <table:table-cell office:value-type="float" office:value="50984" table:style-name="ce1">
            <text:p>50984</text:p>
          </table:table-cell>
          <table:table-cell office:value-type="float" office:value="50985" table:style-name="ce1">
            <text:p>50985</text:p>
          </table:table-cell>
          <table:table-cell office:value-type="float" office:value="50986" table:style-name="ce1">
            <text:p>50986</text:p>
          </table:table-cell>
          <table:table-cell office:value-type="float" office:value="50987" table:style-name="ce1">
            <text:p>50987</text:p>
          </table:table-cell>
          <table:table-cell office:value-type="float" office:value="50988" table:style-name="ce1">
            <text:p>50988</text:p>
          </table:table-cell>
          <table:table-cell office:value-type="float" office:value="50989" table:style-name="ce1">
            <text:p>50989</text:p>
          </table:table-cell>
          <table:table-cell office:value-type="float" office:value="50990" table:style-name="ce1">
            <text:p>50990</text:p>
          </table:table-cell>
          <table:table-cell office:value-type="float" office:value="50991" table:style-name="ce1">
            <text:p>50991</text:p>
          </table:table-cell>
          <table:table-cell office:value-type="float" office:value="50992" table:style-name="ce1">
            <text:p>50992</text:p>
          </table:table-cell>
          <table:table-cell office:value-type="float" office:value="50993" table:style-name="ce1">
            <text:p>50993</text:p>
          </table:table-cell>
          <table:table-cell office:value-type="float" office:value="50994" table:style-name="ce1">
            <text:p>50994</text:p>
          </table:table-cell>
          <table:table-cell office:value-type="float" office:value="50995" table:style-name="ce1">
            <text:p>50995</text:p>
          </table:table-cell>
          <table:table-cell office:value-type="float" office:value="50996" table:style-name="ce1">
            <text:p>50996</text:p>
          </table:table-cell>
          <table:table-cell office:value-type="float" office:value="50997" table:style-name="ce1">
            <text:p>50997</text:p>
          </table:table-cell>
          <table:table-cell office:value-type="float" office:value="50998" table:style-name="ce1">
            <text:p>50998</text:p>
          </table:table-cell>
          <table:table-cell office:value-type="float" office:value="50999" table:style-name="ce1">
            <text:p>50999</text:p>
          </table:table-cell>
          <table:table-cell table:number-columns-repeated="16284"/>
        </table:table-row>
        <table:table-row table:style-name="ro1">
          <table:table-cell office:value-type="float" office:value="51000" table:style-name="ce1">
            <text:p>51000</text:p>
          </table:table-cell>
          <table:table-cell office:value-type="float" office:value="51001" table:style-name="ce1">
            <text:p>51001</text:p>
          </table:table-cell>
          <table:table-cell office:value-type="float" office:value="51002" table:style-name="ce1">
            <text:p>51002</text:p>
          </table:table-cell>
          <table:table-cell office:value-type="float" office:value="51003" table:style-name="ce1">
            <text:p>51003</text:p>
          </table:table-cell>
          <table:table-cell office:value-type="float" office:value="51004" table:style-name="ce1">
            <text:p>51004</text:p>
          </table:table-cell>
          <table:table-cell office:value-type="float" office:value="51005" table:style-name="ce1">
            <text:p>51005</text:p>
          </table:table-cell>
          <table:table-cell office:value-type="float" office:value="51006" table:style-name="ce1">
            <text:p>51006</text:p>
          </table:table-cell>
          <table:table-cell office:value-type="float" office:value="51007" table:style-name="ce1">
            <text:p>51007</text:p>
          </table:table-cell>
          <table:table-cell office:value-type="float" office:value="51008" table:style-name="ce1">
            <text:p>51008</text:p>
          </table:table-cell>
          <table:table-cell office:value-type="float" office:value="51009" table:style-name="ce1">
            <text:p>51009</text:p>
          </table:table-cell>
          <table:table-cell office:value-type="float" office:value="51010" table:style-name="ce1">
            <text:p>51010</text:p>
          </table:table-cell>
          <table:table-cell office:value-type="float" office:value="51011" table:style-name="ce1">
            <text:p>51011</text:p>
          </table:table-cell>
          <table:table-cell office:value-type="float" office:value="51012" table:style-name="ce1">
            <text:p>51012</text:p>
          </table:table-cell>
          <table:table-cell office:value-type="float" office:value="51013" table:style-name="ce1">
            <text:p>51013</text:p>
          </table:table-cell>
          <table:table-cell office:value-type="float" office:value="51014" table:style-name="ce1">
            <text:p>51014</text:p>
          </table:table-cell>
          <table:table-cell office:value-type="float" office:value="51015" table:style-name="ce1">
            <text:p>51015</text:p>
          </table:table-cell>
          <table:table-cell office:value-type="float" office:value="51016" table:style-name="ce1">
            <text:p>51016</text:p>
          </table:table-cell>
          <table:table-cell office:value-type="float" office:value="51017" table:style-name="ce1">
            <text:p>51017</text:p>
          </table:table-cell>
          <table:table-cell office:value-type="float" office:value="51018" table:style-name="ce1">
            <text:p>51018</text:p>
          </table:table-cell>
          <table:table-cell office:value-type="float" office:value="51019" table:style-name="ce1">
            <text:p>51019</text:p>
          </table:table-cell>
          <table:table-cell office:value-type="float" office:value="51020" table:style-name="ce1">
            <text:p>51020</text:p>
          </table:table-cell>
          <table:table-cell office:value-type="float" office:value="51021" table:style-name="ce1">
            <text:p>51021</text:p>
          </table:table-cell>
          <table:table-cell office:value-type="float" office:value="51022" table:style-name="ce1">
            <text:p>51022</text:p>
          </table:table-cell>
          <table:table-cell office:value-type="float" office:value="51023" table:style-name="ce1">
            <text:p>51023</text:p>
          </table:table-cell>
          <table:table-cell office:value-type="float" office:value="51024" table:style-name="ce1">
            <text:p>51024</text:p>
          </table:table-cell>
          <table:table-cell office:value-type="float" office:value="51025" table:style-name="ce1">
            <text:p>51025</text:p>
          </table:table-cell>
          <table:table-cell office:value-type="float" office:value="51026" table:style-name="ce1">
            <text:p>51026</text:p>
          </table:table-cell>
          <table:table-cell office:value-type="float" office:value="51027" table:style-name="ce1">
            <text:p>51027</text:p>
          </table:table-cell>
          <table:table-cell office:value-type="float" office:value="51028" table:style-name="ce1">
            <text:p>51028</text:p>
          </table:table-cell>
          <table:table-cell office:value-type="float" office:value="51029" table:style-name="ce1">
            <text:p>51029</text:p>
          </table:table-cell>
          <table:table-cell office:value-type="float" office:value="51030" table:style-name="ce1">
            <text:p>51030</text:p>
          </table:table-cell>
          <table:table-cell office:value-type="float" office:value="51031" table:style-name="ce1">
            <text:p>51031</text:p>
          </table:table-cell>
          <table:table-cell office:value-type="float" office:value="51032" table:style-name="ce1">
            <text:p>51032</text:p>
          </table:table-cell>
          <table:table-cell office:value-type="float" office:value="51033" table:style-name="ce1">
            <text:p>51033</text:p>
          </table:table-cell>
          <table:table-cell office:value-type="float" office:value="51034" table:style-name="ce1">
            <text:p>51034</text:p>
          </table:table-cell>
          <table:table-cell office:value-type="float" office:value="51035" table:style-name="ce1">
            <text:p>51035</text:p>
          </table:table-cell>
          <table:table-cell office:value-type="float" office:value="51036" table:style-name="ce1">
            <text:p>51036</text:p>
          </table:table-cell>
          <table:table-cell office:value-type="float" office:value="51037" table:style-name="ce1">
            <text:p>51037</text:p>
          </table:table-cell>
          <table:table-cell office:value-type="float" office:value="51038" table:style-name="ce1">
            <text:p>51038</text:p>
          </table:table-cell>
          <table:table-cell office:value-type="float" office:value="51039" table:style-name="ce1">
            <text:p>51039</text:p>
          </table:table-cell>
          <table:table-cell office:value-type="float" office:value="51040" table:style-name="ce1">
            <text:p>51040</text:p>
          </table:table-cell>
          <table:table-cell office:value-type="float" office:value="51041" table:style-name="ce1">
            <text:p>51041</text:p>
          </table:table-cell>
          <table:table-cell office:value-type="float" office:value="51042" table:style-name="ce1">
            <text:p>51042</text:p>
          </table:table-cell>
          <table:table-cell office:value-type="float" office:value="51043" table:style-name="ce1">
            <text:p>51043</text:p>
          </table:table-cell>
          <table:table-cell office:value-type="float" office:value="51044" table:style-name="ce1">
            <text:p>51044</text:p>
          </table:table-cell>
          <table:table-cell office:value-type="float" office:value="51045" table:style-name="ce1">
            <text:p>51045</text:p>
          </table:table-cell>
          <table:table-cell office:value-type="float" office:value="51046" table:style-name="ce1">
            <text:p>51046</text:p>
          </table:table-cell>
          <table:table-cell office:value-type="float" office:value="51047" table:style-name="ce1">
            <text:p>51047</text:p>
          </table:table-cell>
          <table:table-cell office:value-type="float" office:value="51048" table:style-name="ce1">
            <text:p>51048</text:p>
          </table:table-cell>
          <table:table-cell office:value-type="float" office:value="51049" table:style-name="ce1">
            <text:p>51049</text:p>
          </table:table-cell>
          <table:table-cell office:value-type="float" office:value="51050" table:style-name="ce1">
            <text:p>51050</text:p>
          </table:table-cell>
          <table:table-cell office:value-type="float" office:value="51051" table:style-name="ce1">
            <text:p>51051</text:p>
          </table:table-cell>
          <table:table-cell office:value-type="float" office:value="51052" table:style-name="ce1">
            <text:p>51052</text:p>
          </table:table-cell>
          <table:table-cell office:value-type="float" office:value="51053" table:style-name="ce1">
            <text:p>51053</text:p>
          </table:table-cell>
          <table:table-cell office:value-type="float" office:value="51054" table:style-name="ce1">
            <text:p>51054</text:p>
          </table:table-cell>
          <table:table-cell office:value-type="float" office:value="51055" table:style-name="ce1">
            <text:p>51055</text:p>
          </table:table-cell>
          <table:table-cell office:value-type="float" office:value="51056" table:style-name="ce1">
            <text:p>51056</text:p>
          </table:table-cell>
          <table:table-cell office:value-type="float" office:value="51057" table:style-name="ce1">
            <text:p>51057</text:p>
          </table:table-cell>
          <table:table-cell office:value-type="float" office:value="51058" table:style-name="ce1">
            <text:p>51058</text:p>
          </table:table-cell>
          <table:table-cell office:value-type="float" office:value="51059" table:style-name="ce1">
            <text:p>51059</text:p>
          </table:table-cell>
          <table:table-cell office:value-type="float" office:value="51060" table:style-name="ce1">
            <text:p>51060</text:p>
          </table:table-cell>
          <table:table-cell office:value-type="float" office:value="51061" table:style-name="ce1">
            <text:p>51061</text:p>
          </table:table-cell>
          <table:table-cell office:value-type="float" office:value="51062" table:style-name="ce1">
            <text:p>51062</text:p>
          </table:table-cell>
          <table:table-cell office:value-type="float" office:value="51063" table:style-name="ce1">
            <text:p>51063</text:p>
          </table:table-cell>
          <table:table-cell office:value-type="float" office:value="51064" table:style-name="ce1">
            <text:p>51064</text:p>
          </table:table-cell>
          <table:table-cell office:value-type="float" office:value="51065" table:style-name="ce1">
            <text:p>51065</text:p>
          </table:table-cell>
          <table:table-cell office:value-type="float" office:value="51066" table:style-name="ce1">
            <text:p>51066</text:p>
          </table:table-cell>
          <table:table-cell office:value-type="float" office:value="51067" table:style-name="ce1">
            <text:p>51067</text:p>
          </table:table-cell>
          <table:table-cell office:value-type="float" office:value="51068" table:style-name="ce1">
            <text:p>51068</text:p>
          </table:table-cell>
          <table:table-cell office:value-type="float" office:value="51069" table:style-name="ce1">
            <text:p>51069</text:p>
          </table:table-cell>
          <table:table-cell office:value-type="float" office:value="51070" table:style-name="ce1">
            <text:p>51070</text:p>
          </table:table-cell>
          <table:table-cell office:value-type="float" office:value="51071" table:style-name="ce1">
            <text:p>51071</text:p>
          </table:table-cell>
          <table:table-cell office:value-type="float" office:value="51072" table:style-name="ce1">
            <text:p>51072</text:p>
          </table:table-cell>
          <table:table-cell office:value-type="float" office:value="51073" table:style-name="ce1">
            <text:p>51073</text:p>
          </table:table-cell>
          <table:table-cell office:value-type="float" office:value="51074" table:style-name="ce1">
            <text:p>51074</text:p>
          </table:table-cell>
          <table:table-cell office:value-type="float" office:value="51075" table:style-name="ce1">
            <text:p>51075</text:p>
          </table:table-cell>
          <table:table-cell office:value-type="float" office:value="51076" table:style-name="ce1">
            <text:p>51076</text:p>
          </table:table-cell>
          <table:table-cell office:value-type="float" office:value="51077" table:style-name="ce1">
            <text:p>51077</text:p>
          </table:table-cell>
          <table:table-cell office:value-type="float" office:value="51078" table:style-name="ce1">
            <text:p>51078</text:p>
          </table:table-cell>
          <table:table-cell office:value-type="float" office:value="51079" table:style-name="ce1">
            <text:p>51079</text:p>
          </table:table-cell>
          <table:table-cell office:value-type="float" office:value="51080" table:style-name="ce1">
            <text:p>51080</text:p>
          </table:table-cell>
          <table:table-cell office:value-type="float" office:value="51081" table:style-name="ce1">
            <text:p>51081</text:p>
          </table:table-cell>
          <table:table-cell office:value-type="float" office:value="51082" table:style-name="ce1">
            <text:p>51082</text:p>
          </table:table-cell>
          <table:table-cell office:value-type="float" office:value="51083" table:style-name="ce1">
            <text:p>51083</text:p>
          </table:table-cell>
          <table:table-cell office:value-type="float" office:value="51084" table:style-name="ce1">
            <text:p>51084</text:p>
          </table:table-cell>
          <table:table-cell office:value-type="float" office:value="51085" table:style-name="ce1">
            <text:p>51085</text:p>
          </table:table-cell>
          <table:table-cell office:value-type="float" office:value="51086" table:style-name="ce1">
            <text:p>51086</text:p>
          </table:table-cell>
          <table:table-cell office:value-type="float" office:value="51087" table:style-name="ce1">
            <text:p>51087</text:p>
          </table:table-cell>
          <table:table-cell office:value-type="float" office:value="51088" table:style-name="ce1">
            <text:p>51088</text:p>
          </table:table-cell>
          <table:table-cell office:value-type="float" office:value="51089" table:style-name="ce1">
            <text:p>51089</text:p>
          </table:table-cell>
          <table:table-cell office:value-type="float" office:value="51090" table:style-name="ce1">
            <text:p>51090</text:p>
          </table:table-cell>
          <table:table-cell office:value-type="float" office:value="51091" table:style-name="ce1">
            <text:p>51091</text:p>
          </table:table-cell>
          <table:table-cell office:value-type="float" office:value="51092" table:style-name="ce1">
            <text:p>51092</text:p>
          </table:table-cell>
          <table:table-cell office:value-type="float" office:value="51093" table:style-name="ce1">
            <text:p>51093</text:p>
          </table:table-cell>
          <table:table-cell office:value-type="float" office:value="51094" table:style-name="ce1">
            <text:p>51094</text:p>
          </table:table-cell>
          <table:table-cell office:value-type="float" office:value="51095" table:style-name="ce1">
            <text:p>51095</text:p>
          </table:table-cell>
          <table:table-cell office:value-type="float" office:value="51096" table:style-name="ce1">
            <text:p>51096</text:p>
          </table:table-cell>
          <table:table-cell office:value-type="float" office:value="51097" table:style-name="ce1">
            <text:p>51097</text:p>
          </table:table-cell>
          <table:table-cell office:value-type="float" office:value="51098" table:style-name="ce1">
            <text:p>51098</text:p>
          </table:table-cell>
          <table:table-cell office:value-type="float" office:value="51099" table:style-name="ce1">
            <text:p>51099</text:p>
          </table:table-cell>
          <table:table-cell table:number-columns-repeated="16284"/>
        </table:table-row>
        <table:table-row table:style-name="ro1">
          <table:table-cell office:value-type="float" office:value="51100" table:style-name="ce1">
            <text:p>51100</text:p>
          </table:table-cell>
          <table:table-cell office:value-type="float" office:value="51101" table:style-name="ce1">
            <text:p>51101</text:p>
          </table:table-cell>
          <table:table-cell office:value-type="float" office:value="51102" table:style-name="ce1">
            <text:p>51102</text:p>
          </table:table-cell>
          <table:table-cell office:value-type="float" office:value="51103" table:style-name="ce1">
            <text:p>51103</text:p>
          </table:table-cell>
          <table:table-cell office:value-type="float" office:value="51104" table:style-name="ce1">
            <text:p>51104</text:p>
          </table:table-cell>
          <table:table-cell office:value-type="float" office:value="51105" table:style-name="ce1">
            <text:p>51105</text:p>
          </table:table-cell>
          <table:table-cell office:value-type="float" office:value="51106" table:style-name="ce1">
            <text:p>51106</text:p>
          </table:table-cell>
          <table:table-cell office:value-type="float" office:value="51107" table:style-name="ce1">
            <text:p>51107</text:p>
          </table:table-cell>
          <table:table-cell office:value-type="float" office:value="51108" table:style-name="ce1">
            <text:p>51108</text:p>
          </table:table-cell>
          <table:table-cell office:value-type="float" office:value="51109" table:style-name="ce1">
            <text:p>51109</text:p>
          </table:table-cell>
          <table:table-cell office:value-type="float" office:value="51110" table:style-name="ce1">
            <text:p>51110</text:p>
          </table:table-cell>
          <table:table-cell office:value-type="float" office:value="51111" table:style-name="ce1">
            <text:p>51111</text:p>
          </table:table-cell>
          <table:table-cell office:value-type="float" office:value="51112" table:style-name="ce1">
            <text:p>51112</text:p>
          </table:table-cell>
          <table:table-cell office:value-type="float" office:value="51113" table:style-name="ce1">
            <text:p>51113</text:p>
          </table:table-cell>
          <table:table-cell office:value-type="float" office:value="51114" table:style-name="ce1">
            <text:p>51114</text:p>
          </table:table-cell>
          <table:table-cell office:value-type="float" office:value="51115" table:style-name="ce1">
            <text:p>51115</text:p>
          </table:table-cell>
          <table:table-cell office:value-type="float" office:value="51116" table:style-name="ce1">
            <text:p>51116</text:p>
          </table:table-cell>
          <table:table-cell office:value-type="float" office:value="51117" table:style-name="ce1">
            <text:p>51117</text:p>
          </table:table-cell>
          <table:table-cell office:value-type="float" office:value="51118" table:style-name="ce1">
            <text:p>51118</text:p>
          </table:table-cell>
          <table:table-cell office:value-type="float" office:value="51119" table:style-name="ce1">
            <text:p>51119</text:p>
          </table:table-cell>
          <table:table-cell office:value-type="float" office:value="51120" table:style-name="ce1">
            <text:p>51120</text:p>
          </table:table-cell>
          <table:table-cell office:value-type="float" office:value="51121" table:style-name="ce1">
            <text:p>51121</text:p>
          </table:table-cell>
          <table:table-cell office:value-type="float" office:value="51122" table:style-name="ce1">
            <text:p>51122</text:p>
          </table:table-cell>
          <table:table-cell office:value-type="float" office:value="51123" table:style-name="ce1">
            <text:p>51123</text:p>
          </table:table-cell>
          <table:table-cell office:value-type="float" office:value="51124" table:style-name="ce1">
            <text:p>51124</text:p>
          </table:table-cell>
          <table:table-cell office:value-type="float" office:value="51125" table:style-name="ce1">
            <text:p>51125</text:p>
          </table:table-cell>
          <table:table-cell office:value-type="float" office:value="51126" table:style-name="ce1">
            <text:p>51126</text:p>
          </table:table-cell>
          <table:table-cell office:value-type="float" office:value="51127" table:style-name="ce1">
            <text:p>51127</text:p>
          </table:table-cell>
          <table:table-cell office:value-type="float" office:value="51128" table:style-name="ce1">
            <text:p>51128</text:p>
          </table:table-cell>
          <table:table-cell office:value-type="float" office:value="51129" table:style-name="ce1">
            <text:p>51129</text:p>
          </table:table-cell>
          <table:table-cell office:value-type="float" office:value="51130" table:style-name="ce1">
            <text:p>51130</text:p>
          </table:table-cell>
          <table:table-cell office:value-type="float" office:value="51131" table:style-name="ce1">
            <text:p>51131</text:p>
          </table:table-cell>
          <table:table-cell office:value-type="float" office:value="51132" table:style-name="ce1">
            <text:p>51132</text:p>
          </table:table-cell>
          <table:table-cell office:value-type="float" office:value="51133" table:style-name="ce1">
            <text:p>51133</text:p>
          </table:table-cell>
          <table:table-cell office:value-type="float" office:value="51134" table:style-name="ce1">
            <text:p>51134</text:p>
          </table:table-cell>
          <table:table-cell office:value-type="float" office:value="51135" table:style-name="ce1">
            <text:p>51135</text:p>
          </table:table-cell>
          <table:table-cell office:value-type="float" office:value="51136" table:style-name="ce1">
            <text:p>51136</text:p>
          </table:table-cell>
          <table:table-cell office:value-type="float" office:value="51137" table:style-name="ce1">
            <text:p>51137</text:p>
          </table:table-cell>
          <table:table-cell office:value-type="float" office:value="51138" table:style-name="ce1">
            <text:p>51138</text:p>
          </table:table-cell>
          <table:table-cell office:value-type="float" office:value="51139" table:style-name="ce1">
            <text:p>51139</text:p>
          </table:table-cell>
          <table:table-cell office:value-type="float" office:value="51140" table:style-name="ce1">
            <text:p>51140</text:p>
          </table:table-cell>
          <table:table-cell office:value-type="float" office:value="51141" table:style-name="ce1">
            <text:p>51141</text:p>
          </table:table-cell>
          <table:table-cell office:value-type="float" office:value="51142" table:style-name="ce1">
            <text:p>51142</text:p>
          </table:table-cell>
          <table:table-cell office:value-type="float" office:value="51143" table:style-name="ce1">
            <text:p>51143</text:p>
          </table:table-cell>
          <table:table-cell office:value-type="float" office:value="51144" table:style-name="ce1">
            <text:p>51144</text:p>
          </table:table-cell>
          <table:table-cell office:value-type="float" office:value="51145" table:style-name="ce1">
            <text:p>51145</text:p>
          </table:table-cell>
          <table:table-cell office:value-type="float" office:value="51146" table:style-name="ce1">
            <text:p>51146</text:p>
          </table:table-cell>
          <table:table-cell office:value-type="float" office:value="51147" table:style-name="ce1">
            <text:p>51147</text:p>
          </table:table-cell>
          <table:table-cell office:value-type="float" office:value="51148" table:style-name="ce1">
            <text:p>51148</text:p>
          </table:table-cell>
          <table:table-cell office:value-type="float" office:value="51149" table:style-name="ce1">
            <text:p>51149</text:p>
          </table:table-cell>
          <table:table-cell office:value-type="float" office:value="51150" table:style-name="ce1">
            <text:p>51150</text:p>
          </table:table-cell>
          <table:table-cell office:value-type="float" office:value="51151" table:style-name="ce1">
            <text:p>51151</text:p>
          </table:table-cell>
          <table:table-cell office:value-type="float" office:value="51152" table:style-name="ce1">
            <text:p>51152</text:p>
          </table:table-cell>
          <table:table-cell office:value-type="float" office:value="51153" table:style-name="ce1">
            <text:p>51153</text:p>
          </table:table-cell>
          <table:table-cell office:value-type="float" office:value="51154" table:style-name="ce1">
            <text:p>51154</text:p>
          </table:table-cell>
          <table:table-cell office:value-type="float" office:value="51155" table:style-name="ce1">
            <text:p>51155</text:p>
          </table:table-cell>
          <table:table-cell office:value-type="float" office:value="51156" table:style-name="ce1">
            <text:p>51156</text:p>
          </table:table-cell>
          <table:table-cell office:value-type="float" office:value="51157" table:style-name="ce1">
            <text:p>51157</text:p>
          </table:table-cell>
          <table:table-cell office:value-type="float" office:value="51158" table:style-name="ce1">
            <text:p>51158</text:p>
          </table:table-cell>
          <table:table-cell office:value-type="float" office:value="51159" table:style-name="ce1">
            <text:p>51159</text:p>
          </table:table-cell>
          <table:table-cell office:value-type="float" office:value="51160" table:style-name="ce1">
            <text:p>51160</text:p>
          </table:table-cell>
          <table:table-cell office:value-type="float" office:value="51161" table:style-name="ce1">
            <text:p>51161</text:p>
          </table:table-cell>
          <table:table-cell office:value-type="float" office:value="51162" table:style-name="ce1">
            <text:p>51162</text:p>
          </table:table-cell>
          <table:table-cell office:value-type="float" office:value="51163" table:style-name="ce1">
            <text:p>51163</text:p>
          </table:table-cell>
          <table:table-cell office:value-type="float" office:value="51164" table:style-name="ce1">
            <text:p>51164</text:p>
          </table:table-cell>
          <table:table-cell office:value-type="float" office:value="51165" table:style-name="ce1">
            <text:p>51165</text:p>
          </table:table-cell>
          <table:table-cell office:value-type="float" office:value="51166" table:style-name="ce1">
            <text:p>51166</text:p>
          </table:table-cell>
          <table:table-cell office:value-type="float" office:value="51167" table:style-name="ce1">
            <text:p>51167</text:p>
          </table:table-cell>
          <table:table-cell office:value-type="float" office:value="51168" table:style-name="ce1">
            <text:p>51168</text:p>
          </table:table-cell>
          <table:table-cell office:value-type="float" office:value="51169" table:style-name="ce1">
            <text:p>51169</text:p>
          </table:table-cell>
          <table:table-cell office:value-type="float" office:value="51170" table:style-name="ce1">
            <text:p>51170</text:p>
          </table:table-cell>
          <table:table-cell office:value-type="float" office:value="51171" table:style-name="ce1">
            <text:p>51171</text:p>
          </table:table-cell>
          <table:table-cell office:value-type="float" office:value="51172" table:style-name="ce1">
            <text:p>51172</text:p>
          </table:table-cell>
          <table:table-cell office:value-type="float" office:value="51173" table:style-name="ce1">
            <text:p>51173</text:p>
          </table:table-cell>
          <table:table-cell office:value-type="float" office:value="51174" table:style-name="ce1">
            <text:p>51174</text:p>
          </table:table-cell>
          <table:table-cell office:value-type="float" office:value="51175" table:style-name="ce1">
            <text:p>51175</text:p>
          </table:table-cell>
          <table:table-cell office:value-type="float" office:value="51176" table:style-name="ce1">
            <text:p>51176</text:p>
          </table:table-cell>
          <table:table-cell office:value-type="float" office:value="51177" table:style-name="ce1">
            <text:p>51177</text:p>
          </table:table-cell>
          <table:table-cell office:value-type="float" office:value="51178" table:style-name="ce1">
            <text:p>51178</text:p>
          </table:table-cell>
          <table:table-cell office:value-type="float" office:value="51179" table:style-name="ce1">
            <text:p>51179</text:p>
          </table:table-cell>
          <table:table-cell office:value-type="float" office:value="51180" table:style-name="ce1">
            <text:p>51180</text:p>
          </table:table-cell>
          <table:table-cell office:value-type="float" office:value="51181" table:style-name="ce1">
            <text:p>51181</text:p>
          </table:table-cell>
          <table:table-cell office:value-type="float" office:value="51182" table:style-name="ce1">
            <text:p>51182</text:p>
          </table:table-cell>
          <table:table-cell office:value-type="float" office:value="51183" table:style-name="ce1">
            <text:p>51183</text:p>
          </table:table-cell>
          <table:table-cell office:value-type="float" office:value="51184" table:style-name="ce1">
            <text:p>51184</text:p>
          </table:table-cell>
          <table:table-cell office:value-type="float" office:value="51185" table:style-name="ce1">
            <text:p>51185</text:p>
          </table:table-cell>
          <table:table-cell office:value-type="float" office:value="51186" table:style-name="ce1">
            <text:p>51186</text:p>
          </table:table-cell>
          <table:table-cell office:value-type="float" office:value="51187" table:style-name="ce1">
            <text:p>51187</text:p>
          </table:table-cell>
          <table:table-cell office:value-type="float" office:value="51188" table:style-name="ce1">
            <text:p>51188</text:p>
          </table:table-cell>
          <table:table-cell office:value-type="float" office:value="51189" table:style-name="ce1">
            <text:p>51189</text:p>
          </table:table-cell>
          <table:table-cell office:value-type="float" office:value="51190" table:style-name="ce1">
            <text:p>51190</text:p>
          </table:table-cell>
          <table:table-cell office:value-type="float" office:value="51191" table:style-name="ce1">
            <text:p>51191</text:p>
          </table:table-cell>
          <table:table-cell office:value-type="float" office:value="51192" table:style-name="ce1">
            <text:p>51192</text:p>
          </table:table-cell>
          <table:table-cell office:value-type="float" office:value="51193" table:style-name="ce1">
            <text:p>51193</text:p>
          </table:table-cell>
          <table:table-cell office:value-type="float" office:value="51194" table:style-name="ce1">
            <text:p>51194</text:p>
          </table:table-cell>
          <table:table-cell office:value-type="float" office:value="51195" table:style-name="ce1">
            <text:p>51195</text:p>
          </table:table-cell>
          <table:table-cell office:value-type="float" office:value="51196" table:style-name="ce1">
            <text:p>51196</text:p>
          </table:table-cell>
          <table:table-cell office:value-type="float" office:value="51197" table:style-name="ce1">
            <text:p>51197</text:p>
          </table:table-cell>
          <table:table-cell office:value-type="float" office:value="51198" table:style-name="ce1">
            <text:p>51198</text:p>
          </table:table-cell>
          <table:table-cell office:value-type="float" office:value="51199" table:style-name="ce1">
            <text:p>51199</text:p>
          </table:table-cell>
          <table:table-cell table:number-columns-repeated="16284"/>
        </table:table-row>
        <table:table-row table:style-name="ro1">
          <table:table-cell office:value-type="float" office:value="51200" table:style-name="ce1">
            <text:p>51200</text:p>
          </table:table-cell>
          <table:table-cell office:value-type="float" office:value="51201" table:style-name="ce1">
            <text:p>51201</text:p>
          </table:table-cell>
          <table:table-cell office:value-type="float" office:value="51202" table:style-name="ce1">
            <text:p>51202</text:p>
          </table:table-cell>
          <table:table-cell office:value-type="float" office:value="51203" table:style-name="ce1">
            <text:p>51203</text:p>
          </table:table-cell>
          <table:table-cell office:value-type="float" office:value="51204" table:style-name="ce1">
            <text:p>51204</text:p>
          </table:table-cell>
          <table:table-cell office:value-type="float" office:value="51205" table:style-name="ce1">
            <text:p>51205</text:p>
          </table:table-cell>
          <table:table-cell office:value-type="float" office:value="51206" table:style-name="ce1">
            <text:p>51206</text:p>
          </table:table-cell>
          <table:table-cell office:value-type="float" office:value="51207" table:style-name="ce1">
            <text:p>51207</text:p>
          </table:table-cell>
          <table:table-cell office:value-type="float" office:value="51208" table:style-name="ce1">
            <text:p>51208</text:p>
          </table:table-cell>
          <table:table-cell office:value-type="float" office:value="51209" table:style-name="ce1">
            <text:p>51209</text:p>
          </table:table-cell>
          <table:table-cell office:value-type="float" office:value="51210" table:style-name="ce1">
            <text:p>51210</text:p>
          </table:table-cell>
          <table:table-cell office:value-type="float" office:value="51211" table:style-name="ce1">
            <text:p>51211</text:p>
          </table:table-cell>
          <table:table-cell office:value-type="float" office:value="51212" table:style-name="ce1">
            <text:p>51212</text:p>
          </table:table-cell>
          <table:table-cell office:value-type="float" office:value="51213" table:style-name="ce1">
            <text:p>51213</text:p>
          </table:table-cell>
          <table:table-cell office:value-type="float" office:value="51214" table:style-name="ce1">
            <text:p>51214</text:p>
          </table:table-cell>
          <table:table-cell office:value-type="float" office:value="51215" table:style-name="ce1">
            <text:p>51215</text:p>
          </table:table-cell>
          <table:table-cell office:value-type="float" office:value="51216" table:style-name="ce1">
            <text:p>51216</text:p>
          </table:table-cell>
          <table:table-cell office:value-type="float" office:value="51217" table:style-name="ce1">
            <text:p>51217</text:p>
          </table:table-cell>
          <table:table-cell office:value-type="float" office:value="51218" table:style-name="ce1">
            <text:p>51218</text:p>
          </table:table-cell>
          <table:table-cell office:value-type="float" office:value="51219" table:style-name="ce1">
            <text:p>51219</text:p>
          </table:table-cell>
          <table:table-cell office:value-type="float" office:value="51220" table:style-name="ce1">
            <text:p>51220</text:p>
          </table:table-cell>
          <table:table-cell office:value-type="float" office:value="51221" table:style-name="ce1">
            <text:p>51221</text:p>
          </table:table-cell>
          <table:table-cell office:value-type="float" office:value="51222" table:style-name="ce1">
            <text:p>51222</text:p>
          </table:table-cell>
          <table:table-cell office:value-type="float" office:value="51223" table:style-name="ce1">
            <text:p>51223</text:p>
          </table:table-cell>
          <table:table-cell office:value-type="float" office:value="51224" table:style-name="ce1">
            <text:p>51224</text:p>
          </table:table-cell>
          <table:table-cell office:value-type="float" office:value="51225" table:style-name="ce1">
            <text:p>51225</text:p>
          </table:table-cell>
          <table:table-cell office:value-type="float" office:value="51226" table:style-name="ce1">
            <text:p>51226</text:p>
          </table:table-cell>
          <table:table-cell office:value-type="float" office:value="51227" table:style-name="ce1">
            <text:p>51227</text:p>
          </table:table-cell>
          <table:table-cell office:value-type="float" office:value="51228" table:style-name="ce1">
            <text:p>51228</text:p>
          </table:table-cell>
          <table:table-cell office:value-type="float" office:value="51229" table:style-name="ce1">
            <text:p>51229</text:p>
          </table:table-cell>
          <table:table-cell office:value-type="float" office:value="51230" table:style-name="ce1">
            <text:p>51230</text:p>
          </table:table-cell>
          <table:table-cell office:value-type="float" office:value="51231" table:style-name="ce1">
            <text:p>51231</text:p>
          </table:table-cell>
          <table:table-cell office:value-type="float" office:value="51232" table:style-name="ce1">
            <text:p>51232</text:p>
          </table:table-cell>
          <table:table-cell office:value-type="float" office:value="51233" table:style-name="ce1">
            <text:p>51233</text:p>
          </table:table-cell>
          <table:table-cell office:value-type="float" office:value="51234" table:style-name="ce1">
            <text:p>51234</text:p>
          </table:table-cell>
          <table:table-cell office:value-type="float" office:value="51235" table:style-name="ce1">
            <text:p>51235</text:p>
          </table:table-cell>
          <table:table-cell office:value-type="float" office:value="51236" table:style-name="ce1">
            <text:p>51236</text:p>
          </table:table-cell>
          <table:table-cell office:value-type="float" office:value="51237" table:style-name="ce1">
            <text:p>51237</text:p>
          </table:table-cell>
          <table:table-cell office:value-type="float" office:value="51238" table:style-name="ce1">
            <text:p>51238</text:p>
          </table:table-cell>
          <table:table-cell office:value-type="float" office:value="51239" table:style-name="ce1">
            <text:p>51239</text:p>
          </table:table-cell>
          <table:table-cell office:value-type="float" office:value="51240" table:style-name="ce1">
            <text:p>51240</text:p>
          </table:table-cell>
          <table:table-cell office:value-type="float" office:value="51241" table:style-name="ce1">
            <text:p>51241</text:p>
          </table:table-cell>
          <table:table-cell office:value-type="float" office:value="51242" table:style-name="ce1">
            <text:p>51242</text:p>
          </table:table-cell>
          <table:table-cell office:value-type="float" office:value="51243" table:style-name="ce1">
            <text:p>51243</text:p>
          </table:table-cell>
          <table:table-cell office:value-type="float" office:value="51244" table:style-name="ce1">
            <text:p>51244</text:p>
          </table:table-cell>
          <table:table-cell office:value-type="float" office:value="51245" table:style-name="ce1">
            <text:p>51245</text:p>
          </table:table-cell>
          <table:table-cell office:value-type="float" office:value="51246" table:style-name="ce1">
            <text:p>51246</text:p>
          </table:table-cell>
          <table:table-cell office:value-type="float" office:value="51247" table:style-name="ce1">
            <text:p>51247</text:p>
          </table:table-cell>
          <table:table-cell office:value-type="float" office:value="51248" table:style-name="ce1">
            <text:p>51248</text:p>
          </table:table-cell>
          <table:table-cell office:value-type="float" office:value="51249" table:style-name="ce1">
            <text:p>51249</text:p>
          </table:table-cell>
          <table:table-cell office:value-type="float" office:value="51250" table:style-name="ce1">
            <text:p>51250</text:p>
          </table:table-cell>
          <table:table-cell office:value-type="float" office:value="51251" table:style-name="ce1">
            <text:p>51251</text:p>
          </table:table-cell>
          <table:table-cell office:value-type="float" office:value="51252" table:style-name="ce1">
            <text:p>51252</text:p>
          </table:table-cell>
          <table:table-cell office:value-type="float" office:value="51253" table:style-name="ce1">
            <text:p>51253</text:p>
          </table:table-cell>
          <table:table-cell office:value-type="float" office:value="51254" table:style-name="ce1">
            <text:p>51254</text:p>
          </table:table-cell>
          <table:table-cell office:value-type="float" office:value="51255" table:style-name="ce1">
            <text:p>51255</text:p>
          </table:table-cell>
          <table:table-cell office:value-type="float" office:value="51256" table:style-name="ce1">
            <text:p>51256</text:p>
          </table:table-cell>
          <table:table-cell office:value-type="float" office:value="51257" table:style-name="ce1">
            <text:p>51257</text:p>
          </table:table-cell>
          <table:table-cell office:value-type="float" office:value="51258" table:style-name="ce1">
            <text:p>51258</text:p>
          </table:table-cell>
          <table:table-cell office:value-type="float" office:value="51259" table:style-name="ce1">
            <text:p>51259</text:p>
          </table:table-cell>
          <table:table-cell office:value-type="float" office:value="51260" table:style-name="ce1">
            <text:p>51260</text:p>
          </table:table-cell>
          <table:table-cell office:value-type="float" office:value="51261" table:style-name="ce1">
            <text:p>51261</text:p>
          </table:table-cell>
          <table:table-cell office:value-type="float" office:value="51262" table:style-name="ce1">
            <text:p>51262</text:p>
          </table:table-cell>
          <table:table-cell office:value-type="float" office:value="51263" table:style-name="ce1">
            <text:p>51263</text:p>
          </table:table-cell>
          <table:table-cell office:value-type="float" office:value="51264" table:style-name="ce1">
            <text:p>51264</text:p>
          </table:table-cell>
          <table:table-cell office:value-type="float" office:value="51265" table:style-name="ce1">
            <text:p>51265</text:p>
          </table:table-cell>
          <table:table-cell office:value-type="float" office:value="51266" table:style-name="ce1">
            <text:p>51266</text:p>
          </table:table-cell>
          <table:table-cell office:value-type="float" office:value="51267" table:style-name="ce1">
            <text:p>51267</text:p>
          </table:table-cell>
          <table:table-cell office:value-type="float" office:value="51268" table:style-name="ce1">
            <text:p>51268</text:p>
          </table:table-cell>
          <table:table-cell office:value-type="float" office:value="51269" table:style-name="ce1">
            <text:p>51269</text:p>
          </table:table-cell>
          <table:table-cell office:value-type="float" office:value="51270" table:style-name="ce1">
            <text:p>51270</text:p>
          </table:table-cell>
          <table:table-cell office:value-type="float" office:value="51271" table:style-name="ce1">
            <text:p>51271</text:p>
          </table:table-cell>
          <table:table-cell office:value-type="float" office:value="51272" table:style-name="ce1">
            <text:p>51272</text:p>
          </table:table-cell>
          <table:table-cell office:value-type="float" office:value="51273" table:style-name="ce1">
            <text:p>51273</text:p>
          </table:table-cell>
          <table:table-cell office:value-type="float" office:value="51274" table:style-name="ce1">
            <text:p>51274</text:p>
          </table:table-cell>
          <table:table-cell office:value-type="float" office:value="51275" table:style-name="ce1">
            <text:p>51275</text:p>
          </table:table-cell>
          <table:table-cell office:value-type="float" office:value="51276" table:style-name="ce1">
            <text:p>51276</text:p>
          </table:table-cell>
          <table:table-cell office:value-type="float" office:value="51277" table:style-name="ce1">
            <text:p>51277</text:p>
          </table:table-cell>
          <table:table-cell office:value-type="float" office:value="51278" table:style-name="ce1">
            <text:p>51278</text:p>
          </table:table-cell>
          <table:table-cell office:value-type="float" office:value="51279" table:style-name="ce1">
            <text:p>51279</text:p>
          </table:table-cell>
          <table:table-cell office:value-type="float" office:value="51280" table:style-name="ce1">
            <text:p>51280</text:p>
          </table:table-cell>
          <table:table-cell office:value-type="float" office:value="51281" table:style-name="ce1">
            <text:p>51281</text:p>
          </table:table-cell>
          <table:table-cell office:value-type="float" office:value="51282" table:style-name="ce1">
            <text:p>51282</text:p>
          </table:table-cell>
          <table:table-cell office:value-type="float" office:value="51283" table:style-name="ce1">
            <text:p>51283</text:p>
          </table:table-cell>
          <table:table-cell office:value-type="float" office:value="51284" table:style-name="ce1">
            <text:p>51284</text:p>
          </table:table-cell>
          <table:table-cell office:value-type="float" office:value="51285" table:style-name="ce1">
            <text:p>51285</text:p>
          </table:table-cell>
          <table:table-cell office:value-type="float" office:value="51286" table:style-name="ce1">
            <text:p>51286</text:p>
          </table:table-cell>
          <table:table-cell office:value-type="float" office:value="51287" table:style-name="ce1">
            <text:p>51287</text:p>
          </table:table-cell>
          <table:table-cell office:value-type="float" office:value="51288" table:style-name="ce1">
            <text:p>51288</text:p>
          </table:table-cell>
          <table:table-cell office:value-type="float" office:value="51289" table:style-name="ce1">
            <text:p>51289</text:p>
          </table:table-cell>
          <table:table-cell office:value-type="float" office:value="51290" table:style-name="ce1">
            <text:p>51290</text:p>
          </table:table-cell>
          <table:table-cell office:value-type="float" office:value="51291" table:style-name="ce1">
            <text:p>51291</text:p>
          </table:table-cell>
          <table:table-cell office:value-type="float" office:value="51292" table:style-name="ce1">
            <text:p>51292</text:p>
          </table:table-cell>
          <table:table-cell office:value-type="float" office:value="51293" table:style-name="ce1">
            <text:p>51293</text:p>
          </table:table-cell>
          <table:table-cell office:value-type="float" office:value="51294" table:style-name="ce1">
            <text:p>51294</text:p>
          </table:table-cell>
          <table:table-cell office:value-type="float" office:value="51295" table:style-name="ce1">
            <text:p>51295</text:p>
          </table:table-cell>
          <table:table-cell office:value-type="float" office:value="51296" table:style-name="ce1">
            <text:p>51296</text:p>
          </table:table-cell>
          <table:table-cell office:value-type="float" office:value="51297" table:style-name="ce1">
            <text:p>51297</text:p>
          </table:table-cell>
          <table:table-cell office:value-type="float" office:value="51298" table:style-name="ce1">
            <text:p>51298</text:p>
          </table:table-cell>
          <table:table-cell office:value-type="float" office:value="51299" table:style-name="ce1">
            <text:p>51299</text:p>
          </table:table-cell>
          <table:table-cell table:number-columns-repeated="16284"/>
        </table:table-row>
        <table:table-row table:style-name="ro1">
          <table:table-cell office:value-type="float" office:value="51300" table:style-name="ce1">
            <text:p>51300</text:p>
          </table:table-cell>
          <table:table-cell office:value-type="float" office:value="51301" table:style-name="ce1">
            <text:p>51301</text:p>
          </table:table-cell>
          <table:table-cell office:value-type="float" office:value="51302" table:style-name="ce1">
            <text:p>51302</text:p>
          </table:table-cell>
          <table:table-cell office:value-type="float" office:value="51303" table:style-name="ce1">
            <text:p>51303</text:p>
          </table:table-cell>
          <table:table-cell office:value-type="float" office:value="51304" table:style-name="ce1">
            <text:p>51304</text:p>
          </table:table-cell>
          <table:table-cell office:value-type="float" office:value="51305" table:style-name="ce1">
            <text:p>51305</text:p>
          </table:table-cell>
          <table:table-cell office:value-type="float" office:value="51306" table:style-name="ce1">
            <text:p>51306</text:p>
          </table:table-cell>
          <table:table-cell office:value-type="float" office:value="51307" table:style-name="ce1">
            <text:p>51307</text:p>
          </table:table-cell>
          <table:table-cell office:value-type="float" office:value="51308" table:style-name="ce1">
            <text:p>51308</text:p>
          </table:table-cell>
          <table:table-cell office:value-type="float" office:value="51309" table:style-name="ce1">
            <text:p>51309</text:p>
          </table:table-cell>
          <table:table-cell office:value-type="float" office:value="51310" table:style-name="ce1">
            <text:p>51310</text:p>
          </table:table-cell>
          <table:table-cell office:value-type="float" office:value="51311" table:style-name="ce1">
            <text:p>51311</text:p>
          </table:table-cell>
          <table:table-cell office:value-type="float" office:value="51312" table:style-name="ce1">
            <text:p>51312</text:p>
          </table:table-cell>
          <table:table-cell office:value-type="float" office:value="51313" table:style-name="ce1">
            <text:p>51313</text:p>
          </table:table-cell>
          <table:table-cell office:value-type="float" office:value="51314" table:style-name="ce1">
            <text:p>51314</text:p>
          </table:table-cell>
          <table:table-cell office:value-type="float" office:value="51315" table:style-name="ce1">
            <text:p>51315</text:p>
          </table:table-cell>
          <table:table-cell office:value-type="float" office:value="51316" table:style-name="ce1">
            <text:p>51316</text:p>
          </table:table-cell>
          <table:table-cell office:value-type="float" office:value="51317" table:style-name="ce1">
            <text:p>51317</text:p>
          </table:table-cell>
          <table:table-cell office:value-type="float" office:value="51318" table:style-name="ce1">
            <text:p>51318</text:p>
          </table:table-cell>
          <table:table-cell office:value-type="float" office:value="51319" table:style-name="ce1">
            <text:p>51319</text:p>
          </table:table-cell>
          <table:table-cell office:value-type="float" office:value="51320" table:style-name="ce1">
            <text:p>51320</text:p>
          </table:table-cell>
          <table:table-cell office:value-type="float" office:value="51321" table:style-name="ce1">
            <text:p>51321</text:p>
          </table:table-cell>
          <table:table-cell office:value-type="float" office:value="51322" table:style-name="ce1">
            <text:p>51322</text:p>
          </table:table-cell>
          <table:table-cell office:value-type="float" office:value="51323" table:style-name="ce1">
            <text:p>51323</text:p>
          </table:table-cell>
          <table:table-cell office:value-type="float" office:value="51324" table:style-name="ce1">
            <text:p>51324</text:p>
          </table:table-cell>
          <table:table-cell office:value-type="float" office:value="51325" table:style-name="ce1">
            <text:p>51325</text:p>
          </table:table-cell>
          <table:table-cell office:value-type="float" office:value="51326" table:style-name="ce1">
            <text:p>51326</text:p>
          </table:table-cell>
          <table:table-cell office:value-type="float" office:value="51327" table:style-name="ce1">
            <text:p>51327</text:p>
          </table:table-cell>
          <table:table-cell office:value-type="float" office:value="51328" table:style-name="ce1">
            <text:p>51328</text:p>
          </table:table-cell>
          <table:table-cell office:value-type="float" office:value="51329" table:style-name="ce1">
            <text:p>51329</text:p>
          </table:table-cell>
          <table:table-cell office:value-type="float" office:value="51330" table:style-name="ce1">
            <text:p>51330</text:p>
          </table:table-cell>
          <table:table-cell office:value-type="float" office:value="51331" table:style-name="ce1">
            <text:p>51331</text:p>
          </table:table-cell>
          <table:table-cell office:value-type="float" office:value="51332" table:style-name="ce1">
            <text:p>51332</text:p>
          </table:table-cell>
          <table:table-cell office:value-type="float" office:value="51333" table:style-name="ce1">
            <text:p>51333</text:p>
          </table:table-cell>
          <table:table-cell office:value-type="float" office:value="51334" table:style-name="ce1">
            <text:p>51334</text:p>
          </table:table-cell>
          <table:table-cell office:value-type="float" office:value="51335" table:style-name="ce1">
            <text:p>51335</text:p>
          </table:table-cell>
          <table:table-cell office:value-type="float" office:value="51336" table:style-name="ce1">
            <text:p>51336</text:p>
          </table:table-cell>
          <table:table-cell office:value-type="float" office:value="51337" table:style-name="ce1">
            <text:p>51337</text:p>
          </table:table-cell>
          <table:table-cell office:value-type="float" office:value="51338" table:style-name="ce1">
            <text:p>51338</text:p>
          </table:table-cell>
          <table:table-cell office:value-type="float" office:value="51339" table:style-name="ce1">
            <text:p>51339</text:p>
          </table:table-cell>
          <table:table-cell office:value-type="float" office:value="51340" table:style-name="ce1">
            <text:p>51340</text:p>
          </table:table-cell>
          <table:table-cell office:value-type="float" office:value="51341" table:style-name="ce1">
            <text:p>51341</text:p>
          </table:table-cell>
          <table:table-cell office:value-type="float" office:value="51342" table:style-name="ce1">
            <text:p>51342</text:p>
          </table:table-cell>
          <table:table-cell office:value-type="float" office:value="51343" table:style-name="ce1">
            <text:p>51343</text:p>
          </table:table-cell>
          <table:table-cell office:value-type="float" office:value="51344" table:style-name="ce1">
            <text:p>51344</text:p>
          </table:table-cell>
          <table:table-cell office:value-type="float" office:value="51345" table:style-name="ce1">
            <text:p>51345</text:p>
          </table:table-cell>
          <table:table-cell office:value-type="float" office:value="51346" table:style-name="ce1">
            <text:p>51346</text:p>
          </table:table-cell>
          <table:table-cell office:value-type="float" office:value="51347" table:style-name="ce1">
            <text:p>51347</text:p>
          </table:table-cell>
          <table:table-cell office:value-type="float" office:value="51348" table:style-name="ce1">
            <text:p>51348</text:p>
          </table:table-cell>
          <table:table-cell office:value-type="float" office:value="51349" table:style-name="ce1">
            <text:p>51349</text:p>
          </table:table-cell>
          <table:table-cell office:value-type="float" office:value="51350" table:style-name="ce1">
            <text:p>51350</text:p>
          </table:table-cell>
          <table:table-cell office:value-type="float" office:value="51351" table:style-name="ce1">
            <text:p>51351</text:p>
          </table:table-cell>
          <table:table-cell office:value-type="float" office:value="51352" table:style-name="ce1">
            <text:p>51352</text:p>
          </table:table-cell>
          <table:table-cell office:value-type="float" office:value="51353" table:style-name="ce1">
            <text:p>51353</text:p>
          </table:table-cell>
          <table:table-cell office:value-type="float" office:value="51354" table:style-name="ce1">
            <text:p>51354</text:p>
          </table:table-cell>
          <table:table-cell office:value-type="float" office:value="51355" table:style-name="ce1">
            <text:p>51355</text:p>
          </table:table-cell>
          <table:table-cell office:value-type="float" office:value="51356" table:style-name="ce1">
            <text:p>51356</text:p>
          </table:table-cell>
          <table:table-cell office:value-type="float" office:value="51357" table:style-name="ce1">
            <text:p>51357</text:p>
          </table:table-cell>
          <table:table-cell office:value-type="float" office:value="51358" table:style-name="ce1">
            <text:p>51358</text:p>
          </table:table-cell>
          <table:table-cell office:value-type="float" office:value="51359" table:style-name="ce1">
            <text:p>51359</text:p>
          </table:table-cell>
          <table:table-cell office:value-type="float" office:value="51360" table:style-name="ce1">
            <text:p>51360</text:p>
          </table:table-cell>
          <table:table-cell office:value-type="float" office:value="51361" table:style-name="ce1">
            <text:p>51361</text:p>
          </table:table-cell>
          <table:table-cell office:value-type="float" office:value="51362" table:style-name="ce1">
            <text:p>51362</text:p>
          </table:table-cell>
          <table:table-cell office:value-type="float" office:value="51363" table:style-name="ce1">
            <text:p>51363</text:p>
          </table:table-cell>
          <table:table-cell office:value-type="float" office:value="51364" table:style-name="ce1">
            <text:p>51364</text:p>
          </table:table-cell>
          <table:table-cell office:value-type="float" office:value="51365" table:style-name="ce1">
            <text:p>51365</text:p>
          </table:table-cell>
          <table:table-cell office:value-type="float" office:value="51366" table:style-name="ce1">
            <text:p>51366</text:p>
          </table:table-cell>
          <table:table-cell office:value-type="float" office:value="51367" table:style-name="ce1">
            <text:p>51367</text:p>
          </table:table-cell>
          <table:table-cell office:value-type="float" office:value="51368" table:style-name="ce1">
            <text:p>51368</text:p>
          </table:table-cell>
          <table:table-cell office:value-type="float" office:value="51369" table:style-name="ce1">
            <text:p>51369</text:p>
          </table:table-cell>
          <table:table-cell office:value-type="float" office:value="51370" table:style-name="ce1">
            <text:p>51370</text:p>
          </table:table-cell>
          <table:table-cell office:value-type="float" office:value="51371" table:style-name="ce1">
            <text:p>51371</text:p>
          </table:table-cell>
          <table:table-cell office:value-type="float" office:value="51372" table:style-name="ce1">
            <text:p>51372</text:p>
          </table:table-cell>
          <table:table-cell office:value-type="float" office:value="51373" table:style-name="ce1">
            <text:p>51373</text:p>
          </table:table-cell>
          <table:table-cell office:value-type="float" office:value="51374" table:style-name="ce1">
            <text:p>51374</text:p>
          </table:table-cell>
          <table:table-cell office:value-type="float" office:value="51375" table:style-name="ce1">
            <text:p>51375</text:p>
          </table:table-cell>
          <table:table-cell office:value-type="float" office:value="51376" table:style-name="ce1">
            <text:p>51376</text:p>
          </table:table-cell>
          <table:table-cell office:value-type="float" office:value="51377" table:style-name="ce1">
            <text:p>51377</text:p>
          </table:table-cell>
          <table:table-cell office:value-type="float" office:value="51378" table:style-name="ce1">
            <text:p>51378</text:p>
          </table:table-cell>
          <table:table-cell office:value-type="float" office:value="51379" table:style-name="ce1">
            <text:p>51379</text:p>
          </table:table-cell>
          <table:table-cell office:value-type="float" office:value="51380" table:style-name="ce1">
            <text:p>51380</text:p>
          </table:table-cell>
          <table:table-cell office:value-type="float" office:value="51381" table:style-name="ce1">
            <text:p>51381</text:p>
          </table:table-cell>
          <table:table-cell office:value-type="float" office:value="51382" table:style-name="ce1">
            <text:p>51382</text:p>
          </table:table-cell>
          <table:table-cell office:value-type="float" office:value="51383" table:style-name="ce1">
            <text:p>51383</text:p>
          </table:table-cell>
          <table:table-cell office:value-type="float" office:value="51384" table:style-name="ce1">
            <text:p>51384</text:p>
          </table:table-cell>
          <table:table-cell office:value-type="float" office:value="51385" table:style-name="ce1">
            <text:p>51385</text:p>
          </table:table-cell>
          <table:table-cell office:value-type="float" office:value="51386" table:style-name="ce1">
            <text:p>51386</text:p>
          </table:table-cell>
          <table:table-cell office:value-type="float" office:value="51387" table:style-name="ce1">
            <text:p>51387</text:p>
          </table:table-cell>
          <table:table-cell office:value-type="float" office:value="51388" table:style-name="ce1">
            <text:p>51388</text:p>
          </table:table-cell>
          <table:table-cell office:value-type="float" office:value="51389" table:style-name="ce1">
            <text:p>51389</text:p>
          </table:table-cell>
          <table:table-cell office:value-type="float" office:value="51390" table:style-name="ce1">
            <text:p>51390</text:p>
          </table:table-cell>
          <table:table-cell office:value-type="float" office:value="51391" table:style-name="ce1">
            <text:p>51391</text:p>
          </table:table-cell>
          <table:table-cell office:value-type="float" office:value="51392" table:style-name="ce1">
            <text:p>51392</text:p>
          </table:table-cell>
          <table:table-cell office:value-type="float" office:value="51393" table:style-name="ce1">
            <text:p>51393</text:p>
          </table:table-cell>
          <table:table-cell office:value-type="float" office:value="51394" table:style-name="ce1">
            <text:p>51394</text:p>
          </table:table-cell>
          <table:table-cell office:value-type="float" office:value="51395" table:style-name="ce1">
            <text:p>51395</text:p>
          </table:table-cell>
          <table:table-cell office:value-type="float" office:value="51396" table:style-name="ce1">
            <text:p>51396</text:p>
          </table:table-cell>
          <table:table-cell office:value-type="float" office:value="51397" table:style-name="ce1">
            <text:p>51397</text:p>
          </table:table-cell>
          <table:table-cell office:value-type="float" office:value="51398" table:style-name="ce1">
            <text:p>51398</text:p>
          </table:table-cell>
          <table:table-cell office:value-type="float" office:value="51399" table:style-name="ce1">
            <text:p>51399</text:p>
          </table:table-cell>
          <table:table-cell table:number-columns-repeated="16284"/>
        </table:table-row>
        <table:table-row table:style-name="ro1">
          <table:table-cell office:value-type="float" office:value="51400" table:style-name="ce1">
            <text:p>51400</text:p>
          </table:table-cell>
          <table:table-cell office:value-type="float" office:value="51401" table:style-name="ce1">
            <text:p>51401</text:p>
          </table:table-cell>
          <table:table-cell office:value-type="float" office:value="51402" table:style-name="ce1">
            <text:p>51402</text:p>
          </table:table-cell>
          <table:table-cell office:value-type="float" office:value="51403" table:style-name="ce1">
            <text:p>51403</text:p>
          </table:table-cell>
          <table:table-cell office:value-type="float" office:value="51404" table:style-name="ce1">
            <text:p>51404</text:p>
          </table:table-cell>
          <table:table-cell office:value-type="float" office:value="51405" table:style-name="ce1">
            <text:p>51405</text:p>
          </table:table-cell>
          <table:table-cell office:value-type="float" office:value="51406" table:style-name="ce1">
            <text:p>51406</text:p>
          </table:table-cell>
          <table:table-cell office:value-type="float" office:value="51407" table:style-name="ce1">
            <text:p>51407</text:p>
          </table:table-cell>
          <table:table-cell office:value-type="float" office:value="51408" table:style-name="ce1">
            <text:p>51408</text:p>
          </table:table-cell>
          <table:table-cell office:value-type="float" office:value="51409" table:style-name="ce1">
            <text:p>51409</text:p>
          </table:table-cell>
          <table:table-cell office:value-type="float" office:value="51410" table:style-name="ce1">
            <text:p>51410</text:p>
          </table:table-cell>
          <table:table-cell office:value-type="float" office:value="51411" table:style-name="ce1">
            <text:p>51411</text:p>
          </table:table-cell>
          <table:table-cell office:value-type="float" office:value="51412" table:style-name="ce1">
            <text:p>51412</text:p>
          </table:table-cell>
          <table:table-cell office:value-type="float" office:value="51413" table:style-name="ce1">
            <text:p>51413</text:p>
          </table:table-cell>
          <table:table-cell office:value-type="float" office:value="51414" table:style-name="ce1">
            <text:p>51414</text:p>
          </table:table-cell>
          <table:table-cell office:value-type="float" office:value="51415" table:style-name="ce1">
            <text:p>51415</text:p>
          </table:table-cell>
          <table:table-cell office:value-type="float" office:value="51416" table:style-name="ce1">
            <text:p>51416</text:p>
          </table:table-cell>
          <table:table-cell office:value-type="float" office:value="51417" table:style-name="ce1">
            <text:p>51417</text:p>
          </table:table-cell>
          <table:table-cell office:value-type="float" office:value="51418" table:style-name="ce1">
            <text:p>51418</text:p>
          </table:table-cell>
          <table:table-cell office:value-type="float" office:value="51419" table:style-name="ce1">
            <text:p>51419</text:p>
          </table:table-cell>
          <table:table-cell office:value-type="float" office:value="51420" table:style-name="ce1">
            <text:p>51420</text:p>
          </table:table-cell>
          <table:table-cell office:value-type="float" office:value="51421" table:style-name="ce1">
            <text:p>51421</text:p>
          </table:table-cell>
          <table:table-cell office:value-type="float" office:value="51422" table:style-name="ce1">
            <text:p>51422</text:p>
          </table:table-cell>
          <table:table-cell office:value-type="float" office:value="51423" table:style-name="ce1">
            <text:p>51423</text:p>
          </table:table-cell>
          <table:table-cell office:value-type="float" office:value="51424" table:style-name="ce1">
            <text:p>51424</text:p>
          </table:table-cell>
          <table:table-cell office:value-type="float" office:value="51425" table:style-name="ce1">
            <text:p>51425</text:p>
          </table:table-cell>
          <table:table-cell office:value-type="float" office:value="51426" table:style-name="ce1">
            <text:p>51426</text:p>
          </table:table-cell>
          <table:table-cell office:value-type="float" office:value="51427" table:style-name="ce1">
            <text:p>51427</text:p>
          </table:table-cell>
          <table:table-cell office:value-type="float" office:value="51428" table:style-name="ce1">
            <text:p>51428</text:p>
          </table:table-cell>
          <table:table-cell office:value-type="float" office:value="51429" table:style-name="ce1">
            <text:p>51429</text:p>
          </table:table-cell>
          <table:table-cell office:value-type="float" office:value="51430" table:style-name="ce1">
            <text:p>51430</text:p>
          </table:table-cell>
          <table:table-cell office:value-type="float" office:value="51431" table:style-name="ce1">
            <text:p>51431</text:p>
          </table:table-cell>
          <table:table-cell office:value-type="float" office:value="51432" table:style-name="ce1">
            <text:p>51432</text:p>
          </table:table-cell>
          <table:table-cell office:value-type="float" office:value="51433" table:style-name="ce1">
            <text:p>51433</text:p>
          </table:table-cell>
          <table:table-cell office:value-type="float" office:value="51434" table:style-name="ce1">
            <text:p>51434</text:p>
          </table:table-cell>
          <table:table-cell office:value-type="float" office:value="51435" table:style-name="ce1">
            <text:p>51435</text:p>
          </table:table-cell>
          <table:table-cell office:value-type="float" office:value="51436" table:style-name="ce1">
            <text:p>51436</text:p>
          </table:table-cell>
          <table:table-cell office:value-type="float" office:value="51437" table:style-name="ce1">
            <text:p>51437</text:p>
          </table:table-cell>
          <table:table-cell office:value-type="float" office:value="51438" table:style-name="ce1">
            <text:p>51438</text:p>
          </table:table-cell>
          <table:table-cell office:value-type="float" office:value="51439" table:style-name="ce1">
            <text:p>51439</text:p>
          </table:table-cell>
          <table:table-cell office:value-type="float" office:value="51440" table:style-name="ce1">
            <text:p>51440</text:p>
          </table:table-cell>
          <table:table-cell office:value-type="float" office:value="51441" table:style-name="ce1">
            <text:p>51441</text:p>
          </table:table-cell>
          <table:table-cell office:value-type="float" office:value="51442" table:style-name="ce1">
            <text:p>51442</text:p>
          </table:table-cell>
          <table:table-cell office:value-type="float" office:value="51443" table:style-name="ce1">
            <text:p>51443</text:p>
          </table:table-cell>
          <table:table-cell office:value-type="float" office:value="51444" table:style-name="ce1">
            <text:p>51444</text:p>
          </table:table-cell>
          <table:table-cell office:value-type="float" office:value="51445" table:style-name="ce1">
            <text:p>51445</text:p>
          </table:table-cell>
          <table:table-cell office:value-type="float" office:value="51446" table:style-name="ce1">
            <text:p>51446</text:p>
          </table:table-cell>
          <table:table-cell office:value-type="float" office:value="51447" table:style-name="ce1">
            <text:p>51447</text:p>
          </table:table-cell>
          <table:table-cell office:value-type="float" office:value="51448" table:style-name="ce1">
            <text:p>51448</text:p>
          </table:table-cell>
          <table:table-cell office:value-type="float" office:value="51449" table:style-name="ce1">
            <text:p>51449</text:p>
          </table:table-cell>
          <table:table-cell office:value-type="float" office:value="51450" table:style-name="ce1">
            <text:p>51450</text:p>
          </table:table-cell>
          <table:table-cell office:value-type="float" office:value="51451" table:style-name="ce1">
            <text:p>51451</text:p>
          </table:table-cell>
          <table:table-cell office:value-type="float" office:value="51452" table:style-name="ce1">
            <text:p>51452</text:p>
          </table:table-cell>
          <table:table-cell office:value-type="float" office:value="51453" table:style-name="ce1">
            <text:p>51453</text:p>
          </table:table-cell>
          <table:table-cell office:value-type="float" office:value="51454" table:style-name="ce1">
            <text:p>51454</text:p>
          </table:table-cell>
          <table:table-cell office:value-type="float" office:value="51455" table:style-name="ce1">
            <text:p>51455</text:p>
          </table:table-cell>
          <table:table-cell office:value-type="float" office:value="51456" table:style-name="ce1">
            <text:p>51456</text:p>
          </table:table-cell>
          <table:table-cell office:value-type="float" office:value="51457" table:style-name="ce1">
            <text:p>51457</text:p>
          </table:table-cell>
          <table:table-cell office:value-type="float" office:value="51458" table:style-name="ce1">
            <text:p>51458</text:p>
          </table:table-cell>
          <table:table-cell office:value-type="float" office:value="51459" table:style-name="ce1">
            <text:p>51459</text:p>
          </table:table-cell>
          <table:table-cell office:value-type="float" office:value="51460" table:style-name="ce1">
            <text:p>51460</text:p>
          </table:table-cell>
          <table:table-cell office:value-type="float" office:value="51461" table:style-name="ce1">
            <text:p>51461</text:p>
          </table:table-cell>
          <table:table-cell office:value-type="float" office:value="51462" table:style-name="ce1">
            <text:p>51462</text:p>
          </table:table-cell>
          <table:table-cell office:value-type="float" office:value="51463" table:style-name="ce1">
            <text:p>51463</text:p>
          </table:table-cell>
          <table:table-cell office:value-type="float" office:value="51464" table:style-name="ce1">
            <text:p>51464</text:p>
          </table:table-cell>
          <table:table-cell office:value-type="float" office:value="51465" table:style-name="ce1">
            <text:p>51465</text:p>
          </table:table-cell>
          <table:table-cell office:value-type="float" office:value="51466" table:style-name="ce1">
            <text:p>51466</text:p>
          </table:table-cell>
          <table:table-cell office:value-type="float" office:value="51467" table:style-name="ce1">
            <text:p>51467</text:p>
          </table:table-cell>
          <table:table-cell office:value-type="float" office:value="51468" table:style-name="ce1">
            <text:p>51468</text:p>
          </table:table-cell>
          <table:table-cell office:value-type="float" office:value="51469" table:style-name="ce1">
            <text:p>51469</text:p>
          </table:table-cell>
          <table:table-cell office:value-type="float" office:value="51470" table:style-name="ce1">
            <text:p>51470</text:p>
          </table:table-cell>
          <table:table-cell office:value-type="float" office:value="51471" table:style-name="ce1">
            <text:p>51471</text:p>
          </table:table-cell>
          <table:table-cell office:value-type="float" office:value="51472" table:style-name="ce1">
            <text:p>51472</text:p>
          </table:table-cell>
          <table:table-cell office:value-type="float" office:value="51473" table:style-name="ce1">
            <text:p>51473</text:p>
          </table:table-cell>
          <table:table-cell office:value-type="float" office:value="51474" table:style-name="ce1">
            <text:p>51474</text:p>
          </table:table-cell>
          <table:table-cell office:value-type="float" office:value="51475" table:style-name="ce1">
            <text:p>51475</text:p>
          </table:table-cell>
          <table:table-cell office:value-type="float" office:value="51476" table:style-name="ce1">
            <text:p>51476</text:p>
          </table:table-cell>
          <table:table-cell office:value-type="float" office:value="51477" table:style-name="ce1">
            <text:p>51477</text:p>
          </table:table-cell>
          <table:table-cell office:value-type="float" office:value="51478" table:style-name="ce1">
            <text:p>51478</text:p>
          </table:table-cell>
          <table:table-cell office:value-type="float" office:value="51479" table:style-name="ce1">
            <text:p>51479</text:p>
          </table:table-cell>
          <table:table-cell office:value-type="float" office:value="51480" table:style-name="ce1">
            <text:p>51480</text:p>
          </table:table-cell>
          <table:table-cell office:value-type="float" office:value="51481" table:style-name="ce1">
            <text:p>51481</text:p>
          </table:table-cell>
          <table:table-cell office:value-type="float" office:value="51482" table:style-name="ce1">
            <text:p>51482</text:p>
          </table:table-cell>
          <table:table-cell office:value-type="float" office:value="51483" table:style-name="ce1">
            <text:p>51483</text:p>
          </table:table-cell>
          <table:table-cell office:value-type="float" office:value="51484" table:style-name="ce1">
            <text:p>51484</text:p>
          </table:table-cell>
          <table:table-cell office:value-type="float" office:value="51485" table:style-name="ce1">
            <text:p>51485</text:p>
          </table:table-cell>
          <table:table-cell office:value-type="float" office:value="51486" table:style-name="ce1">
            <text:p>51486</text:p>
          </table:table-cell>
          <table:table-cell office:value-type="float" office:value="51487" table:style-name="ce1">
            <text:p>51487</text:p>
          </table:table-cell>
          <table:table-cell office:value-type="float" office:value="51488" table:style-name="ce1">
            <text:p>51488</text:p>
          </table:table-cell>
          <table:table-cell office:value-type="float" office:value="51489" table:style-name="ce1">
            <text:p>51489</text:p>
          </table:table-cell>
          <table:table-cell office:value-type="float" office:value="51490" table:style-name="ce1">
            <text:p>51490</text:p>
          </table:table-cell>
          <table:table-cell office:value-type="float" office:value="51491" table:style-name="ce1">
            <text:p>51491</text:p>
          </table:table-cell>
          <table:table-cell office:value-type="float" office:value="51492" table:style-name="ce1">
            <text:p>51492</text:p>
          </table:table-cell>
          <table:table-cell office:value-type="float" office:value="51493" table:style-name="ce1">
            <text:p>51493</text:p>
          </table:table-cell>
          <table:table-cell office:value-type="float" office:value="51494" table:style-name="ce1">
            <text:p>51494</text:p>
          </table:table-cell>
          <table:table-cell office:value-type="float" office:value="51495" table:style-name="ce1">
            <text:p>51495</text:p>
          </table:table-cell>
          <table:table-cell office:value-type="float" office:value="51496" table:style-name="ce1">
            <text:p>51496</text:p>
          </table:table-cell>
          <table:table-cell office:value-type="float" office:value="51497" table:style-name="ce1">
            <text:p>51497</text:p>
          </table:table-cell>
          <table:table-cell office:value-type="float" office:value="51498" table:style-name="ce1">
            <text:p>51498</text:p>
          </table:table-cell>
          <table:table-cell office:value-type="float" office:value="51499" table:style-name="ce1">
            <text:p>51499</text:p>
          </table:table-cell>
          <table:table-cell table:number-columns-repeated="16284"/>
        </table:table-row>
        <table:table-row table:style-name="ro1">
          <table:table-cell office:value-type="float" office:value="51500" table:style-name="ce1">
            <text:p>51500</text:p>
          </table:table-cell>
          <table:table-cell office:value-type="float" office:value="51501" table:style-name="ce1">
            <text:p>51501</text:p>
          </table:table-cell>
          <table:table-cell office:value-type="float" office:value="51502" table:style-name="ce1">
            <text:p>51502</text:p>
          </table:table-cell>
          <table:table-cell office:value-type="float" office:value="51503" table:style-name="ce1">
            <text:p>51503</text:p>
          </table:table-cell>
          <table:table-cell office:value-type="float" office:value="51504" table:style-name="ce1">
            <text:p>51504</text:p>
          </table:table-cell>
          <table:table-cell office:value-type="float" office:value="51505" table:style-name="ce1">
            <text:p>51505</text:p>
          </table:table-cell>
          <table:table-cell office:value-type="float" office:value="51506" table:style-name="ce1">
            <text:p>51506</text:p>
          </table:table-cell>
          <table:table-cell office:value-type="float" office:value="51507" table:style-name="ce1">
            <text:p>51507</text:p>
          </table:table-cell>
          <table:table-cell office:value-type="float" office:value="51508" table:style-name="ce1">
            <text:p>51508</text:p>
          </table:table-cell>
          <table:table-cell office:value-type="float" office:value="51509" table:style-name="ce1">
            <text:p>51509</text:p>
          </table:table-cell>
          <table:table-cell office:value-type="float" office:value="51510" table:style-name="ce1">
            <text:p>51510</text:p>
          </table:table-cell>
          <table:table-cell office:value-type="float" office:value="51511" table:style-name="ce1">
            <text:p>51511</text:p>
          </table:table-cell>
          <table:table-cell office:value-type="float" office:value="51512" table:style-name="ce1">
            <text:p>51512</text:p>
          </table:table-cell>
          <table:table-cell office:value-type="float" office:value="51513" table:style-name="ce1">
            <text:p>51513</text:p>
          </table:table-cell>
          <table:table-cell office:value-type="float" office:value="51514" table:style-name="ce1">
            <text:p>51514</text:p>
          </table:table-cell>
          <table:table-cell office:value-type="float" office:value="51515" table:style-name="ce1">
            <text:p>51515</text:p>
          </table:table-cell>
          <table:table-cell office:value-type="float" office:value="51516" table:style-name="ce1">
            <text:p>51516</text:p>
          </table:table-cell>
          <table:table-cell office:value-type="float" office:value="51517" table:style-name="ce1">
            <text:p>51517</text:p>
          </table:table-cell>
          <table:table-cell office:value-type="float" office:value="51518" table:style-name="ce1">
            <text:p>51518</text:p>
          </table:table-cell>
          <table:table-cell office:value-type="float" office:value="51519" table:style-name="ce1">
            <text:p>51519</text:p>
          </table:table-cell>
          <table:table-cell office:value-type="float" office:value="51520" table:style-name="ce1">
            <text:p>51520</text:p>
          </table:table-cell>
          <table:table-cell office:value-type="float" office:value="51521" table:style-name="ce1">
            <text:p>51521</text:p>
          </table:table-cell>
          <table:table-cell office:value-type="float" office:value="51522" table:style-name="ce1">
            <text:p>51522</text:p>
          </table:table-cell>
          <table:table-cell office:value-type="float" office:value="51523" table:style-name="ce1">
            <text:p>51523</text:p>
          </table:table-cell>
          <table:table-cell office:value-type="float" office:value="51524" table:style-name="ce1">
            <text:p>51524</text:p>
          </table:table-cell>
          <table:table-cell office:value-type="float" office:value="51525" table:style-name="ce1">
            <text:p>51525</text:p>
          </table:table-cell>
          <table:table-cell office:value-type="float" office:value="51526" table:style-name="ce1">
            <text:p>51526</text:p>
          </table:table-cell>
          <table:table-cell office:value-type="float" office:value="51527" table:style-name="ce1">
            <text:p>51527</text:p>
          </table:table-cell>
          <table:table-cell office:value-type="float" office:value="51528" table:style-name="ce1">
            <text:p>51528</text:p>
          </table:table-cell>
          <table:table-cell office:value-type="float" office:value="51529" table:style-name="ce1">
            <text:p>51529</text:p>
          </table:table-cell>
          <table:table-cell office:value-type="float" office:value="51530" table:style-name="ce1">
            <text:p>51530</text:p>
          </table:table-cell>
          <table:table-cell office:value-type="float" office:value="51531" table:style-name="ce1">
            <text:p>51531</text:p>
          </table:table-cell>
          <table:table-cell office:value-type="float" office:value="51532" table:style-name="ce1">
            <text:p>51532</text:p>
          </table:table-cell>
          <table:table-cell office:value-type="float" office:value="51533" table:style-name="ce1">
            <text:p>51533</text:p>
          </table:table-cell>
          <table:table-cell office:value-type="float" office:value="51534" table:style-name="ce1">
            <text:p>51534</text:p>
          </table:table-cell>
          <table:table-cell office:value-type="float" office:value="51535" table:style-name="ce1">
            <text:p>51535</text:p>
          </table:table-cell>
          <table:table-cell office:value-type="float" office:value="51536" table:style-name="ce1">
            <text:p>51536</text:p>
          </table:table-cell>
          <table:table-cell office:value-type="float" office:value="51537" table:style-name="ce1">
            <text:p>51537</text:p>
          </table:table-cell>
          <table:table-cell office:value-type="float" office:value="51538" table:style-name="ce1">
            <text:p>51538</text:p>
          </table:table-cell>
          <table:table-cell office:value-type="float" office:value="51539" table:style-name="ce1">
            <text:p>51539</text:p>
          </table:table-cell>
          <table:table-cell office:value-type="float" office:value="51540" table:style-name="ce1">
            <text:p>51540</text:p>
          </table:table-cell>
          <table:table-cell office:value-type="float" office:value="51541" table:style-name="ce1">
            <text:p>51541</text:p>
          </table:table-cell>
          <table:table-cell office:value-type="float" office:value="51542" table:style-name="ce1">
            <text:p>51542</text:p>
          </table:table-cell>
          <table:table-cell office:value-type="float" office:value="51543" table:style-name="ce1">
            <text:p>51543</text:p>
          </table:table-cell>
          <table:table-cell office:value-type="float" office:value="51544" table:style-name="ce1">
            <text:p>51544</text:p>
          </table:table-cell>
          <table:table-cell office:value-type="float" office:value="51545" table:style-name="ce1">
            <text:p>51545</text:p>
          </table:table-cell>
          <table:table-cell office:value-type="float" office:value="51546" table:style-name="ce1">
            <text:p>51546</text:p>
          </table:table-cell>
          <table:table-cell office:value-type="float" office:value="51547" table:style-name="ce1">
            <text:p>51547</text:p>
          </table:table-cell>
          <table:table-cell office:value-type="float" office:value="51548" table:style-name="ce1">
            <text:p>51548</text:p>
          </table:table-cell>
          <table:table-cell office:value-type="float" office:value="51549" table:style-name="ce1">
            <text:p>51549</text:p>
          </table:table-cell>
          <table:table-cell office:value-type="float" office:value="51550" table:style-name="ce1">
            <text:p>51550</text:p>
          </table:table-cell>
          <table:table-cell office:value-type="float" office:value="51551" table:style-name="ce1">
            <text:p>51551</text:p>
          </table:table-cell>
          <table:table-cell office:value-type="float" office:value="51552" table:style-name="ce1">
            <text:p>51552</text:p>
          </table:table-cell>
          <table:table-cell office:value-type="float" office:value="51553" table:style-name="ce1">
            <text:p>51553</text:p>
          </table:table-cell>
          <table:table-cell office:value-type="float" office:value="51554" table:style-name="ce1">
            <text:p>51554</text:p>
          </table:table-cell>
          <table:table-cell office:value-type="float" office:value="51555" table:style-name="ce1">
            <text:p>51555</text:p>
          </table:table-cell>
          <table:table-cell office:value-type="float" office:value="51556" table:style-name="ce1">
            <text:p>51556</text:p>
          </table:table-cell>
          <table:table-cell office:value-type="float" office:value="51557" table:style-name="ce1">
            <text:p>51557</text:p>
          </table:table-cell>
          <table:table-cell office:value-type="float" office:value="51558" table:style-name="ce1">
            <text:p>51558</text:p>
          </table:table-cell>
          <table:table-cell office:value-type="float" office:value="51559" table:style-name="ce1">
            <text:p>51559</text:p>
          </table:table-cell>
          <table:table-cell office:value-type="float" office:value="51560" table:style-name="ce1">
            <text:p>51560</text:p>
          </table:table-cell>
          <table:table-cell office:value-type="float" office:value="51561" table:style-name="ce1">
            <text:p>51561</text:p>
          </table:table-cell>
          <table:table-cell office:value-type="float" office:value="51562" table:style-name="ce1">
            <text:p>51562</text:p>
          </table:table-cell>
          <table:table-cell office:value-type="float" office:value="51563" table:style-name="ce1">
            <text:p>51563</text:p>
          </table:table-cell>
          <table:table-cell office:value-type="float" office:value="51564" table:style-name="ce1">
            <text:p>51564</text:p>
          </table:table-cell>
          <table:table-cell office:value-type="float" office:value="51565" table:style-name="ce1">
            <text:p>51565</text:p>
          </table:table-cell>
          <table:table-cell office:value-type="float" office:value="51566" table:style-name="ce1">
            <text:p>51566</text:p>
          </table:table-cell>
          <table:table-cell office:value-type="float" office:value="51567" table:style-name="ce1">
            <text:p>51567</text:p>
          </table:table-cell>
          <table:table-cell office:value-type="float" office:value="51568" table:style-name="ce1">
            <text:p>51568</text:p>
          </table:table-cell>
          <table:table-cell office:value-type="float" office:value="51569" table:style-name="ce1">
            <text:p>51569</text:p>
          </table:table-cell>
          <table:table-cell office:value-type="float" office:value="51570" table:style-name="ce1">
            <text:p>51570</text:p>
          </table:table-cell>
          <table:table-cell office:value-type="float" office:value="51571" table:style-name="ce1">
            <text:p>51571</text:p>
          </table:table-cell>
          <table:table-cell office:value-type="float" office:value="51572" table:style-name="ce1">
            <text:p>51572</text:p>
          </table:table-cell>
          <table:table-cell office:value-type="float" office:value="51573" table:style-name="ce1">
            <text:p>51573</text:p>
          </table:table-cell>
          <table:table-cell office:value-type="float" office:value="51574" table:style-name="ce1">
            <text:p>51574</text:p>
          </table:table-cell>
          <table:table-cell office:value-type="float" office:value="51575" table:style-name="ce1">
            <text:p>51575</text:p>
          </table:table-cell>
          <table:table-cell office:value-type="float" office:value="51576" table:style-name="ce1">
            <text:p>51576</text:p>
          </table:table-cell>
          <table:table-cell office:value-type="float" office:value="51577" table:style-name="ce1">
            <text:p>51577</text:p>
          </table:table-cell>
          <table:table-cell office:value-type="float" office:value="51578" table:style-name="ce1">
            <text:p>51578</text:p>
          </table:table-cell>
          <table:table-cell office:value-type="float" office:value="51579" table:style-name="ce1">
            <text:p>51579</text:p>
          </table:table-cell>
          <table:table-cell office:value-type="float" office:value="51580" table:style-name="ce1">
            <text:p>51580</text:p>
          </table:table-cell>
          <table:table-cell office:value-type="float" office:value="51581" table:style-name="ce1">
            <text:p>51581</text:p>
          </table:table-cell>
          <table:table-cell office:value-type="float" office:value="51582" table:style-name="ce1">
            <text:p>51582</text:p>
          </table:table-cell>
          <table:table-cell office:value-type="float" office:value="51583" table:style-name="ce1">
            <text:p>51583</text:p>
          </table:table-cell>
          <table:table-cell office:value-type="float" office:value="51584" table:style-name="ce1">
            <text:p>51584</text:p>
          </table:table-cell>
          <table:table-cell office:value-type="float" office:value="51585" table:style-name="ce1">
            <text:p>51585</text:p>
          </table:table-cell>
          <table:table-cell office:value-type="float" office:value="51586" table:style-name="ce1">
            <text:p>51586</text:p>
          </table:table-cell>
          <table:table-cell office:value-type="float" office:value="51587" table:style-name="ce1">
            <text:p>51587</text:p>
          </table:table-cell>
          <table:table-cell office:value-type="float" office:value="51588" table:style-name="ce1">
            <text:p>51588</text:p>
          </table:table-cell>
          <table:table-cell office:value-type="float" office:value="51589" table:style-name="ce1">
            <text:p>51589</text:p>
          </table:table-cell>
          <table:table-cell office:value-type="float" office:value="51590" table:style-name="ce1">
            <text:p>51590</text:p>
          </table:table-cell>
          <table:table-cell office:value-type="float" office:value="51591" table:style-name="ce1">
            <text:p>51591</text:p>
          </table:table-cell>
          <table:table-cell office:value-type="float" office:value="51592" table:style-name="ce1">
            <text:p>51592</text:p>
          </table:table-cell>
          <table:table-cell office:value-type="float" office:value="51593" table:style-name="ce1">
            <text:p>51593</text:p>
          </table:table-cell>
          <table:table-cell office:value-type="float" office:value="51594" table:style-name="ce1">
            <text:p>51594</text:p>
          </table:table-cell>
          <table:table-cell office:value-type="float" office:value="51595" table:style-name="ce1">
            <text:p>51595</text:p>
          </table:table-cell>
          <table:table-cell office:value-type="float" office:value="51596" table:style-name="ce1">
            <text:p>51596</text:p>
          </table:table-cell>
          <table:table-cell office:value-type="float" office:value="51597" table:style-name="ce1">
            <text:p>51597</text:p>
          </table:table-cell>
          <table:table-cell office:value-type="float" office:value="51598" table:style-name="ce1">
            <text:p>51598</text:p>
          </table:table-cell>
          <table:table-cell office:value-type="float" office:value="51599" table:style-name="ce1">
            <text:p>51599</text:p>
          </table:table-cell>
          <table:table-cell table:number-columns-repeated="16284"/>
        </table:table-row>
        <table:table-row table:style-name="ro1">
          <table:table-cell office:value-type="float" office:value="51600" table:style-name="ce1">
            <text:p>51600</text:p>
          </table:table-cell>
          <table:table-cell office:value-type="float" office:value="51601" table:style-name="ce1">
            <text:p>51601</text:p>
          </table:table-cell>
          <table:table-cell office:value-type="float" office:value="51602" table:style-name="ce1">
            <text:p>51602</text:p>
          </table:table-cell>
          <table:table-cell office:value-type="float" office:value="51603" table:style-name="ce1">
            <text:p>51603</text:p>
          </table:table-cell>
          <table:table-cell office:value-type="float" office:value="51604" table:style-name="ce1">
            <text:p>51604</text:p>
          </table:table-cell>
          <table:table-cell office:value-type="float" office:value="51605" table:style-name="ce1">
            <text:p>51605</text:p>
          </table:table-cell>
          <table:table-cell office:value-type="float" office:value="51606" table:style-name="ce1">
            <text:p>51606</text:p>
          </table:table-cell>
          <table:table-cell office:value-type="float" office:value="51607" table:style-name="ce1">
            <text:p>51607</text:p>
          </table:table-cell>
          <table:table-cell office:value-type="float" office:value="51608" table:style-name="ce1">
            <text:p>51608</text:p>
          </table:table-cell>
          <table:table-cell office:value-type="float" office:value="51609" table:style-name="ce1">
            <text:p>51609</text:p>
          </table:table-cell>
          <table:table-cell office:value-type="float" office:value="51610" table:style-name="ce1">
            <text:p>51610</text:p>
          </table:table-cell>
          <table:table-cell office:value-type="float" office:value="51611" table:style-name="ce1">
            <text:p>51611</text:p>
          </table:table-cell>
          <table:table-cell office:value-type="float" office:value="51612" table:style-name="ce1">
            <text:p>51612</text:p>
          </table:table-cell>
          <table:table-cell office:value-type="float" office:value="51613" table:style-name="ce1">
            <text:p>51613</text:p>
          </table:table-cell>
          <table:table-cell office:value-type="float" office:value="51614" table:style-name="ce1">
            <text:p>51614</text:p>
          </table:table-cell>
          <table:table-cell office:value-type="float" office:value="51615" table:style-name="ce1">
            <text:p>51615</text:p>
          </table:table-cell>
          <table:table-cell office:value-type="float" office:value="51616" table:style-name="ce1">
            <text:p>51616</text:p>
          </table:table-cell>
          <table:table-cell office:value-type="float" office:value="51617" table:style-name="ce1">
            <text:p>51617</text:p>
          </table:table-cell>
          <table:table-cell office:value-type="float" office:value="51618" table:style-name="ce1">
            <text:p>51618</text:p>
          </table:table-cell>
          <table:table-cell office:value-type="float" office:value="51619" table:style-name="ce1">
            <text:p>51619</text:p>
          </table:table-cell>
          <table:table-cell office:value-type="float" office:value="51620" table:style-name="ce1">
            <text:p>51620</text:p>
          </table:table-cell>
          <table:table-cell office:value-type="float" office:value="51621" table:style-name="ce1">
            <text:p>51621</text:p>
          </table:table-cell>
          <table:table-cell office:value-type="float" office:value="51622" table:style-name="ce1">
            <text:p>51622</text:p>
          </table:table-cell>
          <table:table-cell office:value-type="float" office:value="51623" table:style-name="ce1">
            <text:p>51623</text:p>
          </table:table-cell>
          <table:table-cell office:value-type="float" office:value="51624" table:style-name="ce1">
            <text:p>51624</text:p>
          </table:table-cell>
          <table:table-cell office:value-type="float" office:value="51625" table:style-name="ce1">
            <text:p>51625</text:p>
          </table:table-cell>
          <table:table-cell office:value-type="float" office:value="51626" table:style-name="ce1">
            <text:p>51626</text:p>
          </table:table-cell>
          <table:table-cell office:value-type="float" office:value="51627" table:style-name="ce1">
            <text:p>51627</text:p>
          </table:table-cell>
          <table:table-cell office:value-type="float" office:value="51628" table:style-name="ce1">
            <text:p>51628</text:p>
          </table:table-cell>
          <table:table-cell office:value-type="float" office:value="51629" table:style-name="ce1">
            <text:p>51629</text:p>
          </table:table-cell>
          <table:table-cell office:value-type="float" office:value="51630" table:style-name="ce1">
            <text:p>51630</text:p>
          </table:table-cell>
          <table:table-cell office:value-type="float" office:value="51631" table:style-name="ce1">
            <text:p>51631</text:p>
          </table:table-cell>
          <table:table-cell office:value-type="float" office:value="51632" table:style-name="ce1">
            <text:p>51632</text:p>
          </table:table-cell>
          <table:table-cell office:value-type="float" office:value="51633" table:style-name="ce1">
            <text:p>51633</text:p>
          </table:table-cell>
          <table:table-cell office:value-type="float" office:value="51634" table:style-name="ce1">
            <text:p>51634</text:p>
          </table:table-cell>
          <table:table-cell office:value-type="float" office:value="51635" table:style-name="ce1">
            <text:p>51635</text:p>
          </table:table-cell>
          <table:table-cell office:value-type="float" office:value="51636" table:style-name="ce1">
            <text:p>51636</text:p>
          </table:table-cell>
          <table:table-cell office:value-type="float" office:value="51637" table:style-name="ce1">
            <text:p>51637</text:p>
          </table:table-cell>
          <table:table-cell office:value-type="float" office:value="51638" table:style-name="ce1">
            <text:p>51638</text:p>
          </table:table-cell>
          <table:table-cell office:value-type="float" office:value="51639" table:style-name="ce1">
            <text:p>51639</text:p>
          </table:table-cell>
          <table:table-cell office:value-type="float" office:value="51640" table:style-name="ce1">
            <text:p>51640</text:p>
          </table:table-cell>
          <table:table-cell office:value-type="float" office:value="51641" table:style-name="ce1">
            <text:p>51641</text:p>
          </table:table-cell>
          <table:table-cell office:value-type="float" office:value="51642" table:style-name="ce1">
            <text:p>51642</text:p>
          </table:table-cell>
          <table:table-cell office:value-type="float" office:value="51643" table:style-name="ce1">
            <text:p>51643</text:p>
          </table:table-cell>
          <table:table-cell office:value-type="float" office:value="51644" table:style-name="ce1">
            <text:p>51644</text:p>
          </table:table-cell>
          <table:table-cell office:value-type="float" office:value="51645" table:style-name="ce1">
            <text:p>51645</text:p>
          </table:table-cell>
          <table:table-cell office:value-type="float" office:value="51646" table:style-name="ce1">
            <text:p>51646</text:p>
          </table:table-cell>
          <table:table-cell office:value-type="float" office:value="51647" table:style-name="ce1">
            <text:p>51647</text:p>
          </table:table-cell>
          <table:table-cell office:value-type="float" office:value="51648" table:style-name="ce1">
            <text:p>51648</text:p>
          </table:table-cell>
          <table:table-cell office:value-type="float" office:value="51649" table:style-name="ce1">
            <text:p>51649</text:p>
          </table:table-cell>
          <table:table-cell office:value-type="float" office:value="51650" table:style-name="ce1">
            <text:p>51650</text:p>
          </table:table-cell>
          <table:table-cell office:value-type="float" office:value="51651" table:style-name="ce1">
            <text:p>51651</text:p>
          </table:table-cell>
          <table:table-cell office:value-type="float" office:value="51652" table:style-name="ce1">
            <text:p>51652</text:p>
          </table:table-cell>
          <table:table-cell office:value-type="float" office:value="51653" table:style-name="ce1">
            <text:p>51653</text:p>
          </table:table-cell>
          <table:table-cell office:value-type="float" office:value="51654" table:style-name="ce1">
            <text:p>51654</text:p>
          </table:table-cell>
          <table:table-cell office:value-type="float" office:value="51655" table:style-name="ce1">
            <text:p>51655</text:p>
          </table:table-cell>
          <table:table-cell office:value-type="float" office:value="51656" table:style-name="ce1">
            <text:p>51656</text:p>
          </table:table-cell>
          <table:table-cell office:value-type="float" office:value="51657" table:style-name="ce1">
            <text:p>51657</text:p>
          </table:table-cell>
          <table:table-cell office:value-type="float" office:value="51658" table:style-name="ce1">
            <text:p>51658</text:p>
          </table:table-cell>
          <table:table-cell office:value-type="float" office:value="51659" table:style-name="ce1">
            <text:p>51659</text:p>
          </table:table-cell>
          <table:table-cell office:value-type="float" office:value="51660" table:style-name="ce1">
            <text:p>51660</text:p>
          </table:table-cell>
          <table:table-cell office:value-type="float" office:value="51661" table:style-name="ce1">
            <text:p>51661</text:p>
          </table:table-cell>
          <table:table-cell office:value-type="float" office:value="51662" table:style-name="ce1">
            <text:p>51662</text:p>
          </table:table-cell>
          <table:table-cell office:value-type="float" office:value="51663" table:style-name="ce1">
            <text:p>51663</text:p>
          </table:table-cell>
          <table:table-cell office:value-type="float" office:value="51664" table:style-name="ce1">
            <text:p>51664</text:p>
          </table:table-cell>
          <table:table-cell office:value-type="float" office:value="51665" table:style-name="ce1">
            <text:p>51665</text:p>
          </table:table-cell>
          <table:table-cell office:value-type="float" office:value="51666" table:style-name="ce1">
            <text:p>51666</text:p>
          </table:table-cell>
          <table:table-cell office:value-type="float" office:value="51667" table:style-name="ce1">
            <text:p>51667</text:p>
          </table:table-cell>
          <table:table-cell office:value-type="float" office:value="51668" table:style-name="ce1">
            <text:p>51668</text:p>
          </table:table-cell>
          <table:table-cell office:value-type="float" office:value="51669" table:style-name="ce1">
            <text:p>51669</text:p>
          </table:table-cell>
          <table:table-cell office:value-type="float" office:value="51670" table:style-name="ce1">
            <text:p>51670</text:p>
          </table:table-cell>
          <table:table-cell office:value-type="float" office:value="51671" table:style-name="ce1">
            <text:p>51671</text:p>
          </table:table-cell>
          <table:table-cell office:value-type="float" office:value="51672" table:style-name="ce1">
            <text:p>51672</text:p>
          </table:table-cell>
          <table:table-cell office:value-type="float" office:value="51673" table:style-name="ce1">
            <text:p>51673</text:p>
          </table:table-cell>
          <table:table-cell office:value-type="float" office:value="51674" table:style-name="ce1">
            <text:p>51674</text:p>
          </table:table-cell>
          <table:table-cell office:value-type="float" office:value="51675" table:style-name="ce1">
            <text:p>51675</text:p>
          </table:table-cell>
          <table:table-cell office:value-type="float" office:value="51676" table:style-name="ce1">
            <text:p>51676</text:p>
          </table:table-cell>
          <table:table-cell office:value-type="float" office:value="51677" table:style-name="ce1">
            <text:p>51677</text:p>
          </table:table-cell>
          <table:table-cell office:value-type="float" office:value="51678" table:style-name="ce1">
            <text:p>51678</text:p>
          </table:table-cell>
          <table:table-cell office:value-type="float" office:value="51679" table:style-name="ce1">
            <text:p>51679</text:p>
          </table:table-cell>
          <table:table-cell office:value-type="float" office:value="51680" table:style-name="ce1">
            <text:p>51680</text:p>
          </table:table-cell>
          <table:table-cell office:value-type="float" office:value="51681" table:style-name="ce1">
            <text:p>51681</text:p>
          </table:table-cell>
          <table:table-cell office:value-type="float" office:value="51682" table:style-name="ce1">
            <text:p>51682</text:p>
          </table:table-cell>
          <table:table-cell office:value-type="float" office:value="51683" table:style-name="ce1">
            <text:p>51683</text:p>
          </table:table-cell>
          <table:table-cell office:value-type="float" office:value="51684" table:style-name="ce1">
            <text:p>51684</text:p>
          </table:table-cell>
          <table:table-cell office:value-type="float" office:value="51685" table:style-name="ce1">
            <text:p>51685</text:p>
          </table:table-cell>
          <table:table-cell office:value-type="float" office:value="51686" table:style-name="ce1">
            <text:p>51686</text:p>
          </table:table-cell>
          <table:table-cell office:value-type="float" office:value="51687" table:style-name="ce1">
            <text:p>51687</text:p>
          </table:table-cell>
          <table:table-cell office:value-type="float" office:value="51688" table:style-name="ce1">
            <text:p>51688</text:p>
          </table:table-cell>
          <table:table-cell office:value-type="float" office:value="51689" table:style-name="ce1">
            <text:p>51689</text:p>
          </table:table-cell>
          <table:table-cell office:value-type="float" office:value="51690" table:style-name="ce1">
            <text:p>51690</text:p>
          </table:table-cell>
          <table:table-cell office:value-type="float" office:value="51691" table:style-name="ce1">
            <text:p>51691</text:p>
          </table:table-cell>
          <table:table-cell office:value-type="float" office:value="51692" table:style-name="ce1">
            <text:p>51692</text:p>
          </table:table-cell>
          <table:table-cell office:value-type="float" office:value="51693" table:style-name="ce1">
            <text:p>51693</text:p>
          </table:table-cell>
          <table:table-cell office:value-type="float" office:value="51694" table:style-name="ce1">
            <text:p>51694</text:p>
          </table:table-cell>
          <table:table-cell office:value-type="float" office:value="51695" table:style-name="ce1">
            <text:p>51695</text:p>
          </table:table-cell>
          <table:table-cell office:value-type="float" office:value="51696" table:style-name="ce1">
            <text:p>51696</text:p>
          </table:table-cell>
          <table:table-cell office:value-type="float" office:value="51697" table:style-name="ce1">
            <text:p>51697</text:p>
          </table:table-cell>
          <table:table-cell office:value-type="float" office:value="51698" table:style-name="ce1">
            <text:p>51698</text:p>
          </table:table-cell>
          <table:table-cell office:value-type="float" office:value="51699" table:style-name="ce1">
            <text:p>51699</text:p>
          </table:table-cell>
          <table:table-cell table:number-columns-repeated="16284"/>
        </table:table-row>
        <table:table-row table:style-name="ro1">
          <table:table-cell office:value-type="float" office:value="51700" table:style-name="ce1">
            <text:p>51700</text:p>
          </table:table-cell>
          <table:table-cell office:value-type="float" office:value="51701" table:style-name="ce1">
            <text:p>51701</text:p>
          </table:table-cell>
          <table:table-cell office:value-type="float" office:value="51702" table:style-name="ce1">
            <text:p>51702</text:p>
          </table:table-cell>
          <table:table-cell office:value-type="float" office:value="51703" table:style-name="ce1">
            <text:p>51703</text:p>
          </table:table-cell>
          <table:table-cell office:value-type="float" office:value="51704" table:style-name="ce1">
            <text:p>51704</text:p>
          </table:table-cell>
          <table:table-cell office:value-type="float" office:value="51705" table:style-name="ce1">
            <text:p>51705</text:p>
          </table:table-cell>
          <table:table-cell office:value-type="float" office:value="51706" table:style-name="ce1">
            <text:p>51706</text:p>
          </table:table-cell>
          <table:table-cell office:value-type="float" office:value="51707" table:style-name="ce1">
            <text:p>51707</text:p>
          </table:table-cell>
          <table:table-cell office:value-type="float" office:value="51708" table:style-name="ce1">
            <text:p>51708</text:p>
          </table:table-cell>
          <table:table-cell office:value-type="float" office:value="51709" table:style-name="ce1">
            <text:p>51709</text:p>
          </table:table-cell>
          <table:table-cell office:value-type="float" office:value="51710" table:style-name="ce1">
            <text:p>51710</text:p>
          </table:table-cell>
          <table:table-cell office:value-type="float" office:value="51711" table:style-name="ce1">
            <text:p>51711</text:p>
          </table:table-cell>
          <table:table-cell office:value-type="float" office:value="51712" table:style-name="ce1">
            <text:p>51712</text:p>
          </table:table-cell>
          <table:table-cell office:value-type="float" office:value="51713" table:style-name="ce1">
            <text:p>51713</text:p>
          </table:table-cell>
          <table:table-cell office:value-type="float" office:value="51714" table:style-name="ce1">
            <text:p>51714</text:p>
          </table:table-cell>
          <table:table-cell office:value-type="float" office:value="51715" table:style-name="ce1">
            <text:p>51715</text:p>
          </table:table-cell>
          <table:table-cell office:value-type="float" office:value="51716" table:style-name="ce1">
            <text:p>51716</text:p>
          </table:table-cell>
          <table:table-cell office:value-type="float" office:value="51717" table:style-name="ce1">
            <text:p>51717</text:p>
          </table:table-cell>
          <table:table-cell office:value-type="float" office:value="51718" table:style-name="ce1">
            <text:p>51718</text:p>
          </table:table-cell>
          <table:table-cell office:value-type="float" office:value="51719" table:style-name="ce1">
            <text:p>51719</text:p>
          </table:table-cell>
          <table:table-cell office:value-type="float" office:value="51720" table:style-name="ce1">
            <text:p>51720</text:p>
          </table:table-cell>
          <table:table-cell office:value-type="float" office:value="51721" table:style-name="ce1">
            <text:p>51721</text:p>
          </table:table-cell>
          <table:table-cell office:value-type="float" office:value="51722" table:style-name="ce1">
            <text:p>51722</text:p>
          </table:table-cell>
          <table:table-cell office:value-type="float" office:value="51723" table:style-name="ce1">
            <text:p>51723</text:p>
          </table:table-cell>
          <table:table-cell office:value-type="float" office:value="51724" table:style-name="ce1">
            <text:p>51724</text:p>
          </table:table-cell>
          <table:table-cell office:value-type="float" office:value="51725" table:style-name="ce1">
            <text:p>51725</text:p>
          </table:table-cell>
          <table:table-cell office:value-type="float" office:value="51726" table:style-name="ce1">
            <text:p>51726</text:p>
          </table:table-cell>
          <table:table-cell office:value-type="float" office:value="51727" table:style-name="ce1">
            <text:p>51727</text:p>
          </table:table-cell>
          <table:table-cell office:value-type="float" office:value="51728" table:style-name="ce1">
            <text:p>51728</text:p>
          </table:table-cell>
          <table:table-cell office:value-type="float" office:value="51729" table:style-name="ce1">
            <text:p>51729</text:p>
          </table:table-cell>
          <table:table-cell office:value-type="float" office:value="51730" table:style-name="ce1">
            <text:p>51730</text:p>
          </table:table-cell>
          <table:table-cell office:value-type="float" office:value="51731" table:style-name="ce1">
            <text:p>51731</text:p>
          </table:table-cell>
          <table:table-cell office:value-type="float" office:value="51732" table:style-name="ce1">
            <text:p>51732</text:p>
          </table:table-cell>
          <table:table-cell office:value-type="float" office:value="51733" table:style-name="ce1">
            <text:p>51733</text:p>
          </table:table-cell>
          <table:table-cell office:value-type="float" office:value="51734" table:style-name="ce1">
            <text:p>51734</text:p>
          </table:table-cell>
          <table:table-cell office:value-type="float" office:value="51735" table:style-name="ce1">
            <text:p>51735</text:p>
          </table:table-cell>
          <table:table-cell office:value-type="float" office:value="51736" table:style-name="ce1">
            <text:p>51736</text:p>
          </table:table-cell>
          <table:table-cell office:value-type="float" office:value="51737" table:style-name="ce1">
            <text:p>51737</text:p>
          </table:table-cell>
          <table:table-cell office:value-type="float" office:value="51738" table:style-name="ce1">
            <text:p>51738</text:p>
          </table:table-cell>
          <table:table-cell office:value-type="float" office:value="51739" table:style-name="ce1">
            <text:p>51739</text:p>
          </table:table-cell>
          <table:table-cell office:value-type="float" office:value="51740" table:style-name="ce1">
            <text:p>51740</text:p>
          </table:table-cell>
          <table:table-cell office:value-type="float" office:value="51741" table:style-name="ce1">
            <text:p>51741</text:p>
          </table:table-cell>
          <table:table-cell office:value-type="float" office:value="51742" table:style-name="ce1">
            <text:p>51742</text:p>
          </table:table-cell>
          <table:table-cell office:value-type="float" office:value="51743" table:style-name="ce1">
            <text:p>51743</text:p>
          </table:table-cell>
          <table:table-cell office:value-type="float" office:value="51744" table:style-name="ce1">
            <text:p>51744</text:p>
          </table:table-cell>
          <table:table-cell office:value-type="float" office:value="51745" table:style-name="ce1">
            <text:p>51745</text:p>
          </table:table-cell>
          <table:table-cell office:value-type="float" office:value="51746" table:style-name="ce1">
            <text:p>51746</text:p>
          </table:table-cell>
          <table:table-cell office:value-type="float" office:value="51747" table:style-name="ce1">
            <text:p>51747</text:p>
          </table:table-cell>
          <table:table-cell office:value-type="float" office:value="51748" table:style-name="ce1">
            <text:p>51748</text:p>
          </table:table-cell>
          <table:table-cell office:value-type="float" office:value="51749" table:style-name="ce1">
            <text:p>51749</text:p>
          </table:table-cell>
          <table:table-cell office:value-type="float" office:value="51750" table:style-name="ce1">
            <text:p>51750</text:p>
          </table:table-cell>
          <table:table-cell office:value-type="float" office:value="51751" table:style-name="ce1">
            <text:p>51751</text:p>
          </table:table-cell>
          <table:table-cell office:value-type="float" office:value="51752" table:style-name="ce1">
            <text:p>51752</text:p>
          </table:table-cell>
          <table:table-cell office:value-type="float" office:value="51753" table:style-name="ce1">
            <text:p>51753</text:p>
          </table:table-cell>
          <table:table-cell office:value-type="float" office:value="51754" table:style-name="ce1">
            <text:p>51754</text:p>
          </table:table-cell>
          <table:table-cell office:value-type="float" office:value="51755" table:style-name="ce1">
            <text:p>51755</text:p>
          </table:table-cell>
          <table:table-cell office:value-type="float" office:value="51756" table:style-name="ce1">
            <text:p>51756</text:p>
          </table:table-cell>
          <table:table-cell office:value-type="float" office:value="51757" table:style-name="ce1">
            <text:p>51757</text:p>
          </table:table-cell>
          <table:table-cell office:value-type="float" office:value="51758" table:style-name="ce1">
            <text:p>51758</text:p>
          </table:table-cell>
          <table:table-cell office:value-type="float" office:value="51759" table:style-name="ce1">
            <text:p>51759</text:p>
          </table:table-cell>
          <table:table-cell office:value-type="float" office:value="51760" table:style-name="ce1">
            <text:p>51760</text:p>
          </table:table-cell>
          <table:table-cell office:value-type="float" office:value="51761" table:style-name="ce1">
            <text:p>51761</text:p>
          </table:table-cell>
          <table:table-cell office:value-type="float" office:value="51762" table:style-name="ce1">
            <text:p>51762</text:p>
          </table:table-cell>
          <table:table-cell office:value-type="float" office:value="51763" table:style-name="ce1">
            <text:p>51763</text:p>
          </table:table-cell>
          <table:table-cell office:value-type="float" office:value="51764" table:style-name="ce1">
            <text:p>51764</text:p>
          </table:table-cell>
          <table:table-cell office:value-type="float" office:value="51765" table:style-name="ce1">
            <text:p>51765</text:p>
          </table:table-cell>
          <table:table-cell office:value-type="float" office:value="51766" table:style-name="ce1">
            <text:p>51766</text:p>
          </table:table-cell>
          <table:table-cell office:value-type="float" office:value="51767" table:style-name="ce1">
            <text:p>51767</text:p>
          </table:table-cell>
          <table:table-cell office:value-type="float" office:value="51768" table:style-name="ce1">
            <text:p>51768</text:p>
          </table:table-cell>
          <table:table-cell office:value-type="float" office:value="51769" table:style-name="ce1">
            <text:p>51769</text:p>
          </table:table-cell>
          <table:table-cell office:value-type="float" office:value="51770" table:style-name="ce1">
            <text:p>51770</text:p>
          </table:table-cell>
          <table:table-cell office:value-type="float" office:value="51771" table:style-name="ce1">
            <text:p>51771</text:p>
          </table:table-cell>
          <table:table-cell office:value-type="float" office:value="51772" table:style-name="ce1">
            <text:p>51772</text:p>
          </table:table-cell>
          <table:table-cell office:value-type="float" office:value="51773" table:style-name="ce1">
            <text:p>51773</text:p>
          </table:table-cell>
          <table:table-cell office:value-type="float" office:value="51774" table:style-name="ce1">
            <text:p>51774</text:p>
          </table:table-cell>
          <table:table-cell office:value-type="float" office:value="51775" table:style-name="ce1">
            <text:p>51775</text:p>
          </table:table-cell>
          <table:table-cell office:value-type="float" office:value="51776" table:style-name="ce1">
            <text:p>51776</text:p>
          </table:table-cell>
          <table:table-cell office:value-type="float" office:value="51777" table:style-name="ce1">
            <text:p>51777</text:p>
          </table:table-cell>
          <table:table-cell office:value-type="float" office:value="51778" table:style-name="ce1">
            <text:p>51778</text:p>
          </table:table-cell>
          <table:table-cell office:value-type="float" office:value="51779" table:style-name="ce1">
            <text:p>51779</text:p>
          </table:table-cell>
          <table:table-cell office:value-type="float" office:value="51780" table:style-name="ce1">
            <text:p>51780</text:p>
          </table:table-cell>
          <table:table-cell office:value-type="float" office:value="51781" table:style-name="ce1">
            <text:p>51781</text:p>
          </table:table-cell>
          <table:table-cell office:value-type="float" office:value="51782" table:style-name="ce1">
            <text:p>51782</text:p>
          </table:table-cell>
          <table:table-cell office:value-type="float" office:value="51783" table:style-name="ce1">
            <text:p>51783</text:p>
          </table:table-cell>
          <table:table-cell office:value-type="float" office:value="51784" table:style-name="ce1">
            <text:p>51784</text:p>
          </table:table-cell>
          <table:table-cell office:value-type="float" office:value="51785" table:style-name="ce1">
            <text:p>51785</text:p>
          </table:table-cell>
          <table:table-cell office:value-type="float" office:value="51786" table:style-name="ce1">
            <text:p>51786</text:p>
          </table:table-cell>
          <table:table-cell office:value-type="float" office:value="51787" table:style-name="ce1">
            <text:p>51787</text:p>
          </table:table-cell>
          <table:table-cell office:value-type="float" office:value="51788" table:style-name="ce1">
            <text:p>51788</text:p>
          </table:table-cell>
          <table:table-cell office:value-type="float" office:value="51789" table:style-name="ce1">
            <text:p>51789</text:p>
          </table:table-cell>
          <table:table-cell office:value-type="float" office:value="51790" table:style-name="ce1">
            <text:p>51790</text:p>
          </table:table-cell>
          <table:table-cell office:value-type="float" office:value="51791" table:style-name="ce1">
            <text:p>51791</text:p>
          </table:table-cell>
          <table:table-cell office:value-type="float" office:value="51792" table:style-name="ce1">
            <text:p>51792</text:p>
          </table:table-cell>
          <table:table-cell office:value-type="float" office:value="51793" table:style-name="ce1">
            <text:p>51793</text:p>
          </table:table-cell>
          <table:table-cell office:value-type="float" office:value="51794" table:style-name="ce1">
            <text:p>51794</text:p>
          </table:table-cell>
          <table:table-cell office:value-type="float" office:value="51795" table:style-name="ce1">
            <text:p>51795</text:p>
          </table:table-cell>
          <table:table-cell office:value-type="float" office:value="51796" table:style-name="ce1">
            <text:p>51796</text:p>
          </table:table-cell>
          <table:table-cell office:value-type="float" office:value="51797" table:style-name="ce1">
            <text:p>51797</text:p>
          </table:table-cell>
          <table:table-cell office:value-type="float" office:value="51798" table:style-name="ce1">
            <text:p>51798</text:p>
          </table:table-cell>
          <table:table-cell office:value-type="float" office:value="51799" table:style-name="ce1">
            <text:p>51799</text:p>
          </table:table-cell>
          <table:table-cell table:number-columns-repeated="16284"/>
        </table:table-row>
        <table:table-row table:style-name="ro1">
          <table:table-cell office:value-type="float" office:value="51800" table:style-name="ce1">
            <text:p>51800</text:p>
          </table:table-cell>
          <table:table-cell office:value-type="float" office:value="51801" table:style-name="ce1">
            <text:p>51801</text:p>
          </table:table-cell>
          <table:table-cell office:value-type="float" office:value="51802" table:style-name="ce1">
            <text:p>51802</text:p>
          </table:table-cell>
          <table:table-cell office:value-type="float" office:value="51803" table:style-name="ce1">
            <text:p>51803</text:p>
          </table:table-cell>
          <table:table-cell office:value-type="float" office:value="51804" table:style-name="ce1">
            <text:p>51804</text:p>
          </table:table-cell>
          <table:table-cell office:value-type="float" office:value="51805" table:style-name="ce1">
            <text:p>51805</text:p>
          </table:table-cell>
          <table:table-cell office:value-type="float" office:value="51806" table:style-name="ce1">
            <text:p>51806</text:p>
          </table:table-cell>
          <table:table-cell office:value-type="float" office:value="51807" table:style-name="ce1">
            <text:p>51807</text:p>
          </table:table-cell>
          <table:table-cell office:value-type="float" office:value="51808" table:style-name="ce1">
            <text:p>51808</text:p>
          </table:table-cell>
          <table:table-cell office:value-type="float" office:value="51809" table:style-name="ce1">
            <text:p>51809</text:p>
          </table:table-cell>
          <table:table-cell office:value-type="float" office:value="51810" table:style-name="ce1">
            <text:p>51810</text:p>
          </table:table-cell>
          <table:table-cell office:value-type="float" office:value="51811" table:style-name="ce1">
            <text:p>51811</text:p>
          </table:table-cell>
          <table:table-cell office:value-type="float" office:value="51812" table:style-name="ce1">
            <text:p>51812</text:p>
          </table:table-cell>
          <table:table-cell office:value-type="float" office:value="51813" table:style-name="ce1">
            <text:p>51813</text:p>
          </table:table-cell>
          <table:table-cell office:value-type="float" office:value="51814" table:style-name="ce1">
            <text:p>51814</text:p>
          </table:table-cell>
          <table:table-cell office:value-type="float" office:value="51815" table:style-name="ce1">
            <text:p>51815</text:p>
          </table:table-cell>
          <table:table-cell office:value-type="float" office:value="51816" table:style-name="ce1">
            <text:p>51816</text:p>
          </table:table-cell>
          <table:table-cell office:value-type="float" office:value="51817" table:style-name="ce1">
            <text:p>51817</text:p>
          </table:table-cell>
          <table:table-cell office:value-type="float" office:value="51818" table:style-name="ce1">
            <text:p>51818</text:p>
          </table:table-cell>
          <table:table-cell office:value-type="float" office:value="51819" table:style-name="ce1">
            <text:p>51819</text:p>
          </table:table-cell>
          <table:table-cell office:value-type="float" office:value="51820" table:style-name="ce1">
            <text:p>51820</text:p>
          </table:table-cell>
          <table:table-cell office:value-type="float" office:value="51821" table:style-name="ce1">
            <text:p>51821</text:p>
          </table:table-cell>
          <table:table-cell office:value-type="float" office:value="51822" table:style-name="ce1">
            <text:p>51822</text:p>
          </table:table-cell>
          <table:table-cell office:value-type="float" office:value="51823" table:style-name="ce1">
            <text:p>51823</text:p>
          </table:table-cell>
          <table:table-cell office:value-type="float" office:value="51824" table:style-name="ce1">
            <text:p>51824</text:p>
          </table:table-cell>
          <table:table-cell office:value-type="float" office:value="51825" table:style-name="ce1">
            <text:p>51825</text:p>
          </table:table-cell>
          <table:table-cell office:value-type="float" office:value="51826" table:style-name="ce1">
            <text:p>51826</text:p>
          </table:table-cell>
          <table:table-cell office:value-type="float" office:value="51827" table:style-name="ce1">
            <text:p>51827</text:p>
          </table:table-cell>
          <table:table-cell office:value-type="float" office:value="51828" table:style-name="ce1">
            <text:p>51828</text:p>
          </table:table-cell>
          <table:table-cell office:value-type="float" office:value="51829" table:style-name="ce1">
            <text:p>51829</text:p>
          </table:table-cell>
          <table:table-cell office:value-type="float" office:value="51830" table:style-name="ce1">
            <text:p>51830</text:p>
          </table:table-cell>
          <table:table-cell office:value-type="float" office:value="51831" table:style-name="ce1">
            <text:p>51831</text:p>
          </table:table-cell>
          <table:table-cell office:value-type="float" office:value="51832" table:style-name="ce1">
            <text:p>51832</text:p>
          </table:table-cell>
          <table:table-cell office:value-type="float" office:value="51833" table:style-name="ce1">
            <text:p>51833</text:p>
          </table:table-cell>
          <table:table-cell office:value-type="float" office:value="51834" table:style-name="ce1">
            <text:p>51834</text:p>
          </table:table-cell>
          <table:table-cell office:value-type="float" office:value="51835" table:style-name="ce1">
            <text:p>51835</text:p>
          </table:table-cell>
          <table:table-cell office:value-type="float" office:value="51836" table:style-name="ce1">
            <text:p>51836</text:p>
          </table:table-cell>
          <table:table-cell office:value-type="float" office:value="51837" table:style-name="ce1">
            <text:p>51837</text:p>
          </table:table-cell>
          <table:table-cell office:value-type="float" office:value="51838" table:style-name="ce1">
            <text:p>51838</text:p>
          </table:table-cell>
          <table:table-cell office:value-type="float" office:value="51839" table:style-name="ce1">
            <text:p>51839</text:p>
          </table:table-cell>
          <table:table-cell office:value-type="float" office:value="51840" table:style-name="ce1">
            <text:p>51840</text:p>
          </table:table-cell>
          <table:table-cell office:value-type="float" office:value="51841" table:style-name="ce1">
            <text:p>51841</text:p>
          </table:table-cell>
          <table:table-cell office:value-type="float" office:value="51842" table:style-name="ce1">
            <text:p>51842</text:p>
          </table:table-cell>
          <table:table-cell office:value-type="float" office:value="51843" table:style-name="ce1">
            <text:p>51843</text:p>
          </table:table-cell>
          <table:table-cell office:value-type="float" office:value="51844" table:style-name="ce1">
            <text:p>51844</text:p>
          </table:table-cell>
          <table:table-cell office:value-type="float" office:value="51845" table:style-name="ce1">
            <text:p>51845</text:p>
          </table:table-cell>
          <table:table-cell office:value-type="float" office:value="51846" table:style-name="ce1">
            <text:p>51846</text:p>
          </table:table-cell>
          <table:table-cell office:value-type="float" office:value="51847" table:style-name="ce1">
            <text:p>51847</text:p>
          </table:table-cell>
          <table:table-cell office:value-type="float" office:value="51848" table:style-name="ce1">
            <text:p>51848</text:p>
          </table:table-cell>
          <table:table-cell office:value-type="float" office:value="51849" table:style-name="ce1">
            <text:p>51849</text:p>
          </table:table-cell>
          <table:table-cell office:value-type="float" office:value="51850" table:style-name="ce1">
            <text:p>51850</text:p>
          </table:table-cell>
          <table:table-cell office:value-type="float" office:value="51851" table:style-name="ce1">
            <text:p>51851</text:p>
          </table:table-cell>
          <table:table-cell office:value-type="float" office:value="51852" table:style-name="ce1">
            <text:p>51852</text:p>
          </table:table-cell>
          <table:table-cell office:value-type="float" office:value="51853" table:style-name="ce1">
            <text:p>51853</text:p>
          </table:table-cell>
          <table:table-cell office:value-type="float" office:value="51854" table:style-name="ce1">
            <text:p>51854</text:p>
          </table:table-cell>
          <table:table-cell office:value-type="float" office:value="51855" table:style-name="ce1">
            <text:p>51855</text:p>
          </table:table-cell>
          <table:table-cell office:value-type="float" office:value="51856" table:style-name="ce1">
            <text:p>51856</text:p>
          </table:table-cell>
          <table:table-cell office:value-type="float" office:value="51857" table:style-name="ce1">
            <text:p>51857</text:p>
          </table:table-cell>
          <table:table-cell office:value-type="float" office:value="51858" table:style-name="ce1">
            <text:p>51858</text:p>
          </table:table-cell>
          <table:table-cell office:value-type="float" office:value="51859" table:style-name="ce1">
            <text:p>51859</text:p>
          </table:table-cell>
          <table:table-cell office:value-type="float" office:value="51860" table:style-name="ce1">
            <text:p>51860</text:p>
          </table:table-cell>
          <table:table-cell office:value-type="float" office:value="51861" table:style-name="ce1">
            <text:p>51861</text:p>
          </table:table-cell>
          <table:table-cell office:value-type="float" office:value="51862" table:style-name="ce1">
            <text:p>51862</text:p>
          </table:table-cell>
          <table:table-cell office:value-type="float" office:value="51863" table:style-name="ce1">
            <text:p>51863</text:p>
          </table:table-cell>
          <table:table-cell office:value-type="float" office:value="51864" table:style-name="ce1">
            <text:p>51864</text:p>
          </table:table-cell>
          <table:table-cell office:value-type="float" office:value="51865" table:style-name="ce1">
            <text:p>51865</text:p>
          </table:table-cell>
          <table:table-cell office:value-type="float" office:value="51866" table:style-name="ce1">
            <text:p>51866</text:p>
          </table:table-cell>
          <table:table-cell office:value-type="float" office:value="51867" table:style-name="ce1">
            <text:p>51867</text:p>
          </table:table-cell>
          <table:table-cell office:value-type="float" office:value="51868" table:style-name="ce1">
            <text:p>51868</text:p>
          </table:table-cell>
          <table:table-cell office:value-type="float" office:value="51869" table:style-name="ce1">
            <text:p>51869</text:p>
          </table:table-cell>
          <table:table-cell office:value-type="float" office:value="51870" table:style-name="ce1">
            <text:p>51870</text:p>
          </table:table-cell>
          <table:table-cell office:value-type="float" office:value="51871" table:style-name="ce1">
            <text:p>51871</text:p>
          </table:table-cell>
          <table:table-cell office:value-type="float" office:value="51872" table:style-name="ce1">
            <text:p>51872</text:p>
          </table:table-cell>
          <table:table-cell office:value-type="float" office:value="51873" table:style-name="ce1">
            <text:p>51873</text:p>
          </table:table-cell>
          <table:table-cell office:value-type="float" office:value="51874" table:style-name="ce1">
            <text:p>51874</text:p>
          </table:table-cell>
          <table:table-cell office:value-type="float" office:value="51875" table:style-name="ce1">
            <text:p>51875</text:p>
          </table:table-cell>
          <table:table-cell office:value-type="float" office:value="51876" table:style-name="ce1">
            <text:p>51876</text:p>
          </table:table-cell>
          <table:table-cell office:value-type="float" office:value="51877" table:style-name="ce1">
            <text:p>51877</text:p>
          </table:table-cell>
          <table:table-cell office:value-type="float" office:value="51878" table:style-name="ce1">
            <text:p>51878</text:p>
          </table:table-cell>
          <table:table-cell office:value-type="float" office:value="51879" table:style-name="ce1">
            <text:p>51879</text:p>
          </table:table-cell>
          <table:table-cell office:value-type="float" office:value="51880" table:style-name="ce1">
            <text:p>51880</text:p>
          </table:table-cell>
          <table:table-cell office:value-type="float" office:value="51881" table:style-name="ce1">
            <text:p>51881</text:p>
          </table:table-cell>
          <table:table-cell office:value-type="float" office:value="51882" table:style-name="ce1">
            <text:p>51882</text:p>
          </table:table-cell>
          <table:table-cell office:value-type="float" office:value="51883" table:style-name="ce1">
            <text:p>51883</text:p>
          </table:table-cell>
          <table:table-cell office:value-type="float" office:value="51884" table:style-name="ce1">
            <text:p>51884</text:p>
          </table:table-cell>
          <table:table-cell office:value-type="float" office:value="51885" table:style-name="ce1">
            <text:p>51885</text:p>
          </table:table-cell>
          <table:table-cell office:value-type="float" office:value="51886" table:style-name="ce1">
            <text:p>51886</text:p>
          </table:table-cell>
          <table:table-cell office:value-type="float" office:value="51887" table:style-name="ce1">
            <text:p>51887</text:p>
          </table:table-cell>
          <table:table-cell office:value-type="float" office:value="51888" table:style-name="ce1">
            <text:p>51888</text:p>
          </table:table-cell>
          <table:table-cell office:value-type="float" office:value="51889" table:style-name="ce1">
            <text:p>51889</text:p>
          </table:table-cell>
          <table:table-cell office:value-type="float" office:value="51890" table:style-name="ce1">
            <text:p>51890</text:p>
          </table:table-cell>
          <table:table-cell office:value-type="float" office:value="51891" table:style-name="ce1">
            <text:p>51891</text:p>
          </table:table-cell>
          <table:table-cell office:value-type="float" office:value="51892" table:style-name="ce1">
            <text:p>51892</text:p>
          </table:table-cell>
          <table:table-cell office:value-type="float" office:value="51893" table:style-name="ce1">
            <text:p>51893</text:p>
          </table:table-cell>
          <table:table-cell office:value-type="float" office:value="51894" table:style-name="ce1">
            <text:p>51894</text:p>
          </table:table-cell>
          <table:table-cell office:value-type="float" office:value="51895" table:style-name="ce1">
            <text:p>51895</text:p>
          </table:table-cell>
          <table:table-cell office:value-type="float" office:value="51896" table:style-name="ce1">
            <text:p>51896</text:p>
          </table:table-cell>
          <table:table-cell office:value-type="float" office:value="51897" table:style-name="ce1">
            <text:p>51897</text:p>
          </table:table-cell>
          <table:table-cell office:value-type="float" office:value="51898" table:style-name="ce1">
            <text:p>51898</text:p>
          </table:table-cell>
          <table:table-cell office:value-type="float" office:value="51899" table:style-name="ce1">
            <text:p>51899</text:p>
          </table:table-cell>
          <table:table-cell table:number-columns-repeated="16284"/>
        </table:table-row>
        <table:table-row table:style-name="ro1">
          <table:table-cell office:value-type="float" office:value="51900" table:style-name="ce1">
            <text:p>51900</text:p>
          </table:table-cell>
          <table:table-cell office:value-type="float" office:value="51901" table:style-name="ce1">
            <text:p>51901</text:p>
          </table:table-cell>
          <table:table-cell office:value-type="float" office:value="51902" table:style-name="ce1">
            <text:p>51902</text:p>
          </table:table-cell>
          <table:table-cell office:value-type="float" office:value="51903" table:style-name="ce1">
            <text:p>51903</text:p>
          </table:table-cell>
          <table:table-cell office:value-type="float" office:value="51904" table:style-name="ce1">
            <text:p>51904</text:p>
          </table:table-cell>
          <table:table-cell office:value-type="float" office:value="51905" table:style-name="ce1">
            <text:p>51905</text:p>
          </table:table-cell>
          <table:table-cell office:value-type="float" office:value="51906" table:style-name="ce1">
            <text:p>51906</text:p>
          </table:table-cell>
          <table:table-cell office:value-type="float" office:value="51907" table:style-name="ce1">
            <text:p>51907</text:p>
          </table:table-cell>
          <table:table-cell office:value-type="float" office:value="51908" table:style-name="ce1">
            <text:p>51908</text:p>
          </table:table-cell>
          <table:table-cell office:value-type="float" office:value="51909" table:style-name="ce1">
            <text:p>51909</text:p>
          </table:table-cell>
          <table:table-cell office:value-type="float" office:value="51910" table:style-name="ce1">
            <text:p>51910</text:p>
          </table:table-cell>
          <table:table-cell office:value-type="float" office:value="51911" table:style-name="ce1">
            <text:p>51911</text:p>
          </table:table-cell>
          <table:table-cell office:value-type="float" office:value="51912" table:style-name="ce1">
            <text:p>51912</text:p>
          </table:table-cell>
          <table:table-cell office:value-type="float" office:value="51913" table:style-name="ce1">
            <text:p>51913</text:p>
          </table:table-cell>
          <table:table-cell office:value-type="float" office:value="51914" table:style-name="ce1">
            <text:p>51914</text:p>
          </table:table-cell>
          <table:table-cell office:value-type="float" office:value="51915" table:style-name="ce1">
            <text:p>51915</text:p>
          </table:table-cell>
          <table:table-cell office:value-type="float" office:value="51916" table:style-name="ce1">
            <text:p>51916</text:p>
          </table:table-cell>
          <table:table-cell office:value-type="float" office:value="51917" table:style-name="ce1">
            <text:p>51917</text:p>
          </table:table-cell>
          <table:table-cell office:value-type="float" office:value="51918" table:style-name="ce1">
            <text:p>51918</text:p>
          </table:table-cell>
          <table:table-cell office:value-type="float" office:value="51919" table:style-name="ce1">
            <text:p>51919</text:p>
          </table:table-cell>
          <table:table-cell office:value-type="float" office:value="51920" table:style-name="ce1">
            <text:p>51920</text:p>
          </table:table-cell>
          <table:table-cell office:value-type="float" office:value="51921" table:style-name="ce1">
            <text:p>51921</text:p>
          </table:table-cell>
          <table:table-cell office:value-type="float" office:value="51922" table:style-name="ce1">
            <text:p>51922</text:p>
          </table:table-cell>
          <table:table-cell office:value-type="float" office:value="51923" table:style-name="ce1">
            <text:p>51923</text:p>
          </table:table-cell>
          <table:table-cell office:value-type="float" office:value="51924" table:style-name="ce1">
            <text:p>51924</text:p>
          </table:table-cell>
          <table:table-cell office:value-type="float" office:value="51925" table:style-name="ce1">
            <text:p>51925</text:p>
          </table:table-cell>
          <table:table-cell office:value-type="float" office:value="51926" table:style-name="ce1">
            <text:p>51926</text:p>
          </table:table-cell>
          <table:table-cell office:value-type="float" office:value="51927" table:style-name="ce1">
            <text:p>51927</text:p>
          </table:table-cell>
          <table:table-cell office:value-type="float" office:value="51928" table:style-name="ce1">
            <text:p>51928</text:p>
          </table:table-cell>
          <table:table-cell office:value-type="float" office:value="51929" table:style-name="ce1">
            <text:p>51929</text:p>
          </table:table-cell>
          <table:table-cell office:value-type="float" office:value="51930" table:style-name="ce1">
            <text:p>51930</text:p>
          </table:table-cell>
          <table:table-cell office:value-type="float" office:value="51931" table:style-name="ce1">
            <text:p>51931</text:p>
          </table:table-cell>
          <table:table-cell office:value-type="float" office:value="51932" table:style-name="ce1">
            <text:p>51932</text:p>
          </table:table-cell>
          <table:table-cell office:value-type="float" office:value="51933" table:style-name="ce1">
            <text:p>51933</text:p>
          </table:table-cell>
          <table:table-cell office:value-type="float" office:value="51934" table:style-name="ce1">
            <text:p>51934</text:p>
          </table:table-cell>
          <table:table-cell office:value-type="float" office:value="51935" table:style-name="ce1">
            <text:p>51935</text:p>
          </table:table-cell>
          <table:table-cell office:value-type="float" office:value="51936" table:style-name="ce1">
            <text:p>51936</text:p>
          </table:table-cell>
          <table:table-cell office:value-type="float" office:value="51937" table:style-name="ce1">
            <text:p>51937</text:p>
          </table:table-cell>
          <table:table-cell office:value-type="float" office:value="51938" table:style-name="ce1">
            <text:p>51938</text:p>
          </table:table-cell>
          <table:table-cell office:value-type="float" office:value="51939" table:style-name="ce1">
            <text:p>51939</text:p>
          </table:table-cell>
          <table:table-cell office:value-type="float" office:value="51940" table:style-name="ce1">
            <text:p>51940</text:p>
          </table:table-cell>
          <table:table-cell office:value-type="float" office:value="51941" table:style-name="ce1">
            <text:p>51941</text:p>
          </table:table-cell>
          <table:table-cell office:value-type="float" office:value="51942" table:style-name="ce1">
            <text:p>51942</text:p>
          </table:table-cell>
          <table:table-cell office:value-type="float" office:value="51943" table:style-name="ce1">
            <text:p>51943</text:p>
          </table:table-cell>
          <table:table-cell office:value-type="float" office:value="51944" table:style-name="ce1">
            <text:p>51944</text:p>
          </table:table-cell>
          <table:table-cell office:value-type="float" office:value="51945" table:style-name="ce1">
            <text:p>51945</text:p>
          </table:table-cell>
          <table:table-cell office:value-type="float" office:value="51946" table:style-name="ce1">
            <text:p>51946</text:p>
          </table:table-cell>
          <table:table-cell office:value-type="float" office:value="51947" table:style-name="ce1">
            <text:p>51947</text:p>
          </table:table-cell>
          <table:table-cell office:value-type="float" office:value="51948" table:style-name="ce1">
            <text:p>51948</text:p>
          </table:table-cell>
          <table:table-cell office:value-type="float" office:value="51949" table:style-name="ce1">
            <text:p>51949</text:p>
          </table:table-cell>
          <table:table-cell office:value-type="float" office:value="51950" table:style-name="ce1">
            <text:p>51950</text:p>
          </table:table-cell>
          <table:table-cell office:value-type="float" office:value="51951" table:style-name="ce1">
            <text:p>51951</text:p>
          </table:table-cell>
          <table:table-cell office:value-type="float" office:value="51952" table:style-name="ce1">
            <text:p>51952</text:p>
          </table:table-cell>
          <table:table-cell office:value-type="float" office:value="51953" table:style-name="ce1">
            <text:p>51953</text:p>
          </table:table-cell>
          <table:table-cell office:value-type="float" office:value="51954" table:style-name="ce1">
            <text:p>51954</text:p>
          </table:table-cell>
          <table:table-cell office:value-type="float" office:value="51955" table:style-name="ce1">
            <text:p>51955</text:p>
          </table:table-cell>
          <table:table-cell office:value-type="float" office:value="51956" table:style-name="ce1">
            <text:p>51956</text:p>
          </table:table-cell>
          <table:table-cell office:value-type="float" office:value="51957" table:style-name="ce1">
            <text:p>51957</text:p>
          </table:table-cell>
          <table:table-cell office:value-type="float" office:value="51958" table:style-name="ce1">
            <text:p>51958</text:p>
          </table:table-cell>
          <table:table-cell office:value-type="float" office:value="51959" table:style-name="ce1">
            <text:p>51959</text:p>
          </table:table-cell>
          <table:table-cell office:value-type="float" office:value="51960" table:style-name="ce1">
            <text:p>51960</text:p>
          </table:table-cell>
          <table:table-cell office:value-type="float" office:value="51961" table:style-name="ce1">
            <text:p>51961</text:p>
          </table:table-cell>
          <table:table-cell office:value-type="float" office:value="51962" table:style-name="ce1">
            <text:p>51962</text:p>
          </table:table-cell>
          <table:table-cell office:value-type="float" office:value="51963" table:style-name="ce1">
            <text:p>51963</text:p>
          </table:table-cell>
          <table:table-cell office:value-type="float" office:value="51964" table:style-name="ce1">
            <text:p>51964</text:p>
          </table:table-cell>
          <table:table-cell office:value-type="float" office:value="51965" table:style-name="ce1">
            <text:p>51965</text:p>
          </table:table-cell>
          <table:table-cell office:value-type="float" office:value="51966" table:style-name="ce1">
            <text:p>51966</text:p>
          </table:table-cell>
          <table:table-cell office:value-type="float" office:value="51967" table:style-name="ce1">
            <text:p>51967</text:p>
          </table:table-cell>
          <table:table-cell office:value-type="float" office:value="51968" table:style-name="ce1">
            <text:p>51968</text:p>
          </table:table-cell>
          <table:table-cell office:value-type="float" office:value="51969" table:style-name="ce1">
            <text:p>51969</text:p>
          </table:table-cell>
          <table:table-cell office:value-type="float" office:value="51970" table:style-name="ce1">
            <text:p>51970</text:p>
          </table:table-cell>
          <table:table-cell office:value-type="float" office:value="51971" table:style-name="ce1">
            <text:p>51971</text:p>
          </table:table-cell>
          <table:table-cell office:value-type="float" office:value="51972" table:style-name="ce1">
            <text:p>51972</text:p>
          </table:table-cell>
          <table:table-cell office:value-type="float" office:value="51973" table:style-name="ce1">
            <text:p>51973</text:p>
          </table:table-cell>
          <table:table-cell office:value-type="float" office:value="51974" table:style-name="ce1">
            <text:p>51974</text:p>
          </table:table-cell>
          <table:table-cell office:value-type="float" office:value="51975" table:style-name="ce1">
            <text:p>51975</text:p>
          </table:table-cell>
          <table:table-cell office:value-type="float" office:value="51976" table:style-name="ce1">
            <text:p>51976</text:p>
          </table:table-cell>
          <table:table-cell office:value-type="float" office:value="51977" table:style-name="ce1">
            <text:p>51977</text:p>
          </table:table-cell>
          <table:table-cell office:value-type="float" office:value="51978" table:style-name="ce1">
            <text:p>51978</text:p>
          </table:table-cell>
          <table:table-cell office:value-type="float" office:value="51979" table:style-name="ce1">
            <text:p>51979</text:p>
          </table:table-cell>
          <table:table-cell office:value-type="float" office:value="51980" table:style-name="ce1">
            <text:p>51980</text:p>
          </table:table-cell>
          <table:table-cell office:value-type="float" office:value="51981" table:style-name="ce1">
            <text:p>51981</text:p>
          </table:table-cell>
          <table:table-cell office:value-type="float" office:value="51982" table:style-name="ce1">
            <text:p>51982</text:p>
          </table:table-cell>
          <table:table-cell office:value-type="float" office:value="51983" table:style-name="ce1">
            <text:p>51983</text:p>
          </table:table-cell>
          <table:table-cell office:value-type="float" office:value="51984" table:style-name="ce1">
            <text:p>51984</text:p>
          </table:table-cell>
          <table:table-cell office:value-type="float" office:value="51985" table:style-name="ce1">
            <text:p>51985</text:p>
          </table:table-cell>
          <table:table-cell office:value-type="float" office:value="51986" table:style-name="ce1">
            <text:p>51986</text:p>
          </table:table-cell>
          <table:table-cell office:value-type="float" office:value="51987" table:style-name="ce1">
            <text:p>51987</text:p>
          </table:table-cell>
          <table:table-cell office:value-type="float" office:value="51988" table:style-name="ce1">
            <text:p>51988</text:p>
          </table:table-cell>
          <table:table-cell office:value-type="float" office:value="51989" table:style-name="ce1">
            <text:p>51989</text:p>
          </table:table-cell>
          <table:table-cell office:value-type="float" office:value="51990" table:style-name="ce1">
            <text:p>51990</text:p>
          </table:table-cell>
          <table:table-cell office:value-type="float" office:value="51991" table:style-name="ce1">
            <text:p>51991</text:p>
          </table:table-cell>
          <table:table-cell office:value-type="float" office:value="51992" table:style-name="ce1">
            <text:p>51992</text:p>
          </table:table-cell>
          <table:table-cell office:value-type="float" office:value="51993" table:style-name="ce1">
            <text:p>51993</text:p>
          </table:table-cell>
          <table:table-cell office:value-type="float" office:value="51994" table:style-name="ce1">
            <text:p>51994</text:p>
          </table:table-cell>
          <table:table-cell office:value-type="float" office:value="51995" table:style-name="ce1">
            <text:p>51995</text:p>
          </table:table-cell>
          <table:table-cell office:value-type="float" office:value="51996" table:style-name="ce1">
            <text:p>51996</text:p>
          </table:table-cell>
          <table:table-cell office:value-type="float" office:value="51997" table:style-name="ce1">
            <text:p>51997</text:p>
          </table:table-cell>
          <table:table-cell office:value-type="float" office:value="51998" table:style-name="ce1">
            <text:p>51998</text:p>
          </table:table-cell>
          <table:table-cell office:value-type="float" office:value="51999" table:style-name="ce1">
            <text:p>51999</text:p>
          </table:table-cell>
          <table:table-cell table:number-columns-repeated="16284"/>
        </table:table-row>
        <table:table-row table:style-name="ro1">
          <table:table-cell office:value-type="float" office:value="52000" table:style-name="ce1">
            <text:p>52000</text:p>
          </table:table-cell>
          <table:table-cell office:value-type="float" office:value="52001" table:style-name="ce1">
            <text:p>52001</text:p>
          </table:table-cell>
          <table:table-cell office:value-type="float" office:value="52002" table:style-name="ce1">
            <text:p>52002</text:p>
          </table:table-cell>
          <table:table-cell office:value-type="float" office:value="52003" table:style-name="ce1">
            <text:p>52003</text:p>
          </table:table-cell>
          <table:table-cell office:value-type="float" office:value="52004" table:style-name="ce1">
            <text:p>52004</text:p>
          </table:table-cell>
          <table:table-cell office:value-type="float" office:value="52005" table:style-name="ce1">
            <text:p>52005</text:p>
          </table:table-cell>
          <table:table-cell office:value-type="float" office:value="52006" table:style-name="ce1">
            <text:p>52006</text:p>
          </table:table-cell>
          <table:table-cell office:value-type="float" office:value="52007" table:style-name="ce1">
            <text:p>52007</text:p>
          </table:table-cell>
          <table:table-cell office:value-type="float" office:value="52008" table:style-name="ce1">
            <text:p>52008</text:p>
          </table:table-cell>
          <table:table-cell office:value-type="float" office:value="52009" table:style-name="ce1">
            <text:p>52009</text:p>
          </table:table-cell>
          <table:table-cell office:value-type="float" office:value="52010" table:style-name="ce1">
            <text:p>52010</text:p>
          </table:table-cell>
          <table:table-cell office:value-type="float" office:value="52011" table:style-name="ce1">
            <text:p>52011</text:p>
          </table:table-cell>
          <table:table-cell office:value-type="float" office:value="52012" table:style-name="ce1">
            <text:p>52012</text:p>
          </table:table-cell>
          <table:table-cell office:value-type="float" office:value="52013" table:style-name="ce1">
            <text:p>52013</text:p>
          </table:table-cell>
          <table:table-cell office:value-type="float" office:value="52014" table:style-name="ce1">
            <text:p>52014</text:p>
          </table:table-cell>
          <table:table-cell office:value-type="float" office:value="52015" table:style-name="ce1">
            <text:p>52015</text:p>
          </table:table-cell>
          <table:table-cell office:value-type="float" office:value="52016" table:style-name="ce1">
            <text:p>52016</text:p>
          </table:table-cell>
          <table:table-cell office:value-type="float" office:value="52017" table:style-name="ce1">
            <text:p>52017</text:p>
          </table:table-cell>
          <table:table-cell office:value-type="float" office:value="52018" table:style-name="ce1">
            <text:p>52018</text:p>
          </table:table-cell>
          <table:table-cell office:value-type="float" office:value="52019" table:style-name="ce1">
            <text:p>52019</text:p>
          </table:table-cell>
          <table:table-cell office:value-type="float" office:value="52020" table:style-name="ce1">
            <text:p>52020</text:p>
          </table:table-cell>
          <table:table-cell office:value-type="float" office:value="52021" table:style-name="ce1">
            <text:p>52021</text:p>
          </table:table-cell>
          <table:table-cell office:value-type="float" office:value="52022" table:style-name="ce1">
            <text:p>52022</text:p>
          </table:table-cell>
          <table:table-cell office:value-type="float" office:value="52023" table:style-name="ce1">
            <text:p>52023</text:p>
          </table:table-cell>
          <table:table-cell office:value-type="float" office:value="52024" table:style-name="ce1">
            <text:p>52024</text:p>
          </table:table-cell>
          <table:table-cell office:value-type="float" office:value="52025" table:style-name="ce1">
            <text:p>52025</text:p>
          </table:table-cell>
          <table:table-cell office:value-type="float" office:value="52026" table:style-name="ce1">
            <text:p>52026</text:p>
          </table:table-cell>
          <table:table-cell office:value-type="float" office:value="52027" table:style-name="ce1">
            <text:p>52027</text:p>
          </table:table-cell>
          <table:table-cell office:value-type="float" office:value="52028" table:style-name="ce1">
            <text:p>52028</text:p>
          </table:table-cell>
          <table:table-cell office:value-type="float" office:value="52029" table:style-name="ce1">
            <text:p>52029</text:p>
          </table:table-cell>
          <table:table-cell office:value-type="float" office:value="52030" table:style-name="ce1">
            <text:p>52030</text:p>
          </table:table-cell>
          <table:table-cell office:value-type="float" office:value="52031" table:style-name="ce1">
            <text:p>52031</text:p>
          </table:table-cell>
          <table:table-cell office:value-type="float" office:value="52032" table:style-name="ce1">
            <text:p>52032</text:p>
          </table:table-cell>
          <table:table-cell office:value-type="float" office:value="52033" table:style-name="ce1">
            <text:p>52033</text:p>
          </table:table-cell>
          <table:table-cell office:value-type="float" office:value="52034" table:style-name="ce1">
            <text:p>52034</text:p>
          </table:table-cell>
          <table:table-cell office:value-type="float" office:value="52035" table:style-name="ce1">
            <text:p>52035</text:p>
          </table:table-cell>
          <table:table-cell office:value-type="float" office:value="52036" table:style-name="ce1">
            <text:p>52036</text:p>
          </table:table-cell>
          <table:table-cell office:value-type="float" office:value="52037" table:style-name="ce1">
            <text:p>52037</text:p>
          </table:table-cell>
          <table:table-cell office:value-type="float" office:value="52038" table:style-name="ce1">
            <text:p>52038</text:p>
          </table:table-cell>
          <table:table-cell office:value-type="float" office:value="52039" table:style-name="ce1">
            <text:p>52039</text:p>
          </table:table-cell>
          <table:table-cell office:value-type="float" office:value="52040" table:style-name="ce1">
            <text:p>52040</text:p>
          </table:table-cell>
          <table:table-cell office:value-type="float" office:value="52041" table:style-name="ce1">
            <text:p>52041</text:p>
          </table:table-cell>
          <table:table-cell office:value-type="float" office:value="52042" table:style-name="ce1">
            <text:p>52042</text:p>
          </table:table-cell>
          <table:table-cell office:value-type="float" office:value="52043" table:style-name="ce1">
            <text:p>52043</text:p>
          </table:table-cell>
          <table:table-cell office:value-type="float" office:value="52044" table:style-name="ce1">
            <text:p>52044</text:p>
          </table:table-cell>
          <table:table-cell office:value-type="float" office:value="52045" table:style-name="ce1">
            <text:p>52045</text:p>
          </table:table-cell>
          <table:table-cell office:value-type="float" office:value="52046" table:style-name="ce1">
            <text:p>52046</text:p>
          </table:table-cell>
          <table:table-cell office:value-type="float" office:value="52047" table:style-name="ce1">
            <text:p>52047</text:p>
          </table:table-cell>
          <table:table-cell office:value-type="float" office:value="52048" table:style-name="ce1">
            <text:p>52048</text:p>
          </table:table-cell>
          <table:table-cell office:value-type="float" office:value="52049" table:style-name="ce1">
            <text:p>52049</text:p>
          </table:table-cell>
          <table:table-cell office:value-type="float" office:value="52050" table:style-name="ce1">
            <text:p>52050</text:p>
          </table:table-cell>
          <table:table-cell office:value-type="float" office:value="52051" table:style-name="ce1">
            <text:p>52051</text:p>
          </table:table-cell>
          <table:table-cell office:value-type="float" office:value="52052" table:style-name="ce1">
            <text:p>52052</text:p>
          </table:table-cell>
          <table:table-cell office:value-type="float" office:value="52053" table:style-name="ce1">
            <text:p>52053</text:p>
          </table:table-cell>
          <table:table-cell office:value-type="float" office:value="52054" table:style-name="ce1">
            <text:p>52054</text:p>
          </table:table-cell>
          <table:table-cell office:value-type="float" office:value="52055" table:style-name="ce1">
            <text:p>52055</text:p>
          </table:table-cell>
          <table:table-cell office:value-type="float" office:value="52056" table:style-name="ce1">
            <text:p>52056</text:p>
          </table:table-cell>
          <table:table-cell office:value-type="float" office:value="52057" table:style-name="ce1">
            <text:p>52057</text:p>
          </table:table-cell>
          <table:table-cell office:value-type="float" office:value="52058" table:style-name="ce1">
            <text:p>52058</text:p>
          </table:table-cell>
          <table:table-cell office:value-type="float" office:value="52059" table:style-name="ce1">
            <text:p>52059</text:p>
          </table:table-cell>
          <table:table-cell office:value-type="float" office:value="52060" table:style-name="ce1">
            <text:p>52060</text:p>
          </table:table-cell>
          <table:table-cell office:value-type="float" office:value="52061" table:style-name="ce1">
            <text:p>52061</text:p>
          </table:table-cell>
          <table:table-cell office:value-type="float" office:value="52062" table:style-name="ce1">
            <text:p>52062</text:p>
          </table:table-cell>
          <table:table-cell office:value-type="float" office:value="52063" table:style-name="ce1">
            <text:p>52063</text:p>
          </table:table-cell>
          <table:table-cell office:value-type="float" office:value="52064" table:style-name="ce1">
            <text:p>52064</text:p>
          </table:table-cell>
          <table:table-cell office:value-type="float" office:value="52065" table:style-name="ce1">
            <text:p>52065</text:p>
          </table:table-cell>
          <table:table-cell office:value-type="float" office:value="52066" table:style-name="ce1">
            <text:p>52066</text:p>
          </table:table-cell>
          <table:table-cell office:value-type="float" office:value="52067" table:style-name="ce1">
            <text:p>52067</text:p>
          </table:table-cell>
          <table:table-cell office:value-type="float" office:value="52068" table:style-name="ce1">
            <text:p>52068</text:p>
          </table:table-cell>
          <table:table-cell office:value-type="float" office:value="52069" table:style-name="ce1">
            <text:p>52069</text:p>
          </table:table-cell>
          <table:table-cell office:value-type="float" office:value="52070" table:style-name="ce1">
            <text:p>52070</text:p>
          </table:table-cell>
          <table:table-cell office:value-type="float" office:value="52071" table:style-name="ce1">
            <text:p>52071</text:p>
          </table:table-cell>
          <table:table-cell office:value-type="float" office:value="52072" table:style-name="ce1">
            <text:p>52072</text:p>
          </table:table-cell>
          <table:table-cell office:value-type="float" office:value="52073" table:style-name="ce1">
            <text:p>52073</text:p>
          </table:table-cell>
          <table:table-cell office:value-type="float" office:value="52074" table:style-name="ce1">
            <text:p>52074</text:p>
          </table:table-cell>
          <table:table-cell office:value-type="float" office:value="52075" table:style-name="ce1">
            <text:p>52075</text:p>
          </table:table-cell>
          <table:table-cell office:value-type="float" office:value="52076" table:style-name="ce1">
            <text:p>52076</text:p>
          </table:table-cell>
          <table:table-cell office:value-type="float" office:value="52077" table:style-name="ce1">
            <text:p>52077</text:p>
          </table:table-cell>
          <table:table-cell office:value-type="float" office:value="52078" table:style-name="ce1">
            <text:p>52078</text:p>
          </table:table-cell>
          <table:table-cell office:value-type="float" office:value="52079" table:style-name="ce1">
            <text:p>52079</text:p>
          </table:table-cell>
          <table:table-cell office:value-type="float" office:value="52080" table:style-name="ce1">
            <text:p>52080</text:p>
          </table:table-cell>
          <table:table-cell office:value-type="float" office:value="52081" table:style-name="ce1">
            <text:p>52081</text:p>
          </table:table-cell>
          <table:table-cell office:value-type="float" office:value="52082" table:style-name="ce1">
            <text:p>52082</text:p>
          </table:table-cell>
          <table:table-cell office:value-type="float" office:value="52083" table:style-name="ce1">
            <text:p>52083</text:p>
          </table:table-cell>
          <table:table-cell office:value-type="float" office:value="52084" table:style-name="ce1">
            <text:p>52084</text:p>
          </table:table-cell>
          <table:table-cell office:value-type="float" office:value="52085" table:style-name="ce1">
            <text:p>52085</text:p>
          </table:table-cell>
          <table:table-cell office:value-type="float" office:value="52086" table:style-name="ce1">
            <text:p>52086</text:p>
          </table:table-cell>
          <table:table-cell office:value-type="float" office:value="52087" table:style-name="ce1">
            <text:p>52087</text:p>
          </table:table-cell>
          <table:table-cell office:value-type="float" office:value="52088" table:style-name="ce1">
            <text:p>52088</text:p>
          </table:table-cell>
          <table:table-cell office:value-type="float" office:value="52089" table:style-name="ce1">
            <text:p>52089</text:p>
          </table:table-cell>
          <table:table-cell office:value-type="float" office:value="52090" table:style-name="ce1">
            <text:p>52090</text:p>
          </table:table-cell>
          <table:table-cell office:value-type="float" office:value="52091" table:style-name="ce1">
            <text:p>52091</text:p>
          </table:table-cell>
          <table:table-cell office:value-type="float" office:value="52092" table:style-name="ce1">
            <text:p>52092</text:p>
          </table:table-cell>
          <table:table-cell office:value-type="float" office:value="52093" table:style-name="ce1">
            <text:p>52093</text:p>
          </table:table-cell>
          <table:table-cell office:value-type="float" office:value="52094" table:style-name="ce1">
            <text:p>52094</text:p>
          </table:table-cell>
          <table:table-cell office:value-type="float" office:value="52095" table:style-name="ce1">
            <text:p>52095</text:p>
          </table:table-cell>
          <table:table-cell office:value-type="float" office:value="52096" table:style-name="ce1">
            <text:p>52096</text:p>
          </table:table-cell>
          <table:table-cell office:value-type="float" office:value="52097" table:style-name="ce1">
            <text:p>52097</text:p>
          </table:table-cell>
          <table:table-cell office:value-type="float" office:value="52098" table:style-name="ce1">
            <text:p>52098</text:p>
          </table:table-cell>
          <table:table-cell office:value-type="float" office:value="52099" table:style-name="ce1">
            <text:p>52099</text:p>
          </table:table-cell>
          <table:table-cell table:number-columns-repeated="16284"/>
        </table:table-row>
        <table:table-row table:style-name="ro1">
          <table:table-cell office:value-type="float" office:value="52100" table:style-name="ce1">
            <text:p>52100</text:p>
          </table:table-cell>
          <table:table-cell office:value-type="float" office:value="52101" table:style-name="ce1">
            <text:p>52101</text:p>
          </table:table-cell>
          <table:table-cell office:value-type="float" office:value="52102" table:style-name="ce1">
            <text:p>52102</text:p>
          </table:table-cell>
          <table:table-cell office:value-type="float" office:value="52103" table:style-name="ce1">
            <text:p>52103</text:p>
          </table:table-cell>
          <table:table-cell office:value-type="float" office:value="52104" table:style-name="ce1">
            <text:p>52104</text:p>
          </table:table-cell>
          <table:table-cell office:value-type="float" office:value="52105" table:style-name="ce1">
            <text:p>52105</text:p>
          </table:table-cell>
          <table:table-cell office:value-type="float" office:value="52106" table:style-name="ce1">
            <text:p>52106</text:p>
          </table:table-cell>
          <table:table-cell office:value-type="float" office:value="52107" table:style-name="ce1">
            <text:p>52107</text:p>
          </table:table-cell>
          <table:table-cell office:value-type="float" office:value="52108" table:style-name="ce1">
            <text:p>52108</text:p>
          </table:table-cell>
          <table:table-cell office:value-type="float" office:value="52109" table:style-name="ce1">
            <text:p>52109</text:p>
          </table:table-cell>
          <table:table-cell office:value-type="float" office:value="52110" table:style-name="ce1">
            <text:p>52110</text:p>
          </table:table-cell>
          <table:table-cell office:value-type="float" office:value="52111" table:style-name="ce1">
            <text:p>52111</text:p>
          </table:table-cell>
          <table:table-cell office:value-type="float" office:value="52112" table:style-name="ce1">
            <text:p>52112</text:p>
          </table:table-cell>
          <table:table-cell office:value-type="float" office:value="52113" table:style-name="ce1">
            <text:p>52113</text:p>
          </table:table-cell>
          <table:table-cell office:value-type="float" office:value="52114" table:style-name="ce1">
            <text:p>52114</text:p>
          </table:table-cell>
          <table:table-cell office:value-type="float" office:value="52115" table:style-name="ce1">
            <text:p>52115</text:p>
          </table:table-cell>
          <table:table-cell office:value-type="float" office:value="52116" table:style-name="ce1">
            <text:p>52116</text:p>
          </table:table-cell>
          <table:table-cell office:value-type="float" office:value="52117" table:style-name="ce1">
            <text:p>52117</text:p>
          </table:table-cell>
          <table:table-cell office:value-type="float" office:value="52118" table:style-name="ce1">
            <text:p>52118</text:p>
          </table:table-cell>
          <table:table-cell office:value-type="float" office:value="52119" table:style-name="ce1">
            <text:p>52119</text:p>
          </table:table-cell>
          <table:table-cell office:value-type="float" office:value="52120" table:style-name="ce1">
            <text:p>52120</text:p>
          </table:table-cell>
          <table:table-cell office:value-type="float" office:value="52121" table:style-name="ce1">
            <text:p>52121</text:p>
          </table:table-cell>
          <table:table-cell office:value-type="float" office:value="52122" table:style-name="ce1">
            <text:p>52122</text:p>
          </table:table-cell>
          <table:table-cell office:value-type="float" office:value="52123" table:style-name="ce1">
            <text:p>52123</text:p>
          </table:table-cell>
          <table:table-cell office:value-type="float" office:value="52124" table:style-name="ce1">
            <text:p>52124</text:p>
          </table:table-cell>
          <table:table-cell office:value-type="float" office:value="52125" table:style-name="ce1">
            <text:p>52125</text:p>
          </table:table-cell>
          <table:table-cell office:value-type="float" office:value="52126" table:style-name="ce1">
            <text:p>52126</text:p>
          </table:table-cell>
          <table:table-cell office:value-type="float" office:value="52127" table:style-name="ce1">
            <text:p>52127</text:p>
          </table:table-cell>
          <table:table-cell office:value-type="float" office:value="52128" table:style-name="ce1">
            <text:p>52128</text:p>
          </table:table-cell>
          <table:table-cell office:value-type="float" office:value="52129" table:style-name="ce1">
            <text:p>52129</text:p>
          </table:table-cell>
          <table:table-cell office:value-type="float" office:value="52130" table:style-name="ce1">
            <text:p>52130</text:p>
          </table:table-cell>
          <table:table-cell office:value-type="float" office:value="52131" table:style-name="ce1">
            <text:p>52131</text:p>
          </table:table-cell>
          <table:table-cell office:value-type="float" office:value="52132" table:style-name="ce1">
            <text:p>52132</text:p>
          </table:table-cell>
          <table:table-cell office:value-type="float" office:value="52133" table:style-name="ce1">
            <text:p>52133</text:p>
          </table:table-cell>
          <table:table-cell office:value-type="float" office:value="52134" table:style-name="ce1">
            <text:p>52134</text:p>
          </table:table-cell>
          <table:table-cell office:value-type="float" office:value="52135" table:style-name="ce1">
            <text:p>52135</text:p>
          </table:table-cell>
          <table:table-cell office:value-type="float" office:value="52136" table:style-name="ce1">
            <text:p>52136</text:p>
          </table:table-cell>
          <table:table-cell office:value-type="float" office:value="52137" table:style-name="ce1">
            <text:p>52137</text:p>
          </table:table-cell>
          <table:table-cell office:value-type="float" office:value="52138" table:style-name="ce1">
            <text:p>52138</text:p>
          </table:table-cell>
          <table:table-cell office:value-type="float" office:value="52139" table:style-name="ce1">
            <text:p>52139</text:p>
          </table:table-cell>
          <table:table-cell office:value-type="float" office:value="52140" table:style-name="ce1">
            <text:p>52140</text:p>
          </table:table-cell>
          <table:table-cell office:value-type="float" office:value="52141" table:style-name="ce1">
            <text:p>52141</text:p>
          </table:table-cell>
          <table:table-cell office:value-type="float" office:value="52142" table:style-name="ce1">
            <text:p>52142</text:p>
          </table:table-cell>
          <table:table-cell office:value-type="float" office:value="52143" table:style-name="ce1">
            <text:p>52143</text:p>
          </table:table-cell>
          <table:table-cell office:value-type="float" office:value="52144" table:style-name="ce1">
            <text:p>52144</text:p>
          </table:table-cell>
          <table:table-cell office:value-type="float" office:value="52145" table:style-name="ce1">
            <text:p>52145</text:p>
          </table:table-cell>
          <table:table-cell office:value-type="float" office:value="52146" table:style-name="ce1">
            <text:p>52146</text:p>
          </table:table-cell>
          <table:table-cell office:value-type="float" office:value="52147" table:style-name="ce1">
            <text:p>52147</text:p>
          </table:table-cell>
          <table:table-cell office:value-type="float" office:value="52148" table:style-name="ce1">
            <text:p>52148</text:p>
          </table:table-cell>
          <table:table-cell office:value-type="float" office:value="52149" table:style-name="ce1">
            <text:p>52149</text:p>
          </table:table-cell>
          <table:table-cell office:value-type="float" office:value="52150" table:style-name="ce1">
            <text:p>52150</text:p>
          </table:table-cell>
          <table:table-cell office:value-type="float" office:value="52151" table:style-name="ce1">
            <text:p>52151</text:p>
          </table:table-cell>
          <table:table-cell office:value-type="float" office:value="52152" table:style-name="ce1">
            <text:p>52152</text:p>
          </table:table-cell>
          <table:table-cell office:value-type="float" office:value="52153" table:style-name="ce1">
            <text:p>52153</text:p>
          </table:table-cell>
          <table:table-cell office:value-type="float" office:value="52154" table:style-name="ce1">
            <text:p>52154</text:p>
          </table:table-cell>
          <table:table-cell office:value-type="float" office:value="52155" table:style-name="ce1">
            <text:p>52155</text:p>
          </table:table-cell>
          <table:table-cell office:value-type="float" office:value="52156" table:style-name="ce1">
            <text:p>52156</text:p>
          </table:table-cell>
          <table:table-cell office:value-type="float" office:value="52157" table:style-name="ce1">
            <text:p>52157</text:p>
          </table:table-cell>
          <table:table-cell office:value-type="float" office:value="52158" table:style-name="ce1">
            <text:p>52158</text:p>
          </table:table-cell>
          <table:table-cell office:value-type="float" office:value="52159" table:style-name="ce1">
            <text:p>52159</text:p>
          </table:table-cell>
          <table:table-cell office:value-type="float" office:value="52160" table:style-name="ce1">
            <text:p>52160</text:p>
          </table:table-cell>
          <table:table-cell office:value-type="float" office:value="52161" table:style-name="ce1">
            <text:p>52161</text:p>
          </table:table-cell>
          <table:table-cell office:value-type="float" office:value="52162" table:style-name="ce1">
            <text:p>52162</text:p>
          </table:table-cell>
          <table:table-cell office:value-type="float" office:value="52163" table:style-name="ce1">
            <text:p>52163</text:p>
          </table:table-cell>
          <table:table-cell office:value-type="float" office:value="52164" table:style-name="ce1">
            <text:p>52164</text:p>
          </table:table-cell>
          <table:table-cell office:value-type="float" office:value="52165" table:style-name="ce1">
            <text:p>52165</text:p>
          </table:table-cell>
          <table:table-cell office:value-type="float" office:value="52166" table:style-name="ce1">
            <text:p>52166</text:p>
          </table:table-cell>
          <table:table-cell office:value-type="float" office:value="52167" table:style-name="ce1">
            <text:p>52167</text:p>
          </table:table-cell>
          <table:table-cell office:value-type="float" office:value="52168" table:style-name="ce1">
            <text:p>52168</text:p>
          </table:table-cell>
          <table:table-cell office:value-type="float" office:value="52169" table:style-name="ce1">
            <text:p>52169</text:p>
          </table:table-cell>
          <table:table-cell office:value-type="float" office:value="52170" table:style-name="ce1">
            <text:p>52170</text:p>
          </table:table-cell>
          <table:table-cell office:value-type="float" office:value="52171" table:style-name="ce1">
            <text:p>52171</text:p>
          </table:table-cell>
          <table:table-cell office:value-type="float" office:value="52172" table:style-name="ce1">
            <text:p>52172</text:p>
          </table:table-cell>
          <table:table-cell office:value-type="float" office:value="52173" table:style-name="ce1">
            <text:p>52173</text:p>
          </table:table-cell>
          <table:table-cell office:value-type="float" office:value="52174" table:style-name="ce1">
            <text:p>52174</text:p>
          </table:table-cell>
          <table:table-cell office:value-type="float" office:value="52175" table:style-name="ce1">
            <text:p>52175</text:p>
          </table:table-cell>
          <table:table-cell office:value-type="float" office:value="52176" table:style-name="ce1">
            <text:p>52176</text:p>
          </table:table-cell>
          <table:table-cell office:value-type="float" office:value="52177" table:style-name="ce1">
            <text:p>52177</text:p>
          </table:table-cell>
          <table:table-cell office:value-type="float" office:value="52178" table:style-name="ce1">
            <text:p>52178</text:p>
          </table:table-cell>
          <table:table-cell office:value-type="float" office:value="52179" table:style-name="ce1">
            <text:p>52179</text:p>
          </table:table-cell>
          <table:table-cell office:value-type="float" office:value="52180" table:style-name="ce1">
            <text:p>52180</text:p>
          </table:table-cell>
          <table:table-cell office:value-type="float" office:value="52181" table:style-name="ce1">
            <text:p>52181</text:p>
          </table:table-cell>
          <table:table-cell office:value-type="float" office:value="52182" table:style-name="ce1">
            <text:p>52182</text:p>
          </table:table-cell>
          <table:table-cell office:value-type="float" office:value="52183" table:style-name="ce1">
            <text:p>52183</text:p>
          </table:table-cell>
          <table:table-cell office:value-type="float" office:value="52184" table:style-name="ce1">
            <text:p>52184</text:p>
          </table:table-cell>
          <table:table-cell office:value-type="float" office:value="52185" table:style-name="ce1">
            <text:p>52185</text:p>
          </table:table-cell>
          <table:table-cell office:value-type="float" office:value="52186" table:style-name="ce1">
            <text:p>52186</text:p>
          </table:table-cell>
          <table:table-cell office:value-type="float" office:value="52187" table:style-name="ce1">
            <text:p>52187</text:p>
          </table:table-cell>
          <table:table-cell office:value-type="float" office:value="52188" table:style-name="ce1">
            <text:p>52188</text:p>
          </table:table-cell>
          <table:table-cell office:value-type="float" office:value="52189" table:style-name="ce1">
            <text:p>52189</text:p>
          </table:table-cell>
          <table:table-cell office:value-type="float" office:value="52190" table:style-name="ce1">
            <text:p>52190</text:p>
          </table:table-cell>
          <table:table-cell office:value-type="float" office:value="52191" table:style-name="ce1">
            <text:p>52191</text:p>
          </table:table-cell>
          <table:table-cell office:value-type="float" office:value="52192" table:style-name="ce1">
            <text:p>52192</text:p>
          </table:table-cell>
          <table:table-cell office:value-type="float" office:value="52193" table:style-name="ce1">
            <text:p>52193</text:p>
          </table:table-cell>
          <table:table-cell office:value-type="float" office:value="52194" table:style-name="ce1">
            <text:p>52194</text:p>
          </table:table-cell>
          <table:table-cell office:value-type="float" office:value="52195" table:style-name="ce1">
            <text:p>52195</text:p>
          </table:table-cell>
          <table:table-cell office:value-type="float" office:value="52196" table:style-name="ce1">
            <text:p>52196</text:p>
          </table:table-cell>
          <table:table-cell office:value-type="float" office:value="52197" table:style-name="ce1">
            <text:p>52197</text:p>
          </table:table-cell>
          <table:table-cell office:value-type="float" office:value="52198" table:style-name="ce1">
            <text:p>52198</text:p>
          </table:table-cell>
          <table:table-cell office:value-type="float" office:value="52199" table:style-name="ce1">
            <text:p>52199</text:p>
          </table:table-cell>
          <table:table-cell table:number-columns-repeated="16284"/>
        </table:table-row>
        <table:table-row table:style-name="ro1">
          <table:table-cell office:value-type="float" office:value="52200" table:style-name="ce1">
            <text:p>52200</text:p>
          </table:table-cell>
          <table:table-cell office:value-type="float" office:value="52201" table:style-name="ce1">
            <text:p>52201</text:p>
          </table:table-cell>
          <table:table-cell office:value-type="float" office:value="52202" table:style-name="ce1">
            <text:p>52202</text:p>
          </table:table-cell>
          <table:table-cell office:value-type="float" office:value="52203" table:style-name="ce1">
            <text:p>52203</text:p>
          </table:table-cell>
          <table:table-cell office:value-type="float" office:value="52204" table:style-name="ce1">
            <text:p>52204</text:p>
          </table:table-cell>
          <table:table-cell office:value-type="float" office:value="52205" table:style-name="ce1">
            <text:p>52205</text:p>
          </table:table-cell>
          <table:table-cell office:value-type="float" office:value="52206" table:style-name="ce1">
            <text:p>52206</text:p>
          </table:table-cell>
          <table:table-cell office:value-type="float" office:value="52207" table:style-name="ce1">
            <text:p>52207</text:p>
          </table:table-cell>
          <table:table-cell office:value-type="float" office:value="52208" table:style-name="ce1">
            <text:p>52208</text:p>
          </table:table-cell>
          <table:table-cell office:value-type="float" office:value="52209" table:style-name="ce1">
            <text:p>52209</text:p>
          </table:table-cell>
          <table:table-cell office:value-type="float" office:value="52210" table:style-name="ce1">
            <text:p>52210</text:p>
          </table:table-cell>
          <table:table-cell office:value-type="float" office:value="52211" table:style-name="ce1">
            <text:p>52211</text:p>
          </table:table-cell>
          <table:table-cell office:value-type="float" office:value="52212" table:style-name="ce1">
            <text:p>52212</text:p>
          </table:table-cell>
          <table:table-cell office:value-type="float" office:value="52213" table:style-name="ce1">
            <text:p>52213</text:p>
          </table:table-cell>
          <table:table-cell office:value-type="float" office:value="52214" table:style-name="ce1">
            <text:p>52214</text:p>
          </table:table-cell>
          <table:table-cell office:value-type="float" office:value="52215" table:style-name="ce1">
            <text:p>52215</text:p>
          </table:table-cell>
          <table:table-cell office:value-type="float" office:value="52216" table:style-name="ce1">
            <text:p>52216</text:p>
          </table:table-cell>
          <table:table-cell office:value-type="float" office:value="52217" table:style-name="ce1">
            <text:p>52217</text:p>
          </table:table-cell>
          <table:table-cell office:value-type="float" office:value="52218" table:style-name="ce1">
            <text:p>52218</text:p>
          </table:table-cell>
          <table:table-cell office:value-type="float" office:value="52219" table:style-name="ce1">
            <text:p>52219</text:p>
          </table:table-cell>
          <table:table-cell office:value-type="float" office:value="52220" table:style-name="ce1">
            <text:p>52220</text:p>
          </table:table-cell>
          <table:table-cell office:value-type="float" office:value="52221" table:style-name="ce1">
            <text:p>52221</text:p>
          </table:table-cell>
          <table:table-cell office:value-type="float" office:value="52222" table:style-name="ce1">
            <text:p>52222</text:p>
          </table:table-cell>
          <table:table-cell office:value-type="float" office:value="52223" table:style-name="ce1">
            <text:p>52223</text:p>
          </table:table-cell>
          <table:table-cell office:value-type="float" office:value="52224" table:style-name="ce1">
            <text:p>52224</text:p>
          </table:table-cell>
          <table:table-cell office:value-type="float" office:value="52225" table:style-name="ce1">
            <text:p>52225</text:p>
          </table:table-cell>
          <table:table-cell office:value-type="float" office:value="52226" table:style-name="ce1">
            <text:p>52226</text:p>
          </table:table-cell>
          <table:table-cell office:value-type="float" office:value="52227" table:style-name="ce1">
            <text:p>52227</text:p>
          </table:table-cell>
          <table:table-cell office:value-type="float" office:value="52228" table:style-name="ce1">
            <text:p>52228</text:p>
          </table:table-cell>
          <table:table-cell office:value-type="float" office:value="52229" table:style-name="ce1">
            <text:p>52229</text:p>
          </table:table-cell>
          <table:table-cell office:value-type="float" office:value="52230" table:style-name="ce1">
            <text:p>52230</text:p>
          </table:table-cell>
          <table:table-cell office:value-type="float" office:value="52231" table:style-name="ce1">
            <text:p>52231</text:p>
          </table:table-cell>
          <table:table-cell office:value-type="float" office:value="52232" table:style-name="ce1">
            <text:p>52232</text:p>
          </table:table-cell>
          <table:table-cell office:value-type="float" office:value="52233" table:style-name="ce1">
            <text:p>52233</text:p>
          </table:table-cell>
          <table:table-cell office:value-type="float" office:value="52234" table:style-name="ce1">
            <text:p>52234</text:p>
          </table:table-cell>
          <table:table-cell office:value-type="float" office:value="52235" table:style-name="ce1">
            <text:p>52235</text:p>
          </table:table-cell>
          <table:table-cell office:value-type="float" office:value="52236" table:style-name="ce1">
            <text:p>52236</text:p>
          </table:table-cell>
          <table:table-cell office:value-type="float" office:value="52237" table:style-name="ce1">
            <text:p>52237</text:p>
          </table:table-cell>
          <table:table-cell office:value-type="float" office:value="52238" table:style-name="ce1">
            <text:p>52238</text:p>
          </table:table-cell>
          <table:table-cell office:value-type="float" office:value="52239" table:style-name="ce1">
            <text:p>52239</text:p>
          </table:table-cell>
          <table:table-cell office:value-type="float" office:value="52240" table:style-name="ce1">
            <text:p>52240</text:p>
          </table:table-cell>
          <table:table-cell office:value-type="float" office:value="52241" table:style-name="ce1">
            <text:p>52241</text:p>
          </table:table-cell>
          <table:table-cell office:value-type="float" office:value="52242" table:style-name="ce1">
            <text:p>52242</text:p>
          </table:table-cell>
          <table:table-cell office:value-type="float" office:value="52243" table:style-name="ce1">
            <text:p>52243</text:p>
          </table:table-cell>
          <table:table-cell office:value-type="float" office:value="52244" table:style-name="ce1">
            <text:p>52244</text:p>
          </table:table-cell>
          <table:table-cell office:value-type="float" office:value="52245" table:style-name="ce1">
            <text:p>52245</text:p>
          </table:table-cell>
          <table:table-cell office:value-type="float" office:value="52246" table:style-name="ce1">
            <text:p>52246</text:p>
          </table:table-cell>
          <table:table-cell office:value-type="float" office:value="52247" table:style-name="ce1">
            <text:p>52247</text:p>
          </table:table-cell>
          <table:table-cell office:value-type="float" office:value="52248" table:style-name="ce1">
            <text:p>52248</text:p>
          </table:table-cell>
          <table:table-cell office:value-type="float" office:value="52249" table:style-name="ce1">
            <text:p>52249</text:p>
          </table:table-cell>
          <table:table-cell office:value-type="float" office:value="52250" table:style-name="ce1">
            <text:p>52250</text:p>
          </table:table-cell>
          <table:table-cell office:value-type="float" office:value="52251" table:style-name="ce1">
            <text:p>52251</text:p>
          </table:table-cell>
          <table:table-cell office:value-type="float" office:value="52252" table:style-name="ce1">
            <text:p>52252</text:p>
          </table:table-cell>
          <table:table-cell office:value-type="float" office:value="52253" table:style-name="ce1">
            <text:p>52253</text:p>
          </table:table-cell>
          <table:table-cell office:value-type="float" office:value="52254" table:style-name="ce1">
            <text:p>52254</text:p>
          </table:table-cell>
          <table:table-cell office:value-type="float" office:value="52255" table:style-name="ce1">
            <text:p>52255</text:p>
          </table:table-cell>
          <table:table-cell office:value-type="float" office:value="52256" table:style-name="ce1">
            <text:p>52256</text:p>
          </table:table-cell>
          <table:table-cell office:value-type="float" office:value="52257" table:style-name="ce1">
            <text:p>52257</text:p>
          </table:table-cell>
          <table:table-cell office:value-type="float" office:value="52258" table:style-name="ce1">
            <text:p>52258</text:p>
          </table:table-cell>
          <table:table-cell office:value-type="float" office:value="52259" table:style-name="ce1">
            <text:p>52259</text:p>
          </table:table-cell>
          <table:table-cell office:value-type="float" office:value="52260" table:style-name="ce1">
            <text:p>52260</text:p>
          </table:table-cell>
          <table:table-cell office:value-type="float" office:value="52261" table:style-name="ce1">
            <text:p>52261</text:p>
          </table:table-cell>
          <table:table-cell office:value-type="float" office:value="52262" table:style-name="ce1">
            <text:p>52262</text:p>
          </table:table-cell>
          <table:table-cell office:value-type="float" office:value="52263" table:style-name="ce1">
            <text:p>52263</text:p>
          </table:table-cell>
          <table:table-cell office:value-type="float" office:value="52264" table:style-name="ce1">
            <text:p>52264</text:p>
          </table:table-cell>
          <table:table-cell office:value-type="float" office:value="52265" table:style-name="ce1">
            <text:p>52265</text:p>
          </table:table-cell>
          <table:table-cell office:value-type="float" office:value="52266" table:style-name="ce1">
            <text:p>52266</text:p>
          </table:table-cell>
          <table:table-cell office:value-type="float" office:value="52267" table:style-name="ce1">
            <text:p>52267</text:p>
          </table:table-cell>
          <table:table-cell office:value-type="float" office:value="52268" table:style-name="ce1">
            <text:p>52268</text:p>
          </table:table-cell>
          <table:table-cell office:value-type="float" office:value="52269" table:style-name="ce1">
            <text:p>52269</text:p>
          </table:table-cell>
          <table:table-cell office:value-type="float" office:value="52270" table:style-name="ce1">
            <text:p>52270</text:p>
          </table:table-cell>
          <table:table-cell office:value-type="float" office:value="52271" table:style-name="ce1">
            <text:p>52271</text:p>
          </table:table-cell>
          <table:table-cell office:value-type="float" office:value="52272" table:style-name="ce1">
            <text:p>52272</text:p>
          </table:table-cell>
          <table:table-cell office:value-type="float" office:value="52273" table:style-name="ce1">
            <text:p>52273</text:p>
          </table:table-cell>
          <table:table-cell office:value-type="float" office:value="52274" table:style-name="ce1">
            <text:p>52274</text:p>
          </table:table-cell>
          <table:table-cell office:value-type="float" office:value="52275" table:style-name="ce1">
            <text:p>52275</text:p>
          </table:table-cell>
          <table:table-cell office:value-type="float" office:value="52276" table:style-name="ce1">
            <text:p>52276</text:p>
          </table:table-cell>
          <table:table-cell office:value-type="float" office:value="52277" table:style-name="ce1">
            <text:p>52277</text:p>
          </table:table-cell>
          <table:table-cell office:value-type="float" office:value="52278" table:style-name="ce1">
            <text:p>52278</text:p>
          </table:table-cell>
          <table:table-cell office:value-type="float" office:value="52279" table:style-name="ce1">
            <text:p>52279</text:p>
          </table:table-cell>
          <table:table-cell office:value-type="float" office:value="52280" table:style-name="ce1">
            <text:p>52280</text:p>
          </table:table-cell>
          <table:table-cell office:value-type="float" office:value="52281" table:style-name="ce1">
            <text:p>52281</text:p>
          </table:table-cell>
          <table:table-cell office:value-type="float" office:value="52282" table:style-name="ce1">
            <text:p>52282</text:p>
          </table:table-cell>
          <table:table-cell office:value-type="float" office:value="52283" table:style-name="ce1">
            <text:p>52283</text:p>
          </table:table-cell>
          <table:table-cell office:value-type="float" office:value="52284" table:style-name="ce1">
            <text:p>52284</text:p>
          </table:table-cell>
          <table:table-cell office:value-type="float" office:value="52285" table:style-name="ce1">
            <text:p>52285</text:p>
          </table:table-cell>
          <table:table-cell office:value-type="float" office:value="52286" table:style-name="ce1">
            <text:p>52286</text:p>
          </table:table-cell>
          <table:table-cell office:value-type="float" office:value="52287" table:style-name="ce1">
            <text:p>52287</text:p>
          </table:table-cell>
          <table:table-cell office:value-type="float" office:value="52288" table:style-name="ce1">
            <text:p>52288</text:p>
          </table:table-cell>
          <table:table-cell office:value-type="float" office:value="52289" table:style-name="ce1">
            <text:p>52289</text:p>
          </table:table-cell>
          <table:table-cell office:value-type="float" office:value="52290" table:style-name="ce1">
            <text:p>52290</text:p>
          </table:table-cell>
          <table:table-cell office:value-type="float" office:value="52291" table:style-name="ce1">
            <text:p>52291</text:p>
          </table:table-cell>
          <table:table-cell office:value-type="float" office:value="52292" table:style-name="ce1">
            <text:p>52292</text:p>
          </table:table-cell>
          <table:table-cell office:value-type="float" office:value="52293" table:style-name="ce1">
            <text:p>52293</text:p>
          </table:table-cell>
          <table:table-cell office:value-type="float" office:value="52294" table:style-name="ce1">
            <text:p>52294</text:p>
          </table:table-cell>
          <table:table-cell office:value-type="float" office:value="52295" table:style-name="ce1">
            <text:p>52295</text:p>
          </table:table-cell>
          <table:table-cell office:value-type="float" office:value="52296" table:style-name="ce1">
            <text:p>52296</text:p>
          </table:table-cell>
          <table:table-cell office:value-type="float" office:value="52297" table:style-name="ce1">
            <text:p>52297</text:p>
          </table:table-cell>
          <table:table-cell office:value-type="float" office:value="52298" table:style-name="ce1">
            <text:p>52298</text:p>
          </table:table-cell>
          <table:table-cell office:value-type="float" office:value="52299" table:style-name="ce1">
            <text:p>52299</text:p>
          </table:table-cell>
          <table:table-cell table:number-columns-repeated="16284"/>
        </table:table-row>
        <table:table-row table:style-name="ro1">
          <table:table-cell office:value-type="float" office:value="52300" table:style-name="ce1">
            <text:p>52300</text:p>
          </table:table-cell>
          <table:table-cell office:value-type="float" office:value="52301" table:style-name="ce1">
            <text:p>52301</text:p>
          </table:table-cell>
          <table:table-cell office:value-type="float" office:value="52302" table:style-name="ce1">
            <text:p>52302</text:p>
          </table:table-cell>
          <table:table-cell office:value-type="float" office:value="52303" table:style-name="ce1">
            <text:p>52303</text:p>
          </table:table-cell>
          <table:table-cell office:value-type="float" office:value="52304" table:style-name="ce1">
            <text:p>52304</text:p>
          </table:table-cell>
          <table:table-cell office:value-type="float" office:value="52305" table:style-name="ce1">
            <text:p>52305</text:p>
          </table:table-cell>
          <table:table-cell office:value-type="float" office:value="52306" table:style-name="ce1">
            <text:p>52306</text:p>
          </table:table-cell>
          <table:table-cell office:value-type="float" office:value="52307" table:style-name="ce1">
            <text:p>52307</text:p>
          </table:table-cell>
          <table:table-cell office:value-type="float" office:value="52308" table:style-name="ce1">
            <text:p>52308</text:p>
          </table:table-cell>
          <table:table-cell office:value-type="float" office:value="52309" table:style-name="ce1">
            <text:p>52309</text:p>
          </table:table-cell>
          <table:table-cell office:value-type="float" office:value="52310" table:style-name="ce1">
            <text:p>52310</text:p>
          </table:table-cell>
          <table:table-cell office:value-type="float" office:value="52311" table:style-name="ce1">
            <text:p>52311</text:p>
          </table:table-cell>
          <table:table-cell office:value-type="float" office:value="52312" table:style-name="ce1">
            <text:p>52312</text:p>
          </table:table-cell>
          <table:table-cell office:value-type="float" office:value="52313" table:style-name="ce1">
            <text:p>52313</text:p>
          </table:table-cell>
          <table:table-cell office:value-type="float" office:value="52314" table:style-name="ce1">
            <text:p>52314</text:p>
          </table:table-cell>
          <table:table-cell office:value-type="float" office:value="52315" table:style-name="ce1">
            <text:p>52315</text:p>
          </table:table-cell>
          <table:table-cell office:value-type="float" office:value="52316" table:style-name="ce1">
            <text:p>52316</text:p>
          </table:table-cell>
          <table:table-cell office:value-type="float" office:value="52317" table:style-name="ce1">
            <text:p>52317</text:p>
          </table:table-cell>
          <table:table-cell office:value-type="float" office:value="52318" table:style-name="ce1">
            <text:p>52318</text:p>
          </table:table-cell>
          <table:table-cell office:value-type="float" office:value="52319" table:style-name="ce1">
            <text:p>52319</text:p>
          </table:table-cell>
          <table:table-cell office:value-type="float" office:value="52320" table:style-name="ce1">
            <text:p>52320</text:p>
          </table:table-cell>
          <table:table-cell office:value-type="float" office:value="52321" table:style-name="ce1">
            <text:p>52321</text:p>
          </table:table-cell>
          <table:table-cell office:value-type="float" office:value="52322" table:style-name="ce1">
            <text:p>52322</text:p>
          </table:table-cell>
          <table:table-cell office:value-type="float" office:value="52323" table:style-name="ce1">
            <text:p>52323</text:p>
          </table:table-cell>
          <table:table-cell office:value-type="float" office:value="52324" table:style-name="ce1">
            <text:p>52324</text:p>
          </table:table-cell>
          <table:table-cell office:value-type="float" office:value="52325" table:style-name="ce1">
            <text:p>52325</text:p>
          </table:table-cell>
          <table:table-cell office:value-type="float" office:value="52326" table:style-name="ce1">
            <text:p>52326</text:p>
          </table:table-cell>
          <table:table-cell office:value-type="float" office:value="52327" table:style-name="ce1">
            <text:p>52327</text:p>
          </table:table-cell>
          <table:table-cell office:value-type="float" office:value="52328" table:style-name="ce1">
            <text:p>52328</text:p>
          </table:table-cell>
          <table:table-cell office:value-type="float" office:value="52329" table:style-name="ce1">
            <text:p>52329</text:p>
          </table:table-cell>
          <table:table-cell office:value-type="float" office:value="52330" table:style-name="ce1">
            <text:p>52330</text:p>
          </table:table-cell>
          <table:table-cell office:value-type="float" office:value="52331" table:style-name="ce1">
            <text:p>52331</text:p>
          </table:table-cell>
          <table:table-cell office:value-type="float" office:value="52332" table:style-name="ce1">
            <text:p>52332</text:p>
          </table:table-cell>
          <table:table-cell office:value-type="float" office:value="52333" table:style-name="ce1">
            <text:p>52333</text:p>
          </table:table-cell>
          <table:table-cell office:value-type="float" office:value="52334" table:style-name="ce1">
            <text:p>52334</text:p>
          </table:table-cell>
          <table:table-cell office:value-type="float" office:value="52335" table:style-name="ce1">
            <text:p>52335</text:p>
          </table:table-cell>
          <table:table-cell office:value-type="float" office:value="52336" table:style-name="ce1">
            <text:p>52336</text:p>
          </table:table-cell>
          <table:table-cell office:value-type="float" office:value="52337" table:style-name="ce1">
            <text:p>52337</text:p>
          </table:table-cell>
          <table:table-cell office:value-type="float" office:value="52338" table:style-name="ce1">
            <text:p>52338</text:p>
          </table:table-cell>
          <table:table-cell office:value-type="float" office:value="52339" table:style-name="ce1">
            <text:p>52339</text:p>
          </table:table-cell>
          <table:table-cell office:value-type="float" office:value="52340" table:style-name="ce1">
            <text:p>52340</text:p>
          </table:table-cell>
          <table:table-cell office:value-type="float" office:value="52341" table:style-name="ce1">
            <text:p>52341</text:p>
          </table:table-cell>
          <table:table-cell office:value-type="float" office:value="52342" table:style-name="ce1">
            <text:p>52342</text:p>
          </table:table-cell>
          <table:table-cell office:value-type="float" office:value="52343" table:style-name="ce1">
            <text:p>52343</text:p>
          </table:table-cell>
          <table:table-cell office:value-type="float" office:value="52344" table:style-name="ce1">
            <text:p>52344</text:p>
          </table:table-cell>
          <table:table-cell office:value-type="float" office:value="52345" table:style-name="ce1">
            <text:p>52345</text:p>
          </table:table-cell>
          <table:table-cell office:value-type="float" office:value="52346" table:style-name="ce1">
            <text:p>52346</text:p>
          </table:table-cell>
          <table:table-cell office:value-type="float" office:value="52347" table:style-name="ce1">
            <text:p>52347</text:p>
          </table:table-cell>
          <table:table-cell office:value-type="float" office:value="52348" table:style-name="ce1">
            <text:p>52348</text:p>
          </table:table-cell>
          <table:table-cell office:value-type="float" office:value="52349" table:style-name="ce1">
            <text:p>52349</text:p>
          </table:table-cell>
          <table:table-cell office:value-type="float" office:value="52350" table:style-name="ce1">
            <text:p>52350</text:p>
          </table:table-cell>
          <table:table-cell office:value-type="float" office:value="52351" table:style-name="ce1">
            <text:p>52351</text:p>
          </table:table-cell>
          <table:table-cell office:value-type="float" office:value="52352" table:style-name="ce1">
            <text:p>52352</text:p>
          </table:table-cell>
          <table:table-cell office:value-type="float" office:value="52353" table:style-name="ce1">
            <text:p>52353</text:p>
          </table:table-cell>
          <table:table-cell office:value-type="float" office:value="52354" table:style-name="ce1">
            <text:p>52354</text:p>
          </table:table-cell>
          <table:table-cell office:value-type="float" office:value="52355" table:style-name="ce1">
            <text:p>52355</text:p>
          </table:table-cell>
          <table:table-cell office:value-type="float" office:value="52356" table:style-name="ce1">
            <text:p>52356</text:p>
          </table:table-cell>
          <table:table-cell office:value-type="float" office:value="52357" table:style-name="ce1">
            <text:p>52357</text:p>
          </table:table-cell>
          <table:table-cell office:value-type="float" office:value="52358" table:style-name="ce1">
            <text:p>52358</text:p>
          </table:table-cell>
          <table:table-cell office:value-type="float" office:value="52359" table:style-name="ce1">
            <text:p>52359</text:p>
          </table:table-cell>
          <table:table-cell office:value-type="float" office:value="52360" table:style-name="ce1">
            <text:p>52360</text:p>
          </table:table-cell>
          <table:table-cell office:value-type="float" office:value="52361" table:style-name="ce1">
            <text:p>52361</text:p>
          </table:table-cell>
          <table:table-cell office:value-type="float" office:value="52362" table:style-name="ce1">
            <text:p>52362</text:p>
          </table:table-cell>
          <table:table-cell office:value-type="float" office:value="52363" table:style-name="ce1">
            <text:p>52363</text:p>
          </table:table-cell>
          <table:table-cell office:value-type="float" office:value="52364" table:style-name="ce1">
            <text:p>52364</text:p>
          </table:table-cell>
          <table:table-cell office:value-type="float" office:value="52365" table:style-name="ce1">
            <text:p>52365</text:p>
          </table:table-cell>
          <table:table-cell office:value-type="float" office:value="52366" table:style-name="ce1">
            <text:p>52366</text:p>
          </table:table-cell>
          <table:table-cell office:value-type="float" office:value="52367" table:style-name="ce1">
            <text:p>52367</text:p>
          </table:table-cell>
          <table:table-cell office:value-type="float" office:value="52368" table:style-name="ce1">
            <text:p>52368</text:p>
          </table:table-cell>
          <table:table-cell office:value-type="float" office:value="52369" table:style-name="ce1">
            <text:p>52369</text:p>
          </table:table-cell>
          <table:table-cell office:value-type="float" office:value="52370" table:style-name="ce1">
            <text:p>52370</text:p>
          </table:table-cell>
          <table:table-cell office:value-type="float" office:value="52371" table:style-name="ce1">
            <text:p>52371</text:p>
          </table:table-cell>
          <table:table-cell office:value-type="float" office:value="52372" table:style-name="ce1">
            <text:p>52372</text:p>
          </table:table-cell>
          <table:table-cell office:value-type="float" office:value="52373" table:style-name="ce1">
            <text:p>52373</text:p>
          </table:table-cell>
          <table:table-cell office:value-type="float" office:value="52374" table:style-name="ce1">
            <text:p>52374</text:p>
          </table:table-cell>
          <table:table-cell office:value-type="float" office:value="52375" table:style-name="ce1">
            <text:p>52375</text:p>
          </table:table-cell>
          <table:table-cell office:value-type="float" office:value="52376" table:style-name="ce1">
            <text:p>52376</text:p>
          </table:table-cell>
          <table:table-cell office:value-type="float" office:value="52377" table:style-name="ce1">
            <text:p>52377</text:p>
          </table:table-cell>
          <table:table-cell office:value-type="float" office:value="52378" table:style-name="ce1">
            <text:p>52378</text:p>
          </table:table-cell>
          <table:table-cell office:value-type="float" office:value="52379" table:style-name="ce1">
            <text:p>52379</text:p>
          </table:table-cell>
          <table:table-cell office:value-type="float" office:value="52380" table:style-name="ce1">
            <text:p>52380</text:p>
          </table:table-cell>
          <table:table-cell office:value-type="float" office:value="52381" table:style-name="ce1">
            <text:p>52381</text:p>
          </table:table-cell>
          <table:table-cell office:value-type="float" office:value="52382" table:style-name="ce1">
            <text:p>52382</text:p>
          </table:table-cell>
          <table:table-cell office:value-type="float" office:value="52383" table:style-name="ce1">
            <text:p>52383</text:p>
          </table:table-cell>
          <table:table-cell office:value-type="float" office:value="52384" table:style-name="ce1">
            <text:p>52384</text:p>
          </table:table-cell>
          <table:table-cell office:value-type="float" office:value="52385" table:style-name="ce1">
            <text:p>52385</text:p>
          </table:table-cell>
          <table:table-cell office:value-type="float" office:value="52386" table:style-name="ce1">
            <text:p>52386</text:p>
          </table:table-cell>
          <table:table-cell office:value-type="float" office:value="52387" table:style-name="ce1">
            <text:p>52387</text:p>
          </table:table-cell>
          <table:table-cell office:value-type="float" office:value="52388" table:style-name="ce1">
            <text:p>52388</text:p>
          </table:table-cell>
          <table:table-cell office:value-type="float" office:value="52389" table:style-name="ce1">
            <text:p>52389</text:p>
          </table:table-cell>
          <table:table-cell office:value-type="float" office:value="52390" table:style-name="ce1">
            <text:p>52390</text:p>
          </table:table-cell>
          <table:table-cell office:value-type="float" office:value="52391" table:style-name="ce1">
            <text:p>52391</text:p>
          </table:table-cell>
          <table:table-cell office:value-type="float" office:value="52392" table:style-name="ce1">
            <text:p>52392</text:p>
          </table:table-cell>
          <table:table-cell office:value-type="float" office:value="52393" table:style-name="ce1">
            <text:p>52393</text:p>
          </table:table-cell>
          <table:table-cell office:value-type="float" office:value="52394" table:style-name="ce1">
            <text:p>52394</text:p>
          </table:table-cell>
          <table:table-cell office:value-type="float" office:value="52395" table:style-name="ce1">
            <text:p>52395</text:p>
          </table:table-cell>
          <table:table-cell office:value-type="float" office:value="52396" table:style-name="ce1">
            <text:p>52396</text:p>
          </table:table-cell>
          <table:table-cell office:value-type="float" office:value="52397" table:style-name="ce1">
            <text:p>52397</text:p>
          </table:table-cell>
          <table:table-cell office:value-type="float" office:value="52398" table:style-name="ce1">
            <text:p>52398</text:p>
          </table:table-cell>
          <table:table-cell office:value-type="float" office:value="52399" table:style-name="ce1">
            <text:p>52399</text:p>
          </table:table-cell>
          <table:table-cell table:number-columns-repeated="16284"/>
        </table:table-row>
        <table:table-row table:style-name="ro1">
          <table:table-cell office:value-type="float" office:value="52400" table:style-name="ce1">
            <text:p>52400</text:p>
          </table:table-cell>
          <table:table-cell office:value-type="float" office:value="52401" table:style-name="ce1">
            <text:p>52401</text:p>
          </table:table-cell>
          <table:table-cell office:value-type="float" office:value="52402" table:style-name="ce1">
            <text:p>52402</text:p>
          </table:table-cell>
          <table:table-cell office:value-type="float" office:value="52403" table:style-name="ce1">
            <text:p>52403</text:p>
          </table:table-cell>
          <table:table-cell office:value-type="float" office:value="52404" table:style-name="ce1">
            <text:p>52404</text:p>
          </table:table-cell>
          <table:table-cell office:value-type="float" office:value="52405" table:style-name="ce1">
            <text:p>52405</text:p>
          </table:table-cell>
          <table:table-cell office:value-type="float" office:value="52406" table:style-name="ce1">
            <text:p>52406</text:p>
          </table:table-cell>
          <table:table-cell office:value-type="float" office:value="52407" table:style-name="ce1">
            <text:p>52407</text:p>
          </table:table-cell>
          <table:table-cell office:value-type="float" office:value="52408" table:style-name="ce1">
            <text:p>52408</text:p>
          </table:table-cell>
          <table:table-cell office:value-type="float" office:value="52409" table:style-name="ce1">
            <text:p>52409</text:p>
          </table:table-cell>
          <table:table-cell office:value-type="float" office:value="52410" table:style-name="ce1">
            <text:p>52410</text:p>
          </table:table-cell>
          <table:table-cell office:value-type="float" office:value="52411" table:style-name="ce1">
            <text:p>52411</text:p>
          </table:table-cell>
          <table:table-cell office:value-type="float" office:value="52412" table:style-name="ce1">
            <text:p>52412</text:p>
          </table:table-cell>
          <table:table-cell office:value-type="float" office:value="52413" table:style-name="ce1">
            <text:p>52413</text:p>
          </table:table-cell>
          <table:table-cell office:value-type="float" office:value="52414" table:style-name="ce1">
            <text:p>52414</text:p>
          </table:table-cell>
          <table:table-cell office:value-type="float" office:value="52415" table:style-name="ce1">
            <text:p>52415</text:p>
          </table:table-cell>
          <table:table-cell office:value-type="float" office:value="52416" table:style-name="ce1">
            <text:p>52416</text:p>
          </table:table-cell>
          <table:table-cell office:value-type="float" office:value="52417" table:style-name="ce1">
            <text:p>52417</text:p>
          </table:table-cell>
          <table:table-cell office:value-type="float" office:value="52418" table:style-name="ce1">
            <text:p>52418</text:p>
          </table:table-cell>
          <table:table-cell office:value-type="float" office:value="52419" table:style-name="ce1">
            <text:p>52419</text:p>
          </table:table-cell>
          <table:table-cell office:value-type="float" office:value="52420" table:style-name="ce1">
            <text:p>52420</text:p>
          </table:table-cell>
          <table:table-cell office:value-type="float" office:value="52421" table:style-name="ce1">
            <text:p>52421</text:p>
          </table:table-cell>
          <table:table-cell office:value-type="float" office:value="52422" table:style-name="ce1">
            <text:p>52422</text:p>
          </table:table-cell>
          <table:table-cell office:value-type="float" office:value="52423" table:style-name="ce1">
            <text:p>52423</text:p>
          </table:table-cell>
          <table:table-cell office:value-type="float" office:value="52424" table:style-name="ce1">
            <text:p>52424</text:p>
          </table:table-cell>
          <table:table-cell office:value-type="float" office:value="52425" table:style-name="ce1">
            <text:p>52425</text:p>
          </table:table-cell>
          <table:table-cell office:value-type="float" office:value="52426" table:style-name="ce1">
            <text:p>52426</text:p>
          </table:table-cell>
          <table:table-cell office:value-type="float" office:value="52427" table:style-name="ce1">
            <text:p>52427</text:p>
          </table:table-cell>
          <table:table-cell office:value-type="float" office:value="52428" table:style-name="ce1">
            <text:p>52428</text:p>
          </table:table-cell>
          <table:table-cell office:value-type="float" office:value="52429" table:style-name="ce1">
            <text:p>52429</text:p>
          </table:table-cell>
          <table:table-cell office:value-type="float" office:value="52430" table:style-name="ce1">
            <text:p>52430</text:p>
          </table:table-cell>
          <table:table-cell office:value-type="float" office:value="52431" table:style-name="ce1">
            <text:p>52431</text:p>
          </table:table-cell>
          <table:table-cell office:value-type="float" office:value="52432" table:style-name="ce1">
            <text:p>52432</text:p>
          </table:table-cell>
          <table:table-cell office:value-type="float" office:value="52433" table:style-name="ce1">
            <text:p>52433</text:p>
          </table:table-cell>
          <table:table-cell office:value-type="float" office:value="52434" table:style-name="ce1">
            <text:p>52434</text:p>
          </table:table-cell>
          <table:table-cell office:value-type="float" office:value="52435" table:style-name="ce1">
            <text:p>52435</text:p>
          </table:table-cell>
          <table:table-cell office:value-type="float" office:value="52436" table:style-name="ce1">
            <text:p>52436</text:p>
          </table:table-cell>
          <table:table-cell office:value-type="float" office:value="52437" table:style-name="ce1">
            <text:p>52437</text:p>
          </table:table-cell>
          <table:table-cell office:value-type="float" office:value="52438" table:style-name="ce1">
            <text:p>52438</text:p>
          </table:table-cell>
          <table:table-cell office:value-type="float" office:value="52439" table:style-name="ce1">
            <text:p>52439</text:p>
          </table:table-cell>
          <table:table-cell office:value-type="float" office:value="52440" table:style-name="ce1">
            <text:p>52440</text:p>
          </table:table-cell>
          <table:table-cell office:value-type="float" office:value="52441" table:style-name="ce1">
            <text:p>52441</text:p>
          </table:table-cell>
          <table:table-cell office:value-type="float" office:value="52442" table:style-name="ce1">
            <text:p>52442</text:p>
          </table:table-cell>
          <table:table-cell office:value-type="float" office:value="52443" table:style-name="ce1">
            <text:p>52443</text:p>
          </table:table-cell>
          <table:table-cell office:value-type="float" office:value="52444" table:style-name="ce1">
            <text:p>52444</text:p>
          </table:table-cell>
          <table:table-cell office:value-type="float" office:value="52445" table:style-name="ce1">
            <text:p>52445</text:p>
          </table:table-cell>
          <table:table-cell office:value-type="float" office:value="52446" table:style-name="ce1">
            <text:p>52446</text:p>
          </table:table-cell>
          <table:table-cell office:value-type="float" office:value="52447" table:style-name="ce1">
            <text:p>52447</text:p>
          </table:table-cell>
          <table:table-cell office:value-type="float" office:value="52448" table:style-name="ce1">
            <text:p>52448</text:p>
          </table:table-cell>
          <table:table-cell office:value-type="float" office:value="52449" table:style-name="ce1">
            <text:p>52449</text:p>
          </table:table-cell>
          <table:table-cell office:value-type="float" office:value="52450" table:style-name="ce1">
            <text:p>52450</text:p>
          </table:table-cell>
          <table:table-cell office:value-type="float" office:value="52451" table:style-name="ce1">
            <text:p>52451</text:p>
          </table:table-cell>
          <table:table-cell office:value-type="float" office:value="52452" table:style-name="ce1">
            <text:p>52452</text:p>
          </table:table-cell>
          <table:table-cell office:value-type="float" office:value="52453" table:style-name="ce1">
            <text:p>52453</text:p>
          </table:table-cell>
          <table:table-cell office:value-type="float" office:value="52454" table:style-name="ce1">
            <text:p>52454</text:p>
          </table:table-cell>
          <table:table-cell office:value-type="float" office:value="52455" table:style-name="ce1">
            <text:p>52455</text:p>
          </table:table-cell>
          <table:table-cell office:value-type="float" office:value="52456" table:style-name="ce1">
            <text:p>52456</text:p>
          </table:table-cell>
          <table:table-cell office:value-type="float" office:value="52457" table:style-name="ce1">
            <text:p>52457</text:p>
          </table:table-cell>
          <table:table-cell office:value-type="float" office:value="52458" table:style-name="ce1">
            <text:p>52458</text:p>
          </table:table-cell>
          <table:table-cell office:value-type="float" office:value="52459" table:style-name="ce1">
            <text:p>52459</text:p>
          </table:table-cell>
          <table:table-cell office:value-type="float" office:value="52460" table:style-name="ce1">
            <text:p>52460</text:p>
          </table:table-cell>
          <table:table-cell office:value-type="float" office:value="52461" table:style-name="ce1">
            <text:p>52461</text:p>
          </table:table-cell>
          <table:table-cell office:value-type="float" office:value="52462" table:style-name="ce1">
            <text:p>52462</text:p>
          </table:table-cell>
          <table:table-cell office:value-type="float" office:value="52463" table:style-name="ce1">
            <text:p>52463</text:p>
          </table:table-cell>
          <table:table-cell office:value-type="float" office:value="52464" table:style-name="ce1">
            <text:p>52464</text:p>
          </table:table-cell>
          <table:table-cell office:value-type="float" office:value="52465" table:style-name="ce1">
            <text:p>52465</text:p>
          </table:table-cell>
          <table:table-cell office:value-type="float" office:value="52466" table:style-name="ce1">
            <text:p>52466</text:p>
          </table:table-cell>
          <table:table-cell office:value-type="float" office:value="52467" table:style-name="ce1">
            <text:p>52467</text:p>
          </table:table-cell>
          <table:table-cell office:value-type="float" office:value="52468" table:style-name="ce1">
            <text:p>52468</text:p>
          </table:table-cell>
          <table:table-cell office:value-type="float" office:value="52469" table:style-name="ce1">
            <text:p>52469</text:p>
          </table:table-cell>
          <table:table-cell office:value-type="float" office:value="52470" table:style-name="ce1">
            <text:p>52470</text:p>
          </table:table-cell>
          <table:table-cell office:value-type="float" office:value="52471" table:style-name="ce1">
            <text:p>52471</text:p>
          </table:table-cell>
          <table:table-cell office:value-type="float" office:value="52472" table:style-name="ce1">
            <text:p>52472</text:p>
          </table:table-cell>
          <table:table-cell office:value-type="float" office:value="52473" table:style-name="ce1">
            <text:p>52473</text:p>
          </table:table-cell>
          <table:table-cell office:value-type="float" office:value="52474" table:style-name="ce1">
            <text:p>52474</text:p>
          </table:table-cell>
          <table:table-cell office:value-type="float" office:value="52475" table:style-name="ce1">
            <text:p>52475</text:p>
          </table:table-cell>
          <table:table-cell office:value-type="float" office:value="52476" table:style-name="ce1">
            <text:p>52476</text:p>
          </table:table-cell>
          <table:table-cell office:value-type="float" office:value="52477" table:style-name="ce1">
            <text:p>52477</text:p>
          </table:table-cell>
          <table:table-cell office:value-type="float" office:value="52478" table:style-name="ce1">
            <text:p>52478</text:p>
          </table:table-cell>
          <table:table-cell office:value-type="float" office:value="52479" table:style-name="ce1">
            <text:p>52479</text:p>
          </table:table-cell>
          <table:table-cell office:value-type="float" office:value="52480" table:style-name="ce1">
            <text:p>52480</text:p>
          </table:table-cell>
          <table:table-cell office:value-type="float" office:value="52481" table:style-name="ce1">
            <text:p>52481</text:p>
          </table:table-cell>
          <table:table-cell office:value-type="float" office:value="52482" table:style-name="ce1">
            <text:p>52482</text:p>
          </table:table-cell>
          <table:table-cell office:value-type="float" office:value="52483" table:style-name="ce1">
            <text:p>52483</text:p>
          </table:table-cell>
          <table:table-cell office:value-type="float" office:value="52484" table:style-name="ce1">
            <text:p>52484</text:p>
          </table:table-cell>
          <table:table-cell office:value-type="float" office:value="52485" table:style-name="ce1">
            <text:p>52485</text:p>
          </table:table-cell>
          <table:table-cell office:value-type="float" office:value="52486" table:style-name="ce1">
            <text:p>52486</text:p>
          </table:table-cell>
          <table:table-cell office:value-type="float" office:value="52487" table:style-name="ce1">
            <text:p>52487</text:p>
          </table:table-cell>
          <table:table-cell office:value-type="float" office:value="52488" table:style-name="ce1">
            <text:p>52488</text:p>
          </table:table-cell>
          <table:table-cell office:value-type="float" office:value="52489" table:style-name="ce1">
            <text:p>52489</text:p>
          </table:table-cell>
          <table:table-cell office:value-type="float" office:value="52490" table:style-name="ce1">
            <text:p>52490</text:p>
          </table:table-cell>
          <table:table-cell office:value-type="float" office:value="52491" table:style-name="ce1">
            <text:p>52491</text:p>
          </table:table-cell>
          <table:table-cell office:value-type="float" office:value="52492" table:style-name="ce1">
            <text:p>52492</text:p>
          </table:table-cell>
          <table:table-cell office:value-type="float" office:value="52493" table:style-name="ce1">
            <text:p>52493</text:p>
          </table:table-cell>
          <table:table-cell office:value-type="float" office:value="52494" table:style-name="ce1">
            <text:p>52494</text:p>
          </table:table-cell>
          <table:table-cell office:value-type="float" office:value="52495" table:style-name="ce1">
            <text:p>52495</text:p>
          </table:table-cell>
          <table:table-cell office:value-type="float" office:value="52496" table:style-name="ce1">
            <text:p>52496</text:p>
          </table:table-cell>
          <table:table-cell office:value-type="float" office:value="52497" table:style-name="ce1">
            <text:p>52497</text:p>
          </table:table-cell>
          <table:table-cell office:value-type="float" office:value="52498" table:style-name="ce1">
            <text:p>52498</text:p>
          </table:table-cell>
          <table:table-cell office:value-type="float" office:value="52499" table:style-name="ce1">
            <text:p>52499</text:p>
          </table:table-cell>
          <table:table-cell table:number-columns-repeated="16284"/>
        </table:table-row>
        <table:table-row table:style-name="ro1">
          <table:table-cell office:value-type="float" office:value="52500" table:style-name="ce1">
            <text:p>52500</text:p>
          </table:table-cell>
          <table:table-cell office:value-type="float" office:value="52501" table:style-name="ce1">
            <text:p>52501</text:p>
          </table:table-cell>
          <table:table-cell office:value-type="float" office:value="52502" table:style-name="ce1">
            <text:p>52502</text:p>
          </table:table-cell>
          <table:table-cell office:value-type="float" office:value="52503" table:style-name="ce1">
            <text:p>52503</text:p>
          </table:table-cell>
          <table:table-cell office:value-type="float" office:value="52504" table:style-name="ce1">
            <text:p>52504</text:p>
          </table:table-cell>
          <table:table-cell office:value-type="float" office:value="52505" table:style-name="ce1">
            <text:p>52505</text:p>
          </table:table-cell>
          <table:table-cell office:value-type="float" office:value="52506" table:style-name="ce1">
            <text:p>52506</text:p>
          </table:table-cell>
          <table:table-cell office:value-type="float" office:value="52507" table:style-name="ce1">
            <text:p>52507</text:p>
          </table:table-cell>
          <table:table-cell office:value-type="float" office:value="52508" table:style-name="ce1">
            <text:p>52508</text:p>
          </table:table-cell>
          <table:table-cell office:value-type="float" office:value="52509" table:style-name="ce1">
            <text:p>52509</text:p>
          </table:table-cell>
          <table:table-cell office:value-type="float" office:value="52510" table:style-name="ce1">
            <text:p>52510</text:p>
          </table:table-cell>
          <table:table-cell office:value-type="float" office:value="52511" table:style-name="ce1">
            <text:p>52511</text:p>
          </table:table-cell>
          <table:table-cell office:value-type="float" office:value="52512" table:style-name="ce1">
            <text:p>52512</text:p>
          </table:table-cell>
          <table:table-cell office:value-type="float" office:value="52513" table:style-name="ce1">
            <text:p>52513</text:p>
          </table:table-cell>
          <table:table-cell office:value-type="float" office:value="52514" table:style-name="ce1">
            <text:p>52514</text:p>
          </table:table-cell>
          <table:table-cell office:value-type="float" office:value="52515" table:style-name="ce1">
            <text:p>52515</text:p>
          </table:table-cell>
          <table:table-cell office:value-type="float" office:value="52516" table:style-name="ce1">
            <text:p>52516</text:p>
          </table:table-cell>
          <table:table-cell office:value-type="float" office:value="52517" table:style-name="ce1">
            <text:p>52517</text:p>
          </table:table-cell>
          <table:table-cell office:value-type="float" office:value="52518" table:style-name="ce1">
            <text:p>52518</text:p>
          </table:table-cell>
          <table:table-cell office:value-type="float" office:value="52519" table:style-name="ce1">
            <text:p>52519</text:p>
          </table:table-cell>
          <table:table-cell office:value-type="float" office:value="52520" table:style-name="ce1">
            <text:p>52520</text:p>
          </table:table-cell>
          <table:table-cell office:value-type="float" office:value="52521" table:style-name="ce1">
            <text:p>52521</text:p>
          </table:table-cell>
          <table:table-cell office:value-type="float" office:value="52522" table:style-name="ce1">
            <text:p>52522</text:p>
          </table:table-cell>
          <table:table-cell office:value-type="float" office:value="52523" table:style-name="ce1">
            <text:p>52523</text:p>
          </table:table-cell>
          <table:table-cell office:value-type="float" office:value="52524" table:style-name="ce1">
            <text:p>52524</text:p>
          </table:table-cell>
          <table:table-cell office:value-type="float" office:value="52525" table:style-name="ce1">
            <text:p>52525</text:p>
          </table:table-cell>
          <table:table-cell office:value-type="float" office:value="52526" table:style-name="ce1">
            <text:p>52526</text:p>
          </table:table-cell>
          <table:table-cell office:value-type="float" office:value="52527" table:style-name="ce1">
            <text:p>52527</text:p>
          </table:table-cell>
          <table:table-cell office:value-type="float" office:value="52528" table:style-name="ce1">
            <text:p>52528</text:p>
          </table:table-cell>
          <table:table-cell office:value-type="float" office:value="52529" table:style-name="ce1">
            <text:p>52529</text:p>
          </table:table-cell>
          <table:table-cell office:value-type="float" office:value="52530" table:style-name="ce1">
            <text:p>52530</text:p>
          </table:table-cell>
          <table:table-cell office:value-type="float" office:value="52531" table:style-name="ce1">
            <text:p>52531</text:p>
          </table:table-cell>
          <table:table-cell office:value-type="float" office:value="52532" table:style-name="ce1">
            <text:p>52532</text:p>
          </table:table-cell>
          <table:table-cell office:value-type="float" office:value="52533" table:style-name="ce1">
            <text:p>52533</text:p>
          </table:table-cell>
          <table:table-cell office:value-type="float" office:value="52534" table:style-name="ce1">
            <text:p>52534</text:p>
          </table:table-cell>
          <table:table-cell office:value-type="float" office:value="52535" table:style-name="ce1">
            <text:p>52535</text:p>
          </table:table-cell>
          <table:table-cell office:value-type="float" office:value="52536" table:style-name="ce1">
            <text:p>52536</text:p>
          </table:table-cell>
          <table:table-cell office:value-type="float" office:value="52537" table:style-name="ce1">
            <text:p>52537</text:p>
          </table:table-cell>
          <table:table-cell office:value-type="float" office:value="52538" table:style-name="ce1">
            <text:p>52538</text:p>
          </table:table-cell>
          <table:table-cell office:value-type="float" office:value="52539" table:style-name="ce1">
            <text:p>52539</text:p>
          </table:table-cell>
          <table:table-cell office:value-type="float" office:value="52540" table:style-name="ce1">
            <text:p>52540</text:p>
          </table:table-cell>
          <table:table-cell office:value-type="float" office:value="52541" table:style-name="ce1">
            <text:p>52541</text:p>
          </table:table-cell>
          <table:table-cell office:value-type="float" office:value="52542" table:style-name="ce1">
            <text:p>52542</text:p>
          </table:table-cell>
          <table:table-cell office:value-type="float" office:value="52543" table:style-name="ce1">
            <text:p>52543</text:p>
          </table:table-cell>
          <table:table-cell office:value-type="float" office:value="52544" table:style-name="ce1">
            <text:p>52544</text:p>
          </table:table-cell>
          <table:table-cell office:value-type="float" office:value="52545" table:style-name="ce1">
            <text:p>52545</text:p>
          </table:table-cell>
          <table:table-cell office:value-type="float" office:value="52546" table:style-name="ce1">
            <text:p>52546</text:p>
          </table:table-cell>
          <table:table-cell office:value-type="float" office:value="52547" table:style-name="ce1">
            <text:p>52547</text:p>
          </table:table-cell>
          <table:table-cell office:value-type="float" office:value="52548" table:style-name="ce1">
            <text:p>52548</text:p>
          </table:table-cell>
          <table:table-cell office:value-type="float" office:value="52549" table:style-name="ce1">
            <text:p>52549</text:p>
          </table:table-cell>
          <table:table-cell office:value-type="float" office:value="52550" table:style-name="ce1">
            <text:p>52550</text:p>
          </table:table-cell>
          <table:table-cell office:value-type="float" office:value="52551" table:style-name="ce1">
            <text:p>52551</text:p>
          </table:table-cell>
          <table:table-cell office:value-type="float" office:value="52552" table:style-name="ce1">
            <text:p>52552</text:p>
          </table:table-cell>
          <table:table-cell office:value-type="float" office:value="52553" table:style-name="ce1">
            <text:p>52553</text:p>
          </table:table-cell>
          <table:table-cell office:value-type="float" office:value="52554" table:style-name="ce1">
            <text:p>52554</text:p>
          </table:table-cell>
          <table:table-cell office:value-type="float" office:value="52555" table:style-name="ce1">
            <text:p>52555</text:p>
          </table:table-cell>
          <table:table-cell office:value-type="float" office:value="52556" table:style-name="ce1">
            <text:p>52556</text:p>
          </table:table-cell>
          <table:table-cell office:value-type="float" office:value="52557" table:style-name="ce1">
            <text:p>52557</text:p>
          </table:table-cell>
          <table:table-cell office:value-type="float" office:value="52558" table:style-name="ce1">
            <text:p>52558</text:p>
          </table:table-cell>
          <table:table-cell office:value-type="float" office:value="52559" table:style-name="ce1">
            <text:p>52559</text:p>
          </table:table-cell>
          <table:table-cell office:value-type="float" office:value="52560" table:style-name="ce1">
            <text:p>52560</text:p>
          </table:table-cell>
          <table:table-cell office:value-type="float" office:value="52561" table:style-name="ce1">
            <text:p>52561</text:p>
          </table:table-cell>
          <table:table-cell office:value-type="float" office:value="52562" table:style-name="ce1">
            <text:p>52562</text:p>
          </table:table-cell>
          <table:table-cell office:value-type="float" office:value="52563" table:style-name="ce1">
            <text:p>52563</text:p>
          </table:table-cell>
          <table:table-cell office:value-type="float" office:value="52564" table:style-name="ce1">
            <text:p>52564</text:p>
          </table:table-cell>
          <table:table-cell office:value-type="float" office:value="52565" table:style-name="ce1">
            <text:p>52565</text:p>
          </table:table-cell>
          <table:table-cell office:value-type="float" office:value="52566" table:style-name="ce1">
            <text:p>52566</text:p>
          </table:table-cell>
          <table:table-cell office:value-type="float" office:value="52567" table:style-name="ce1">
            <text:p>52567</text:p>
          </table:table-cell>
          <table:table-cell office:value-type="float" office:value="52568" table:style-name="ce1">
            <text:p>52568</text:p>
          </table:table-cell>
          <table:table-cell office:value-type="float" office:value="52569" table:style-name="ce1">
            <text:p>52569</text:p>
          </table:table-cell>
          <table:table-cell office:value-type="float" office:value="52570" table:style-name="ce1">
            <text:p>52570</text:p>
          </table:table-cell>
          <table:table-cell office:value-type="float" office:value="52571" table:style-name="ce1">
            <text:p>52571</text:p>
          </table:table-cell>
          <table:table-cell office:value-type="float" office:value="52572" table:style-name="ce1">
            <text:p>52572</text:p>
          </table:table-cell>
          <table:table-cell office:value-type="float" office:value="52573" table:style-name="ce1">
            <text:p>52573</text:p>
          </table:table-cell>
          <table:table-cell office:value-type="float" office:value="52574" table:style-name="ce1">
            <text:p>52574</text:p>
          </table:table-cell>
          <table:table-cell office:value-type="float" office:value="52575" table:style-name="ce1">
            <text:p>52575</text:p>
          </table:table-cell>
          <table:table-cell office:value-type="float" office:value="52576" table:style-name="ce1">
            <text:p>52576</text:p>
          </table:table-cell>
          <table:table-cell office:value-type="float" office:value="52577" table:style-name="ce1">
            <text:p>52577</text:p>
          </table:table-cell>
          <table:table-cell office:value-type="float" office:value="52578" table:style-name="ce1">
            <text:p>52578</text:p>
          </table:table-cell>
          <table:table-cell office:value-type="float" office:value="52579" table:style-name="ce1">
            <text:p>52579</text:p>
          </table:table-cell>
          <table:table-cell office:value-type="float" office:value="52580" table:style-name="ce1">
            <text:p>52580</text:p>
          </table:table-cell>
          <table:table-cell office:value-type="float" office:value="52581" table:style-name="ce1">
            <text:p>52581</text:p>
          </table:table-cell>
          <table:table-cell office:value-type="float" office:value="52582" table:style-name="ce1">
            <text:p>52582</text:p>
          </table:table-cell>
          <table:table-cell office:value-type="float" office:value="52583" table:style-name="ce1">
            <text:p>52583</text:p>
          </table:table-cell>
          <table:table-cell office:value-type="float" office:value="52584" table:style-name="ce1">
            <text:p>52584</text:p>
          </table:table-cell>
          <table:table-cell office:value-type="float" office:value="52585" table:style-name="ce1">
            <text:p>52585</text:p>
          </table:table-cell>
          <table:table-cell office:value-type="float" office:value="52586" table:style-name="ce1">
            <text:p>52586</text:p>
          </table:table-cell>
          <table:table-cell office:value-type="float" office:value="52587" table:style-name="ce1">
            <text:p>52587</text:p>
          </table:table-cell>
          <table:table-cell office:value-type="float" office:value="52588" table:style-name="ce1">
            <text:p>52588</text:p>
          </table:table-cell>
          <table:table-cell office:value-type="float" office:value="52589" table:style-name="ce1">
            <text:p>52589</text:p>
          </table:table-cell>
          <table:table-cell office:value-type="float" office:value="52590" table:style-name="ce1">
            <text:p>52590</text:p>
          </table:table-cell>
          <table:table-cell office:value-type="float" office:value="52591" table:style-name="ce1">
            <text:p>52591</text:p>
          </table:table-cell>
          <table:table-cell office:value-type="float" office:value="52592" table:style-name="ce1">
            <text:p>52592</text:p>
          </table:table-cell>
          <table:table-cell office:value-type="float" office:value="52593" table:style-name="ce1">
            <text:p>52593</text:p>
          </table:table-cell>
          <table:table-cell office:value-type="float" office:value="52594" table:style-name="ce1">
            <text:p>52594</text:p>
          </table:table-cell>
          <table:table-cell office:value-type="float" office:value="52595" table:style-name="ce1">
            <text:p>52595</text:p>
          </table:table-cell>
          <table:table-cell office:value-type="float" office:value="52596" table:style-name="ce1">
            <text:p>52596</text:p>
          </table:table-cell>
          <table:table-cell office:value-type="float" office:value="52597" table:style-name="ce1">
            <text:p>52597</text:p>
          </table:table-cell>
          <table:table-cell office:value-type="float" office:value="52598" table:style-name="ce1">
            <text:p>52598</text:p>
          </table:table-cell>
          <table:table-cell office:value-type="float" office:value="52599" table:style-name="ce1">
            <text:p>52599</text:p>
          </table:table-cell>
          <table:table-cell table:number-columns-repeated="16284"/>
        </table:table-row>
        <table:table-row table:style-name="ro1">
          <table:table-cell office:value-type="float" office:value="52600" table:style-name="ce1">
            <text:p>52600</text:p>
          </table:table-cell>
          <table:table-cell office:value-type="float" office:value="52601" table:style-name="ce1">
            <text:p>52601</text:p>
          </table:table-cell>
          <table:table-cell office:value-type="float" office:value="52602" table:style-name="ce1">
            <text:p>52602</text:p>
          </table:table-cell>
          <table:table-cell office:value-type="float" office:value="52603" table:style-name="ce1">
            <text:p>52603</text:p>
          </table:table-cell>
          <table:table-cell office:value-type="float" office:value="52604" table:style-name="ce1">
            <text:p>52604</text:p>
          </table:table-cell>
          <table:table-cell office:value-type="float" office:value="52605" table:style-name="ce1">
            <text:p>52605</text:p>
          </table:table-cell>
          <table:table-cell office:value-type="float" office:value="52606" table:style-name="ce1">
            <text:p>52606</text:p>
          </table:table-cell>
          <table:table-cell office:value-type="float" office:value="52607" table:style-name="ce1">
            <text:p>52607</text:p>
          </table:table-cell>
          <table:table-cell office:value-type="float" office:value="52608" table:style-name="ce1">
            <text:p>52608</text:p>
          </table:table-cell>
          <table:table-cell office:value-type="float" office:value="52609" table:style-name="ce1">
            <text:p>52609</text:p>
          </table:table-cell>
          <table:table-cell office:value-type="float" office:value="52610" table:style-name="ce1">
            <text:p>52610</text:p>
          </table:table-cell>
          <table:table-cell office:value-type="float" office:value="52611" table:style-name="ce1">
            <text:p>52611</text:p>
          </table:table-cell>
          <table:table-cell office:value-type="float" office:value="52612" table:style-name="ce1">
            <text:p>52612</text:p>
          </table:table-cell>
          <table:table-cell office:value-type="float" office:value="52613" table:style-name="ce1">
            <text:p>52613</text:p>
          </table:table-cell>
          <table:table-cell office:value-type="float" office:value="52614" table:style-name="ce1">
            <text:p>52614</text:p>
          </table:table-cell>
          <table:table-cell office:value-type="float" office:value="52615" table:style-name="ce1">
            <text:p>52615</text:p>
          </table:table-cell>
          <table:table-cell office:value-type="float" office:value="52616" table:style-name="ce1">
            <text:p>52616</text:p>
          </table:table-cell>
          <table:table-cell office:value-type="float" office:value="52617" table:style-name="ce1">
            <text:p>52617</text:p>
          </table:table-cell>
          <table:table-cell office:value-type="float" office:value="52618" table:style-name="ce1">
            <text:p>52618</text:p>
          </table:table-cell>
          <table:table-cell office:value-type="float" office:value="52619" table:style-name="ce1">
            <text:p>52619</text:p>
          </table:table-cell>
          <table:table-cell office:value-type="float" office:value="52620" table:style-name="ce1">
            <text:p>52620</text:p>
          </table:table-cell>
          <table:table-cell office:value-type="float" office:value="52621" table:style-name="ce1">
            <text:p>52621</text:p>
          </table:table-cell>
          <table:table-cell office:value-type="float" office:value="52622" table:style-name="ce1">
            <text:p>52622</text:p>
          </table:table-cell>
          <table:table-cell office:value-type="float" office:value="52623" table:style-name="ce1">
            <text:p>52623</text:p>
          </table:table-cell>
          <table:table-cell office:value-type="float" office:value="52624" table:style-name="ce1">
            <text:p>52624</text:p>
          </table:table-cell>
          <table:table-cell office:value-type="float" office:value="52625" table:style-name="ce1">
            <text:p>52625</text:p>
          </table:table-cell>
          <table:table-cell office:value-type="float" office:value="52626" table:style-name="ce1">
            <text:p>52626</text:p>
          </table:table-cell>
          <table:table-cell office:value-type="float" office:value="52627" table:style-name="ce1">
            <text:p>52627</text:p>
          </table:table-cell>
          <table:table-cell office:value-type="float" office:value="52628" table:style-name="ce1">
            <text:p>52628</text:p>
          </table:table-cell>
          <table:table-cell office:value-type="float" office:value="52629" table:style-name="ce1">
            <text:p>52629</text:p>
          </table:table-cell>
          <table:table-cell office:value-type="float" office:value="52630" table:style-name="ce1">
            <text:p>52630</text:p>
          </table:table-cell>
          <table:table-cell office:value-type="float" office:value="52631" table:style-name="ce1">
            <text:p>52631</text:p>
          </table:table-cell>
          <table:table-cell office:value-type="float" office:value="52632" table:style-name="ce1">
            <text:p>52632</text:p>
          </table:table-cell>
          <table:table-cell office:value-type="float" office:value="52633" table:style-name="ce1">
            <text:p>52633</text:p>
          </table:table-cell>
          <table:table-cell office:value-type="float" office:value="52634" table:style-name="ce1">
            <text:p>52634</text:p>
          </table:table-cell>
          <table:table-cell office:value-type="float" office:value="52635" table:style-name="ce1">
            <text:p>52635</text:p>
          </table:table-cell>
          <table:table-cell office:value-type="float" office:value="52636" table:style-name="ce1">
            <text:p>52636</text:p>
          </table:table-cell>
          <table:table-cell office:value-type="float" office:value="52637" table:style-name="ce1">
            <text:p>52637</text:p>
          </table:table-cell>
          <table:table-cell office:value-type="float" office:value="52638" table:style-name="ce1">
            <text:p>52638</text:p>
          </table:table-cell>
          <table:table-cell office:value-type="float" office:value="52639" table:style-name="ce1">
            <text:p>52639</text:p>
          </table:table-cell>
          <table:table-cell office:value-type="float" office:value="52640" table:style-name="ce1">
            <text:p>52640</text:p>
          </table:table-cell>
          <table:table-cell office:value-type="float" office:value="52641" table:style-name="ce1">
            <text:p>52641</text:p>
          </table:table-cell>
          <table:table-cell office:value-type="float" office:value="52642" table:style-name="ce1">
            <text:p>52642</text:p>
          </table:table-cell>
          <table:table-cell office:value-type="float" office:value="52643" table:style-name="ce1">
            <text:p>52643</text:p>
          </table:table-cell>
          <table:table-cell office:value-type="float" office:value="52644" table:style-name="ce1">
            <text:p>52644</text:p>
          </table:table-cell>
          <table:table-cell office:value-type="float" office:value="52645" table:style-name="ce1">
            <text:p>52645</text:p>
          </table:table-cell>
          <table:table-cell office:value-type="float" office:value="52646" table:style-name="ce1">
            <text:p>52646</text:p>
          </table:table-cell>
          <table:table-cell office:value-type="float" office:value="52647" table:style-name="ce1">
            <text:p>52647</text:p>
          </table:table-cell>
          <table:table-cell office:value-type="float" office:value="52648" table:style-name="ce1">
            <text:p>52648</text:p>
          </table:table-cell>
          <table:table-cell office:value-type="float" office:value="52649" table:style-name="ce1">
            <text:p>52649</text:p>
          </table:table-cell>
          <table:table-cell office:value-type="float" office:value="52650" table:style-name="ce1">
            <text:p>52650</text:p>
          </table:table-cell>
          <table:table-cell office:value-type="float" office:value="52651" table:style-name="ce1">
            <text:p>52651</text:p>
          </table:table-cell>
          <table:table-cell office:value-type="float" office:value="52652" table:style-name="ce1">
            <text:p>52652</text:p>
          </table:table-cell>
          <table:table-cell office:value-type="float" office:value="52653" table:style-name="ce1">
            <text:p>52653</text:p>
          </table:table-cell>
          <table:table-cell office:value-type="float" office:value="52654" table:style-name="ce1">
            <text:p>52654</text:p>
          </table:table-cell>
          <table:table-cell office:value-type="float" office:value="52655" table:style-name="ce1">
            <text:p>52655</text:p>
          </table:table-cell>
          <table:table-cell office:value-type="float" office:value="52656" table:style-name="ce1">
            <text:p>52656</text:p>
          </table:table-cell>
          <table:table-cell office:value-type="float" office:value="52657" table:style-name="ce1">
            <text:p>52657</text:p>
          </table:table-cell>
          <table:table-cell office:value-type="float" office:value="52658" table:style-name="ce1">
            <text:p>52658</text:p>
          </table:table-cell>
          <table:table-cell office:value-type="float" office:value="52659" table:style-name="ce1">
            <text:p>52659</text:p>
          </table:table-cell>
          <table:table-cell office:value-type="float" office:value="52660" table:style-name="ce1">
            <text:p>52660</text:p>
          </table:table-cell>
          <table:table-cell office:value-type="float" office:value="52661" table:style-name="ce1">
            <text:p>52661</text:p>
          </table:table-cell>
          <table:table-cell office:value-type="float" office:value="52662" table:style-name="ce1">
            <text:p>52662</text:p>
          </table:table-cell>
          <table:table-cell office:value-type="float" office:value="52663" table:style-name="ce1">
            <text:p>52663</text:p>
          </table:table-cell>
          <table:table-cell office:value-type="float" office:value="52664" table:style-name="ce1">
            <text:p>52664</text:p>
          </table:table-cell>
          <table:table-cell office:value-type="float" office:value="52665" table:style-name="ce1">
            <text:p>52665</text:p>
          </table:table-cell>
          <table:table-cell office:value-type="float" office:value="52666" table:style-name="ce1">
            <text:p>52666</text:p>
          </table:table-cell>
          <table:table-cell office:value-type="float" office:value="52667" table:style-name="ce1">
            <text:p>52667</text:p>
          </table:table-cell>
          <table:table-cell office:value-type="float" office:value="52668" table:style-name="ce1">
            <text:p>52668</text:p>
          </table:table-cell>
          <table:table-cell office:value-type="float" office:value="52669" table:style-name="ce1">
            <text:p>52669</text:p>
          </table:table-cell>
          <table:table-cell office:value-type="float" office:value="52670" table:style-name="ce1">
            <text:p>52670</text:p>
          </table:table-cell>
          <table:table-cell office:value-type="float" office:value="52671" table:style-name="ce1">
            <text:p>52671</text:p>
          </table:table-cell>
          <table:table-cell office:value-type="float" office:value="52672" table:style-name="ce1">
            <text:p>52672</text:p>
          </table:table-cell>
          <table:table-cell office:value-type="float" office:value="52673" table:style-name="ce1">
            <text:p>52673</text:p>
          </table:table-cell>
          <table:table-cell office:value-type="float" office:value="52674" table:style-name="ce1">
            <text:p>52674</text:p>
          </table:table-cell>
          <table:table-cell office:value-type="float" office:value="52675" table:style-name="ce1">
            <text:p>52675</text:p>
          </table:table-cell>
          <table:table-cell office:value-type="float" office:value="52676" table:style-name="ce1">
            <text:p>52676</text:p>
          </table:table-cell>
          <table:table-cell office:value-type="float" office:value="52677" table:style-name="ce1">
            <text:p>52677</text:p>
          </table:table-cell>
          <table:table-cell office:value-type="float" office:value="52678" table:style-name="ce1">
            <text:p>52678</text:p>
          </table:table-cell>
          <table:table-cell office:value-type="float" office:value="52679" table:style-name="ce1">
            <text:p>52679</text:p>
          </table:table-cell>
          <table:table-cell office:value-type="float" office:value="52680" table:style-name="ce1">
            <text:p>52680</text:p>
          </table:table-cell>
          <table:table-cell office:value-type="float" office:value="52681" table:style-name="ce1">
            <text:p>52681</text:p>
          </table:table-cell>
          <table:table-cell office:value-type="float" office:value="52682" table:style-name="ce1">
            <text:p>52682</text:p>
          </table:table-cell>
          <table:table-cell office:value-type="float" office:value="52683" table:style-name="ce1">
            <text:p>52683</text:p>
          </table:table-cell>
          <table:table-cell office:value-type="float" office:value="52684" table:style-name="ce1">
            <text:p>52684</text:p>
          </table:table-cell>
          <table:table-cell office:value-type="float" office:value="52685" table:style-name="ce1">
            <text:p>52685</text:p>
          </table:table-cell>
          <table:table-cell office:value-type="float" office:value="52686" table:style-name="ce1">
            <text:p>52686</text:p>
          </table:table-cell>
          <table:table-cell office:value-type="float" office:value="52687" table:style-name="ce1">
            <text:p>52687</text:p>
          </table:table-cell>
          <table:table-cell office:value-type="float" office:value="52688" table:style-name="ce1">
            <text:p>52688</text:p>
          </table:table-cell>
          <table:table-cell office:value-type="float" office:value="52689" table:style-name="ce1">
            <text:p>52689</text:p>
          </table:table-cell>
          <table:table-cell office:value-type="float" office:value="52690" table:style-name="ce1">
            <text:p>52690</text:p>
          </table:table-cell>
          <table:table-cell office:value-type="float" office:value="52691" table:style-name="ce1">
            <text:p>52691</text:p>
          </table:table-cell>
          <table:table-cell office:value-type="float" office:value="52692" table:style-name="ce1">
            <text:p>52692</text:p>
          </table:table-cell>
          <table:table-cell office:value-type="float" office:value="52693" table:style-name="ce1">
            <text:p>52693</text:p>
          </table:table-cell>
          <table:table-cell office:value-type="float" office:value="52694" table:style-name="ce1">
            <text:p>52694</text:p>
          </table:table-cell>
          <table:table-cell office:value-type="float" office:value="52695" table:style-name="ce1">
            <text:p>52695</text:p>
          </table:table-cell>
          <table:table-cell office:value-type="float" office:value="52696" table:style-name="ce1">
            <text:p>52696</text:p>
          </table:table-cell>
          <table:table-cell office:value-type="float" office:value="52697" table:style-name="ce1">
            <text:p>52697</text:p>
          </table:table-cell>
          <table:table-cell office:value-type="float" office:value="52698" table:style-name="ce1">
            <text:p>52698</text:p>
          </table:table-cell>
          <table:table-cell office:value-type="float" office:value="52699" table:style-name="ce1">
            <text:p>52699</text:p>
          </table:table-cell>
          <table:table-cell table:number-columns-repeated="16284"/>
        </table:table-row>
        <table:table-row table:style-name="ro1">
          <table:table-cell office:value-type="float" office:value="52700" table:style-name="ce1">
            <text:p>52700</text:p>
          </table:table-cell>
          <table:table-cell office:value-type="float" office:value="52701" table:style-name="ce1">
            <text:p>52701</text:p>
          </table:table-cell>
          <table:table-cell office:value-type="float" office:value="52702" table:style-name="ce1">
            <text:p>52702</text:p>
          </table:table-cell>
          <table:table-cell office:value-type="float" office:value="52703" table:style-name="ce1">
            <text:p>52703</text:p>
          </table:table-cell>
          <table:table-cell office:value-type="float" office:value="52704" table:style-name="ce1">
            <text:p>52704</text:p>
          </table:table-cell>
          <table:table-cell office:value-type="float" office:value="52705" table:style-name="ce1">
            <text:p>52705</text:p>
          </table:table-cell>
          <table:table-cell office:value-type="float" office:value="52706" table:style-name="ce1">
            <text:p>52706</text:p>
          </table:table-cell>
          <table:table-cell office:value-type="float" office:value="52707" table:style-name="ce1">
            <text:p>52707</text:p>
          </table:table-cell>
          <table:table-cell office:value-type="float" office:value="52708" table:style-name="ce1">
            <text:p>52708</text:p>
          </table:table-cell>
          <table:table-cell office:value-type="float" office:value="52709" table:style-name="ce1">
            <text:p>52709</text:p>
          </table:table-cell>
          <table:table-cell office:value-type="float" office:value="52710" table:style-name="ce1">
            <text:p>52710</text:p>
          </table:table-cell>
          <table:table-cell office:value-type="float" office:value="52711" table:style-name="ce1">
            <text:p>52711</text:p>
          </table:table-cell>
          <table:table-cell office:value-type="float" office:value="52712" table:style-name="ce1">
            <text:p>52712</text:p>
          </table:table-cell>
          <table:table-cell office:value-type="float" office:value="52713" table:style-name="ce1">
            <text:p>52713</text:p>
          </table:table-cell>
          <table:table-cell office:value-type="float" office:value="52714" table:style-name="ce1">
            <text:p>52714</text:p>
          </table:table-cell>
          <table:table-cell office:value-type="float" office:value="52715" table:style-name="ce1">
            <text:p>52715</text:p>
          </table:table-cell>
          <table:table-cell office:value-type="float" office:value="52716" table:style-name="ce1">
            <text:p>52716</text:p>
          </table:table-cell>
          <table:table-cell office:value-type="float" office:value="52717" table:style-name="ce1">
            <text:p>52717</text:p>
          </table:table-cell>
          <table:table-cell office:value-type="float" office:value="52718" table:style-name="ce1">
            <text:p>52718</text:p>
          </table:table-cell>
          <table:table-cell office:value-type="float" office:value="52719" table:style-name="ce1">
            <text:p>52719</text:p>
          </table:table-cell>
          <table:table-cell office:value-type="float" office:value="52720" table:style-name="ce1">
            <text:p>52720</text:p>
          </table:table-cell>
          <table:table-cell office:value-type="float" office:value="52721" table:style-name="ce1">
            <text:p>52721</text:p>
          </table:table-cell>
          <table:table-cell office:value-type="float" office:value="52722" table:style-name="ce1">
            <text:p>52722</text:p>
          </table:table-cell>
          <table:table-cell office:value-type="float" office:value="52723" table:style-name="ce1">
            <text:p>52723</text:p>
          </table:table-cell>
          <table:table-cell office:value-type="float" office:value="52724" table:style-name="ce1">
            <text:p>52724</text:p>
          </table:table-cell>
          <table:table-cell office:value-type="float" office:value="52725" table:style-name="ce1">
            <text:p>52725</text:p>
          </table:table-cell>
          <table:table-cell office:value-type="float" office:value="52726" table:style-name="ce1">
            <text:p>52726</text:p>
          </table:table-cell>
          <table:table-cell office:value-type="float" office:value="52727" table:style-name="ce1">
            <text:p>52727</text:p>
          </table:table-cell>
          <table:table-cell office:value-type="float" office:value="52728" table:style-name="ce1">
            <text:p>52728</text:p>
          </table:table-cell>
          <table:table-cell office:value-type="float" office:value="52729" table:style-name="ce1">
            <text:p>52729</text:p>
          </table:table-cell>
          <table:table-cell office:value-type="float" office:value="52730" table:style-name="ce1">
            <text:p>52730</text:p>
          </table:table-cell>
          <table:table-cell office:value-type="float" office:value="52731" table:style-name="ce1">
            <text:p>52731</text:p>
          </table:table-cell>
          <table:table-cell office:value-type="float" office:value="52732" table:style-name="ce1">
            <text:p>52732</text:p>
          </table:table-cell>
          <table:table-cell office:value-type="float" office:value="52733" table:style-name="ce1">
            <text:p>52733</text:p>
          </table:table-cell>
          <table:table-cell office:value-type="float" office:value="52734" table:style-name="ce1">
            <text:p>52734</text:p>
          </table:table-cell>
          <table:table-cell office:value-type="float" office:value="52735" table:style-name="ce1">
            <text:p>52735</text:p>
          </table:table-cell>
          <table:table-cell office:value-type="float" office:value="52736" table:style-name="ce1">
            <text:p>52736</text:p>
          </table:table-cell>
          <table:table-cell office:value-type="float" office:value="52737" table:style-name="ce1">
            <text:p>52737</text:p>
          </table:table-cell>
          <table:table-cell office:value-type="float" office:value="52738" table:style-name="ce1">
            <text:p>52738</text:p>
          </table:table-cell>
          <table:table-cell office:value-type="float" office:value="52739" table:style-name="ce1">
            <text:p>52739</text:p>
          </table:table-cell>
          <table:table-cell office:value-type="float" office:value="52740" table:style-name="ce1">
            <text:p>52740</text:p>
          </table:table-cell>
          <table:table-cell office:value-type="float" office:value="52741" table:style-name="ce1">
            <text:p>52741</text:p>
          </table:table-cell>
          <table:table-cell office:value-type="float" office:value="52742" table:style-name="ce1">
            <text:p>52742</text:p>
          </table:table-cell>
          <table:table-cell office:value-type="float" office:value="52743" table:style-name="ce1">
            <text:p>52743</text:p>
          </table:table-cell>
          <table:table-cell office:value-type="float" office:value="52744" table:style-name="ce1">
            <text:p>52744</text:p>
          </table:table-cell>
          <table:table-cell office:value-type="float" office:value="52745" table:style-name="ce1">
            <text:p>52745</text:p>
          </table:table-cell>
          <table:table-cell office:value-type="float" office:value="52746" table:style-name="ce1">
            <text:p>52746</text:p>
          </table:table-cell>
          <table:table-cell office:value-type="float" office:value="52747" table:style-name="ce1">
            <text:p>52747</text:p>
          </table:table-cell>
          <table:table-cell office:value-type="float" office:value="52748" table:style-name="ce1">
            <text:p>52748</text:p>
          </table:table-cell>
          <table:table-cell office:value-type="float" office:value="52749" table:style-name="ce1">
            <text:p>52749</text:p>
          </table:table-cell>
          <table:table-cell office:value-type="float" office:value="52750" table:style-name="ce1">
            <text:p>52750</text:p>
          </table:table-cell>
          <table:table-cell office:value-type="float" office:value="52751" table:style-name="ce1">
            <text:p>52751</text:p>
          </table:table-cell>
          <table:table-cell office:value-type="float" office:value="52752" table:style-name="ce1">
            <text:p>52752</text:p>
          </table:table-cell>
          <table:table-cell office:value-type="float" office:value="52753" table:style-name="ce1">
            <text:p>52753</text:p>
          </table:table-cell>
          <table:table-cell office:value-type="float" office:value="52754" table:style-name="ce1">
            <text:p>52754</text:p>
          </table:table-cell>
          <table:table-cell office:value-type="float" office:value="52755" table:style-name="ce1">
            <text:p>52755</text:p>
          </table:table-cell>
          <table:table-cell office:value-type="float" office:value="52756" table:style-name="ce1">
            <text:p>52756</text:p>
          </table:table-cell>
          <table:table-cell office:value-type="float" office:value="52757" table:style-name="ce1">
            <text:p>52757</text:p>
          </table:table-cell>
          <table:table-cell office:value-type="float" office:value="52758" table:style-name="ce1">
            <text:p>52758</text:p>
          </table:table-cell>
          <table:table-cell office:value-type="float" office:value="52759" table:style-name="ce1">
            <text:p>52759</text:p>
          </table:table-cell>
          <table:table-cell office:value-type="float" office:value="52760" table:style-name="ce1">
            <text:p>52760</text:p>
          </table:table-cell>
          <table:table-cell office:value-type="float" office:value="52761" table:style-name="ce1">
            <text:p>52761</text:p>
          </table:table-cell>
          <table:table-cell office:value-type="float" office:value="52762" table:style-name="ce1">
            <text:p>52762</text:p>
          </table:table-cell>
          <table:table-cell office:value-type="float" office:value="52763" table:style-name="ce1">
            <text:p>52763</text:p>
          </table:table-cell>
          <table:table-cell office:value-type="float" office:value="52764" table:style-name="ce1">
            <text:p>52764</text:p>
          </table:table-cell>
          <table:table-cell office:value-type="float" office:value="52765" table:style-name="ce1">
            <text:p>52765</text:p>
          </table:table-cell>
          <table:table-cell office:value-type="float" office:value="52766" table:style-name="ce1">
            <text:p>52766</text:p>
          </table:table-cell>
          <table:table-cell office:value-type="float" office:value="52767" table:style-name="ce1">
            <text:p>52767</text:p>
          </table:table-cell>
          <table:table-cell office:value-type="float" office:value="52768" table:style-name="ce1">
            <text:p>52768</text:p>
          </table:table-cell>
          <table:table-cell office:value-type="float" office:value="52769" table:style-name="ce1">
            <text:p>52769</text:p>
          </table:table-cell>
          <table:table-cell office:value-type="float" office:value="52770" table:style-name="ce1">
            <text:p>52770</text:p>
          </table:table-cell>
          <table:table-cell office:value-type="float" office:value="52771" table:style-name="ce1">
            <text:p>52771</text:p>
          </table:table-cell>
          <table:table-cell office:value-type="float" office:value="52772" table:style-name="ce1">
            <text:p>52772</text:p>
          </table:table-cell>
          <table:table-cell office:value-type="float" office:value="52773" table:style-name="ce1">
            <text:p>52773</text:p>
          </table:table-cell>
          <table:table-cell office:value-type="float" office:value="52774" table:style-name="ce1">
            <text:p>52774</text:p>
          </table:table-cell>
          <table:table-cell office:value-type="float" office:value="52775" table:style-name="ce1">
            <text:p>52775</text:p>
          </table:table-cell>
          <table:table-cell office:value-type="float" office:value="52776" table:style-name="ce1">
            <text:p>52776</text:p>
          </table:table-cell>
          <table:table-cell office:value-type="float" office:value="52777" table:style-name="ce1">
            <text:p>52777</text:p>
          </table:table-cell>
          <table:table-cell office:value-type="float" office:value="52778" table:style-name="ce1">
            <text:p>52778</text:p>
          </table:table-cell>
          <table:table-cell office:value-type="float" office:value="52779" table:style-name="ce1">
            <text:p>52779</text:p>
          </table:table-cell>
          <table:table-cell office:value-type="float" office:value="52780" table:style-name="ce1">
            <text:p>52780</text:p>
          </table:table-cell>
          <table:table-cell office:value-type="float" office:value="52781" table:style-name="ce1">
            <text:p>52781</text:p>
          </table:table-cell>
          <table:table-cell office:value-type="float" office:value="52782" table:style-name="ce1">
            <text:p>52782</text:p>
          </table:table-cell>
          <table:table-cell office:value-type="float" office:value="52783" table:style-name="ce1">
            <text:p>52783</text:p>
          </table:table-cell>
          <table:table-cell office:value-type="float" office:value="52784" table:style-name="ce1">
            <text:p>52784</text:p>
          </table:table-cell>
          <table:table-cell office:value-type="float" office:value="52785" table:style-name="ce1">
            <text:p>52785</text:p>
          </table:table-cell>
          <table:table-cell office:value-type="float" office:value="52786" table:style-name="ce1">
            <text:p>52786</text:p>
          </table:table-cell>
          <table:table-cell office:value-type="float" office:value="52787" table:style-name="ce1">
            <text:p>52787</text:p>
          </table:table-cell>
          <table:table-cell office:value-type="float" office:value="52788" table:style-name="ce1">
            <text:p>52788</text:p>
          </table:table-cell>
          <table:table-cell office:value-type="float" office:value="52789" table:style-name="ce1">
            <text:p>52789</text:p>
          </table:table-cell>
          <table:table-cell office:value-type="float" office:value="52790" table:style-name="ce1">
            <text:p>52790</text:p>
          </table:table-cell>
          <table:table-cell office:value-type="float" office:value="52791" table:style-name="ce1">
            <text:p>52791</text:p>
          </table:table-cell>
          <table:table-cell office:value-type="float" office:value="52792" table:style-name="ce1">
            <text:p>52792</text:p>
          </table:table-cell>
          <table:table-cell office:value-type="float" office:value="52793" table:style-name="ce1">
            <text:p>52793</text:p>
          </table:table-cell>
          <table:table-cell office:value-type="float" office:value="52794" table:style-name="ce1">
            <text:p>52794</text:p>
          </table:table-cell>
          <table:table-cell office:value-type="float" office:value="52795" table:style-name="ce1">
            <text:p>52795</text:p>
          </table:table-cell>
          <table:table-cell office:value-type="float" office:value="52796" table:style-name="ce1">
            <text:p>52796</text:p>
          </table:table-cell>
          <table:table-cell office:value-type="float" office:value="52797" table:style-name="ce1">
            <text:p>52797</text:p>
          </table:table-cell>
          <table:table-cell office:value-type="float" office:value="52798" table:style-name="ce1">
            <text:p>52798</text:p>
          </table:table-cell>
          <table:table-cell office:value-type="float" office:value="52799" table:style-name="ce1">
            <text:p>52799</text:p>
          </table:table-cell>
          <table:table-cell table:number-columns-repeated="16284"/>
        </table:table-row>
        <table:table-row table:style-name="ro1">
          <table:table-cell office:value-type="float" office:value="52800" table:style-name="ce1">
            <text:p>52800</text:p>
          </table:table-cell>
          <table:table-cell office:value-type="float" office:value="52801" table:style-name="ce1">
            <text:p>52801</text:p>
          </table:table-cell>
          <table:table-cell office:value-type="float" office:value="52802" table:style-name="ce1">
            <text:p>52802</text:p>
          </table:table-cell>
          <table:table-cell office:value-type="float" office:value="52803" table:style-name="ce1">
            <text:p>52803</text:p>
          </table:table-cell>
          <table:table-cell office:value-type="float" office:value="52804" table:style-name="ce1">
            <text:p>52804</text:p>
          </table:table-cell>
          <table:table-cell office:value-type="float" office:value="52805" table:style-name="ce1">
            <text:p>52805</text:p>
          </table:table-cell>
          <table:table-cell office:value-type="float" office:value="52806" table:style-name="ce1">
            <text:p>52806</text:p>
          </table:table-cell>
          <table:table-cell office:value-type="float" office:value="52807" table:style-name="ce1">
            <text:p>52807</text:p>
          </table:table-cell>
          <table:table-cell office:value-type="float" office:value="52808" table:style-name="ce1">
            <text:p>52808</text:p>
          </table:table-cell>
          <table:table-cell office:value-type="float" office:value="52809" table:style-name="ce1">
            <text:p>52809</text:p>
          </table:table-cell>
          <table:table-cell office:value-type="float" office:value="52810" table:style-name="ce1">
            <text:p>52810</text:p>
          </table:table-cell>
          <table:table-cell office:value-type="float" office:value="52811" table:style-name="ce1">
            <text:p>52811</text:p>
          </table:table-cell>
          <table:table-cell office:value-type="float" office:value="52812" table:style-name="ce1">
            <text:p>52812</text:p>
          </table:table-cell>
          <table:table-cell office:value-type="float" office:value="52813" table:style-name="ce1">
            <text:p>52813</text:p>
          </table:table-cell>
          <table:table-cell office:value-type="float" office:value="52814" table:style-name="ce1">
            <text:p>52814</text:p>
          </table:table-cell>
          <table:table-cell office:value-type="float" office:value="52815" table:style-name="ce1">
            <text:p>52815</text:p>
          </table:table-cell>
          <table:table-cell office:value-type="float" office:value="52816" table:style-name="ce1">
            <text:p>52816</text:p>
          </table:table-cell>
          <table:table-cell office:value-type="float" office:value="52817" table:style-name="ce1">
            <text:p>52817</text:p>
          </table:table-cell>
          <table:table-cell office:value-type="float" office:value="52818" table:style-name="ce1">
            <text:p>52818</text:p>
          </table:table-cell>
          <table:table-cell office:value-type="float" office:value="52819" table:style-name="ce1">
            <text:p>52819</text:p>
          </table:table-cell>
          <table:table-cell office:value-type="float" office:value="52820" table:style-name="ce1">
            <text:p>52820</text:p>
          </table:table-cell>
          <table:table-cell office:value-type="float" office:value="52821" table:style-name="ce1">
            <text:p>52821</text:p>
          </table:table-cell>
          <table:table-cell office:value-type="float" office:value="52822" table:style-name="ce1">
            <text:p>52822</text:p>
          </table:table-cell>
          <table:table-cell office:value-type="float" office:value="52823" table:style-name="ce1">
            <text:p>52823</text:p>
          </table:table-cell>
          <table:table-cell office:value-type="float" office:value="52824" table:style-name="ce1">
            <text:p>52824</text:p>
          </table:table-cell>
          <table:table-cell office:value-type="float" office:value="52825" table:style-name="ce1">
            <text:p>52825</text:p>
          </table:table-cell>
          <table:table-cell office:value-type="float" office:value="52826" table:style-name="ce1">
            <text:p>52826</text:p>
          </table:table-cell>
          <table:table-cell office:value-type="float" office:value="52827" table:style-name="ce1">
            <text:p>52827</text:p>
          </table:table-cell>
          <table:table-cell office:value-type="float" office:value="52828" table:style-name="ce1">
            <text:p>52828</text:p>
          </table:table-cell>
          <table:table-cell office:value-type="float" office:value="52829" table:style-name="ce1">
            <text:p>52829</text:p>
          </table:table-cell>
          <table:table-cell office:value-type="float" office:value="52830" table:style-name="ce1">
            <text:p>52830</text:p>
          </table:table-cell>
          <table:table-cell office:value-type="float" office:value="52831" table:style-name="ce1">
            <text:p>52831</text:p>
          </table:table-cell>
          <table:table-cell office:value-type="float" office:value="52832" table:style-name="ce1">
            <text:p>52832</text:p>
          </table:table-cell>
          <table:table-cell office:value-type="float" office:value="52833" table:style-name="ce1">
            <text:p>52833</text:p>
          </table:table-cell>
          <table:table-cell office:value-type="float" office:value="52834" table:style-name="ce1">
            <text:p>52834</text:p>
          </table:table-cell>
          <table:table-cell office:value-type="float" office:value="52835" table:style-name="ce1">
            <text:p>52835</text:p>
          </table:table-cell>
          <table:table-cell office:value-type="float" office:value="52836" table:style-name="ce1">
            <text:p>52836</text:p>
          </table:table-cell>
          <table:table-cell office:value-type="float" office:value="52837" table:style-name="ce1">
            <text:p>52837</text:p>
          </table:table-cell>
          <table:table-cell office:value-type="float" office:value="52838" table:style-name="ce1">
            <text:p>52838</text:p>
          </table:table-cell>
          <table:table-cell office:value-type="float" office:value="52839" table:style-name="ce1">
            <text:p>52839</text:p>
          </table:table-cell>
          <table:table-cell office:value-type="float" office:value="52840" table:style-name="ce1">
            <text:p>52840</text:p>
          </table:table-cell>
          <table:table-cell office:value-type="float" office:value="52841" table:style-name="ce1">
            <text:p>52841</text:p>
          </table:table-cell>
          <table:table-cell office:value-type="float" office:value="52842" table:style-name="ce1">
            <text:p>52842</text:p>
          </table:table-cell>
          <table:table-cell office:value-type="float" office:value="52843" table:style-name="ce1">
            <text:p>52843</text:p>
          </table:table-cell>
          <table:table-cell office:value-type="float" office:value="52844" table:style-name="ce1">
            <text:p>52844</text:p>
          </table:table-cell>
          <table:table-cell office:value-type="float" office:value="52845" table:style-name="ce1">
            <text:p>52845</text:p>
          </table:table-cell>
          <table:table-cell office:value-type="float" office:value="52846" table:style-name="ce1">
            <text:p>52846</text:p>
          </table:table-cell>
          <table:table-cell office:value-type="float" office:value="52847" table:style-name="ce1">
            <text:p>52847</text:p>
          </table:table-cell>
          <table:table-cell office:value-type="float" office:value="52848" table:style-name="ce1">
            <text:p>52848</text:p>
          </table:table-cell>
          <table:table-cell office:value-type="float" office:value="52849" table:style-name="ce1">
            <text:p>52849</text:p>
          </table:table-cell>
          <table:table-cell office:value-type="float" office:value="52850" table:style-name="ce1">
            <text:p>52850</text:p>
          </table:table-cell>
          <table:table-cell office:value-type="float" office:value="52851" table:style-name="ce1">
            <text:p>52851</text:p>
          </table:table-cell>
          <table:table-cell office:value-type="float" office:value="52852" table:style-name="ce1">
            <text:p>52852</text:p>
          </table:table-cell>
          <table:table-cell office:value-type="float" office:value="52853" table:style-name="ce1">
            <text:p>52853</text:p>
          </table:table-cell>
          <table:table-cell office:value-type="float" office:value="52854" table:style-name="ce1">
            <text:p>52854</text:p>
          </table:table-cell>
          <table:table-cell office:value-type="float" office:value="52855" table:style-name="ce1">
            <text:p>52855</text:p>
          </table:table-cell>
          <table:table-cell office:value-type="float" office:value="52856" table:style-name="ce1">
            <text:p>52856</text:p>
          </table:table-cell>
          <table:table-cell office:value-type="float" office:value="52857" table:style-name="ce1">
            <text:p>52857</text:p>
          </table:table-cell>
          <table:table-cell office:value-type="float" office:value="52858" table:style-name="ce1">
            <text:p>52858</text:p>
          </table:table-cell>
          <table:table-cell office:value-type="float" office:value="52859" table:style-name="ce1">
            <text:p>52859</text:p>
          </table:table-cell>
          <table:table-cell office:value-type="float" office:value="52860" table:style-name="ce1">
            <text:p>52860</text:p>
          </table:table-cell>
          <table:table-cell office:value-type="float" office:value="52861" table:style-name="ce1">
            <text:p>52861</text:p>
          </table:table-cell>
          <table:table-cell office:value-type="float" office:value="52862" table:style-name="ce1">
            <text:p>52862</text:p>
          </table:table-cell>
          <table:table-cell office:value-type="float" office:value="52863" table:style-name="ce1">
            <text:p>52863</text:p>
          </table:table-cell>
          <table:table-cell office:value-type="float" office:value="52864" table:style-name="ce1">
            <text:p>52864</text:p>
          </table:table-cell>
          <table:table-cell office:value-type="float" office:value="52865" table:style-name="ce1">
            <text:p>52865</text:p>
          </table:table-cell>
          <table:table-cell office:value-type="float" office:value="52866" table:style-name="ce1">
            <text:p>52866</text:p>
          </table:table-cell>
          <table:table-cell office:value-type="float" office:value="52867" table:style-name="ce1">
            <text:p>52867</text:p>
          </table:table-cell>
          <table:table-cell office:value-type="float" office:value="52868" table:style-name="ce1">
            <text:p>52868</text:p>
          </table:table-cell>
          <table:table-cell office:value-type="float" office:value="52869" table:style-name="ce1">
            <text:p>52869</text:p>
          </table:table-cell>
          <table:table-cell office:value-type="float" office:value="52870" table:style-name="ce1">
            <text:p>52870</text:p>
          </table:table-cell>
          <table:table-cell office:value-type="float" office:value="52871" table:style-name="ce1">
            <text:p>52871</text:p>
          </table:table-cell>
          <table:table-cell office:value-type="float" office:value="52872" table:style-name="ce1">
            <text:p>52872</text:p>
          </table:table-cell>
          <table:table-cell office:value-type="float" office:value="52873" table:style-name="ce1">
            <text:p>52873</text:p>
          </table:table-cell>
          <table:table-cell office:value-type="float" office:value="52874" table:style-name="ce1">
            <text:p>52874</text:p>
          </table:table-cell>
          <table:table-cell office:value-type="float" office:value="52875" table:style-name="ce1">
            <text:p>52875</text:p>
          </table:table-cell>
          <table:table-cell office:value-type="float" office:value="52876" table:style-name="ce1">
            <text:p>52876</text:p>
          </table:table-cell>
          <table:table-cell office:value-type="float" office:value="52877" table:style-name="ce1">
            <text:p>52877</text:p>
          </table:table-cell>
          <table:table-cell office:value-type="float" office:value="52878" table:style-name="ce1">
            <text:p>52878</text:p>
          </table:table-cell>
          <table:table-cell office:value-type="float" office:value="52879" table:style-name="ce1">
            <text:p>52879</text:p>
          </table:table-cell>
          <table:table-cell office:value-type="float" office:value="52880" table:style-name="ce1">
            <text:p>52880</text:p>
          </table:table-cell>
          <table:table-cell office:value-type="float" office:value="52881" table:style-name="ce1">
            <text:p>52881</text:p>
          </table:table-cell>
          <table:table-cell office:value-type="float" office:value="52882" table:style-name="ce1">
            <text:p>52882</text:p>
          </table:table-cell>
          <table:table-cell office:value-type="float" office:value="52883" table:style-name="ce1">
            <text:p>52883</text:p>
          </table:table-cell>
          <table:table-cell office:value-type="float" office:value="52884" table:style-name="ce1">
            <text:p>52884</text:p>
          </table:table-cell>
          <table:table-cell office:value-type="float" office:value="52885" table:style-name="ce1">
            <text:p>52885</text:p>
          </table:table-cell>
          <table:table-cell office:value-type="float" office:value="52886" table:style-name="ce1">
            <text:p>52886</text:p>
          </table:table-cell>
          <table:table-cell office:value-type="float" office:value="52887" table:style-name="ce1">
            <text:p>52887</text:p>
          </table:table-cell>
          <table:table-cell office:value-type="float" office:value="52888" table:style-name="ce1">
            <text:p>52888</text:p>
          </table:table-cell>
          <table:table-cell office:value-type="float" office:value="52889" table:style-name="ce1">
            <text:p>52889</text:p>
          </table:table-cell>
          <table:table-cell office:value-type="float" office:value="52890" table:style-name="ce1">
            <text:p>52890</text:p>
          </table:table-cell>
          <table:table-cell office:value-type="float" office:value="52891" table:style-name="ce1">
            <text:p>52891</text:p>
          </table:table-cell>
          <table:table-cell office:value-type="float" office:value="52892" table:style-name="ce1">
            <text:p>52892</text:p>
          </table:table-cell>
          <table:table-cell office:value-type="float" office:value="52893" table:style-name="ce1">
            <text:p>52893</text:p>
          </table:table-cell>
          <table:table-cell office:value-type="float" office:value="52894" table:style-name="ce1">
            <text:p>52894</text:p>
          </table:table-cell>
          <table:table-cell office:value-type="float" office:value="52895" table:style-name="ce1">
            <text:p>52895</text:p>
          </table:table-cell>
          <table:table-cell office:value-type="float" office:value="52896" table:style-name="ce1">
            <text:p>52896</text:p>
          </table:table-cell>
          <table:table-cell office:value-type="float" office:value="52897" table:style-name="ce1">
            <text:p>52897</text:p>
          </table:table-cell>
          <table:table-cell office:value-type="float" office:value="52898" table:style-name="ce1">
            <text:p>52898</text:p>
          </table:table-cell>
          <table:table-cell office:value-type="float" office:value="52899" table:style-name="ce1">
            <text:p>52899</text:p>
          </table:table-cell>
          <table:table-cell table:number-columns-repeated="16284"/>
        </table:table-row>
        <table:table-row table:style-name="ro1">
          <table:table-cell office:value-type="float" office:value="52900" table:style-name="ce1">
            <text:p>52900</text:p>
          </table:table-cell>
          <table:table-cell office:value-type="float" office:value="52901" table:style-name="ce1">
            <text:p>52901</text:p>
          </table:table-cell>
          <table:table-cell office:value-type="float" office:value="52902" table:style-name="ce1">
            <text:p>52902</text:p>
          </table:table-cell>
          <table:table-cell office:value-type="float" office:value="52903" table:style-name="ce1">
            <text:p>52903</text:p>
          </table:table-cell>
          <table:table-cell office:value-type="float" office:value="52904" table:style-name="ce1">
            <text:p>52904</text:p>
          </table:table-cell>
          <table:table-cell office:value-type="float" office:value="52905" table:style-name="ce1">
            <text:p>52905</text:p>
          </table:table-cell>
          <table:table-cell office:value-type="float" office:value="52906" table:style-name="ce1">
            <text:p>52906</text:p>
          </table:table-cell>
          <table:table-cell office:value-type="float" office:value="52907" table:style-name="ce1">
            <text:p>52907</text:p>
          </table:table-cell>
          <table:table-cell office:value-type="float" office:value="52908" table:style-name="ce1">
            <text:p>52908</text:p>
          </table:table-cell>
          <table:table-cell office:value-type="float" office:value="52909" table:style-name="ce1">
            <text:p>52909</text:p>
          </table:table-cell>
          <table:table-cell office:value-type="float" office:value="52910" table:style-name="ce1">
            <text:p>52910</text:p>
          </table:table-cell>
          <table:table-cell office:value-type="float" office:value="52911" table:style-name="ce1">
            <text:p>52911</text:p>
          </table:table-cell>
          <table:table-cell office:value-type="float" office:value="52912" table:style-name="ce1">
            <text:p>52912</text:p>
          </table:table-cell>
          <table:table-cell office:value-type="float" office:value="52913" table:style-name="ce1">
            <text:p>52913</text:p>
          </table:table-cell>
          <table:table-cell office:value-type="float" office:value="52914" table:style-name="ce1">
            <text:p>52914</text:p>
          </table:table-cell>
          <table:table-cell office:value-type="float" office:value="52915" table:style-name="ce1">
            <text:p>52915</text:p>
          </table:table-cell>
          <table:table-cell office:value-type="float" office:value="52916" table:style-name="ce1">
            <text:p>52916</text:p>
          </table:table-cell>
          <table:table-cell office:value-type="float" office:value="52917" table:style-name="ce1">
            <text:p>52917</text:p>
          </table:table-cell>
          <table:table-cell office:value-type="float" office:value="52918" table:style-name="ce1">
            <text:p>52918</text:p>
          </table:table-cell>
          <table:table-cell office:value-type="float" office:value="52919" table:style-name="ce1">
            <text:p>52919</text:p>
          </table:table-cell>
          <table:table-cell office:value-type="float" office:value="52920" table:style-name="ce1">
            <text:p>52920</text:p>
          </table:table-cell>
          <table:table-cell office:value-type="float" office:value="52921" table:style-name="ce1">
            <text:p>52921</text:p>
          </table:table-cell>
          <table:table-cell office:value-type="float" office:value="52922" table:style-name="ce1">
            <text:p>52922</text:p>
          </table:table-cell>
          <table:table-cell office:value-type="float" office:value="52923" table:style-name="ce1">
            <text:p>52923</text:p>
          </table:table-cell>
          <table:table-cell office:value-type="float" office:value="52924" table:style-name="ce1">
            <text:p>52924</text:p>
          </table:table-cell>
          <table:table-cell office:value-type="float" office:value="52925" table:style-name="ce1">
            <text:p>52925</text:p>
          </table:table-cell>
          <table:table-cell office:value-type="float" office:value="52926" table:style-name="ce1">
            <text:p>52926</text:p>
          </table:table-cell>
          <table:table-cell office:value-type="float" office:value="52927" table:style-name="ce1">
            <text:p>52927</text:p>
          </table:table-cell>
          <table:table-cell office:value-type="float" office:value="52928" table:style-name="ce1">
            <text:p>52928</text:p>
          </table:table-cell>
          <table:table-cell office:value-type="float" office:value="52929" table:style-name="ce1">
            <text:p>52929</text:p>
          </table:table-cell>
          <table:table-cell office:value-type="float" office:value="52930" table:style-name="ce1">
            <text:p>52930</text:p>
          </table:table-cell>
          <table:table-cell office:value-type="float" office:value="52931" table:style-name="ce1">
            <text:p>52931</text:p>
          </table:table-cell>
          <table:table-cell office:value-type="float" office:value="52932" table:style-name="ce1">
            <text:p>52932</text:p>
          </table:table-cell>
          <table:table-cell office:value-type="float" office:value="52933" table:style-name="ce1">
            <text:p>52933</text:p>
          </table:table-cell>
          <table:table-cell office:value-type="float" office:value="52934" table:style-name="ce1">
            <text:p>52934</text:p>
          </table:table-cell>
          <table:table-cell office:value-type="float" office:value="52935" table:style-name="ce1">
            <text:p>52935</text:p>
          </table:table-cell>
          <table:table-cell office:value-type="float" office:value="52936" table:style-name="ce1">
            <text:p>52936</text:p>
          </table:table-cell>
          <table:table-cell office:value-type="float" office:value="52937" table:style-name="ce1">
            <text:p>52937</text:p>
          </table:table-cell>
          <table:table-cell office:value-type="float" office:value="52938" table:style-name="ce1">
            <text:p>52938</text:p>
          </table:table-cell>
          <table:table-cell office:value-type="float" office:value="52939" table:style-name="ce1">
            <text:p>52939</text:p>
          </table:table-cell>
          <table:table-cell office:value-type="float" office:value="52940" table:style-name="ce1">
            <text:p>52940</text:p>
          </table:table-cell>
          <table:table-cell office:value-type="float" office:value="52941" table:style-name="ce1">
            <text:p>52941</text:p>
          </table:table-cell>
          <table:table-cell office:value-type="float" office:value="52942" table:style-name="ce1">
            <text:p>52942</text:p>
          </table:table-cell>
          <table:table-cell office:value-type="float" office:value="52943" table:style-name="ce1">
            <text:p>52943</text:p>
          </table:table-cell>
          <table:table-cell office:value-type="float" office:value="52944" table:style-name="ce1">
            <text:p>52944</text:p>
          </table:table-cell>
          <table:table-cell office:value-type="float" office:value="52945" table:style-name="ce1">
            <text:p>52945</text:p>
          </table:table-cell>
          <table:table-cell office:value-type="float" office:value="52946" table:style-name="ce1">
            <text:p>52946</text:p>
          </table:table-cell>
          <table:table-cell office:value-type="float" office:value="52947" table:style-name="ce1">
            <text:p>52947</text:p>
          </table:table-cell>
          <table:table-cell office:value-type="float" office:value="52948" table:style-name="ce1">
            <text:p>52948</text:p>
          </table:table-cell>
          <table:table-cell office:value-type="float" office:value="52949" table:style-name="ce1">
            <text:p>52949</text:p>
          </table:table-cell>
          <table:table-cell office:value-type="float" office:value="52950" table:style-name="ce1">
            <text:p>52950</text:p>
          </table:table-cell>
          <table:table-cell office:value-type="float" office:value="52951" table:style-name="ce1">
            <text:p>52951</text:p>
          </table:table-cell>
          <table:table-cell office:value-type="float" office:value="52952" table:style-name="ce1">
            <text:p>52952</text:p>
          </table:table-cell>
          <table:table-cell office:value-type="float" office:value="52953" table:style-name="ce1">
            <text:p>52953</text:p>
          </table:table-cell>
          <table:table-cell office:value-type="float" office:value="52954" table:style-name="ce1">
            <text:p>52954</text:p>
          </table:table-cell>
          <table:table-cell office:value-type="float" office:value="52955" table:style-name="ce1">
            <text:p>52955</text:p>
          </table:table-cell>
          <table:table-cell office:value-type="float" office:value="52956" table:style-name="ce1">
            <text:p>52956</text:p>
          </table:table-cell>
          <table:table-cell office:value-type="float" office:value="52957" table:style-name="ce1">
            <text:p>52957</text:p>
          </table:table-cell>
          <table:table-cell office:value-type="float" office:value="52958" table:style-name="ce1">
            <text:p>52958</text:p>
          </table:table-cell>
          <table:table-cell office:value-type="float" office:value="52959" table:style-name="ce1">
            <text:p>52959</text:p>
          </table:table-cell>
          <table:table-cell office:value-type="float" office:value="52960" table:style-name="ce1">
            <text:p>52960</text:p>
          </table:table-cell>
          <table:table-cell office:value-type="float" office:value="52961" table:style-name="ce1">
            <text:p>52961</text:p>
          </table:table-cell>
          <table:table-cell office:value-type="float" office:value="52962" table:style-name="ce1">
            <text:p>52962</text:p>
          </table:table-cell>
          <table:table-cell office:value-type="float" office:value="52963" table:style-name="ce1">
            <text:p>52963</text:p>
          </table:table-cell>
          <table:table-cell office:value-type="float" office:value="52964" table:style-name="ce1">
            <text:p>52964</text:p>
          </table:table-cell>
          <table:table-cell office:value-type="float" office:value="52965" table:style-name="ce1">
            <text:p>52965</text:p>
          </table:table-cell>
          <table:table-cell office:value-type="float" office:value="52966" table:style-name="ce1">
            <text:p>52966</text:p>
          </table:table-cell>
          <table:table-cell office:value-type="float" office:value="52967" table:style-name="ce1">
            <text:p>52967</text:p>
          </table:table-cell>
          <table:table-cell office:value-type="float" office:value="52968" table:style-name="ce1">
            <text:p>52968</text:p>
          </table:table-cell>
          <table:table-cell office:value-type="float" office:value="52969" table:style-name="ce1">
            <text:p>52969</text:p>
          </table:table-cell>
          <table:table-cell office:value-type="float" office:value="52970" table:style-name="ce1">
            <text:p>52970</text:p>
          </table:table-cell>
          <table:table-cell office:value-type="float" office:value="52971" table:style-name="ce1">
            <text:p>52971</text:p>
          </table:table-cell>
          <table:table-cell office:value-type="float" office:value="52972" table:style-name="ce1">
            <text:p>52972</text:p>
          </table:table-cell>
          <table:table-cell office:value-type="float" office:value="52973" table:style-name="ce1">
            <text:p>52973</text:p>
          </table:table-cell>
          <table:table-cell office:value-type="float" office:value="52974" table:style-name="ce1">
            <text:p>52974</text:p>
          </table:table-cell>
          <table:table-cell office:value-type="float" office:value="52975" table:style-name="ce1">
            <text:p>52975</text:p>
          </table:table-cell>
          <table:table-cell office:value-type="float" office:value="52976" table:style-name="ce1">
            <text:p>52976</text:p>
          </table:table-cell>
          <table:table-cell office:value-type="float" office:value="52977" table:style-name="ce1">
            <text:p>52977</text:p>
          </table:table-cell>
          <table:table-cell office:value-type="float" office:value="52978" table:style-name="ce1">
            <text:p>52978</text:p>
          </table:table-cell>
          <table:table-cell office:value-type="float" office:value="52979" table:style-name="ce1">
            <text:p>52979</text:p>
          </table:table-cell>
          <table:table-cell office:value-type="float" office:value="52980" table:style-name="ce1">
            <text:p>52980</text:p>
          </table:table-cell>
          <table:table-cell office:value-type="float" office:value="52981" table:style-name="ce1">
            <text:p>52981</text:p>
          </table:table-cell>
          <table:table-cell office:value-type="float" office:value="52982" table:style-name="ce1">
            <text:p>52982</text:p>
          </table:table-cell>
          <table:table-cell office:value-type="float" office:value="52983" table:style-name="ce1">
            <text:p>52983</text:p>
          </table:table-cell>
          <table:table-cell office:value-type="float" office:value="52984" table:style-name="ce1">
            <text:p>52984</text:p>
          </table:table-cell>
          <table:table-cell office:value-type="float" office:value="52985" table:style-name="ce1">
            <text:p>52985</text:p>
          </table:table-cell>
          <table:table-cell office:value-type="float" office:value="52986" table:style-name="ce1">
            <text:p>52986</text:p>
          </table:table-cell>
          <table:table-cell office:value-type="float" office:value="52987" table:style-name="ce1">
            <text:p>52987</text:p>
          </table:table-cell>
          <table:table-cell office:value-type="float" office:value="52988" table:style-name="ce1">
            <text:p>52988</text:p>
          </table:table-cell>
          <table:table-cell office:value-type="float" office:value="52989" table:style-name="ce1">
            <text:p>52989</text:p>
          </table:table-cell>
          <table:table-cell office:value-type="float" office:value="52990" table:style-name="ce1">
            <text:p>52990</text:p>
          </table:table-cell>
          <table:table-cell office:value-type="float" office:value="52991" table:style-name="ce1">
            <text:p>52991</text:p>
          </table:table-cell>
          <table:table-cell office:value-type="float" office:value="52992" table:style-name="ce1">
            <text:p>52992</text:p>
          </table:table-cell>
          <table:table-cell office:value-type="float" office:value="52993" table:style-name="ce1">
            <text:p>52993</text:p>
          </table:table-cell>
          <table:table-cell office:value-type="float" office:value="52994" table:style-name="ce1">
            <text:p>52994</text:p>
          </table:table-cell>
          <table:table-cell office:value-type="float" office:value="52995" table:style-name="ce1">
            <text:p>52995</text:p>
          </table:table-cell>
          <table:table-cell office:value-type="float" office:value="52996" table:style-name="ce1">
            <text:p>52996</text:p>
          </table:table-cell>
          <table:table-cell office:value-type="float" office:value="52997" table:style-name="ce1">
            <text:p>52997</text:p>
          </table:table-cell>
          <table:table-cell office:value-type="float" office:value="52998" table:style-name="ce1">
            <text:p>52998</text:p>
          </table:table-cell>
          <table:table-cell office:value-type="float" office:value="52999" table:style-name="ce1">
            <text:p>52999</text:p>
          </table:table-cell>
          <table:table-cell table:number-columns-repeated="16284"/>
        </table:table-row>
        <table:table-row table:style-name="ro1">
          <table:table-cell office:value-type="float" office:value="53000" table:style-name="ce1">
            <text:p>53000</text:p>
          </table:table-cell>
          <table:table-cell office:value-type="float" office:value="53001" table:style-name="ce1">
            <text:p>53001</text:p>
          </table:table-cell>
          <table:table-cell office:value-type="float" office:value="53002" table:style-name="ce1">
            <text:p>53002</text:p>
          </table:table-cell>
          <table:table-cell office:value-type="float" office:value="53003" table:style-name="ce1">
            <text:p>53003</text:p>
          </table:table-cell>
          <table:table-cell office:value-type="float" office:value="53004" table:style-name="ce1">
            <text:p>53004</text:p>
          </table:table-cell>
          <table:table-cell office:value-type="float" office:value="53005" table:style-name="ce1">
            <text:p>53005</text:p>
          </table:table-cell>
          <table:table-cell office:value-type="float" office:value="53006" table:style-name="ce1">
            <text:p>53006</text:p>
          </table:table-cell>
          <table:table-cell office:value-type="float" office:value="53007" table:style-name="ce1">
            <text:p>53007</text:p>
          </table:table-cell>
          <table:table-cell office:value-type="float" office:value="53008" table:style-name="ce1">
            <text:p>53008</text:p>
          </table:table-cell>
          <table:table-cell office:value-type="float" office:value="53009" table:style-name="ce1">
            <text:p>53009</text:p>
          </table:table-cell>
          <table:table-cell office:value-type="float" office:value="53010" table:style-name="ce1">
            <text:p>53010</text:p>
          </table:table-cell>
          <table:table-cell office:value-type="float" office:value="53011" table:style-name="ce1">
            <text:p>53011</text:p>
          </table:table-cell>
          <table:table-cell office:value-type="float" office:value="53012" table:style-name="ce1">
            <text:p>53012</text:p>
          </table:table-cell>
          <table:table-cell office:value-type="float" office:value="53013" table:style-name="ce1">
            <text:p>53013</text:p>
          </table:table-cell>
          <table:table-cell office:value-type="float" office:value="53014" table:style-name="ce1">
            <text:p>53014</text:p>
          </table:table-cell>
          <table:table-cell office:value-type="float" office:value="53015" table:style-name="ce1">
            <text:p>53015</text:p>
          </table:table-cell>
          <table:table-cell office:value-type="float" office:value="53016" table:style-name="ce1">
            <text:p>53016</text:p>
          </table:table-cell>
          <table:table-cell office:value-type="float" office:value="53017" table:style-name="ce1">
            <text:p>53017</text:p>
          </table:table-cell>
          <table:table-cell office:value-type="float" office:value="53018" table:style-name="ce1">
            <text:p>53018</text:p>
          </table:table-cell>
          <table:table-cell office:value-type="float" office:value="53019" table:style-name="ce1">
            <text:p>53019</text:p>
          </table:table-cell>
          <table:table-cell office:value-type="float" office:value="53020" table:style-name="ce1">
            <text:p>53020</text:p>
          </table:table-cell>
          <table:table-cell office:value-type="float" office:value="53021" table:style-name="ce1">
            <text:p>53021</text:p>
          </table:table-cell>
          <table:table-cell office:value-type="float" office:value="53022" table:style-name="ce1">
            <text:p>53022</text:p>
          </table:table-cell>
          <table:table-cell office:value-type="float" office:value="53023" table:style-name="ce1">
            <text:p>53023</text:p>
          </table:table-cell>
          <table:table-cell office:value-type="float" office:value="53024" table:style-name="ce1">
            <text:p>53024</text:p>
          </table:table-cell>
          <table:table-cell office:value-type="float" office:value="53025" table:style-name="ce1">
            <text:p>53025</text:p>
          </table:table-cell>
          <table:table-cell office:value-type="float" office:value="53026" table:style-name="ce1">
            <text:p>53026</text:p>
          </table:table-cell>
          <table:table-cell office:value-type="float" office:value="53027" table:style-name="ce1">
            <text:p>53027</text:p>
          </table:table-cell>
          <table:table-cell office:value-type="float" office:value="53028" table:style-name="ce1">
            <text:p>53028</text:p>
          </table:table-cell>
          <table:table-cell office:value-type="float" office:value="53029" table:style-name="ce1">
            <text:p>53029</text:p>
          </table:table-cell>
          <table:table-cell office:value-type="float" office:value="53030" table:style-name="ce1">
            <text:p>53030</text:p>
          </table:table-cell>
          <table:table-cell office:value-type="float" office:value="53031" table:style-name="ce1">
            <text:p>53031</text:p>
          </table:table-cell>
          <table:table-cell office:value-type="float" office:value="53032" table:style-name="ce1">
            <text:p>53032</text:p>
          </table:table-cell>
          <table:table-cell office:value-type="float" office:value="53033" table:style-name="ce1">
            <text:p>53033</text:p>
          </table:table-cell>
          <table:table-cell office:value-type="float" office:value="53034" table:style-name="ce1">
            <text:p>53034</text:p>
          </table:table-cell>
          <table:table-cell office:value-type="float" office:value="53035" table:style-name="ce1">
            <text:p>53035</text:p>
          </table:table-cell>
          <table:table-cell office:value-type="float" office:value="53036" table:style-name="ce1">
            <text:p>53036</text:p>
          </table:table-cell>
          <table:table-cell office:value-type="float" office:value="53037" table:style-name="ce1">
            <text:p>53037</text:p>
          </table:table-cell>
          <table:table-cell office:value-type="float" office:value="53038" table:style-name="ce1">
            <text:p>53038</text:p>
          </table:table-cell>
          <table:table-cell office:value-type="float" office:value="53039" table:style-name="ce1">
            <text:p>53039</text:p>
          </table:table-cell>
          <table:table-cell office:value-type="float" office:value="53040" table:style-name="ce1">
            <text:p>53040</text:p>
          </table:table-cell>
          <table:table-cell office:value-type="float" office:value="53041" table:style-name="ce1">
            <text:p>53041</text:p>
          </table:table-cell>
          <table:table-cell office:value-type="float" office:value="53042" table:style-name="ce1">
            <text:p>53042</text:p>
          </table:table-cell>
          <table:table-cell office:value-type="float" office:value="53043" table:style-name="ce1">
            <text:p>53043</text:p>
          </table:table-cell>
          <table:table-cell office:value-type="float" office:value="53044" table:style-name="ce1">
            <text:p>53044</text:p>
          </table:table-cell>
          <table:table-cell office:value-type="float" office:value="53045" table:style-name="ce1">
            <text:p>53045</text:p>
          </table:table-cell>
          <table:table-cell office:value-type="float" office:value="53046" table:style-name="ce1">
            <text:p>53046</text:p>
          </table:table-cell>
          <table:table-cell office:value-type="float" office:value="53047" table:style-name="ce1">
            <text:p>53047</text:p>
          </table:table-cell>
          <table:table-cell office:value-type="float" office:value="53048" table:style-name="ce1">
            <text:p>53048</text:p>
          </table:table-cell>
          <table:table-cell office:value-type="float" office:value="53049" table:style-name="ce1">
            <text:p>53049</text:p>
          </table:table-cell>
          <table:table-cell office:value-type="float" office:value="53050" table:style-name="ce1">
            <text:p>53050</text:p>
          </table:table-cell>
          <table:table-cell office:value-type="float" office:value="53051" table:style-name="ce1">
            <text:p>53051</text:p>
          </table:table-cell>
          <table:table-cell office:value-type="float" office:value="53052" table:style-name="ce1">
            <text:p>53052</text:p>
          </table:table-cell>
          <table:table-cell office:value-type="float" office:value="53053" table:style-name="ce1">
            <text:p>53053</text:p>
          </table:table-cell>
          <table:table-cell office:value-type="float" office:value="53054" table:style-name="ce1">
            <text:p>53054</text:p>
          </table:table-cell>
          <table:table-cell office:value-type="float" office:value="53055" table:style-name="ce1">
            <text:p>53055</text:p>
          </table:table-cell>
          <table:table-cell office:value-type="float" office:value="53056" table:style-name="ce1">
            <text:p>53056</text:p>
          </table:table-cell>
          <table:table-cell office:value-type="float" office:value="53057" table:style-name="ce1">
            <text:p>53057</text:p>
          </table:table-cell>
          <table:table-cell office:value-type="float" office:value="53058" table:style-name="ce1">
            <text:p>53058</text:p>
          </table:table-cell>
          <table:table-cell office:value-type="float" office:value="53059" table:style-name="ce1">
            <text:p>53059</text:p>
          </table:table-cell>
          <table:table-cell office:value-type="float" office:value="53060" table:style-name="ce1">
            <text:p>53060</text:p>
          </table:table-cell>
          <table:table-cell office:value-type="float" office:value="53061" table:style-name="ce1">
            <text:p>53061</text:p>
          </table:table-cell>
          <table:table-cell office:value-type="float" office:value="53062" table:style-name="ce1">
            <text:p>53062</text:p>
          </table:table-cell>
          <table:table-cell office:value-type="float" office:value="53063" table:style-name="ce1">
            <text:p>53063</text:p>
          </table:table-cell>
          <table:table-cell office:value-type="float" office:value="53064" table:style-name="ce1">
            <text:p>53064</text:p>
          </table:table-cell>
          <table:table-cell office:value-type="float" office:value="53065" table:style-name="ce1">
            <text:p>53065</text:p>
          </table:table-cell>
          <table:table-cell office:value-type="float" office:value="53066" table:style-name="ce1">
            <text:p>53066</text:p>
          </table:table-cell>
          <table:table-cell office:value-type="float" office:value="53067" table:style-name="ce1">
            <text:p>53067</text:p>
          </table:table-cell>
          <table:table-cell office:value-type="float" office:value="53068" table:style-name="ce1">
            <text:p>53068</text:p>
          </table:table-cell>
          <table:table-cell office:value-type="float" office:value="53069" table:style-name="ce1">
            <text:p>53069</text:p>
          </table:table-cell>
          <table:table-cell office:value-type="float" office:value="53070" table:style-name="ce1">
            <text:p>53070</text:p>
          </table:table-cell>
          <table:table-cell office:value-type="float" office:value="53071" table:style-name="ce1">
            <text:p>53071</text:p>
          </table:table-cell>
          <table:table-cell office:value-type="float" office:value="53072" table:style-name="ce1">
            <text:p>53072</text:p>
          </table:table-cell>
          <table:table-cell office:value-type="float" office:value="53073" table:style-name="ce1">
            <text:p>53073</text:p>
          </table:table-cell>
          <table:table-cell office:value-type="float" office:value="53074" table:style-name="ce1">
            <text:p>53074</text:p>
          </table:table-cell>
          <table:table-cell office:value-type="float" office:value="53075" table:style-name="ce1">
            <text:p>53075</text:p>
          </table:table-cell>
          <table:table-cell office:value-type="float" office:value="53076" table:style-name="ce1">
            <text:p>53076</text:p>
          </table:table-cell>
          <table:table-cell office:value-type="float" office:value="53077" table:style-name="ce1">
            <text:p>53077</text:p>
          </table:table-cell>
          <table:table-cell office:value-type="float" office:value="53078" table:style-name="ce1">
            <text:p>53078</text:p>
          </table:table-cell>
          <table:table-cell office:value-type="float" office:value="53079" table:style-name="ce1">
            <text:p>53079</text:p>
          </table:table-cell>
          <table:table-cell office:value-type="float" office:value="53080" table:style-name="ce1">
            <text:p>53080</text:p>
          </table:table-cell>
          <table:table-cell office:value-type="float" office:value="53081" table:style-name="ce1">
            <text:p>53081</text:p>
          </table:table-cell>
          <table:table-cell office:value-type="float" office:value="53082" table:style-name="ce1">
            <text:p>53082</text:p>
          </table:table-cell>
          <table:table-cell office:value-type="float" office:value="53083" table:style-name="ce1">
            <text:p>53083</text:p>
          </table:table-cell>
          <table:table-cell office:value-type="float" office:value="53084" table:style-name="ce1">
            <text:p>53084</text:p>
          </table:table-cell>
          <table:table-cell office:value-type="float" office:value="53085" table:style-name="ce1">
            <text:p>53085</text:p>
          </table:table-cell>
          <table:table-cell office:value-type="float" office:value="53086" table:style-name="ce1">
            <text:p>53086</text:p>
          </table:table-cell>
          <table:table-cell office:value-type="float" office:value="53087" table:style-name="ce1">
            <text:p>53087</text:p>
          </table:table-cell>
          <table:table-cell office:value-type="float" office:value="53088" table:style-name="ce1">
            <text:p>53088</text:p>
          </table:table-cell>
          <table:table-cell office:value-type="float" office:value="53089" table:style-name="ce1">
            <text:p>53089</text:p>
          </table:table-cell>
          <table:table-cell office:value-type="float" office:value="53090" table:style-name="ce1">
            <text:p>53090</text:p>
          </table:table-cell>
          <table:table-cell office:value-type="float" office:value="53091" table:style-name="ce1">
            <text:p>53091</text:p>
          </table:table-cell>
          <table:table-cell office:value-type="float" office:value="53092" table:style-name="ce1">
            <text:p>53092</text:p>
          </table:table-cell>
          <table:table-cell office:value-type="float" office:value="53093" table:style-name="ce1">
            <text:p>53093</text:p>
          </table:table-cell>
          <table:table-cell office:value-type="float" office:value="53094" table:style-name="ce1">
            <text:p>53094</text:p>
          </table:table-cell>
          <table:table-cell office:value-type="float" office:value="53095" table:style-name="ce1">
            <text:p>53095</text:p>
          </table:table-cell>
          <table:table-cell office:value-type="float" office:value="53096" table:style-name="ce1">
            <text:p>53096</text:p>
          </table:table-cell>
          <table:table-cell office:value-type="float" office:value="53097" table:style-name="ce1">
            <text:p>53097</text:p>
          </table:table-cell>
          <table:table-cell office:value-type="float" office:value="53098" table:style-name="ce1">
            <text:p>53098</text:p>
          </table:table-cell>
          <table:table-cell office:value-type="float" office:value="53099" table:style-name="ce1">
            <text:p>53099</text:p>
          </table:table-cell>
          <table:table-cell table:number-columns-repeated="16284"/>
        </table:table-row>
        <table:table-row table:style-name="ro1">
          <table:table-cell office:value-type="float" office:value="53100" table:style-name="ce1">
            <text:p>53100</text:p>
          </table:table-cell>
          <table:table-cell office:value-type="float" office:value="53101" table:style-name="ce1">
            <text:p>53101</text:p>
          </table:table-cell>
          <table:table-cell office:value-type="float" office:value="53102" table:style-name="ce1">
            <text:p>53102</text:p>
          </table:table-cell>
          <table:table-cell office:value-type="float" office:value="53103" table:style-name="ce1">
            <text:p>53103</text:p>
          </table:table-cell>
          <table:table-cell office:value-type="float" office:value="53104" table:style-name="ce1">
            <text:p>53104</text:p>
          </table:table-cell>
          <table:table-cell office:value-type="float" office:value="53105" table:style-name="ce1">
            <text:p>53105</text:p>
          </table:table-cell>
          <table:table-cell office:value-type="float" office:value="53106" table:style-name="ce1">
            <text:p>53106</text:p>
          </table:table-cell>
          <table:table-cell office:value-type="float" office:value="53107" table:style-name="ce1">
            <text:p>53107</text:p>
          </table:table-cell>
          <table:table-cell office:value-type="float" office:value="53108" table:style-name="ce1">
            <text:p>53108</text:p>
          </table:table-cell>
          <table:table-cell office:value-type="float" office:value="53109" table:style-name="ce1">
            <text:p>53109</text:p>
          </table:table-cell>
          <table:table-cell office:value-type="float" office:value="53110" table:style-name="ce1">
            <text:p>53110</text:p>
          </table:table-cell>
          <table:table-cell office:value-type="float" office:value="53111" table:style-name="ce1">
            <text:p>53111</text:p>
          </table:table-cell>
          <table:table-cell office:value-type="float" office:value="53112" table:style-name="ce1">
            <text:p>53112</text:p>
          </table:table-cell>
          <table:table-cell office:value-type="float" office:value="53113" table:style-name="ce1">
            <text:p>53113</text:p>
          </table:table-cell>
          <table:table-cell office:value-type="float" office:value="53114" table:style-name="ce1">
            <text:p>53114</text:p>
          </table:table-cell>
          <table:table-cell office:value-type="float" office:value="53115" table:style-name="ce1">
            <text:p>53115</text:p>
          </table:table-cell>
          <table:table-cell office:value-type="float" office:value="53116" table:style-name="ce1">
            <text:p>53116</text:p>
          </table:table-cell>
          <table:table-cell office:value-type="float" office:value="53117" table:style-name="ce1">
            <text:p>53117</text:p>
          </table:table-cell>
          <table:table-cell office:value-type="float" office:value="53118" table:style-name="ce1">
            <text:p>53118</text:p>
          </table:table-cell>
          <table:table-cell office:value-type="float" office:value="53119" table:style-name="ce1">
            <text:p>53119</text:p>
          </table:table-cell>
          <table:table-cell office:value-type="float" office:value="53120" table:style-name="ce1">
            <text:p>53120</text:p>
          </table:table-cell>
          <table:table-cell office:value-type="float" office:value="53121" table:style-name="ce1">
            <text:p>53121</text:p>
          </table:table-cell>
          <table:table-cell office:value-type="float" office:value="53122" table:style-name="ce1">
            <text:p>53122</text:p>
          </table:table-cell>
          <table:table-cell office:value-type="float" office:value="53123" table:style-name="ce1">
            <text:p>53123</text:p>
          </table:table-cell>
          <table:table-cell office:value-type="float" office:value="53124" table:style-name="ce1">
            <text:p>53124</text:p>
          </table:table-cell>
          <table:table-cell office:value-type="float" office:value="53125" table:style-name="ce1">
            <text:p>53125</text:p>
          </table:table-cell>
          <table:table-cell office:value-type="float" office:value="53126" table:style-name="ce1">
            <text:p>53126</text:p>
          </table:table-cell>
          <table:table-cell office:value-type="float" office:value="53127" table:style-name="ce1">
            <text:p>53127</text:p>
          </table:table-cell>
          <table:table-cell office:value-type="float" office:value="53128" table:style-name="ce1">
            <text:p>53128</text:p>
          </table:table-cell>
          <table:table-cell office:value-type="float" office:value="53129" table:style-name="ce1">
            <text:p>53129</text:p>
          </table:table-cell>
          <table:table-cell office:value-type="float" office:value="53130" table:style-name="ce1">
            <text:p>53130</text:p>
          </table:table-cell>
          <table:table-cell office:value-type="float" office:value="53131" table:style-name="ce1">
            <text:p>53131</text:p>
          </table:table-cell>
          <table:table-cell office:value-type="float" office:value="53132" table:style-name="ce1">
            <text:p>53132</text:p>
          </table:table-cell>
          <table:table-cell office:value-type="float" office:value="53133" table:style-name="ce1">
            <text:p>53133</text:p>
          </table:table-cell>
          <table:table-cell office:value-type="float" office:value="53134" table:style-name="ce1">
            <text:p>53134</text:p>
          </table:table-cell>
          <table:table-cell office:value-type="float" office:value="53135" table:style-name="ce1">
            <text:p>53135</text:p>
          </table:table-cell>
          <table:table-cell office:value-type="float" office:value="53136" table:style-name="ce1">
            <text:p>53136</text:p>
          </table:table-cell>
          <table:table-cell office:value-type="float" office:value="53137" table:style-name="ce1">
            <text:p>53137</text:p>
          </table:table-cell>
          <table:table-cell office:value-type="float" office:value="53138" table:style-name="ce1">
            <text:p>53138</text:p>
          </table:table-cell>
          <table:table-cell office:value-type="float" office:value="53139" table:style-name="ce1">
            <text:p>53139</text:p>
          </table:table-cell>
          <table:table-cell office:value-type="float" office:value="53140" table:style-name="ce1">
            <text:p>53140</text:p>
          </table:table-cell>
          <table:table-cell office:value-type="float" office:value="53141" table:style-name="ce1">
            <text:p>53141</text:p>
          </table:table-cell>
          <table:table-cell office:value-type="float" office:value="53142" table:style-name="ce1">
            <text:p>53142</text:p>
          </table:table-cell>
          <table:table-cell office:value-type="float" office:value="53143" table:style-name="ce1">
            <text:p>53143</text:p>
          </table:table-cell>
          <table:table-cell office:value-type="float" office:value="53144" table:style-name="ce1">
            <text:p>53144</text:p>
          </table:table-cell>
          <table:table-cell office:value-type="float" office:value="53145" table:style-name="ce1">
            <text:p>53145</text:p>
          </table:table-cell>
          <table:table-cell office:value-type="float" office:value="53146" table:style-name="ce1">
            <text:p>53146</text:p>
          </table:table-cell>
          <table:table-cell office:value-type="float" office:value="53147" table:style-name="ce1">
            <text:p>53147</text:p>
          </table:table-cell>
          <table:table-cell office:value-type="float" office:value="53148" table:style-name="ce1">
            <text:p>53148</text:p>
          </table:table-cell>
          <table:table-cell office:value-type="float" office:value="53149" table:style-name="ce1">
            <text:p>53149</text:p>
          </table:table-cell>
          <table:table-cell office:value-type="float" office:value="53150" table:style-name="ce1">
            <text:p>53150</text:p>
          </table:table-cell>
          <table:table-cell office:value-type="float" office:value="53151" table:style-name="ce1">
            <text:p>53151</text:p>
          </table:table-cell>
          <table:table-cell office:value-type="float" office:value="53152" table:style-name="ce1">
            <text:p>53152</text:p>
          </table:table-cell>
          <table:table-cell office:value-type="float" office:value="53153" table:style-name="ce1">
            <text:p>53153</text:p>
          </table:table-cell>
          <table:table-cell office:value-type="float" office:value="53154" table:style-name="ce1">
            <text:p>53154</text:p>
          </table:table-cell>
          <table:table-cell office:value-type="float" office:value="53155" table:style-name="ce1">
            <text:p>53155</text:p>
          </table:table-cell>
          <table:table-cell office:value-type="float" office:value="53156" table:style-name="ce1">
            <text:p>53156</text:p>
          </table:table-cell>
          <table:table-cell office:value-type="float" office:value="53157" table:style-name="ce1">
            <text:p>53157</text:p>
          </table:table-cell>
          <table:table-cell office:value-type="float" office:value="53158" table:style-name="ce1">
            <text:p>53158</text:p>
          </table:table-cell>
          <table:table-cell office:value-type="float" office:value="53159" table:style-name="ce1">
            <text:p>53159</text:p>
          </table:table-cell>
          <table:table-cell office:value-type="float" office:value="53160" table:style-name="ce1">
            <text:p>53160</text:p>
          </table:table-cell>
          <table:table-cell office:value-type="float" office:value="53161" table:style-name="ce1">
            <text:p>53161</text:p>
          </table:table-cell>
          <table:table-cell office:value-type="float" office:value="53162" table:style-name="ce1">
            <text:p>53162</text:p>
          </table:table-cell>
          <table:table-cell office:value-type="float" office:value="53163" table:style-name="ce1">
            <text:p>53163</text:p>
          </table:table-cell>
          <table:table-cell office:value-type="float" office:value="53164" table:style-name="ce1">
            <text:p>53164</text:p>
          </table:table-cell>
          <table:table-cell office:value-type="float" office:value="53165" table:style-name="ce1">
            <text:p>53165</text:p>
          </table:table-cell>
          <table:table-cell office:value-type="float" office:value="53166" table:style-name="ce1">
            <text:p>53166</text:p>
          </table:table-cell>
          <table:table-cell office:value-type="float" office:value="53167" table:style-name="ce1">
            <text:p>53167</text:p>
          </table:table-cell>
          <table:table-cell office:value-type="float" office:value="53168" table:style-name="ce1">
            <text:p>53168</text:p>
          </table:table-cell>
          <table:table-cell office:value-type="float" office:value="53169" table:style-name="ce1">
            <text:p>53169</text:p>
          </table:table-cell>
          <table:table-cell office:value-type="float" office:value="53170" table:style-name="ce1">
            <text:p>53170</text:p>
          </table:table-cell>
          <table:table-cell office:value-type="float" office:value="53171" table:style-name="ce1">
            <text:p>53171</text:p>
          </table:table-cell>
          <table:table-cell office:value-type="float" office:value="53172" table:style-name="ce1">
            <text:p>53172</text:p>
          </table:table-cell>
          <table:table-cell office:value-type="float" office:value="53173" table:style-name="ce1">
            <text:p>53173</text:p>
          </table:table-cell>
          <table:table-cell office:value-type="float" office:value="53174" table:style-name="ce1">
            <text:p>53174</text:p>
          </table:table-cell>
          <table:table-cell office:value-type="float" office:value="53175" table:style-name="ce1">
            <text:p>53175</text:p>
          </table:table-cell>
          <table:table-cell office:value-type="float" office:value="53176" table:style-name="ce1">
            <text:p>53176</text:p>
          </table:table-cell>
          <table:table-cell office:value-type="float" office:value="53177" table:style-name="ce1">
            <text:p>53177</text:p>
          </table:table-cell>
          <table:table-cell office:value-type="float" office:value="53178" table:style-name="ce1">
            <text:p>53178</text:p>
          </table:table-cell>
          <table:table-cell office:value-type="float" office:value="53179" table:style-name="ce1">
            <text:p>53179</text:p>
          </table:table-cell>
          <table:table-cell office:value-type="float" office:value="53180" table:style-name="ce1">
            <text:p>53180</text:p>
          </table:table-cell>
          <table:table-cell office:value-type="float" office:value="53181" table:style-name="ce1">
            <text:p>53181</text:p>
          </table:table-cell>
          <table:table-cell office:value-type="float" office:value="53182" table:style-name="ce1">
            <text:p>53182</text:p>
          </table:table-cell>
          <table:table-cell office:value-type="float" office:value="53183" table:style-name="ce1">
            <text:p>53183</text:p>
          </table:table-cell>
          <table:table-cell office:value-type="float" office:value="53184" table:style-name="ce1">
            <text:p>53184</text:p>
          </table:table-cell>
          <table:table-cell office:value-type="float" office:value="53185" table:style-name="ce1">
            <text:p>53185</text:p>
          </table:table-cell>
          <table:table-cell office:value-type="float" office:value="53186" table:style-name="ce1">
            <text:p>53186</text:p>
          </table:table-cell>
          <table:table-cell office:value-type="float" office:value="53187" table:style-name="ce1">
            <text:p>53187</text:p>
          </table:table-cell>
          <table:table-cell office:value-type="float" office:value="53188" table:style-name="ce1">
            <text:p>53188</text:p>
          </table:table-cell>
          <table:table-cell office:value-type="float" office:value="53189" table:style-name="ce1">
            <text:p>53189</text:p>
          </table:table-cell>
          <table:table-cell office:value-type="float" office:value="53190" table:style-name="ce1">
            <text:p>53190</text:p>
          </table:table-cell>
          <table:table-cell office:value-type="float" office:value="53191" table:style-name="ce1">
            <text:p>53191</text:p>
          </table:table-cell>
          <table:table-cell office:value-type="float" office:value="53192" table:style-name="ce1">
            <text:p>53192</text:p>
          </table:table-cell>
          <table:table-cell office:value-type="float" office:value="53193" table:style-name="ce1">
            <text:p>53193</text:p>
          </table:table-cell>
          <table:table-cell office:value-type="float" office:value="53194" table:style-name="ce1">
            <text:p>53194</text:p>
          </table:table-cell>
          <table:table-cell office:value-type="float" office:value="53195" table:style-name="ce1">
            <text:p>53195</text:p>
          </table:table-cell>
          <table:table-cell office:value-type="float" office:value="53196" table:style-name="ce1">
            <text:p>53196</text:p>
          </table:table-cell>
          <table:table-cell office:value-type="float" office:value="53197" table:style-name="ce1">
            <text:p>53197</text:p>
          </table:table-cell>
          <table:table-cell office:value-type="float" office:value="53198" table:style-name="ce1">
            <text:p>53198</text:p>
          </table:table-cell>
          <table:table-cell office:value-type="float" office:value="53199" table:style-name="ce1">
            <text:p>53199</text:p>
          </table:table-cell>
          <table:table-cell table:number-columns-repeated="16284"/>
        </table:table-row>
        <table:table-row table:style-name="ro1">
          <table:table-cell office:value-type="float" office:value="53200" table:style-name="ce1">
            <text:p>53200</text:p>
          </table:table-cell>
          <table:table-cell office:value-type="float" office:value="53201" table:style-name="ce1">
            <text:p>53201</text:p>
          </table:table-cell>
          <table:table-cell office:value-type="float" office:value="53202" table:style-name="ce1">
            <text:p>53202</text:p>
          </table:table-cell>
          <table:table-cell office:value-type="float" office:value="53203" table:style-name="ce1">
            <text:p>53203</text:p>
          </table:table-cell>
          <table:table-cell office:value-type="float" office:value="53204" table:style-name="ce1">
            <text:p>53204</text:p>
          </table:table-cell>
          <table:table-cell office:value-type="float" office:value="53205" table:style-name="ce1">
            <text:p>53205</text:p>
          </table:table-cell>
          <table:table-cell office:value-type="float" office:value="53206" table:style-name="ce1">
            <text:p>53206</text:p>
          </table:table-cell>
          <table:table-cell office:value-type="float" office:value="53207" table:style-name="ce1">
            <text:p>53207</text:p>
          </table:table-cell>
          <table:table-cell office:value-type="float" office:value="53208" table:style-name="ce1">
            <text:p>53208</text:p>
          </table:table-cell>
          <table:table-cell office:value-type="float" office:value="53209" table:style-name="ce1">
            <text:p>53209</text:p>
          </table:table-cell>
          <table:table-cell office:value-type="float" office:value="53210" table:style-name="ce1">
            <text:p>53210</text:p>
          </table:table-cell>
          <table:table-cell office:value-type="float" office:value="53211" table:style-name="ce1">
            <text:p>53211</text:p>
          </table:table-cell>
          <table:table-cell office:value-type="float" office:value="53212" table:style-name="ce1">
            <text:p>53212</text:p>
          </table:table-cell>
          <table:table-cell office:value-type="float" office:value="53213" table:style-name="ce1">
            <text:p>53213</text:p>
          </table:table-cell>
          <table:table-cell office:value-type="float" office:value="53214" table:style-name="ce1">
            <text:p>53214</text:p>
          </table:table-cell>
          <table:table-cell office:value-type="float" office:value="53215" table:style-name="ce1">
            <text:p>53215</text:p>
          </table:table-cell>
          <table:table-cell office:value-type="float" office:value="53216" table:style-name="ce1">
            <text:p>53216</text:p>
          </table:table-cell>
          <table:table-cell office:value-type="float" office:value="53217" table:style-name="ce1">
            <text:p>53217</text:p>
          </table:table-cell>
          <table:table-cell office:value-type="float" office:value="53218" table:style-name="ce1">
            <text:p>53218</text:p>
          </table:table-cell>
          <table:table-cell office:value-type="float" office:value="53219" table:style-name="ce1">
            <text:p>53219</text:p>
          </table:table-cell>
          <table:table-cell office:value-type="float" office:value="53220" table:style-name="ce1">
            <text:p>53220</text:p>
          </table:table-cell>
          <table:table-cell office:value-type="float" office:value="53221" table:style-name="ce1">
            <text:p>53221</text:p>
          </table:table-cell>
          <table:table-cell office:value-type="float" office:value="53222" table:style-name="ce1">
            <text:p>53222</text:p>
          </table:table-cell>
          <table:table-cell office:value-type="float" office:value="53223" table:style-name="ce1">
            <text:p>53223</text:p>
          </table:table-cell>
          <table:table-cell office:value-type="float" office:value="53224" table:style-name="ce1">
            <text:p>53224</text:p>
          </table:table-cell>
          <table:table-cell office:value-type="float" office:value="53225" table:style-name="ce1">
            <text:p>53225</text:p>
          </table:table-cell>
          <table:table-cell office:value-type="float" office:value="53226" table:style-name="ce1">
            <text:p>53226</text:p>
          </table:table-cell>
          <table:table-cell office:value-type="float" office:value="53227" table:style-name="ce1">
            <text:p>53227</text:p>
          </table:table-cell>
          <table:table-cell office:value-type="float" office:value="53228" table:style-name="ce1">
            <text:p>53228</text:p>
          </table:table-cell>
          <table:table-cell office:value-type="float" office:value="53229" table:style-name="ce1">
            <text:p>53229</text:p>
          </table:table-cell>
          <table:table-cell office:value-type="float" office:value="53230" table:style-name="ce1">
            <text:p>53230</text:p>
          </table:table-cell>
          <table:table-cell office:value-type="float" office:value="53231" table:style-name="ce1">
            <text:p>53231</text:p>
          </table:table-cell>
          <table:table-cell office:value-type="float" office:value="53232" table:style-name="ce1">
            <text:p>53232</text:p>
          </table:table-cell>
          <table:table-cell office:value-type="float" office:value="53233" table:style-name="ce1">
            <text:p>53233</text:p>
          </table:table-cell>
          <table:table-cell office:value-type="float" office:value="53234" table:style-name="ce1">
            <text:p>53234</text:p>
          </table:table-cell>
          <table:table-cell office:value-type="float" office:value="53235" table:style-name="ce1">
            <text:p>53235</text:p>
          </table:table-cell>
          <table:table-cell office:value-type="float" office:value="53236" table:style-name="ce1">
            <text:p>53236</text:p>
          </table:table-cell>
          <table:table-cell office:value-type="float" office:value="53237" table:style-name="ce1">
            <text:p>53237</text:p>
          </table:table-cell>
          <table:table-cell office:value-type="float" office:value="53238" table:style-name="ce1">
            <text:p>53238</text:p>
          </table:table-cell>
          <table:table-cell office:value-type="float" office:value="53239" table:style-name="ce1">
            <text:p>53239</text:p>
          </table:table-cell>
          <table:table-cell office:value-type="float" office:value="53240" table:style-name="ce1">
            <text:p>53240</text:p>
          </table:table-cell>
          <table:table-cell office:value-type="float" office:value="53241" table:style-name="ce1">
            <text:p>53241</text:p>
          </table:table-cell>
          <table:table-cell office:value-type="float" office:value="53242" table:style-name="ce1">
            <text:p>53242</text:p>
          </table:table-cell>
          <table:table-cell office:value-type="float" office:value="53243" table:style-name="ce1">
            <text:p>53243</text:p>
          </table:table-cell>
          <table:table-cell office:value-type="float" office:value="53244" table:style-name="ce1">
            <text:p>53244</text:p>
          </table:table-cell>
          <table:table-cell office:value-type="float" office:value="53245" table:style-name="ce1">
            <text:p>53245</text:p>
          </table:table-cell>
          <table:table-cell office:value-type="float" office:value="53246" table:style-name="ce1">
            <text:p>53246</text:p>
          </table:table-cell>
          <table:table-cell office:value-type="float" office:value="53247" table:style-name="ce1">
            <text:p>53247</text:p>
          </table:table-cell>
          <table:table-cell office:value-type="float" office:value="53248" table:style-name="ce1">
            <text:p>53248</text:p>
          </table:table-cell>
          <table:table-cell office:value-type="float" office:value="53249" table:style-name="ce1">
            <text:p>53249</text:p>
          </table:table-cell>
          <table:table-cell office:value-type="float" office:value="53250" table:style-name="ce1">
            <text:p>53250</text:p>
          </table:table-cell>
          <table:table-cell office:value-type="float" office:value="53251" table:style-name="ce1">
            <text:p>53251</text:p>
          </table:table-cell>
          <table:table-cell office:value-type="float" office:value="53252" table:style-name="ce1">
            <text:p>53252</text:p>
          </table:table-cell>
          <table:table-cell office:value-type="float" office:value="53253" table:style-name="ce1">
            <text:p>53253</text:p>
          </table:table-cell>
          <table:table-cell office:value-type="float" office:value="53254" table:style-name="ce1">
            <text:p>53254</text:p>
          </table:table-cell>
          <table:table-cell office:value-type="float" office:value="53255" table:style-name="ce1">
            <text:p>53255</text:p>
          </table:table-cell>
          <table:table-cell office:value-type="float" office:value="53256" table:style-name="ce1">
            <text:p>53256</text:p>
          </table:table-cell>
          <table:table-cell office:value-type="float" office:value="53257" table:style-name="ce1">
            <text:p>53257</text:p>
          </table:table-cell>
          <table:table-cell office:value-type="float" office:value="53258" table:style-name="ce1">
            <text:p>53258</text:p>
          </table:table-cell>
          <table:table-cell office:value-type="float" office:value="53259" table:style-name="ce1">
            <text:p>53259</text:p>
          </table:table-cell>
          <table:table-cell office:value-type="float" office:value="53260" table:style-name="ce1">
            <text:p>53260</text:p>
          </table:table-cell>
          <table:table-cell office:value-type="float" office:value="53261" table:style-name="ce1">
            <text:p>53261</text:p>
          </table:table-cell>
          <table:table-cell office:value-type="float" office:value="53262" table:style-name="ce1">
            <text:p>53262</text:p>
          </table:table-cell>
          <table:table-cell office:value-type="float" office:value="53263" table:style-name="ce1">
            <text:p>53263</text:p>
          </table:table-cell>
          <table:table-cell office:value-type="float" office:value="53264" table:style-name="ce1">
            <text:p>53264</text:p>
          </table:table-cell>
          <table:table-cell office:value-type="float" office:value="53265" table:style-name="ce1">
            <text:p>53265</text:p>
          </table:table-cell>
          <table:table-cell office:value-type="float" office:value="53266" table:style-name="ce1">
            <text:p>53266</text:p>
          </table:table-cell>
          <table:table-cell office:value-type="float" office:value="53267" table:style-name="ce1">
            <text:p>53267</text:p>
          </table:table-cell>
          <table:table-cell office:value-type="float" office:value="53268" table:style-name="ce1">
            <text:p>53268</text:p>
          </table:table-cell>
          <table:table-cell office:value-type="float" office:value="53269" table:style-name="ce1">
            <text:p>53269</text:p>
          </table:table-cell>
          <table:table-cell office:value-type="float" office:value="53270" table:style-name="ce1">
            <text:p>53270</text:p>
          </table:table-cell>
          <table:table-cell office:value-type="float" office:value="53271" table:style-name="ce1">
            <text:p>53271</text:p>
          </table:table-cell>
          <table:table-cell office:value-type="float" office:value="53272" table:style-name="ce1">
            <text:p>53272</text:p>
          </table:table-cell>
          <table:table-cell office:value-type="float" office:value="53273" table:style-name="ce1">
            <text:p>53273</text:p>
          </table:table-cell>
          <table:table-cell office:value-type="float" office:value="53274" table:style-name="ce1">
            <text:p>53274</text:p>
          </table:table-cell>
          <table:table-cell office:value-type="float" office:value="53275" table:style-name="ce1">
            <text:p>53275</text:p>
          </table:table-cell>
          <table:table-cell office:value-type="float" office:value="53276" table:style-name="ce1">
            <text:p>53276</text:p>
          </table:table-cell>
          <table:table-cell office:value-type="float" office:value="53277" table:style-name="ce1">
            <text:p>53277</text:p>
          </table:table-cell>
          <table:table-cell office:value-type="float" office:value="53278" table:style-name="ce1">
            <text:p>53278</text:p>
          </table:table-cell>
          <table:table-cell office:value-type="float" office:value="53279" table:style-name="ce1">
            <text:p>53279</text:p>
          </table:table-cell>
          <table:table-cell office:value-type="float" office:value="53280" table:style-name="ce1">
            <text:p>53280</text:p>
          </table:table-cell>
          <table:table-cell office:value-type="float" office:value="53281" table:style-name="ce1">
            <text:p>53281</text:p>
          </table:table-cell>
          <table:table-cell office:value-type="float" office:value="53282" table:style-name="ce1">
            <text:p>53282</text:p>
          </table:table-cell>
          <table:table-cell office:value-type="float" office:value="53283" table:style-name="ce1">
            <text:p>53283</text:p>
          </table:table-cell>
          <table:table-cell office:value-type="float" office:value="53284" table:style-name="ce1">
            <text:p>53284</text:p>
          </table:table-cell>
          <table:table-cell office:value-type="float" office:value="53285" table:style-name="ce1">
            <text:p>53285</text:p>
          </table:table-cell>
          <table:table-cell office:value-type="float" office:value="53286" table:style-name="ce1">
            <text:p>53286</text:p>
          </table:table-cell>
          <table:table-cell office:value-type="float" office:value="53287" table:style-name="ce1">
            <text:p>53287</text:p>
          </table:table-cell>
          <table:table-cell office:value-type="float" office:value="53288" table:style-name="ce1">
            <text:p>53288</text:p>
          </table:table-cell>
          <table:table-cell office:value-type="float" office:value="53289" table:style-name="ce1">
            <text:p>53289</text:p>
          </table:table-cell>
          <table:table-cell office:value-type="float" office:value="53290" table:style-name="ce1">
            <text:p>53290</text:p>
          </table:table-cell>
          <table:table-cell office:value-type="float" office:value="53291" table:style-name="ce1">
            <text:p>53291</text:p>
          </table:table-cell>
          <table:table-cell office:value-type="float" office:value="53292" table:style-name="ce1">
            <text:p>53292</text:p>
          </table:table-cell>
          <table:table-cell office:value-type="float" office:value="53293" table:style-name="ce1">
            <text:p>53293</text:p>
          </table:table-cell>
          <table:table-cell office:value-type="float" office:value="53294" table:style-name="ce1">
            <text:p>53294</text:p>
          </table:table-cell>
          <table:table-cell office:value-type="float" office:value="53295" table:style-name="ce1">
            <text:p>53295</text:p>
          </table:table-cell>
          <table:table-cell office:value-type="float" office:value="53296" table:style-name="ce1">
            <text:p>53296</text:p>
          </table:table-cell>
          <table:table-cell office:value-type="float" office:value="53297" table:style-name="ce1">
            <text:p>53297</text:p>
          </table:table-cell>
          <table:table-cell office:value-type="float" office:value="53298" table:style-name="ce1">
            <text:p>53298</text:p>
          </table:table-cell>
          <table:table-cell office:value-type="float" office:value="53299" table:style-name="ce1">
            <text:p>53299</text:p>
          </table:table-cell>
          <table:table-cell table:number-columns-repeated="16284"/>
        </table:table-row>
        <table:table-row table:style-name="ro1">
          <table:table-cell office:value-type="float" office:value="53300" table:style-name="ce1">
            <text:p>53300</text:p>
          </table:table-cell>
          <table:table-cell office:value-type="float" office:value="53301" table:style-name="ce1">
            <text:p>53301</text:p>
          </table:table-cell>
          <table:table-cell office:value-type="float" office:value="53302" table:style-name="ce1">
            <text:p>53302</text:p>
          </table:table-cell>
          <table:table-cell office:value-type="float" office:value="53303" table:style-name="ce1">
            <text:p>53303</text:p>
          </table:table-cell>
          <table:table-cell office:value-type="float" office:value="53304" table:style-name="ce1">
            <text:p>53304</text:p>
          </table:table-cell>
          <table:table-cell office:value-type="float" office:value="53305" table:style-name="ce1">
            <text:p>53305</text:p>
          </table:table-cell>
          <table:table-cell office:value-type="float" office:value="53306" table:style-name="ce1">
            <text:p>53306</text:p>
          </table:table-cell>
          <table:table-cell office:value-type="float" office:value="53307" table:style-name="ce1">
            <text:p>53307</text:p>
          </table:table-cell>
          <table:table-cell office:value-type="float" office:value="53308" table:style-name="ce1">
            <text:p>53308</text:p>
          </table:table-cell>
          <table:table-cell office:value-type="float" office:value="53309" table:style-name="ce1">
            <text:p>53309</text:p>
          </table:table-cell>
          <table:table-cell office:value-type="float" office:value="53310" table:style-name="ce1">
            <text:p>53310</text:p>
          </table:table-cell>
          <table:table-cell office:value-type="float" office:value="53311" table:style-name="ce1">
            <text:p>53311</text:p>
          </table:table-cell>
          <table:table-cell office:value-type="float" office:value="53312" table:style-name="ce1">
            <text:p>53312</text:p>
          </table:table-cell>
          <table:table-cell office:value-type="float" office:value="53313" table:style-name="ce1">
            <text:p>53313</text:p>
          </table:table-cell>
          <table:table-cell office:value-type="float" office:value="53314" table:style-name="ce1">
            <text:p>53314</text:p>
          </table:table-cell>
          <table:table-cell office:value-type="float" office:value="53315" table:style-name="ce1">
            <text:p>53315</text:p>
          </table:table-cell>
          <table:table-cell office:value-type="float" office:value="53316" table:style-name="ce1">
            <text:p>53316</text:p>
          </table:table-cell>
          <table:table-cell office:value-type="float" office:value="53317" table:style-name="ce1">
            <text:p>53317</text:p>
          </table:table-cell>
          <table:table-cell office:value-type="float" office:value="53318" table:style-name="ce1">
            <text:p>53318</text:p>
          </table:table-cell>
          <table:table-cell office:value-type="float" office:value="53319" table:style-name="ce1">
            <text:p>53319</text:p>
          </table:table-cell>
          <table:table-cell office:value-type="float" office:value="53320" table:style-name="ce1">
            <text:p>53320</text:p>
          </table:table-cell>
          <table:table-cell office:value-type="float" office:value="53321" table:style-name="ce1">
            <text:p>53321</text:p>
          </table:table-cell>
          <table:table-cell office:value-type="float" office:value="53322" table:style-name="ce1">
            <text:p>53322</text:p>
          </table:table-cell>
          <table:table-cell office:value-type="float" office:value="53323" table:style-name="ce1">
            <text:p>53323</text:p>
          </table:table-cell>
          <table:table-cell office:value-type="float" office:value="53324" table:style-name="ce1">
            <text:p>53324</text:p>
          </table:table-cell>
          <table:table-cell office:value-type="float" office:value="53325" table:style-name="ce1">
            <text:p>53325</text:p>
          </table:table-cell>
          <table:table-cell office:value-type="float" office:value="53326" table:style-name="ce1">
            <text:p>53326</text:p>
          </table:table-cell>
          <table:table-cell office:value-type="float" office:value="53327" table:style-name="ce1">
            <text:p>53327</text:p>
          </table:table-cell>
          <table:table-cell office:value-type="float" office:value="53328" table:style-name="ce1">
            <text:p>53328</text:p>
          </table:table-cell>
          <table:table-cell office:value-type="float" office:value="53329" table:style-name="ce1">
            <text:p>53329</text:p>
          </table:table-cell>
          <table:table-cell office:value-type="float" office:value="53330" table:style-name="ce1">
            <text:p>53330</text:p>
          </table:table-cell>
          <table:table-cell office:value-type="float" office:value="53331" table:style-name="ce1">
            <text:p>53331</text:p>
          </table:table-cell>
          <table:table-cell office:value-type="float" office:value="53332" table:style-name="ce1">
            <text:p>53332</text:p>
          </table:table-cell>
          <table:table-cell office:value-type="float" office:value="53333" table:style-name="ce1">
            <text:p>53333</text:p>
          </table:table-cell>
          <table:table-cell office:value-type="float" office:value="53334" table:style-name="ce1">
            <text:p>53334</text:p>
          </table:table-cell>
          <table:table-cell office:value-type="float" office:value="53335" table:style-name="ce1">
            <text:p>53335</text:p>
          </table:table-cell>
          <table:table-cell office:value-type="float" office:value="53336" table:style-name="ce1">
            <text:p>53336</text:p>
          </table:table-cell>
          <table:table-cell office:value-type="float" office:value="53337" table:style-name="ce1">
            <text:p>53337</text:p>
          </table:table-cell>
          <table:table-cell office:value-type="float" office:value="53338" table:style-name="ce1">
            <text:p>53338</text:p>
          </table:table-cell>
          <table:table-cell office:value-type="float" office:value="53339" table:style-name="ce1">
            <text:p>53339</text:p>
          </table:table-cell>
          <table:table-cell office:value-type="float" office:value="53340" table:style-name="ce1">
            <text:p>53340</text:p>
          </table:table-cell>
          <table:table-cell office:value-type="float" office:value="53341" table:style-name="ce1">
            <text:p>53341</text:p>
          </table:table-cell>
          <table:table-cell office:value-type="float" office:value="53342" table:style-name="ce1">
            <text:p>53342</text:p>
          </table:table-cell>
          <table:table-cell office:value-type="float" office:value="53343" table:style-name="ce1">
            <text:p>53343</text:p>
          </table:table-cell>
          <table:table-cell office:value-type="float" office:value="53344" table:style-name="ce1">
            <text:p>53344</text:p>
          </table:table-cell>
          <table:table-cell office:value-type="float" office:value="53345" table:style-name="ce1">
            <text:p>53345</text:p>
          </table:table-cell>
          <table:table-cell office:value-type="float" office:value="53346" table:style-name="ce1">
            <text:p>53346</text:p>
          </table:table-cell>
          <table:table-cell office:value-type="float" office:value="53347" table:style-name="ce1">
            <text:p>53347</text:p>
          </table:table-cell>
          <table:table-cell office:value-type="float" office:value="53348" table:style-name="ce1">
            <text:p>53348</text:p>
          </table:table-cell>
          <table:table-cell office:value-type="float" office:value="53349" table:style-name="ce1">
            <text:p>53349</text:p>
          </table:table-cell>
          <table:table-cell office:value-type="float" office:value="53350" table:style-name="ce1">
            <text:p>53350</text:p>
          </table:table-cell>
          <table:table-cell office:value-type="float" office:value="53351" table:style-name="ce1">
            <text:p>53351</text:p>
          </table:table-cell>
          <table:table-cell office:value-type="float" office:value="53352" table:style-name="ce1">
            <text:p>53352</text:p>
          </table:table-cell>
          <table:table-cell office:value-type="float" office:value="53353" table:style-name="ce1">
            <text:p>53353</text:p>
          </table:table-cell>
          <table:table-cell office:value-type="float" office:value="53354" table:style-name="ce1">
            <text:p>53354</text:p>
          </table:table-cell>
          <table:table-cell office:value-type="float" office:value="53355" table:style-name="ce1">
            <text:p>53355</text:p>
          </table:table-cell>
          <table:table-cell office:value-type="float" office:value="53356" table:style-name="ce1">
            <text:p>53356</text:p>
          </table:table-cell>
          <table:table-cell office:value-type="float" office:value="53357" table:style-name="ce1">
            <text:p>53357</text:p>
          </table:table-cell>
          <table:table-cell office:value-type="float" office:value="53358" table:style-name="ce1">
            <text:p>53358</text:p>
          </table:table-cell>
          <table:table-cell office:value-type="float" office:value="53359" table:style-name="ce1">
            <text:p>53359</text:p>
          </table:table-cell>
          <table:table-cell office:value-type="float" office:value="53360" table:style-name="ce1">
            <text:p>53360</text:p>
          </table:table-cell>
          <table:table-cell office:value-type="float" office:value="53361" table:style-name="ce1">
            <text:p>53361</text:p>
          </table:table-cell>
          <table:table-cell office:value-type="float" office:value="53362" table:style-name="ce1">
            <text:p>53362</text:p>
          </table:table-cell>
          <table:table-cell office:value-type="float" office:value="53363" table:style-name="ce1">
            <text:p>53363</text:p>
          </table:table-cell>
          <table:table-cell office:value-type="float" office:value="53364" table:style-name="ce1">
            <text:p>53364</text:p>
          </table:table-cell>
          <table:table-cell office:value-type="float" office:value="53365" table:style-name="ce1">
            <text:p>53365</text:p>
          </table:table-cell>
          <table:table-cell office:value-type="float" office:value="53366" table:style-name="ce1">
            <text:p>53366</text:p>
          </table:table-cell>
          <table:table-cell office:value-type="float" office:value="53367" table:style-name="ce1">
            <text:p>53367</text:p>
          </table:table-cell>
          <table:table-cell office:value-type="float" office:value="53368" table:style-name="ce1">
            <text:p>53368</text:p>
          </table:table-cell>
          <table:table-cell office:value-type="float" office:value="53369" table:style-name="ce1">
            <text:p>53369</text:p>
          </table:table-cell>
          <table:table-cell office:value-type="float" office:value="53370" table:style-name="ce1">
            <text:p>53370</text:p>
          </table:table-cell>
          <table:table-cell office:value-type="float" office:value="53371" table:style-name="ce1">
            <text:p>53371</text:p>
          </table:table-cell>
          <table:table-cell office:value-type="float" office:value="53372" table:style-name="ce1">
            <text:p>53372</text:p>
          </table:table-cell>
          <table:table-cell office:value-type="float" office:value="53373" table:style-name="ce1">
            <text:p>53373</text:p>
          </table:table-cell>
          <table:table-cell office:value-type="float" office:value="53374" table:style-name="ce1">
            <text:p>53374</text:p>
          </table:table-cell>
          <table:table-cell office:value-type="float" office:value="53375" table:style-name="ce1">
            <text:p>53375</text:p>
          </table:table-cell>
          <table:table-cell office:value-type="float" office:value="53376" table:style-name="ce1">
            <text:p>53376</text:p>
          </table:table-cell>
          <table:table-cell office:value-type="float" office:value="53377" table:style-name="ce1">
            <text:p>53377</text:p>
          </table:table-cell>
          <table:table-cell office:value-type="float" office:value="53378" table:style-name="ce1">
            <text:p>53378</text:p>
          </table:table-cell>
          <table:table-cell office:value-type="float" office:value="53379" table:style-name="ce1">
            <text:p>53379</text:p>
          </table:table-cell>
          <table:table-cell office:value-type="float" office:value="53380" table:style-name="ce1">
            <text:p>53380</text:p>
          </table:table-cell>
          <table:table-cell office:value-type="float" office:value="53381" table:style-name="ce1">
            <text:p>53381</text:p>
          </table:table-cell>
          <table:table-cell office:value-type="float" office:value="53382" table:style-name="ce1">
            <text:p>53382</text:p>
          </table:table-cell>
          <table:table-cell office:value-type="float" office:value="53383" table:style-name="ce1">
            <text:p>53383</text:p>
          </table:table-cell>
          <table:table-cell office:value-type="float" office:value="53384" table:style-name="ce1">
            <text:p>53384</text:p>
          </table:table-cell>
          <table:table-cell office:value-type="float" office:value="53385" table:style-name="ce1">
            <text:p>53385</text:p>
          </table:table-cell>
          <table:table-cell office:value-type="float" office:value="53386" table:style-name="ce1">
            <text:p>53386</text:p>
          </table:table-cell>
          <table:table-cell office:value-type="float" office:value="53387" table:style-name="ce1">
            <text:p>53387</text:p>
          </table:table-cell>
          <table:table-cell office:value-type="float" office:value="53388" table:style-name="ce1">
            <text:p>53388</text:p>
          </table:table-cell>
          <table:table-cell office:value-type="float" office:value="53389" table:style-name="ce1">
            <text:p>53389</text:p>
          </table:table-cell>
          <table:table-cell office:value-type="float" office:value="53390" table:style-name="ce1">
            <text:p>53390</text:p>
          </table:table-cell>
          <table:table-cell office:value-type="float" office:value="53391" table:style-name="ce1">
            <text:p>53391</text:p>
          </table:table-cell>
          <table:table-cell office:value-type="float" office:value="53392" table:style-name="ce1">
            <text:p>53392</text:p>
          </table:table-cell>
          <table:table-cell office:value-type="float" office:value="53393" table:style-name="ce1">
            <text:p>53393</text:p>
          </table:table-cell>
          <table:table-cell office:value-type="float" office:value="53394" table:style-name="ce1">
            <text:p>53394</text:p>
          </table:table-cell>
          <table:table-cell office:value-type="float" office:value="53395" table:style-name="ce1">
            <text:p>53395</text:p>
          </table:table-cell>
          <table:table-cell office:value-type="float" office:value="53396" table:style-name="ce1">
            <text:p>53396</text:p>
          </table:table-cell>
          <table:table-cell office:value-type="float" office:value="53397" table:style-name="ce1">
            <text:p>53397</text:p>
          </table:table-cell>
          <table:table-cell office:value-type="float" office:value="53398" table:style-name="ce1">
            <text:p>53398</text:p>
          </table:table-cell>
          <table:table-cell office:value-type="float" office:value="53399" table:style-name="ce1">
            <text:p>53399</text:p>
          </table:table-cell>
          <table:table-cell table:number-columns-repeated="16284"/>
        </table:table-row>
        <table:table-row table:style-name="ro1">
          <table:table-cell office:value-type="float" office:value="53400" table:style-name="ce1">
            <text:p>53400</text:p>
          </table:table-cell>
          <table:table-cell office:value-type="float" office:value="53401" table:style-name="ce1">
            <text:p>53401</text:p>
          </table:table-cell>
          <table:table-cell office:value-type="float" office:value="53402" table:style-name="ce1">
            <text:p>53402</text:p>
          </table:table-cell>
          <table:table-cell office:value-type="float" office:value="53403" table:style-name="ce1">
            <text:p>53403</text:p>
          </table:table-cell>
          <table:table-cell office:value-type="float" office:value="53404" table:style-name="ce1">
            <text:p>53404</text:p>
          </table:table-cell>
          <table:table-cell office:value-type="float" office:value="53405" table:style-name="ce1">
            <text:p>53405</text:p>
          </table:table-cell>
          <table:table-cell office:value-type="float" office:value="53406" table:style-name="ce1">
            <text:p>53406</text:p>
          </table:table-cell>
          <table:table-cell office:value-type="float" office:value="53407" table:style-name="ce1">
            <text:p>53407</text:p>
          </table:table-cell>
          <table:table-cell office:value-type="float" office:value="53408" table:style-name="ce1">
            <text:p>53408</text:p>
          </table:table-cell>
          <table:table-cell office:value-type="float" office:value="53409" table:style-name="ce1">
            <text:p>53409</text:p>
          </table:table-cell>
          <table:table-cell office:value-type="float" office:value="53410" table:style-name="ce1">
            <text:p>53410</text:p>
          </table:table-cell>
          <table:table-cell office:value-type="float" office:value="53411" table:style-name="ce1">
            <text:p>53411</text:p>
          </table:table-cell>
          <table:table-cell office:value-type="float" office:value="53412" table:style-name="ce1">
            <text:p>53412</text:p>
          </table:table-cell>
          <table:table-cell office:value-type="float" office:value="53413" table:style-name="ce1">
            <text:p>53413</text:p>
          </table:table-cell>
          <table:table-cell office:value-type="float" office:value="53414" table:style-name="ce1">
            <text:p>53414</text:p>
          </table:table-cell>
          <table:table-cell office:value-type="float" office:value="53415" table:style-name="ce1">
            <text:p>53415</text:p>
          </table:table-cell>
          <table:table-cell office:value-type="float" office:value="53416" table:style-name="ce1">
            <text:p>53416</text:p>
          </table:table-cell>
          <table:table-cell office:value-type="float" office:value="53417" table:style-name="ce1">
            <text:p>53417</text:p>
          </table:table-cell>
          <table:table-cell office:value-type="float" office:value="53418" table:style-name="ce1">
            <text:p>53418</text:p>
          </table:table-cell>
          <table:table-cell office:value-type="float" office:value="53419" table:style-name="ce1">
            <text:p>53419</text:p>
          </table:table-cell>
          <table:table-cell office:value-type="float" office:value="53420" table:style-name="ce1">
            <text:p>53420</text:p>
          </table:table-cell>
          <table:table-cell office:value-type="float" office:value="53421" table:style-name="ce1">
            <text:p>53421</text:p>
          </table:table-cell>
          <table:table-cell office:value-type="float" office:value="53422" table:style-name="ce1">
            <text:p>53422</text:p>
          </table:table-cell>
          <table:table-cell office:value-type="float" office:value="53423" table:style-name="ce1">
            <text:p>53423</text:p>
          </table:table-cell>
          <table:table-cell office:value-type="float" office:value="53424" table:style-name="ce1">
            <text:p>53424</text:p>
          </table:table-cell>
          <table:table-cell office:value-type="float" office:value="53425" table:style-name="ce1">
            <text:p>53425</text:p>
          </table:table-cell>
          <table:table-cell office:value-type="float" office:value="53426" table:style-name="ce1">
            <text:p>53426</text:p>
          </table:table-cell>
          <table:table-cell office:value-type="float" office:value="53427" table:style-name="ce1">
            <text:p>53427</text:p>
          </table:table-cell>
          <table:table-cell office:value-type="float" office:value="53428" table:style-name="ce1">
            <text:p>53428</text:p>
          </table:table-cell>
          <table:table-cell office:value-type="float" office:value="53429" table:style-name="ce1">
            <text:p>53429</text:p>
          </table:table-cell>
          <table:table-cell office:value-type="float" office:value="53430" table:style-name="ce1">
            <text:p>53430</text:p>
          </table:table-cell>
          <table:table-cell office:value-type="float" office:value="53431" table:style-name="ce1">
            <text:p>53431</text:p>
          </table:table-cell>
          <table:table-cell office:value-type="float" office:value="53432" table:style-name="ce1">
            <text:p>53432</text:p>
          </table:table-cell>
          <table:table-cell office:value-type="float" office:value="53433" table:style-name="ce1">
            <text:p>53433</text:p>
          </table:table-cell>
          <table:table-cell office:value-type="float" office:value="53434" table:style-name="ce1">
            <text:p>53434</text:p>
          </table:table-cell>
          <table:table-cell office:value-type="float" office:value="53435" table:style-name="ce1">
            <text:p>53435</text:p>
          </table:table-cell>
          <table:table-cell office:value-type="float" office:value="53436" table:style-name="ce1">
            <text:p>53436</text:p>
          </table:table-cell>
          <table:table-cell office:value-type="float" office:value="53437" table:style-name="ce1">
            <text:p>53437</text:p>
          </table:table-cell>
          <table:table-cell office:value-type="float" office:value="53438" table:style-name="ce1">
            <text:p>53438</text:p>
          </table:table-cell>
          <table:table-cell office:value-type="float" office:value="53439" table:style-name="ce1">
            <text:p>53439</text:p>
          </table:table-cell>
          <table:table-cell office:value-type="float" office:value="53440" table:style-name="ce1">
            <text:p>53440</text:p>
          </table:table-cell>
          <table:table-cell office:value-type="float" office:value="53441" table:style-name="ce1">
            <text:p>53441</text:p>
          </table:table-cell>
          <table:table-cell office:value-type="float" office:value="53442" table:style-name="ce1">
            <text:p>53442</text:p>
          </table:table-cell>
          <table:table-cell office:value-type="float" office:value="53443" table:style-name="ce1">
            <text:p>53443</text:p>
          </table:table-cell>
          <table:table-cell office:value-type="float" office:value="53444" table:style-name="ce1">
            <text:p>53444</text:p>
          </table:table-cell>
          <table:table-cell office:value-type="float" office:value="53445" table:style-name="ce1">
            <text:p>53445</text:p>
          </table:table-cell>
          <table:table-cell office:value-type="float" office:value="53446" table:style-name="ce1">
            <text:p>53446</text:p>
          </table:table-cell>
          <table:table-cell office:value-type="float" office:value="53447" table:style-name="ce1">
            <text:p>53447</text:p>
          </table:table-cell>
          <table:table-cell office:value-type="float" office:value="53448" table:style-name="ce1">
            <text:p>53448</text:p>
          </table:table-cell>
          <table:table-cell office:value-type="float" office:value="53449" table:style-name="ce1">
            <text:p>53449</text:p>
          </table:table-cell>
          <table:table-cell office:value-type="float" office:value="53450" table:style-name="ce1">
            <text:p>53450</text:p>
          </table:table-cell>
          <table:table-cell office:value-type="float" office:value="53451" table:style-name="ce1">
            <text:p>53451</text:p>
          </table:table-cell>
          <table:table-cell office:value-type="float" office:value="53452" table:style-name="ce1">
            <text:p>53452</text:p>
          </table:table-cell>
          <table:table-cell office:value-type="float" office:value="53453" table:style-name="ce1">
            <text:p>53453</text:p>
          </table:table-cell>
          <table:table-cell office:value-type="float" office:value="53454" table:style-name="ce1">
            <text:p>53454</text:p>
          </table:table-cell>
          <table:table-cell office:value-type="float" office:value="53455" table:style-name="ce1">
            <text:p>53455</text:p>
          </table:table-cell>
          <table:table-cell office:value-type="float" office:value="53456" table:style-name="ce1">
            <text:p>53456</text:p>
          </table:table-cell>
          <table:table-cell office:value-type="float" office:value="53457" table:style-name="ce1">
            <text:p>53457</text:p>
          </table:table-cell>
          <table:table-cell office:value-type="float" office:value="53458" table:style-name="ce1">
            <text:p>53458</text:p>
          </table:table-cell>
          <table:table-cell office:value-type="float" office:value="53459" table:style-name="ce1">
            <text:p>53459</text:p>
          </table:table-cell>
          <table:table-cell office:value-type="float" office:value="53460" table:style-name="ce1">
            <text:p>53460</text:p>
          </table:table-cell>
          <table:table-cell office:value-type="float" office:value="53461" table:style-name="ce1">
            <text:p>53461</text:p>
          </table:table-cell>
          <table:table-cell office:value-type="float" office:value="53462" table:style-name="ce1">
            <text:p>53462</text:p>
          </table:table-cell>
          <table:table-cell office:value-type="float" office:value="53463" table:style-name="ce1">
            <text:p>53463</text:p>
          </table:table-cell>
          <table:table-cell office:value-type="float" office:value="53464" table:style-name="ce1">
            <text:p>53464</text:p>
          </table:table-cell>
          <table:table-cell office:value-type="float" office:value="53465" table:style-name="ce1">
            <text:p>53465</text:p>
          </table:table-cell>
          <table:table-cell office:value-type="float" office:value="53466" table:style-name="ce1">
            <text:p>53466</text:p>
          </table:table-cell>
          <table:table-cell office:value-type="float" office:value="53467" table:style-name="ce1">
            <text:p>53467</text:p>
          </table:table-cell>
          <table:table-cell office:value-type="float" office:value="53468" table:style-name="ce1">
            <text:p>53468</text:p>
          </table:table-cell>
          <table:table-cell office:value-type="float" office:value="53469" table:style-name="ce1">
            <text:p>53469</text:p>
          </table:table-cell>
          <table:table-cell office:value-type="float" office:value="53470" table:style-name="ce1">
            <text:p>53470</text:p>
          </table:table-cell>
          <table:table-cell office:value-type="float" office:value="53471" table:style-name="ce1">
            <text:p>53471</text:p>
          </table:table-cell>
          <table:table-cell office:value-type="float" office:value="53472" table:style-name="ce1">
            <text:p>53472</text:p>
          </table:table-cell>
          <table:table-cell office:value-type="float" office:value="53473" table:style-name="ce1">
            <text:p>53473</text:p>
          </table:table-cell>
          <table:table-cell office:value-type="float" office:value="53474" table:style-name="ce1">
            <text:p>53474</text:p>
          </table:table-cell>
          <table:table-cell office:value-type="float" office:value="53475" table:style-name="ce1">
            <text:p>53475</text:p>
          </table:table-cell>
          <table:table-cell office:value-type="float" office:value="53476" table:style-name="ce1">
            <text:p>53476</text:p>
          </table:table-cell>
          <table:table-cell office:value-type="float" office:value="53477" table:style-name="ce1">
            <text:p>53477</text:p>
          </table:table-cell>
          <table:table-cell office:value-type="float" office:value="53478" table:style-name="ce1">
            <text:p>53478</text:p>
          </table:table-cell>
          <table:table-cell office:value-type="float" office:value="53479" table:style-name="ce1">
            <text:p>53479</text:p>
          </table:table-cell>
          <table:table-cell office:value-type="float" office:value="53480" table:style-name="ce1">
            <text:p>53480</text:p>
          </table:table-cell>
          <table:table-cell office:value-type="float" office:value="53481" table:style-name="ce1">
            <text:p>53481</text:p>
          </table:table-cell>
          <table:table-cell office:value-type="float" office:value="53482" table:style-name="ce1">
            <text:p>53482</text:p>
          </table:table-cell>
          <table:table-cell office:value-type="float" office:value="53483" table:style-name="ce1">
            <text:p>53483</text:p>
          </table:table-cell>
          <table:table-cell office:value-type="float" office:value="53484" table:style-name="ce1">
            <text:p>53484</text:p>
          </table:table-cell>
          <table:table-cell office:value-type="float" office:value="53485" table:style-name="ce1">
            <text:p>53485</text:p>
          </table:table-cell>
          <table:table-cell office:value-type="float" office:value="53486" table:style-name="ce1">
            <text:p>53486</text:p>
          </table:table-cell>
          <table:table-cell office:value-type="float" office:value="53487" table:style-name="ce1">
            <text:p>53487</text:p>
          </table:table-cell>
          <table:table-cell office:value-type="float" office:value="53488" table:style-name="ce1">
            <text:p>53488</text:p>
          </table:table-cell>
          <table:table-cell office:value-type="float" office:value="53489" table:style-name="ce1">
            <text:p>53489</text:p>
          </table:table-cell>
          <table:table-cell office:value-type="float" office:value="53490" table:style-name="ce1">
            <text:p>53490</text:p>
          </table:table-cell>
          <table:table-cell office:value-type="float" office:value="53491" table:style-name="ce1">
            <text:p>53491</text:p>
          </table:table-cell>
          <table:table-cell office:value-type="float" office:value="53492" table:style-name="ce1">
            <text:p>53492</text:p>
          </table:table-cell>
          <table:table-cell office:value-type="float" office:value="53493" table:style-name="ce1">
            <text:p>53493</text:p>
          </table:table-cell>
          <table:table-cell office:value-type="float" office:value="53494" table:style-name="ce1">
            <text:p>53494</text:p>
          </table:table-cell>
          <table:table-cell office:value-type="float" office:value="53495" table:style-name="ce1">
            <text:p>53495</text:p>
          </table:table-cell>
          <table:table-cell office:value-type="float" office:value="53496" table:style-name="ce1">
            <text:p>53496</text:p>
          </table:table-cell>
          <table:table-cell office:value-type="float" office:value="53497" table:style-name="ce1">
            <text:p>53497</text:p>
          </table:table-cell>
          <table:table-cell office:value-type="float" office:value="53498" table:style-name="ce1">
            <text:p>53498</text:p>
          </table:table-cell>
          <table:table-cell office:value-type="float" office:value="53499" table:style-name="ce1">
            <text:p>53499</text:p>
          </table:table-cell>
          <table:table-cell table:number-columns-repeated="16284"/>
        </table:table-row>
        <table:table-row table:style-name="ro1">
          <table:table-cell office:value-type="float" office:value="53500" table:style-name="ce1">
            <text:p>53500</text:p>
          </table:table-cell>
          <table:table-cell office:value-type="float" office:value="53501" table:style-name="ce1">
            <text:p>53501</text:p>
          </table:table-cell>
          <table:table-cell office:value-type="float" office:value="53502" table:style-name="ce1">
            <text:p>53502</text:p>
          </table:table-cell>
          <table:table-cell office:value-type="float" office:value="53503" table:style-name="ce1">
            <text:p>53503</text:p>
          </table:table-cell>
          <table:table-cell office:value-type="float" office:value="53504" table:style-name="ce1">
            <text:p>53504</text:p>
          </table:table-cell>
          <table:table-cell office:value-type="float" office:value="53505" table:style-name="ce1">
            <text:p>53505</text:p>
          </table:table-cell>
          <table:table-cell office:value-type="float" office:value="53506" table:style-name="ce1">
            <text:p>53506</text:p>
          </table:table-cell>
          <table:table-cell office:value-type="float" office:value="53507" table:style-name="ce1">
            <text:p>53507</text:p>
          </table:table-cell>
          <table:table-cell office:value-type="float" office:value="53508" table:style-name="ce1">
            <text:p>53508</text:p>
          </table:table-cell>
          <table:table-cell office:value-type="float" office:value="53509" table:style-name="ce1">
            <text:p>53509</text:p>
          </table:table-cell>
          <table:table-cell office:value-type="float" office:value="53510" table:style-name="ce1">
            <text:p>53510</text:p>
          </table:table-cell>
          <table:table-cell office:value-type="float" office:value="53511" table:style-name="ce1">
            <text:p>53511</text:p>
          </table:table-cell>
          <table:table-cell office:value-type="float" office:value="53512" table:style-name="ce1">
            <text:p>53512</text:p>
          </table:table-cell>
          <table:table-cell office:value-type="float" office:value="53513" table:style-name="ce1">
            <text:p>53513</text:p>
          </table:table-cell>
          <table:table-cell office:value-type="float" office:value="53514" table:style-name="ce1">
            <text:p>53514</text:p>
          </table:table-cell>
          <table:table-cell office:value-type="float" office:value="53515" table:style-name="ce1">
            <text:p>53515</text:p>
          </table:table-cell>
          <table:table-cell office:value-type="float" office:value="53516" table:style-name="ce1">
            <text:p>53516</text:p>
          </table:table-cell>
          <table:table-cell office:value-type="float" office:value="53517" table:style-name="ce1">
            <text:p>53517</text:p>
          </table:table-cell>
          <table:table-cell office:value-type="float" office:value="53518" table:style-name="ce1">
            <text:p>53518</text:p>
          </table:table-cell>
          <table:table-cell office:value-type="float" office:value="53519" table:style-name="ce1">
            <text:p>53519</text:p>
          </table:table-cell>
          <table:table-cell office:value-type="float" office:value="53520" table:style-name="ce1">
            <text:p>53520</text:p>
          </table:table-cell>
          <table:table-cell office:value-type="float" office:value="53521" table:style-name="ce1">
            <text:p>53521</text:p>
          </table:table-cell>
          <table:table-cell office:value-type="float" office:value="53522" table:style-name="ce1">
            <text:p>53522</text:p>
          </table:table-cell>
          <table:table-cell office:value-type="float" office:value="53523" table:style-name="ce1">
            <text:p>53523</text:p>
          </table:table-cell>
          <table:table-cell office:value-type="float" office:value="53524" table:style-name="ce1">
            <text:p>53524</text:p>
          </table:table-cell>
          <table:table-cell office:value-type="float" office:value="53525" table:style-name="ce1">
            <text:p>53525</text:p>
          </table:table-cell>
          <table:table-cell office:value-type="float" office:value="53526" table:style-name="ce1">
            <text:p>53526</text:p>
          </table:table-cell>
          <table:table-cell office:value-type="float" office:value="53527" table:style-name="ce1">
            <text:p>53527</text:p>
          </table:table-cell>
          <table:table-cell office:value-type="float" office:value="53528" table:style-name="ce1">
            <text:p>53528</text:p>
          </table:table-cell>
          <table:table-cell office:value-type="float" office:value="53529" table:style-name="ce1">
            <text:p>53529</text:p>
          </table:table-cell>
          <table:table-cell office:value-type="float" office:value="53530" table:style-name="ce1">
            <text:p>53530</text:p>
          </table:table-cell>
          <table:table-cell office:value-type="float" office:value="53531" table:style-name="ce1">
            <text:p>53531</text:p>
          </table:table-cell>
          <table:table-cell office:value-type="float" office:value="53532" table:style-name="ce1">
            <text:p>53532</text:p>
          </table:table-cell>
          <table:table-cell office:value-type="float" office:value="53533" table:style-name="ce1">
            <text:p>53533</text:p>
          </table:table-cell>
          <table:table-cell office:value-type="float" office:value="53534" table:style-name="ce1">
            <text:p>53534</text:p>
          </table:table-cell>
          <table:table-cell office:value-type="float" office:value="53535" table:style-name="ce1">
            <text:p>53535</text:p>
          </table:table-cell>
          <table:table-cell office:value-type="float" office:value="53536" table:style-name="ce1">
            <text:p>53536</text:p>
          </table:table-cell>
          <table:table-cell office:value-type="float" office:value="53537" table:style-name="ce1">
            <text:p>53537</text:p>
          </table:table-cell>
          <table:table-cell office:value-type="float" office:value="53538" table:style-name="ce1">
            <text:p>53538</text:p>
          </table:table-cell>
          <table:table-cell office:value-type="float" office:value="53539" table:style-name="ce1">
            <text:p>53539</text:p>
          </table:table-cell>
          <table:table-cell office:value-type="float" office:value="53540" table:style-name="ce1">
            <text:p>53540</text:p>
          </table:table-cell>
          <table:table-cell office:value-type="float" office:value="53541" table:style-name="ce1">
            <text:p>53541</text:p>
          </table:table-cell>
          <table:table-cell office:value-type="float" office:value="53542" table:style-name="ce1">
            <text:p>53542</text:p>
          </table:table-cell>
          <table:table-cell office:value-type="float" office:value="53543" table:style-name="ce1">
            <text:p>53543</text:p>
          </table:table-cell>
          <table:table-cell office:value-type="float" office:value="53544" table:style-name="ce1">
            <text:p>53544</text:p>
          </table:table-cell>
          <table:table-cell office:value-type="float" office:value="53545" table:style-name="ce1">
            <text:p>53545</text:p>
          </table:table-cell>
          <table:table-cell office:value-type="float" office:value="53546" table:style-name="ce1">
            <text:p>53546</text:p>
          </table:table-cell>
          <table:table-cell office:value-type="float" office:value="53547" table:style-name="ce1">
            <text:p>53547</text:p>
          </table:table-cell>
          <table:table-cell office:value-type="float" office:value="53548" table:style-name="ce1">
            <text:p>53548</text:p>
          </table:table-cell>
          <table:table-cell office:value-type="float" office:value="53549" table:style-name="ce1">
            <text:p>53549</text:p>
          </table:table-cell>
          <table:table-cell office:value-type="float" office:value="53550" table:style-name="ce1">
            <text:p>53550</text:p>
          </table:table-cell>
          <table:table-cell office:value-type="float" office:value="53551" table:style-name="ce1">
            <text:p>53551</text:p>
          </table:table-cell>
          <table:table-cell office:value-type="float" office:value="53552" table:style-name="ce1">
            <text:p>53552</text:p>
          </table:table-cell>
          <table:table-cell office:value-type="float" office:value="53553" table:style-name="ce1">
            <text:p>53553</text:p>
          </table:table-cell>
          <table:table-cell office:value-type="float" office:value="53554" table:style-name="ce1">
            <text:p>53554</text:p>
          </table:table-cell>
          <table:table-cell office:value-type="float" office:value="53555" table:style-name="ce1">
            <text:p>53555</text:p>
          </table:table-cell>
          <table:table-cell office:value-type="float" office:value="53556" table:style-name="ce1">
            <text:p>53556</text:p>
          </table:table-cell>
          <table:table-cell office:value-type="float" office:value="53557" table:style-name="ce1">
            <text:p>53557</text:p>
          </table:table-cell>
          <table:table-cell office:value-type="float" office:value="53558" table:style-name="ce1">
            <text:p>53558</text:p>
          </table:table-cell>
          <table:table-cell office:value-type="float" office:value="53559" table:style-name="ce1">
            <text:p>53559</text:p>
          </table:table-cell>
          <table:table-cell office:value-type="float" office:value="53560" table:style-name="ce1">
            <text:p>53560</text:p>
          </table:table-cell>
          <table:table-cell office:value-type="float" office:value="53561" table:style-name="ce1">
            <text:p>53561</text:p>
          </table:table-cell>
          <table:table-cell office:value-type="float" office:value="53562" table:style-name="ce1">
            <text:p>53562</text:p>
          </table:table-cell>
          <table:table-cell office:value-type="float" office:value="53563" table:style-name="ce1">
            <text:p>53563</text:p>
          </table:table-cell>
          <table:table-cell office:value-type="float" office:value="53564" table:style-name="ce1">
            <text:p>53564</text:p>
          </table:table-cell>
          <table:table-cell office:value-type="float" office:value="53565" table:style-name="ce1">
            <text:p>53565</text:p>
          </table:table-cell>
          <table:table-cell office:value-type="float" office:value="53566" table:style-name="ce1">
            <text:p>53566</text:p>
          </table:table-cell>
          <table:table-cell office:value-type="float" office:value="53567" table:style-name="ce1">
            <text:p>53567</text:p>
          </table:table-cell>
          <table:table-cell office:value-type="float" office:value="53568" table:style-name="ce1">
            <text:p>53568</text:p>
          </table:table-cell>
          <table:table-cell office:value-type="float" office:value="53569" table:style-name="ce1">
            <text:p>53569</text:p>
          </table:table-cell>
          <table:table-cell office:value-type="float" office:value="53570" table:style-name="ce1">
            <text:p>53570</text:p>
          </table:table-cell>
          <table:table-cell office:value-type="float" office:value="53571" table:style-name="ce1">
            <text:p>53571</text:p>
          </table:table-cell>
          <table:table-cell office:value-type="float" office:value="53572" table:style-name="ce1">
            <text:p>53572</text:p>
          </table:table-cell>
          <table:table-cell office:value-type="float" office:value="53573" table:style-name="ce1">
            <text:p>53573</text:p>
          </table:table-cell>
          <table:table-cell office:value-type="float" office:value="53574" table:style-name="ce1">
            <text:p>53574</text:p>
          </table:table-cell>
          <table:table-cell office:value-type="float" office:value="53575" table:style-name="ce1">
            <text:p>53575</text:p>
          </table:table-cell>
          <table:table-cell office:value-type="float" office:value="53576" table:style-name="ce1">
            <text:p>53576</text:p>
          </table:table-cell>
          <table:table-cell office:value-type="float" office:value="53577" table:style-name="ce1">
            <text:p>53577</text:p>
          </table:table-cell>
          <table:table-cell office:value-type="float" office:value="53578" table:style-name="ce1">
            <text:p>53578</text:p>
          </table:table-cell>
          <table:table-cell office:value-type="float" office:value="53579" table:style-name="ce1">
            <text:p>53579</text:p>
          </table:table-cell>
          <table:table-cell office:value-type="float" office:value="53580" table:style-name="ce1">
            <text:p>53580</text:p>
          </table:table-cell>
          <table:table-cell office:value-type="float" office:value="53581" table:style-name="ce1">
            <text:p>53581</text:p>
          </table:table-cell>
          <table:table-cell office:value-type="float" office:value="53582" table:style-name="ce1">
            <text:p>53582</text:p>
          </table:table-cell>
          <table:table-cell office:value-type="float" office:value="53583" table:style-name="ce1">
            <text:p>53583</text:p>
          </table:table-cell>
          <table:table-cell office:value-type="float" office:value="53584" table:style-name="ce1">
            <text:p>53584</text:p>
          </table:table-cell>
          <table:table-cell office:value-type="float" office:value="53585" table:style-name="ce1">
            <text:p>53585</text:p>
          </table:table-cell>
          <table:table-cell office:value-type="float" office:value="53586" table:style-name="ce1">
            <text:p>53586</text:p>
          </table:table-cell>
          <table:table-cell office:value-type="float" office:value="53587" table:style-name="ce1">
            <text:p>53587</text:p>
          </table:table-cell>
          <table:table-cell office:value-type="float" office:value="53588" table:style-name="ce1">
            <text:p>53588</text:p>
          </table:table-cell>
          <table:table-cell office:value-type="float" office:value="53589" table:style-name="ce1">
            <text:p>53589</text:p>
          </table:table-cell>
          <table:table-cell office:value-type="float" office:value="53590" table:style-name="ce1">
            <text:p>53590</text:p>
          </table:table-cell>
          <table:table-cell office:value-type="float" office:value="53591" table:style-name="ce1">
            <text:p>53591</text:p>
          </table:table-cell>
          <table:table-cell office:value-type="float" office:value="53592" table:style-name="ce1">
            <text:p>53592</text:p>
          </table:table-cell>
          <table:table-cell office:value-type="float" office:value="53593" table:style-name="ce1">
            <text:p>53593</text:p>
          </table:table-cell>
          <table:table-cell office:value-type="float" office:value="53594" table:style-name="ce1">
            <text:p>53594</text:p>
          </table:table-cell>
          <table:table-cell office:value-type="float" office:value="53595" table:style-name="ce1">
            <text:p>53595</text:p>
          </table:table-cell>
          <table:table-cell office:value-type="float" office:value="53596" table:style-name="ce1">
            <text:p>53596</text:p>
          </table:table-cell>
          <table:table-cell office:value-type="float" office:value="53597" table:style-name="ce1">
            <text:p>53597</text:p>
          </table:table-cell>
          <table:table-cell office:value-type="float" office:value="53598" table:style-name="ce1">
            <text:p>53598</text:p>
          </table:table-cell>
          <table:table-cell office:value-type="float" office:value="53599" table:style-name="ce1">
            <text:p>53599</text:p>
          </table:table-cell>
          <table:table-cell table:number-columns-repeated="16284"/>
        </table:table-row>
        <table:table-row table:style-name="ro1">
          <table:table-cell office:value-type="float" office:value="53600" table:style-name="ce1">
            <text:p>53600</text:p>
          </table:table-cell>
          <table:table-cell office:value-type="float" office:value="53601" table:style-name="ce1">
            <text:p>53601</text:p>
          </table:table-cell>
          <table:table-cell office:value-type="float" office:value="53602" table:style-name="ce1">
            <text:p>53602</text:p>
          </table:table-cell>
          <table:table-cell office:value-type="float" office:value="53603" table:style-name="ce1">
            <text:p>53603</text:p>
          </table:table-cell>
          <table:table-cell office:value-type="float" office:value="53604" table:style-name="ce1">
            <text:p>53604</text:p>
          </table:table-cell>
          <table:table-cell office:value-type="float" office:value="53605" table:style-name="ce1">
            <text:p>53605</text:p>
          </table:table-cell>
          <table:table-cell office:value-type="float" office:value="53606" table:style-name="ce1">
            <text:p>53606</text:p>
          </table:table-cell>
          <table:table-cell office:value-type="float" office:value="53607" table:style-name="ce1">
            <text:p>53607</text:p>
          </table:table-cell>
          <table:table-cell office:value-type="float" office:value="53608" table:style-name="ce1">
            <text:p>53608</text:p>
          </table:table-cell>
          <table:table-cell office:value-type="float" office:value="53609" table:style-name="ce1">
            <text:p>53609</text:p>
          </table:table-cell>
          <table:table-cell office:value-type="float" office:value="53610" table:style-name="ce1">
            <text:p>53610</text:p>
          </table:table-cell>
          <table:table-cell office:value-type="float" office:value="53611" table:style-name="ce1">
            <text:p>53611</text:p>
          </table:table-cell>
          <table:table-cell office:value-type="float" office:value="53612" table:style-name="ce1">
            <text:p>53612</text:p>
          </table:table-cell>
          <table:table-cell office:value-type="float" office:value="53613" table:style-name="ce1">
            <text:p>53613</text:p>
          </table:table-cell>
          <table:table-cell office:value-type="float" office:value="53614" table:style-name="ce1">
            <text:p>53614</text:p>
          </table:table-cell>
          <table:table-cell office:value-type="float" office:value="53615" table:style-name="ce1">
            <text:p>53615</text:p>
          </table:table-cell>
          <table:table-cell office:value-type="float" office:value="53616" table:style-name="ce1">
            <text:p>53616</text:p>
          </table:table-cell>
          <table:table-cell office:value-type="float" office:value="53617" table:style-name="ce1">
            <text:p>53617</text:p>
          </table:table-cell>
          <table:table-cell office:value-type="float" office:value="53618" table:style-name="ce1">
            <text:p>53618</text:p>
          </table:table-cell>
          <table:table-cell office:value-type="float" office:value="53619" table:style-name="ce1">
            <text:p>53619</text:p>
          </table:table-cell>
          <table:table-cell office:value-type="float" office:value="53620" table:style-name="ce1">
            <text:p>53620</text:p>
          </table:table-cell>
          <table:table-cell office:value-type="float" office:value="53621" table:style-name="ce1">
            <text:p>53621</text:p>
          </table:table-cell>
          <table:table-cell office:value-type="float" office:value="53622" table:style-name="ce1">
            <text:p>53622</text:p>
          </table:table-cell>
          <table:table-cell office:value-type="float" office:value="53623" table:style-name="ce1">
            <text:p>53623</text:p>
          </table:table-cell>
          <table:table-cell office:value-type="float" office:value="53624" table:style-name="ce1">
            <text:p>53624</text:p>
          </table:table-cell>
          <table:table-cell office:value-type="float" office:value="53625" table:style-name="ce1">
            <text:p>53625</text:p>
          </table:table-cell>
          <table:table-cell office:value-type="float" office:value="53626" table:style-name="ce1">
            <text:p>53626</text:p>
          </table:table-cell>
          <table:table-cell office:value-type="float" office:value="53627" table:style-name="ce1">
            <text:p>53627</text:p>
          </table:table-cell>
          <table:table-cell office:value-type="float" office:value="53628" table:style-name="ce1">
            <text:p>53628</text:p>
          </table:table-cell>
          <table:table-cell office:value-type="float" office:value="53629" table:style-name="ce1">
            <text:p>53629</text:p>
          </table:table-cell>
          <table:table-cell office:value-type="float" office:value="53630" table:style-name="ce1">
            <text:p>53630</text:p>
          </table:table-cell>
          <table:table-cell office:value-type="float" office:value="53631" table:style-name="ce1">
            <text:p>53631</text:p>
          </table:table-cell>
          <table:table-cell office:value-type="float" office:value="53632" table:style-name="ce1">
            <text:p>53632</text:p>
          </table:table-cell>
          <table:table-cell office:value-type="float" office:value="53633" table:style-name="ce1">
            <text:p>53633</text:p>
          </table:table-cell>
          <table:table-cell office:value-type="float" office:value="53634" table:style-name="ce1">
            <text:p>53634</text:p>
          </table:table-cell>
          <table:table-cell office:value-type="float" office:value="53635" table:style-name="ce1">
            <text:p>53635</text:p>
          </table:table-cell>
          <table:table-cell office:value-type="float" office:value="53636" table:style-name="ce1">
            <text:p>53636</text:p>
          </table:table-cell>
          <table:table-cell office:value-type="float" office:value="53637" table:style-name="ce1">
            <text:p>53637</text:p>
          </table:table-cell>
          <table:table-cell office:value-type="float" office:value="53638" table:style-name="ce1">
            <text:p>53638</text:p>
          </table:table-cell>
          <table:table-cell office:value-type="float" office:value="53639" table:style-name="ce1">
            <text:p>53639</text:p>
          </table:table-cell>
          <table:table-cell office:value-type="float" office:value="53640" table:style-name="ce1">
            <text:p>53640</text:p>
          </table:table-cell>
          <table:table-cell office:value-type="float" office:value="53641" table:style-name="ce1">
            <text:p>53641</text:p>
          </table:table-cell>
          <table:table-cell office:value-type="float" office:value="53642" table:style-name="ce1">
            <text:p>53642</text:p>
          </table:table-cell>
          <table:table-cell office:value-type="float" office:value="53643" table:style-name="ce1">
            <text:p>53643</text:p>
          </table:table-cell>
          <table:table-cell office:value-type="float" office:value="53644" table:style-name="ce1">
            <text:p>53644</text:p>
          </table:table-cell>
          <table:table-cell office:value-type="float" office:value="53645" table:style-name="ce1">
            <text:p>53645</text:p>
          </table:table-cell>
          <table:table-cell office:value-type="float" office:value="53646" table:style-name="ce1">
            <text:p>53646</text:p>
          </table:table-cell>
          <table:table-cell office:value-type="float" office:value="53647" table:style-name="ce1">
            <text:p>53647</text:p>
          </table:table-cell>
          <table:table-cell office:value-type="float" office:value="53648" table:style-name="ce1">
            <text:p>53648</text:p>
          </table:table-cell>
          <table:table-cell office:value-type="float" office:value="53649" table:style-name="ce1">
            <text:p>53649</text:p>
          </table:table-cell>
          <table:table-cell office:value-type="float" office:value="53650" table:style-name="ce1">
            <text:p>53650</text:p>
          </table:table-cell>
          <table:table-cell office:value-type="float" office:value="53651" table:style-name="ce1">
            <text:p>53651</text:p>
          </table:table-cell>
          <table:table-cell office:value-type="float" office:value="53652" table:style-name="ce1">
            <text:p>53652</text:p>
          </table:table-cell>
          <table:table-cell office:value-type="float" office:value="53653" table:style-name="ce1">
            <text:p>53653</text:p>
          </table:table-cell>
          <table:table-cell office:value-type="float" office:value="53654" table:style-name="ce1">
            <text:p>53654</text:p>
          </table:table-cell>
          <table:table-cell office:value-type="float" office:value="53655" table:style-name="ce1">
            <text:p>53655</text:p>
          </table:table-cell>
          <table:table-cell office:value-type="float" office:value="53656" table:style-name="ce1">
            <text:p>53656</text:p>
          </table:table-cell>
          <table:table-cell office:value-type="float" office:value="53657" table:style-name="ce1">
            <text:p>53657</text:p>
          </table:table-cell>
          <table:table-cell office:value-type="float" office:value="53658" table:style-name="ce1">
            <text:p>53658</text:p>
          </table:table-cell>
          <table:table-cell office:value-type="float" office:value="53659" table:style-name="ce1">
            <text:p>53659</text:p>
          </table:table-cell>
          <table:table-cell office:value-type="float" office:value="53660" table:style-name="ce1">
            <text:p>53660</text:p>
          </table:table-cell>
          <table:table-cell office:value-type="float" office:value="53661" table:style-name="ce1">
            <text:p>53661</text:p>
          </table:table-cell>
          <table:table-cell office:value-type="float" office:value="53662" table:style-name="ce1">
            <text:p>53662</text:p>
          </table:table-cell>
          <table:table-cell office:value-type="float" office:value="53663" table:style-name="ce1">
            <text:p>53663</text:p>
          </table:table-cell>
          <table:table-cell office:value-type="float" office:value="53664" table:style-name="ce1">
            <text:p>53664</text:p>
          </table:table-cell>
          <table:table-cell office:value-type="float" office:value="53665" table:style-name="ce1">
            <text:p>53665</text:p>
          </table:table-cell>
          <table:table-cell office:value-type="float" office:value="53666" table:style-name="ce1">
            <text:p>53666</text:p>
          </table:table-cell>
          <table:table-cell office:value-type="float" office:value="53667" table:style-name="ce1">
            <text:p>53667</text:p>
          </table:table-cell>
          <table:table-cell office:value-type="float" office:value="53668" table:style-name="ce1">
            <text:p>53668</text:p>
          </table:table-cell>
          <table:table-cell office:value-type="float" office:value="53669" table:style-name="ce1">
            <text:p>53669</text:p>
          </table:table-cell>
          <table:table-cell office:value-type="float" office:value="53670" table:style-name="ce1">
            <text:p>53670</text:p>
          </table:table-cell>
          <table:table-cell office:value-type="float" office:value="53671" table:style-name="ce1">
            <text:p>53671</text:p>
          </table:table-cell>
          <table:table-cell office:value-type="float" office:value="53672" table:style-name="ce1">
            <text:p>53672</text:p>
          </table:table-cell>
          <table:table-cell office:value-type="float" office:value="53673" table:style-name="ce1">
            <text:p>53673</text:p>
          </table:table-cell>
          <table:table-cell office:value-type="float" office:value="53674" table:style-name="ce1">
            <text:p>53674</text:p>
          </table:table-cell>
          <table:table-cell office:value-type="float" office:value="53675" table:style-name="ce1">
            <text:p>53675</text:p>
          </table:table-cell>
          <table:table-cell office:value-type="float" office:value="53676" table:style-name="ce1">
            <text:p>53676</text:p>
          </table:table-cell>
          <table:table-cell office:value-type="float" office:value="53677" table:style-name="ce1">
            <text:p>53677</text:p>
          </table:table-cell>
          <table:table-cell office:value-type="float" office:value="53678" table:style-name="ce1">
            <text:p>53678</text:p>
          </table:table-cell>
          <table:table-cell office:value-type="float" office:value="53679" table:style-name="ce1">
            <text:p>53679</text:p>
          </table:table-cell>
          <table:table-cell office:value-type="float" office:value="53680" table:style-name="ce1">
            <text:p>53680</text:p>
          </table:table-cell>
          <table:table-cell office:value-type="float" office:value="53681" table:style-name="ce1">
            <text:p>53681</text:p>
          </table:table-cell>
          <table:table-cell office:value-type="float" office:value="53682" table:style-name="ce1">
            <text:p>53682</text:p>
          </table:table-cell>
          <table:table-cell office:value-type="float" office:value="53683" table:style-name="ce1">
            <text:p>53683</text:p>
          </table:table-cell>
          <table:table-cell office:value-type="float" office:value="53684" table:style-name="ce1">
            <text:p>53684</text:p>
          </table:table-cell>
          <table:table-cell office:value-type="float" office:value="53685" table:style-name="ce1">
            <text:p>53685</text:p>
          </table:table-cell>
          <table:table-cell office:value-type="float" office:value="53686" table:style-name="ce1">
            <text:p>53686</text:p>
          </table:table-cell>
          <table:table-cell office:value-type="float" office:value="53687" table:style-name="ce1">
            <text:p>53687</text:p>
          </table:table-cell>
          <table:table-cell office:value-type="float" office:value="53688" table:style-name="ce1">
            <text:p>53688</text:p>
          </table:table-cell>
          <table:table-cell office:value-type="float" office:value="53689" table:style-name="ce1">
            <text:p>53689</text:p>
          </table:table-cell>
          <table:table-cell office:value-type="float" office:value="53690" table:style-name="ce1">
            <text:p>53690</text:p>
          </table:table-cell>
          <table:table-cell office:value-type="float" office:value="53691" table:style-name="ce1">
            <text:p>53691</text:p>
          </table:table-cell>
          <table:table-cell office:value-type="float" office:value="53692" table:style-name="ce1">
            <text:p>53692</text:p>
          </table:table-cell>
          <table:table-cell office:value-type="float" office:value="53693" table:style-name="ce1">
            <text:p>53693</text:p>
          </table:table-cell>
          <table:table-cell office:value-type="float" office:value="53694" table:style-name="ce1">
            <text:p>53694</text:p>
          </table:table-cell>
          <table:table-cell office:value-type="float" office:value="53695" table:style-name="ce1">
            <text:p>53695</text:p>
          </table:table-cell>
          <table:table-cell office:value-type="float" office:value="53696" table:style-name="ce1">
            <text:p>53696</text:p>
          </table:table-cell>
          <table:table-cell office:value-type="float" office:value="53697" table:style-name="ce1">
            <text:p>53697</text:p>
          </table:table-cell>
          <table:table-cell office:value-type="float" office:value="53698" table:style-name="ce1">
            <text:p>53698</text:p>
          </table:table-cell>
          <table:table-cell office:value-type="float" office:value="53699" table:style-name="ce1">
            <text:p>53699</text:p>
          </table:table-cell>
          <table:table-cell table:number-columns-repeated="16284"/>
        </table:table-row>
        <table:table-row table:style-name="ro1">
          <table:table-cell office:value-type="float" office:value="53700" table:style-name="ce1">
            <text:p>53700</text:p>
          </table:table-cell>
          <table:table-cell office:value-type="float" office:value="53701" table:style-name="ce1">
            <text:p>53701</text:p>
          </table:table-cell>
          <table:table-cell office:value-type="float" office:value="53702" table:style-name="ce1">
            <text:p>53702</text:p>
          </table:table-cell>
          <table:table-cell office:value-type="float" office:value="53703" table:style-name="ce1">
            <text:p>53703</text:p>
          </table:table-cell>
          <table:table-cell office:value-type="float" office:value="53704" table:style-name="ce1">
            <text:p>53704</text:p>
          </table:table-cell>
          <table:table-cell office:value-type="float" office:value="53705" table:style-name="ce1">
            <text:p>53705</text:p>
          </table:table-cell>
          <table:table-cell office:value-type="float" office:value="53706" table:style-name="ce1">
            <text:p>53706</text:p>
          </table:table-cell>
          <table:table-cell office:value-type="float" office:value="53707" table:style-name="ce1">
            <text:p>53707</text:p>
          </table:table-cell>
          <table:table-cell office:value-type="float" office:value="53708" table:style-name="ce1">
            <text:p>53708</text:p>
          </table:table-cell>
          <table:table-cell office:value-type="float" office:value="53709" table:style-name="ce1">
            <text:p>53709</text:p>
          </table:table-cell>
          <table:table-cell office:value-type="float" office:value="53710" table:style-name="ce1">
            <text:p>53710</text:p>
          </table:table-cell>
          <table:table-cell office:value-type="float" office:value="53711" table:style-name="ce1">
            <text:p>53711</text:p>
          </table:table-cell>
          <table:table-cell office:value-type="float" office:value="53712" table:style-name="ce1">
            <text:p>53712</text:p>
          </table:table-cell>
          <table:table-cell office:value-type="float" office:value="53713" table:style-name="ce1">
            <text:p>53713</text:p>
          </table:table-cell>
          <table:table-cell office:value-type="float" office:value="53714" table:style-name="ce1">
            <text:p>53714</text:p>
          </table:table-cell>
          <table:table-cell office:value-type="float" office:value="53715" table:style-name="ce1">
            <text:p>53715</text:p>
          </table:table-cell>
          <table:table-cell office:value-type="float" office:value="53716" table:style-name="ce1">
            <text:p>53716</text:p>
          </table:table-cell>
          <table:table-cell office:value-type="float" office:value="53717" table:style-name="ce1">
            <text:p>53717</text:p>
          </table:table-cell>
          <table:table-cell office:value-type="float" office:value="53718" table:style-name="ce1">
            <text:p>53718</text:p>
          </table:table-cell>
          <table:table-cell office:value-type="float" office:value="53719" table:style-name="ce1">
            <text:p>53719</text:p>
          </table:table-cell>
          <table:table-cell office:value-type="float" office:value="53720" table:style-name="ce1">
            <text:p>53720</text:p>
          </table:table-cell>
          <table:table-cell office:value-type="float" office:value="53721" table:style-name="ce1">
            <text:p>53721</text:p>
          </table:table-cell>
          <table:table-cell office:value-type="float" office:value="53722" table:style-name="ce1">
            <text:p>53722</text:p>
          </table:table-cell>
          <table:table-cell office:value-type="float" office:value="53723" table:style-name="ce1">
            <text:p>53723</text:p>
          </table:table-cell>
          <table:table-cell office:value-type="float" office:value="53724" table:style-name="ce1">
            <text:p>53724</text:p>
          </table:table-cell>
          <table:table-cell office:value-type="float" office:value="53725" table:style-name="ce1">
            <text:p>53725</text:p>
          </table:table-cell>
          <table:table-cell office:value-type="float" office:value="53726" table:style-name="ce1">
            <text:p>53726</text:p>
          </table:table-cell>
          <table:table-cell office:value-type="float" office:value="53727" table:style-name="ce1">
            <text:p>53727</text:p>
          </table:table-cell>
          <table:table-cell office:value-type="float" office:value="53728" table:style-name="ce1">
            <text:p>53728</text:p>
          </table:table-cell>
          <table:table-cell office:value-type="float" office:value="53729" table:style-name="ce1">
            <text:p>53729</text:p>
          </table:table-cell>
          <table:table-cell office:value-type="float" office:value="53730" table:style-name="ce1">
            <text:p>53730</text:p>
          </table:table-cell>
          <table:table-cell office:value-type="float" office:value="53731" table:style-name="ce1">
            <text:p>53731</text:p>
          </table:table-cell>
          <table:table-cell office:value-type="float" office:value="53732" table:style-name="ce1">
            <text:p>53732</text:p>
          </table:table-cell>
          <table:table-cell office:value-type="float" office:value="53733" table:style-name="ce1">
            <text:p>53733</text:p>
          </table:table-cell>
          <table:table-cell office:value-type="float" office:value="53734" table:style-name="ce1">
            <text:p>53734</text:p>
          </table:table-cell>
          <table:table-cell office:value-type="float" office:value="53735" table:style-name="ce1">
            <text:p>53735</text:p>
          </table:table-cell>
          <table:table-cell office:value-type="float" office:value="53736" table:style-name="ce1">
            <text:p>53736</text:p>
          </table:table-cell>
          <table:table-cell office:value-type="float" office:value="53737" table:style-name="ce1">
            <text:p>53737</text:p>
          </table:table-cell>
          <table:table-cell office:value-type="float" office:value="53738" table:style-name="ce1">
            <text:p>53738</text:p>
          </table:table-cell>
          <table:table-cell office:value-type="float" office:value="53739" table:style-name="ce1">
            <text:p>53739</text:p>
          </table:table-cell>
          <table:table-cell office:value-type="float" office:value="53740" table:style-name="ce1">
            <text:p>53740</text:p>
          </table:table-cell>
          <table:table-cell office:value-type="float" office:value="53741" table:style-name="ce1">
            <text:p>53741</text:p>
          </table:table-cell>
          <table:table-cell office:value-type="float" office:value="53742" table:style-name="ce1">
            <text:p>53742</text:p>
          </table:table-cell>
          <table:table-cell office:value-type="float" office:value="53743" table:style-name="ce1">
            <text:p>53743</text:p>
          </table:table-cell>
          <table:table-cell office:value-type="float" office:value="53744" table:style-name="ce1">
            <text:p>53744</text:p>
          </table:table-cell>
          <table:table-cell office:value-type="float" office:value="53745" table:style-name="ce1">
            <text:p>53745</text:p>
          </table:table-cell>
          <table:table-cell office:value-type="float" office:value="53746" table:style-name="ce1">
            <text:p>53746</text:p>
          </table:table-cell>
          <table:table-cell office:value-type="float" office:value="53747" table:style-name="ce1">
            <text:p>53747</text:p>
          </table:table-cell>
          <table:table-cell office:value-type="float" office:value="53748" table:style-name="ce1">
            <text:p>53748</text:p>
          </table:table-cell>
          <table:table-cell office:value-type="float" office:value="53749" table:style-name="ce1">
            <text:p>53749</text:p>
          </table:table-cell>
          <table:table-cell office:value-type="float" office:value="53750" table:style-name="ce1">
            <text:p>53750</text:p>
          </table:table-cell>
          <table:table-cell office:value-type="float" office:value="53751" table:style-name="ce1">
            <text:p>53751</text:p>
          </table:table-cell>
          <table:table-cell office:value-type="float" office:value="53752" table:style-name="ce1">
            <text:p>53752</text:p>
          </table:table-cell>
          <table:table-cell office:value-type="float" office:value="53753" table:style-name="ce1">
            <text:p>53753</text:p>
          </table:table-cell>
          <table:table-cell office:value-type="float" office:value="53754" table:style-name="ce1">
            <text:p>53754</text:p>
          </table:table-cell>
          <table:table-cell office:value-type="float" office:value="53755" table:style-name="ce1">
            <text:p>53755</text:p>
          </table:table-cell>
          <table:table-cell office:value-type="float" office:value="53756" table:style-name="ce1">
            <text:p>53756</text:p>
          </table:table-cell>
          <table:table-cell office:value-type="float" office:value="53757" table:style-name="ce1">
            <text:p>53757</text:p>
          </table:table-cell>
          <table:table-cell office:value-type="float" office:value="53758" table:style-name="ce1">
            <text:p>53758</text:p>
          </table:table-cell>
          <table:table-cell office:value-type="float" office:value="53759" table:style-name="ce1">
            <text:p>53759</text:p>
          </table:table-cell>
          <table:table-cell office:value-type="float" office:value="53760" table:style-name="ce1">
            <text:p>53760</text:p>
          </table:table-cell>
          <table:table-cell office:value-type="float" office:value="53761" table:style-name="ce1">
            <text:p>53761</text:p>
          </table:table-cell>
          <table:table-cell office:value-type="float" office:value="53762" table:style-name="ce1">
            <text:p>53762</text:p>
          </table:table-cell>
          <table:table-cell office:value-type="float" office:value="53763" table:style-name="ce1">
            <text:p>53763</text:p>
          </table:table-cell>
          <table:table-cell office:value-type="float" office:value="53764" table:style-name="ce1">
            <text:p>53764</text:p>
          </table:table-cell>
          <table:table-cell office:value-type="float" office:value="53765" table:style-name="ce1">
            <text:p>53765</text:p>
          </table:table-cell>
          <table:table-cell office:value-type="float" office:value="53766" table:style-name="ce1">
            <text:p>53766</text:p>
          </table:table-cell>
          <table:table-cell office:value-type="float" office:value="53767" table:style-name="ce1">
            <text:p>53767</text:p>
          </table:table-cell>
          <table:table-cell office:value-type="float" office:value="53768" table:style-name="ce1">
            <text:p>53768</text:p>
          </table:table-cell>
          <table:table-cell office:value-type="float" office:value="53769" table:style-name="ce1">
            <text:p>53769</text:p>
          </table:table-cell>
          <table:table-cell office:value-type="float" office:value="53770" table:style-name="ce1">
            <text:p>53770</text:p>
          </table:table-cell>
          <table:table-cell office:value-type="float" office:value="53771" table:style-name="ce1">
            <text:p>53771</text:p>
          </table:table-cell>
          <table:table-cell office:value-type="float" office:value="53772" table:style-name="ce1">
            <text:p>53772</text:p>
          </table:table-cell>
          <table:table-cell office:value-type="float" office:value="53773" table:style-name="ce1">
            <text:p>53773</text:p>
          </table:table-cell>
          <table:table-cell office:value-type="float" office:value="53774" table:style-name="ce1">
            <text:p>53774</text:p>
          </table:table-cell>
          <table:table-cell office:value-type="float" office:value="53775" table:style-name="ce1">
            <text:p>53775</text:p>
          </table:table-cell>
          <table:table-cell office:value-type="float" office:value="53776" table:style-name="ce1">
            <text:p>53776</text:p>
          </table:table-cell>
          <table:table-cell office:value-type="float" office:value="53777" table:style-name="ce1">
            <text:p>53777</text:p>
          </table:table-cell>
          <table:table-cell office:value-type="float" office:value="53778" table:style-name="ce1">
            <text:p>53778</text:p>
          </table:table-cell>
          <table:table-cell office:value-type="float" office:value="53779" table:style-name="ce1">
            <text:p>53779</text:p>
          </table:table-cell>
          <table:table-cell office:value-type="float" office:value="53780" table:style-name="ce1">
            <text:p>53780</text:p>
          </table:table-cell>
          <table:table-cell office:value-type="float" office:value="53781" table:style-name="ce1">
            <text:p>53781</text:p>
          </table:table-cell>
          <table:table-cell office:value-type="float" office:value="53782" table:style-name="ce1">
            <text:p>53782</text:p>
          </table:table-cell>
          <table:table-cell office:value-type="float" office:value="53783" table:style-name="ce1">
            <text:p>53783</text:p>
          </table:table-cell>
          <table:table-cell office:value-type="float" office:value="53784" table:style-name="ce1">
            <text:p>53784</text:p>
          </table:table-cell>
          <table:table-cell office:value-type="float" office:value="53785" table:style-name="ce1">
            <text:p>53785</text:p>
          </table:table-cell>
          <table:table-cell office:value-type="float" office:value="53786" table:style-name="ce1">
            <text:p>53786</text:p>
          </table:table-cell>
          <table:table-cell office:value-type="float" office:value="53787" table:style-name="ce1">
            <text:p>53787</text:p>
          </table:table-cell>
          <table:table-cell office:value-type="float" office:value="53788" table:style-name="ce1">
            <text:p>53788</text:p>
          </table:table-cell>
          <table:table-cell office:value-type="float" office:value="53789" table:style-name="ce1">
            <text:p>53789</text:p>
          </table:table-cell>
          <table:table-cell office:value-type="float" office:value="53790" table:style-name="ce1">
            <text:p>53790</text:p>
          </table:table-cell>
          <table:table-cell office:value-type="float" office:value="53791" table:style-name="ce1">
            <text:p>53791</text:p>
          </table:table-cell>
          <table:table-cell office:value-type="float" office:value="53792" table:style-name="ce1">
            <text:p>53792</text:p>
          </table:table-cell>
          <table:table-cell office:value-type="float" office:value="53793" table:style-name="ce1">
            <text:p>53793</text:p>
          </table:table-cell>
          <table:table-cell office:value-type="float" office:value="53794" table:style-name="ce1">
            <text:p>53794</text:p>
          </table:table-cell>
          <table:table-cell office:value-type="float" office:value="53795" table:style-name="ce1">
            <text:p>53795</text:p>
          </table:table-cell>
          <table:table-cell office:value-type="float" office:value="53796" table:style-name="ce1">
            <text:p>53796</text:p>
          </table:table-cell>
          <table:table-cell office:value-type="float" office:value="53797" table:style-name="ce1">
            <text:p>53797</text:p>
          </table:table-cell>
          <table:table-cell office:value-type="float" office:value="53798" table:style-name="ce1">
            <text:p>53798</text:p>
          </table:table-cell>
          <table:table-cell office:value-type="float" office:value="53799" table:style-name="ce1">
            <text:p>53799</text:p>
          </table:table-cell>
          <table:table-cell table:number-columns-repeated="16284"/>
        </table:table-row>
        <table:table-row table:style-name="ro1">
          <table:table-cell office:value-type="float" office:value="53800" table:style-name="ce1">
            <text:p>53800</text:p>
          </table:table-cell>
          <table:table-cell office:value-type="float" office:value="53801" table:style-name="ce1">
            <text:p>53801</text:p>
          </table:table-cell>
          <table:table-cell office:value-type="float" office:value="53802" table:style-name="ce1">
            <text:p>53802</text:p>
          </table:table-cell>
          <table:table-cell office:value-type="float" office:value="53803" table:style-name="ce1">
            <text:p>53803</text:p>
          </table:table-cell>
          <table:table-cell office:value-type="float" office:value="53804" table:style-name="ce1">
            <text:p>53804</text:p>
          </table:table-cell>
          <table:table-cell office:value-type="float" office:value="53805" table:style-name="ce1">
            <text:p>53805</text:p>
          </table:table-cell>
          <table:table-cell office:value-type="float" office:value="53806" table:style-name="ce1">
            <text:p>53806</text:p>
          </table:table-cell>
          <table:table-cell office:value-type="float" office:value="53807" table:style-name="ce1">
            <text:p>53807</text:p>
          </table:table-cell>
          <table:table-cell office:value-type="float" office:value="53808" table:style-name="ce1">
            <text:p>53808</text:p>
          </table:table-cell>
          <table:table-cell office:value-type="float" office:value="53809" table:style-name="ce1">
            <text:p>53809</text:p>
          </table:table-cell>
          <table:table-cell office:value-type="float" office:value="53810" table:style-name="ce1">
            <text:p>53810</text:p>
          </table:table-cell>
          <table:table-cell office:value-type="float" office:value="53811" table:style-name="ce1">
            <text:p>53811</text:p>
          </table:table-cell>
          <table:table-cell office:value-type="float" office:value="53812" table:style-name="ce1">
            <text:p>53812</text:p>
          </table:table-cell>
          <table:table-cell office:value-type="float" office:value="53813" table:style-name="ce1">
            <text:p>53813</text:p>
          </table:table-cell>
          <table:table-cell office:value-type="float" office:value="53814" table:style-name="ce1">
            <text:p>53814</text:p>
          </table:table-cell>
          <table:table-cell office:value-type="float" office:value="53815" table:style-name="ce1">
            <text:p>53815</text:p>
          </table:table-cell>
          <table:table-cell office:value-type="float" office:value="53816" table:style-name="ce1">
            <text:p>53816</text:p>
          </table:table-cell>
          <table:table-cell office:value-type="float" office:value="53817" table:style-name="ce1">
            <text:p>53817</text:p>
          </table:table-cell>
          <table:table-cell office:value-type="float" office:value="53818" table:style-name="ce1">
            <text:p>53818</text:p>
          </table:table-cell>
          <table:table-cell office:value-type="float" office:value="53819" table:style-name="ce1">
            <text:p>53819</text:p>
          </table:table-cell>
          <table:table-cell office:value-type="float" office:value="53820" table:style-name="ce1">
            <text:p>53820</text:p>
          </table:table-cell>
          <table:table-cell office:value-type="float" office:value="53821" table:style-name="ce1">
            <text:p>53821</text:p>
          </table:table-cell>
          <table:table-cell office:value-type="float" office:value="53822" table:style-name="ce1">
            <text:p>53822</text:p>
          </table:table-cell>
          <table:table-cell office:value-type="float" office:value="53823" table:style-name="ce1">
            <text:p>53823</text:p>
          </table:table-cell>
          <table:table-cell office:value-type="float" office:value="53824" table:style-name="ce1">
            <text:p>53824</text:p>
          </table:table-cell>
          <table:table-cell office:value-type="float" office:value="53825" table:style-name="ce1">
            <text:p>53825</text:p>
          </table:table-cell>
          <table:table-cell office:value-type="float" office:value="53826" table:style-name="ce1">
            <text:p>53826</text:p>
          </table:table-cell>
          <table:table-cell office:value-type="float" office:value="53827" table:style-name="ce1">
            <text:p>53827</text:p>
          </table:table-cell>
          <table:table-cell office:value-type="float" office:value="53828" table:style-name="ce1">
            <text:p>53828</text:p>
          </table:table-cell>
          <table:table-cell office:value-type="float" office:value="53829" table:style-name="ce1">
            <text:p>53829</text:p>
          </table:table-cell>
          <table:table-cell office:value-type="float" office:value="53830" table:style-name="ce1">
            <text:p>53830</text:p>
          </table:table-cell>
          <table:table-cell office:value-type="float" office:value="53831" table:style-name="ce1">
            <text:p>53831</text:p>
          </table:table-cell>
          <table:table-cell office:value-type="float" office:value="53832" table:style-name="ce1">
            <text:p>53832</text:p>
          </table:table-cell>
          <table:table-cell office:value-type="float" office:value="53833" table:style-name="ce1">
            <text:p>53833</text:p>
          </table:table-cell>
          <table:table-cell office:value-type="float" office:value="53834" table:style-name="ce1">
            <text:p>53834</text:p>
          </table:table-cell>
          <table:table-cell office:value-type="float" office:value="53835" table:style-name="ce1">
            <text:p>53835</text:p>
          </table:table-cell>
          <table:table-cell office:value-type="float" office:value="53836" table:style-name="ce1">
            <text:p>53836</text:p>
          </table:table-cell>
          <table:table-cell office:value-type="float" office:value="53837" table:style-name="ce1">
            <text:p>53837</text:p>
          </table:table-cell>
          <table:table-cell office:value-type="float" office:value="53838" table:style-name="ce1">
            <text:p>53838</text:p>
          </table:table-cell>
          <table:table-cell office:value-type="float" office:value="53839" table:style-name="ce1">
            <text:p>53839</text:p>
          </table:table-cell>
          <table:table-cell office:value-type="float" office:value="53840" table:style-name="ce1">
            <text:p>53840</text:p>
          </table:table-cell>
          <table:table-cell office:value-type="float" office:value="53841" table:style-name="ce1">
            <text:p>53841</text:p>
          </table:table-cell>
          <table:table-cell office:value-type="float" office:value="53842" table:style-name="ce1">
            <text:p>53842</text:p>
          </table:table-cell>
          <table:table-cell office:value-type="float" office:value="53843" table:style-name="ce1">
            <text:p>53843</text:p>
          </table:table-cell>
          <table:table-cell office:value-type="float" office:value="53844" table:style-name="ce1">
            <text:p>53844</text:p>
          </table:table-cell>
          <table:table-cell office:value-type="float" office:value="53845" table:style-name="ce1">
            <text:p>53845</text:p>
          </table:table-cell>
          <table:table-cell office:value-type="float" office:value="53846" table:style-name="ce1">
            <text:p>53846</text:p>
          </table:table-cell>
          <table:table-cell office:value-type="float" office:value="53847" table:style-name="ce1">
            <text:p>53847</text:p>
          </table:table-cell>
          <table:table-cell office:value-type="float" office:value="53848" table:style-name="ce1">
            <text:p>53848</text:p>
          </table:table-cell>
          <table:table-cell office:value-type="float" office:value="53849" table:style-name="ce1">
            <text:p>53849</text:p>
          </table:table-cell>
          <table:table-cell office:value-type="float" office:value="53850" table:style-name="ce1">
            <text:p>53850</text:p>
          </table:table-cell>
          <table:table-cell office:value-type="float" office:value="53851" table:style-name="ce1">
            <text:p>53851</text:p>
          </table:table-cell>
          <table:table-cell office:value-type="float" office:value="53852" table:style-name="ce1">
            <text:p>53852</text:p>
          </table:table-cell>
          <table:table-cell office:value-type="float" office:value="53853" table:style-name="ce1">
            <text:p>53853</text:p>
          </table:table-cell>
          <table:table-cell office:value-type="float" office:value="53854" table:style-name="ce1">
            <text:p>53854</text:p>
          </table:table-cell>
          <table:table-cell office:value-type="float" office:value="53855" table:style-name="ce1">
            <text:p>53855</text:p>
          </table:table-cell>
          <table:table-cell office:value-type="float" office:value="53856" table:style-name="ce1">
            <text:p>53856</text:p>
          </table:table-cell>
          <table:table-cell office:value-type="float" office:value="53857" table:style-name="ce1">
            <text:p>53857</text:p>
          </table:table-cell>
          <table:table-cell office:value-type="float" office:value="53858" table:style-name="ce1">
            <text:p>53858</text:p>
          </table:table-cell>
          <table:table-cell office:value-type="float" office:value="53859" table:style-name="ce1">
            <text:p>53859</text:p>
          </table:table-cell>
          <table:table-cell office:value-type="float" office:value="53860" table:style-name="ce1">
            <text:p>53860</text:p>
          </table:table-cell>
          <table:table-cell office:value-type="float" office:value="53861" table:style-name="ce1">
            <text:p>53861</text:p>
          </table:table-cell>
          <table:table-cell office:value-type="float" office:value="53862" table:style-name="ce1">
            <text:p>53862</text:p>
          </table:table-cell>
          <table:table-cell office:value-type="float" office:value="53863" table:style-name="ce1">
            <text:p>53863</text:p>
          </table:table-cell>
          <table:table-cell office:value-type="float" office:value="53864" table:style-name="ce1">
            <text:p>53864</text:p>
          </table:table-cell>
          <table:table-cell office:value-type="float" office:value="53865" table:style-name="ce1">
            <text:p>53865</text:p>
          </table:table-cell>
          <table:table-cell office:value-type="float" office:value="53866" table:style-name="ce1">
            <text:p>53866</text:p>
          </table:table-cell>
          <table:table-cell office:value-type="float" office:value="53867" table:style-name="ce1">
            <text:p>53867</text:p>
          </table:table-cell>
          <table:table-cell office:value-type="float" office:value="53868" table:style-name="ce1">
            <text:p>53868</text:p>
          </table:table-cell>
          <table:table-cell office:value-type="float" office:value="53869" table:style-name="ce1">
            <text:p>53869</text:p>
          </table:table-cell>
          <table:table-cell office:value-type="float" office:value="53870" table:style-name="ce1">
            <text:p>53870</text:p>
          </table:table-cell>
          <table:table-cell office:value-type="float" office:value="53871" table:style-name="ce1">
            <text:p>53871</text:p>
          </table:table-cell>
          <table:table-cell office:value-type="float" office:value="53872" table:style-name="ce1">
            <text:p>53872</text:p>
          </table:table-cell>
          <table:table-cell office:value-type="float" office:value="53873" table:style-name="ce1">
            <text:p>53873</text:p>
          </table:table-cell>
          <table:table-cell office:value-type="float" office:value="53874" table:style-name="ce1">
            <text:p>53874</text:p>
          </table:table-cell>
          <table:table-cell office:value-type="float" office:value="53875" table:style-name="ce1">
            <text:p>53875</text:p>
          </table:table-cell>
          <table:table-cell office:value-type="float" office:value="53876" table:style-name="ce1">
            <text:p>53876</text:p>
          </table:table-cell>
          <table:table-cell office:value-type="float" office:value="53877" table:style-name="ce1">
            <text:p>53877</text:p>
          </table:table-cell>
          <table:table-cell office:value-type="float" office:value="53878" table:style-name="ce1">
            <text:p>53878</text:p>
          </table:table-cell>
          <table:table-cell office:value-type="float" office:value="53879" table:style-name="ce1">
            <text:p>53879</text:p>
          </table:table-cell>
          <table:table-cell office:value-type="float" office:value="53880" table:style-name="ce1">
            <text:p>53880</text:p>
          </table:table-cell>
          <table:table-cell office:value-type="float" office:value="53881" table:style-name="ce1">
            <text:p>53881</text:p>
          </table:table-cell>
          <table:table-cell office:value-type="float" office:value="53882" table:style-name="ce1">
            <text:p>53882</text:p>
          </table:table-cell>
          <table:table-cell office:value-type="float" office:value="53883" table:style-name="ce1">
            <text:p>53883</text:p>
          </table:table-cell>
          <table:table-cell office:value-type="float" office:value="53884" table:style-name="ce1">
            <text:p>53884</text:p>
          </table:table-cell>
          <table:table-cell office:value-type="float" office:value="53885" table:style-name="ce1">
            <text:p>53885</text:p>
          </table:table-cell>
          <table:table-cell office:value-type="float" office:value="53886" table:style-name="ce1">
            <text:p>53886</text:p>
          </table:table-cell>
          <table:table-cell office:value-type="float" office:value="53887" table:style-name="ce1">
            <text:p>53887</text:p>
          </table:table-cell>
          <table:table-cell office:value-type="float" office:value="53888" table:style-name="ce1">
            <text:p>53888</text:p>
          </table:table-cell>
          <table:table-cell office:value-type="float" office:value="53889" table:style-name="ce1">
            <text:p>53889</text:p>
          </table:table-cell>
          <table:table-cell office:value-type="float" office:value="53890" table:style-name="ce1">
            <text:p>53890</text:p>
          </table:table-cell>
          <table:table-cell office:value-type="float" office:value="53891" table:style-name="ce1">
            <text:p>53891</text:p>
          </table:table-cell>
          <table:table-cell office:value-type="float" office:value="53892" table:style-name="ce1">
            <text:p>53892</text:p>
          </table:table-cell>
          <table:table-cell office:value-type="float" office:value="53893" table:style-name="ce1">
            <text:p>53893</text:p>
          </table:table-cell>
          <table:table-cell office:value-type="float" office:value="53894" table:style-name="ce1">
            <text:p>53894</text:p>
          </table:table-cell>
          <table:table-cell office:value-type="float" office:value="53895" table:style-name="ce1">
            <text:p>53895</text:p>
          </table:table-cell>
          <table:table-cell office:value-type="float" office:value="53896" table:style-name="ce1">
            <text:p>53896</text:p>
          </table:table-cell>
          <table:table-cell office:value-type="float" office:value="53897" table:style-name="ce1">
            <text:p>53897</text:p>
          </table:table-cell>
          <table:table-cell office:value-type="float" office:value="53898" table:style-name="ce1">
            <text:p>53898</text:p>
          </table:table-cell>
          <table:table-cell office:value-type="float" office:value="53899" table:style-name="ce1">
            <text:p>53899</text:p>
          </table:table-cell>
          <table:table-cell table:number-columns-repeated="16284"/>
        </table:table-row>
        <table:table-row table:style-name="ro1">
          <table:table-cell office:value-type="float" office:value="53900" table:style-name="ce1">
            <text:p>53900</text:p>
          </table:table-cell>
          <table:table-cell office:value-type="float" office:value="53901" table:style-name="ce1">
            <text:p>53901</text:p>
          </table:table-cell>
          <table:table-cell office:value-type="float" office:value="53902" table:style-name="ce1">
            <text:p>53902</text:p>
          </table:table-cell>
          <table:table-cell office:value-type="float" office:value="53903" table:style-name="ce1">
            <text:p>53903</text:p>
          </table:table-cell>
          <table:table-cell office:value-type="float" office:value="53904" table:style-name="ce1">
            <text:p>53904</text:p>
          </table:table-cell>
          <table:table-cell office:value-type="float" office:value="53905" table:style-name="ce1">
            <text:p>53905</text:p>
          </table:table-cell>
          <table:table-cell office:value-type="float" office:value="53906" table:style-name="ce1">
            <text:p>53906</text:p>
          </table:table-cell>
          <table:table-cell office:value-type="float" office:value="53907" table:style-name="ce1">
            <text:p>53907</text:p>
          </table:table-cell>
          <table:table-cell office:value-type="float" office:value="53908" table:style-name="ce1">
            <text:p>53908</text:p>
          </table:table-cell>
          <table:table-cell office:value-type="float" office:value="53909" table:style-name="ce1">
            <text:p>53909</text:p>
          </table:table-cell>
          <table:table-cell office:value-type="float" office:value="53910" table:style-name="ce1">
            <text:p>53910</text:p>
          </table:table-cell>
          <table:table-cell office:value-type="float" office:value="53911" table:style-name="ce1">
            <text:p>53911</text:p>
          </table:table-cell>
          <table:table-cell office:value-type="float" office:value="53912" table:style-name="ce1">
            <text:p>53912</text:p>
          </table:table-cell>
          <table:table-cell office:value-type="float" office:value="53913" table:style-name="ce1">
            <text:p>53913</text:p>
          </table:table-cell>
          <table:table-cell office:value-type="float" office:value="53914" table:style-name="ce1">
            <text:p>53914</text:p>
          </table:table-cell>
          <table:table-cell office:value-type="float" office:value="53915" table:style-name="ce1">
            <text:p>53915</text:p>
          </table:table-cell>
          <table:table-cell office:value-type="float" office:value="53916" table:style-name="ce1">
            <text:p>53916</text:p>
          </table:table-cell>
          <table:table-cell office:value-type="float" office:value="53917" table:style-name="ce1">
            <text:p>53917</text:p>
          </table:table-cell>
          <table:table-cell office:value-type="float" office:value="53918" table:style-name="ce1">
            <text:p>53918</text:p>
          </table:table-cell>
          <table:table-cell office:value-type="float" office:value="53919" table:style-name="ce1">
            <text:p>53919</text:p>
          </table:table-cell>
          <table:table-cell office:value-type="float" office:value="53920" table:style-name="ce1">
            <text:p>53920</text:p>
          </table:table-cell>
          <table:table-cell office:value-type="float" office:value="53921" table:style-name="ce1">
            <text:p>53921</text:p>
          </table:table-cell>
          <table:table-cell office:value-type="float" office:value="53922" table:style-name="ce1">
            <text:p>53922</text:p>
          </table:table-cell>
          <table:table-cell office:value-type="float" office:value="53923" table:style-name="ce1">
            <text:p>53923</text:p>
          </table:table-cell>
          <table:table-cell office:value-type="float" office:value="53924" table:style-name="ce1">
            <text:p>53924</text:p>
          </table:table-cell>
          <table:table-cell office:value-type="float" office:value="53925" table:style-name="ce1">
            <text:p>53925</text:p>
          </table:table-cell>
          <table:table-cell office:value-type="float" office:value="53926" table:style-name="ce1">
            <text:p>53926</text:p>
          </table:table-cell>
          <table:table-cell office:value-type="float" office:value="53927" table:style-name="ce1">
            <text:p>53927</text:p>
          </table:table-cell>
          <table:table-cell office:value-type="float" office:value="53928" table:style-name="ce1">
            <text:p>53928</text:p>
          </table:table-cell>
          <table:table-cell office:value-type="float" office:value="53929" table:style-name="ce1">
            <text:p>53929</text:p>
          </table:table-cell>
          <table:table-cell office:value-type="float" office:value="53930" table:style-name="ce1">
            <text:p>53930</text:p>
          </table:table-cell>
          <table:table-cell office:value-type="float" office:value="53931" table:style-name="ce1">
            <text:p>53931</text:p>
          </table:table-cell>
          <table:table-cell office:value-type="float" office:value="53932" table:style-name="ce1">
            <text:p>53932</text:p>
          </table:table-cell>
          <table:table-cell office:value-type="float" office:value="53933" table:style-name="ce1">
            <text:p>53933</text:p>
          </table:table-cell>
          <table:table-cell office:value-type="float" office:value="53934" table:style-name="ce1">
            <text:p>53934</text:p>
          </table:table-cell>
          <table:table-cell office:value-type="float" office:value="53935" table:style-name="ce1">
            <text:p>53935</text:p>
          </table:table-cell>
          <table:table-cell office:value-type="float" office:value="53936" table:style-name="ce1">
            <text:p>53936</text:p>
          </table:table-cell>
          <table:table-cell office:value-type="float" office:value="53937" table:style-name="ce1">
            <text:p>53937</text:p>
          </table:table-cell>
          <table:table-cell office:value-type="float" office:value="53938" table:style-name="ce1">
            <text:p>53938</text:p>
          </table:table-cell>
          <table:table-cell office:value-type="float" office:value="53939" table:style-name="ce1">
            <text:p>53939</text:p>
          </table:table-cell>
          <table:table-cell office:value-type="float" office:value="53940" table:style-name="ce1">
            <text:p>53940</text:p>
          </table:table-cell>
          <table:table-cell office:value-type="float" office:value="53941" table:style-name="ce1">
            <text:p>53941</text:p>
          </table:table-cell>
          <table:table-cell office:value-type="float" office:value="53942" table:style-name="ce1">
            <text:p>53942</text:p>
          </table:table-cell>
          <table:table-cell office:value-type="float" office:value="53943" table:style-name="ce1">
            <text:p>53943</text:p>
          </table:table-cell>
          <table:table-cell office:value-type="float" office:value="53944" table:style-name="ce1">
            <text:p>53944</text:p>
          </table:table-cell>
          <table:table-cell office:value-type="float" office:value="53945" table:style-name="ce1">
            <text:p>53945</text:p>
          </table:table-cell>
          <table:table-cell office:value-type="float" office:value="53946" table:style-name="ce1">
            <text:p>53946</text:p>
          </table:table-cell>
          <table:table-cell office:value-type="float" office:value="53947" table:style-name="ce1">
            <text:p>53947</text:p>
          </table:table-cell>
          <table:table-cell office:value-type="float" office:value="53948" table:style-name="ce1">
            <text:p>53948</text:p>
          </table:table-cell>
          <table:table-cell office:value-type="float" office:value="53949" table:style-name="ce1">
            <text:p>53949</text:p>
          </table:table-cell>
          <table:table-cell office:value-type="float" office:value="53950" table:style-name="ce1">
            <text:p>53950</text:p>
          </table:table-cell>
          <table:table-cell office:value-type="float" office:value="53951" table:style-name="ce1">
            <text:p>53951</text:p>
          </table:table-cell>
          <table:table-cell office:value-type="float" office:value="53952" table:style-name="ce1">
            <text:p>53952</text:p>
          </table:table-cell>
          <table:table-cell office:value-type="float" office:value="53953" table:style-name="ce1">
            <text:p>53953</text:p>
          </table:table-cell>
          <table:table-cell office:value-type="float" office:value="53954" table:style-name="ce1">
            <text:p>53954</text:p>
          </table:table-cell>
          <table:table-cell office:value-type="float" office:value="53955" table:style-name="ce1">
            <text:p>53955</text:p>
          </table:table-cell>
          <table:table-cell office:value-type="float" office:value="53956" table:style-name="ce1">
            <text:p>53956</text:p>
          </table:table-cell>
          <table:table-cell office:value-type="float" office:value="53957" table:style-name="ce1">
            <text:p>53957</text:p>
          </table:table-cell>
          <table:table-cell office:value-type="float" office:value="53958" table:style-name="ce1">
            <text:p>53958</text:p>
          </table:table-cell>
          <table:table-cell office:value-type="float" office:value="53959" table:style-name="ce1">
            <text:p>53959</text:p>
          </table:table-cell>
          <table:table-cell office:value-type="float" office:value="53960" table:style-name="ce1">
            <text:p>53960</text:p>
          </table:table-cell>
          <table:table-cell office:value-type="float" office:value="53961" table:style-name="ce1">
            <text:p>53961</text:p>
          </table:table-cell>
          <table:table-cell office:value-type="float" office:value="53962" table:style-name="ce1">
            <text:p>53962</text:p>
          </table:table-cell>
          <table:table-cell office:value-type="float" office:value="53963" table:style-name="ce1">
            <text:p>53963</text:p>
          </table:table-cell>
          <table:table-cell office:value-type="float" office:value="53964" table:style-name="ce1">
            <text:p>53964</text:p>
          </table:table-cell>
          <table:table-cell office:value-type="float" office:value="53965" table:style-name="ce1">
            <text:p>53965</text:p>
          </table:table-cell>
          <table:table-cell office:value-type="float" office:value="53966" table:style-name="ce1">
            <text:p>53966</text:p>
          </table:table-cell>
          <table:table-cell office:value-type="float" office:value="53967" table:style-name="ce1">
            <text:p>53967</text:p>
          </table:table-cell>
          <table:table-cell office:value-type="float" office:value="53968" table:style-name="ce1">
            <text:p>53968</text:p>
          </table:table-cell>
          <table:table-cell office:value-type="float" office:value="53969" table:style-name="ce1">
            <text:p>53969</text:p>
          </table:table-cell>
          <table:table-cell office:value-type="float" office:value="53970" table:style-name="ce1">
            <text:p>53970</text:p>
          </table:table-cell>
          <table:table-cell office:value-type="float" office:value="53971" table:style-name="ce1">
            <text:p>53971</text:p>
          </table:table-cell>
          <table:table-cell office:value-type="float" office:value="53972" table:style-name="ce1">
            <text:p>53972</text:p>
          </table:table-cell>
          <table:table-cell office:value-type="float" office:value="53973" table:style-name="ce1">
            <text:p>53973</text:p>
          </table:table-cell>
          <table:table-cell office:value-type="float" office:value="53974" table:style-name="ce1">
            <text:p>53974</text:p>
          </table:table-cell>
          <table:table-cell office:value-type="float" office:value="53975" table:style-name="ce1">
            <text:p>53975</text:p>
          </table:table-cell>
          <table:table-cell office:value-type="float" office:value="53976" table:style-name="ce1">
            <text:p>53976</text:p>
          </table:table-cell>
          <table:table-cell office:value-type="float" office:value="53977" table:style-name="ce1">
            <text:p>53977</text:p>
          </table:table-cell>
          <table:table-cell office:value-type="float" office:value="53978" table:style-name="ce1">
            <text:p>53978</text:p>
          </table:table-cell>
          <table:table-cell office:value-type="float" office:value="53979" table:style-name="ce1">
            <text:p>53979</text:p>
          </table:table-cell>
          <table:table-cell office:value-type="float" office:value="53980" table:style-name="ce1">
            <text:p>53980</text:p>
          </table:table-cell>
          <table:table-cell office:value-type="float" office:value="53981" table:style-name="ce1">
            <text:p>53981</text:p>
          </table:table-cell>
          <table:table-cell office:value-type="float" office:value="53982" table:style-name="ce1">
            <text:p>53982</text:p>
          </table:table-cell>
          <table:table-cell office:value-type="float" office:value="53983" table:style-name="ce1">
            <text:p>53983</text:p>
          </table:table-cell>
          <table:table-cell office:value-type="float" office:value="53984" table:style-name="ce1">
            <text:p>53984</text:p>
          </table:table-cell>
          <table:table-cell office:value-type="float" office:value="53985" table:style-name="ce1">
            <text:p>53985</text:p>
          </table:table-cell>
          <table:table-cell office:value-type="float" office:value="53986" table:style-name="ce1">
            <text:p>53986</text:p>
          </table:table-cell>
          <table:table-cell office:value-type="float" office:value="53987" table:style-name="ce1">
            <text:p>53987</text:p>
          </table:table-cell>
          <table:table-cell office:value-type="float" office:value="53988" table:style-name="ce1">
            <text:p>53988</text:p>
          </table:table-cell>
          <table:table-cell office:value-type="float" office:value="53989" table:style-name="ce1">
            <text:p>53989</text:p>
          </table:table-cell>
          <table:table-cell office:value-type="float" office:value="53990" table:style-name="ce1">
            <text:p>53990</text:p>
          </table:table-cell>
          <table:table-cell office:value-type="float" office:value="53991" table:style-name="ce1">
            <text:p>53991</text:p>
          </table:table-cell>
          <table:table-cell office:value-type="float" office:value="53992" table:style-name="ce1">
            <text:p>53992</text:p>
          </table:table-cell>
          <table:table-cell office:value-type="float" office:value="53993" table:style-name="ce1">
            <text:p>53993</text:p>
          </table:table-cell>
          <table:table-cell office:value-type="float" office:value="53994" table:style-name="ce1">
            <text:p>53994</text:p>
          </table:table-cell>
          <table:table-cell office:value-type="float" office:value="53995" table:style-name="ce1">
            <text:p>53995</text:p>
          </table:table-cell>
          <table:table-cell office:value-type="float" office:value="53996" table:style-name="ce1">
            <text:p>53996</text:p>
          </table:table-cell>
          <table:table-cell office:value-type="float" office:value="53997" table:style-name="ce1">
            <text:p>53997</text:p>
          </table:table-cell>
          <table:table-cell office:value-type="float" office:value="53998" table:style-name="ce1">
            <text:p>53998</text:p>
          </table:table-cell>
          <table:table-cell office:value-type="float" office:value="53999" table:style-name="ce1">
            <text:p>53999</text:p>
          </table:table-cell>
          <table:table-cell table:number-columns-repeated="16284"/>
        </table:table-row>
        <table:table-row table:style-name="ro1">
          <table:table-cell office:value-type="float" office:value="54000" table:style-name="ce1">
            <text:p>54000</text:p>
          </table:table-cell>
          <table:table-cell office:value-type="float" office:value="54001" table:style-name="ce1">
            <text:p>54001</text:p>
          </table:table-cell>
          <table:table-cell office:value-type="float" office:value="54002" table:style-name="ce1">
            <text:p>54002</text:p>
          </table:table-cell>
          <table:table-cell office:value-type="float" office:value="54003" table:style-name="ce1">
            <text:p>54003</text:p>
          </table:table-cell>
          <table:table-cell office:value-type="float" office:value="54004" table:style-name="ce1">
            <text:p>54004</text:p>
          </table:table-cell>
          <table:table-cell office:value-type="float" office:value="54005" table:style-name="ce1">
            <text:p>54005</text:p>
          </table:table-cell>
          <table:table-cell office:value-type="float" office:value="54006" table:style-name="ce1">
            <text:p>54006</text:p>
          </table:table-cell>
          <table:table-cell office:value-type="float" office:value="54007" table:style-name="ce1">
            <text:p>54007</text:p>
          </table:table-cell>
          <table:table-cell office:value-type="float" office:value="54008" table:style-name="ce1">
            <text:p>54008</text:p>
          </table:table-cell>
          <table:table-cell office:value-type="float" office:value="54009" table:style-name="ce1">
            <text:p>54009</text:p>
          </table:table-cell>
          <table:table-cell office:value-type="float" office:value="54010" table:style-name="ce1">
            <text:p>54010</text:p>
          </table:table-cell>
          <table:table-cell office:value-type="float" office:value="54011" table:style-name="ce1">
            <text:p>54011</text:p>
          </table:table-cell>
          <table:table-cell office:value-type="float" office:value="54012" table:style-name="ce1">
            <text:p>54012</text:p>
          </table:table-cell>
          <table:table-cell office:value-type="float" office:value="54013" table:style-name="ce1">
            <text:p>54013</text:p>
          </table:table-cell>
          <table:table-cell office:value-type="float" office:value="54014" table:style-name="ce1">
            <text:p>54014</text:p>
          </table:table-cell>
          <table:table-cell office:value-type="float" office:value="54015" table:style-name="ce1">
            <text:p>54015</text:p>
          </table:table-cell>
          <table:table-cell office:value-type="float" office:value="54016" table:style-name="ce1">
            <text:p>54016</text:p>
          </table:table-cell>
          <table:table-cell office:value-type="float" office:value="54017" table:style-name="ce1">
            <text:p>54017</text:p>
          </table:table-cell>
          <table:table-cell office:value-type="float" office:value="54018" table:style-name="ce1">
            <text:p>54018</text:p>
          </table:table-cell>
          <table:table-cell office:value-type="float" office:value="54019" table:style-name="ce1">
            <text:p>54019</text:p>
          </table:table-cell>
          <table:table-cell office:value-type="float" office:value="54020" table:style-name="ce1">
            <text:p>54020</text:p>
          </table:table-cell>
          <table:table-cell office:value-type="float" office:value="54021" table:style-name="ce1">
            <text:p>54021</text:p>
          </table:table-cell>
          <table:table-cell office:value-type="float" office:value="54022" table:style-name="ce1">
            <text:p>54022</text:p>
          </table:table-cell>
          <table:table-cell office:value-type="float" office:value="54023" table:style-name="ce1">
            <text:p>54023</text:p>
          </table:table-cell>
          <table:table-cell office:value-type="float" office:value="54024" table:style-name="ce1">
            <text:p>54024</text:p>
          </table:table-cell>
          <table:table-cell office:value-type="float" office:value="54025" table:style-name="ce1">
            <text:p>54025</text:p>
          </table:table-cell>
          <table:table-cell office:value-type="float" office:value="54026" table:style-name="ce1">
            <text:p>54026</text:p>
          </table:table-cell>
          <table:table-cell office:value-type="float" office:value="54027" table:style-name="ce1">
            <text:p>54027</text:p>
          </table:table-cell>
          <table:table-cell office:value-type="float" office:value="54028" table:style-name="ce1">
            <text:p>54028</text:p>
          </table:table-cell>
          <table:table-cell office:value-type="float" office:value="54029" table:style-name="ce1">
            <text:p>54029</text:p>
          </table:table-cell>
          <table:table-cell office:value-type="float" office:value="54030" table:style-name="ce1">
            <text:p>54030</text:p>
          </table:table-cell>
          <table:table-cell office:value-type="float" office:value="54031" table:style-name="ce1">
            <text:p>54031</text:p>
          </table:table-cell>
          <table:table-cell office:value-type="float" office:value="54032" table:style-name="ce1">
            <text:p>54032</text:p>
          </table:table-cell>
          <table:table-cell office:value-type="float" office:value="54033" table:style-name="ce1">
            <text:p>54033</text:p>
          </table:table-cell>
          <table:table-cell office:value-type="float" office:value="54034" table:style-name="ce1">
            <text:p>54034</text:p>
          </table:table-cell>
          <table:table-cell office:value-type="float" office:value="54035" table:style-name="ce1">
            <text:p>54035</text:p>
          </table:table-cell>
          <table:table-cell office:value-type="float" office:value="54036" table:style-name="ce1">
            <text:p>54036</text:p>
          </table:table-cell>
          <table:table-cell office:value-type="float" office:value="54037" table:style-name="ce1">
            <text:p>54037</text:p>
          </table:table-cell>
          <table:table-cell office:value-type="float" office:value="54038" table:style-name="ce1">
            <text:p>54038</text:p>
          </table:table-cell>
          <table:table-cell office:value-type="float" office:value="54039" table:style-name="ce1">
            <text:p>54039</text:p>
          </table:table-cell>
          <table:table-cell office:value-type="float" office:value="54040" table:style-name="ce1">
            <text:p>54040</text:p>
          </table:table-cell>
          <table:table-cell office:value-type="float" office:value="54041" table:style-name="ce1">
            <text:p>54041</text:p>
          </table:table-cell>
          <table:table-cell office:value-type="float" office:value="54042" table:style-name="ce1">
            <text:p>54042</text:p>
          </table:table-cell>
          <table:table-cell office:value-type="float" office:value="54043" table:style-name="ce1">
            <text:p>54043</text:p>
          </table:table-cell>
          <table:table-cell office:value-type="float" office:value="54044" table:style-name="ce1">
            <text:p>54044</text:p>
          </table:table-cell>
          <table:table-cell office:value-type="float" office:value="54045" table:style-name="ce1">
            <text:p>54045</text:p>
          </table:table-cell>
          <table:table-cell office:value-type="float" office:value="54046" table:style-name="ce1">
            <text:p>54046</text:p>
          </table:table-cell>
          <table:table-cell office:value-type="float" office:value="54047" table:style-name="ce1">
            <text:p>54047</text:p>
          </table:table-cell>
          <table:table-cell office:value-type="float" office:value="54048" table:style-name="ce1">
            <text:p>54048</text:p>
          </table:table-cell>
          <table:table-cell office:value-type="float" office:value="54049" table:style-name="ce1">
            <text:p>54049</text:p>
          </table:table-cell>
          <table:table-cell office:value-type="float" office:value="54050" table:style-name="ce1">
            <text:p>54050</text:p>
          </table:table-cell>
          <table:table-cell office:value-type="float" office:value="54051" table:style-name="ce1">
            <text:p>54051</text:p>
          </table:table-cell>
          <table:table-cell office:value-type="float" office:value="54052" table:style-name="ce1">
            <text:p>54052</text:p>
          </table:table-cell>
          <table:table-cell office:value-type="float" office:value="54053" table:style-name="ce1">
            <text:p>54053</text:p>
          </table:table-cell>
          <table:table-cell office:value-type="float" office:value="54054" table:style-name="ce1">
            <text:p>54054</text:p>
          </table:table-cell>
          <table:table-cell office:value-type="float" office:value="54055" table:style-name="ce1">
            <text:p>54055</text:p>
          </table:table-cell>
          <table:table-cell office:value-type="float" office:value="54056" table:style-name="ce1">
            <text:p>54056</text:p>
          </table:table-cell>
          <table:table-cell office:value-type="float" office:value="54057" table:style-name="ce1">
            <text:p>54057</text:p>
          </table:table-cell>
          <table:table-cell office:value-type="float" office:value="54058" table:style-name="ce1">
            <text:p>54058</text:p>
          </table:table-cell>
          <table:table-cell office:value-type="float" office:value="54059" table:style-name="ce1">
            <text:p>54059</text:p>
          </table:table-cell>
          <table:table-cell office:value-type="float" office:value="54060" table:style-name="ce1">
            <text:p>54060</text:p>
          </table:table-cell>
          <table:table-cell office:value-type="float" office:value="54061" table:style-name="ce1">
            <text:p>54061</text:p>
          </table:table-cell>
          <table:table-cell office:value-type="float" office:value="54062" table:style-name="ce1">
            <text:p>54062</text:p>
          </table:table-cell>
          <table:table-cell office:value-type="float" office:value="54063" table:style-name="ce1">
            <text:p>54063</text:p>
          </table:table-cell>
          <table:table-cell office:value-type="float" office:value="54064" table:style-name="ce1">
            <text:p>54064</text:p>
          </table:table-cell>
          <table:table-cell office:value-type="float" office:value="54065" table:style-name="ce1">
            <text:p>54065</text:p>
          </table:table-cell>
          <table:table-cell office:value-type="float" office:value="54066" table:style-name="ce1">
            <text:p>54066</text:p>
          </table:table-cell>
          <table:table-cell office:value-type="float" office:value="54067" table:style-name="ce1">
            <text:p>54067</text:p>
          </table:table-cell>
          <table:table-cell office:value-type="float" office:value="54068" table:style-name="ce1">
            <text:p>54068</text:p>
          </table:table-cell>
          <table:table-cell office:value-type="float" office:value="54069" table:style-name="ce1">
            <text:p>54069</text:p>
          </table:table-cell>
          <table:table-cell office:value-type="float" office:value="54070" table:style-name="ce1">
            <text:p>54070</text:p>
          </table:table-cell>
          <table:table-cell office:value-type="float" office:value="54071" table:style-name="ce1">
            <text:p>54071</text:p>
          </table:table-cell>
          <table:table-cell office:value-type="float" office:value="54072" table:style-name="ce1">
            <text:p>54072</text:p>
          </table:table-cell>
          <table:table-cell office:value-type="float" office:value="54073" table:style-name="ce1">
            <text:p>54073</text:p>
          </table:table-cell>
          <table:table-cell office:value-type="float" office:value="54074" table:style-name="ce1">
            <text:p>54074</text:p>
          </table:table-cell>
          <table:table-cell office:value-type="float" office:value="54075" table:style-name="ce1">
            <text:p>54075</text:p>
          </table:table-cell>
          <table:table-cell office:value-type="float" office:value="54076" table:style-name="ce1">
            <text:p>54076</text:p>
          </table:table-cell>
          <table:table-cell office:value-type="float" office:value="54077" table:style-name="ce1">
            <text:p>54077</text:p>
          </table:table-cell>
          <table:table-cell office:value-type="float" office:value="54078" table:style-name="ce1">
            <text:p>54078</text:p>
          </table:table-cell>
          <table:table-cell office:value-type="float" office:value="54079" table:style-name="ce1">
            <text:p>54079</text:p>
          </table:table-cell>
          <table:table-cell office:value-type="float" office:value="54080" table:style-name="ce1">
            <text:p>54080</text:p>
          </table:table-cell>
          <table:table-cell office:value-type="float" office:value="54081" table:style-name="ce1">
            <text:p>54081</text:p>
          </table:table-cell>
          <table:table-cell office:value-type="float" office:value="54082" table:style-name="ce1">
            <text:p>54082</text:p>
          </table:table-cell>
          <table:table-cell office:value-type="float" office:value="54083" table:style-name="ce1">
            <text:p>54083</text:p>
          </table:table-cell>
          <table:table-cell office:value-type="float" office:value="54084" table:style-name="ce1">
            <text:p>54084</text:p>
          </table:table-cell>
          <table:table-cell office:value-type="float" office:value="54085" table:style-name="ce1">
            <text:p>54085</text:p>
          </table:table-cell>
          <table:table-cell office:value-type="float" office:value="54086" table:style-name="ce1">
            <text:p>54086</text:p>
          </table:table-cell>
          <table:table-cell office:value-type="float" office:value="54087" table:style-name="ce1">
            <text:p>54087</text:p>
          </table:table-cell>
          <table:table-cell office:value-type="float" office:value="54088" table:style-name="ce1">
            <text:p>54088</text:p>
          </table:table-cell>
          <table:table-cell office:value-type="float" office:value="54089" table:style-name="ce1">
            <text:p>54089</text:p>
          </table:table-cell>
          <table:table-cell office:value-type="float" office:value="54090" table:style-name="ce1">
            <text:p>54090</text:p>
          </table:table-cell>
          <table:table-cell office:value-type="float" office:value="54091" table:style-name="ce1">
            <text:p>54091</text:p>
          </table:table-cell>
          <table:table-cell office:value-type="float" office:value="54092" table:style-name="ce1">
            <text:p>54092</text:p>
          </table:table-cell>
          <table:table-cell office:value-type="float" office:value="54093" table:style-name="ce1">
            <text:p>54093</text:p>
          </table:table-cell>
          <table:table-cell office:value-type="float" office:value="54094" table:style-name="ce1">
            <text:p>54094</text:p>
          </table:table-cell>
          <table:table-cell office:value-type="float" office:value="54095" table:style-name="ce1">
            <text:p>54095</text:p>
          </table:table-cell>
          <table:table-cell office:value-type="float" office:value="54096" table:style-name="ce1">
            <text:p>54096</text:p>
          </table:table-cell>
          <table:table-cell office:value-type="float" office:value="54097" table:style-name="ce1">
            <text:p>54097</text:p>
          </table:table-cell>
          <table:table-cell office:value-type="float" office:value="54098" table:style-name="ce1">
            <text:p>54098</text:p>
          </table:table-cell>
          <table:table-cell office:value-type="float" office:value="54099" table:style-name="ce1">
            <text:p>54099</text:p>
          </table:table-cell>
          <table:table-cell table:number-columns-repeated="16284"/>
        </table:table-row>
        <table:table-row table:style-name="ro1">
          <table:table-cell office:value-type="float" office:value="54100" table:style-name="ce1">
            <text:p>54100</text:p>
          </table:table-cell>
          <table:table-cell office:value-type="float" office:value="54101" table:style-name="ce1">
            <text:p>54101</text:p>
          </table:table-cell>
          <table:table-cell office:value-type="float" office:value="54102" table:style-name="ce1">
            <text:p>54102</text:p>
          </table:table-cell>
          <table:table-cell office:value-type="float" office:value="54103" table:style-name="ce1">
            <text:p>54103</text:p>
          </table:table-cell>
          <table:table-cell office:value-type="float" office:value="54104" table:style-name="ce1">
            <text:p>54104</text:p>
          </table:table-cell>
          <table:table-cell office:value-type="float" office:value="54105" table:style-name="ce1">
            <text:p>54105</text:p>
          </table:table-cell>
          <table:table-cell office:value-type="float" office:value="54106" table:style-name="ce1">
            <text:p>54106</text:p>
          </table:table-cell>
          <table:table-cell office:value-type="float" office:value="54107" table:style-name="ce1">
            <text:p>54107</text:p>
          </table:table-cell>
          <table:table-cell office:value-type="float" office:value="54108" table:style-name="ce1">
            <text:p>54108</text:p>
          </table:table-cell>
          <table:table-cell office:value-type="float" office:value="54109" table:style-name="ce1">
            <text:p>54109</text:p>
          </table:table-cell>
          <table:table-cell office:value-type="float" office:value="54110" table:style-name="ce1">
            <text:p>54110</text:p>
          </table:table-cell>
          <table:table-cell office:value-type="float" office:value="54111" table:style-name="ce1">
            <text:p>54111</text:p>
          </table:table-cell>
          <table:table-cell office:value-type="float" office:value="54112" table:style-name="ce1">
            <text:p>54112</text:p>
          </table:table-cell>
          <table:table-cell office:value-type="float" office:value="54113" table:style-name="ce1">
            <text:p>54113</text:p>
          </table:table-cell>
          <table:table-cell office:value-type="float" office:value="54114" table:style-name="ce1">
            <text:p>54114</text:p>
          </table:table-cell>
          <table:table-cell office:value-type="float" office:value="54115" table:style-name="ce1">
            <text:p>54115</text:p>
          </table:table-cell>
          <table:table-cell office:value-type="float" office:value="54116" table:style-name="ce1">
            <text:p>54116</text:p>
          </table:table-cell>
          <table:table-cell office:value-type="float" office:value="54117" table:style-name="ce1">
            <text:p>54117</text:p>
          </table:table-cell>
          <table:table-cell office:value-type="float" office:value="54118" table:style-name="ce1">
            <text:p>54118</text:p>
          </table:table-cell>
          <table:table-cell office:value-type="float" office:value="54119" table:style-name="ce1">
            <text:p>54119</text:p>
          </table:table-cell>
          <table:table-cell office:value-type="float" office:value="54120" table:style-name="ce1">
            <text:p>54120</text:p>
          </table:table-cell>
          <table:table-cell office:value-type="float" office:value="54121" table:style-name="ce1">
            <text:p>54121</text:p>
          </table:table-cell>
          <table:table-cell office:value-type="float" office:value="54122" table:style-name="ce1">
            <text:p>54122</text:p>
          </table:table-cell>
          <table:table-cell office:value-type="float" office:value="54123" table:style-name="ce1">
            <text:p>54123</text:p>
          </table:table-cell>
          <table:table-cell office:value-type="float" office:value="54124" table:style-name="ce1">
            <text:p>54124</text:p>
          </table:table-cell>
          <table:table-cell office:value-type="float" office:value="54125" table:style-name="ce1">
            <text:p>54125</text:p>
          </table:table-cell>
          <table:table-cell office:value-type="float" office:value="54126" table:style-name="ce1">
            <text:p>54126</text:p>
          </table:table-cell>
          <table:table-cell office:value-type="float" office:value="54127" table:style-name="ce1">
            <text:p>54127</text:p>
          </table:table-cell>
          <table:table-cell office:value-type="float" office:value="54128" table:style-name="ce1">
            <text:p>54128</text:p>
          </table:table-cell>
          <table:table-cell office:value-type="float" office:value="54129" table:style-name="ce1">
            <text:p>54129</text:p>
          </table:table-cell>
          <table:table-cell office:value-type="float" office:value="54130" table:style-name="ce1">
            <text:p>54130</text:p>
          </table:table-cell>
          <table:table-cell office:value-type="float" office:value="54131" table:style-name="ce1">
            <text:p>54131</text:p>
          </table:table-cell>
          <table:table-cell office:value-type="float" office:value="54132" table:style-name="ce1">
            <text:p>54132</text:p>
          </table:table-cell>
          <table:table-cell office:value-type="float" office:value="54133" table:style-name="ce1">
            <text:p>54133</text:p>
          </table:table-cell>
          <table:table-cell office:value-type="float" office:value="54134" table:style-name="ce1">
            <text:p>54134</text:p>
          </table:table-cell>
          <table:table-cell office:value-type="float" office:value="54135" table:style-name="ce1">
            <text:p>54135</text:p>
          </table:table-cell>
          <table:table-cell office:value-type="float" office:value="54136" table:style-name="ce1">
            <text:p>54136</text:p>
          </table:table-cell>
          <table:table-cell office:value-type="float" office:value="54137" table:style-name="ce1">
            <text:p>54137</text:p>
          </table:table-cell>
          <table:table-cell office:value-type="float" office:value="54138" table:style-name="ce1">
            <text:p>54138</text:p>
          </table:table-cell>
          <table:table-cell office:value-type="float" office:value="54139" table:style-name="ce1">
            <text:p>54139</text:p>
          </table:table-cell>
          <table:table-cell office:value-type="float" office:value="54140" table:style-name="ce1">
            <text:p>54140</text:p>
          </table:table-cell>
          <table:table-cell office:value-type="float" office:value="54141" table:style-name="ce1">
            <text:p>54141</text:p>
          </table:table-cell>
          <table:table-cell office:value-type="float" office:value="54142" table:style-name="ce1">
            <text:p>54142</text:p>
          </table:table-cell>
          <table:table-cell office:value-type="float" office:value="54143" table:style-name="ce1">
            <text:p>54143</text:p>
          </table:table-cell>
          <table:table-cell office:value-type="float" office:value="54144" table:style-name="ce1">
            <text:p>54144</text:p>
          </table:table-cell>
          <table:table-cell office:value-type="float" office:value="54145" table:style-name="ce1">
            <text:p>54145</text:p>
          </table:table-cell>
          <table:table-cell office:value-type="float" office:value="54146" table:style-name="ce1">
            <text:p>54146</text:p>
          </table:table-cell>
          <table:table-cell office:value-type="float" office:value="54147" table:style-name="ce1">
            <text:p>54147</text:p>
          </table:table-cell>
          <table:table-cell office:value-type="float" office:value="54148" table:style-name="ce1">
            <text:p>54148</text:p>
          </table:table-cell>
          <table:table-cell office:value-type="float" office:value="54149" table:style-name="ce1">
            <text:p>54149</text:p>
          </table:table-cell>
          <table:table-cell office:value-type="float" office:value="54150" table:style-name="ce1">
            <text:p>54150</text:p>
          </table:table-cell>
          <table:table-cell office:value-type="float" office:value="54151" table:style-name="ce1">
            <text:p>54151</text:p>
          </table:table-cell>
          <table:table-cell office:value-type="float" office:value="54152" table:style-name="ce1">
            <text:p>54152</text:p>
          </table:table-cell>
          <table:table-cell office:value-type="float" office:value="54153" table:style-name="ce1">
            <text:p>54153</text:p>
          </table:table-cell>
          <table:table-cell office:value-type="float" office:value="54154" table:style-name="ce1">
            <text:p>54154</text:p>
          </table:table-cell>
          <table:table-cell office:value-type="float" office:value="54155" table:style-name="ce1">
            <text:p>54155</text:p>
          </table:table-cell>
          <table:table-cell office:value-type="float" office:value="54156" table:style-name="ce1">
            <text:p>54156</text:p>
          </table:table-cell>
          <table:table-cell office:value-type="float" office:value="54157" table:style-name="ce1">
            <text:p>54157</text:p>
          </table:table-cell>
          <table:table-cell office:value-type="float" office:value="54158" table:style-name="ce1">
            <text:p>54158</text:p>
          </table:table-cell>
          <table:table-cell office:value-type="float" office:value="54159" table:style-name="ce1">
            <text:p>54159</text:p>
          </table:table-cell>
          <table:table-cell office:value-type="float" office:value="54160" table:style-name="ce1">
            <text:p>54160</text:p>
          </table:table-cell>
          <table:table-cell office:value-type="float" office:value="54161" table:style-name="ce1">
            <text:p>54161</text:p>
          </table:table-cell>
          <table:table-cell office:value-type="float" office:value="54162" table:style-name="ce1">
            <text:p>54162</text:p>
          </table:table-cell>
          <table:table-cell office:value-type="float" office:value="54163" table:style-name="ce1">
            <text:p>54163</text:p>
          </table:table-cell>
          <table:table-cell office:value-type="float" office:value="54164" table:style-name="ce1">
            <text:p>54164</text:p>
          </table:table-cell>
          <table:table-cell office:value-type="float" office:value="54165" table:style-name="ce1">
            <text:p>54165</text:p>
          </table:table-cell>
          <table:table-cell office:value-type="float" office:value="54166" table:style-name="ce1">
            <text:p>54166</text:p>
          </table:table-cell>
          <table:table-cell office:value-type="float" office:value="54167" table:style-name="ce1">
            <text:p>54167</text:p>
          </table:table-cell>
          <table:table-cell office:value-type="float" office:value="54168" table:style-name="ce1">
            <text:p>54168</text:p>
          </table:table-cell>
          <table:table-cell office:value-type="float" office:value="54169" table:style-name="ce1">
            <text:p>54169</text:p>
          </table:table-cell>
          <table:table-cell office:value-type="float" office:value="54170" table:style-name="ce1">
            <text:p>54170</text:p>
          </table:table-cell>
          <table:table-cell office:value-type="float" office:value="54171" table:style-name="ce1">
            <text:p>54171</text:p>
          </table:table-cell>
          <table:table-cell office:value-type="float" office:value="54172" table:style-name="ce1">
            <text:p>54172</text:p>
          </table:table-cell>
          <table:table-cell office:value-type="float" office:value="54173" table:style-name="ce1">
            <text:p>54173</text:p>
          </table:table-cell>
          <table:table-cell office:value-type="float" office:value="54174" table:style-name="ce1">
            <text:p>54174</text:p>
          </table:table-cell>
          <table:table-cell office:value-type="float" office:value="54175" table:style-name="ce1">
            <text:p>54175</text:p>
          </table:table-cell>
          <table:table-cell office:value-type="float" office:value="54176" table:style-name="ce1">
            <text:p>54176</text:p>
          </table:table-cell>
          <table:table-cell office:value-type="float" office:value="54177" table:style-name="ce1">
            <text:p>54177</text:p>
          </table:table-cell>
          <table:table-cell office:value-type="float" office:value="54178" table:style-name="ce1">
            <text:p>54178</text:p>
          </table:table-cell>
          <table:table-cell office:value-type="float" office:value="54179" table:style-name="ce1">
            <text:p>54179</text:p>
          </table:table-cell>
          <table:table-cell office:value-type="float" office:value="54180" table:style-name="ce1">
            <text:p>54180</text:p>
          </table:table-cell>
          <table:table-cell office:value-type="float" office:value="54181" table:style-name="ce1">
            <text:p>54181</text:p>
          </table:table-cell>
          <table:table-cell office:value-type="float" office:value="54182" table:style-name="ce1">
            <text:p>54182</text:p>
          </table:table-cell>
          <table:table-cell office:value-type="float" office:value="54183" table:style-name="ce1">
            <text:p>54183</text:p>
          </table:table-cell>
          <table:table-cell office:value-type="float" office:value="54184" table:style-name="ce1">
            <text:p>54184</text:p>
          </table:table-cell>
          <table:table-cell office:value-type="float" office:value="54185" table:style-name="ce1">
            <text:p>54185</text:p>
          </table:table-cell>
          <table:table-cell office:value-type="float" office:value="54186" table:style-name="ce1">
            <text:p>54186</text:p>
          </table:table-cell>
          <table:table-cell office:value-type="float" office:value="54187" table:style-name="ce1">
            <text:p>54187</text:p>
          </table:table-cell>
          <table:table-cell office:value-type="float" office:value="54188" table:style-name="ce1">
            <text:p>54188</text:p>
          </table:table-cell>
          <table:table-cell office:value-type="float" office:value="54189" table:style-name="ce1">
            <text:p>54189</text:p>
          </table:table-cell>
          <table:table-cell office:value-type="float" office:value="54190" table:style-name="ce1">
            <text:p>54190</text:p>
          </table:table-cell>
          <table:table-cell office:value-type="float" office:value="54191" table:style-name="ce1">
            <text:p>54191</text:p>
          </table:table-cell>
          <table:table-cell office:value-type="float" office:value="54192" table:style-name="ce1">
            <text:p>54192</text:p>
          </table:table-cell>
          <table:table-cell office:value-type="float" office:value="54193" table:style-name="ce1">
            <text:p>54193</text:p>
          </table:table-cell>
          <table:table-cell office:value-type="float" office:value="54194" table:style-name="ce1">
            <text:p>54194</text:p>
          </table:table-cell>
          <table:table-cell office:value-type="float" office:value="54195" table:style-name="ce1">
            <text:p>54195</text:p>
          </table:table-cell>
          <table:table-cell office:value-type="float" office:value="54196" table:style-name="ce1">
            <text:p>54196</text:p>
          </table:table-cell>
          <table:table-cell office:value-type="float" office:value="54197" table:style-name="ce1">
            <text:p>54197</text:p>
          </table:table-cell>
          <table:table-cell office:value-type="float" office:value="54198" table:style-name="ce1">
            <text:p>54198</text:p>
          </table:table-cell>
          <table:table-cell office:value-type="float" office:value="54199" table:style-name="ce1">
            <text:p>54199</text:p>
          </table:table-cell>
          <table:table-cell table:number-columns-repeated="16284"/>
        </table:table-row>
        <table:table-row table:style-name="ro1">
          <table:table-cell office:value-type="float" office:value="54200" table:style-name="ce1">
            <text:p>54200</text:p>
          </table:table-cell>
          <table:table-cell office:value-type="float" office:value="54201" table:style-name="ce1">
            <text:p>54201</text:p>
          </table:table-cell>
          <table:table-cell office:value-type="float" office:value="54202" table:style-name="ce1">
            <text:p>54202</text:p>
          </table:table-cell>
          <table:table-cell office:value-type="float" office:value="54203" table:style-name="ce1">
            <text:p>54203</text:p>
          </table:table-cell>
          <table:table-cell office:value-type="float" office:value="54204" table:style-name="ce1">
            <text:p>54204</text:p>
          </table:table-cell>
          <table:table-cell office:value-type="float" office:value="54205" table:style-name="ce1">
            <text:p>54205</text:p>
          </table:table-cell>
          <table:table-cell office:value-type="float" office:value="54206" table:style-name="ce1">
            <text:p>54206</text:p>
          </table:table-cell>
          <table:table-cell office:value-type="float" office:value="54207" table:style-name="ce1">
            <text:p>54207</text:p>
          </table:table-cell>
          <table:table-cell office:value-type="float" office:value="54208" table:style-name="ce1">
            <text:p>54208</text:p>
          </table:table-cell>
          <table:table-cell office:value-type="float" office:value="54209" table:style-name="ce1">
            <text:p>54209</text:p>
          </table:table-cell>
          <table:table-cell office:value-type="float" office:value="54210" table:style-name="ce1">
            <text:p>54210</text:p>
          </table:table-cell>
          <table:table-cell office:value-type="float" office:value="54211" table:style-name="ce1">
            <text:p>54211</text:p>
          </table:table-cell>
          <table:table-cell office:value-type="float" office:value="54212" table:style-name="ce1">
            <text:p>54212</text:p>
          </table:table-cell>
          <table:table-cell office:value-type="float" office:value="54213" table:style-name="ce1">
            <text:p>54213</text:p>
          </table:table-cell>
          <table:table-cell office:value-type="float" office:value="54214" table:style-name="ce1">
            <text:p>54214</text:p>
          </table:table-cell>
          <table:table-cell office:value-type="float" office:value="54215" table:style-name="ce1">
            <text:p>54215</text:p>
          </table:table-cell>
          <table:table-cell office:value-type="float" office:value="54216" table:style-name="ce1">
            <text:p>54216</text:p>
          </table:table-cell>
          <table:table-cell office:value-type="float" office:value="54217" table:style-name="ce1">
            <text:p>54217</text:p>
          </table:table-cell>
          <table:table-cell office:value-type="float" office:value="54218" table:style-name="ce1">
            <text:p>54218</text:p>
          </table:table-cell>
          <table:table-cell office:value-type="float" office:value="54219" table:style-name="ce1">
            <text:p>54219</text:p>
          </table:table-cell>
          <table:table-cell office:value-type="float" office:value="54220" table:style-name="ce1">
            <text:p>54220</text:p>
          </table:table-cell>
          <table:table-cell office:value-type="float" office:value="54221" table:style-name="ce1">
            <text:p>54221</text:p>
          </table:table-cell>
          <table:table-cell office:value-type="float" office:value="54222" table:style-name="ce1">
            <text:p>54222</text:p>
          </table:table-cell>
          <table:table-cell office:value-type="float" office:value="54223" table:style-name="ce1">
            <text:p>54223</text:p>
          </table:table-cell>
          <table:table-cell office:value-type="float" office:value="54224" table:style-name="ce1">
            <text:p>54224</text:p>
          </table:table-cell>
          <table:table-cell office:value-type="float" office:value="54225" table:style-name="ce1">
            <text:p>54225</text:p>
          </table:table-cell>
          <table:table-cell office:value-type="float" office:value="54226" table:style-name="ce1">
            <text:p>54226</text:p>
          </table:table-cell>
          <table:table-cell office:value-type="float" office:value="54227" table:style-name="ce1">
            <text:p>54227</text:p>
          </table:table-cell>
          <table:table-cell office:value-type="float" office:value="54228" table:style-name="ce1">
            <text:p>54228</text:p>
          </table:table-cell>
          <table:table-cell office:value-type="float" office:value="54229" table:style-name="ce1">
            <text:p>54229</text:p>
          </table:table-cell>
          <table:table-cell office:value-type="float" office:value="54230" table:style-name="ce1">
            <text:p>54230</text:p>
          </table:table-cell>
          <table:table-cell office:value-type="float" office:value="54231" table:style-name="ce1">
            <text:p>54231</text:p>
          </table:table-cell>
          <table:table-cell office:value-type="float" office:value="54232" table:style-name="ce1">
            <text:p>54232</text:p>
          </table:table-cell>
          <table:table-cell office:value-type="float" office:value="54233" table:style-name="ce1">
            <text:p>54233</text:p>
          </table:table-cell>
          <table:table-cell office:value-type="float" office:value="54234" table:style-name="ce1">
            <text:p>54234</text:p>
          </table:table-cell>
          <table:table-cell office:value-type="float" office:value="54235" table:style-name="ce1">
            <text:p>54235</text:p>
          </table:table-cell>
          <table:table-cell office:value-type="float" office:value="54236" table:style-name="ce1">
            <text:p>54236</text:p>
          </table:table-cell>
          <table:table-cell office:value-type="float" office:value="54237" table:style-name="ce1">
            <text:p>54237</text:p>
          </table:table-cell>
          <table:table-cell office:value-type="float" office:value="54238" table:style-name="ce1">
            <text:p>54238</text:p>
          </table:table-cell>
          <table:table-cell office:value-type="float" office:value="54239" table:style-name="ce1">
            <text:p>54239</text:p>
          </table:table-cell>
          <table:table-cell office:value-type="float" office:value="54240" table:style-name="ce1">
            <text:p>54240</text:p>
          </table:table-cell>
          <table:table-cell office:value-type="float" office:value="54241" table:style-name="ce1">
            <text:p>54241</text:p>
          </table:table-cell>
          <table:table-cell office:value-type="float" office:value="54242" table:style-name="ce1">
            <text:p>54242</text:p>
          </table:table-cell>
          <table:table-cell office:value-type="float" office:value="54243" table:style-name="ce1">
            <text:p>54243</text:p>
          </table:table-cell>
          <table:table-cell office:value-type="float" office:value="54244" table:style-name="ce1">
            <text:p>54244</text:p>
          </table:table-cell>
          <table:table-cell office:value-type="float" office:value="54245" table:style-name="ce1">
            <text:p>54245</text:p>
          </table:table-cell>
          <table:table-cell office:value-type="float" office:value="54246" table:style-name="ce1">
            <text:p>54246</text:p>
          </table:table-cell>
          <table:table-cell office:value-type="float" office:value="54247" table:style-name="ce1">
            <text:p>54247</text:p>
          </table:table-cell>
          <table:table-cell office:value-type="float" office:value="54248" table:style-name="ce1">
            <text:p>54248</text:p>
          </table:table-cell>
          <table:table-cell office:value-type="float" office:value="54249" table:style-name="ce1">
            <text:p>54249</text:p>
          </table:table-cell>
          <table:table-cell office:value-type="float" office:value="54250" table:style-name="ce1">
            <text:p>54250</text:p>
          </table:table-cell>
          <table:table-cell office:value-type="float" office:value="54251" table:style-name="ce1">
            <text:p>54251</text:p>
          </table:table-cell>
          <table:table-cell office:value-type="float" office:value="54252" table:style-name="ce1">
            <text:p>54252</text:p>
          </table:table-cell>
          <table:table-cell office:value-type="float" office:value="54253" table:style-name="ce1">
            <text:p>54253</text:p>
          </table:table-cell>
          <table:table-cell office:value-type="float" office:value="54254" table:style-name="ce1">
            <text:p>54254</text:p>
          </table:table-cell>
          <table:table-cell office:value-type="float" office:value="54255" table:style-name="ce1">
            <text:p>54255</text:p>
          </table:table-cell>
          <table:table-cell office:value-type="float" office:value="54256" table:style-name="ce1">
            <text:p>54256</text:p>
          </table:table-cell>
          <table:table-cell office:value-type="float" office:value="54257" table:style-name="ce1">
            <text:p>54257</text:p>
          </table:table-cell>
          <table:table-cell office:value-type="float" office:value="54258" table:style-name="ce1">
            <text:p>54258</text:p>
          </table:table-cell>
          <table:table-cell office:value-type="float" office:value="54259" table:style-name="ce1">
            <text:p>54259</text:p>
          </table:table-cell>
          <table:table-cell office:value-type="float" office:value="54260" table:style-name="ce1">
            <text:p>54260</text:p>
          </table:table-cell>
          <table:table-cell office:value-type="float" office:value="54261" table:style-name="ce1">
            <text:p>54261</text:p>
          </table:table-cell>
          <table:table-cell office:value-type="float" office:value="54262" table:style-name="ce1">
            <text:p>54262</text:p>
          </table:table-cell>
          <table:table-cell office:value-type="float" office:value="54263" table:style-name="ce1">
            <text:p>54263</text:p>
          </table:table-cell>
          <table:table-cell office:value-type="float" office:value="54264" table:style-name="ce1">
            <text:p>54264</text:p>
          </table:table-cell>
          <table:table-cell office:value-type="float" office:value="54265" table:style-name="ce1">
            <text:p>54265</text:p>
          </table:table-cell>
          <table:table-cell office:value-type="float" office:value="54266" table:style-name="ce1">
            <text:p>54266</text:p>
          </table:table-cell>
          <table:table-cell office:value-type="float" office:value="54267" table:style-name="ce1">
            <text:p>54267</text:p>
          </table:table-cell>
          <table:table-cell office:value-type="float" office:value="54268" table:style-name="ce1">
            <text:p>54268</text:p>
          </table:table-cell>
          <table:table-cell office:value-type="float" office:value="54269" table:style-name="ce1">
            <text:p>54269</text:p>
          </table:table-cell>
          <table:table-cell office:value-type="float" office:value="54270" table:style-name="ce1">
            <text:p>54270</text:p>
          </table:table-cell>
          <table:table-cell office:value-type="float" office:value="54271" table:style-name="ce1">
            <text:p>54271</text:p>
          </table:table-cell>
          <table:table-cell office:value-type="float" office:value="54272" table:style-name="ce1">
            <text:p>54272</text:p>
          </table:table-cell>
          <table:table-cell office:value-type="float" office:value="54273" table:style-name="ce1">
            <text:p>54273</text:p>
          </table:table-cell>
          <table:table-cell office:value-type="float" office:value="54274" table:style-name="ce1">
            <text:p>54274</text:p>
          </table:table-cell>
          <table:table-cell office:value-type="float" office:value="54275" table:style-name="ce1">
            <text:p>54275</text:p>
          </table:table-cell>
          <table:table-cell office:value-type="float" office:value="54276" table:style-name="ce1">
            <text:p>54276</text:p>
          </table:table-cell>
          <table:table-cell office:value-type="float" office:value="54277" table:style-name="ce1">
            <text:p>54277</text:p>
          </table:table-cell>
          <table:table-cell office:value-type="float" office:value="54278" table:style-name="ce1">
            <text:p>54278</text:p>
          </table:table-cell>
          <table:table-cell office:value-type="float" office:value="54279" table:style-name="ce1">
            <text:p>54279</text:p>
          </table:table-cell>
          <table:table-cell office:value-type="float" office:value="54280" table:style-name="ce1">
            <text:p>54280</text:p>
          </table:table-cell>
          <table:table-cell office:value-type="float" office:value="54281" table:style-name="ce1">
            <text:p>54281</text:p>
          </table:table-cell>
          <table:table-cell office:value-type="float" office:value="54282" table:style-name="ce1">
            <text:p>54282</text:p>
          </table:table-cell>
          <table:table-cell office:value-type="float" office:value="54283" table:style-name="ce1">
            <text:p>54283</text:p>
          </table:table-cell>
          <table:table-cell office:value-type="float" office:value="54284" table:style-name="ce1">
            <text:p>54284</text:p>
          </table:table-cell>
          <table:table-cell office:value-type="float" office:value="54285" table:style-name="ce1">
            <text:p>54285</text:p>
          </table:table-cell>
          <table:table-cell office:value-type="float" office:value="54286" table:style-name="ce1">
            <text:p>54286</text:p>
          </table:table-cell>
          <table:table-cell office:value-type="float" office:value="54287" table:style-name="ce1">
            <text:p>54287</text:p>
          </table:table-cell>
          <table:table-cell office:value-type="float" office:value="54288" table:style-name="ce1">
            <text:p>54288</text:p>
          </table:table-cell>
          <table:table-cell office:value-type="float" office:value="54289" table:style-name="ce1">
            <text:p>54289</text:p>
          </table:table-cell>
          <table:table-cell office:value-type="float" office:value="54290" table:style-name="ce1">
            <text:p>54290</text:p>
          </table:table-cell>
          <table:table-cell office:value-type="float" office:value="54291" table:style-name="ce1">
            <text:p>54291</text:p>
          </table:table-cell>
          <table:table-cell office:value-type="float" office:value="54292" table:style-name="ce1">
            <text:p>54292</text:p>
          </table:table-cell>
          <table:table-cell office:value-type="float" office:value="54293" table:style-name="ce1">
            <text:p>54293</text:p>
          </table:table-cell>
          <table:table-cell office:value-type="float" office:value="54294" table:style-name="ce1">
            <text:p>54294</text:p>
          </table:table-cell>
          <table:table-cell office:value-type="float" office:value="54295" table:style-name="ce1">
            <text:p>54295</text:p>
          </table:table-cell>
          <table:table-cell office:value-type="float" office:value="54296" table:style-name="ce1">
            <text:p>54296</text:p>
          </table:table-cell>
          <table:table-cell office:value-type="float" office:value="54297" table:style-name="ce1">
            <text:p>54297</text:p>
          </table:table-cell>
          <table:table-cell office:value-type="float" office:value="54298" table:style-name="ce1">
            <text:p>54298</text:p>
          </table:table-cell>
          <table:table-cell office:value-type="float" office:value="54299" table:style-name="ce1">
            <text:p>54299</text:p>
          </table:table-cell>
          <table:table-cell table:number-columns-repeated="16284"/>
        </table:table-row>
        <table:table-row table:style-name="ro1">
          <table:table-cell office:value-type="float" office:value="54300" table:style-name="ce1">
            <text:p>54300</text:p>
          </table:table-cell>
          <table:table-cell office:value-type="float" office:value="54301" table:style-name="ce1">
            <text:p>54301</text:p>
          </table:table-cell>
          <table:table-cell office:value-type="float" office:value="54302" table:style-name="ce1">
            <text:p>54302</text:p>
          </table:table-cell>
          <table:table-cell office:value-type="float" office:value="54303" table:style-name="ce1">
            <text:p>54303</text:p>
          </table:table-cell>
          <table:table-cell office:value-type="float" office:value="54304" table:style-name="ce1">
            <text:p>54304</text:p>
          </table:table-cell>
          <table:table-cell office:value-type="float" office:value="54305" table:style-name="ce1">
            <text:p>54305</text:p>
          </table:table-cell>
          <table:table-cell office:value-type="float" office:value="54306" table:style-name="ce1">
            <text:p>54306</text:p>
          </table:table-cell>
          <table:table-cell office:value-type="float" office:value="54307" table:style-name="ce1">
            <text:p>54307</text:p>
          </table:table-cell>
          <table:table-cell office:value-type="float" office:value="54308" table:style-name="ce1">
            <text:p>54308</text:p>
          </table:table-cell>
          <table:table-cell office:value-type="float" office:value="54309" table:style-name="ce1">
            <text:p>54309</text:p>
          </table:table-cell>
          <table:table-cell office:value-type="float" office:value="54310" table:style-name="ce1">
            <text:p>54310</text:p>
          </table:table-cell>
          <table:table-cell office:value-type="float" office:value="54311" table:style-name="ce1">
            <text:p>54311</text:p>
          </table:table-cell>
          <table:table-cell office:value-type="float" office:value="54312" table:style-name="ce1">
            <text:p>54312</text:p>
          </table:table-cell>
          <table:table-cell office:value-type="float" office:value="54313" table:style-name="ce1">
            <text:p>54313</text:p>
          </table:table-cell>
          <table:table-cell office:value-type="float" office:value="54314" table:style-name="ce1">
            <text:p>54314</text:p>
          </table:table-cell>
          <table:table-cell office:value-type="float" office:value="54315" table:style-name="ce1">
            <text:p>54315</text:p>
          </table:table-cell>
          <table:table-cell office:value-type="float" office:value="54316" table:style-name="ce1">
            <text:p>54316</text:p>
          </table:table-cell>
          <table:table-cell office:value-type="float" office:value="54317" table:style-name="ce1">
            <text:p>54317</text:p>
          </table:table-cell>
          <table:table-cell office:value-type="float" office:value="54318" table:style-name="ce1">
            <text:p>54318</text:p>
          </table:table-cell>
          <table:table-cell office:value-type="float" office:value="54319" table:style-name="ce1">
            <text:p>54319</text:p>
          </table:table-cell>
          <table:table-cell office:value-type="float" office:value="54320" table:style-name="ce1">
            <text:p>54320</text:p>
          </table:table-cell>
          <table:table-cell office:value-type="float" office:value="54321" table:style-name="ce1">
            <text:p>54321</text:p>
          </table:table-cell>
          <table:table-cell office:value-type="float" office:value="54322" table:style-name="ce1">
            <text:p>54322</text:p>
          </table:table-cell>
          <table:table-cell office:value-type="float" office:value="54323" table:style-name="ce1">
            <text:p>54323</text:p>
          </table:table-cell>
          <table:table-cell office:value-type="float" office:value="54324" table:style-name="ce1">
            <text:p>54324</text:p>
          </table:table-cell>
          <table:table-cell office:value-type="float" office:value="54325" table:style-name="ce1">
            <text:p>54325</text:p>
          </table:table-cell>
          <table:table-cell office:value-type="float" office:value="54326" table:style-name="ce1">
            <text:p>54326</text:p>
          </table:table-cell>
          <table:table-cell office:value-type="float" office:value="54327" table:style-name="ce1">
            <text:p>54327</text:p>
          </table:table-cell>
          <table:table-cell office:value-type="float" office:value="54328" table:style-name="ce1">
            <text:p>54328</text:p>
          </table:table-cell>
          <table:table-cell office:value-type="float" office:value="54329" table:style-name="ce1">
            <text:p>54329</text:p>
          </table:table-cell>
          <table:table-cell office:value-type="float" office:value="54330" table:style-name="ce1">
            <text:p>54330</text:p>
          </table:table-cell>
          <table:table-cell office:value-type="float" office:value="54331" table:style-name="ce1">
            <text:p>54331</text:p>
          </table:table-cell>
          <table:table-cell office:value-type="float" office:value="54332" table:style-name="ce1">
            <text:p>54332</text:p>
          </table:table-cell>
          <table:table-cell office:value-type="float" office:value="54333" table:style-name="ce1">
            <text:p>54333</text:p>
          </table:table-cell>
          <table:table-cell office:value-type="float" office:value="54334" table:style-name="ce1">
            <text:p>54334</text:p>
          </table:table-cell>
          <table:table-cell office:value-type="float" office:value="54335" table:style-name="ce1">
            <text:p>54335</text:p>
          </table:table-cell>
          <table:table-cell office:value-type="float" office:value="54336" table:style-name="ce1">
            <text:p>54336</text:p>
          </table:table-cell>
          <table:table-cell office:value-type="float" office:value="54337" table:style-name="ce1">
            <text:p>54337</text:p>
          </table:table-cell>
          <table:table-cell office:value-type="float" office:value="54338" table:style-name="ce1">
            <text:p>54338</text:p>
          </table:table-cell>
          <table:table-cell office:value-type="float" office:value="54339" table:style-name="ce1">
            <text:p>54339</text:p>
          </table:table-cell>
          <table:table-cell office:value-type="float" office:value="54340" table:style-name="ce1">
            <text:p>54340</text:p>
          </table:table-cell>
          <table:table-cell office:value-type="float" office:value="54341" table:style-name="ce1">
            <text:p>54341</text:p>
          </table:table-cell>
          <table:table-cell office:value-type="float" office:value="54342" table:style-name="ce1">
            <text:p>54342</text:p>
          </table:table-cell>
          <table:table-cell office:value-type="float" office:value="54343" table:style-name="ce1">
            <text:p>54343</text:p>
          </table:table-cell>
          <table:table-cell office:value-type="float" office:value="54344" table:style-name="ce1">
            <text:p>54344</text:p>
          </table:table-cell>
          <table:table-cell office:value-type="float" office:value="54345" table:style-name="ce1">
            <text:p>54345</text:p>
          </table:table-cell>
          <table:table-cell office:value-type="float" office:value="54346" table:style-name="ce1">
            <text:p>54346</text:p>
          </table:table-cell>
          <table:table-cell office:value-type="float" office:value="54347" table:style-name="ce1">
            <text:p>54347</text:p>
          </table:table-cell>
          <table:table-cell office:value-type="float" office:value="54348" table:style-name="ce1">
            <text:p>54348</text:p>
          </table:table-cell>
          <table:table-cell office:value-type="float" office:value="54349" table:style-name="ce1">
            <text:p>54349</text:p>
          </table:table-cell>
          <table:table-cell office:value-type="float" office:value="54350" table:style-name="ce1">
            <text:p>54350</text:p>
          </table:table-cell>
          <table:table-cell office:value-type="float" office:value="54351" table:style-name="ce1">
            <text:p>54351</text:p>
          </table:table-cell>
          <table:table-cell office:value-type="float" office:value="54352" table:style-name="ce1">
            <text:p>54352</text:p>
          </table:table-cell>
          <table:table-cell office:value-type="float" office:value="54353" table:style-name="ce1">
            <text:p>54353</text:p>
          </table:table-cell>
          <table:table-cell office:value-type="float" office:value="54354" table:style-name="ce1">
            <text:p>54354</text:p>
          </table:table-cell>
          <table:table-cell office:value-type="float" office:value="54355" table:style-name="ce1">
            <text:p>54355</text:p>
          </table:table-cell>
          <table:table-cell office:value-type="float" office:value="54356" table:style-name="ce1">
            <text:p>54356</text:p>
          </table:table-cell>
          <table:table-cell office:value-type="float" office:value="54357" table:style-name="ce1">
            <text:p>54357</text:p>
          </table:table-cell>
          <table:table-cell office:value-type="float" office:value="54358" table:style-name="ce1">
            <text:p>54358</text:p>
          </table:table-cell>
          <table:table-cell office:value-type="float" office:value="54359" table:style-name="ce1">
            <text:p>54359</text:p>
          </table:table-cell>
          <table:table-cell office:value-type="float" office:value="54360" table:style-name="ce1">
            <text:p>54360</text:p>
          </table:table-cell>
          <table:table-cell office:value-type="float" office:value="54361" table:style-name="ce1">
            <text:p>54361</text:p>
          </table:table-cell>
          <table:table-cell office:value-type="float" office:value="54362" table:style-name="ce1">
            <text:p>54362</text:p>
          </table:table-cell>
          <table:table-cell office:value-type="float" office:value="54363" table:style-name="ce1">
            <text:p>54363</text:p>
          </table:table-cell>
          <table:table-cell office:value-type="float" office:value="54364" table:style-name="ce1">
            <text:p>54364</text:p>
          </table:table-cell>
          <table:table-cell office:value-type="float" office:value="54365" table:style-name="ce1">
            <text:p>54365</text:p>
          </table:table-cell>
          <table:table-cell office:value-type="float" office:value="54366" table:style-name="ce1">
            <text:p>54366</text:p>
          </table:table-cell>
          <table:table-cell office:value-type="float" office:value="54367" table:style-name="ce1">
            <text:p>54367</text:p>
          </table:table-cell>
          <table:table-cell office:value-type="float" office:value="54368" table:style-name="ce1">
            <text:p>54368</text:p>
          </table:table-cell>
          <table:table-cell office:value-type="float" office:value="54369" table:style-name="ce1">
            <text:p>54369</text:p>
          </table:table-cell>
          <table:table-cell office:value-type="float" office:value="54370" table:style-name="ce1">
            <text:p>54370</text:p>
          </table:table-cell>
          <table:table-cell office:value-type="float" office:value="54371" table:style-name="ce1">
            <text:p>54371</text:p>
          </table:table-cell>
          <table:table-cell office:value-type="float" office:value="54372" table:style-name="ce1">
            <text:p>54372</text:p>
          </table:table-cell>
          <table:table-cell office:value-type="float" office:value="54373" table:style-name="ce1">
            <text:p>54373</text:p>
          </table:table-cell>
          <table:table-cell office:value-type="float" office:value="54374" table:style-name="ce1">
            <text:p>54374</text:p>
          </table:table-cell>
          <table:table-cell office:value-type="float" office:value="54375" table:style-name="ce1">
            <text:p>54375</text:p>
          </table:table-cell>
          <table:table-cell office:value-type="float" office:value="54376" table:style-name="ce1">
            <text:p>54376</text:p>
          </table:table-cell>
          <table:table-cell office:value-type="float" office:value="54377" table:style-name="ce1">
            <text:p>54377</text:p>
          </table:table-cell>
          <table:table-cell office:value-type="float" office:value="54378" table:style-name="ce1">
            <text:p>54378</text:p>
          </table:table-cell>
          <table:table-cell office:value-type="float" office:value="54379" table:style-name="ce1">
            <text:p>54379</text:p>
          </table:table-cell>
          <table:table-cell office:value-type="float" office:value="54380" table:style-name="ce1">
            <text:p>54380</text:p>
          </table:table-cell>
          <table:table-cell office:value-type="float" office:value="54381" table:style-name="ce1">
            <text:p>54381</text:p>
          </table:table-cell>
          <table:table-cell office:value-type="float" office:value="54382" table:style-name="ce1">
            <text:p>54382</text:p>
          </table:table-cell>
          <table:table-cell office:value-type="float" office:value="54383" table:style-name="ce1">
            <text:p>54383</text:p>
          </table:table-cell>
          <table:table-cell office:value-type="float" office:value="54384" table:style-name="ce1">
            <text:p>54384</text:p>
          </table:table-cell>
          <table:table-cell office:value-type="float" office:value="54385" table:style-name="ce1">
            <text:p>54385</text:p>
          </table:table-cell>
          <table:table-cell office:value-type="float" office:value="54386" table:style-name="ce1">
            <text:p>54386</text:p>
          </table:table-cell>
          <table:table-cell office:value-type="float" office:value="54387" table:style-name="ce1">
            <text:p>54387</text:p>
          </table:table-cell>
          <table:table-cell office:value-type="float" office:value="54388" table:style-name="ce1">
            <text:p>54388</text:p>
          </table:table-cell>
          <table:table-cell office:value-type="float" office:value="54389" table:style-name="ce1">
            <text:p>54389</text:p>
          </table:table-cell>
          <table:table-cell office:value-type="float" office:value="54390" table:style-name="ce1">
            <text:p>54390</text:p>
          </table:table-cell>
          <table:table-cell office:value-type="float" office:value="54391" table:style-name="ce1">
            <text:p>54391</text:p>
          </table:table-cell>
          <table:table-cell office:value-type="float" office:value="54392" table:style-name="ce1">
            <text:p>54392</text:p>
          </table:table-cell>
          <table:table-cell office:value-type="float" office:value="54393" table:style-name="ce1">
            <text:p>54393</text:p>
          </table:table-cell>
          <table:table-cell office:value-type="float" office:value="54394" table:style-name="ce1">
            <text:p>54394</text:p>
          </table:table-cell>
          <table:table-cell office:value-type="float" office:value="54395" table:style-name="ce1">
            <text:p>54395</text:p>
          </table:table-cell>
          <table:table-cell office:value-type="float" office:value="54396" table:style-name="ce1">
            <text:p>54396</text:p>
          </table:table-cell>
          <table:table-cell office:value-type="float" office:value="54397" table:style-name="ce1">
            <text:p>54397</text:p>
          </table:table-cell>
          <table:table-cell office:value-type="float" office:value="54398" table:style-name="ce1">
            <text:p>54398</text:p>
          </table:table-cell>
          <table:table-cell office:value-type="float" office:value="54399" table:style-name="ce1">
            <text:p>54399</text:p>
          </table:table-cell>
          <table:table-cell table:number-columns-repeated="16284"/>
        </table:table-row>
        <table:table-row table:style-name="ro1">
          <table:table-cell office:value-type="float" office:value="54400" table:style-name="ce1">
            <text:p>54400</text:p>
          </table:table-cell>
          <table:table-cell office:value-type="float" office:value="54401" table:style-name="ce1">
            <text:p>54401</text:p>
          </table:table-cell>
          <table:table-cell office:value-type="float" office:value="54402" table:style-name="ce1">
            <text:p>54402</text:p>
          </table:table-cell>
          <table:table-cell office:value-type="float" office:value="54403" table:style-name="ce1">
            <text:p>54403</text:p>
          </table:table-cell>
          <table:table-cell office:value-type="float" office:value="54404" table:style-name="ce1">
            <text:p>54404</text:p>
          </table:table-cell>
          <table:table-cell office:value-type="float" office:value="54405" table:style-name="ce1">
            <text:p>54405</text:p>
          </table:table-cell>
          <table:table-cell office:value-type="float" office:value="54406" table:style-name="ce1">
            <text:p>54406</text:p>
          </table:table-cell>
          <table:table-cell office:value-type="float" office:value="54407" table:style-name="ce1">
            <text:p>54407</text:p>
          </table:table-cell>
          <table:table-cell office:value-type="float" office:value="54408" table:style-name="ce1">
            <text:p>54408</text:p>
          </table:table-cell>
          <table:table-cell office:value-type="float" office:value="54409" table:style-name="ce1">
            <text:p>54409</text:p>
          </table:table-cell>
          <table:table-cell office:value-type="float" office:value="54410" table:style-name="ce1">
            <text:p>54410</text:p>
          </table:table-cell>
          <table:table-cell office:value-type="float" office:value="54411" table:style-name="ce1">
            <text:p>54411</text:p>
          </table:table-cell>
          <table:table-cell office:value-type="float" office:value="54412" table:style-name="ce1">
            <text:p>54412</text:p>
          </table:table-cell>
          <table:table-cell office:value-type="float" office:value="54413" table:style-name="ce1">
            <text:p>54413</text:p>
          </table:table-cell>
          <table:table-cell office:value-type="float" office:value="54414" table:style-name="ce1">
            <text:p>54414</text:p>
          </table:table-cell>
          <table:table-cell office:value-type="float" office:value="54415" table:style-name="ce1">
            <text:p>54415</text:p>
          </table:table-cell>
          <table:table-cell office:value-type="float" office:value="54416" table:style-name="ce1">
            <text:p>54416</text:p>
          </table:table-cell>
          <table:table-cell office:value-type="float" office:value="54417" table:style-name="ce1">
            <text:p>54417</text:p>
          </table:table-cell>
          <table:table-cell office:value-type="float" office:value="54418" table:style-name="ce1">
            <text:p>54418</text:p>
          </table:table-cell>
          <table:table-cell office:value-type="float" office:value="54419" table:style-name="ce1">
            <text:p>54419</text:p>
          </table:table-cell>
          <table:table-cell office:value-type="float" office:value="54420" table:style-name="ce1">
            <text:p>54420</text:p>
          </table:table-cell>
          <table:table-cell office:value-type="float" office:value="54421" table:style-name="ce1">
            <text:p>54421</text:p>
          </table:table-cell>
          <table:table-cell office:value-type="float" office:value="54422" table:style-name="ce1">
            <text:p>54422</text:p>
          </table:table-cell>
          <table:table-cell office:value-type="float" office:value="54423" table:style-name="ce1">
            <text:p>54423</text:p>
          </table:table-cell>
          <table:table-cell office:value-type="float" office:value="54424" table:style-name="ce1">
            <text:p>54424</text:p>
          </table:table-cell>
          <table:table-cell office:value-type="float" office:value="54425" table:style-name="ce1">
            <text:p>54425</text:p>
          </table:table-cell>
          <table:table-cell office:value-type="float" office:value="54426" table:style-name="ce1">
            <text:p>54426</text:p>
          </table:table-cell>
          <table:table-cell office:value-type="float" office:value="54427" table:style-name="ce1">
            <text:p>54427</text:p>
          </table:table-cell>
          <table:table-cell office:value-type="float" office:value="54428" table:style-name="ce1">
            <text:p>54428</text:p>
          </table:table-cell>
          <table:table-cell office:value-type="float" office:value="54429" table:style-name="ce1">
            <text:p>54429</text:p>
          </table:table-cell>
          <table:table-cell office:value-type="float" office:value="54430" table:style-name="ce1">
            <text:p>54430</text:p>
          </table:table-cell>
          <table:table-cell office:value-type="float" office:value="54431" table:style-name="ce1">
            <text:p>54431</text:p>
          </table:table-cell>
          <table:table-cell office:value-type="float" office:value="54432" table:style-name="ce1">
            <text:p>54432</text:p>
          </table:table-cell>
          <table:table-cell office:value-type="float" office:value="54433" table:style-name="ce1">
            <text:p>54433</text:p>
          </table:table-cell>
          <table:table-cell office:value-type="float" office:value="54434" table:style-name="ce1">
            <text:p>54434</text:p>
          </table:table-cell>
          <table:table-cell office:value-type="float" office:value="54435" table:style-name="ce1">
            <text:p>54435</text:p>
          </table:table-cell>
          <table:table-cell office:value-type="float" office:value="54436" table:style-name="ce1">
            <text:p>54436</text:p>
          </table:table-cell>
          <table:table-cell office:value-type="float" office:value="54437" table:style-name="ce1">
            <text:p>54437</text:p>
          </table:table-cell>
          <table:table-cell office:value-type="float" office:value="54438" table:style-name="ce1">
            <text:p>54438</text:p>
          </table:table-cell>
          <table:table-cell office:value-type="float" office:value="54439" table:style-name="ce1">
            <text:p>54439</text:p>
          </table:table-cell>
          <table:table-cell office:value-type="float" office:value="54440" table:style-name="ce1">
            <text:p>54440</text:p>
          </table:table-cell>
          <table:table-cell office:value-type="float" office:value="54441" table:style-name="ce1">
            <text:p>54441</text:p>
          </table:table-cell>
          <table:table-cell office:value-type="float" office:value="54442" table:style-name="ce1">
            <text:p>54442</text:p>
          </table:table-cell>
          <table:table-cell office:value-type="float" office:value="54443" table:style-name="ce1">
            <text:p>54443</text:p>
          </table:table-cell>
          <table:table-cell office:value-type="float" office:value="54444" table:style-name="ce1">
            <text:p>54444</text:p>
          </table:table-cell>
          <table:table-cell office:value-type="float" office:value="54445" table:style-name="ce1">
            <text:p>54445</text:p>
          </table:table-cell>
          <table:table-cell office:value-type="float" office:value="54446" table:style-name="ce1">
            <text:p>54446</text:p>
          </table:table-cell>
          <table:table-cell office:value-type="float" office:value="54447" table:style-name="ce1">
            <text:p>54447</text:p>
          </table:table-cell>
          <table:table-cell office:value-type="float" office:value="54448" table:style-name="ce1">
            <text:p>54448</text:p>
          </table:table-cell>
          <table:table-cell office:value-type="float" office:value="54449" table:style-name="ce1">
            <text:p>54449</text:p>
          </table:table-cell>
          <table:table-cell office:value-type="float" office:value="54450" table:style-name="ce1">
            <text:p>54450</text:p>
          </table:table-cell>
          <table:table-cell office:value-type="float" office:value="54451" table:style-name="ce1">
            <text:p>54451</text:p>
          </table:table-cell>
          <table:table-cell office:value-type="float" office:value="54452" table:style-name="ce1">
            <text:p>54452</text:p>
          </table:table-cell>
          <table:table-cell office:value-type="float" office:value="54453" table:style-name="ce1">
            <text:p>54453</text:p>
          </table:table-cell>
          <table:table-cell office:value-type="float" office:value="54454" table:style-name="ce1">
            <text:p>54454</text:p>
          </table:table-cell>
          <table:table-cell office:value-type="float" office:value="54455" table:style-name="ce1">
            <text:p>54455</text:p>
          </table:table-cell>
          <table:table-cell office:value-type="float" office:value="54456" table:style-name="ce1">
            <text:p>54456</text:p>
          </table:table-cell>
          <table:table-cell office:value-type="float" office:value="54457" table:style-name="ce1">
            <text:p>54457</text:p>
          </table:table-cell>
          <table:table-cell office:value-type="float" office:value="54458" table:style-name="ce1">
            <text:p>54458</text:p>
          </table:table-cell>
          <table:table-cell office:value-type="float" office:value="54459" table:style-name="ce1">
            <text:p>54459</text:p>
          </table:table-cell>
          <table:table-cell office:value-type="float" office:value="54460" table:style-name="ce1">
            <text:p>54460</text:p>
          </table:table-cell>
          <table:table-cell office:value-type="float" office:value="54461" table:style-name="ce1">
            <text:p>54461</text:p>
          </table:table-cell>
          <table:table-cell office:value-type="float" office:value="54462" table:style-name="ce1">
            <text:p>54462</text:p>
          </table:table-cell>
          <table:table-cell office:value-type="float" office:value="54463" table:style-name="ce1">
            <text:p>54463</text:p>
          </table:table-cell>
          <table:table-cell office:value-type="float" office:value="54464" table:style-name="ce1">
            <text:p>54464</text:p>
          </table:table-cell>
          <table:table-cell office:value-type="float" office:value="54465" table:style-name="ce1">
            <text:p>54465</text:p>
          </table:table-cell>
          <table:table-cell office:value-type="float" office:value="54466" table:style-name="ce1">
            <text:p>54466</text:p>
          </table:table-cell>
          <table:table-cell office:value-type="float" office:value="54467" table:style-name="ce1">
            <text:p>54467</text:p>
          </table:table-cell>
          <table:table-cell office:value-type="float" office:value="54468" table:style-name="ce1">
            <text:p>54468</text:p>
          </table:table-cell>
          <table:table-cell office:value-type="float" office:value="54469" table:style-name="ce1">
            <text:p>54469</text:p>
          </table:table-cell>
          <table:table-cell office:value-type="float" office:value="54470" table:style-name="ce1">
            <text:p>54470</text:p>
          </table:table-cell>
          <table:table-cell office:value-type="float" office:value="54471" table:style-name="ce1">
            <text:p>54471</text:p>
          </table:table-cell>
          <table:table-cell office:value-type="float" office:value="54472" table:style-name="ce1">
            <text:p>54472</text:p>
          </table:table-cell>
          <table:table-cell office:value-type="float" office:value="54473" table:style-name="ce1">
            <text:p>54473</text:p>
          </table:table-cell>
          <table:table-cell office:value-type="float" office:value="54474" table:style-name="ce1">
            <text:p>54474</text:p>
          </table:table-cell>
          <table:table-cell office:value-type="float" office:value="54475" table:style-name="ce1">
            <text:p>54475</text:p>
          </table:table-cell>
          <table:table-cell office:value-type="float" office:value="54476" table:style-name="ce1">
            <text:p>54476</text:p>
          </table:table-cell>
          <table:table-cell office:value-type="float" office:value="54477" table:style-name="ce1">
            <text:p>54477</text:p>
          </table:table-cell>
          <table:table-cell office:value-type="float" office:value="54478" table:style-name="ce1">
            <text:p>54478</text:p>
          </table:table-cell>
          <table:table-cell office:value-type="float" office:value="54479" table:style-name="ce1">
            <text:p>54479</text:p>
          </table:table-cell>
          <table:table-cell office:value-type="float" office:value="54480" table:style-name="ce1">
            <text:p>54480</text:p>
          </table:table-cell>
          <table:table-cell office:value-type="float" office:value="54481" table:style-name="ce1">
            <text:p>54481</text:p>
          </table:table-cell>
          <table:table-cell office:value-type="float" office:value="54482" table:style-name="ce1">
            <text:p>54482</text:p>
          </table:table-cell>
          <table:table-cell office:value-type="float" office:value="54483" table:style-name="ce1">
            <text:p>54483</text:p>
          </table:table-cell>
          <table:table-cell office:value-type="float" office:value="54484" table:style-name="ce1">
            <text:p>54484</text:p>
          </table:table-cell>
          <table:table-cell office:value-type="float" office:value="54485" table:style-name="ce1">
            <text:p>54485</text:p>
          </table:table-cell>
          <table:table-cell office:value-type="float" office:value="54486" table:style-name="ce1">
            <text:p>54486</text:p>
          </table:table-cell>
          <table:table-cell office:value-type="float" office:value="54487" table:style-name="ce1">
            <text:p>54487</text:p>
          </table:table-cell>
          <table:table-cell office:value-type="float" office:value="54488" table:style-name="ce1">
            <text:p>54488</text:p>
          </table:table-cell>
          <table:table-cell office:value-type="float" office:value="54489" table:style-name="ce1">
            <text:p>54489</text:p>
          </table:table-cell>
          <table:table-cell office:value-type="float" office:value="54490" table:style-name="ce1">
            <text:p>54490</text:p>
          </table:table-cell>
          <table:table-cell office:value-type="float" office:value="54491" table:style-name="ce1">
            <text:p>54491</text:p>
          </table:table-cell>
          <table:table-cell office:value-type="float" office:value="54492" table:style-name="ce1">
            <text:p>54492</text:p>
          </table:table-cell>
          <table:table-cell office:value-type="float" office:value="54493" table:style-name="ce1">
            <text:p>54493</text:p>
          </table:table-cell>
          <table:table-cell office:value-type="float" office:value="54494" table:style-name="ce1">
            <text:p>54494</text:p>
          </table:table-cell>
          <table:table-cell office:value-type="float" office:value="54495" table:style-name="ce1">
            <text:p>54495</text:p>
          </table:table-cell>
          <table:table-cell office:value-type="float" office:value="54496" table:style-name="ce1">
            <text:p>54496</text:p>
          </table:table-cell>
          <table:table-cell office:value-type="float" office:value="54497" table:style-name="ce1">
            <text:p>54497</text:p>
          </table:table-cell>
          <table:table-cell office:value-type="float" office:value="54498" table:style-name="ce1">
            <text:p>54498</text:p>
          </table:table-cell>
          <table:table-cell office:value-type="float" office:value="54499" table:style-name="ce1">
            <text:p>54499</text:p>
          </table:table-cell>
          <table:table-cell table:number-columns-repeated="16284"/>
        </table:table-row>
        <table:table-row table:style-name="ro1">
          <table:table-cell office:value-type="float" office:value="54500" table:style-name="ce1">
            <text:p>54500</text:p>
          </table:table-cell>
          <table:table-cell office:value-type="float" office:value="54501" table:style-name="ce1">
            <text:p>54501</text:p>
          </table:table-cell>
          <table:table-cell office:value-type="float" office:value="54502" table:style-name="ce1">
            <text:p>54502</text:p>
          </table:table-cell>
          <table:table-cell office:value-type="float" office:value="54503" table:style-name="ce1">
            <text:p>54503</text:p>
          </table:table-cell>
          <table:table-cell office:value-type="float" office:value="54504" table:style-name="ce1">
            <text:p>54504</text:p>
          </table:table-cell>
          <table:table-cell office:value-type="float" office:value="54505" table:style-name="ce1">
            <text:p>54505</text:p>
          </table:table-cell>
          <table:table-cell office:value-type="float" office:value="54506" table:style-name="ce1">
            <text:p>54506</text:p>
          </table:table-cell>
          <table:table-cell office:value-type="float" office:value="54507" table:style-name="ce1">
            <text:p>54507</text:p>
          </table:table-cell>
          <table:table-cell office:value-type="float" office:value="54508" table:style-name="ce1">
            <text:p>54508</text:p>
          </table:table-cell>
          <table:table-cell office:value-type="float" office:value="54509" table:style-name="ce1">
            <text:p>54509</text:p>
          </table:table-cell>
          <table:table-cell office:value-type="float" office:value="54510" table:style-name="ce1">
            <text:p>54510</text:p>
          </table:table-cell>
          <table:table-cell office:value-type="float" office:value="54511" table:style-name="ce1">
            <text:p>54511</text:p>
          </table:table-cell>
          <table:table-cell office:value-type="float" office:value="54512" table:style-name="ce1">
            <text:p>54512</text:p>
          </table:table-cell>
          <table:table-cell office:value-type="float" office:value="54513" table:style-name="ce1">
            <text:p>54513</text:p>
          </table:table-cell>
          <table:table-cell office:value-type="float" office:value="54514" table:style-name="ce1">
            <text:p>54514</text:p>
          </table:table-cell>
          <table:table-cell office:value-type="float" office:value="54515" table:style-name="ce1">
            <text:p>54515</text:p>
          </table:table-cell>
          <table:table-cell office:value-type="float" office:value="54516" table:style-name="ce1">
            <text:p>54516</text:p>
          </table:table-cell>
          <table:table-cell office:value-type="float" office:value="54517" table:style-name="ce1">
            <text:p>54517</text:p>
          </table:table-cell>
          <table:table-cell office:value-type="float" office:value="54518" table:style-name="ce1">
            <text:p>54518</text:p>
          </table:table-cell>
          <table:table-cell office:value-type="float" office:value="54519" table:style-name="ce1">
            <text:p>54519</text:p>
          </table:table-cell>
          <table:table-cell office:value-type="float" office:value="54520" table:style-name="ce1">
            <text:p>54520</text:p>
          </table:table-cell>
          <table:table-cell office:value-type="float" office:value="54521" table:style-name="ce1">
            <text:p>54521</text:p>
          </table:table-cell>
          <table:table-cell office:value-type="float" office:value="54522" table:style-name="ce1">
            <text:p>54522</text:p>
          </table:table-cell>
          <table:table-cell office:value-type="float" office:value="54523" table:style-name="ce1">
            <text:p>54523</text:p>
          </table:table-cell>
          <table:table-cell office:value-type="float" office:value="54524" table:style-name="ce1">
            <text:p>54524</text:p>
          </table:table-cell>
          <table:table-cell office:value-type="float" office:value="54525" table:style-name="ce1">
            <text:p>54525</text:p>
          </table:table-cell>
          <table:table-cell office:value-type="float" office:value="54526" table:style-name="ce1">
            <text:p>54526</text:p>
          </table:table-cell>
          <table:table-cell office:value-type="float" office:value="54527" table:style-name="ce1">
            <text:p>54527</text:p>
          </table:table-cell>
          <table:table-cell office:value-type="float" office:value="54528" table:style-name="ce1">
            <text:p>54528</text:p>
          </table:table-cell>
          <table:table-cell office:value-type="float" office:value="54529" table:style-name="ce1">
            <text:p>54529</text:p>
          </table:table-cell>
          <table:table-cell office:value-type="float" office:value="54530" table:style-name="ce1">
            <text:p>54530</text:p>
          </table:table-cell>
          <table:table-cell office:value-type="float" office:value="54531" table:style-name="ce1">
            <text:p>54531</text:p>
          </table:table-cell>
          <table:table-cell office:value-type="float" office:value="54532" table:style-name="ce1">
            <text:p>54532</text:p>
          </table:table-cell>
          <table:table-cell office:value-type="float" office:value="54533" table:style-name="ce1">
            <text:p>54533</text:p>
          </table:table-cell>
          <table:table-cell office:value-type="float" office:value="54534" table:style-name="ce1">
            <text:p>54534</text:p>
          </table:table-cell>
          <table:table-cell office:value-type="float" office:value="54535" table:style-name="ce1">
            <text:p>54535</text:p>
          </table:table-cell>
          <table:table-cell office:value-type="float" office:value="54536" table:style-name="ce1">
            <text:p>54536</text:p>
          </table:table-cell>
          <table:table-cell office:value-type="float" office:value="54537" table:style-name="ce1">
            <text:p>54537</text:p>
          </table:table-cell>
          <table:table-cell office:value-type="float" office:value="54538" table:style-name="ce1">
            <text:p>54538</text:p>
          </table:table-cell>
          <table:table-cell office:value-type="float" office:value="54539" table:style-name="ce1">
            <text:p>54539</text:p>
          </table:table-cell>
          <table:table-cell office:value-type="float" office:value="54540" table:style-name="ce1">
            <text:p>54540</text:p>
          </table:table-cell>
          <table:table-cell office:value-type="float" office:value="54541" table:style-name="ce1">
            <text:p>54541</text:p>
          </table:table-cell>
          <table:table-cell office:value-type="float" office:value="54542" table:style-name="ce1">
            <text:p>54542</text:p>
          </table:table-cell>
          <table:table-cell office:value-type="float" office:value="54543" table:style-name="ce1">
            <text:p>54543</text:p>
          </table:table-cell>
          <table:table-cell office:value-type="float" office:value="54544" table:style-name="ce1">
            <text:p>54544</text:p>
          </table:table-cell>
          <table:table-cell office:value-type="float" office:value="54545" table:style-name="ce1">
            <text:p>54545</text:p>
          </table:table-cell>
          <table:table-cell office:value-type="float" office:value="54546" table:style-name="ce1">
            <text:p>54546</text:p>
          </table:table-cell>
          <table:table-cell office:value-type="float" office:value="54547" table:style-name="ce1">
            <text:p>54547</text:p>
          </table:table-cell>
          <table:table-cell office:value-type="float" office:value="54548" table:style-name="ce1">
            <text:p>54548</text:p>
          </table:table-cell>
          <table:table-cell office:value-type="float" office:value="54549" table:style-name="ce1">
            <text:p>54549</text:p>
          </table:table-cell>
          <table:table-cell office:value-type="float" office:value="54550" table:style-name="ce1">
            <text:p>54550</text:p>
          </table:table-cell>
          <table:table-cell office:value-type="float" office:value="54551" table:style-name="ce1">
            <text:p>54551</text:p>
          </table:table-cell>
          <table:table-cell office:value-type="float" office:value="54552" table:style-name="ce1">
            <text:p>54552</text:p>
          </table:table-cell>
          <table:table-cell office:value-type="float" office:value="54553" table:style-name="ce1">
            <text:p>54553</text:p>
          </table:table-cell>
          <table:table-cell office:value-type="float" office:value="54554" table:style-name="ce1">
            <text:p>54554</text:p>
          </table:table-cell>
          <table:table-cell office:value-type="float" office:value="54555" table:style-name="ce1">
            <text:p>54555</text:p>
          </table:table-cell>
          <table:table-cell office:value-type="float" office:value="54556" table:style-name="ce1">
            <text:p>54556</text:p>
          </table:table-cell>
          <table:table-cell office:value-type="float" office:value="54557" table:style-name="ce1">
            <text:p>54557</text:p>
          </table:table-cell>
          <table:table-cell office:value-type="float" office:value="54558" table:style-name="ce1">
            <text:p>54558</text:p>
          </table:table-cell>
          <table:table-cell office:value-type="float" office:value="54559" table:style-name="ce1">
            <text:p>54559</text:p>
          </table:table-cell>
          <table:table-cell office:value-type="float" office:value="54560" table:style-name="ce1">
            <text:p>54560</text:p>
          </table:table-cell>
          <table:table-cell office:value-type="float" office:value="54561" table:style-name="ce1">
            <text:p>54561</text:p>
          </table:table-cell>
          <table:table-cell office:value-type="float" office:value="54562" table:style-name="ce1">
            <text:p>54562</text:p>
          </table:table-cell>
          <table:table-cell office:value-type="float" office:value="54563" table:style-name="ce1">
            <text:p>54563</text:p>
          </table:table-cell>
          <table:table-cell office:value-type="float" office:value="54564" table:style-name="ce1">
            <text:p>54564</text:p>
          </table:table-cell>
          <table:table-cell office:value-type="float" office:value="54565" table:style-name="ce1">
            <text:p>54565</text:p>
          </table:table-cell>
          <table:table-cell office:value-type="float" office:value="54566" table:style-name="ce1">
            <text:p>54566</text:p>
          </table:table-cell>
          <table:table-cell office:value-type="float" office:value="54567" table:style-name="ce1">
            <text:p>54567</text:p>
          </table:table-cell>
          <table:table-cell office:value-type="float" office:value="54568" table:style-name="ce1">
            <text:p>54568</text:p>
          </table:table-cell>
          <table:table-cell office:value-type="float" office:value="54569" table:style-name="ce1">
            <text:p>54569</text:p>
          </table:table-cell>
          <table:table-cell office:value-type="float" office:value="54570" table:style-name="ce1">
            <text:p>54570</text:p>
          </table:table-cell>
          <table:table-cell office:value-type="float" office:value="54571" table:style-name="ce1">
            <text:p>54571</text:p>
          </table:table-cell>
          <table:table-cell office:value-type="float" office:value="54572" table:style-name="ce1">
            <text:p>54572</text:p>
          </table:table-cell>
          <table:table-cell office:value-type="float" office:value="54573" table:style-name="ce1">
            <text:p>54573</text:p>
          </table:table-cell>
          <table:table-cell office:value-type="float" office:value="54574" table:style-name="ce1">
            <text:p>54574</text:p>
          </table:table-cell>
          <table:table-cell office:value-type="float" office:value="54575" table:style-name="ce1">
            <text:p>54575</text:p>
          </table:table-cell>
          <table:table-cell office:value-type="float" office:value="54576" table:style-name="ce1">
            <text:p>54576</text:p>
          </table:table-cell>
          <table:table-cell office:value-type="float" office:value="54577" table:style-name="ce1">
            <text:p>54577</text:p>
          </table:table-cell>
          <table:table-cell office:value-type="float" office:value="54578" table:style-name="ce1">
            <text:p>54578</text:p>
          </table:table-cell>
          <table:table-cell office:value-type="float" office:value="54579" table:style-name="ce1">
            <text:p>54579</text:p>
          </table:table-cell>
          <table:table-cell office:value-type="float" office:value="54580" table:style-name="ce1">
            <text:p>54580</text:p>
          </table:table-cell>
          <table:table-cell office:value-type="float" office:value="54581" table:style-name="ce1">
            <text:p>54581</text:p>
          </table:table-cell>
          <table:table-cell office:value-type="float" office:value="54582" table:style-name="ce1">
            <text:p>54582</text:p>
          </table:table-cell>
          <table:table-cell office:value-type="float" office:value="54583" table:style-name="ce1">
            <text:p>54583</text:p>
          </table:table-cell>
          <table:table-cell office:value-type="float" office:value="54584" table:style-name="ce1">
            <text:p>54584</text:p>
          </table:table-cell>
          <table:table-cell office:value-type="float" office:value="54585" table:style-name="ce1">
            <text:p>54585</text:p>
          </table:table-cell>
          <table:table-cell office:value-type="float" office:value="54586" table:style-name="ce1">
            <text:p>54586</text:p>
          </table:table-cell>
          <table:table-cell office:value-type="float" office:value="54587" table:style-name="ce1">
            <text:p>54587</text:p>
          </table:table-cell>
          <table:table-cell office:value-type="float" office:value="54588" table:style-name="ce1">
            <text:p>54588</text:p>
          </table:table-cell>
          <table:table-cell office:value-type="float" office:value="54589" table:style-name="ce1">
            <text:p>54589</text:p>
          </table:table-cell>
          <table:table-cell office:value-type="float" office:value="54590" table:style-name="ce1">
            <text:p>54590</text:p>
          </table:table-cell>
          <table:table-cell office:value-type="float" office:value="54591" table:style-name="ce1">
            <text:p>54591</text:p>
          </table:table-cell>
          <table:table-cell office:value-type="float" office:value="54592" table:style-name="ce1">
            <text:p>54592</text:p>
          </table:table-cell>
          <table:table-cell office:value-type="float" office:value="54593" table:style-name="ce1">
            <text:p>54593</text:p>
          </table:table-cell>
          <table:table-cell office:value-type="float" office:value="54594" table:style-name="ce1">
            <text:p>54594</text:p>
          </table:table-cell>
          <table:table-cell office:value-type="float" office:value="54595" table:style-name="ce1">
            <text:p>54595</text:p>
          </table:table-cell>
          <table:table-cell office:value-type="float" office:value="54596" table:style-name="ce1">
            <text:p>54596</text:p>
          </table:table-cell>
          <table:table-cell office:value-type="float" office:value="54597" table:style-name="ce1">
            <text:p>54597</text:p>
          </table:table-cell>
          <table:table-cell office:value-type="float" office:value="54598" table:style-name="ce1">
            <text:p>54598</text:p>
          </table:table-cell>
          <table:table-cell office:value-type="float" office:value="54599" table:style-name="ce1">
            <text:p>54599</text:p>
          </table:table-cell>
          <table:table-cell table:number-columns-repeated="16284"/>
        </table:table-row>
        <table:table-row table:style-name="ro1">
          <table:table-cell office:value-type="float" office:value="54600" table:style-name="ce1">
            <text:p>54600</text:p>
          </table:table-cell>
          <table:table-cell office:value-type="float" office:value="54601" table:style-name="ce1">
            <text:p>54601</text:p>
          </table:table-cell>
          <table:table-cell office:value-type="float" office:value="54602" table:style-name="ce1">
            <text:p>54602</text:p>
          </table:table-cell>
          <table:table-cell office:value-type="float" office:value="54603" table:style-name="ce1">
            <text:p>54603</text:p>
          </table:table-cell>
          <table:table-cell office:value-type="float" office:value="54604" table:style-name="ce1">
            <text:p>54604</text:p>
          </table:table-cell>
          <table:table-cell office:value-type="float" office:value="54605" table:style-name="ce1">
            <text:p>54605</text:p>
          </table:table-cell>
          <table:table-cell office:value-type="float" office:value="54606" table:style-name="ce1">
            <text:p>54606</text:p>
          </table:table-cell>
          <table:table-cell office:value-type="float" office:value="54607" table:style-name="ce1">
            <text:p>54607</text:p>
          </table:table-cell>
          <table:table-cell office:value-type="float" office:value="54608" table:style-name="ce1">
            <text:p>54608</text:p>
          </table:table-cell>
          <table:table-cell office:value-type="float" office:value="54609" table:style-name="ce1">
            <text:p>54609</text:p>
          </table:table-cell>
          <table:table-cell office:value-type="float" office:value="54610" table:style-name="ce1">
            <text:p>54610</text:p>
          </table:table-cell>
          <table:table-cell office:value-type="float" office:value="54611" table:style-name="ce1">
            <text:p>54611</text:p>
          </table:table-cell>
          <table:table-cell office:value-type="float" office:value="54612" table:style-name="ce1">
            <text:p>54612</text:p>
          </table:table-cell>
          <table:table-cell office:value-type="float" office:value="54613" table:style-name="ce1">
            <text:p>54613</text:p>
          </table:table-cell>
          <table:table-cell office:value-type="float" office:value="54614" table:style-name="ce1">
            <text:p>54614</text:p>
          </table:table-cell>
          <table:table-cell office:value-type="float" office:value="54615" table:style-name="ce1">
            <text:p>54615</text:p>
          </table:table-cell>
          <table:table-cell office:value-type="float" office:value="54616" table:style-name="ce1">
            <text:p>54616</text:p>
          </table:table-cell>
          <table:table-cell office:value-type="float" office:value="54617" table:style-name="ce1">
            <text:p>54617</text:p>
          </table:table-cell>
          <table:table-cell office:value-type="float" office:value="54618" table:style-name="ce1">
            <text:p>54618</text:p>
          </table:table-cell>
          <table:table-cell office:value-type="float" office:value="54619" table:style-name="ce1">
            <text:p>54619</text:p>
          </table:table-cell>
          <table:table-cell office:value-type="float" office:value="54620" table:style-name="ce1">
            <text:p>54620</text:p>
          </table:table-cell>
          <table:table-cell office:value-type="float" office:value="54621" table:style-name="ce1">
            <text:p>54621</text:p>
          </table:table-cell>
          <table:table-cell office:value-type="float" office:value="54622" table:style-name="ce1">
            <text:p>54622</text:p>
          </table:table-cell>
          <table:table-cell office:value-type="float" office:value="54623" table:style-name="ce1">
            <text:p>54623</text:p>
          </table:table-cell>
          <table:table-cell office:value-type="float" office:value="54624" table:style-name="ce1">
            <text:p>54624</text:p>
          </table:table-cell>
          <table:table-cell office:value-type="float" office:value="54625" table:style-name="ce1">
            <text:p>54625</text:p>
          </table:table-cell>
          <table:table-cell office:value-type="float" office:value="54626" table:style-name="ce1">
            <text:p>54626</text:p>
          </table:table-cell>
          <table:table-cell office:value-type="float" office:value="54627" table:style-name="ce1">
            <text:p>54627</text:p>
          </table:table-cell>
          <table:table-cell office:value-type="float" office:value="54628" table:style-name="ce1">
            <text:p>54628</text:p>
          </table:table-cell>
          <table:table-cell office:value-type="float" office:value="54629" table:style-name="ce1">
            <text:p>54629</text:p>
          </table:table-cell>
          <table:table-cell office:value-type="float" office:value="54630" table:style-name="ce1">
            <text:p>54630</text:p>
          </table:table-cell>
          <table:table-cell office:value-type="float" office:value="54631" table:style-name="ce1">
            <text:p>54631</text:p>
          </table:table-cell>
          <table:table-cell office:value-type="float" office:value="54632" table:style-name="ce1">
            <text:p>54632</text:p>
          </table:table-cell>
          <table:table-cell office:value-type="float" office:value="54633" table:style-name="ce1">
            <text:p>54633</text:p>
          </table:table-cell>
          <table:table-cell office:value-type="float" office:value="54634" table:style-name="ce1">
            <text:p>54634</text:p>
          </table:table-cell>
          <table:table-cell office:value-type="float" office:value="54635" table:style-name="ce1">
            <text:p>54635</text:p>
          </table:table-cell>
          <table:table-cell office:value-type="float" office:value="54636" table:style-name="ce1">
            <text:p>54636</text:p>
          </table:table-cell>
          <table:table-cell office:value-type="float" office:value="54637" table:style-name="ce1">
            <text:p>54637</text:p>
          </table:table-cell>
          <table:table-cell office:value-type="float" office:value="54638" table:style-name="ce1">
            <text:p>54638</text:p>
          </table:table-cell>
          <table:table-cell office:value-type="float" office:value="54639" table:style-name="ce1">
            <text:p>54639</text:p>
          </table:table-cell>
          <table:table-cell office:value-type="float" office:value="54640" table:style-name="ce1">
            <text:p>54640</text:p>
          </table:table-cell>
          <table:table-cell office:value-type="float" office:value="54641" table:style-name="ce1">
            <text:p>54641</text:p>
          </table:table-cell>
          <table:table-cell office:value-type="float" office:value="54642" table:style-name="ce1">
            <text:p>54642</text:p>
          </table:table-cell>
          <table:table-cell office:value-type="float" office:value="54643" table:style-name="ce1">
            <text:p>54643</text:p>
          </table:table-cell>
          <table:table-cell office:value-type="float" office:value="54644" table:style-name="ce1">
            <text:p>54644</text:p>
          </table:table-cell>
          <table:table-cell office:value-type="float" office:value="54645" table:style-name="ce1">
            <text:p>54645</text:p>
          </table:table-cell>
          <table:table-cell office:value-type="float" office:value="54646" table:style-name="ce1">
            <text:p>54646</text:p>
          </table:table-cell>
          <table:table-cell office:value-type="float" office:value="54647" table:style-name="ce1">
            <text:p>54647</text:p>
          </table:table-cell>
          <table:table-cell office:value-type="float" office:value="54648" table:style-name="ce1">
            <text:p>54648</text:p>
          </table:table-cell>
          <table:table-cell office:value-type="float" office:value="54649" table:style-name="ce1">
            <text:p>54649</text:p>
          </table:table-cell>
          <table:table-cell office:value-type="float" office:value="54650" table:style-name="ce1">
            <text:p>54650</text:p>
          </table:table-cell>
          <table:table-cell office:value-type="float" office:value="54651" table:style-name="ce1">
            <text:p>54651</text:p>
          </table:table-cell>
          <table:table-cell office:value-type="float" office:value="54652" table:style-name="ce1">
            <text:p>54652</text:p>
          </table:table-cell>
          <table:table-cell office:value-type="float" office:value="54653" table:style-name="ce1">
            <text:p>54653</text:p>
          </table:table-cell>
          <table:table-cell office:value-type="float" office:value="54654" table:style-name="ce1">
            <text:p>54654</text:p>
          </table:table-cell>
          <table:table-cell office:value-type="float" office:value="54655" table:style-name="ce1">
            <text:p>54655</text:p>
          </table:table-cell>
          <table:table-cell office:value-type="float" office:value="54656" table:style-name="ce1">
            <text:p>54656</text:p>
          </table:table-cell>
          <table:table-cell office:value-type="float" office:value="54657" table:style-name="ce1">
            <text:p>54657</text:p>
          </table:table-cell>
          <table:table-cell office:value-type="float" office:value="54658" table:style-name="ce1">
            <text:p>54658</text:p>
          </table:table-cell>
          <table:table-cell office:value-type="float" office:value="54659" table:style-name="ce1">
            <text:p>54659</text:p>
          </table:table-cell>
          <table:table-cell office:value-type="float" office:value="54660" table:style-name="ce1">
            <text:p>54660</text:p>
          </table:table-cell>
          <table:table-cell office:value-type="float" office:value="54661" table:style-name="ce1">
            <text:p>54661</text:p>
          </table:table-cell>
          <table:table-cell office:value-type="float" office:value="54662" table:style-name="ce1">
            <text:p>54662</text:p>
          </table:table-cell>
          <table:table-cell office:value-type="float" office:value="54663" table:style-name="ce1">
            <text:p>54663</text:p>
          </table:table-cell>
          <table:table-cell office:value-type="float" office:value="54664" table:style-name="ce1">
            <text:p>54664</text:p>
          </table:table-cell>
          <table:table-cell office:value-type="float" office:value="54665" table:style-name="ce1">
            <text:p>54665</text:p>
          </table:table-cell>
          <table:table-cell office:value-type="float" office:value="54666" table:style-name="ce1">
            <text:p>54666</text:p>
          </table:table-cell>
          <table:table-cell office:value-type="float" office:value="54667" table:style-name="ce1">
            <text:p>54667</text:p>
          </table:table-cell>
          <table:table-cell office:value-type="float" office:value="54668" table:style-name="ce1">
            <text:p>54668</text:p>
          </table:table-cell>
          <table:table-cell office:value-type="float" office:value="54669" table:style-name="ce1">
            <text:p>54669</text:p>
          </table:table-cell>
          <table:table-cell office:value-type="float" office:value="54670" table:style-name="ce1">
            <text:p>54670</text:p>
          </table:table-cell>
          <table:table-cell office:value-type="float" office:value="54671" table:style-name="ce1">
            <text:p>54671</text:p>
          </table:table-cell>
          <table:table-cell office:value-type="float" office:value="54672" table:style-name="ce1">
            <text:p>54672</text:p>
          </table:table-cell>
          <table:table-cell office:value-type="float" office:value="54673" table:style-name="ce1">
            <text:p>54673</text:p>
          </table:table-cell>
          <table:table-cell office:value-type="float" office:value="54674" table:style-name="ce1">
            <text:p>54674</text:p>
          </table:table-cell>
          <table:table-cell office:value-type="float" office:value="54675" table:style-name="ce1">
            <text:p>54675</text:p>
          </table:table-cell>
          <table:table-cell office:value-type="float" office:value="54676" table:style-name="ce1">
            <text:p>54676</text:p>
          </table:table-cell>
          <table:table-cell office:value-type="float" office:value="54677" table:style-name="ce1">
            <text:p>54677</text:p>
          </table:table-cell>
          <table:table-cell office:value-type="float" office:value="54678" table:style-name="ce1">
            <text:p>54678</text:p>
          </table:table-cell>
          <table:table-cell office:value-type="float" office:value="54679" table:style-name="ce1">
            <text:p>54679</text:p>
          </table:table-cell>
          <table:table-cell office:value-type="float" office:value="54680" table:style-name="ce1">
            <text:p>54680</text:p>
          </table:table-cell>
          <table:table-cell office:value-type="float" office:value="54681" table:style-name="ce1">
            <text:p>54681</text:p>
          </table:table-cell>
          <table:table-cell office:value-type="float" office:value="54682" table:style-name="ce1">
            <text:p>54682</text:p>
          </table:table-cell>
          <table:table-cell office:value-type="float" office:value="54683" table:style-name="ce1">
            <text:p>54683</text:p>
          </table:table-cell>
          <table:table-cell office:value-type="float" office:value="54684" table:style-name="ce1">
            <text:p>54684</text:p>
          </table:table-cell>
          <table:table-cell office:value-type="float" office:value="54685" table:style-name="ce1">
            <text:p>54685</text:p>
          </table:table-cell>
          <table:table-cell office:value-type="float" office:value="54686" table:style-name="ce1">
            <text:p>54686</text:p>
          </table:table-cell>
          <table:table-cell office:value-type="float" office:value="54687" table:style-name="ce1">
            <text:p>54687</text:p>
          </table:table-cell>
          <table:table-cell office:value-type="float" office:value="54688" table:style-name="ce1">
            <text:p>54688</text:p>
          </table:table-cell>
          <table:table-cell office:value-type="float" office:value="54689" table:style-name="ce1">
            <text:p>54689</text:p>
          </table:table-cell>
          <table:table-cell office:value-type="float" office:value="54690" table:style-name="ce1">
            <text:p>54690</text:p>
          </table:table-cell>
          <table:table-cell office:value-type="float" office:value="54691" table:style-name="ce1">
            <text:p>54691</text:p>
          </table:table-cell>
          <table:table-cell office:value-type="float" office:value="54692" table:style-name="ce1">
            <text:p>54692</text:p>
          </table:table-cell>
          <table:table-cell office:value-type="float" office:value="54693" table:style-name="ce1">
            <text:p>54693</text:p>
          </table:table-cell>
          <table:table-cell office:value-type="float" office:value="54694" table:style-name="ce1">
            <text:p>54694</text:p>
          </table:table-cell>
          <table:table-cell office:value-type="float" office:value="54695" table:style-name="ce1">
            <text:p>54695</text:p>
          </table:table-cell>
          <table:table-cell office:value-type="float" office:value="54696" table:style-name="ce1">
            <text:p>54696</text:p>
          </table:table-cell>
          <table:table-cell office:value-type="float" office:value="54697" table:style-name="ce1">
            <text:p>54697</text:p>
          </table:table-cell>
          <table:table-cell office:value-type="float" office:value="54698" table:style-name="ce1">
            <text:p>54698</text:p>
          </table:table-cell>
          <table:table-cell office:value-type="float" office:value="54699" table:style-name="ce1">
            <text:p>54699</text:p>
          </table:table-cell>
          <table:table-cell table:number-columns-repeated="16284"/>
        </table:table-row>
        <table:table-row table:style-name="ro1">
          <table:table-cell office:value-type="float" office:value="54700" table:style-name="ce1">
            <text:p>54700</text:p>
          </table:table-cell>
          <table:table-cell office:value-type="float" office:value="54701" table:style-name="ce1">
            <text:p>54701</text:p>
          </table:table-cell>
          <table:table-cell office:value-type="float" office:value="54702" table:style-name="ce1">
            <text:p>54702</text:p>
          </table:table-cell>
          <table:table-cell office:value-type="float" office:value="54703" table:style-name="ce1">
            <text:p>54703</text:p>
          </table:table-cell>
          <table:table-cell office:value-type="float" office:value="54704" table:style-name="ce1">
            <text:p>54704</text:p>
          </table:table-cell>
          <table:table-cell office:value-type="float" office:value="54705" table:style-name="ce1">
            <text:p>54705</text:p>
          </table:table-cell>
          <table:table-cell office:value-type="float" office:value="54706" table:style-name="ce1">
            <text:p>54706</text:p>
          </table:table-cell>
          <table:table-cell office:value-type="float" office:value="54707" table:style-name="ce1">
            <text:p>54707</text:p>
          </table:table-cell>
          <table:table-cell office:value-type="float" office:value="54708" table:style-name="ce1">
            <text:p>54708</text:p>
          </table:table-cell>
          <table:table-cell office:value-type="float" office:value="54709" table:style-name="ce1">
            <text:p>54709</text:p>
          </table:table-cell>
          <table:table-cell office:value-type="float" office:value="54710" table:style-name="ce1">
            <text:p>54710</text:p>
          </table:table-cell>
          <table:table-cell office:value-type="float" office:value="54711" table:style-name="ce1">
            <text:p>54711</text:p>
          </table:table-cell>
          <table:table-cell office:value-type="float" office:value="54712" table:style-name="ce1">
            <text:p>54712</text:p>
          </table:table-cell>
          <table:table-cell office:value-type="float" office:value="54713" table:style-name="ce1">
            <text:p>54713</text:p>
          </table:table-cell>
          <table:table-cell office:value-type="float" office:value="54714" table:style-name="ce1">
            <text:p>54714</text:p>
          </table:table-cell>
          <table:table-cell office:value-type="float" office:value="54715" table:style-name="ce1">
            <text:p>54715</text:p>
          </table:table-cell>
          <table:table-cell office:value-type="float" office:value="54716" table:style-name="ce1">
            <text:p>54716</text:p>
          </table:table-cell>
          <table:table-cell office:value-type="float" office:value="54717" table:style-name="ce1">
            <text:p>54717</text:p>
          </table:table-cell>
          <table:table-cell office:value-type="float" office:value="54718" table:style-name="ce1">
            <text:p>54718</text:p>
          </table:table-cell>
          <table:table-cell office:value-type="float" office:value="54719" table:style-name="ce1">
            <text:p>54719</text:p>
          </table:table-cell>
          <table:table-cell office:value-type="float" office:value="54720" table:style-name="ce1">
            <text:p>54720</text:p>
          </table:table-cell>
          <table:table-cell office:value-type="float" office:value="54721" table:style-name="ce1">
            <text:p>54721</text:p>
          </table:table-cell>
          <table:table-cell office:value-type="float" office:value="54722" table:style-name="ce1">
            <text:p>54722</text:p>
          </table:table-cell>
          <table:table-cell office:value-type="float" office:value="54723" table:style-name="ce1">
            <text:p>54723</text:p>
          </table:table-cell>
          <table:table-cell office:value-type="float" office:value="54724" table:style-name="ce1">
            <text:p>54724</text:p>
          </table:table-cell>
          <table:table-cell office:value-type="float" office:value="54725" table:style-name="ce1">
            <text:p>54725</text:p>
          </table:table-cell>
          <table:table-cell office:value-type="float" office:value="54726" table:style-name="ce1">
            <text:p>54726</text:p>
          </table:table-cell>
          <table:table-cell office:value-type="float" office:value="54727" table:style-name="ce1">
            <text:p>54727</text:p>
          </table:table-cell>
          <table:table-cell office:value-type="float" office:value="54728" table:style-name="ce1">
            <text:p>54728</text:p>
          </table:table-cell>
          <table:table-cell office:value-type="float" office:value="54729" table:style-name="ce1">
            <text:p>54729</text:p>
          </table:table-cell>
          <table:table-cell office:value-type="float" office:value="54730" table:style-name="ce1">
            <text:p>54730</text:p>
          </table:table-cell>
          <table:table-cell office:value-type="float" office:value="54731" table:style-name="ce1">
            <text:p>54731</text:p>
          </table:table-cell>
          <table:table-cell office:value-type="float" office:value="54732" table:style-name="ce1">
            <text:p>54732</text:p>
          </table:table-cell>
          <table:table-cell office:value-type="float" office:value="54733" table:style-name="ce1">
            <text:p>54733</text:p>
          </table:table-cell>
          <table:table-cell office:value-type="float" office:value="54734" table:style-name="ce1">
            <text:p>54734</text:p>
          </table:table-cell>
          <table:table-cell office:value-type="float" office:value="54735" table:style-name="ce1">
            <text:p>54735</text:p>
          </table:table-cell>
          <table:table-cell office:value-type="float" office:value="54736" table:style-name="ce1">
            <text:p>54736</text:p>
          </table:table-cell>
          <table:table-cell office:value-type="float" office:value="54737" table:style-name="ce1">
            <text:p>54737</text:p>
          </table:table-cell>
          <table:table-cell office:value-type="float" office:value="54738" table:style-name="ce1">
            <text:p>54738</text:p>
          </table:table-cell>
          <table:table-cell office:value-type="float" office:value="54739" table:style-name="ce1">
            <text:p>54739</text:p>
          </table:table-cell>
          <table:table-cell office:value-type="float" office:value="54740" table:style-name="ce1">
            <text:p>54740</text:p>
          </table:table-cell>
          <table:table-cell office:value-type="float" office:value="54741" table:style-name="ce1">
            <text:p>54741</text:p>
          </table:table-cell>
          <table:table-cell office:value-type="float" office:value="54742" table:style-name="ce1">
            <text:p>54742</text:p>
          </table:table-cell>
          <table:table-cell office:value-type="float" office:value="54743" table:style-name="ce1">
            <text:p>54743</text:p>
          </table:table-cell>
          <table:table-cell office:value-type="float" office:value="54744" table:style-name="ce1">
            <text:p>54744</text:p>
          </table:table-cell>
          <table:table-cell office:value-type="float" office:value="54745" table:style-name="ce1">
            <text:p>54745</text:p>
          </table:table-cell>
          <table:table-cell office:value-type="float" office:value="54746" table:style-name="ce1">
            <text:p>54746</text:p>
          </table:table-cell>
          <table:table-cell office:value-type="float" office:value="54747" table:style-name="ce1">
            <text:p>54747</text:p>
          </table:table-cell>
          <table:table-cell office:value-type="float" office:value="54748" table:style-name="ce1">
            <text:p>54748</text:p>
          </table:table-cell>
          <table:table-cell office:value-type="float" office:value="54749" table:style-name="ce1">
            <text:p>54749</text:p>
          </table:table-cell>
          <table:table-cell office:value-type="float" office:value="54750" table:style-name="ce1">
            <text:p>54750</text:p>
          </table:table-cell>
          <table:table-cell office:value-type="float" office:value="54751" table:style-name="ce1">
            <text:p>54751</text:p>
          </table:table-cell>
          <table:table-cell office:value-type="float" office:value="54752" table:style-name="ce1">
            <text:p>54752</text:p>
          </table:table-cell>
          <table:table-cell office:value-type="float" office:value="54753" table:style-name="ce1">
            <text:p>54753</text:p>
          </table:table-cell>
          <table:table-cell office:value-type="float" office:value="54754" table:style-name="ce1">
            <text:p>54754</text:p>
          </table:table-cell>
          <table:table-cell office:value-type="float" office:value="54755" table:style-name="ce1">
            <text:p>54755</text:p>
          </table:table-cell>
          <table:table-cell office:value-type="float" office:value="54756" table:style-name="ce1">
            <text:p>54756</text:p>
          </table:table-cell>
          <table:table-cell office:value-type="float" office:value="54757" table:style-name="ce1">
            <text:p>54757</text:p>
          </table:table-cell>
          <table:table-cell office:value-type="float" office:value="54758" table:style-name="ce1">
            <text:p>54758</text:p>
          </table:table-cell>
          <table:table-cell office:value-type="float" office:value="54759" table:style-name="ce1">
            <text:p>54759</text:p>
          </table:table-cell>
          <table:table-cell office:value-type="float" office:value="54760" table:style-name="ce1">
            <text:p>54760</text:p>
          </table:table-cell>
          <table:table-cell office:value-type="float" office:value="54761" table:style-name="ce1">
            <text:p>54761</text:p>
          </table:table-cell>
          <table:table-cell office:value-type="float" office:value="54762" table:style-name="ce1">
            <text:p>54762</text:p>
          </table:table-cell>
          <table:table-cell office:value-type="float" office:value="54763" table:style-name="ce1">
            <text:p>54763</text:p>
          </table:table-cell>
          <table:table-cell office:value-type="float" office:value="54764" table:style-name="ce1">
            <text:p>54764</text:p>
          </table:table-cell>
          <table:table-cell office:value-type="float" office:value="54765" table:style-name="ce1">
            <text:p>54765</text:p>
          </table:table-cell>
          <table:table-cell office:value-type="float" office:value="54766" table:style-name="ce1">
            <text:p>54766</text:p>
          </table:table-cell>
          <table:table-cell office:value-type="float" office:value="54767" table:style-name="ce1">
            <text:p>54767</text:p>
          </table:table-cell>
          <table:table-cell office:value-type="float" office:value="54768" table:style-name="ce1">
            <text:p>54768</text:p>
          </table:table-cell>
          <table:table-cell office:value-type="float" office:value="54769" table:style-name="ce1">
            <text:p>54769</text:p>
          </table:table-cell>
          <table:table-cell office:value-type="float" office:value="54770" table:style-name="ce1">
            <text:p>54770</text:p>
          </table:table-cell>
          <table:table-cell office:value-type="float" office:value="54771" table:style-name="ce1">
            <text:p>54771</text:p>
          </table:table-cell>
          <table:table-cell office:value-type="float" office:value="54772" table:style-name="ce1">
            <text:p>54772</text:p>
          </table:table-cell>
          <table:table-cell office:value-type="float" office:value="54773" table:style-name="ce1">
            <text:p>54773</text:p>
          </table:table-cell>
          <table:table-cell office:value-type="float" office:value="54774" table:style-name="ce1">
            <text:p>54774</text:p>
          </table:table-cell>
          <table:table-cell office:value-type="float" office:value="54775" table:style-name="ce1">
            <text:p>54775</text:p>
          </table:table-cell>
          <table:table-cell office:value-type="float" office:value="54776" table:style-name="ce1">
            <text:p>54776</text:p>
          </table:table-cell>
          <table:table-cell office:value-type="float" office:value="54777" table:style-name="ce1">
            <text:p>54777</text:p>
          </table:table-cell>
          <table:table-cell office:value-type="float" office:value="54778" table:style-name="ce1">
            <text:p>54778</text:p>
          </table:table-cell>
          <table:table-cell office:value-type="float" office:value="54779" table:style-name="ce1">
            <text:p>54779</text:p>
          </table:table-cell>
          <table:table-cell office:value-type="float" office:value="54780" table:style-name="ce1">
            <text:p>54780</text:p>
          </table:table-cell>
          <table:table-cell office:value-type="float" office:value="54781" table:style-name="ce1">
            <text:p>54781</text:p>
          </table:table-cell>
          <table:table-cell office:value-type="float" office:value="54782" table:style-name="ce1">
            <text:p>54782</text:p>
          </table:table-cell>
          <table:table-cell office:value-type="float" office:value="54783" table:style-name="ce1">
            <text:p>54783</text:p>
          </table:table-cell>
          <table:table-cell office:value-type="float" office:value="54784" table:style-name="ce1">
            <text:p>54784</text:p>
          </table:table-cell>
          <table:table-cell office:value-type="float" office:value="54785" table:style-name="ce1">
            <text:p>54785</text:p>
          </table:table-cell>
          <table:table-cell office:value-type="float" office:value="54786" table:style-name="ce1">
            <text:p>54786</text:p>
          </table:table-cell>
          <table:table-cell office:value-type="float" office:value="54787" table:style-name="ce1">
            <text:p>54787</text:p>
          </table:table-cell>
          <table:table-cell office:value-type="float" office:value="54788" table:style-name="ce1">
            <text:p>54788</text:p>
          </table:table-cell>
          <table:table-cell office:value-type="float" office:value="54789" table:style-name="ce1">
            <text:p>54789</text:p>
          </table:table-cell>
          <table:table-cell office:value-type="float" office:value="54790" table:style-name="ce1">
            <text:p>54790</text:p>
          </table:table-cell>
          <table:table-cell office:value-type="float" office:value="54791" table:style-name="ce1">
            <text:p>54791</text:p>
          </table:table-cell>
          <table:table-cell office:value-type="float" office:value="54792" table:style-name="ce1">
            <text:p>54792</text:p>
          </table:table-cell>
          <table:table-cell office:value-type="float" office:value="54793" table:style-name="ce1">
            <text:p>54793</text:p>
          </table:table-cell>
          <table:table-cell office:value-type="float" office:value="54794" table:style-name="ce1">
            <text:p>54794</text:p>
          </table:table-cell>
          <table:table-cell office:value-type="float" office:value="54795" table:style-name="ce1">
            <text:p>54795</text:p>
          </table:table-cell>
          <table:table-cell office:value-type="float" office:value="54796" table:style-name="ce1">
            <text:p>54796</text:p>
          </table:table-cell>
          <table:table-cell office:value-type="float" office:value="54797" table:style-name="ce1">
            <text:p>54797</text:p>
          </table:table-cell>
          <table:table-cell office:value-type="float" office:value="54798" table:style-name="ce1">
            <text:p>54798</text:p>
          </table:table-cell>
          <table:table-cell office:value-type="float" office:value="54799" table:style-name="ce1">
            <text:p>54799</text:p>
          </table:table-cell>
          <table:table-cell table:number-columns-repeated="16284"/>
        </table:table-row>
        <table:table-row table:style-name="ro1">
          <table:table-cell office:value-type="float" office:value="54800" table:style-name="ce1">
            <text:p>54800</text:p>
          </table:table-cell>
          <table:table-cell office:value-type="float" office:value="54801" table:style-name="ce1">
            <text:p>54801</text:p>
          </table:table-cell>
          <table:table-cell office:value-type="float" office:value="54802" table:style-name="ce1">
            <text:p>54802</text:p>
          </table:table-cell>
          <table:table-cell office:value-type="float" office:value="54803" table:style-name="ce1">
            <text:p>54803</text:p>
          </table:table-cell>
          <table:table-cell office:value-type="float" office:value="54804" table:style-name="ce1">
            <text:p>54804</text:p>
          </table:table-cell>
          <table:table-cell office:value-type="float" office:value="54805" table:style-name="ce1">
            <text:p>54805</text:p>
          </table:table-cell>
          <table:table-cell office:value-type="float" office:value="54806" table:style-name="ce1">
            <text:p>54806</text:p>
          </table:table-cell>
          <table:table-cell office:value-type="float" office:value="54807" table:style-name="ce1">
            <text:p>54807</text:p>
          </table:table-cell>
          <table:table-cell office:value-type="float" office:value="54808" table:style-name="ce1">
            <text:p>54808</text:p>
          </table:table-cell>
          <table:table-cell office:value-type="float" office:value="54809" table:style-name="ce1">
            <text:p>54809</text:p>
          </table:table-cell>
          <table:table-cell office:value-type="float" office:value="54810" table:style-name="ce1">
            <text:p>54810</text:p>
          </table:table-cell>
          <table:table-cell office:value-type="float" office:value="54811" table:style-name="ce1">
            <text:p>54811</text:p>
          </table:table-cell>
          <table:table-cell office:value-type="float" office:value="54812" table:style-name="ce1">
            <text:p>54812</text:p>
          </table:table-cell>
          <table:table-cell office:value-type="float" office:value="54813" table:style-name="ce1">
            <text:p>54813</text:p>
          </table:table-cell>
          <table:table-cell office:value-type="float" office:value="54814" table:style-name="ce1">
            <text:p>54814</text:p>
          </table:table-cell>
          <table:table-cell office:value-type="float" office:value="54815" table:style-name="ce1">
            <text:p>54815</text:p>
          </table:table-cell>
          <table:table-cell office:value-type="float" office:value="54816" table:style-name="ce1">
            <text:p>54816</text:p>
          </table:table-cell>
          <table:table-cell office:value-type="float" office:value="54817" table:style-name="ce1">
            <text:p>54817</text:p>
          </table:table-cell>
          <table:table-cell office:value-type="float" office:value="54818" table:style-name="ce1">
            <text:p>54818</text:p>
          </table:table-cell>
          <table:table-cell office:value-type="float" office:value="54819" table:style-name="ce1">
            <text:p>54819</text:p>
          </table:table-cell>
          <table:table-cell office:value-type="float" office:value="54820" table:style-name="ce1">
            <text:p>54820</text:p>
          </table:table-cell>
          <table:table-cell office:value-type="float" office:value="54821" table:style-name="ce1">
            <text:p>54821</text:p>
          </table:table-cell>
          <table:table-cell office:value-type="float" office:value="54822" table:style-name="ce1">
            <text:p>54822</text:p>
          </table:table-cell>
          <table:table-cell office:value-type="float" office:value="54823" table:style-name="ce1">
            <text:p>54823</text:p>
          </table:table-cell>
          <table:table-cell office:value-type="float" office:value="54824" table:style-name="ce1">
            <text:p>54824</text:p>
          </table:table-cell>
          <table:table-cell office:value-type="float" office:value="54825" table:style-name="ce1">
            <text:p>54825</text:p>
          </table:table-cell>
          <table:table-cell office:value-type="float" office:value="54826" table:style-name="ce1">
            <text:p>54826</text:p>
          </table:table-cell>
          <table:table-cell office:value-type="float" office:value="54827" table:style-name="ce1">
            <text:p>54827</text:p>
          </table:table-cell>
          <table:table-cell office:value-type="float" office:value="54828" table:style-name="ce1">
            <text:p>54828</text:p>
          </table:table-cell>
          <table:table-cell office:value-type="float" office:value="54829" table:style-name="ce1">
            <text:p>54829</text:p>
          </table:table-cell>
          <table:table-cell office:value-type="float" office:value="54830" table:style-name="ce1">
            <text:p>54830</text:p>
          </table:table-cell>
          <table:table-cell office:value-type="float" office:value="54831" table:style-name="ce1">
            <text:p>54831</text:p>
          </table:table-cell>
          <table:table-cell office:value-type="float" office:value="54832" table:style-name="ce1">
            <text:p>54832</text:p>
          </table:table-cell>
          <table:table-cell office:value-type="float" office:value="54833" table:style-name="ce1">
            <text:p>54833</text:p>
          </table:table-cell>
          <table:table-cell office:value-type="float" office:value="54834" table:style-name="ce1">
            <text:p>54834</text:p>
          </table:table-cell>
          <table:table-cell office:value-type="float" office:value="54835" table:style-name="ce1">
            <text:p>54835</text:p>
          </table:table-cell>
          <table:table-cell office:value-type="float" office:value="54836" table:style-name="ce1">
            <text:p>54836</text:p>
          </table:table-cell>
          <table:table-cell office:value-type="float" office:value="54837" table:style-name="ce1">
            <text:p>54837</text:p>
          </table:table-cell>
          <table:table-cell office:value-type="float" office:value="54838" table:style-name="ce1">
            <text:p>54838</text:p>
          </table:table-cell>
          <table:table-cell office:value-type="float" office:value="54839" table:style-name="ce1">
            <text:p>54839</text:p>
          </table:table-cell>
          <table:table-cell office:value-type="float" office:value="54840" table:style-name="ce1">
            <text:p>54840</text:p>
          </table:table-cell>
          <table:table-cell office:value-type="float" office:value="54841" table:style-name="ce1">
            <text:p>54841</text:p>
          </table:table-cell>
          <table:table-cell office:value-type="float" office:value="54842" table:style-name="ce1">
            <text:p>54842</text:p>
          </table:table-cell>
          <table:table-cell office:value-type="float" office:value="54843" table:style-name="ce1">
            <text:p>54843</text:p>
          </table:table-cell>
          <table:table-cell office:value-type="float" office:value="54844" table:style-name="ce1">
            <text:p>54844</text:p>
          </table:table-cell>
          <table:table-cell office:value-type="float" office:value="54845" table:style-name="ce1">
            <text:p>54845</text:p>
          </table:table-cell>
          <table:table-cell office:value-type="float" office:value="54846" table:style-name="ce1">
            <text:p>54846</text:p>
          </table:table-cell>
          <table:table-cell office:value-type="float" office:value="54847" table:style-name="ce1">
            <text:p>54847</text:p>
          </table:table-cell>
          <table:table-cell office:value-type="float" office:value="54848" table:style-name="ce1">
            <text:p>54848</text:p>
          </table:table-cell>
          <table:table-cell office:value-type="float" office:value="54849" table:style-name="ce1">
            <text:p>54849</text:p>
          </table:table-cell>
          <table:table-cell office:value-type="float" office:value="54850" table:style-name="ce1">
            <text:p>54850</text:p>
          </table:table-cell>
          <table:table-cell office:value-type="float" office:value="54851" table:style-name="ce1">
            <text:p>54851</text:p>
          </table:table-cell>
          <table:table-cell office:value-type="float" office:value="54852" table:style-name="ce1">
            <text:p>54852</text:p>
          </table:table-cell>
          <table:table-cell office:value-type="float" office:value="54853" table:style-name="ce1">
            <text:p>54853</text:p>
          </table:table-cell>
          <table:table-cell office:value-type="float" office:value="54854" table:style-name="ce1">
            <text:p>54854</text:p>
          </table:table-cell>
          <table:table-cell office:value-type="float" office:value="54855" table:style-name="ce1">
            <text:p>54855</text:p>
          </table:table-cell>
          <table:table-cell office:value-type="float" office:value="54856" table:style-name="ce1">
            <text:p>54856</text:p>
          </table:table-cell>
          <table:table-cell office:value-type="float" office:value="54857" table:style-name="ce1">
            <text:p>54857</text:p>
          </table:table-cell>
          <table:table-cell office:value-type="float" office:value="54858" table:style-name="ce1">
            <text:p>54858</text:p>
          </table:table-cell>
          <table:table-cell office:value-type="float" office:value="54859" table:style-name="ce1">
            <text:p>54859</text:p>
          </table:table-cell>
          <table:table-cell office:value-type="float" office:value="54860" table:style-name="ce1">
            <text:p>54860</text:p>
          </table:table-cell>
          <table:table-cell office:value-type="float" office:value="54861" table:style-name="ce1">
            <text:p>54861</text:p>
          </table:table-cell>
          <table:table-cell office:value-type="float" office:value="54862" table:style-name="ce1">
            <text:p>54862</text:p>
          </table:table-cell>
          <table:table-cell office:value-type="float" office:value="54863" table:style-name="ce1">
            <text:p>54863</text:p>
          </table:table-cell>
          <table:table-cell office:value-type="float" office:value="54864" table:style-name="ce1">
            <text:p>54864</text:p>
          </table:table-cell>
          <table:table-cell office:value-type="float" office:value="54865" table:style-name="ce1">
            <text:p>54865</text:p>
          </table:table-cell>
          <table:table-cell office:value-type="float" office:value="54866" table:style-name="ce1">
            <text:p>54866</text:p>
          </table:table-cell>
          <table:table-cell office:value-type="float" office:value="54867" table:style-name="ce1">
            <text:p>54867</text:p>
          </table:table-cell>
          <table:table-cell office:value-type="float" office:value="54868" table:style-name="ce1">
            <text:p>54868</text:p>
          </table:table-cell>
          <table:table-cell office:value-type="float" office:value="54869" table:style-name="ce1">
            <text:p>54869</text:p>
          </table:table-cell>
          <table:table-cell office:value-type="float" office:value="54870" table:style-name="ce1">
            <text:p>54870</text:p>
          </table:table-cell>
          <table:table-cell office:value-type="float" office:value="54871" table:style-name="ce1">
            <text:p>54871</text:p>
          </table:table-cell>
          <table:table-cell office:value-type="float" office:value="54872" table:style-name="ce1">
            <text:p>54872</text:p>
          </table:table-cell>
          <table:table-cell office:value-type="float" office:value="54873" table:style-name="ce1">
            <text:p>54873</text:p>
          </table:table-cell>
          <table:table-cell office:value-type="float" office:value="54874" table:style-name="ce1">
            <text:p>54874</text:p>
          </table:table-cell>
          <table:table-cell office:value-type="float" office:value="54875" table:style-name="ce1">
            <text:p>54875</text:p>
          </table:table-cell>
          <table:table-cell office:value-type="float" office:value="54876" table:style-name="ce1">
            <text:p>54876</text:p>
          </table:table-cell>
          <table:table-cell office:value-type="float" office:value="54877" table:style-name="ce1">
            <text:p>54877</text:p>
          </table:table-cell>
          <table:table-cell office:value-type="float" office:value="54878" table:style-name="ce1">
            <text:p>54878</text:p>
          </table:table-cell>
          <table:table-cell office:value-type="float" office:value="54879" table:style-name="ce1">
            <text:p>54879</text:p>
          </table:table-cell>
          <table:table-cell office:value-type="float" office:value="54880" table:style-name="ce1">
            <text:p>54880</text:p>
          </table:table-cell>
          <table:table-cell office:value-type="float" office:value="54881" table:style-name="ce1">
            <text:p>54881</text:p>
          </table:table-cell>
          <table:table-cell office:value-type="float" office:value="54882" table:style-name="ce1">
            <text:p>54882</text:p>
          </table:table-cell>
          <table:table-cell office:value-type="float" office:value="54883" table:style-name="ce1">
            <text:p>54883</text:p>
          </table:table-cell>
          <table:table-cell office:value-type="float" office:value="54884" table:style-name="ce1">
            <text:p>54884</text:p>
          </table:table-cell>
          <table:table-cell office:value-type="float" office:value="54885" table:style-name="ce1">
            <text:p>54885</text:p>
          </table:table-cell>
          <table:table-cell office:value-type="float" office:value="54886" table:style-name="ce1">
            <text:p>54886</text:p>
          </table:table-cell>
          <table:table-cell office:value-type="float" office:value="54887" table:style-name="ce1">
            <text:p>54887</text:p>
          </table:table-cell>
          <table:table-cell office:value-type="float" office:value="54888" table:style-name="ce1">
            <text:p>54888</text:p>
          </table:table-cell>
          <table:table-cell office:value-type="float" office:value="54889" table:style-name="ce1">
            <text:p>54889</text:p>
          </table:table-cell>
          <table:table-cell office:value-type="float" office:value="54890" table:style-name="ce1">
            <text:p>54890</text:p>
          </table:table-cell>
          <table:table-cell office:value-type="float" office:value="54891" table:style-name="ce1">
            <text:p>54891</text:p>
          </table:table-cell>
          <table:table-cell office:value-type="float" office:value="54892" table:style-name="ce1">
            <text:p>54892</text:p>
          </table:table-cell>
          <table:table-cell office:value-type="float" office:value="54893" table:style-name="ce1">
            <text:p>54893</text:p>
          </table:table-cell>
          <table:table-cell office:value-type="float" office:value="54894" table:style-name="ce1">
            <text:p>54894</text:p>
          </table:table-cell>
          <table:table-cell office:value-type="float" office:value="54895" table:style-name="ce1">
            <text:p>54895</text:p>
          </table:table-cell>
          <table:table-cell office:value-type="float" office:value="54896" table:style-name="ce1">
            <text:p>54896</text:p>
          </table:table-cell>
          <table:table-cell office:value-type="float" office:value="54897" table:style-name="ce1">
            <text:p>54897</text:p>
          </table:table-cell>
          <table:table-cell office:value-type="float" office:value="54898" table:style-name="ce1">
            <text:p>54898</text:p>
          </table:table-cell>
          <table:table-cell office:value-type="float" office:value="54899" table:style-name="ce1">
            <text:p>54899</text:p>
          </table:table-cell>
          <table:table-cell table:number-columns-repeated="16284"/>
        </table:table-row>
        <table:table-row table:style-name="ro1">
          <table:table-cell office:value-type="float" office:value="54900" table:style-name="ce1">
            <text:p>54900</text:p>
          </table:table-cell>
          <table:table-cell office:value-type="float" office:value="54901" table:style-name="ce1">
            <text:p>54901</text:p>
          </table:table-cell>
          <table:table-cell office:value-type="float" office:value="54902" table:style-name="ce1">
            <text:p>54902</text:p>
          </table:table-cell>
          <table:table-cell office:value-type="float" office:value="54903" table:style-name="ce1">
            <text:p>54903</text:p>
          </table:table-cell>
          <table:table-cell office:value-type="float" office:value="54904" table:style-name="ce1">
            <text:p>54904</text:p>
          </table:table-cell>
          <table:table-cell office:value-type="float" office:value="54905" table:style-name="ce1">
            <text:p>54905</text:p>
          </table:table-cell>
          <table:table-cell office:value-type="float" office:value="54906" table:style-name="ce1">
            <text:p>54906</text:p>
          </table:table-cell>
          <table:table-cell office:value-type="float" office:value="54907" table:style-name="ce1">
            <text:p>54907</text:p>
          </table:table-cell>
          <table:table-cell office:value-type="float" office:value="54908" table:style-name="ce1">
            <text:p>54908</text:p>
          </table:table-cell>
          <table:table-cell office:value-type="float" office:value="54909" table:style-name="ce1">
            <text:p>54909</text:p>
          </table:table-cell>
          <table:table-cell office:value-type="float" office:value="54910" table:style-name="ce1">
            <text:p>54910</text:p>
          </table:table-cell>
          <table:table-cell office:value-type="float" office:value="54911" table:style-name="ce1">
            <text:p>54911</text:p>
          </table:table-cell>
          <table:table-cell office:value-type="float" office:value="54912" table:style-name="ce1">
            <text:p>54912</text:p>
          </table:table-cell>
          <table:table-cell office:value-type="float" office:value="54913" table:style-name="ce1">
            <text:p>54913</text:p>
          </table:table-cell>
          <table:table-cell office:value-type="float" office:value="54914" table:style-name="ce1">
            <text:p>54914</text:p>
          </table:table-cell>
          <table:table-cell office:value-type="float" office:value="54915" table:style-name="ce1">
            <text:p>54915</text:p>
          </table:table-cell>
          <table:table-cell office:value-type="float" office:value="54916" table:style-name="ce1">
            <text:p>54916</text:p>
          </table:table-cell>
          <table:table-cell office:value-type="float" office:value="54917" table:style-name="ce1">
            <text:p>54917</text:p>
          </table:table-cell>
          <table:table-cell office:value-type="float" office:value="54918" table:style-name="ce1">
            <text:p>54918</text:p>
          </table:table-cell>
          <table:table-cell office:value-type="float" office:value="54919" table:style-name="ce1">
            <text:p>54919</text:p>
          </table:table-cell>
          <table:table-cell office:value-type="float" office:value="54920" table:style-name="ce1">
            <text:p>54920</text:p>
          </table:table-cell>
          <table:table-cell office:value-type="float" office:value="54921" table:style-name="ce1">
            <text:p>54921</text:p>
          </table:table-cell>
          <table:table-cell office:value-type="float" office:value="54922" table:style-name="ce1">
            <text:p>54922</text:p>
          </table:table-cell>
          <table:table-cell office:value-type="float" office:value="54923" table:style-name="ce1">
            <text:p>54923</text:p>
          </table:table-cell>
          <table:table-cell office:value-type="float" office:value="54924" table:style-name="ce1">
            <text:p>54924</text:p>
          </table:table-cell>
          <table:table-cell office:value-type="float" office:value="54925" table:style-name="ce1">
            <text:p>54925</text:p>
          </table:table-cell>
          <table:table-cell office:value-type="float" office:value="54926" table:style-name="ce1">
            <text:p>54926</text:p>
          </table:table-cell>
          <table:table-cell office:value-type="float" office:value="54927" table:style-name="ce1">
            <text:p>54927</text:p>
          </table:table-cell>
          <table:table-cell office:value-type="float" office:value="54928" table:style-name="ce1">
            <text:p>54928</text:p>
          </table:table-cell>
          <table:table-cell office:value-type="float" office:value="54929" table:style-name="ce1">
            <text:p>54929</text:p>
          </table:table-cell>
          <table:table-cell office:value-type="float" office:value="54930" table:style-name="ce1">
            <text:p>54930</text:p>
          </table:table-cell>
          <table:table-cell office:value-type="float" office:value="54931" table:style-name="ce1">
            <text:p>54931</text:p>
          </table:table-cell>
          <table:table-cell office:value-type="float" office:value="54932" table:style-name="ce1">
            <text:p>54932</text:p>
          </table:table-cell>
          <table:table-cell office:value-type="float" office:value="54933" table:style-name="ce1">
            <text:p>54933</text:p>
          </table:table-cell>
          <table:table-cell office:value-type="float" office:value="54934" table:style-name="ce1">
            <text:p>54934</text:p>
          </table:table-cell>
          <table:table-cell office:value-type="float" office:value="54935" table:style-name="ce1">
            <text:p>54935</text:p>
          </table:table-cell>
          <table:table-cell office:value-type="float" office:value="54936" table:style-name="ce1">
            <text:p>54936</text:p>
          </table:table-cell>
          <table:table-cell office:value-type="float" office:value="54937" table:style-name="ce1">
            <text:p>54937</text:p>
          </table:table-cell>
          <table:table-cell office:value-type="float" office:value="54938" table:style-name="ce1">
            <text:p>54938</text:p>
          </table:table-cell>
          <table:table-cell office:value-type="float" office:value="54939" table:style-name="ce1">
            <text:p>54939</text:p>
          </table:table-cell>
          <table:table-cell office:value-type="float" office:value="54940" table:style-name="ce1">
            <text:p>54940</text:p>
          </table:table-cell>
          <table:table-cell office:value-type="float" office:value="54941" table:style-name="ce1">
            <text:p>54941</text:p>
          </table:table-cell>
          <table:table-cell office:value-type="float" office:value="54942" table:style-name="ce1">
            <text:p>54942</text:p>
          </table:table-cell>
          <table:table-cell office:value-type="float" office:value="54943" table:style-name="ce1">
            <text:p>54943</text:p>
          </table:table-cell>
          <table:table-cell office:value-type="float" office:value="54944" table:style-name="ce1">
            <text:p>54944</text:p>
          </table:table-cell>
          <table:table-cell office:value-type="float" office:value="54945" table:style-name="ce1">
            <text:p>54945</text:p>
          </table:table-cell>
          <table:table-cell office:value-type="float" office:value="54946" table:style-name="ce1">
            <text:p>54946</text:p>
          </table:table-cell>
          <table:table-cell office:value-type="float" office:value="54947" table:style-name="ce1">
            <text:p>54947</text:p>
          </table:table-cell>
          <table:table-cell office:value-type="float" office:value="54948" table:style-name="ce1">
            <text:p>54948</text:p>
          </table:table-cell>
          <table:table-cell office:value-type="float" office:value="54949" table:style-name="ce1">
            <text:p>54949</text:p>
          </table:table-cell>
          <table:table-cell office:value-type="float" office:value="54950" table:style-name="ce1">
            <text:p>54950</text:p>
          </table:table-cell>
          <table:table-cell office:value-type="float" office:value="54951" table:style-name="ce1">
            <text:p>54951</text:p>
          </table:table-cell>
          <table:table-cell office:value-type="float" office:value="54952" table:style-name="ce1">
            <text:p>54952</text:p>
          </table:table-cell>
          <table:table-cell office:value-type="float" office:value="54953" table:style-name="ce1">
            <text:p>54953</text:p>
          </table:table-cell>
          <table:table-cell office:value-type="float" office:value="54954" table:style-name="ce1">
            <text:p>54954</text:p>
          </table:table-cell>
          <table:table-cell office:value-type="float" office:value="54955" table:style-name="ce1">
            <text:p>54955</text:p>
          </table:table-cell>
          <table:table-cell office:value-type="float" office:value="54956" table:style-name="ce1">
            <text:p>54956</text:p>
          </table:table-cell>
          <table:table-cell office:value-type="float" office:value="54957" table:style-name="ce1">
            <text:p>54957</text:p>
          </table:table-cell>
          <table:table-cell office:value-type="float" office:value="54958" table:style-name="ce1">
            <text:p>54958</text:p>
          </table:table-cell>
          <table:table-cell office:value-type="float" office:value="54959" table:style-name="ce1">
            <text:p>54959</text:p>
          </table:table-cell>
          <table:table-cell office:value-type="float" office:value="54960" table:style-name="ce1">
            <text:p>54960</text:p>
          </table:table-cell>
          <table:table-cell office:value-type="float" office:value="54961" table:style-name="ce1">
            <text:p>54961</text:p>
          </table:table-cell>
          <table:table-cell office:value-type="float" office:value="54962" table:style-name="ce1">
            <text:p>54962</text:p>
          </table:table-cell>
          <table:table-cell office:value-type="float" office:value="54963" table:style-name="ce1">
            <text:p>54963</text:p>
          </table:table-cell>
          <table:table-cell office:value-type="float" office:value="54964" table:style-name="ce1">
            <text:p>54964</text:p>
          </table:table-cell>
          <table:table-cell office:value-type="float" office:value="54965" table:style-name="ce1">
            <text:p>54965</text:p>
          </table:table-cell>
          <table:table-cell office:value-type="float" office:value="54966" table:style-name="ce1">
            <text:p>54966</text:p>
          </table:table-cell>
          <table:table-cell office:value-type="float" office:value="54967" table:style-name="ce1">
            <text:p>54967</text:p>
          </table:table-cell>
          <table:table-cell office:value-type="float" office:value="54968" table:style-name="ce1">
            <text:p>54968</text:p>
          </table:table-cell>
          <table:table-cell office:value-type="float" office:value="54969" table:style-name="ce1">
            <text:p>54969</text:p>
          </table:table-cell>
          <table:table-cell office:value-type="float" office:value="54970" table:style-name="ce1">
            <text:p>54970</text:p>
          </table:table-cell>
          <table:table-cell office:value-type="float" office:value="54971" table:style-name="ce1">
            <text:p>54971</text:p>
          </table:table-cell>
          <table:table-cell office:value-type="float" office:value="54972" table:style-name="ce1">
            <text:p>54972</text:p>
          </table:table-cell>
          <table:table-cell office:value-type="float" office:value="54973" table:style-name="ce1">
            <text:p>54973</text:p>
          </table:table-cell>
          <table:table-cell office:value-type="float" office:value="54974" table:style-name="ce1">
            <text:p>54974</text:p>
          </table:table-cell>
          <table:table-cell office:value-type="float" office:value="54975" table:style-name="ce1">
            <text:p>54975</text:p>
          </table:table-cell>
          <table:table-cell office:value-type="float" office:value="54976" table:style-name="ce1">
            <text:p>54976</text:p>
          </table:table-cell>
          <table:table-cell office:value-type="float" office:value="54977" table:style-name="ce1">
            <text:p>54977</text:p>
          </table:table-cell>
          <table:table-cell office:value-type="float" office:value="54978" table:style-name="ce1">
            <text:p>54978</text:p>
          </table:table-cell>
          <table:table-cell office:value-type="float" office:value="54979" table:style-name="ce1">
            <text:p>54979</text:p>
          </table:table-cell>
          <table:table-cell office:value-type="float" office:value="54980" table:style-name="ce1">
            <text:p>54980</text:p>
          </table:table-cell>
          <table:table-cell office:value-type="float" office:value="54981" table:style-name="ce1">
            <text:p>54981</text:p>
          </table:table-cell>
          <table:table-cell office:value-type="float" office:value="54982" table:style-name="ce1">
            <text:p>54982</text:p>
          </table:table-cell>
          <table:table-cell office:value-type="float" office:value="54983" table:style-name="ce1">
            <text:p>54983</text:p>
          </table:table-cell>
          <table:table-cell office:value-type="float" office:value="54984" table:style-name="ce1">
            <text:p>54984</text:p>
          </table:table-cell>
          <table:table-cell office:value-type="float" office:value="54985" table:style-name="ce1">
            <text:p>54985</text:p>
          </table:table-cell>
          <table:table-cell office:value-type="float" office:value="54986" table:style-name="ce1">
            <text:p>54986</text:p>
          </table:table-cell>
          <table:table-cell office:value-type="float" office:value="54987" table:style-name="ce1">
            <text:p>54987</text:p>
          </table:table-cell>
          <table:table-cell office:value-type="float" office:value="54988" table:style-name="ce1">
            <text:p>54988</text:p>
          </table:table-cell>
          <table:table-cell office:value-type="float" office:value="54989" table:style-name="ce1">
            <text:p>54989</text:p>
          </table:table-cell>
          <table:table-cell office:value-type="float" office:value="54990" table:style-name="ce1">
            <text:p>54990</text:p>
          </table:table-cell>
          <table:table-cell office:value-type="float" office:value="54991" table:style-name="ce1">
            <text:p>54991</text:p>
          </table:table-cell>
          <table:table-cell office:value-type="float" office:value="54992" table:style-name="ce1">
            <text:p>54992</text:p>
          </table:table-cell>
          <table:table-cell office:value-type="float" office:value="54993" table:style-name="ce1">
            <text:p>54993</text:p>
          </table:table-cell>
          <table:table-cell office:value-type="float" office:value="54994" table:style-name="ce1">
            <text:p>54994</text:p>
          </table:table-cell>
          <table:table-cell office:value-type="float" office:value="54995" table:style-name="ce1">
            <text:p>54995</text:p>
          </table:table-cell>
          <table:table-cell office:value-type="float" office:value="54996" table:style-name="ce1">
            <text:p>54996</text:p>
          </table:table-cell>
          <table:table-cell office:value-type="float" office:value="54997" table:style-name="ce1">
            <text:p>54997</text:p>
          </table:table-cell>
          <table:table-cell office:value-type="float" office:value="54998" table:style-name="ce1">
            <text:p>54998</text:p>
          </table:table-cell>
          <table:table-cell office:value-type="float" office:value="54999" table:style-name="ce1">
            <text:p>54999</text:p>
          </table:table-cell>
          <table:table-cell table:number-columns-repeated="16284"/>
        </table:table-row>
        <table:table-row table:number-rows-repeated="10484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Cesae</meta:initial-creator>
    <dc:creator>Cesae</dc:creator>
    <meta:creation-date>2023-03-31T14:28:48Z</meta:creation-date>
    <dc:date>2023-03-31T14:36:28Z</dc:date>
  </office:meta>
</office:document-meta>
</file>